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s42="urn:org:documentfoundation:names:experimental:calc:xmlns:calcext:1.0" xmlns:of="urn:oasis:names:tc:opendocument:xmlns:of:1.2" xmlns:svg="urn:oasis:names:tc:opendocument:xmlns:svg-compatible:1.0" xmlns:number="urn:oasis:names:tc:opendocument:xmlns:datastyle:1.0" xmlns:form="urn:oasis:names:tc:opendocument:xmlns:form: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s42="urn:org:documentfoundation:names:experimental:calc:xmlns:calcext:1.0" xmlns:of="urn:oasis:names:tc:opendocument:xmlns:of:1.2" xmlns:svg="urn:oasis:names:tc:opendocument:xmlns:svg-compatible:1.0" xmlns:number="urn:oasis:names:tc:opendocument:xmlns:datastyle:1.0" xmlns:form="urn:oasis:names:tc:opendocument:xmlns:form:1.0" xmlns:manifest="urn:oasis:names:tc:opendocument:xmlns:manifest:1.0" office:version="1.2">
  <office:automatic-styles/>
  <office:body>
    <office:spreadsheet>
      <table:table table:name="study_001_distributed">
        <table:table-row>
          <table:table-cell table:style-name="pd1" office:value-type="string" office:value="Key">
            <text:p>Key</text:p>
          </table:table-cell>
          <table:table-cell table:style-name="pd1" office:value-type="string" office:value="Title">
            <text:p>Title</text:p>
          </table:table-cell>
          <table:table-cell table:style-name="pd1" office:value-type="string" office:value="DOI">
            <text:p>DOI</text:p>
          </table:table-cell>
          <table:table-cell table:style-name="pd1" office:value-type="string" office:value="Abstract">
            <text:p>Abstract</text:p>
          </table:table-cell>
          <table:table-cell table:style-name="pd1" office:value-type="string" office:value="Reviewer 1">
            <text:p>Reviewer 1</text:p>
          </table:table-cell>
          <table:table-cell table:style-name="pd1" office:value-type="string" office:value="Reviewer 2">
            <text:p>Reviewer 2</text:p>
          </table:table-cell>
          <table:table-cell table:style-name="pd1" office:value-type="string" office:value="Avis 1 phase 1">
            <text:p>Avis 1 phase 1</text:p>
          </table:table-cell>
          <table:table-cell table:style-name="pd1" office:value-type="string" office:value="Avis 2 phase 1">
            <text:p>Avis 2 phase 1</text:p>
          </table:table-cell>
          <table:table-cell table:style-name="pd1" office:value-type="string" office:value="Même avis ?">
            <text:p>Même avis ?</text:p>
          </table:table-cell>
          <table:table-cell table:style-name="pd1" office:value-type="string" office:value="Avis 1 phase 2">
            <text:p>Avis 1 phase 2</text:p>
          </table:table-cell>
          <table:table-cell table:style-name="pd1" office:value-type="string" office:value="Avis 2 phase 2">
            <text:p>Avis 2 phase 2</text:p>
          </table:table-cell>
          <table:table-cell table:style-name="pd1" office:value-type="string" office:value="Même avis ?.1">
            <text:p>Même avis ?.1</text:p>
          </table:table-cell>
        </table:table-row>
        <table:table-row>
          <table:table-cell office:value-type="string" office:value="CPVBWMU2">
            <text:p>CPVBWMU2</text:p>
          </table:table-cell>
          <table:table-cell office:value-type="string" office:value="A normative DFM framework based on benefit-cost analysis">
            <text:p>A normative DFM framework based on benefit-cost analysis</text:p>
          </table:table-cell>
          <table:table-cell office:value-type="string" office:value="10.1115/detc2002/dfm-34176">
            <text:p>10.1115/detc2002/dfm-34176</text:p>
          </table:table-cell>
          <table:table-cell office:value-type="string" office:value="Design for Manufacturing (DfM) involves trade-offs between design objectives and manufacturing cost/efficiency. However, contemporary software packages consider DfM in a unilateral (manufacturing centric) way. Ad-hoc rating systems used in these packages can lead to bad decisions. Also, uncertainty in estimating design attributes and manufacturing costs must be accounted for. This paper presents a theoretical framework for DfM that incorporates the above factors. The applicability and rationality of Benefit-Cost analysis to DfM is demonstrated. Present value of net benefit is proposed as the only rational measure of DfM. A domain independent shell for DfM analysis is developed. The shell can be customized for evaluating both technical feasibility and economics of manufacturing.">
            <text:p>Design for Manufacturing (DfM) involves trade-offs between design objectives and manufacturing cost/efficiency. However, contemporary software packages consider DfM in a unilateral (manufacturing centric) way. Ad-hoc rating systems used in these packages can lead to bad decisions. Also, uncertainty in estimating design attributes and manufacturing costs must be accounted for. This paper presents a theoretical framework for DfM that incorporates the above factors. The applicability and rationality of Benefit-Cost analysis to DfM is demonstrated. Present value of net benefit is proposed as the only rational measure of DfM. A domain independent shell for DfM analysis is developed. The shell can be customized for evaluating both technical feasibility and economics of manufacturin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TBBRZJC">
            <text:p>ETBBRZJC</text:p>
          </table:table-cell>
          <table:table-cell office:value-type="string" office:value="USAC: A universal framework for random sample consensus">
            <text:p>USAC: A universal framework for random sample consensus</text:p>
          </table:table-cell>
          <table:table-cell office:value-type="string" office:value="10.1109/TPAMI.2012.257">
            <text:p>10.1109/TPAMI.2012.257</text:p>
          </table:table-cell>
          <table:table-cell office:value-type="string" office:value="A computational problem that arises frequently in computer vision is that of estimating the parameters of a model from data that have been contaminated by noise and outliers. More generally, any practical system that seeks to estimate quantities from noisy data measurements must have at its core some means of dealing with data contamination. The random sample consensus (RANSAC) algorithm is one of the most popular tools for robust estimation. Recent years have seen an explosion of activity in this area, leading to the development of a number of techniques that improve upon the efficiency and robustness of the basic RANSAC algorithm. In this paper, we present a comprehensive overview of recent research in RANSAC-based robust estimation by analyzing and comparing various approaches that have been explored over the years. We provide a common context for this analysis by introducing a new framework for robust estimation, which we call Universal RANSAC (USAC). USAC extends the simple hypothesize-and-verify structure of standard RANSAC to incorporate a number of important practical and computational considerations. In addition, we provide a general-purpose C++ software library that implements the USAC framework by leveraging state-of-the-art algorithms for the various modules. This implementation thus addresses many of the limitations of standard RANSAC within a single unified package. We benchmark the performance of the algorithm on a large collection of estimation problems. The implementation we provide can be used by researchers either as a stand-alone tool for robust estimation or as a benchmark for evaluating new techniques. © 1979-2012 IEEE.">
            <text:p>A computational problem that arises frequently in computer vision is that of estimating the parameters of a model from data that have been contaminated by noise and outliers. More generally, any practical system that seeks to estimate quantities from noisy data measurements must have at its core some means of dealing with data contamination. The random sample consensus (RANSAC) algorithm is one of the most popular tools for robust estimation. Recent years have seen an explosion of activity in this area, leading to the development of a number of techniques that improve upon the efficiency and robustness of the basic RANSAC algorithm. In this paper, we present a comprehensive overview of recent research in RANSAC-based robust estimation by analyzing and comparing various approaches that have been explored over the years. We provide a common context for this analysis by introducing a new framework for robust estimation, which we call Universal RANSAC (USAC). USAC extends the simple hypothesize-and-verify structure of standard RANSAC to incorporate a number of important practical and computational considerations. In addition, we provide a general-purpose C++ software library that implements the USAC framework by leveraging state-of-the-art algorithms for the various modules. This implementation thus addresses many of the limitations of standard RANSAC within a single unified package. We benchmark the performance of the algorithm on a large collection of estimation problems. The implementation we provide can be used by researchers either as a stand-alone tool for robust estimation or as a benchmark for evaluating new techniques. © 1979-2012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KIKVTKR">
            <text:p>HKIKVTKR</text:p>
          </table:table-cell>
          <table:table-cell office:value-type="string" office:value="The Usability of Truecrypt, or How i Learned to Stop Whining and Fix an Interface">
            <text:p>The Usability of Truecrypt, or How i Learned to Stop Whining and Fix an Interface</text:p>
          </table:table-cell>
          <table:table-cell office:value-type="string" office:value="10.1145/2435349.2435360">
            <text:p>10.1145/2435349.2435360</text:p>
          </table:table-cell>
          <table:table-cell office:value-type="string" office:value="Non-use or incorrect use of security software is one major reason for privacy breaches of all scales. The problem is compounded by software, security policies, and user interfaces that are difficult to use and understand. Using widely accepted user interface analysis methods, we examine a popular free and open source disk encryption software package, and find that it is far from accessible to ordinary users. Using rigorous interface design principles, we derive several concrete changes that would make the software easier to use, and construct a new interface to test our theories. We evaluate the two interfaces through a randomized user study in a controlled laboratory setting, and determine that the new interface is significantly easier to understand and faster to use, especially for novice computer users. We observe not only measurable speed-ups of common tasks, but also improved user-reported ease of use ratings. Several of our design choices turn out to have been misguided, making some tasks more difficult in our modified interface, but fortunately our alterations are mutually independent, i.e. reverting some components to their original design does not nullify the benefit of other modifications. Our experience shows that even simple, intuitive, and logically consistent modifications to complex interfaces have dramatic positive usability effects, and can be easily applied to different pieces of security software in order to reduce the impediment to uptake by novice users.">
            <text:p>Non-use or incorrect use of security software is one major reason for privacy breaches of all scales. The problem is compounded by software, security policies, and user interfaces that are difficult to use and understand. Using widely accepted user interface analysis methods, we examine a popular free and open source disk encryption software package, and find that it is far from accessible to ordinary users. Using rigorous interface design principles, we derive several concrete changes that would make the software easier to use, and construct a new interface to test our theories. We evaluate the two interfaces through a randomized user study in a controlled laboratory setting, and determine that the new interface is significantly easier to understand and faster to use, especially for novice computer users. We observe not only measurable speed-ups of common tasks, but also improved user-reported ease of use ratings. Several of our design choices turn out to have been misguided, making some tasks more difficult in our modified interface, but fortunately our alterations are mutually independent, i.e. reverting some components to their original design does not nullify the benefit of other modifications. Our experience shows that even simple, intuitive, and logically consistent modifications to complex interfaces have dramatic positive usability effects, and can be easily applied to different pieces of security software in order to reduce the impediment to uptake by novice use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3MY9L88">
            <text:p>T3MY9L88</text:p>
          </table:table-cell>
          <table:table-cell office:value-type="string" office:value="Comparing genome-wide chromatin profiles using ChIP-chip or ChIP-seq">
            <text:p>Comparing genome-wide chromatin profiles using ChIP-chip or ChIP-seq</text:p>
          </table:table-cell>
          <table:table-cell office:value-type="string" office:value="10.1093/bioinformatics/btq087">
            <text:p>10.1093/bioinformatics/btq087</text:p>
          </table:table-cell>
          <table:table-cell office:value-type="string" office:value="Motivation: ChIP-chip and ChIP-seq technologies provide genomewide measurements of various types of chromatin marks at an unprecedented resolution. With ChIP samples collected from different tissue types and/or individuals, we can now begin to characterize stochastic or systematic changes in epigenetic patterns during development (intra-individual) or at the population level (inter-individual). This requires statistical methods that permit a simultaneous comparison of multiple ChIP samples on a global as well as locus-specific scale. Current analytical approaches are mainly geared toward single sample investigations, and therefore have limited applicability in this comparative setting. This shortcoming presents a bottleneck in biological interpretations of multiple sample data. Results: To address this limitation, we introduce a parametric classification approach for the simultaneous analysis of two (or more) ChIP samples. We consider several competing models that reflect alternative biological assumptions about the global distribution of the data. Inferences about locus-specific and genome-wide chromatin differences are reached through the estimation of multivariate mixtures. Parameter estimates are obtained using an incremental version of the Expectation-Maximization algorithm (IEM). We demonstrate efficient scalability and application to three very diverse ChIP-chip and ChIP-seq experiments. The proposed approach is evaluated against several published ChIP-chip and ChIP-seq software packages. We recommend its use as a first-pass algorithm to identify candidate regions in the epigenome, possibly followed by some type of second-pass algorithm to finetune detected peaks in accordance with biological or technological criteria. Availability: R source code is available at http://gbic.biol.rug.nl/supplementary/2009/ChromatinProfiles/ Access to Chip-seq data: GEO repository GSE17937. Contact: f.johannes@rug.nl. Supplementary information: Supplementary data are available at Bioinformatics online. © The Author 2010. Published by Oxford University Press. All rights reserved. For Permissions, please email: journals.permissions@oxfordjournals.org.">
            <text:p>Motivation: ChIP-chip and ChIP-seq technologies provide genomewide measurements of various types of chromatin marks at an unprecedented resolution. With ChIP samples collected from different tissue types and/or individuals, we can now begin to characterize stochastic or systematic changes in epigenetic patterns during development (intra-individual) or at the population level (inter-individual). This requires statistical methods that permit a simultaneous comparison of multiple ChIP samples on a global as well as locus-specific scale. Current analytical approaches are mainly geared toward single sample investigations, and therefore have limited applicability in this comparative setting. This shortcoming presents a bottleneck in biological interpretations of multiple sample data. Results: To address this limitation, we introduce a parametric classification approach for the simultaneous analysis of two (or more) ChIP samples. We consider several competing models that reflect alternative biological assumptions about the global distribution of the data. Inferences about locus-specific and genome-wide chromatin differences are reached through the estimation of multivariate mixtures. Parameter estimates are obtained using an incremental version of the Expectation-Maximization algorithm (IEM). We demonstrate efficient scalability and application to three very diverse ChIP-chip and ChIP-seq experiments. The proposed approach is evaluated against several published ChIP-chip and ChIP-seq software packages. We recommend its use as a first-pass algorithm to identify candidate regions in the epigenome, possibly followed by some type of second-pass algorithm to finetune detected peaks in accordance with biological or technological criteria. Availability: R source code is available at http://gbic.biol.rug.nl/supplementary/2009/ChromatinProfiles/ Access to Chip-seq data: GEO repository GSE17937. Contact: f.johannes@rug.nl. Supplementary information: Supplementary data are available at Bioinformatics online. © The Author 2010. Published by Oxford University Press. All rights reserved. For Permissions, please email: journals.permissions@oxfordjournals.or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5KCCDC6">
            <text:p>65KCCDC6</text:p>
          </table:table-cell>
          <table:table-cell office:value-type="string" office:value="Improved mutant function prediction via PACT: Protein Analysis and Classifier Toolkit">
            <text:p>Improved mutant function prediction via PACT: Protein Analysis and Classifier Toolkit</text:p>
          </table:table-cell>
          <table:table-cell office:value-type="string" office:value="10.1093/bioinformatics/bty1042">
            <text:p>10.1093/bioinformatics/bty1042</text:p>
          </table:table-cell>
          <table:table-cell office:value-type="string" office:value="Motivation: Deep mutational scanning experiments have enabled the measurement of the sequence-function relationship for thousands of mutations in a single experiment. The Protein Analysis and Classifier Toolkit (PACT) is a Python software package that marries the fitness metric of a given mutation within these experiments to sequence and structural features enabling downstream analyses. PACT enables the easy development of user sharable protocols for custom deep mutational scanning experiments as all code is modular and reusable between protocols. Protocols for mutational libraries with single or multiple mutations are included. To exemplify its utility, PACT assessed two deep mutational scanning datasets that measured the tradeoff of enzyme activity and enzyme stability. Results: PACT efficiently evaluated classifiers that predict protein mutant function tested on deep mutational scanning screens. We found that the classifiers with the lowest false positive and highest true positive rate assesses sequence homology, contact number and if mutation involves proline. © 2018 The Author(s) 2018. Published by Oxford University Press. All rights reserved.">
            <text:p>Motivation: Deep mutational scanning experiments have enabled the measurement of the sequence-function relationship for thousands of mutations in a single experiment. The Protein Analysis and Classifier Toolkit (PACT) is a Python software package that marries the fitness metric of a given mutation within these experiments to sequence and structural features enabling downstream analyses. PACT enables the easy development of user sharable protocols for custom deep mutational scanning experiments as all code is modular and reusable between protocols. Protocols for mutational libraries with single or multiple mutations are included. To exemplify its utility, PACT assessed two deep mutational scanning datasets that measured the tradeoff of enzyme activity and enzyme stability. Results: PACT efficiently evaluated classifiers that predict protein mutant function tested on deep mutational scanning screens. We found that the classifiers with the lowest false positive and highest true positive rate assesses sequence homology, contact number and if mutation involves proline. © 2018 The Author(s) 2018. Published by Oxford University Press.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YCF6EK5">
            <text:p>FYCF6EK5</text:p>
          </table:table-cell>
          <table:table-cell office:value-type="string" office:value="Guidance framework and software for understanding and achieving system robustness">
            <text:p>Guidance framework and software for understanding and achieving system robustness</text:p>
          </table:table-cell>
          <table:table-cell office:value-type="string" office:value="10.1016/j.envsoft.2021.105059">
            <text:p>10.1016/j.envsoft.2021.105059</text:p>
          </table:table-cell>
          <table:table-cell office:value-type="string" office:value="To aid decision making about environmental systems under deep uncertainty, robustness metrics are commonly used to represent system performance over a number of scenarios. However, there are many robustness metrics and many ways of generating scenarios, making it difficult to know which to choose in order to quantify system robustness and to make robust decisions. To address this shortcoming, we introduce a generic guidance framework to assist with the identification of the most robust decision alternatives, as well as the RAPID (Robustness Analysis Producing Intelligent Decisions) software package which is a consistent and easy-to-use implementation of the framework. We illustrate the framework and software package on a hypothetical lake pollution problem, known as The Lake Problem, showing how the framework and software package apply to several situations where decision-makers may or may not know which scenarios or robustness metrics to use. © 2021 Elsevier Ltd">
            <text:p>To aid decision making about environmental systems under deep uncertainty, robustness metrics are commonly used to represent system performance over a number of scenarios. However, there are many robustness metrics and many ways of generating scenarios, making it difficult to know which to choose in order to quantify system robustness and to make robust decisions. To address this shortcoming, we introduce a generic guidance framework to assist with the identification of the most robust decision alternatives, as well as the RAPID (Robustness Analysis Producing Intelligent Decisions) software package which is a consistent and easy-to-use implementation of the framework. We illustrate the framework and software package on a hypothetical lake pollution problem, known as The Lake Problem, showing how the framework and software package apply to several situations where decision-makers may or may not know which scenarios or robustness metrics to use. © 2021 Elsevier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458MPQN">
            <text:p>B458MPQN</text:p>
          </table:table-cell>
          <table:table-cell office:value-type="string" office:value="Characterizing slop in mechanical assemblies via differential geometry">
            <text:p>Characterizing slop in mechanical assemblies via differential geometry</text:p>
          </table:table-cell>
          <table:table-cell office:value-type="string" office:value="10.1115/1.1526118">
            <text:p>10.1115/1.1526118</text:p>
          </table:table-cell>
          <table:table-cell office:value-type="string" office:value="Slop (or backlash) in mechanical assemblies is often present and is usually undesirable from both craftsmanship and performance points of view. It is our belief that this phenomenon is not that well understood and that current methods of assessment are based largely on only qualitative, common-sense approaches. The focus of this paper is on developing an analytical theory for accurately characterizing slop, and on presenting an illustrative example. As one might expect, in principle, with a better understanding of slop, CAD (computer-aided-design) software package designers can create more refined software tools, mechanical engineers can design better products, and manufacturing engineers can be prepared to measure and improve craftsmanship levels. The underlying theory is based on combining concepts from differential geometry, including envelopes, constrained piecewise-smooth sweeps, and sweep vector fields (SVFs), along with basic configuration space (C-space) methods. In essence, the volumetric (or areal) error, which is generated as the movable part in an assembly is swept throughout its complete constrained volume (or area), may be viewed as a quantitative manifestation of craftsmanship errors. A 2-dimensional (2D) idealization of a common assembly that often suffers from poor craftsmanship due to slop, i.e., a doorknob assembly with exaggerated slop, is analyzed. The swept area is calculated using both traditional and SVF methods with the aid of Mathematica. High quality Mathematica visualization of interesting sweeps along the bounding edges of the nonlinear slop constraint region, including generation of all of the envelope curves, is done. Finally, this work attempts to serve as a paradigm for characterizing slop based on engineering criteria. © 2002 by ASME.">
            <text:p>Slop (or backlash) in mechanical assemblies is often present and is usually undesirable from both craftsmanship and performance points of view. It is our belief that this phenomenon is not that well understood and that current methods of assessment are based largely on only qualitative, common-sense approaches. The focus of this paper is on developing an analytical theory for accurately characterizing slop, and on presenting an illustrative example. As one might expect, in principle, with a better understanding of slop, CAD (computer-aided-design) software package designers can create more refined software tools, mechanical engineers can design better products, and manufacturing engineers can be prepared to measure and improve craftsmanship levels. The underlying theory is based on combining concepts from differential geometry, including envelopes, constrained piecewise-smooth sweeps, and sweep vector fields (SVFs), along with basic configuration space (C-space) methods. In essence, the volumetric (or areal) error, which is generated as the movable part in an assembly is swept throughout its complete constrained volume (or area), may be viewed as a quantitative manifestation of craftsmanship errors. A 2-dimensional (2D) idealization of a common assembly that often suffers from poor craftsmanship due to slop, i.e., a doorknob assembly with exaggerated slop, is analyzed. The swept area is calculated using both traditional and SVF methods with the aid of Mathematica. High quality Mathematica visualization of interesting sweeps along the bounding edges of the nonlinear slop constraint region, including generation of all of the envelope curves, is done. Finally, this work attempts to serve as a paradigm for characterizing slop based on engineering criteria. © 2002 by ASM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2MZBUHY">
            <text:p>E2MZBUHY</text:p>
          </table:table-cell>
          <table:table-cell office:value-type="string" office:value="Application of support vector machines to breast cancer screening using mammogram and clinical history data">
            <text:p>Application of support vector machines to breast cancer screening using mammogram and clinical history data</text:p>
          </table:table-cell>
          <table:table-cell office:value-type="string" office:value="10.1117/12.480235">
            <text:p>10.1117/12.480235</text:p>
          </table:table-cell>
          <table:table-cell office:value-type="string" office:value="The objectives of this paper are to discuss: (1) the development and testing of a new Evolutionary Programming (EP) method to optimally configure Support Vector Machine (SVM) parameters for facilitating the diagnosis of breast cancer; (2) evaluation of EP derived learning machines when the number of BI-RADS™ and clinical history discriminators are reduced from 16 to 7; (3) establishing system performance for several SVM kernels in addition to the EP/Adaptive Boosting (EP/AB) hybrid using the Digital Database for Screening Mammography, University of South Florida (DDSM USF) and Duke data sets; and (4) obtaining a preliminary evaluation of the measurement of SVM learning machine inter-institutional generalization capability using BI-RADS™ data. Measuring performance of the SVM designs and EP/AB hybrid against these objectives will provide quantative evidence that the software packages described can generalize to larger patient data sets from different institutions. Most iterative methods currently in use to optimize learning machine parameters are time consuming processes, which sometimes yield sub-optimal values resulting in performance degradation. SVMs are new machine Intelligence paradigms, which use the Structural Risk Minimization (SRM) concept to develop learning machines. These learning machines can always be trained to provide global minima, given that the machine parameters are optimally computed. In addition, several system performance studies are described which include EP derived SVM performance as a function of: (a) population and generation size as well as a method for generating initial populations and (b) iteratively derived versus EP derived learning machine parameters. Finally, the authors describe a set of experiments providing preliminary evidence that both the EP/AB hybrid and SVM Computer Aided Diagnostic C++ software packages will work across a large population of patients, based on a data set of approximately 2,500 samples from five different institutions.">
            <text:p>The objectives of this paper are to discuss: (1) the development and testing of a new Evolutionary Programming (EP) method to optimally configure Support Vector Machine (SVM) parameters for facilitating the diagnosis of breast cancer; (2) evaluation of EP derived learning machines when the number of BI-RADS™ and clinical history discriminators are reduced from 16 to 7; (3) establishing system performance for several SVM kernels in addition to the EP/Adaptive Boosting (EP/AB) hybrid using the Digital Database for Screening Mammography, University of South Florida (DDSM USF) and Duke data sets; and (4) obtaining a preliminary evaluation of the measurement of SVM learning machine inter-institutional generalization capability using BI-RADS™ data. Measuring performance of the SVM designs and EP/AB hybrid against these objectives will provide quantative evidence that the software packages described can generalize to larger patient data sets from different institutions. Most iterative methods currently in use to optimize learning machine parameters are time consuming processes, which sometimes yield sub-optimal values resulting in performance degradation. SVMs are new machine Intelligence paradigms, which use the Structural Risk Minimization (SRM) concept to develop learning machines. These learning machines can always be trained to provide global minima, given that the machine parameters are optimally computed. In addition, several system performance studies are described which include EP derived SVM performance as a function of: (a) population and generation size as well as a method for generating initial populations and (b) iteratively derived versus EP derived learning machine parameters. Finally, the authors describe a set of experiments providing preliminary evidence that both the EP/AB hybrid and SVM Computer Aided Diagnostic C++ software packages will work across a large population of patients, based on a data set of approximately 2,500 samples from five different institution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YXTJ8H6">
            <text:p>XYXTJ8H6</text:p>
          </table:table-cell>
          <table:table-cell office:value-type="string" office:value="Spectrum-Energy Efficiency Optimization for Downlink LTE-A for Heterogeneous Networks">
            <text:p>Spectrum-Energy Efficiency Optimization for Downlink LTE-A for Heterogeneous Networks</text:p>
          </table:table-cell>
          <table:table-cell office:value-type="string" office:value="10.1109/TMC.2016.2584046">
            <text:p>10.1109/TMC.2016.2584046</text:p>
          </table:table-cell>
          <table:table-cell office:value-type="string" office:value="Heterogeneous networks have been pointed out to be one of the key network architectures that help increase system capacity and reduce power consumption for efficient communications. Although conceivably, high operational efficiency brings a high profit for mobile service providers, it is noteworthy that the potential for maximizing the profit has not been explored for the heterogeneous environment. This paper investigates profitability for network operators with the spectrum-energy efficiency metric on the downlink of LTE Advanced communication systems. We pursue optimal policies by employing the techniques of cell size zooming, user migration, and sleep mode in the deployment of different base station types. The problem is formulated as a quasiconvex optimization problem and it is transformed into an equivalent form of the MILP problem; the former is solved with a bisection algorithm and the latter is approached by an off-the-shelf software package. Since the formulated optimization problem is NP hard, a sub-optimal approach with a lower computational complexity is also proposed. Numerical analysis through case studies are presented to evaluate the efficiency improvements, and demonstrate the performance of the near-optimal solution. © 2002-2012 IEEE.">
            <text:p>Heterogeneous networks have been pointed out to be one of the key network architectures that help increase system capacity and reduce power consumption for efficient communications. Although conceivably, high operational efficiency brings a high profit for mobile service providers, it is noteworthy that the potential for maximizing the profit has not been explored for the heterogeneous environment. This paper investigates profitability for network operators with the spectrum-energy efficiency metric on the downlink of LTE Advanced communication systems. We pursue optimal policies by employing the techniques of cell size zooming, user migration, and sleep mode in the deployment of different base station types. The problem is formulated as a quasiconvex optimization problem and it is transformed into an equivalent form of the MILP problem; the former is solved with a bisection algorithm and the latter is approached by an off-the-shelf software package. Since the formulated optimization problem is NP hard, a sub-optimal approach with a lower computational complexity is also proposed. Numerical analysis through case studies are presented to evaluate the efficiency improvements, and demonstrate the performance of the near-optimal solution. © 2002-2012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ZCZYPIA">
            <text:p>RZCZYPIA</text:p>
          </table:table-cell>
          <table:table-cell office:value-type="string" office:value="Analyzing Java software by combining metrics and program visualization">
            <text:p>Analyzing Java software by combining metrics and program visualization</text:p>
          </table:table-cell>
          <table:table-cell office:value-type="string" office:value="">
            <text:p/>
          </table:table-cell>
          <table:table-cell office:value-type="string" office:value="Shimba, a prototype reverse engineering environment, has been built to support the understanding of Java software. Shimba uses Rigi and SCED to analyze, visualize, and explore the static and dynamic aspects, respectively, of the subject system. The static software artifacts and their dependencies are extracted from Java byte code and viewed as directed graphs using the Rigi reverse engineering environment. The static dependency graphs of a subject system can be annotated with attributes, such as software quality measures, and then be analyzed and visualized using scripts through the end-user programmable interface. Shimba has recently been extended with the Chidamber and Kemerer suite of object-oriented metrics. The metrics measure properties of the classes, the inheritance hierarchy, and the interaction among classes of a subject system. Since Shimba is primarily intended for the analysis and exploration of Java software, the metrics have been tailored to measure properties of software components written in Java. We show how these metrics can be applied in the context of understanding software systems using a reverse engineering environment. The static dependency graphs of the system under investigation are decorated with measures obtained by applying the object-oriented metrics to selected software components. Shimba provides tools to examine these measures, to find software artifacts that have values that are in a given range, and to detect correlations among different measures. The object-oriented analysis of the subject Java system can be investigated further by exporting the measures to a spreadsheet.">
            <text:p>Shimba, a prototype reverse engineering environment, has been built to support the understanding of Java software. Shimba uses Rigi and SCED to analyze, visualize, and explore the static and dynamic aspects, respectively, of the subject system. The static software artifacts and their dependencies are extracted from Java byte code and viewed as directed graphs using the Rigi reverse engineering environment. The static dependency graphs of a subject system can be annotated with attributes, such as software quality measures, and then be analyzed and visualized using scripts through the end-user programmable interface. Shimba has recently been extended with the Chidamber and Kemerer suite of object-oriented metrics. The metrics measure properties of the classes, the inheritance hierarchy, and the interaction among classes of a subject system. Since Shimba is primarily intended for the analysis and exploration of Java software, the metrics have been tailored to measure properties of software components written in Java. We show how these metrics can be applied in the context of understanding software systems using a reverse engineering environment. The static dependency graphs of the system under investigation are decorated with measures obtained by applying the object-oriented metrics to selected software components. Shimba provides tools to examine these measures, to find software artifacts that have values that are in a given range, and to detect correlations among different measures. The object-oriented analysis of the subject Java system can be investigated further by exporting the measures to a spreadsheet.</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63QAJPZ">
            <text:p>X63QAJPZ</text:p>
          </table:table-cell>
          <table:table-cell office:value-type="string" office:value="Application of the Analytic Hierarchy Process and the Analytic Network Process for the assessment of different wastewater treatment systems">
            <text:p>Application of the Analytic Hierarchy Process and the Analytic Network Process for the assessment of different wastewater treatment systems</text:p>
          </table:table-cell>
          <table:table-cell office:value-type="string" office:value="10.1016/j.envsoft.2011.04.002">
            <text:p>10.1016/j.envsoft.2011.04.002</text:p>
          </table:table-cell>
          <table:table-cell office:value-type="string" office:value="Multicriteria analyses (MCAs) are used to make comparative assessments of alternative projects or heterogeneous measures and allow several criteria to be taken into account simultaneously in a complex situation. The paper shows the application of different MCA techniques to a real decision problem concerning the choice of the most sustainable wastewater treatment (WWT) technology, namely Anaerobic digestion, Phytoremediation and Composting, for small cheese factories. Particularly, the Analytic Hierarchy Process (AHP) and its recent implementation, the Analytic Network Process (ANP), have been considered for prioritizing the different technologies. The models enable all the elements of the decision process to be considered, namely environmental aspects, technological factors and economic costs, and to compare them to find the best alternative. The AHP and ANP techniques are applied through specific software packages with user-friendly interfaces called Expertchoice and Superdecision, respectively. A comparison of the merits obtained from the different models shows that Phytoremediation results as the most sustainable WWT technology for small cheese factories and that the use of the ANP method, which allows more sophisticated analysis to be made, succeeds in offering better results. © 2011 Elsevier Ltd.">
            <text:p>Multicriteria analyses (MCAs) are used to make comparative assessments of alternative projects or heterogeneous measures and allow several criteria to be taken into account simultaneously in a complex situation. The paper shows the application of different MCA techniques to a real decision problem concerning the choice of the most sustainable wastewater treatment (WWT) technology, namely Anaerobic digestion, Phytoremediation and Composting, for small cheese factories. Particularly, the Analytic Hierarchy Process (AHP) and its recent implementation, the Analytic Network Process (ANP), have been considered for prioritizing the different technologies. The models enable all the elements of the decision process to be considered, namely environmental aspects, technological factors and economic costs, and to compare them to find the best alternative. The AHP and ANP techniques are applied through specific software packages with user-friendly interfaces called Expertchoice and Superdecision, respectively. A comparison of the merits obtained from the different models shows that Phytoremediation results as the most sustainable WWT technology for small cheese factories and that the use of the ANP method, which allows more sophisticated analysis to be made, succeeds in offering better results. © 2011 Elsevier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RYWACPG">
            <text:p>IRYWACPG</text:p>
          </table:table-cell>
          <table:table-cell office:value-type="string" office:value="Text mining and sentiment extraction in central bank documents">
            <text:p>Text mining and sentiment extraction in central bank documents</text:p>
          </table:table-cell>
          <table:table-cell office:value-type="string" office:value="10.1109/BigData.2016.7840784">
            <text:p>10.1109/BigData.2016.7840784</text:p>
          </table:table-cell>
          <table:table-cell office:value-type="string" office:value="The deep transformation induced by the World Wide Web (WWW) revolution has thoroughly impacted a relevant part of the social interactions in our present global society. The huge amount of unstructured information available on blogs, forum and public institution web sites puts forward different challenges and opportunities. Starting from these considerations, in this paper we pursue a two-fold goal. Firstly we review some of the main methodologies employed in text mining and for the extraction of sentiment and emotions from textual sources. Secondly we provide an empirical application by considering the latest 20 issues of the Bank of Italy Governor's concluding remarks from 1996 to 2015. By taking advantage of the open source software package R, we show the following: 1) checking the word frequency distribution features of the documents; 2) extracting the evolution of the sentiment and the polarity orientation in the texts; 3) evaluating the evolution of an index for the readability and the formality level of the texts; 4) attempting to measure the popularity gained from the documents in the web. The results of the empirical analysis show the feasibility in extracting the main topics from the considered corpus. Moreover it is shown how to check for positive and negative terms in order to gauge the polarity of statements and whole documents. The evaluation of these synthetic indexes is quite relevant for increasing the transparency of the central banks' communications. © 2016 IEEE.">
            <text:p>The deep transformation induced by the World Wide Web (WWW) revolution has thoroughly impacted a relevant part of the social interactions in our present global society. The huge amount of unstructured information available on blogs, forum and public institution web sites puts forward different challenges and opportunities. Starting from these considerations, in this paper we pursue a two-fold goal. Firstly we review some of the main methodologies employed in text mining and for the extraction of sentiment and emotions from textual sources. Secondly we provide an empirical application by considering the latest 20 issues of the Bank of Italy Governor's concluding remarks from 1996 to 2015. By taking advantage of the open source software package R, we show the following: 1) checking the word frequency distribution features of the documents; 2) extracting the evolution of the sentiment and the polarity orientation in the texts; 3) evaluating the evolution of an index for the readability and the formality level of the texts; 4) attempting to measure the popularity gained from the documents in the web. The results of the empirical analysis show the feasibility in extracting the main topics from the considered corpus. Moreover it is shown how to check for positive and negative terms in order to gauge the polarity of statements and whole documents. The evaluation of these synthetic indexes is quite relevant for increasing the transparency of the central banks' communications. © 2016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68BIT35">
            <text:p>968BIT35</text:p>
          </table:table-cell>
          <table:table-cell office:value-type="string" office:value="Risk assessment in authentication machines">
            <text:p>Risk assessment in authentication machines</text:p>
          </table:table-cell>
          <table:table-cell office:value-type="string" office:value="10.1007/978-3-319-26450-9_15">
            <text:p>10.1007/978-3-319-26450-9_15</text:p>
          </table:table-cell>
          <table:table-cell office:value-type="string" office:value="This work introduces an approach to building a risk profiler for use in authentication machines. Authentication machine application scenarios include the security of large public events, pandemic prevention, and border crossing automation. The proposed risk profiler provides a risk assessment at all phases of the authentication machine life-cycle. The key idea of our approach is to utilize the advantages of belief networks to solve large-scale multi-source fusion problems. We extend the abilities of belief networks by incorporating Dempster-Shafer Theory measures, and report the design techniques by using the results of the prototyping of possible attack scenarios. The software package is available for researchers. © Springer International Publishing Switzerland 2016.">
            <text:p>This work introduces an approach to building a risk profiler for use in authentication machines. Authentication machine application scenarios include the security of large public events, pandemic prevention, and border crossing automation. The proposed risk profiler provides a risk assessment at all phases of the authentication machine life-cycle. The key idea of our approach is to utilize the advantages of belief networks to solve large-scale multi-source fusion problems. We extend the abilities of belief networks by incorporating Dempster-Shafer Theory measures, and report the design techniques by using the results of the prototyping of possible attack scenarios. The software package is available for researchers. © Springer International Publishing Switzerland 2016.</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Z62KUVV">
            <text:p>XZ62KUVV</text:p>
          </table:table-cell>
          <table:table-cell office:value-type="string" office:value="Assessing the ecological application of lasergrammetric techniques to measure fine-scale vegetation structure">
            <text:p>Assessing the ecological application of lasergrammetric techniques to measure fine-scale vegetation structure</text:p>
          </table:table-cell>
          <table:table-cell office:value-type="string" office:value="10.1016/j.ecoinf.2008.07.002">
            <text:p>10.1016/j.ecoinf.2008.07.002</text:p>
          </table:table-cell>
          <table:table-cell office:value-type="string" office:value="In the study of habitat use by animals, it is important to sample vegetation structure or the degree of cover at different heights or in vegetation strata. Commonly-used techniques to estimate vegetation cover (e.g. point height intercept) are time-consuming and can be especially subjective in tall forest environments. We investigated the application of a Terrestrial Laser Scanner (TLS) to quantify forest structure, in terms of evenness and functional diversity. We also explored the suitability of the developed lasergrammetric technique (LGT) in the monitoring of nest site preferences of translocated populations of New Zealand endemic birds, the South Island saddleback (Philesturnus carunculatus) and the New Zealand robin (Petroica australis). At an acquisition rate of up to 6000 points per second and with an estimated error of less than 2 cm, the LGT technique utilises terrestrial scanners that allow collection and processing of field data rapidly and precisely. Further, LGT is able to account for small structural elements such as minor branches, leaves and vine stems. The derived measures (mean height of canopy (MCH), indices of structural evenness (Evar) and functional diversity (FDvar)) can quantified vertical variations in vegetation density but appeared highly dependent on the vertical scale of measurement. When applied to an ecological case study, results suggested that the LGT method provides complementary quantitative estimates to summary methods when assessing vegetation structure for micro-scale studies. However, further validations of the LGT accuracy are needed more specifically in relation to density of obstructing vegetation and when used in the measuring of small vegetative objects and total biomass estimates. The development of new software packages that easily convert large amounts of three-dimensional data collected using laser scanners, into a form ready for biostatistical analysis, also is strongly encouraged. © 2008 Elsevier B.V. All rights reserved.">
            <text:p>In the study of habitat use by animals, it is important to sample vegetation structure or the degree of cover at different heights or in vegetation strata. Commonly-used techniques to estimate vegetation cover (e.g. point height intercept) are time-consuming and can be especially subjective in tall forest environments. We investigated the application of a Terrestrial Laser Scanner (TLS) to quantify forest structure, in terms of evenness and functional diversity. We also explored the suitability of the developed lasergrammetric technique (LGT) in the monitoring of nest site preferences of translocated populations of New Zealand endemic birds, the South Island saddleback (Philesturnus carunculatus) and the New Zealand robin (Petroica australis). At an acquisition rate of up to 6000 points per second and with an estimated error of less than 2 cm, the LGT technique utilises terrestrial scanners that allow collection and processing of field data rapidly and precisely. Further, LGT is able to account for small structural elements such as minor branches, leaves and vine stems. The derived measures (mean height of canopy (MCH), indices of structural evenness (Evar) and functional diversity (FDvar)) can quantified vertical variations in vegetation density but appeared highly dependent on the vertical scale of measurement. When applied to an ecological case study, results suggested that the LGT method provides complementary quantitative estimates to summary methods when assessing vegetation structure for micro-scale studies. However, further validations of the LGT accuracy are needed more specifically in relation to density of obstructing vegetation and when used in the measuring of small vegetative objects and total biomass estimates. The development of new software packages that easily convert large amounts of three-dimensional data collected using laser scanners, into a form ready for biostatistical analysis, also is strongly encouraged. © 2008 Elsevier B.V.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CUBJ82S">
            <text:p>XCUBJ82S</text:p>
          </table:table-cell>
          <table:table-cell office:value-type="string" office:value="MiRTMC: A miRNA Target Prediction Method Based on Matrix Completion Algorithm">
            <text:p>MiRTMC: A miRNA Target Prediction Method Based on Matrix Completion Algorithm</text:p>
          </table:table-cell>
          <table:table-cell office:value-type="string" office:value="10.1109/JBHI.2020.2987034">
            <text:p>10.1109/JBHI.2020.2987034</text:p>
          </table:table-cell>
          <table:table-cell office:value-type="string" office:value="microRNAs (miRNAs) are small non-coding RNAs which modulate the stability of gene targets and their rates of translation into proteins at transcriptional level and post-transcriptional level. miRNA dysfunctions can lead to human diseases because of dysregulation of their targets. Correct miRNA target prediction will lead to better understanding of the mechanisms of human diseases and provide hints on curing them. In recent years, computational miRNA target prediction methods have been proposed according to the interaction rules between miRNAs and targets. However, these methods suffer from high false positive rates due to the complicated relationship between miRNAs and their targets. The rapidly growing number of experimentally validated miRNA targets enables predicting miRNA targets with high precision via accurate data analysis. Taking advantage of these known miRNA targets, a novel recommendation system model (miRTMC) for miRNA target prediction is established using a new matrix completion algorithm. In miRTMC, a heterogeneous network is constructed by integrating the miRNA similarity network, the gene similarity network, and the miRNA-gene interaction network. Our assumption is that the latent factors determining whether a gene is the target of miRNA or not are highly correlated, i.e., the adjacency matrix of the heterogeneous network is low-rank, which is then completed by using a nuclear norm regularized linear least squares model under non-negative constraints. Alternating direction method of multipliers (ADMM) is adopted to numerically solve the matrix completion problem. Our results show that miRTMC outperforms the competing methods in terms of various evaluation metrics. Our software package is available at https://github.com/hjiangcsu/miRTMC. © 2013 IEEE.">
            <text:p>microRNAs (miRNAs) are small non-coding RNAs which modulate the stability of gene targets and their rates of translation into proteins at transcriptional level and post-transcriptional level. miRNA dysfunctions can lead to human diseases because of dysregulation of their targets. Correct miRNA target prediction will lead to better understanding of the mechanisms of human diseases and provide hints on curing them. In recent years, computational miRNA target prediction methods have been proposed according to the interaction rules between miRNAs and targets. However, these methods suffer from high false positive rates due to the complicated relationship between miRNAs and their targets. The rapidly growing number of experimentally validated miRNA targets enables predicting miRNA targets with high precision via accurate data analysis. Taking advantage of these known miRNA targets, a novel recommendation system model (miRTMC) for miRNA target prediction is established using a new matrix completion algorithm. In miRTMC, a heterogeneous network is constructed by integrating the miRNA similarity network, the gene similarity network, and the miRNA-gene interaction network. Our assumption is that the latent factors determining whether a gene is the target of miRNA or not are highly correlated, i.e., the adjacency matrix of the heterogeneous network is low-rank, which is then completed by using a nuclear norm regularized linear least squares model under non-negative constraints. Alternating direction method of multipliers (ADMM) is adopted to numerically solve the matrix completion problem. Our results show that miRTMC outperforms the competing methods in terms of various evaluation metrics. Our software package is available at https://github.com/hjiangcsu/miRTMC. © 2013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XID7VIV">
            <text:p>SXID7VIV</text:p>
          </table:table-cell>
          <table:table-cell office:value-type="string" office:value="Sample size and statistical power considerations in high-dimensionality data settings: a comparative study of classification algorithms">
            <text:p>Sample size and statistical power considerations in high-dimensionality data settings: a comparative study of classification algorithms</text:p>
          </table:table-cell>
          <table:table-cell office:value-type="string" office:value="10.1186/1471-2105-11-447">
            <text:p>10.1186/1471-2105-11-447</text:p>
          </table:table-cell>
          <table:table-cell office:value-type="string" office:value="Background: Data generated using 'omics' technologies are characterized by high dimensionality, where the number of features measured per subject vastly exceeds the number of subjects in the study. In this paper, we consider issues relevant in the design of biomedical studies in which the goal is the discovery of a subset of features and an associated algorithm that can predict a binary outcome, such as disease status. We compare the performance of four commonly used classifiers (K-Nearest Neighbors, Prediction Analysis for Microarrays, Random Forests and Support Vector Machines) in high-dimensionality data settings. We evaluate the effects of varying levels of signal-to-noise ratio in the dataset, imbalance in class distribution and choice of metric for quantifying performance of the classifier. To guide study design, we present a summary of the key characteristics of 'omics' data profiled in several human or animal model experiments utilizing high-content mass spectrometry and multiplexed immunoassay based techniques.Results: The analysis of data from seven 'omics' studies revealed that the average magnitude of effect size observed in human studies was markedly lower when compared to that in animal studies. The data measured in human studies were characterized by higher biological variation and the presence of outliers. The results from simulation studies indicated that the classifier Prediction Analysis for Microarrays (PAM) had the highest power when the class conditional feature distributions were Gaussian and outcome distributions were balanced. Random Forests was optimal when feature distributions were skewed and when class distributions were unbalanced. We provide a free open-source R statistical software library (MVpower) that implements the simulation strategy proposed in this paper.Conclusion: No single classifier had optimal performance under all settings. Simulation studies provide useful guidance for the design of biomedical studies involving high-dimensionality data. © 2010 Guo et al; licensee BioMed Central Ltd.">
            <text:p>Background: Data generated using 'omics' technologies are characterized by high dimensionality, where the number of features measured per subject vastly exceeds the number of subjects in the study. In this paper, we consider issues relevant in the design of biomedical studies in which the goal is the discovery of a subset of features and an associated algorithm that can predict a binary outcome, such as disease status. We compare the performance of four commonly used classifiers (K-Nearest Neighbors, Prediction Analysis for Microarrays, Random Forests and Support Vector Machines) in high-dimensionality data settings. We evaluate the effects of varying levels of signal-to-noise ratio in the dataset, imbalance in class distribution and choice of metric for quantifying performance of the classifier. To guide study design, we present a summary of the key characteristics of 'omics' data profiled in several human or animal model experiments utilizing high-content mass spectrometry and multiplexed immunoassay based techniques.Results: The analysis of data from seven 'omics' studies revealed that the average magnitude of effect size observed in human studies was markedly lower when compared to that in animal studies. The data measured in human studies were characterized by higher biological variation and the presence of outliers. The results from simulation studies indicated that the classifier Prediction Analysis for Microarrays (PAM) had the highest power when the class conditional feature distributions were Gaussian and outcome distributions were balanced. Random Forests was optimal when feature distributions were skewed and when class distributions were unbalanced. We provide a free open-source R statistical software library (MVpower) that implements the simulation strategy proposed in this paper.Conclusion: No single classifier had optimal performance under all settings. Simulation studies provide useful guidance for the design of biomedical studies involving high-dimensionality data. © 2010 Guo et al; licensee BioMed Central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WP2FBBD">
            <text:p>FWP2FBBD</text:p>
          </table:table-cell>
          <table:table-cell office:value-type="string" office:value="Evolution of communities of software: using tensor decompositions to compare software ecosystems">
            <text:p>Evolution of communities of software: using tensor decompositions to compare software ecosystems</text:p>
          </table:table-cell>
          <table:table-cell office:value-type="string" office:value="10.1007/s41109-019-0193-5">
            <text:p>10.1007/s41109-019-0193-5</text:p>
          </table:table-cell>
          <table:table-cell office:value-type="string" office:value="Modern software development is often a collaborative effort involving many authors through the re-use and sharing of code through software libraries. Modern software “ecosystems” are complex socio-technical systems which can be represented as a multilayer dynamic network. Many of these libraries and software packages are open-source and developed in the open on sites such as GitHub, so there is a large amount of data available about these networks. Studying these networks could be of interest to anyone choosing or designing a programming language. In this work, we use tensor factorisation to explore the dynamics of communities of software, and then compare these dynamics between languages on a dataset of approximately 1 million software projects. We hope to be able to inform the debate on software dependencies that has been recently re-ignited by the malicious takeover of the npm package event-stream and other incidents through giving a clearer picture of the structure of software dependency networks, and by exploring how the choices of language designers—for example, in the size of standard libraries, or the standards to which packages are held before admission to a language ecosystem is granted—may have shaped their language ecosystems. We establish that adjusted mutual information is a valid metric by which to assess the number of communities in a tensor decomposition and find that there are striking differences between the communities found across different software ecosystems and that communities do experience large and interpretable changes in activity over time. The differences between the elm and R software ecosystems, which see some communities decline over time, and the more conventional software ecosystems of Python, Java and JavaScript, which do not see many declining communities, are particularly marked. © 2019, The Author(s).">
            <text:p>Modern software development is often a collaborative effort involving many authors through the re-use and sharing of code through software libraries. Modern software “ecosystems” are complex socio-technical systems which can be represented as a multilayer dynamic network. Many of these libraries and software packages are open-source and developed in the open on sites such as GitHub, so there is a large amount of data available about these networks. Studying these networks could be of interest to anyone choosing or designing a programming language. In this work, we use tensor factorisation to explore the dynamics of communities of software, and then compare these dynamics between languages on a dataset of approximately 1 million software projects. We hope to be able to inform the debate on software dependencies that has been recently re-ignited by the malicious takeover of the npm package event-stream and other incidents through giving a clearer picture of the structure of software dependency networks, and by exploring how the choices of language designers—for example, in the size of standard libraries, or the standards to which packages are held before admission to a language ecosystem is granted—may have shaped their language ecosystems. We establish that adjusted mutual information is a valid metric by which to assess the number of communities in a tensor decomposition and find that there are striking differences between the communities found across different software ecosystems and that communities do experience large and interpretable changes in activity over time. The differences between the elm and R software ecosystems, which see some communities decline over time, and the more conventional software ecosystems of Python, Java and JavaScript, which do not see many declining communities, are particularly marked. © 2019,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FUMFWP7">
            <text:p>6FUMFWP7</text:p>
          </table:table-cell>
          <table:table-cell office:value-type="string" office:value="An efficient parameter optimization of software reliability growth model by using chaotic grey wolf optimization algorithm">
            <text:p>An efficient parameter optimization of software reliability growth model by using chaotic grey wolf optimization algorithm</text:p>
          </table:table-cell>
          <table:table-cell office:value-type="string" office:value="10.1007/s12652-020-02476-z">
            <text:p>10.1007/s12652-020-02476-z</text:p>
          </table:table-cell>
          <table:table-cell office:value-type="string" office:value="Software reliability growth model (SRGM) with modified testing-effort function (TEF) is a function to evaluate and foresee the parameters of the data. Reliability of software is portrayed as the distinct possibility that for a predefined time, a software package will continue to run on an advance domain without frustration. SRGM utilized a few optimization procedure algorithms to advance the parameters by bifurcating them into a few stages however to upgrade the technique by using all of the parameters at the same time, the algorithm utilized is the chaotic grey wolf optimization algorithm (CGWO). CGWO is an advanced heuristic system for portraying the execution by achieving complex parameter optimization and designing application issues. Different parametric reliabilities rely upon the attributes or characteristics of the data. The parameters are predicted using the Pham–Zhang (PZ) model. Tandem computer software dataset DS1 and DS2 are used to compare the predicted parameter of SRGM obtained by Pham–Zhang (PZ) model using testing effort functions (TEFs) based on the evaluation metrics mean square error (MSE), relative error (RE) and coefficient of determination (R2). To enhance the reliability of SRGM, the parameters of SRGM estimated using TEF and enhanced using chaotic maps to improve search performance. By using the constrained benchmark functions the results of chaotic maps are obtained. Based on the chaotic graph results, the Chebyshev graph shows a good convergence rate of 78%. Overall, 86% of the results revealed an association between the choice variable and fitness criteria for CGWO. In the SRGM using CGWO, the expected result is completely mechanized and does not require any client necessity. © 2020, Springer-Verlag GmbH Germany, part of Springer Nature.">
            <text:p>Software reliability growth model (SRGM) with modified testing-effort function (TEF) is a function to evaluate and foresee the parameters of the data. Reliability of software is portrayed as the distinct possibility that for a predefined time, a software package will continue to run on an advance domain without frustration. SRGM utilized a few optimization procedure algorithms to advance the parameters by bifurcating them into a few stages however to upgrade the technique by using all of the parameters at the same time, the algorithm utilized is the chaotic grey wolf optimization algorithm (CGWO). CGWO is an advanced heuristic system for portraying the execution by achieving complex parameter optimization and designing application issues. Different parametric reliabilities rely upon the attributes or characteristics of the data. The parameters are predicted using the Pham–Zhang (PZ) model. Tandem computer software dataset DS1 and DS2 are used to compare the predicted parameter of SRGM obtained by Pham–Zhang (PZ) model using testing effort functions (TEFs) based on the evaluation metrics mean square error (MSE), relative error (RE) and coefficient of determination (R2). To enhance the reliability of SRGM, the parameters of SRGM estimated using TEF and enhanced using chaotic maps to improve search performance. By using the constrained benchmark functions the results of chaotic maps are obtained. Based on the chaotic graph results, the Chebyshev graph shows a good convergence rate of 78%. Overall, 86% of the results revealed an association between the choice variable and fitness criteria for CGWO. In the SRGM using CGWO, the expected result is completely mechanized and does not require any client necessity. © 2020, Springer-Verlag GmbH Germany, part of Springer Natur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U59NWTK">
            <text:p>MU59NWTK</text:p>
          </table:table-cell>
          <table:table-cell office:value-type="string" office:value="Mathematical modeling for a new portfolio selection problem in a bubble condition using a new risk measure">
            <text:p>Mathematical modeling for a new portfolio selection problem in a bubble condition using a new risk measure</text:p>
          </table:table-cell>
          <table:table-cell office:value-type="string" office:value="10.24200/sci.2019.51577.2258">
            <text:p>10.24200/sci.2019.51577.2258</text:p>
          </table:table-cell>
          <table:table-cell office:value-type="string" office:value="A portfolio selection model is developed in this study using a new risk measure. The proposed risk measure is based on the fundamental value of stocks. For this purpose, a mathematical model is developed and transformed into an integer linear programming. In order to analyze its efficiency, the actual data of the Tehran Stock Exchange market are used in 12 scenarios to solve the proposed model. In order to evaluate the scenarios, data mining approaches are employed. Data mining methods used in this paper include Adaptive Neuro-Fuzzy Inference System (ANFIS), decision tree, random forest, Fisher Discriminant Analysis (FDA), and Gene Expression Programming (GEP). The best method for scenario evaluation is GEP based on numerical results. Hence, the market values are evaluated by this algorithm. Software packages like MATLAB, GEP xpero tools, and LINGO are used to solve the model. Different trends of market value and fundamental value volatility in the optimum stock portfolio are determined. It is possible to examine the optimum portfolio profitability in different scenarios. By using real-world data, trends are extracted and analyzed. Results show that the developed model can be effectively applied in bubble situations. © 2021 Sharif University of Technology.">
            <text:p>A portfolio selection model is developed in this study using a new risk measure. The proposed risk measure is based on the fundamental value of stocks. For this purpose, a mathematical model is developed and transformed into an integer linear programming. In order to analyze its efficiency, the actual data of the Tehran Stock Exchange market are used in 12 scenarios to solve the proposed model. In order to evaluate the scenarios, data mining approaches are employed. Data mining methods used in this paper include Adaptive Neuro-Fuzzy Inference System (ANFIS), decision tree, random forest, Fisher Discriminant Analysis (FDA), and Gene Expression Programming (GEP). The best method for scenario evaluation is GEP based on numerical results. Hence, the market values are evaluated by this algorithm. Software packages like MATLAB, GEP xpero tools, and LINGO are used to solve the model. Different trends of market value and fundamental value volatility in the optimum stock portfolio are determined. It is possible to examine the optimum portfolio profitability in different scenarios. By using real-world data, trends are extracted and analyzed. Results show that the developed model can be effectively applied in bubble situations. © 2021 Sharif University of Technology.</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V2Y579I">
            <text:p>FV2Y579I</text:p>
          </table:table-cell>
          <table:table-cell office:value-type="string" office:value="Using computer software packages to enhance the teaching in Engineering Management Science-part 2: Programming techniques">
            <text:p>Using computer software packages to enhance the teaching in Engineering Management Science-part 2: Programming techniques</text:p>
          </table:table-cell>
          <table:table-cell office:value-type="string" office:value="10.1002/cae.20379">
            <text:p>10.1002/cae.20379</text:p>
          </table:table-cell>
          <table:table-cell office:value-type="string" office:value="This article is the second article in a series of sharing the experience of using different software packages in the delivery of Engineering Management Science coded as ENG4004, in the Bachelor of Engineering and Bachelor of Engineering Technology programs offered by the University of Southern Queensland. The article describes how the authors use different software packages to solve the programming techniques problems of the course. Sometimes more than one package is required for the effective delivery of a topic of the course. The needs for the usage were also explained. The assessments of the course were also studied and reviewed. How the software packages met the objectives of the module were also discussed together with the desired learning outcomes of students. The comparative measure of the two packages used, Excel in MS Office 2007 and Quantitative Methods-Production and Operations Management(POM-QM) for Windows 3 ended with the former as winner. It can be argued that the students' learning experience and satisfaction will be greatly increased with the software packages while the cost to the university will be minimal. © 2009 Wiley Periodicals, Inc.">
            <text:p>This article is the second article in a series of sharing the experience of using different software packages in the delivery of Engineering Management Science coded as ENG4004, in the Bachelor of Engineering and Bachelor of Engineering Technology programs offered by the University of Southern Queensland. The article describes how the authors use different software packages to solve the programming techniques problems of the course. Sometimes more than one package is required for the effective delivery of a topic of the course. The needs for the usage were also explained. The assessments of the course were also studied and reviewed. How the software packages met the objectives of the module were also discussed together with the desired learning outcomes of students. The comparative measure of the two packages used, Excel in MS Office 2007 and Quantitative Methods-Production and Operations Management(POM-QM) for Windows 3 ended with the former as winner. It can be argued that the students' learning experience and satisfaction will be greatly increased with the software packages while the cost to the university will be minimal. © 2009 Wiley Periodicals, Inc.</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FCV8BW4">
            <text:p>WFCV8BW4</text:p>
          </table:table-cell>
          <table:table-cell office:value-type="string" office:value="Investigating large software system evolution: The Linux kernel">
            <text:p>Investigating large software system evolution: The Linux kernel</text:p>
          </table:table-cell>
          <table:table-cell office:value-type="string" office:value="10.1109/CMPSAC.2002.1045038">
            <text:p>10.1109/CMPSAC.2002.1045038</text:p>
          </table:table-cell>
          <table:table-cell office:value-type="string" office:value="Large multi-platform, multi-million lines of codes software systems evolve to cope with new platform or to meet user ever changing needs. While there has been several studies focused on the similarity of code fragments or modules, few studies addressed the need to monitor the overall system evolution. Meanwhile, the decision to evolve or to refactor a large software system needs to be supported by high level information, representing the system overall picture, abstracting from unnecessary details. This paper proposes to extend the concept of similarity of code fragments to quantify similarities at the release/system level. Similarities are captured by four software metrics representative of the commonalities and differences within and among software artifacts. To show the feasibility of characterizing large software system with the new metrics, 365 releases of the Linux kernel were analyzed. The metrics, the experimental results as well as the lessons learned are presented in the paper.">
            <text:p>Large multi-platform, multi-million lines of codes software systems evolve to cope with new platform or to meet user ever changing needs. While there has been several studies focused on the similarity of code fragments or modules, few studies addressed the need to monitor the overall system evolution. Meanwhile, the decision to evolve or to refactor a large software system needs to be supported by high level information, representing the system overall picture, abstracting from unnecessary details. This paper proposes to extend the concept of similarity of code fragments to quantify similarities at the release/system level. Similarities are captured by four software metrics representative of the commonalities and differences within and among software artifacts. To show the feasibility of characterizing large software system with the new metrics, 365 releases of the Linux kernel were analyzed. The metrics, the experimental results as well as the lessons learned are presented in the paper.</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MFEMXGK">
            <text:p>WMFEMXGK</text:p>
          </table:table-cell>
          <table:table-cell office:value-type="string" office:value="Multi-objective parameter optimization of S-MAC protocol">
            <text:p>Multi-objective parameter optimization of S-MAC protocol</text:p>
          </table:table-cell>
          <table:table-cell office:value-type="string" office:value="10.1109/MIPRO.2014.6859628">
            <text:p>10.1109/MIPRO.2014.6859628</text:p>
          </table:table-cell>
          <table:table-cell office:value-type="string" office:value="In the process of design of protocols for medium access control in wireless sensor networks, it is necessary to find a compromise between energy saving, time sensitivity, scalability, adaptability and complexity. In this research, as an object of optimization S-MAC protocol is chosen. The main advantage of the S-MAC protocol is a state of sleep, which significantly reduces power consumption. Although the S-MAC protocol is described with a large number of parameters, in this paper we have selected three parameters that directly affect the time frame protocol: the duty cycle, the duration of the synchronization interval, and duration of the data interval. To assess the quality of the selected parameters, three measures were selected: total electricity consumption in the network, delay in the delivery of packets to the application layer, and the total achieved bandwidth. Using ns-2 network simulator, a model for testing the influence of parameters of S-MAC protocol on network performance has been developed. The parameters values are selected using the NSGA-II algorithm implemented in MATLAB software package, and the whole process of finding of non-dominated solution set is fully automated. In addition to multi-objective optimization of parameters, an experiment with single-objective optimization using aggregated utility function and the standard GA is performed. Finally, the analysis of the obtained set of non-dominated solutions is performed and a comparison with the results of the single-objective optimization is done. © 2014 MIPRO.">
            <text:p>In the process of design of protocols for medium access control in wireless sensor networks, it is necessary to find a compromise between energy saving, time sensitivity, scalability, adaptability and complexity. In this research, as an object of optimization S-MAC protocol is chosen. The main advantage of the S-MAC protocol is a state of sleep, which significantly reduces power consumption. Although the S-MAC protocol is described with a large number of parameters, in this paper we have selected three parameters that directly affect the time frame protocol: the duty cycle, the duration of the synchronization interval, and duration of the data interval. To assess the quality of the selected parameters, three measures were selected: total electricity consumption in the network, delay in the delivery of packets to the application layer, and the total achieved bandwidth. Using ns-2 network simulator, a model for testing the influence of parameters of S-MAC protocol on network performance has been developed. The parameters values are selected using the NSGA-II algorithm implemented in MATLAB software package, and the whole process of finding of non-dominated solution set is fully automated. In addition to multi-objective optimization of parameters, an experiment with single-objective optimization using aggregated utility function and the standard GA is performed. Finally, the analysis of the obtained set of non-dominated solutions is performed and a comparison with the results of the single-objective optimization is done. © 2014 MIPRO.</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9LACQXN">
            <text:p>E9LACQXN</text:p>
          </table:table-cell>
          <table:table-cell office:value-type="string" office:value="Unified performance analysis of near and far user in downlink noma system over η - μ fading channel">
            <text:p>Unified performance analysis of near and far user in downlink noma system over η - μ fading channel</text:p>
          </table:table-cell>
          <table:table-cell office:value-type="string" office:value="10.24138/jcomss-2021-0090">
            <text:p>10.24138/jcomss-2021-0090</text:p>
          </table:table-cell>
          <table:table-cell office:value-type="string" office:value="The non-orthogonal multiple access (NOMA) scheme is considered as a frontier technology to cater the requirements of 5G and beyond 5G (B5G) communication systems. To fully exploit the essence of NOMA, it is very important to explore the behavior of NOMA users over the most realistic nonhomogenous fading conditions. In this paper, we derive unified closed-form expressions of the basic performance metrics of the NOMA users. Their performance is evaluated in terms of average bit error rate (ABER), average channel capacity (ACC) and outage probability (OP) over η-μ fading channel. These expressions are in terms of popular functions, such as Meijer G-function and Gauss hypergeometric function, leading to their versatile use in analytical research. Unlike the existing outage probability expressions in terms of Yacoub integral, the derived expressions are easier to implement in software packages like MATLAB. Moreover, we compare the obtained results with a reference system, consisting of genie-aided NOMA system. We interpret that genie-aided performance results provide benchmark bounds for the metrics. Extensive simulations are carried out to validate the derived analytical expressions. © 2021 University of Split. All rights reserved.">
            <text:p>The non-orthogonal multiple access (NOMA) scheme is considered as a frontier technology to cater the requirements of 5G and beyond 5G (B5G) communication systems. To fully exploit the essence of NOMA, it is very important to explore the behavior of NOMA users over the most realistic nonhomogenous fading conditions. In this paper, we derive unified closed-form expressions of the basic performance metrics of the NOMA users. Their performance is evaluated in terms of average bit error rate (ABER), average channel capacity (ACC) and outage probability (OP) over η-μ fading channel. These expressions are in terms of popular functions, such as Meijer G-function and Gauss hypergeometric function, leading to their versatile use in analytical research. Unlike the existing outage probability expressions in terms of Yacoub integral, the derived expressions are easier to implement in software packages like MATLAB. Moreover, we compare the obtained results with a reference system, consisting of genie-aided NOMA system. We interpret that genie-aided performance results provide benchmark bounds for the metrics. Extensive simulations are carried out to validate the derived analytical expressions. © 2021 University of Split.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XUQLN5Q">
            <text:p>NXUQLN5Q</text:p>
          </table:table-cell>
          <table:table-cell office:value-type="string" office:value="CARMA: A platform for analyzing microarray datasets that incorporate replicate measures">
            <text:p>CARMA: A platform for analyzing microarray datasets that incorporate replicate measures</text:p>
          </table:table-cell>
          <table:table-cell office:value-type="string" office:value="10.1186/1471-2105-7-149">
            <text:p>10.1186/1471-2105-7-149</text:p>
          </table:table-cell>
          <table:table-cell office:value-type="string" office:value="Background: The incorporation of statistical models that account for experimental variability provides a necessary framework for the interpretation of microarray data. A robust experimental design coupled with an analysis of variance (ANOVA) incorporating a model that accounts for known sources of experimental variability can significantly improve the determination of differences in gene expression and estimations of their significance. Results: To realize the full benefits of performing analysis of variance on microarray data we have developed CARMA, a microarray analysis platform that reads data files generated by most microarray image processing software packages, performs ANOVA using a user-defined linear model, and produces easily interpretable graphical and numeric results. No pre-processing of the data is required and user-specified parameters control most aspects of the analysis including statistical significance criterion. The software also performs location and intensity dependent lowess normalization, automatic outlier detection and removal, and accommodates missing data. Conclusion: CARMA provides a clear quantitative and statistical characterization of each measured gene that can be used to assess marginally acceptable measures and improve confidence in the interpretation of microarray results. Overall, applying CARMA to microarray datasets incorporating repeated measures effectively reduces the number of gene incorrectly identified as differentially expressed and results in a more robust and reliable analysis. © 2006Greer et al; licensee BioMed Central Ltd.">
            <text:p>Background: The incorporation of statistical models that account for experimental variability provides a necessary framework for the interpretation of microarray data. A robust experimental design coupled with an analysis of variance (ANOVA) incorporating a model that accounts for known sources of experimental variability can significantly improve the determination of differences in gene expression and estimations of their significance. Results: To realize the full benefits of performing analysis of variance on microarray data we have developed CARMA, a microarray analysis platform that reads data files generated by most microarray image processing software packages, performs ANOVA using a user-defined linear model, and produces easily interpretable graphical and numeric results. No pre-processing of the data is required and user-specified parameters control most aspects of the analysis including statistical significance criterion. The software also performs location and intensity dependent lowess normalization, automatic outlier detection and removal, and accommodates missing data. Conclusion: CARMA provides a clear quantitative and statistical characterization of each measured gene that can be used to assess marginally acceptable measures and improve confidence in the interpretation of microarray results. Overall, applying CARMA to microarray datasets incorporating repeated measures effectively reduces the number of gene incorrectly identified as differentially expressed and results in a more robust and reliable analysis. © 2006Greer et al; licensee BioMed Central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P3MUIRA">
            <text:p>XP3MUIRA</text:p>
          </table:table-cell>
          <table:table-cell office:value-type="string" office:value="PGQL: A probabilistic graphical query language for gene expression time courses">
            <text:p>PGQL: A probabilistic graphical query language for gene expression time courses</text:p>
          </table:table-cell>
          <table:table-cell office:value-type="string" office:value="10.1186/1756-0381-4-9">
            <text:p>10.1186/1756-0381-4-9</text:p>
          </table:table-cell>
          <table:table-cell office:value-type="string" office:value="Background: Timeboxes are graphical user interface widgets that were proposed to specify queries on time course data. As queries can be very easily defined, an exploratory analysis of time course data is greatly facilitated. While timeboxes are effective, they have no provisions for dealing with noisy data or data with fluctuations along the time axis, which is very common in many applications. In particular, this is true for the analysis of gene expression time courses, which are mostly derived from noisy microarray measurements at few unevenly sampled time points. From a data mining point of view the robust handling of data through a sound statistical model is of great importance. Results: We propose probabilistic timeboxes, which correspond to a specific class of Hidden Markov Models, that constitutes an established method in data mining. Since HMMs are a particular class of probabilistic graphical models we call our method Probabilistic Graphical Query Language. Its implementation was realized in the free software package pGQL. We evaluate its effectiveness in exploratory analysis on a yeast sporulation data set. Conclusions: We introduce a new approach to define dynamic, statistical queries on time course data. It supports an interactive exploration of reasonably large amounts of data and enables users without expert knowledge to specify fairly complex statistical models with ease. The expressivity of our approach is by its statistical nature greater and more robust with respect to amplitude and frequency fluctuation than the prior, deterministic timeboxes. © 2011 Schilling et al; licensee BioMed Central Ltd.">
            <text:p>Background: Timeboxes are graphical user interface widgets that were proposed to specify queries on time course data. As queries can be very easily defined, an exploratory analysis of time course data is greatly facilitated. While timeboxes are effective, they have no provisions for dealing with noisy data or data with fluctuations along the time axis, which is very common in many applications. In particular, this is true for the analysis of gene expression time courses, which are mostly derived from noisy microarray measurements at few unevenly sampled time points. From a data mining point of view the robust handling of data through a sound statistical model is of great importance. Results: We propose probabilistic timeboxes, which correspond to a specific class of Hidden Markov Models, that constitutes an established method in data mining. Since HMMs are a particular class of probabilistic graphical models we call our method Probabilistic Graphical Query Language. Its implementation was realized in the free software package pGQL. We evaluate its effectiveness in exploratory analysis on a yeast sporulation data set. Conclusions: We introduce a new approach to define dynamic, statistical queries on time course data. It supports an interactive exploration of reasonably large amounts of data and enables users without expert knowledge to specify fairly complex statistical models with ease. The expressivity of our approach is by its statistical nature greater and more robust with respect to amplitude and frequency fluctuation than the prior, deterministic timeboxes. © 2011 Schilling et al; licensee BioMed Central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MY4KEMQ">
            <text:p>BMY4KEMQ</text:p>
          </table:table-cell>
          <table:table-cell office:value-type="string" office:value="Voltage contours for power system visualization">
            <text:p>Voltage contours for power system visualization</text:p>
          </table:table-cell>
          <table:table-cell office:value-type="string" office:value="10.1109/59.852151">
            <text:p>10.1109/59.852151</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PIP27J8">
            <text:p>WPIP27J8</text:p>
          </table:table-cell>
          <table:table-cell office:value-type="string" office:value="Measured RF power signals to evaluate feasibility of inverse methods to retrieve refractivity parameters">
            <text:p>Measured RF power signals to evaluate feasibility of inverse methods to retrieve refractivity parameters</text:p>
          </table:table-cell>
          <table:table-cell office:value-type="string" office:value="10.1117/12.689840">
            <text:p>10.1117/12.689840</text:p>
          </table:table-cell>
          <table:table-cell office:value-type="string" office:value="Radio wave propagation over sea paths is influenced by the local meteorological condition at the atmospheric layer near the surface, especially during ducts. Duct condition can be determined by measurements of local meteorological parameters, by weather forecast models or by using inverse methods. In order to evaluate the feasibility of using inverse methods to retrieve the refractivity profiles a measurement of RF signals and meteorological parameters were carried out at a test site in the Baltic. During the measurements, signal power from two broadcast antennas, one at Visby and one at Västervik, were received at Muskö, an island south of Stockholm. The measurements were performed during the summer 2005 and the data was used to test the software package for inversion methods, SAGA (Seismo Acoustic inversion using Genetic Algorithms, by Peter Gerstoft UCSD, US). Refractivity profiles retrieved by SAGA were compared with the refractivity profiles calculated from measured parameters, during parts of the experiment, from rocket sounding, radio sounding, local meteorological measurements using bulk model calculations, and also obtained by the Swedish operational weather forecast model HIRLAM. Surface based duct height are predicted in relative many situations even though the number of frequencies or antennas height has to be increased to diminish the ambiguous of the refractive index profile.">
            <text:p>Radio wave propagation over sea paths is influenced by the local meteorological condition at the atmospheric layer near the surface, especially during ducts. Duct condition can be determined by measurements of local meteorological parameters, by weather forecast models or by using inverse methods. In order to evaluate the feasibility of using inverse methods to retrieve the refractivity profiles a measurement of RF signals and meteorological parameters were carried out at a test site in the Baltic. During the measurements, signal power from two broadcast antennas, one at Visby and one at Västervik, were received at Muskö, an island south of Stockholm. The measurements were performed during the summer 2005 and the data was used to test the software package for inversion methods, SAGA (Seismo Acoustic inversion using Genetic Algorithms, by Peter Gerstoft UCSD, US). Refractivity profiles retrieved by SAGA were compared with the refractivity profiles calculated from measured parameters, during parts of the experiment, from rocket sounding, radio sounding, local meteorological measurements using bulk model calculations, and also obtained by the Swedish operational weather forecast model HIRLAM. Surface based duct height are predicted in relative many situations even though the number of frequencies or antennas height has to be increased to diminish the ambiguous of the refractive index profil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47A6YII">
            <text:p>H47A6YII</text:p>
          </table:table-cell>
          <table:table-cell office:value-type="string" office:value="Automated Image Analysis of In Vitro Angiogenesis Assay">
            <text:p>Automated Image Analysis of In Vitro Angiogenesis Assay</text:p>
          </table:table-cell>
          <table:table-cell office:value-type="string" office:value="10.1177/2211068213495204">
            <text:p>10.1177/2211068213495204</text:p>
          </table:table-cell>
          <table:table-cell office:value-type="string" office:value="Angiogenesis is the biological process of generating new capillary blood vessels. It is a fundamental component of a number of normal (reproduction and wound healing) and pathological processes (diabetic retinopathy, rheumatoid arthritis, tumor growth, and metastasis). In vitro angiogenesis assays provide a platform for evaluating the effects of pro- or antiangiogenic compounds. One of the most informative assays is the endothelial cells capillary tube formation assay performed on a biological matrix. This assay is based on quantification of the stimulatory and inhibitory effects of various agents, which is estimated through the measurement of the pseudo-tubules network length. This standard measurement is usually carried out manually by trained operators but requires time, attention, and dedication to achieve a reasonable degree of accuracy. Moreover, the screening is operator dependent. In this article, we propose an automated procedure to evaluate the pseudo-tubule network lengths. We propose a series of image analysis procedures developed using a freely available image analysis software library. More than 800 images from 12 experiments were analyzed automatically and manually, and their results were compared to improve and validate the proposed image analysis procedure. The resulting image analysis software is currently running on a dedicated server, with comparable accuracy to manual measurements. Using this new automated procedure, we are able to treat 540 images, or three complete assays per hour. © 2013 Society for Laboratory Automation and Screening.">
            <text:p>Angiogenesis is the biological process of generating new capillary blood vessels. It is a fundamental component of a number of normal (reproduction and wound healing) and pathological processes (diabetic retinopathy, rheumatoid arthritis, tumor growth, and metastasis). In vitro angiogenesis assays provide a platform for evaluating the effects of pro- or antiangiogenic compounds. One of the most informative assays is the endothelial cells capillary tube formation assay performed on a biological matrix. This assay is based on quantification of the stimulatory and inhibitory effects of various agents, which is estimated through the measurement of the pseudo-tubules network length. This standard measurement is usually carried out manually by trained operators but requires time, attention, and dedication to achieve a reasonable degree of accuracy. Moreover, the screening is operator dependent. In this article, we propose an automated procedure to evaluate the pseudo-tubule network lengths. We propose a series of image analysis procedures developed using a freely available image analysis software library. More than 800 images from 12 experiments were analyzed automatically and manually, and their results were compared to improve and validate the proposed image analysis procedure. The resulting image analysis software is currently running on a dedicated server, with comparable accuracy to manual measurements. Using this new automated procedure, we are able to treat 540 images, or three complete assays per hour. © 2013 Society for Laboratory Automation and Screenin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GLSGX2A">
            <text:p>XGLSGX2A</text:p>
          </table:table-cell>
          <table:table-cell office:value-type="string" office:value="Automation of cross-sectional analysis of neuroimages using diffusion kurtosis imaging">
            <text:p>Automation of cross-sectional analysis of neuroimages using diffusion kurtosis imaging</text:p>
          </table:table-cell>
          <table:table-cell office:value-type="string" office:value="10.1109/TENCON.2015.7372878">
            <text:p>10.1109/TENCON.2015.7372878</text:p>
          </table:table-cell>
          <table:table-cell office:value-type="string" office:value="Recent advances in magnetic resonance imaging allow quantification of diffusion of water molecules, through diffusion weighted magnetic resonance images(DW-MRI)techniques called diffusion tensor imaging(DTI) and diffusion kurtosis imaging( DKI). These techniques are being extensively used to study finer details of the micro-structure in the human brain. Inspite of availability of several software packages for DW-MRI analysis, not many are available for estimating DKI. An easy to use and fully automated processing of DW-MRI for estimation and analysis of DKI is still lacking. In this paper, we describe the development of a MATLAB toolbox which facilitates estimation, display and cross-sectional analysis of brain images using DKI by fully automating the DKI analysis pipeline, right from initial data loading till performing statistical analysis with an user friendly graphical user interface(GUI). The major functionalities which are integrated in this toolbox includes diffusion data preprocessing, estimation of diffusion tensor and diffusion kurtosis metrics, displaying parametric maps and statistical analysis of diffusion metrics for cross sectional brain studies. The functionalities and performance of the toolbox has been extensively evaluated with multiple DW-MRI datasets acquired from normal subjects achieving very promising results. The capabilities of the toolbox are demonstrated by conducting in-vivo DKI studies for analysing the aging effects. © 2015 IEEE.">
            <text:p>Recent advances in magnetic resonance imaging allow quantification of diffusion of water molecules, through diffusion weighted magnetic resonance images(DW-MRI)techniques called diffusion tensor imaging(DTI) and diffusion kurtosis imaging( DKI). These techniques are being extensively used to study finer details of the micro-structure in the human brain. Inspite of availability of several software packages for DW-MRI analysis, not many are available for estimating DKI. An easy to use and fully automated processing of DW-MRI for estimation and analysis of DKI is still lacking. In this paper, we describe the development of a MATLAB toolbox which facilitates estimation, display and cross-sectional analysis of brain images using DKI by fully automating the DKI analysis pipeline, right from initial data loading till performing statistical analysis with an user friendly graphical user interface(GUI). The major functionalities which are integrated in this toolbox includes diffusion data preprocessing, estimation of diffusion tensor and diffusion kurtosis metrics, displaying parametric maps and statistical analysis of diffusion metrics for cross sectional brain studies. The functionalities and performance of the toolbox has been extensively evaluated with multiple DW-MRI datasets acquired from normal subjects achieving very promising results. The capabilities of the toolbox are demonstrated by conducting in-vivo DKI studies for analysing the aging effects. © 2015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45PFVXR">
            <text:p>P45PFVXR</text:p>
          </table:table-cell>
          <table:table-cell office:value-type="string" office:value="JMFit: A SAS macro for joint models of longitudinal and survival data">
            <text:p>JMFit: A SAS macro for joint models of longitudinal and survival data</text:p>
          </table:table-cell>
          <table:table-cell office:value-type="string" office:value="10.18637/jss.v071.i03">
            <text:p>10.18637/jss.v071.i03</text:p>
          </table:table-cell>
          <table:table-cell office:value-type="string" office:value="Joint models for longitudinal and survival data now have a long history of being used in clinical trials or other studies in which the goal is to assess a treatment effect while accounting for a longitudinal biomarker such as patient-reported outcomes or immune responses. Although software has been developed for fitting the joint model, no software packages are currently available for simultaneously fitting the joint model and assessing the fit of the longitudinal component and the survival component of the model separately as well as the contribution of the longitudinal data to the fit of the survival model. To fulfill this need, we develop a SAS macro, called JMFit. JMFit implements a variety of popular joint models and provides several model assessment measures including the decomposition of AIC and BIC as well as ΔAIC and ΔBIC recently developed in Zhang, Chen, Ibrahim, Boye, Wang, and Shen (2014). Examples with real and simulated data are provided to illustrate the use of JMFit. © 2016, American Statistical Association. All rights reserved.">
            <text:p>Joint models for longitudinal and survival data now have a long history of being used in clinical trials or other studies in which the goal is to assess a treatment effect while accounting for a longitudinal biomarker such as patient-reported outcomes or immune responses. Although software has been developed for fitting the joint model, no software packages are currently available for simultaneously fitting the joint model and assessing the fit of the longitudinal component and the survival component of the model separately as well as the contribution of the longitudinal data to the fit of the survival model. To fulfill this need, we develop a SAS macro, called JMFit. JMFit implements a variety of popular joint models and provides several model assessment measures including the decomposition of AIC and BIC as well as ΔAIC and ΔBIC recently developed in Zhang, Chen, Ibrahim, Boye, Wang, and Shen (2014). Examples with real and simulated data are provided to illustrate the use of JMFit. © 2016, American Statistical Association.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3797W8B">
            <text:p>W3797W8B</text:p>
          </table:table-cell>
          <table:table-cell office:value-type="string" office:value="Modern hardware to simulate tsunami wave propagation">
            <text:p>Modern hardware to simulate tsunami wave propagation</text:p>
          </table:table-cell>
          <table:table-cell office:value-type="string" office:value="10.2316/p.2010.691-018">
            <text:p>10.2316/p.2010.691-018</text:p>
          </table:table-cell>
          <table:table-cell office:value-type="string" office:value="Problem of tsunami risks evaluation, assessment and mitigation is here addressed. Modern computational technologies are able to calculate accurately tsunami wave propagation over the deep ocean provided that initial displacement (perturbation of the sea bed at tsunami source) is known. Modern deep ocean tsunameters provide direct measurement of the passing tsunami wave in the real time mode, which help to estimate initial displacement parameters right after the tsunami wave is recorded at one of the deep ocean buoys. Therefore, fast tsunami propagation code that can calculate tsunami evolution from estimated model source becomes critical for timely evacuation decision for many coastal communities in case of a strong tsunami. In this paper we discuss a part of MOST (Method of Splitting Tsunami) software package, which has been accepted by the USA National Ocean and Atmosphere Administration as the basic tool to calculate tsunami wave propagation and to evaluate of inundation parameters. Our main objectives are to speed up the existing sequential program, and to adapt this program for shared memory systems (OpenMP), CELL BE architecture and GPU. For caring out this research we use SMP server and a system build on IBM CELL BE CPU. We also use NVIDIA Teslatm C1060 board which acts as co-processor for CPU. Optimization of the existing parallel and sequential code for the task of tsunami wave propagation modeling as well as an adaptation of this code for GPU and CELL BE processor is discussed. The obtained results are up to 170 times performance gain for one time step. These are very promising.">
            <text:p>Problem of tsunami risks evaluation, assessment and mitigation is here addressed. Modern computational technologies are able to calculate accurately tsunami wave propagation over the deep ocean provided that initial displacement (perturbation of the sea bed at tsunami source) is known. Modern deep ocean tsunameters provide direct measurement of the passing tsunami wave in the real time mode, which help to estimate initial displacement parameters right after the tsunami wave is recorded at one of the deep ocean buoys. Therefore, fast tsunami propagation code that can calculate tsunami evolution from estimated model source becomes critical for timely evacuation decision for many coastal communities in case of a strong tsunami. In this paper we discuss a part of MOST (Method of Splitting Tsunami) software package, which has been accepted by the USA National Ocean and Atmosphere Administration as the basic tool to calculate tsunami wave propagation and to evaluate of inundation parameters. Our main objectives are to speed up the existing sequential program, and to adapt this program for shared memory systems (OpenMP), CELL BE architecture and GPU. For caring out this research we use SMP server and a system build on IBM CELL BE CPU. We also use NVIDIA Teslatm C1060 board which acts as co-processor for CPU. Optimization of the existing parallel and sequential code for the task of tsunami wave propagation modeling as well as an adaptation of this code for GPU and CELL BE processor is discussed. The obtained results are up to 170 times performance gain for one time step. These are very promisin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J4ZK2LS">
            <text:p>AJ4ZK2LS</text:p>
          </table:table-cell>
          <table:table-cell office:value-type="string" office:value="How does map use differ in virtual reality and desktop-based environments?">
            <text:p>How does map use differ in virtual reality and desktop-based environments?</text:p>
          </table:table-cell>
          <table:table-cell office:value-type="string" office:value="10.1080/17538947.2020.1731617">
            <text:p>10.1080/17538947.2020.1731617</text:p>
          </table:table-cell>
          <table:table-cell office:value-type="string" office:value="Maps based on virtual reality (VR) are evolving and are being increasingly used in the field of geography. However, the advantages of VR based on the map use processes of users over desktop-based environments (DEs) are not fully understood. In this study, an experiment was conducted in which 120 participants performed map use tasks using maps and globes in VR and DE. The participants’ eye movements and questionnaires were collected to compare the map use performance differences. We analyzed the general metrics, information searching and processing metrics of participants (e.g. response time, RT; average fixation duration, AFD; average saccade duration, ASD; saccade frequency, SF, etc.) using maps and globes in different environments. We found that the participants using VR processed information more efficiently (AFDDE = 233.34 ms, AFDVR = 173.09 ms), and the participants using DE had both a significantly shorter response time (RTDE = 88.68 s, RTVR = 124.05 s) and a shorter visual search time (ASDDE = 60.78 ms, ASDVR = 112.13 ms; SFDE = 6.30, SFVR = 2.07). We also found similarities in accuracy, satisfaction and readability. These results are helpful for designing VR maps that can adapt to human cognition and reflect the advantages of VR. © 2020 Informa UK Limited, trading as Taylor &amp; Francis Group.">
            <text:p>Maps based on virtual reality (VR) are evolving and are being increasingly used in the field of geography. However, the advantages of VR based on the map use processes of users over desktop-based environments (DEs) are not fully understood. In this study, an experiment was conducted in which 120 participants performed map use tasks using maps and globes in VR and DE. The participants’ eye movements and questionnaires were collected to compare the map use performance differences. We analyzed the general metrics, information searching and processing metrics of participants (e.g. response time, RT; average fixation duration, AFD; average saccade duration, ASD; saccade frequency, SF, etc.) using maps and globes in different environments. We found that the participants using VR processed information more efficiently (AFDDE = 233.34 ms, AFDVR = 173.09 ms), and the participants using DE had both a significantly shorter response time (RTDE = 88.68 s, RTVR = 124.05 s) and a shorter visual search time (ASDDE = 60.78 ms, ASDVR = 112.13 ms; SFDE = 6.30, SFVR = 2.07). We also found similarities in accuracy, satisfaction and readability. These results are helpful for designing VR maps that can adapt to human cognition and reflect the advantages of VR. © 2020 Informa UK Limited, trading as Taylor &amp; Francis Group.</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88S2V9T">
            <text:p>Q88S2V9T</text:p>
          </table:table-cell>
          <table:table-cell office:value-type="string" office:value="Boosted decision trees for vertebral column disease diagnosis">
            <text:p>Boosted decision trees for vertebral column disease diagnosis</text:p>
          </table:table-cell>
          <table:table-cell office:value-type="string" office:value="10.1007/978-3-319-18296-4_27">
            <text:p>10.1007/978-3-319-18296-4_27</text:p>
          </table:table-cell>
          <table:table-cell office:value-type="string" office:value="Vertebral column diseases are of the main public health problems which cause a negative impact on patients. Disk hernia and spondylolisthesis are examples of pathologies of the vertebral column which cause intensive pain. Data mining tools play an important role in medical decision making and deal with human short-term memory limitations quite effectively. This paper presents a decision support tool that can help in detection of pathology on the vertebral column using three types of decision trees classifiers. They are Single Decision Tree (SDT), Boosted Decision Tree (BDT), and Decision Tree Forest (DTF). Decision Tree and Regression (DTREG) software package is used for simulation and the database is available from UCI Machine Learning Repository. The performance of the proposed structure is evaluated in terms of accuracy, sensitivity, specificity, ROC curves, and other metrics. The results showed that the accuracies of SDT and BDT in the training phase are 90. 65 and 96. 77%, respectively. BDT performed better than SDT for all performance metrics. Value of ROC for BDT in the training phase is 0. 9952. In the validation phase, BDT achieved 84. 84% accuracy, which is superior to SDT (81. 94%) and DTF (84. 19%). Results showed also that grade of spondylolisthesis is the most relevant feature for classification using BDT classifier. © Springer International Publishing Switzerland 2016.">
            <text:p>Vertebral column diseases are of the main public health problems which cause a negative impact on patients. Disk hernia and spondylolisthesis are examples of pathologies of the vertebral column which cause intensive pain. Data mining tools play an important role in medical decision making and deal with human short-term memory limitations quite effectively. This paper presents a decision support tool that can help in detection of pathology on the vertebral column using three types of decision trees classifiers. They are Single Decision Tree (SDT), Boosted Decision Tree (BDT), and Decision Tree Forest (DTF). Decision Tree and Regression (DTREG) software package is used for simulation and the database is available from UCI Machine Learning Repository. The performance of the proposed structure is evaluated in terms of accuracy, sensitivity, specificity, ROC curves, and other metrics. The results showed that the accuracies of SDT and BDT in the training phase are 90. 65 and 96. 77%, respectively. BDT performed better than SDT for all performance metrics. Value of ROC for BDT in the training phase is 0. 9952. In the validation phase, BDT achieved 84. 84% accuracy, which is superior to SDT (81. 94%) and DTF (84. 19%). Results showed also that grade of spondylolisthesis is the most relevant feature for classification using BDT classifier. © Springer International Publishing Switzerland 2016.</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NRXZP2N">
            <text:p>9NRXZP2N</text:p>
          </table:table-cell>
          <table:table-cell office:value-type="string" office:value="Forecasting IT security vulnerabilities – An empirical analysis">
            <text:p>Forecasting IT security vulnerabilities – An empirical analysis</text:p>
          </table:table-cell>
          <table:table-cell office:value-type="string" office:value="10.1016/j.cose.2019.101610">
            <text:p>10.1016/j.cose.2019.101610</text:p>
          </table:table-cell>
          <table:table-cell office:value-type="string" office:value="Today, organizations must deal with a plethora of IT security threats and to ensure smooth and uninterrupted business operations, firms are challenged to predict the volume of IT security vulnerabilities and allocate resources for fixing them. This challenge requires decision makers to assess which system or software packages are prone to vulnerabilities, how many post-release vulnerabilities can be expected to occur during a certain period of time, and what impact exploits might have. Substantial research has been dedicated to techniques that analyze source code and detect security vulnerabilities. However, only limited research has focused on forecasting security vulnerabilities that are detected and reported after the release of software. To address this shortcoming, we apply established methodologies which are capable of forecasting events exhibiting specific time series characteristics of security vulnerabilities, i.e., rareness of occurrence, volatility, non-stationarity, and seasonality. Based on a dataset taken from the National Vulnerability Database (NVD), we use the Mean Absolute Error (MAE) and Root Mean Square Error (RMSE) to measure the forecasting accuracy of single, double, and triple exponential smoothing methodologies, Croston's methodology, ARIMA, and a neural network-based approach. We analyze the impact of the applied forecasting methodology on the prediction accuracy with regard to its robustness along the dimensions of the examined system and software package “operating systems”, “browsers” and “office solutions” and the applied metrics. To the best of our knowledge, this study is the first to analyze the effect of forecasting methodologies and to apply metrics that are suitable in this context. Our results show that the optimal forecasting methodology depends on the software or system package, as some methodologies perform poorly in the context of IT security vulnerabilities, that absolute metrics can cover the actual prediction error precisely, and that the prediction accuracy is robust within the two applied forecasting-error metrics. © 2019 Elsevier Ltd">
            <text:p>Today, organizations must deal with a plethora of IT security threats and to ensure smooth and uninterrupted business operations, firms are challenged to predict the volume of IT security vulnerabilities and allocate resources for fixing them. This challenge requires decision makers to assess which system or software packages are prone to vulnerabilities, how many post-release vulnerabilities can be expected to occur during a certain period of time, and what impact exploits might have. Substantial research has been dedicated to techniques that analyze source code and detect security vulnerabilities. However, only limited research has focused on forecasting security vulnerabilities that are detected and reported after the release of software. To address this shortcoming, we apply established methodologies which are capable of forecasting events exhibiting specific time series characteristics of security vulnerabilities, i.e., rareness of occurrence, volatility, non-stationarity, and seasonality. Based on a dataset taken from the National Vulnerability Database (NVD), we use the Mean Absolute Error (MAE) and Root Mean Square Error (RMSE) to measure the forecasting accuracy of single, double, and triple exponential smoothing methodologies, Croston's methodology, ARIMA, and a neural network-based approach. We analyze the impact of the applied forecasting methodology on the prediction accuracy with regard to its robustness along the dimensions of the examined system and software package “operating systems”, “browsers” and “office solutions” and the applied metrics. To the best of our knowledge, this study is the first to analyze the effect of forecasting methodologies and to apply metrics that are suitable in this context. Our results show that the optimal forecasting methodology depends on the software or system package, as some methodologies perform poorly in the context of IT security vulnerabilities, that absolute metrics can cover the actual prediction error precisely, and that the prediction accuracy is robust within the two applied forecasting-error metrics. © 2019 Elsevier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WUD5L3Q">
            <text:p>6WUD5L3Q</text:p>
          </table:table-cell>
          <table:table-cell office:value-type="string" office:value="J-DES: A graphical interactive package for analysis and synthesis of discrete event systems">
            <text:p>J-DES: A graphical interactive package for analysis and synthesis of discrete event systems</text:p>
          </table:table-cell>
          <table:table-cell office:value-type="string" office:value="10.1109/ACC.2003.1244058">
            <text:p>10.1109/ACC.2003.1244058</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YGA3F28">
            <text:p>GYGA3F28</text:p>
          </table:table-cell>
          <table:table-cell office:value-type="string" office:value="Software comparison for evaluating genomic copy number variation for Affymetrix 6.0 SNP array platform">
            <text:p>Software comparison for evaluating genomic copy number variation for Affymetrix 6.0 SNP array platform</text:p>
          </table:table-cell>
          <table:table-cell office:value-type="string" office:value="10.1186/1471-2105-12-220">
            <text:p>10.1186/1471-2105-12-220</text:p>
          </table:table-cell>
          <table:table-cell office:value-type="string" office:value="Background: Copy number data are routinely being extracted from genome-wide association study chips using a variety of software. We empirically evaluated and compared four freely-available software packages designed for Affymetrix SNP chips to estimate copy number: Affymetrix Power Tools (APT), Aroma.Affymetrix, PennCNV and CRLMM. Our evaluation used 1,418 GENOA samples that were genotyped on the Affymetrix Genome-Wide Human SNP Array 6.0. We compared bias and variance in the locus-level copy number data, the concordance amongst regions of copy number gains/deletions and the false-positive rate amongst deleted segments.Results: APT had median locus-level copy numbers closest to a value of two, whereas PennCNV and Aroma.Affymetrix had the smallest variability associated with the median copy number. Of those evaluated, only PennCNV provides copy number specific quality-control metrics and identified 136 poor CNV samples. Regions of copy number variation (CNV) were detected using the hidden Markov models provided within PennCNV and CRLMM/VanillaIce. PennCNV detected more CNVs than CRLMM/VanillaIce; the median number of CNVs detected per sample was 39 and 30, respectively. PennCNV detected most of the regions that CRLMM/VanillaIce did as well as additional CNV regions. The median concordance between PennCNV and CRLMM/VanillaIce was 47.9% for duplications and 51.5% for deletions. The estimated false-positive rate associated with deletions was similar for PennCNV and CRLMM/VanillaIce.Conclusions: If the objective is to perform statistical tests on the locus-level copy number data, our empirical results suggest that PennCNV or Aroma.Affymetrix is optimal. If the objective is to perform statistical tests on the summarized segmented data then PennCNV would be preferred over CRLMM/VanillaIce. Specifically, PennCNV allows the analyst to estimate locus-level copy number, perform segmentation and evaluate CNV-specific quality-control metrics within a single software package. PennCNV has relatively small bias, small variability and detects more regions while maintaining a similar estimated false-positive rate as CRLMM/VanillaIce. More generally, we advocate that software developers need to provide guidance with respect to evaluating and choosing optimal settings in order to obtain optimal results for an individual dataset. Until such guidance exists, we recommend trying multiple algorithms, evaluating concordance/discordance and subsequently consider the union of regions for downstream association tests. © 2011 Eckel-Passow et al; licensee BioMed Central Ltd.">
            <text:p>Background: Copy number data are routinely being extracted from genome-wide association study chips using a variety of software. We empirically evaluated and compared four freely-available software packages designed for Affymetrix SNP chips to estimate copy number: Affymetrix Power Tools (APT), Aroma.Affymetrix, PennCNV and CRLMM. Our evaluation used 1,418 GENOA samples that were genotyped on the Affymetrix Genome-Wide Human SNP Array 6.0. We compared bias and variance in the locus-level copy number data, the concordance amongst regions of copy number gains/deletions and the false-positive rate amongst deleted segments.Results: APT had median locus-level copy numbers closest to a value of two, whereas PennCNV and Aroma.Affymetrix had the smallest variability associated with the median copy number. Of those evaluated, only PennCNV provides copy number specific quality-control metrics and identified 136 poor CNV samples. Regions of copy number variation (CNV) were detected using the hidden Markov models provided within PennCNV and CRLMM/VanillaIce. PennCNV detected more CNVs than CRLMM/VanillaIce; the median number of CNVs detected per sample was 39 and 30, respectively. PennCNV detected most of the regions that CRLMM/VanillaIce did as well as additional CNV regions. The median concordance between PennCNV and CRLMM/VanillaIce was 47.9% for duplications and 51.5% for deletions. The estimated false-positive rate associated with deletions was similar for PennCNV and CRLMM/VanillaIce.Conclusions: If the objective is to perform statistical tests on the locus-level copy number data, our empirical results suggest that PennCNV or Aroma.Affymetrix is optimal. If the objective is to perform statistical tests on the summarized segmented data then PennCNV would be preferred over CRLMM/VanillaIce. Specifically, PennCNV allows the analyst to estimate locus-level copy number, perform segmentation and evaluate CNV-specific quality-control metrics within a single software package. PennCNV has relatively small bias, small variability and detects more regions while maintaining a similar estimated false-positive rate as CRLMM/VanillaIce. More generally, we advocate that software developers need to provide guidance with respect to evaluating and choosing optimal settings in order to obtain optimal results for an individual dataset. Until such guidance exists, we recommend trying multiple algorithms, evaluating concordance/discordance and subsequently consider the union of regions for downstream association tests. © 2011 Eckel-Passow et al; licensee BioMed Central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CV3NE4L">
            <text:p>SCV3NE4L</text:p>
          </table:table-cell>
          <table:table-cell office:value-type="string" office:value="Lesser of Two Evils Improves Learning in the Context of Cortical Thickness Estimation Models - Choose Wisely">
            <text:p>Lesser of Two Evils Improves Learning in the Context of Cortical Thickness Estimation Models - Choose Wisely</text:p>
          </table:table-cell>
          <table:table-cell office:value-type="string" office:value="10.1007/978-3-031-17027-0_4">
            <text:p>10.1007/978-3-031-17027-0_4</text:p>
          </table:table-cell>
          <table:table-cell office:value-type="string" office:value="Cortical thickness (CTh) is an important biomarker commonly used in clinical studies for a range of neurodegenerative and neurological conditions. In such studies, CTh estimation software packages are employed to estimate CTh from T1-weighted (T1-w) brain MRI scans. Since commonly used software packages (e.g. FreeSurfer) are time-consuming, the fast-inference Machine Learning (ML) CTh estimation solutions have gained much popularity. Recently, several ML regression-based solutions offering morphological properties (CTh, volume and curvature) estimation have emerged but typically achieved lower accuracy compared to mainstream alternatives. One of the reasons for such performance of the ML-based CTh estimation models is the inaccurate automatic labels typically used for their training. In this paper, we investigate the impact of automatic labels selection on the performance of the current state-of-the-art ML regression-based CTh estimation method - HerstonNet. We train two models on pairs of brain MRIs and FreeSurfer/DL+DiReCT automatic CTh measurements to investigate the benefits of using DL+DiReCT instead of, the more frequently used, FreeSurfer CTh measurements on the learning capability of a modified version of HerstonNet. Then, we evaluate the performance of the two trained models on three test sets with scans coming from four publicly available datasets. We show that HerstonNet trained on DL+DiReCT labels overall achieves a 13.3% higher Intraclass Correlation Coefficient (ICC) on a test set composed of ADNI and AIBL scans, 19.4% on OASIS-3 and 17.1% on SIMON dataset compared to the same model trained on FreeSurfer derived measurements. The results suggest that DL+DiReCT provides automatic labels more suitable for CTh estimation model training than FreeSurfer. © 2022, The Author(s), under exclusive license to Springer Nature Switzerland AG.">
            <text:p>Cortical thickness (CTh) is an important biomarker commonly used in clinical studies for a range of neurodegenerative and neurological conditions. In such studies, CTh estimation software packages are employed to estimate CTh from T1-weighted (T1-w) brain MRI scans. Since commonly used software packages (e.g. FreeSurfer) are time-consuming, the fast-inference Machine Learning (ML) CTh estimation solutions have gained much popularity. Recently, several ML regression-based solutions offering morphological properties (CTh, volume and curvature) estimation have emerged but typically achieved lower accuracy compared to mainstream alternatives. One of the reasons for such performance of the ML-based CTh estimation models is the inaccurate automatic labels typically used for their training. In this paper, we investigate the impact of automatic labels selection on the performance of the current state-of-the-art ML regression-based CTh estimation method - HerstonNet. We train two models on pairs of brain MRIs and FreeSurfer/DL+DiReCT automatic CTh measurements to investigate the benefits of using DL+DiReCT instead of, the more frequently used, FreeSurfer CTh measurements on the learning capability of a modified version of HerstonNet. Then, we evaluate the performance of the two trained models on three test sets with scans coming from four publicly available datasets. We show that HerstonNet trained on DL+DiReCT labels overall achieves a 13.3% higher Intraclass Correlation Coefficient (ICC) on a test set composed of ADNI and AIBL scans, 19.4% on OASIS-3 and 17.1% on SIMON dataset compared to the same model trained on FreeSurfer derived measurements. The results suggest that DL+DiReCT provides automatic labels more suitable for CTh estimation model training than FreeSurfer. © 2022, The Author(s), under exclusive license to Springer Nature Switzerland A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GIF65R5">
            <text:p>JGIF65R5</text:p>
          </table:table-cell>
          <table:table-cell office:value-type="string" office:value="Some Aspects of Creation of Flexible Modeling Software Package for NPP">
            <text:p>Some Aspects of Creation of Flexible Modeling Software Package for NPP</text:p>
          </table:table-cell>
          <table:table-cell office:value-type="string" office:value="10.1109/MLSD49919.2020.9247825">
            <text:p>10.1109/MLSD49919.2020.9247825</text:p>
          </table:table-cell>
          <table:table-cell office:value-type="string" office:value="An approach is considering, according to which the flexible modeling software package is the core of the digital twin of an NPP power unit, which can apply for a wide range of tasks from application in operator information support systems and diagnostic systems to assessing the cybersecurity of a nuclear power plant and developing cybersecurity measures. © 2020 IEEE.">
            <text:p>An approach is considering, according to which the flexible modeling software package is the core of the digital twin of an NPP power unit, which can apply for a wide range of tasks from application in operator information support systems and diagnostic systems to assessing the cybersecurity of a nuclear power plant and developing cybersecurity measures. © 2020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YQ76NZ3">
            <text:p>FYQ76NZ3</text:p>
          </table:table-cell>
          <table:table-cell office:value-type="string" office:value="EFFICIENT LOADING and VISUALIZATION of MASSIVE FEATURE-RICH POINT CLOUDS without HIERARCHICAL ACCELERATION STRUCTURES">
            <text:p>EFFICIENT LOADING and VISUALIZATION of MASSIVE FEATURE-RICH POINT CLOUDS without HIERARCHICAL ACCELERATION STRUCTURES</text:p>
          </table:table-cell>
          <table:table-cell office:value-type="string" office:value="10.5194/isprs-archives-XLIII-B2-2020-293-2020">
            <text:p>10.5194/isprs-archives-XLIII-B2-2020-293-2020</text:p>
          </table:table-cell>
          <table:table-cell office:value-type="string" office:value="Nowadays, point clouds are the standard product when capturing reality independent of scale and measurement technique. Especially, Dense Image Matching (DIM) and Laser Scanning (LS) are state of the art capturing methods for a great variety of applications producing detailed point clouds up to billions of points. In-depth analysis of such huge point clouds typically requires sophisticated spatial indexing structures to support potentially long-lasting automated non-interactive processing tasks like feature extraction, semantic labelling, surface generation, and the like. Nevertheless, a visual inspection of the point data is often necessary to obtain an impression of the scene, roughly check for completeness, quality, and outlier rates of the captured data in advance. Also intermediate processing results, containing additional per-point computed attributes, may require visual analyses to draw conclusions or to parameterize further processing. Over the last decades a variety of commercial, free, and open source viewers have been developed that can visualise huge point clouds and colorize them based on available attributes. However, they have either a poor loading and navigation performance, visualize only a subset of the points, or require the creation of spatial indexing structures in advance. In this paper, we evaluate a progressive method that is capable of rendering any point cloud that fits in GPU memory in real time without the need of time consuming hierarchical acceleration structure generation. In combination with our multi-threaded LAS and LAZ loaders, we achieve load performance of up to 20 million points per second, display points already while loading, support flexible switching between different attributes, and rendering up to one billion points with visually appealing navigation behaviour. Furthermore, loading times of different data sets for different open source and commercial software packages are analysed. © 2020 International Archives of the Photogrammetry, Remote Sensing and Spatial Information Sciences - ISPRS Archives.">
            <text:p>Nowadays, point clouds are the standard product when capturing reality independent of scale and measurement technique. Especially, Dense Image Matching (DIM) and Laser Scanning (LS) are state of the art capturing methods for a great variety of applications producing detailed point clouds up to billions of points. In-depth analysis of such huge point clouds typically requires sophisticated spatial indexing structures to support potentially long-lasting automated non-interactive processing tasks like feature extraction, semantic labelling, surface generation, and the like. Nevertheless, a visual inspection of the point data is often necessary to obtain an impression of the scene, roughly check for completeness, quality, and outlier rates of the captured data in advance. Also intermediate processing results, containing additional per-point computed attributes, may require visual analyses to draw conclusions or to parameterize further processing. Over the last decades a variety of commercial, free, and open source viewers have been developed that can visualise huge point clouds and colorize them based on available attributes. However, they have either a poor loading and navigation performance, visualize only a subset of the points, or require the creation of spatial indexing structures in advance. In this paper, we evaluate a progressive method that is capable of rendering any point cloud that fits in GPU memory in real time without the need of time consuming hierarchical acceleration structure generation. In combination with our multi-threaded LAS and LAZ loaders, we achieve load performance of up to 20 million points per second, display points already while loading, support flexible switching between different attributes, and rendering up to one billion points with visually appealing navigation behaviour. Furthermore, loading times of different data sets for different open source and commercial software packages are analysed. © 2020 International Archives of the Photogrammetry, Remote Sensing and Spatial Information Sciences - ISPRS Archive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WYJHDTT">
            <text:p>9WYJHDTT</text:p>
          </table:table-cell>
          <table:table-cell office:value-type="string" office:value="Molecular Descriptors Selection and Machine Learning Approaches in Protein-Ligand Binding Affinity with Applications to Molecular Docking">
            <text:p>Molecular Descriptors Selection and Machine Learning Approaches in Protein-Ligand Binding Affinity with Applications to Molecular Docking</text:p>
          </table:table-cell>
          <table:table-cell office:value-type="string" office:value="10.1109/ICS.2016.0017">
            <text:p>10.1109/ICS.2016.0017</text:p>
          </table:table-cell>
          <table:table-cell office:value-type="string" office:value="In this paper, we propose algorithms for biomolecular docking sites selection problem by various machine learning approaches with selective features reduction. The proposed method can reduce the number of various amino acid features before constructing machine learning prediction models. Given frame boxes with features, the proposed method analyzes the important features by correlation coefficients to LE values. The algorithm ranks these possible candidate locations on the receptor before launching AutoDock. Given a small molecular, namely ligand, it is a time-consuming task to compute the molecular docking against a large, relatively stationary molecule, or receptor. Our methods divide the surface area of receptor to several subspaces and evaluate these subspaces before choosing the promising subspaces to speed up the molecular docking simulation. The method is implemented upon the widely employed automated molecular docking simulation software package, AutoDock. The paper examines three different machine learning prediction models including the support vector machines (LIBSVM), deep neural networks (H2O), and the logistic regression model (AOD). The proposed affinity estimation algorithm, incorporated with a ligand-specific SVM prediction model, achieves about 4 folds faster comparing with original Autodock searching the whole surface of the receptor with similar binding energy score (LE, lowest engery) measurement. Furthermore, the proposed method can be easily parallelized in the implementation. Hadoop MapReduce frameworks are used in our experiments to parallelize the underlying massive computation works corresponding to ligand-receptor pairs examined under the experiment. © 2016 IEEE.">
            <text:p>In this paper, we propose algorithms for biomolecular docking sites selection problem by various machine learning approaches with selective features reduction. The proposed method can reduce the number of various amino acid features before constructing machine learning prediction models. Given frame boxes with features, the proposed method analyzes the important features by correlation coefficients to LE values. The algorithm ranks these possible candidate locations on the receptor before launching AutoDock. Given a small molecular, namely ligand, it is a time-consuming task to compute the molecular docking against a large, relatively stationary molecule, or receptor. Our methods divide the surface area of receptor to several subspaces and evaluate these subspaces before choosing the promising subspaces to speed up the molecular docking simulation. The method is implemented upon the widely employed automated molecular docking simulation software package, AutoDock. The paper examines three different machine learning prediction models including the support vector machines (LIBSVM), deep neural networks (H2O), and the logistic regression model (AOD). The proposed affinity estimation algorithm, incorporated with a ligand-specific SVM prediction model, achieves about 4 folds faster comparing with original Autodock searching the whole surface of the receptor with similar binding energy score (LE, lowest engery) measurement. Furthermore, the proposed method can be easily parallelized in the implementation. Hadoop MapReduce frameworks are used in our experiments to parallelize the underlying massive computation works corresponding to ligand-receptor pairs examined under the experiment. © 2016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YN53B3A">
            <text:p>NYN53B3A</text:p>
          </table:table-cell>
          <table:table-cell office:value-type="string" office:value="Part2Track: A MATLAB package for double frame and time resolved Particle Tracking Velocimetry">
            <text:p>Part2Track: A MATLAB package for double frame and time resolved Particle Tracking Velocimetry</text:p>
          </table:table-cell>
          <table:table-cell office:value-type="string" office:value="10.1016/j.softx.2020.100413">
            <text:p>10.1016/j.softx.2020.100413</text:p>
          </table:table-cell>
          <table:table-cell office:value-type="string" office:value="Within this paper we present Part2Track, a MATLAB software package for the evaluation of 2D Particle Tracking Velocimetry (PTV) measurements. Part2Track is not only capable of handling time resolved image series but also double frame image sets, which are commonly recorded by standard PIV systems. The following work covers a short description of the package's functionalities and a performance analysis on synthetic images. In order to demonstrate the capabilities of handling realistic, experimental data, two test cases are provided. © 2020 The Authors">
            <text:p>Within this paper we present Part2Track, a MATLAB software package for the evaluation of 2D Particle Tracking Velocimetry (PTV) measurements. Part2Track is not only capable of handling time resolved image series but also double frame image sets, which are commonly recorded by standard PIV systems. The following work covers a short description of the package's functionalities and a performance analysis on synthetic images. In order to demonstrate the capabilities of handling realistic, experimental data, two test cases are provided. © 2020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HMSP8RE">
            <text:p>THMSP8RE</text:p>
          </table:table-cell>
          <table:table-cell office:value-type="string" office:value="Software ecosystem call graph for dependency management">
            <text:p>Software ecosystem call graph for dependency management</text:p>
          </table:table-cell>
          <table:table-cell office:value-type="string" office:value="10.1145/3183399.3183417">
            <text:p>10.1145/3183399.3183417</text:p>
          </table:table-cell>
          <table:table-cell office:value-type="string" office:value="A popular form of software reuse is the use of open source software libraries hosted on centralized code repositories, such as Maven or npm. Developers only need to declare dependencies to external libraries, and automated tools make them available to theworkspace of the project. Recent incidents, such as the Equifax data breach and the leftpad package removal, demonstrate the difficulty in assessing the severity, impact and spread of bugs in dependency networks. While dependency checkers are being adapted as a counter measure, they only provide indicative information. To remedy this situation, we propose a fine-grained dependency network that goes beyond packages and into call graphs. The result is a versioned ecosystemlevel call graph. In this paper,we outline the process to construct the proposed graph and present a preliminary evaluation of a security issue from a core package to an affected client application. © 2018 Association for Computing Machinery.">
            <text:p>A popular form of software reuse is the use of open source software libraries hosted on centralized code repositories, such as Maven or npm. Developers only need to declare dependencies to external libraries, and automated tools make them available to theworkspace of the project. Recent incidents, such as the Equifax data breach and the leftpad package removal, demonstrate the difficulty in assessing the severity, impact and spread of bugs in dependency networks. While dependency checkers are being adapted as a counter measure, they only provide indicative information. To remedy this situation, we propose a fine-grained dependency network that goes beyond packages and into call graphs. The result is a versioned ecosystemlevel call graph. In this paper,we outline the process to construct the proposed graph and present a preliminary evaluation of a security issue from a core package to an affected client application. © 2018 Association for Computing Machiner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B342B3B">
            <text:p>JB342B3B</text:p>
          </table:table-cell>
          <table:table-cell office:value-type="string" office:value="An ArcMap plug-in for calculating landscape metrics of vector data">
            <text:p>An ArcMap plug-in for calculating landscape metrics of vector data</text:p>
          </table:table-cell>
          <table:table-cell office:value-type="string" office:value="10.1016/j.ecoinf.2019.02.004">
            <text:p>10.1016/j.ecoinf.2019.02.004</text:p>
          </table:table-cell>
          <table:table-cell office:value-type="string" office:value="Landscape metrics are quantitative indices that describe the abundant information about landscape patterns and specific characteristics of the landscape composition and configuration. Landscape metrics have extensive applications such as land evaluation, ecosystem services, forest monitoring, urban sprawl control, and regional biodiversity conservation. Although numerous software packages, such as FragStats, Patch Analyst, etc., are available for calculating the landscape metrics, most of them process only raster data, while those applicable to vector data provide inadequate landscape metrics for calculations, making them insufficient for landscape analysis. The proposed plug-in can solve this task for ArcMap10.2 software called Arc_LIND, which computes the landscape metrics of vector data. This paper presents an overview of Arc_LIND, which can calculate three levels, six groups, and the total of 195 landscape metrics, including 13 ones at the patch level, 87 ones at the class level, and 95 ones at the landscape level. These features make it lucrative for the teaching and scientific research in the landscape ecology and other relevant fields. The comparative study on the scale effect of landscape metrics was performed using data in different formats and different landscapes, which confirms the feasibility and efficiency of Arc_LIND. © 2019 Elsevier B.V.">
            <text:p>Landscape metrics are quantitative indices that describe the abundant information about landscape patterns and specific characteristics of the landscape composition and configuration. Landscape metrics have extensive applications such as land evaluation, ecosystem services, forest monitoring, urban sprawl control, and regional biodiversity conservation. Although numerous software packages, such as FragStats, Patch Analyst, etc., are available for calculating the landscape metrics, most of them process only raster data, while those applicable to vector data provide inadequate landscape metrics for calculations, making them insufficient for landscape analysis. The proposed plug-in can solve this task for ArcMap10.2 software called Arc_LIND, which computes the landscape metrics of vector data. This paper presents an overview of Arc_LIND, which can calculate three levels, six groups, and the total of 195 landscape metrics, including 13 ones at the patch level, 87 ones at the class level, and 95 ones at the landscape level. These features make it lucrative for the teaching and scientific research in the landscape ecology and other relevant fields. The comparative study on the scale effect of landscape metrics was performed using data in different formats and different landscapes, which confirms the feasibility and efficiency of Arc_LIND. © 2019 Elsevier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IRBTUTS">
            <text:p>JIRBTUTS</text:p>
          </table:table-cell>
          <table:table-cell office:value-type="string" office:value="INFORMATION TECHNOLOGIES FOR VISUALIZATION OF DIAGNOSTIC RESULTS OF FUTURE ENGINEERS COMPETENCES IN MULTIDIMENSIONAL NON-METRIC SPACES">
            <text:p>INFORMATION TECHNOLOGIES FOR VISUALIZATION OF DIAGNOSTIC RESULTS OF FUTURE ENGINEERS COMPETENCES IN MULTIDIMENSIONAL NON-METRIC SPACES</text:p>
          </table:table-cell>
          <table:table-cell office:value-type="string" office:value="">
            <text:p/>
          </table:table-cell>
          <table:table-cell office:value-type="string" office:value="The problem of using information technologies to visualize the results of diagnostics of professional competences development on the example of students of engineering specialties is topical. The purpose of the manuscript is to identify the possibilities of information technologies for data visualization in multidimensional non-metric spaces using the example of identifying the level of formation of individual competencies of future electrical engineers. Methods for achieving the stated purpose were the following: theoretical (analysis and synthesis) ones facilitated the development of the &quot;Chernoff face&quot;designer program based on the MATLAB software package; empirical (expert assessment and surveying) ones helped to identify criteria and means of diagnosing the formation of professional competencies and create the most optimal image of the &quot;Chernoff faces&quot;. The results revealed that in educational process visualization is capable of ensuring emotionality, ease and speed of perception of the necessary information by students; structuring data into a coherent image; analysing the visualized information according to specific criteria and indicators; demonstrating the relationships between the various analysed indicators; preventing information overload; supporting attention, activating thinking and memory. Moreover, various methods of visualizing the level of competence formation increase the effectiveness of the perception of diagnostic results and the possibility of adjusting educational and methodical trajectories. The authors have developed a designer program and have proposed fragments of the program code for creating &quot;Chernoff faces&quot;based on the MATLAB software package, which allow students to visualize the level of formation of professional competences and provide the possibility of developing a strategy for their improvement. © 2022 Little Lion Scientific.">
            <text:p>The problem of using information technologies to visualize the results of diagnostics of professional competences development on the example of students of engineering specialties is topical. The purpose of the manuscript is to identify the possibilities of information technologies for data visualization in multidimensional non-metric spaces using the example of identifying the level of formation of individual competencies of future electrical engineers. Methods for achieving the stated purpose were the following: theoretical (analysis and synthesis) ones facilitated the development of the "Chernoff face"designer program based on the MATLAB software package; empirical (expert assessment and surveying) ones helped to identify criteria and means of diagnosing the formation of professional competencies and create the most optimal image of the "Chernoff faces". The results revealed that in educational process visualization is capable of ensuring emotionality, ease and speed of perception of the necessary information by students; structuring data into a coherent image; analysing the visualized information according to specific criteria and indicators; demonstrating the relationships between the various analysed indicators; preventing information overload; supporting attention, activating thinking and memory. Moreover, various methods of visualizing the level of competence formation increase the effectiveness of the perception of diagnostic results and the possibility of adjusting educational and methodical trajectories. The authors have developed a designer program and have proposed fragments of the program code for creating "Chernoff faces"based on the MATLAB software package, which allow students to visualize the level of formation of professional competences and provide the possibility of developing a strategy for their improvement. © 2022 Little Lion Scientific.</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KMPFLLU">
            <text:p>6KMPFLLU</text:p>
          </table:table-cell>
          <table:table-cell office:value-type="string" office:value="Some aspects of reliable software packages">
            <text:p>Some aspects of reliable software packages</text:p>
          </table:table-cell>
          <table:table-cell office:value-type="string" office:value="https://doi.org/10.1016/0026-2714(79)90158-6">
            <text:p>https://doi.org/10.1016/0026-2714(79)90158-6</text:p>
          </table:table-cell>
          <table:table-cell office:value-type="string" office:value="Very few standard computer programs exist and practically no standards exist to cover common work practices and technical goals, e.g. measurement of software reliability. Success or failure of a software project is mainly determined by the technical skills and the management capabilities of the involved personnel. This paper reviews different aspects of reliable software packages, e.g. software errors, quantitative evaluation of reliability, prevention, detection, diagnosis methods and recovery from malfunctions. The paper also identifies areas in which future research activities should be directed.">
            <text:p>Very few standard computer programs exist and practically no standards exist to cover common work practices and technical goals, e.g. measurement of software reliability. Success or failure of a software project is mainly determined by the technical skills and the management capabilities of the involved personnel. This paper reviews different aspects of reliable software packages, e.g. software errors, quantitative evaluation of reliability, prevention, detection, diagnosis methods and recovery from malfunctions. The paper also identifies areas in which future research activities should be direct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HN5JFBA">
            <text:p>AHN5JFBA</text:p>
          </table:table-cell>
          <table:table-cell office:value-type="string" office:value="A cross platform test management system for the SUDAAN statistical software package">
            <text:p>A cross platform test management system for the SUDAAN statistical software package</text:p>
          </table:table-cell>
          <table:table-cell office:value-type="string" office:value="10.1109/SERA.2009.32">
            <text:p>10.1109/SERA.2009.32</text:p>
          </table:table-cell>
          <table:table-cell office:value-type="string" office:value="Testing software can be particularly challenging for a small or mid-size firm interested in commercially distributing their software to a wide variety of users. Testing is clearly an important part of any software development life cycle (SDLC) because it provides a method for the developers to verify and validate the software. However, testing can be expensive and time-consuming, and creating a testing strategy that ensures a software product is 100% bug-free is unrealistic and impossible. This paper discusses the methodologies used to address one component of software testing by a small group of developers (essentially equivalent to a small firm) responsible for programming and distributing the SUDAAN® Statistical Software product. In addition we discuss SUDAAN's bug management system. Specifically, this paper discusses issues related to testing and debugging software on multiple platforms and operating systems. © 2009 IEEE.">
            <text:p>Testing software can be particularly challenging for a small or mid-size firm interested in commercially distributing their software to a wide variety of users. Testing is clearly an important part of any software development life cycle (SDLC) because it provides a method for the developers to verify and validate the software. However, testing can be expensive and time-consuming, and creating a testing strategy that ensures a software product is 100% bug-free is unrealistic and impossible. This paper discusses the methodologies used to address one component of software testing by a small group of developers (essentially equivalent to a small firm) responsible for programming and distributing the SUDAAN® Statistical Software product. In addition we discuss SUDAAN's bug management system. Specifically, this paper discusses issues related to testing and debugging software on multiple platforms and operating systems. © 2009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92Z7GB3">
            <text:p>A92Z7GB3</text:p>
          </table:table-cell>
          <table:table-cell office:value-type="string" office:value="Developing a software package for global desktop assessment of environmental flows">
            <text:p>Developing a software package for global desktop assessment of environmental flows</text:p>
          </table:table-cell>
          <table:table-cell office:value-type="string" office:value="10.1016/j.envsoft.2008.04.002">
            <text:p>10.1016/j.envsoft.2008.04.002</text:p>
          </table:table-cell>
          <table:table-cell office:value-type="string" office:value="The paper describes a method and software package for desktop assessment of environmental flows -a hydrological regime designed to maintain a river in some agreed ecological condition. The method uses monthly flow data and is built around a flow duration curve, which ensures that elements of natural flow variability are preserved in the estimated environmental flow time series. The curve is calculated for several categories of aquatic ecosystem protection -from 'largely natural' to 'severely modified'. The corresponding environmental flows progressively reduce with the decreasing level of ecosystem protection. A non-linear data transformation procedure subsequently converts the calculated environmental flow duration curve into a continuous time series of environmental flows. The software has facilities to zoom on a river basin, calculate a variety of hydrological characteristics, define or select any category of ecosystem protection, calculate the associated environmental flow duration curves and time series and display both. The analyses can be carried out either using default (simulated) global flow data, with a spatial resolution of 0.5 degree, or a user-defined file. The package is seen as a training tool for water practitioners, policymakers and students, and as a tool for rapid preliminary environmental flow assessment. © 2008 Elsevier Ltd. All rights reserved.">
            <text:p>The paper describes a method and software package for desktop assessment of environmental flows -a hydrological regime designed to maintain a river in some agreed ecological condition. The method uses monthly flow data and is built around a flow duration curve, which ensures that elements of natural flow variability are preserved in the estimated environmental flow time series. The curve is calculated for several categories of aquatic ecosystem protection -from 'largely natural' to 'severely modified'. The corresponding environmental flows progressively reduce with the decreasing level of ecosystem protection. A non-linear data transformation procedure subsequently converts the calculated environmental flow duration curve into a continuous time series of environmental flows. The software has facilities to zoom on a river basin, calculate a variety of hydrological characteristics, define or select any category of ecosystem protection, calculate the associated environmental flow duration curves and time series and display both. The analyses can be carried out either using default (simulated) global flow data, with a spatial resolution of 0.5 degree, or a user-defined file. The package is seen as a training tool for water practitioners, policymakers and students, and as a tool for rapid preliminary environmental flow assessment. © 2008 Elsevier Ltd.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4MPHLJI">
            <text:p>Y4MPHLJI</text:p>
          </table:table-cell>
          <table:table-cell office:value-type="string" office:value="Forest change detection in mosul province using rs and gis techniques">
            <text:p>Forest change detection in mosul province using rs and gis techniques</text:p>
          </table:table-cell>
          <table:table-cell office:value-type="string" office:value="10.24996/ijs.2021.62.10.36">
            <text:p>10.24996/ijs.2021.62.10.36</text:p>
          </table:table-cell>
          <table:table-cell office:value-type="string" office:value="There are many events that took place in Al Mosul province between 2013 and 2018. These events led to many changes in the area under study. These changes involved a decrease in agricultural crops and water due to the population leaving the area. Therefore, it is imperative that planners, decision-makers, and development officials intervene in order to restore the region's activity in terms of environment and agriculture. The aim of this research is to use remote sensing (RS) technique and geographic information system (GIS) to detect the change that occurred in the mentioned period. This was achieved through the use of the ArcGIS software package for the purpose of assessing the state of lands of agricultural crops and forests. Normalized Difference Vegetation Index (NDVI) and Normalized Difference Moisture Index (NDMI) were adopted in the current calculations. This can help the decision-maker take the necessary measures to avoid the problems caused by the emergency events. The results obtained through this research showed that the region had rate changes in farms, water, and forests of about 1%, as it was found that there was a decrease in the level of the Tigris River and an increase in the area of carrot crop farms. Also, the results indicated a decrease in areas of agricultural crops in specific regions, while they increased in others. © 2021 University of Baghdad-College of Science. All rights reserved.">
            <text:p>There are many events that took place in Al Mosul province between 2013 and 2018. These events led to many changes in the area under study. These changes involved a decrease in agricultural crops and water due to the population leaving the area. Therefore, it is imperative that planners, decision-makers, and development officials intervene in order to restore the region's activity in terms of environment and agriculture. The aim of this research is to use remote sensing (RS) technique and geographic information system (GIS) to detect the change that occurred in the mentioned period. This was achieved through the use of the ArcGIS software package for the purpose of assessing the state of lands of agricultural crops and forests. Normalized Difference Vegetation Index (NDVI) and Normalized Difference Moisture Index (NDMI) were adopted in the current calculations. This can help the decision-maker take the necessary measures to avoid the problems caused by the emergency events. The results obtained through this research showed that the region had rate changes in farms, water, and forests of about 1%, as it was found that there was a decrease in the level of the Tigris River and an increase in the area of carrot crop farms. Also, the results indicated a decrease in areas of agricultural crops in specific regions, while they increased in others. © 2021 University of Baghdad-College of Science.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2CU6RB3">
            <text:p>R2CU6RB3</text:p>
          </table:table-cell>
          <table:table-cell office:value-type="string" office:value="Development of mathematical and information support for solving prediction tasks of a railway station development">
            <text:p>Development of mathematical and information support for solving prediction tasks of a railway station development</text:p>
          </table:table-cell>
          <table:table-cell office:value-type="string" office:value="">
            <text:p/>
          </table:table-cell>
          <table:table-cell office:value-type="string" office:value="The article proposes a method and model of railway station (RWS) infrastructure management, based on the complex implementation of decision support systems (DSS) in the prediction tasks of the development and current assessment of the railway efficiency. The proposed solutions differ from the existing ones by the ability to automate the procedure for generating control action variants using DSS and Microsoft Forms questionnaires. The model described in the chapter allows, on the basis of the modified Delphi method, to conduct a survey and approve expert opinions, taking into account various interval assessments of the degree of development of the railway infrastructure and metrics that assess the degree of efficiency of various technological processes on a particular railway. There were developed and tested in real operating conditions at the railway station the software package &quot;Decision Support System for Control and Prediction of Railway Station Development&quot; and Microsoft Forms for questioning external analysts and internal specialists. DSS and Microsoft Forms are adapted for online work of experts. © 2021 Little Lion Scientific">
            <text:p>The article proposes a method and model of railway station (RWS) infrastructure management, based on the complex implementation of decision support systems (DSS) in the prediction tasks of the development and current assessment of the railway efficiency. The proposed solutions differ from the existing ones by the ability to automate the procedure for generating control action variants using DSS and Microsoft Forms questionnaires. The model described in the chapter allows, on the basis of the modified Delphi method, to conduct a survey and approve expert opinions, taking into account various interval assessments of the degree of development of the railway infrastructure and metrics that assess the degree of efficiency of various technological processes on a particular railway. There were developed and tested in real operating conditions at the railway station the software package "Decision Support System for Control and Prediction of Railway Station Development" and Microsoft Forms for questioning external analysts and internal specialists. DSS and Microsoft Forms are adapted for online work of experts. © 2021 Little Lion Scientific</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T9DVGMU">
            <text:p>JT9DVGMU</text:p>
          </table:table-cell>
          <table:table-cell office:value-type="string" office:value="Transition dependency: A Gene-Gene interaction measure for times series microarray data">
            <text:p>Transition dependency: A Gene-Gene interaction measure for times series microarray data</text:p>
          </table:table-cell>
          <table:table-cell office:value-type="string" office:value="10.1155/2009/535869">
            <text:p>10.1155/2009/535869</text:p>
          </table:table-cell>
          <table:table-cell office:value-type="string" office:value="Gene-Gene dependency plays a very important role in system biology as it pertains to the crucial understanding of different biological mechanisms. Time-course microarray data provides a new platform useful to reveal the dynamic mechanism of gene-gene dependencies. Existing interaction measures are mostly based on association measures, such as Pearson or Spearman correlations. However, it is well known that such interaction measures can only capture linear or monotonic dependency relationships but not for nonlinear combinatorial dependency relationships. With the invocation of hidden Markov models, we propose a new measure of pairwise dependency based on transition probabilities. The new dynamic interaction measure checks whether or not the joint transition kernel of the bivariate state variables is the product of two marginal transition kernels. This new measure enables us not only to evaluate the strength, but also to infer the details of gene dependencies. It reveals nonlinear combinatorial dependency structure in two aspects: between two genes and across adjacent time points. We conduct a bootstrap-based 2 test for presence/absence of the dependency between every pair of genes. Simulation studies and real biological data analysis demonstrate the application of the proposed method. The software package is available under request.">
            <text:p>Gene-Gene dependency plays a very important role in system biology as it pertains to the crucial understanding of different biological mechanisms. Time-course microarray data provides a new platform useful to reveal the dynamic mechanism of gene-gene dependencies. Existing interaction measures are mostly based on association measures, such as Pearson or Spearman correlations. However, it is well known that such interaction measures can only capture linear or monotonic dependency relationships but not for nonlinear combinatorial dependency relationships. With the invocation of hidden Markov models, we propose a new measure of pairwise dependency based on transition probabilities. The new dynamic interaction measure checks whether or not the joint transition kernel of the bivariate state variables is the product of two marginal transition kernels. This new measure enables us not only to evaluate the strength, but also to infer the details of gene dependencies. It reveals nonlinear combinatorial dependency structure in two aspects: between two genes and across adjacent time points. We conduct a bootstrap-based 2 test for presence/absence of the dependency between every pair of genes. Simulation studies and real biological data analysis demonstrate the application of the proposed method. The software package is available under request.</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MI7LNBG">
            <text:p>5MI7LNBG</text:p>
          </table:table-cell>
          <table:table-cell office:value-type="string" office:value="The effects of blood glucose changes on frequency-domain measures of HRV signal in type 1 diabetes">
            <text:p>The effects of blood glucose changes on frequency-domain measures of HRV signal in type 1 diabetes</text:p>
          </table:table-cell>
          <table:table-cell office:value-type="string" office:value="10.1109/CONIELECOMP.2012.6189880">
            <text:p>10.1109/CONIELECOMP.2012.6189880</text:p>
          </table:table-cell>
          <table:table-cell office:value-type="string" office:value="The analysis of time duration between consecutive R waves of electrocardiogram (ECG) is a standard method to evaluate the variations in heart rate. The physiological literature reveals that blood glucose levels modulate the autonomic nervous system (ANS) activity and heart rate variability (HRV) is representative of the cardiovascular autonomic function. In the research described here, a pilot investigation was carried out to investigate the relationship between HRV signal measures derived from ECG and arterial blood glucose changes in a female subject with type 1 diabetes mellitus (T1DM) subject during normoglycemic and mildly hyperglycemic conditions. A CleveLabs BioCapture wireless device was used to acquire ECG signals from a 160 Kg, 59.6 year old female volunteer with type 1 diabetes. The PhysioToolkit Software was used to extract the HRV signal and the Kubios software package was deployed to perform comprehensive HRV signal analysis. This software has an easy-to-use graphical user interface that displays the HRV signal and provides three options to calculate: Time-domain, Frequency-domain and Nonlinear Dynamics parameters from raw HRV signals. In its Frequency-domain analysis section, it provides frequency bands such as VLF (Hz), LF (Hz), and HF (Hz), with LF/HF as an index that reflects the sympathovagal balance of the ANS. ECG data were acquired for 30 minutes during normoglycemic condition and for another 30 minutes during mildly hyperglycemic conditions, while blood glucose levels were measured manually by the subject using a glucometer every 5 minutes. ECG signal segments of 5 minute durations were then processed to extract HRV signals and these in turn were analyzed to provide frequency-domain measures. The results indicated that blood glucose changes were inversely related to LF/HF. For this dataset, it was observed that mean ± std of the LF/HF decreased from 6.0±1.04 to 0.91±0.17 when blood glucose levels increased from 156±22 mg/dl to 202±29 mg/dl. Further investigation is underway to recruit more diabetic subjects to acquire a large dataset and explore the relationships between different HRV signal parameters and blood glucose changes under different gylcemic conditions in a comprehensive way. © 2012 IEEE.">
            <text:p>The analysis of time duration between consecutive R waves of electrocardiogram (ECG) is a standard method to evaluate the variations in heart rate. The physiological literature reveals that blood glucose levels modulate the autonomic nervous system (ANS) activity and heart rate variability (HRV) is representative of the cardiovascular autonomic function. In the research described here, a pilot investigation was carried out to investigate the relationship between HRV signal measures derived from ECG and arterial blood glucose changes in a female subject with type 1 diabetes mellitus (T1DM) subject during normoglycemic and mildly hyperglycemic conditions. A CleveLabs BioCapture wireless device was used to acquire ECG signals from a 160 Kg, 59.6 year old female volunteer with type 1 diabetes. The PhysioToolkit Software was used to extract the HRV signal and the Kubios software package was deployed to perform comprehensive HRV signal analysis. This software has an easy-to-use graphical user interface that displays the HRV signal and provides three options to calculate: Time-domain, Frequency-domain and Nonlinear Dynamics parameters from raw HRV signals. In its Frequency-domain analysis section, it provides frequency bands such as VLF (Hz), LF (Hz), and HF (Hz), with LF/HF as an index that reflects the sympathovagal balance of the ANS. ECG data were acquired for 30 minutes during normoglycemic condition and for another 30 minutes during mildly hyperglycemic conditions, while blood glucose levels were measured manually by the subject using a glucometer every 5 minutes. ECG signal segments of 5 minute durations were then processed to extract HRV signals and these in turn were analyzed to provide frequency-domain measures. The results indicated that blood glucose changes were inversely related to LF/HF. For this dataset, it was observed that mean ± std of the LF/HF decreased from 6.0±1.04 to 0.91±0.17 when blood glucose levels increased from 156±22 mg/dl to 202±29 mg/dl. Further investigation is underway to recruit more diabetic subjects to acquire a large dataset and explore the relationships between different HRV signal parameters and blood glucose changes under different gylcemic conditions in a comprehensive way. © 2012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W5MF85S">
            <text:p>MW5MF85S</text:p>
          </table:table-cell>
          <table:table-cell office:value-type="string" office:value="A software package for process controllability analysis">
            <text:p>A software package for process controllability analysis</text:p>
          </table:table-cell>
          <table:table-cell office:value-type="string" office:value="10.1016/S0098-1354(09)80061-6">
            <text:p>10.1016/S0098-1354(09)80061-6</text:p>
          </table:table-cell>
          <table:table-cell office:value-type="string" office:value="The scope of the paper relates to the introduction of the concepts and functionality of controllability analysis for chemical processes (Perkins, 1989) and the development of a user friendly software package, to be referred to as the Process Controllability Tool Box (PCTB). Process and control engineers in industry may use PCTB to assess plant design alternatives on the basis of their controllability. Alternatively, this can be achieved using dynamic simulation techniques, but with two disadvantages. First, dynamic simulation of a wide range of scenarios is very time consuming and secondly closed loop simulation would require models of actuators and measurement instruments as well as the need for control system structure and parameter tuning to be fully developed for each design option. Whilst there is little doubt that such simulations should be performed to verify the final design, there is a need for a less elaborate technique to aid the process engineer in screening alternatives at an earlier stage in the design process. The PCTB quantifies the inherent controllability characteristics of the plant alternatives on the basis of their mathematical model and provides insight to be used in choosing the best design. © 1992, Pergamon Press Ltd. All rights reserved.">
            <text:p>The scope of the paper relates to the introduction of the concepts and functionality of controllability analysis for chemical processes (Perkins, 1989) and the development of a user friendly software package, to be referred to as the Process Controllability Tool Box (PCTB). Process and control engineers in industry may use PCTB to assess plant design alternatives on the basis of their controllability. Alternatively, this can be achieved using dynamic simulation techniques, but with two disadvantages. First, dynamic simulation of a wide range of scenarios is very time consuming and secondly closed loop simulation would require models of actuators and measurement instruments as well as the need for control system structure and parameter tuning to be fully developed for each design option. Whilst there is little doubt that such simulations should be performed to verify the final design, there is a need for a less elaborate technique to aid the process engineer in screening alternatives at an earlier stage in the design process. The PCTB quantifies the inherent controllability characteristics of the plant alternatives on the basis of their mathematical model and provides insight to be used in choosing the best design. © 1992, Pergamon Press Ltd.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XG77C5N">
            <text:p>DXG77C5N</text:p>
          </table:table-cell>
          <table:table-cell office:value-type="string" office:value="GIS quality model : A metric approach to quality models">
            <text:p>GIS quality model : A metric approach to quality models</text:p>
          </table:table-cell>
          <table:table-cell office:value-type="string" office:value="">
            <text:p/>
          </table:table-cell>
          <table:table-cell office:value-type="string" office:value="In the past few years organizations and companies have developed new standards which have been proved highly efficient both in the public and private sector. The most important of them is the Quality Management System regulated by the standard ISO 9001. This standard proves how its implementation represents sensitive improvements of the production system, optimizing the product and increasing its quality. This phenomenon is not isolated within software engineering's frame. Many works have been published, like Boehm and McCall, of which have raised many standards among which the ISO/IEC 9126 is highlighted. Regarding this fact, it has been possible to create different solutions for multiple related problems with IT. Nowadays, the Geographic Information Systems' project managers do not have a tool for either selecting the software to implement their projects or supporting this selection in technical criteria. The questions are: which one of the commercial software packages is appropriate to my project? Which one of the software packages follows the requests of the project out? Which one of this software supports the needs of the users? This article presents a quality model to support these decisions. This way, project managers can make their decisions based on a set of metrics which are product of the deep evaluation of characteristics, subcharacteristics and attributes of the software. These metrics has been developed to apply for all models based on ISO/IEC 9126-1 standard. The mentioned elements allow user to know which of the software packages is the best through a GIS Quality Indicator, generated through the model. This indicator allows GIS' project managers to take decisions based on a technical criterion. A model in accordance with international standards related to product quality in software engineering such as ISO/IEC 9126-1.">
            <text:p>In the past few years organizations and companies have developed new standards which have been proved highly efficient both in the public and private sector. The most important of them is the Quality Management System regulated by the standard ISO 9001. This standard proves how its implementation represents sensitive improvements of the production system, optimizing the product and increasing its quality. This phenomenon is not isolated within software engineering's frame. Many works have been published, like Boehm and McCall, of which have raised many standards among which the ISO/IEC 9126 is highlighted. Regarding this fact, it has been possible to create different solutions for multiple related problems with IT. Nowadays, the Geographic Information Systems' project managers do not have a tool for either selecting the software to implement their projects or supporting this selection in technical criteria. The questions are: which one of the commercial software packages is appropriate to my project? Which one of the software packages follows the requests of the project out? Which one of this software supports the needs of the users? This article presents a quality model to support these decisions. This way, project managers can make their decisions based on a set of metrics which are product of the deep evaluation of characteristics, subcharacteristics and attributes of the software. These metrics has been developed to apply for all models based on ISO/IEC 9126-1 standard. The mentioned elements allow user to know which of the software packages is the best through a GIS Quality Indicator, generated through the model. This indicator allows GIS' project managers to take decisions based on a technical criterion. A model in accordance with international standards related to product quality in software engineering such as ISO/IEC 9126-1.</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XRXHQY6">
            <text:p>TXRXHQY6</text:p>
          </table:table-cell>
          <table:table-cell office:value-type="string" office:value="QCS: A system for querying, clustering and summarizing documents">
            <text:p>QCS: A system for querying, clustering and summarizing documents</text:p>
          </table:table-cell>
          <table:table-cell office:value-type="string" office:value="10.1016/j.ipm.2007.01.003">
            <text:p>10.1016/j.ipm.2007.01.003</text:p>
          </table:table-cell>
          <table:table-cell office:value-type="string" office:value="Information retrieval systems consist of many complicated components. Research and development of such systems is often hampered by the difficulty in evaluating how each particular component would behave across multiple systems. We present a novel integrated information retrieval system-the Query, Cluster, Summarize (QCS) system-which is portable, modular, and permits experimentation with different instantiations of each of the constituent text analysis components. Most importantly, the combination of the three types of methods in the QCS design improves retrievals by providing users more focused information organized by topic. We demonstrate the improved performance by a series of experiments using standard test sets from the Document Understanding Conferences (DUC) as measured by the best known automatic metric for summarization system evaluation, ROUGE. Although the DUC data and evaluations were originally designed to test multidocument summarization, we developed a framework to extend it to the task of evaluation for each of the three components: query, clustering, and summarization. Under this framework, we then demonstrate that the QCS system (end-to-end) achieves performance as good as or better than the best summarization engines. Given a query, QCS retrieves relevant documents, separates the retrieved documents into topic clusters, and creates a single summary for each cluster. In the current implementation, Latent Semantic Indexing is used for retrieval, generalized spherical k-means is used for the document clustering, and a method coupling sentence &quot;trimming&quot; and a hidden Markov model, followed by a pivoted QR decomposition, is used to create a single extract summary for each cluster. The user interface is designed to provide access to detailed information in a compact and useful format. Our system demonstrates the feasibility of assembling an effective IR system from existing software libraries, the usefulness of the modularity of the design, and the value of this particular combination of modules. © 2007.">
            <text:p>Information retrieval systems consist of many complicated components. Research and development of such systems is often hampered by the difficulty in evaluating how each particular component would behave across multiple systems. We present a novel integrated information retrieval system-the Query, Cluster, Summarize (QCS) system-which is portable, modular, and permits experimentation with different instantiations of each of the constituent text analysis components. Most importantly, the combination of the three types of methods in the QCS design improves retrievals by providing users more focused information organized by topic. We demonstrate the improved performance by a series of experiments using standard test sets from the Document Understanding Conferences (DUC) as measured by the best known automatic metric for summarization system evaluation, ROUGE. Although the DUC data and evaluations were originally designed to test multidocument summarization, we developed a framework to extend it to the task of evaluation for each of the three components: query, clustering, and summarization. Under this framework, we then demonstrate that the QCS system (end-to-end) achieves performance as good as or better than the best summarization engines. Given a query, QCS retrieves relevant documents, separates the retrieved documents into topic clusters, and creates a single summary for each cluster. In the current implementation, Latent Semantic Indexing is used for retrieval, generalized spherical k-means is used for the document clustering, and a method coupling sentence "trimming" and a hidden Markov model, followed by a pivoted QR decomposition, is used to create a single extract summary for each cluster. The user interface is designed to provide access to detailed information in a compact and useful format. Our system demonstrates the feasibility of assembling an effective IR system from existing software libraries, the usefulness of the modularity of the design, and the value of this particular combination of modules. © 2007.</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VKH43EV">
            <text:p>QVKH43EV</text:p>
          </table:table-cell>
          <table:table-cell office:value-type="string" office:value="MetTailor: Dynamic block summary and intensity normalization for robust analysis of mass spectrometry data in metabolomics">
            <text:p>MetTailor: Dynamic block summary and intensity normalization for robust analysis of mass spectrometry data in metabolomics</text:p>
          </table:table-cell>
          <table:table-cell office:value-type="string" office:value="10.1093/bioinformatics/btv434">
            <text:p>10.1093/bioinformatics/btv434</text:p>
          </table:table-cell>
          <table:table-cell office:value-type="string" office:value="Motivation: Accurate cross-sample peak alignment and reliable intensity normalization is a critical step for robust quantitative analysis in untargetted metabolomics since tandem mass spectrometry (MS/MS) is rarely used for compound identification. Therefore shortcomings in the data processing steps can easily introduce false positives due to misalignments and erroneous normalization adjustments in large sample studies. Results: In this work, we developed a software package MetTailor featuring two novel data preprocessing steps to remedy drawbacks in the existing processing tools. First, we propose a novel dynamic block summarization (DBS) method for correcting misalignments from peak alignment algorithms, which alleviates missing data problem due to misalignments. For the purpose of verifying correct re-alignments, we propose to use the cross-sample consistency in isotopic intensity ratios as a quality metric. Second, we developed a flexible intensity normalization procedure that adjusts normalizing factors against the temporal variations in total ion chromatogram (TIC) along the chromatographic retention time (RT). We first evaluated the DBS algorithm using a curated metabolomics dataset, illustrating that the algorithm identifies misaligned peaks and correctly realigns them with good sensitivity. We next demonstrated the DBS algorithm and the RT-based normalization procedure in a large-scale dataset featuring \textgreater100 sera samples in primary Dengue infection study. Although the initial alignment was successful for the majority of peaks, the DBS algorithm still corrected ∼7000 misaligned peaks in this data and many recovered peaks showed consistent isotopic patterns with the peaks they were realigned to. In addition, the RT-based normalization algorithm efficiently removed visible local variations in TIC along the RT, without sacrificing the sensitivity of detecting differentially expressed metabolites. Availability and implementation: The R package MetTailor is freely available at the SourceForge website http://mettailor.sourceforge.net/. © The Author 2015. Published by Oxford University Press. All rights reserved.">
            <text:p>Motivation: Accurate cross-sample peak alignment and reliable intensity normalization is a critical step for robust quantitative analysis in untargetted metabolomics since tandem mass spectrometry (MS/MS) is rarely used for compound identification. Therefore shortcomings in the data processing steps can easily introduce false positives due to misalignments and erroneous normalization adjustments in large sample studies. Results: In this work, we developed a software package MetTailor featuring two novel data preprocessing steps to remedy drawbacks in the existing processing tools. First, we propose a novel dynamic block summarization (DBS) method for correcting misalignments from peak alignment algorithms, which alleviates missing data problem due to misalignments. For the purpose of verifying correct re-alignments, we propose to use the cross-sample consistency in isotopic intensity ratios as a quality metric. Second, we developed a flexible intensity normalization procedure that adjusts normalizing factors against the temporal variations in total ion chromatogram (TIC) along the chromatographic retention time (RT). We first evaluated the DBS algorithm using a curated metabolomics dataset, illustrating that the algorithm identifies misaligned peaks and correctly realigns them with good sensitivity. We next demonstrated the DBS algorithm and the RT-based normalization procedure in a large-scale dataset featuring \textgreater100 sera samples in primary Dengue infection study. Although the initial alignment was successful for the majority of peaks, the DBS algorithm still corrected ∼7000 misaligned peaks in this data and many recovered peaks showed consistent isotopic patterns with the peaks they were realigned to. In addition, the RT-based normalization algorithm efficiently removed visible local variations in TIC along the RT, without sacrificing the sensitivity of detecting differentially expressed metabolites. Availability and implementation: The R package MetTailor is freely available at the SourceForge website http://mettailor.sourceforge.net/. © The Author 2015. Published by Oxford University Pres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J4D9NFJ">
            <text:p>WJ4D9NFJ</text:p>
          </table:table-cell>
          <table:table-cell office:value-type="string" office:value="An unsupervised approach for measuring myocardial perfusion in MR image sequences">
            <text:p>An unsupervised approach for measuring myocardial perfusion in MR image sequences</text:p>
          </table:table-cell>
          <table:table-cell office:value-type="string" office:value="10.1117/12.621358">
            <text:p>10.1117/12.621358</text:p>
          </table:table-cell>
          <table:table-cell office:value-type="string" office:value="Quantitatively assessing myocardial perfusion is a key issue for the diagnosis, therapeutic planning and patient follow-up of cardio-vascular diseases. To this end, perfusion MRI (p-MRI) has emerged as a valuable clinical investigation tool thanks to its ability of dynamically imaging the first pass of a contrast bolus in the framework of stress/rest exams. However, reliable techniques for automatically computing regional first pass curves from 2D short-axis cardiac p-MRI sequences remain to be elaborated. We address this problem and develop an unsupervised four-step approach comprising: (i) a coarse spatio-temporal segmentation step, allowing to automatically detect a region of interest for the heart over the whole sequence, and to select a reference frame with maximal myocardium contrast; (ii) a model-based variational segmentation step of the reference frame, yielding a bi-ventricular partition of the heart into left ventricle, right ventricle and myocardium components; (iii) a respiratory/cardiac motion artifacts compensation step using a novel region-driven intensity-based non rigid registration technique, allowing to elastically propagate the reference bi-ventricular segmentation over the whole sequence; (iv) a measurement step, delivering first-pass curves over each region of a segmental model of the myocardium. The performance of this approach is assessed over a database of 15 normal and pathological subjects, and compared with perfusion measurements delivered by a MRI manufacturer software package based on manual delineations by a medical expert.">
            <text:p>Quantitatively assessing myocardial perfusion is a key issue for the diagnosis, therapeutic planning and patient follow-up of cardio-vascular diseases. To this end, perfusion MRI (p-MRI) has emerged as a valuable clinical investigation tool thanks to its ability of dynamically imaging the first pass of a contrast bolus in the framework of stress/rest exams. However, reliable techniques for automatically computing regional first pass curves from 2D short-axis cardiac p-MRI sequences remain to be elaborated. We address this problem and develop an unsupervised four-step approach comprising: (i) a coarse spatio-temporal segmentation step, allowing to automatically detect a region of interest for the heart over the whole sequence, and to select a reference frame with maximal myocardium contrast; (ii) a model-based variational segmentation step of the reference frame, yielding a bi-ventricular partition of the heart into left ventricle, right ventricle and myocardium components; (iii) a respiratory/cardiac motion artifacts compensation step using a novel region-driven intensity-based non rigid registration technique, allowing to elastically propagate the reference bi-ventricular segmentation over the whole sequence; (iv) a measurement step, delivering first-pass curves over each region of a segmental model of the myocardium. The performance of this approach is assessed over a database of 15 normal and pathological subjects, and compared with perfusion measurements delivered by a MRI manufacturer software package based on manual delineations by a medical expert.</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F235NA9">
            <text:p>8F235NA9</text:p>
          </table:table-cell>
          <table:table-cell office:value-type="string" office:value="A SQuaRE-based software quality evaluation framework and its case study">
            <text:p>A SQuaRE-based software quality evaluation framework and its case study</text:p>
          </table:table-cell>
          <table:table-cell office:value-type="string" office:value="10.1109/TENCON.2016.7848750">
            <text:p>10.1109/TENCON.2016.7848750</text:p>
          </table:table-cell>
          <table:table-cell office:value-type="string" office:value="Software stakeholders, including developers, managers, and end users, require high quality software products. Several works have aimed to identify software quality, but the quality of software products is often not comprehensively, specifically, or effectively defined because previous approaches have focused on certain quality aspects. Moreover, the evaluation results of quality metrics often depend on software stakeholders so that it is often hard to compare quality evaluation results across software products. ISO/IEC has tried to define evaluation methods for the quality of software products and provide common standards, called the SQuaRE (Systems and software Quality Requirements and Evaluation) series including ISO/IEC 25022:2016 and ISO/IEC 25023:2016. However, the SQuaRE series include ambiguous metrics so that it is not always easy to apply the series to products and compare results. In this paper, we propose a SQuaRE-based software quality evaluation framework, which successfully concretized many product metrics and quality in use metrics originally defined in the SQuaRE series1. Through a case study targeting a commercial software product, we confirmed that our framework is concretely applicable to the software package/service product. © 2016 IEEE.">
            <text:p>Software stakeholders, including developers, managers, and end users, require high quality software products. Several works have aimed to identify software quality, but the quality of software products is often not comprehensively, specifically, or effectively defined because previous approaches have focused on certain quality aspects. Moreover, the evaluation results of quality metrics often depend on software stakeholders so that it is often hard to compare quality evaluation results across software products. ISO/IEC has tried to define evaluation methods for the quality of software products and provide common standards, called the SQuaRE (Systems and software Quality Requirements and Evaluation) series including ISO/IEC 25022:2016 and ISO/IEC 25023:2016. However, the SQuaRE series include ambiguous metrics so that it is not always easy to apply the series to products and compare results. In this paper, we propose a SQuaRE-based software quality evaluation framework, which successfully concretized many product metrics and quality in use metrics originally defined in the SQuaRE series1. Through a case study targeting a commercial software product, we confirmed that our framework is concretely applicable to the software package/service product. © 2016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YNNNBKF">
            <text:p>QYNNNBKF</text:p>
          </table:table-cell>
          <table:table-cell office:value-type="string" office:value="Assistive Software Tools for Secondary-Level Students with Literacy Difficulties">
            <text:p>Assistive Software Tools for Secondary-Level Students with Literacy Difficulties</text:p>
          </table:table-cell>
          <table:table-cell office:value-type="string" office:value="10.1177/016264340602100302">
            <text:p>10.1177/016264340602100302</text:p>
          </table:table-cell>
          <table:table-cell office:value-type="string" office:value="The present study assessed the compensatory effectiveness of four assistive software tools (speech synthesis, spellchecker, homophone tool, and dictionary) on literacy. Secondary- level students (N = 93) with reading difficulties completed computer-based tests of literacy skills. Training on their respective software followed for those assigned to the Assistive Software and the Microsoft Word Control groups. Posttests revealed an improvement for the Assistive Software group on reading comprehension, homophone error detection, spelling error detection, and word meanings. The Microsoft Word Control group also improved on spelling error detection and word meanings, but performed worse on homophone error detection. A Full Control group showed no significant improvements on any of the measures. Overall, results indicate a significant assistive value of the four software tools (from the software package Read &amp; Write Gold, 2002) across several domains of literacy. © 2006 Technology and Media Division of the Council for Exceptional Children.">
            <text:p>The present study assessed the compensatory effectiveness of four assistive software tools (speech synthesis, spellchecker, homophone tool, and dictionary) on literacy. Secondary- level students (N = 93) with reading difficulties completed computer-based tests of literacy skills. Training on their respective software followed for those assigned to the Assistive Software and the Microsoft Word Control groups. Posttests revealed an improvement for the Assistive Software group on reading comprehension, homophone error detection, spelling error detection, and word meanings. The Microsoft Word Control group also improved on spelling error detection and word meanings, but performed worse on homophone error detection. A Full Control group showed no significant improvements on any of the measures. Overall, results indicate a significant assistive value of the four software tools (from the software package Read &amp; Write Gold, 2002) across several domains of literacy. © 2006 Technology and Media Division of the Council for Exceptional Children.</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E74YC7B">
            <text:p>8E74YC7B</text:p>
          </table:table-cell>
          <table:table-cell office:value-type="string" office:value="Dry-etch characteristics of chemically amplified and onium-salt-sensitized electron-beam resists">
            <text:p>Dry-etch characteristics of chemically amplified and onium-salt-sensitized electron-beam resists</text:p>
          </table:table-cell>
          <table:table-cell office:value-type="string" office:value="10.1117/12.175822">
            <text:p>10.1117/12.175822</text:p>
          </table:table-cell>
          <table:table-cell office:value-type="string" office:value="Electron beam resists having high sensitivity and high resistance to dry etching are under investigation for sub-half micron device production using 5x reticle masks. The effects of dry etch process conditions on the performance of the novolac based chemically amplified AZPN114 and onium salt sensitized EPR resist have been investigated at 20 keV and 10 keV electron beam energies using an electron beam microfabricator under a range of dose, post- exposure bake, and development conditions. Linewidths in the range from 4 μm down to 0.2 μm have been evaluated. Pattern transfer to chromium on quartz was carried out in a commercial reactive ion etcher. A comprehensive series of RIE experiments were devised and analyzed using a commercial statistical software package. CD measurements on resist lines and also on chromium lines after dry etch, were carried out both in a field emission SEM and with a calibrated optical linewidth measuring system. A focused ion beam system was used to microsection selected resist lines on chromium and dry etched chromium lines for edge profile inspection.">
            <text:p>Electron beam resists having high sensitivity and high resistance to dry etching are under investigation for sub-half micron device production using 5x reticle masks. The effects of dry etch process conditions on the performance of the novolac based chemically amplified AZPN114 and onium salt sensitized EPR resist have been investigated at 20 keV and 10 keV electron beam energies using an electron beam microfabricator under a range of dose, post- exposure bake, and development conditions. Linewidths in the range from 4 μm down to 0.2 μm have been evaluated. Pattern transfer to chromium on quartz was carried out in a commercial reactive ion etcher. A comprehensive series of RIE experiments were devised and analyzed using a commercial statistical software package. CD measurements on resist lines and also on chromium lines after dry etch, were carried out both in a field emission SEM and with a calibrated optical linewidth measuring system. A focused ion beam system was used to microsection selected resist lines on chromium and dry etched chromium lines for edge profile inspection.</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65A5EXF">
            <text:p>465A5EXF</text:p>
          </table:table-cell>
          <table:table-cell office:value-type="string" office:value="Application of InterCriteria Analysis to Assess the Performance of Scoring Functions in Molecular Docking Software Packages">
            <text:p>Application of InterCriteria Analysis to Assess the Performance of Scoring Functions in Molecular Docking Software Packages</text:p>
          </table:table-cell>
          <table:table-cell office:value-type="string" office:value="10.3390/math10152549">
            <text:p>10.3390/math10152549</text:p>
          </table:table-cell>
          <table:table-cell office:value-type="string" office:value="(1) Background: In silico approaches to rational drug design are among the fastest evolving ones. Depending on the available structural information for the biomacromolecule and the small molecule, the in silico methods are classified as ligand- and structure-based. The latter predict ligand–receptor binding using 3D structures of both molecules, whose computational simulation is referred to as molecular docking. It aims at estimating the binding affinity (approximated by scoring function) and the ligand binding pose in the receptor’s active site, which postulates a key role of the scoring functions in molecular docking algorithms. This study focuses on the performance of different types of scoring functions implemented in molecular modelling software packages. (2) Methods: An InterCriteria analysis (ICrA) was applied to assess the performance of the scoring functions available in MOE, GOLD, SeeSAR, and AutoDock Vina software platforms. The InterCriteria analysis was developed to distinguish possible relations between pairs of criteria when multiple objects are considered. All 12 investigated scoring functions were tested by docking a set of protease inhibitors in the binding sites of two protein targets. The dataset consisted of 88 benzamidine-type compounds with experimentally measured inhibitory constants for thrombin and trypsin, which allows for the objective assessment of the scoring functions performance. The results generated by the molecular docking were subjected to ICrA in order to analyze both docking energies as approximations of the binding affinities and RMSDs (root-mean-square deviation) as measures of the experimental binding pose proximity between the compounds and the co-crystalized ligand, based on the atoms in the common scaffold. (3) Results: The results obtained for the best poses, the average of the best 5 or 30 poses retained after docking, were analyzed. A comparison with the experimentally observed inhibitory effects was also performed. The InterCriteria analysis application confirms that the performance of the scoring functions for the same dataset of ligands depends on the studied protein. The analysis reveals that none of the studied scoring functions is a good predictor of the compounds’ binding affinities for the considered protein targets. (4) Conclusion: In terms of this analysis, the investigated scoring functions do not produce equivalent results, which suggests the necessity for their combined use in consensus docking studies. © 2022 by the authors.">
            <text:p>(1) Background: In silico approaches to rational drug design are among the fastest evolving ones. Depending on the available structural information for the biomacromolecule and the small molecule, the in silico methods are classified as ligand- and structure-based. The latter predict ligand–receptor binding using 3D structures of both molecules, whose computational simulation is referred to as molecular docking. It aims at estimating the binding affinity (approximated by scoring function) and the ligand binding pose in the receptor’s active site, which postulates a key role of the scoring functions in molecular docking algorithms. This study focuses on the performance of different types of scoring functions implemented in molecular modelling software packages. (2) Methods: An InterCriteria analysis (ICrA) was applied to assess the performance of the scoring functions available in MOE, GOLD, SeeSAR, and AutoDock Vina software platforms. The InterCriteria analysis was developed to distinguish possible relations between pairs of criteria when multiple objects are considered. All 12 investigated scoring functions were tested by docking a set of protease inhibitors in the binding sites of two protein targets. The dataset consisted of 88 benzamidine-type compounds with experimentally measured inhibitory constants for thrombin and trypsin, which allows for the objective assessment of the scoring functions performance. The results generated by the molecular docking were subjected to ICrA in order to analyze both docking energies as approximations of the binding affinities and RMSDs (root-mean-square deviation) as measures of the experimental binding pose proximity between the compounds and the co-crystalized ligand, based on the atoms in the common scaffold. (3) Results: The results obtained for the best poses, the average of the best 5 or 30 poses retained after docking, were analyzed. A comparison with the experimentally observed inhibitory effects was also performed. The InterCriteria analysis application confirms that the performance of the scoring functions for the same dataset of ligands depends on the studied protein. The analysis reveals that none of the studied scoring functions is a good predictor of the compounds’ binding affinities for the considered protein targets. (4) Conclusion: In terms of this analysis, the investigated scoring functions do not produce equivalent results, which suggests the necessity for their combined use in consensus docking studies. © 2022 by the autho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K9G7AF2">
            <text:p>RK9G7AF2</text:p>
          </table:table-cell>
          <table:table-cell office:value-type="string" office:value="Comparing Four Genome-Wide Association Study (GWAS) Programs with Varied Input Data Quantity">
            <text:p>Comparing Four Genome-Wide Association Study (GWAS) Programs with Varied Input Data Quantity</text:p>
          </table:table-cell>
          <table:table-cell office:value-type="string" office:value="10.1109/BIBM.2018.8621425">
            <text:p>10.1109/BIBM.2018.8621425</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X4LZJJ7">
            <text:p>WX4LZJJ7</text:p>
          </table:table-cell>
          <table:table-cell office:value-type="string" office:value="Software requirement optimization using a multiobjective swarm intelligence evolutionary algorithm">
            <text:p>Software requirement optimization using a multiobjective swarm intelligence evolutionary algorithm</text:p>
          </table:table-cell>
          <table:table-cell office:value-type="string" office:value="10.1016/j.knosys.2015.03.012">
            <text:p>10.1016/j.knosys.2015.03.012</text:p>
          </table:table-cell>
          <table:table-cell office:value-type="string" office:value="The selection of the new requirements which should be included in the development of the release of a software product is an important issue for software companies. This problem is known in the literature as the Next Release Problem (NRP). It is an NP-hard problem which simultaneously addresses two apparently contradictory objectives: the total cost of including the selected requirements in the next release of the software package, and the overall satisfaction of a set of customers who have different opinions about the priorities which should be given to the requirements, and also have different levels of importance within the company. Moreover, in the case of managing real instances of the problem, the proposed solutions have to satisfy certain interaction constraints which arise among some requirements. In this paper, the NRP is formulated as a multiobjective optimization problem with two objectives (cost and satisfaction) and three constraints (types of interactions). A multiobjective swarm intelligence metaheuristic is proposed to solve two real instances generated from data provided by experts. Analysis of the results showed that the proposed algorithm can efficiently generate high quality solutions. These were evaluated by comparing them with different proposals (in terms of multiobjective metrics). The results generated by the present approach surpass those generated in other relevant work in the literature (e.g. our technique can obtain a HV of over 60% for the most complex dataset managed, while the other approaches published cannot obtain an HV of more than 40% for the same dataset). © 2015 Elsevier B.V. All rights reserved.">
            <text:p>The selection of the new requirements which should be included in the development of the release of a software product is an important issue for software companies. This problem is known in the literature as the Next Release Problem (NRP). It is an NP-hard problem which simultaneously addresses two apparently contradictory objectives: the total cost of including the selected requirements in the next release of the software package, and the overall satisfaction of a set of customers who have different opinions about the priorities which should be given to the requirements, and also have different levels of importance within the company. Moreover, in the case of managing real instances of the problem, the proposed solutions have to satisfy certain interaction constraints which arise among some requirements. In this paper, the NRP is formulated as a multiobjective optimization problem with two objectives (cost and satisfaction) and three constraints (types of interactions). A multiobjective swarm intelligence metaheuristic is proposed to solve two real instances generated from data provided by experts. Analysis of the results showed that the proposed algorithm can efficiently generate high quality solutions. These were evaluated by comparing them with different proposals (in terms of multiobjective metrics). The results generated by the present approach surpass those generated in other relevant work in the literature (e.g. our technique can obtain a HV of over 60% for the most complex dataset managed, while the other approaches published cannot obtain an HV of more than 40% for the same dataset). © 2015 Elsevier B.V.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R6TRWYS">
            <text:p>RR6TRWYS</text:p>
          </table:table-cell>
          <table:table-cell office:value-type="string" office:value="I-Scheduler: Iterative scheduling for distributed stream processing systems">
            <text:p>I-Scheduler: Iterative scheduling for distributed stream processing systems</text:p>
          </table:table-cell>
          <table:table-cell office:value-type="string" office:value="10.1016/j.future.2020.11.011">
            <text:p>10.1016/j.future.2020.11.011</text:p>
          </table:table-cell>
          <table:table-cell office:value-type="string" office:value="Task allocation in Data Stream Processing Systems (DSPSs) has a significant impact on performance metrics such as data processing latency and system throughput. An application processed by DSPSs can be represented as a Directed Acyclic Graph (DAG), where each vertex represents a task and the edges show the dataflow between the tasks. Task allocation can be defined as the assignment of the vertices in the DAG to the physical compute nodes such that the data movement between the nodes is minimised. Finding an optimal task placement for DSPSs is NP-hard. Thus, approximate scheduling approaches are required to improve the performance of DSPSs. In this paper, we propose a heuristic scheduling algorithm which reliably and efficiently finds highly communicating tasks by exploiting graph partitioning algorithms and a mathematical optimisation software package. We evaluate the communication cost of our method using three micro-benchmarks, showing that we can achieve results that are close to optimal. We further compare our scheduler with two popular existing schedulers, R-Storm and Aniello et al.’s ‘Online scheduler’ using two real-world applications. Our experimental results show that our proposed scheduler outperforms R-Storm, increasing throughput by up to 30%, and improves on the Online scheduler by 20%–86% as a result of finding a more efficient schedule.1 © 2020">
            <text:p>Task allocation in Data Stream Processing Systems (DSPSs) has a significant impact on performance metrics such as data processing latency and system throughput. An application processed by DSPSs can be represented as a Directed Acyclic Graph (DAG), where each vertex represents a task and the edges show the dataflow between the tasks. Task allocation can be defined as the assignment of the vertices in the DAG to the physical compute nodes such that the data movement between the nodes is minimised. Finding an optimal task placement for DSPSs is NP-hard. Thus, approximate scheduling approaches are required to improve the performance of DSPSs. In this paper, we propose a heuristic scheduling algorithm which reliably and efficiently finds highly communicating tasks by exploiting graph partitioning algorithms and a mathematical optimisation software package. We evaluate the communication cost of our method using three micro-benchmarks, showing that we can achieve results that are close to optimal. We further compare our scheduler with two popular existing schedulers, R-Storm and Aniello et al.’s ‘Online scheduler’ using two real-world applications. Our experimental results show that our proposed scheduler outperforms R-Storm, increasing throughput by up to 30%, and improves on the Online scheduler by 20%–86% as a result of finding a more efficient schedule.1 © 2020</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K7YJC9C">
            <text:p>6K7YJC9C</text:p>
          </table:table-cell>
          <table:table-cell office:value-type="string" office:value="Data fusion: Principles and applications in air defense">
            <text:p>Data fusion: Principles and applications in air defense</text:p>
          </table:table-cell>
          <table:table-cell office:value-type="string" office:value="10.1117/12.327110">
            <text:p>10.1117/12.327110</text:p>
          </table:table-cell>
          <table:table-cell office:value-type="string" office:value="Within a Surveillance and Reconnaissance System, the Fusion Process is an essential part of the software package since the different sensors measurements are combined by this process; each sensor sends its data to a fusion center whose task is to elaborate the best tactical situation. In this paper, a practical algorithm of data fusion applied to a military application context is presented; the case studied here is a medium-range surveillance situation featuring a dual-sensor platform which combines a surveillance Radar and an IRST; both sensors are colocated. The presented performances were obtained on validation scenarios via simulations performed by SAGEM with the ESSOR (« Environnement de Simulation de Senseurs Optroniques et Radar ») multisensor simulation test beach. Data Fusion, IRST, Surveillance Radar, Ship Self Defense, Air Defense, Monte-Carlo analysis, Target Detection, Target Tracking, Naval Combat System, Threat Evaluation, Weapon Assessment.">
            <text:p>Within a Surveillance and Reconnaissance System, the Fusion Process is an essential part of the software package since the different sensors measurements are combined by this process; each sensor sends its data to a fusion center whose task is to elaborate the best tactical situation. In this paper, a practical algorithm of data fusion applied to a military application context is presented; the case studied here is a medium-range surveillance situation featuring a dual-sensor platform which combines a surveillance Radar and an IRST; both sensors are colocated. The presented performances were obtained on validation scenarios via simulations performed by SAGEM with the ESSOR (« Environnement de Simulation de Senseurs Optroniques et Radar ») multisensor simulation test beach. Data Fusion, IRST, Surveillance Radar, Ship Self Defense, Air Defense, Monte-Carlo analysis, Target Detection, Target Tracking, Naval Combat System, Threat Evaluation, Weapon Assessment.</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6XTYSEI">
            <text:p>M6XTYSEI</text:p>
          </table:table-cell>
          <table:table-cell office:value-type="string" office:value="Spatiotemporal analysis of multichannel EEG: CARTOOL">
            <text:p>Spatiotemporal analysis of multichannel EEG: CARTOOL</text:p>
          </table:table-cell>
          <table:table-cell office:value-type="string" office:value="10.1155/2011/813870">
            <text:p>10.1155/2011/813870</text:p>
          </table:table-cell>
          <table:table-cell office:value-type="string" office:value="This paper describes methods to analyze the brain's electric fields recorded with multichannel Electroencephalogram (EEG) and demonstrates their implementation in the software CARTOOL. It focuses on the analysis of the spatial properties of these fields and on quantitative assessment of changes of field topographies across time, experimental conditions, or populations. Topographic analyses are advantageous because they are reference independents and thus render statistically unambiguous results. Neurophysiologically, differences in topography directly indicate changes in the configuration of the active neuronal sources in the brain. We describe global measures of field strength and field similarities, temporal segmentation based on topographic variations, topographic analysis in the frequency domain, topographic statistical analysis, and source imaging based on distributed inverse solutions. All analysis methods are implemented in a freely available academic software package called CARTOOL. Besides providing these analysis tools, CARTOOL is particularly designed to visualize the data and the analysis results using 3-dimensional display routines that allow rapid manipulation and animation of 3D images. CARTOOL therefore is a helpful tool for researchers as well as for clinicians to interpret multichannel EEG and evoked potentials in a global, comprehensive, and unambiguous way. Copyright © 2011 Denis Brunet, et al.">
            <text:p>This paper describes methods to analyze the brain's electric fields recorded with multichannel Electroencephalogram (EEG) and demonstrates their implementation in the software CARTOOL. It focuses on the analysis of the spatial properties of these fields and on quantitative assessment of changes of field topographies across time, experimental conditions, or populations. Topographic analyses are advantageous because they are reference independents and thus render statistically unambiguous results. Neurophysiologically, differences in topography directly indicate changes in the configuration of the active neuronal sources in the brain. We describe global measures of field strength and field similarities, temporal segmentation based on topographic variations, topographic analysis in the frequency domain, topographic statistical analysis, and source imaging based on distributed inverse solutions. All analysis methods are implemented in a freely available academic software package called CARTOOL. Besides providing these analysis tools, CARTOOL is particularly designed to visualize the data and the analysis results using 3-dimensional display routines that allow rapid manipulation and animation of 3D images. CARTOOL therefore is a helpful tool for researchers as well as for clinicians to interpret multichannel EEG and evoked potentials in a global, comprehensive, and unambiguous way. Copyright © 2011 Denis Brunet, et al.</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B7VXTL4">
            <text:p>NB7VXTL4</text:p>
          </table:table-cell>
          <table:table-cell office:value-type="string" office:value="A real-time ergonomic monitoring system using the Microsoft Kinect">
            <text:p>A real-time ergonomic monitoring system using the Microsoft Kinect</text:p>
          </table:table-cell>
          <table:table-cell office:value-type="string" office:value="10.1109/SIEDS.2012.6215130">
            <text:p>10.1109/SIEDS.2012.6215130</text:p>
          </table:table-cell>
          <table:table-cell office:value-type="string" office:value="Laborers in factories all across the world perform physically intensive tasks daily. With every lift they put themselves at risk of injury. Many still-frame modeling systems exist that can assess the different stresses and strains on the laborers body given his or her position. These models are only usable by experts, and do not allow for real-time alerts. In 1995, companies in the United States lost $50 billion due to injured employee absences and compensation settlements. Companies are not only eager to reduce their overhead costs, but also aim to better society by offering more robust worker safety practices. The focus of this project was to design a system that can be used in a training environment. Our system is used to teach employees if their current lifting and carrying methods can be detrimental to their health. Our system is designed to be used for longstanding employees as well as new hires. This project's primary requirement was to implement a motion sensing device to aid in the analysis of ergonomics in an industrial environment. To do this we proposed to make use of Microsoft Kinect© sensors. The Kinect© is able to provide skeletal tracking at 30 frames/second for two individuals in the field of view. To develop the system we selected the Microsoft software development kit (SDK) from a large variety of alternative professional and open source SDKs because of a variety of desirable features. A static ergonomic model was integrated with the Kinect© software. Multiple other software packages were assessed for compatibility with the Kinect© in an effort to enhance the Kinects'O ability to recognize objects and humans. After development was complete the system was tested by analyzing our system's output using different skeletal lift positions to compare to the real results. Our system provides real-time ergonomic analysis of lifts performed by humans. This system lacks the ability to recognize specific individuals and objects necessary to customize the system to adequately evaluate a lift, and has not been tested in a factory environment. In the future we hope to implement a dynamic ergonomic model so that it can recognize whole movements or gestures which lead to injury, rather than recognizing a single position. Our system successfully outputs a number for the recommended weight limit as well as other methods to measure the strain on a worker's skeleton. In a training environment the system will help individuals correct the problems with their lifting motions. © 2012 IEEE.">
            <text:p>Laborers in factories all across the world perform physically intensive tasks daily. With every lift they put themselves at risk of injury. Many still-frame modeling systems exist that can assess the different stresses and strains on the laborers body given his or her position. These models are only usable by experts, and do not allow for real-time alerts. In 1995, companies in the United States lost $50 billion due to injured employee absences and compensation settlements. Companies are not only eager to reduce their overhead costs, but also aim to better society by offering more robust worker safety practices. The focus of this project was to design a system that can be used in a training environment. Our system is used to teach employees if their current lifting and carrying methods can be detrimental to their health. Our system is designed to be used for longstanding employees as well as new hires. This project's primary requirement was to implement a motion sensing device to aid in the analysis of ergonomics in an industrial environment. To do this we proposed to make use of Microsoft Kinect© sensors. The Kinect© is able to provide skeletal tracking at 30 frames/second for two individuals in the field of view. To develop the system we selected the Microsoft software development kit (SDK) from a large variety of alternative professional and open source SDKs because of a variety of desirable features. A static ergonomic model was integrated with the Kinect© software. Multiple other software packages were assessed for compatibility with the Kinect© in an effort to enhance the Kinects'O ability to recognize objects and humans. After development was complete the system was tested by analyzing our system's output using different skeletal lift positions to compare to the real results. Our system provides real-time ergonomic analysis of lifts performed by humans. This system lacks the ability to recognize specific individuals and objects necessary to customize the system to adequately evaluate a lift, and has not been tested in a factory environment. In the future we hope to implement a dynamic ergonomic model so that it can recognize whole movements or gestures which lead to injury, rather than recognizing a single position. Our system successfully outputs a number for the recommended weight limit as well as other methods to measure the strain on a worker's skeleton. In a training environment the system will help individuals correct the problems with their lifting motions. © 2012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JCVQ92Z">
            <text:p>TJCVQ92Z</text:p>
          </table:table-cell>
          <table:table-cell office:value-type="string" office:value="diffHic: A Bioconductor package to detect differential genomic interactions in Hi-C data">
            <text:p>diffHic: A Bioconductor package to detect differential genomic interactions in Hi-C data</text:p>
          </table:table-cell>
          <table:table-cell office:value-type="string" office:value="10.1186/s12859-015-0683-0">
            <text:p>10.1186/s12859-015-0683-0</text:p>
          </table:table-cell>
          <table:table-cell office:value-type="string" office:value="Background: Chromatin conformation capture with high-throughput sequencing (Hi-C) is a technique that measures the in vivo intensity of interactions between all pairs of loci in the genome. Most conventional analyses of Hi-C data focus on the detection of statistically significant interactions. However, an alternative strategy involves identifying significant changes in the interaction intensity (i.e., differential interactions) between two or more biological conditions. This is more statistically rigorous and may provide more biologically relevant results. Results: Here, we present the diffHic software package for the detection of differential interactions from Hi-C data. diffHic provides methods for read pair alignment and processing, counting into bin pairs, filtering out low-abundance events and normalization of trended or CNV-driven biases. It uses the statistical framework of the edgeR package to model biological variability and to test for significant differences between conditions. Several options for the visualization of results are also included. The use of diffHic is demonstrated with real Hi-C data sets. Performance against existing methods is also evaluated with simulated data. Conclusions: On real data, diffHic is able to successfully detect interactions with significant differences in intensity between biological conditions. It also compares favourably to existing software tools on simulated data sets. These results suggest that diffHic is a viable approach for differential analyses of Hi-C data. © 2015 Lun and Smyth.">
            <text:p>Background: Chromatin conformation capture with high-throughput sequencing (Hi-C) is a technique that measures the in vivo intensity of interactions between all pairs of loci in the genome. Most conventional analyses of Hi-C data focus on the detection of statistically significant interactions. However, an alternative strategy involves identifying significant changes in the interaction intensity (i.e., differential interactions) between two or more biological conditions. This is more statistically rigorous and may provide more biologically relevant results. Results: Here, we present the diffHic software package for the detection of differential interactions from Hi-C data. diffHic provides methods for read pair alignment and processing, counting into bin pairs, filtering out low-abundance events and normalization of trended or CNV-driven biases. It uses the statistical framework of the edgeR package to model biological variability and to test for significant differences between conditions. Several options for the visualization of results are also included. The use of diffHic is demonstrated with real Hi-C data sets. Performance against existing methods is also evaluated with simulated data. Conclusions: On real data, diffHic is able to successfully detect interactions with significant differences in intensity between biological conditions. It also compares favourably to existing software tools on simulated data sets. These results suggest that diffHic is a viable approach for differential analyses of Hi-C data. © 2015 Lun and Smyth.</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KSES8T3">
            <text:p>MKSES8T3</text:p>
          </table:table-cell>
          <table:table-cell office:value-type="string" office:value="A new architecture for geographical knowledge discovery based on topological dimensions and measurements">
            <text:p>A new architecture for geographical knowledge discovery based on topological dimensions and measurements</text:p>
          </table:table-cell>
          <table:table-cell office:value-type="string" office:value="10.1109/ETTandGRS.2008.245">
            <text:p>10.1109/ETTandGRS.2008.245</text:p>
          </table:table-cell>
          <table:table-cell office:value-type="string" office:value="Data Warehouse (DW) and Online Analytical Processing (OLAP) systems based on multi-dimensional data models include dimensions and measurements. These systems are used for data mining and knowledge discovery processes. Geographical Data Warehouse (GDW) systems are able to store and represent the geographic data cartographically but they can not do temporal and topological analysis, which are very important for geographical knowledge discovery. In this paper, we define and implement a new set of dimensions and spatial measurements based on 4-intersection relationship model between geographical objects, called topological dimensions and measurements. This proposed multi-dimensional model is implemented using Spatial Oracle9i software package. We have evaluated its ability to respond to analytical queries of users. Our experiments show that the designed GDW can answer all kind of analytical queries and express topological relationships between two geographical objects. © 2008 IEEE.">
            <text:p>Data Warehouse (DW) and Online Analytical Processing (OLAP) systems based on multi-dimensional data models include dimensions and measurements. These systems are used for data mining and knowledge discovery processes. Geographical Data Warehouse (GDW) systems are able to store and represent the geographic data cartographically but they can not do temporal and topological analysis, which are very important for geographical knowledge discovery. In this paper, we define and implement a new set of dimensions and spatial measurements based on 4-intersection relationship model between geographical objects, called topological dimensions and measurements. This proposed multi-dimensional model is implemented using Spatial Oracle9i software package. We have evaluated its ability to respond to analytical queries of users. Our experiments show that the designed GDW can answer all kind of analytical queries and express topological relationships between two geographical objects. © 2008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CJ2WBTP">
            <text:p>TCJ2WBTP</text:p>
          </table:table-cell>
          <table:table-cell office:value-type="string" office:value="An Internet-based graphical programming tool for teaching power system harmonic measurement">
            <text:p>An Internet-based graphical programming tool for teaching power system harmonic measurement</text:p>
          </table:table-cell>
          <table:table-cell office:value-type="string" office:value="10.1109/TE.2006.879239">
            <text:p>10.1109/TE.2006.879239</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K6N4PWH">
            <text:p>LK6N4PWH</text:p>
          </table:table-cell>
          <table:table-cell office:value-type="string" office:value="Photogrammetry and geographic information systems for quick assessment, documentation and analysis of earthquakes">
            <text:p>Photogrammetry and geographic information systems for quick assessment, documentation and analysis of earthquakes</text:p>
          </table:table-cell>
          <table:table-cell office:value-type="string" office:value="10.1016/S0924-2716(01)00025-9">
            <text:p>10.1016/S0924-2716(01)00025-9</text:p>
          </table:table-cell>
          <table:table-cell office:value-type="string" office:value="After a catastrophe like an earthquake, one on the most important problems is to provide shelter and housing for the homeless. To this end, it is necessary to decide if a building is still habitable, or if it is has to be renovated or even torn down. A prerequisite for such decisions is the detailed knowledge about the status of the building. Earlier earthquakes revealed problems in the processes of documenting and analysing the building damage, as they demanded much effort in terms of time and manpower, The main difficulties appeared to be because of the analogue damage assessments which created a great variety of unstructured information that had to be put in a line to allow further analysis. Apart from that, documentation of damage effects was not detailed and could only be carried out on the spot of a disaster. The aim of this study is to make an improvement, using combination of Geographic Information Systems (GIS) as a management and data analysis tool and photogrammetry as a documentation method. Photogrammetric data acquisition is achieved using a CCD camera and the digital photogrammetric software package PICTRAN by Technet. The information system part is the GIS package Arc View by ESRI. The combination of rapid data acquisition and GIS offers a quick assessment of the situation and the possibility of its objective and holistic analysis. This is the prerequisite for a quick initiation of appropriate measures to help people. © 2001 Elsevier Science B.V.">
            <text:p>After a catastrophe like an earthquake, one on the most important problems is to provide shelter and housing for the homeless. To this end, it is necessary to decide if a building is still habitable, or if it is has to be renovated or even torn down. A prerequisite for such decisions is the detailed knowledge about the status of the building. Earlier earthquakes revealed problems in the processes of documenting and analysing the building damage, as they demanded much effort in terms of time and manpower, The main difficulties appeared to be because of the analogue damage assessments which created a great variety of unstructured information that had to be put in a line to allow further analysis. Apart from that, documentation of damage effects was not detailed and could only be carried out on the spot of a disaster. The aim of this study is to make an improvement, using combination of Geographic Information Systems (GIS) as a management and data analysis tool and photogrammetry as a documentation method. Photogrammetric data acquisition is achieved using a CCD camera and the digital photogrammetric software package PICTRAN by Technet. The information system part is the GIS package Arc View by ESRI. The combination of rapid data acquisition and GIS offers a quick assessment of the situation and the possibility of its objective and holistic analysis. This is the prerequisite for a quick initiation of appropriate measures to help people. © 2001 Elsevier Science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ZFNV5DC">
            <text:p>BZFNV5DC</text:p>
          </table:table-cell>
          <table:table-cell office:value-type="string" office:value="Roam, a seamless application framework">
            <text:p>Roam, a seamless application framework</text:p>
          </table:table-cell>
          <table:table-cell office:value-type="string" office:value="10.1016/S0164-1212(03)00052-9">
            <text:p>10.1016/S0164-1212(03)00052-9</text:p>
          </table:table-cell>
          <table:table-cell office:value-type="string" office:value="One of the biggest challenges in future application development is device heterogeneity. In the future, we expect to see a rich variety of computing devices that can run applications. These devices have different capabilities in processors, memory, networking, screen sizes, input methods, and software libraries. We also expect that future users are likely to own many types of devices. Depending on users' changing situations and environments, they may choose to switch from one type of device to another that brings the best combination of application functionality and device mobility (size, weight, etc.). Based on this scenario, we have designed and implemented a seamless application framework called the Roam system that can both assist developers to build multi-platform applications that can run on heterogeneous devices and allow a user to move/migrate a running application among heterogeneous devices in an effortless manner. The Roam system is based on partitioning of an application into components and it automatically selects the most appropriate adaptation strategy at the component level for a target platform. To evaluate our system, we have created several multi-platform Roam applications including a Chess game, a Connect4 game, and a shopping aid application. We also provide measurements on application performance and describe our experience with application development in the Roam system. Our experience shows that it is relatively easy to port existing applications to the Roam system and runtime application migration latency is within a few seconds and acceptable to most non-real-time applications. © 2003 Elsevier Inc. All rights reserved.">
            <text:p>One of the biggest challenges in future application development is device heterogeneity. In the future, we expect to see a rich variety of computing devices that can run applications. These devices have different capabilities in processors, memory, networking, screen sizes, input methods, and software libraries. We also expect that future users are likely to own many types of devices. Depending on users' changing situations and environments, they may choose to switch from one type of device to another that brings the best combination of application functionality and device mobility (size, weight, etc.). Based on this scenario, we have designed and implemented a seamless application framework called the Roam system that can both assist developers to build multi-platform applications that can run on heterogeneous devices and allow a user to move/migrate a running application among heterogeneous devices in an effortless manner. The Roam system is based on partitioning of an application into components and it automatically selects the most appropriate adaptation strategy at the component level for a target platform. To evaluate our system, we have created several multi-platform Roam applications including a Chess game, a Connect4 game, and a shopping aid application. We also provide measurements on application performance and describe our experience with application development in the Roam system. Our experience shows that it is relatively easy to port existing applications to the Roam system and runtime application migration latency is within a few seconds and acceptable to most non-real-time applications. © 2003 Elsevier Inc.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GYZMP8J">
            <text:p>JGYZMP8J</text:p>
          </table:table-cell>
          <table:table-cell office:value-type="string" office:value="Target tracking analysis for stone soup">
            <text:p>Target tracking analysis for stone soup</text:p>
          </table:table-cell>
          <table:table-cell office:value-type="string" office:value="10.23919/FUSION45008.2020.9190228">
            <text:p>10.23919/FUSION45008.2020.9190228</text:p>
          </table:table-cell>
          <table:table-cell office:value-type="string" office:value="The International Society of Information Fusion (ISIF) Stone Soup project seeks to bring together advances in target tracking through an open-source repository of software libraries. Additionally, the ISIF uncertainty reasoning working group provides an open-source ontology. This paper seeks to demonstrate the correspondence between the open source tracking repository and the Uncertainty Representation and Reasoning Evaluation Framework (URREF) ontology. For example, many target tracking challenge problems propose a scenario for data fusion techniques to solve, from which various performance metrics are considered for evaluation. The Stone Soup framework has the MetricGenerator class and the URREF has the accuracy class. The example presented in the paper utilizes the cubature Kalman filter to determine the impact of corrupted measurements on the track accuracy as an instance of the Stone Soup and URREF metrics. © 2020 International Society of Information Fusion (ISIF).">
            <text:p>The International Society of Information Fusion (ISIF) Stone Soup project seeks to bring together advances in target tracking through an open-source repository of software libraries. Additionally, the ISIF uncertainty reasoning working group provides an open-source ontology. This paper seeks to demonstrate the correspondence between the open source tracking repository and the Uncertainty Representation and Reasoning Evaluation Framework (URREF) ontology. For example, many target tracking challenge problems propose a scenario for data fusion techniques to solve, from which various performance metrics are considered for evaluation. The Stone Soup framework has the MetricGenerator class and the URREF has the accuracy class. The example presented in the paper utilizes the cubature Kalman filter to determine the impact of corrupted measurements on the track accuracy as an instance of the Stone Soup and URREF metrics. © 2020 International Society of Information Fusion (ISIF).</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GJ9IBQ5">
            <text:p>GGJ9IBQ5</text:p>
          </table:table-cell>
          <table:table-cell office:value-type="string" office:value="Application of Simulink for Simulation of the RMS Measurement Method Based on Low-pass Filtration">
            <text:p>Application of Simulink for Simulation of the RMS Measurement Method Based on Low-pass Filtration</text:p>
          </table:table-cell>
          <table:table-cell office:value-type="string" office:value="10.1109/RusAutoCon49822.2020.9208203">
            <text:p>10.1109/RusAutoCon49822.2020.9208203</text:p>
          </table:table-cell>
          <table:table-cell office:value-type="string" office:value="Nowadays one of the most popular methods for the root square value (RMS) measurement is an approach based on low-pass filtration of squares of input signal samples. This method allows to measure RMS values of sinusoidal and polyharmonic signals. The simplicity of implementation, the low value of the methodological error, can be attributed to the advantages of this method. The methodological measurement error is determined by the parameters of the output low-pass filter - by the values of its frequency characteristics. The objective of this article is to search for options for constructing an output filter that allows to ensure a low value of the RMS measurement error with a low implementation complexity. There were obtained analytical relationships that allows to evaluate the influence of filter parameters on the RMS measurement error of the sinusoidal input signal. An estimate of the influence of the frequency deviation of the input signal on the RMS measurement error is also obtained. Different types of digital filters were considered: Butterworth, Chebyshev I type infinite impulse response (IIR) digital filters, a filter with a Kaiser window and a moving average filter. The application of a moving average filter is considered in more detail. A technique is proposed for determining the order of a filter of this type to minimize the RMS measurement error. Estimates of the RMS error are applied to the signals of real electric power networks by simulation modeling in Simulink software package. The obtained analytical dependences are confirmed by the coincidence of the results of simulation and analytical modeling at check points. © 2020 IEEE.">
            <text:p>Nowadays one of the most popular methods for the root square value (RMS) measurement is an approach based on low-pass filtration of squares of input signal samples. This method allows to measure RMS values of sinusoidal and polyharmonic signals. The simplicity of implementation, the low value of the methodological error, can be attributed to the advantages of this method. The methodological measurement error is determined by the parameters of the output low-pass filter - by the values of its frequency characteristics. The objective of this article is to search for options for constructing an output filter that allows to ensure a low value of the RMS measurement error with a low implementation complexity. There were obtained analytical relationships that allows to evaluate the influence of filter parameters on the RMS measurement error of the sinusoidal input signal. An estimate of the influence of the frequency deviation of the input signal on the RMS measurement error is also obtained. Different types of digital filters were considered: Butterworth, Chebyshev I type infinite impulse response (IIR) digital filters, a filter with a Kaiser window and a moving average filter. The application of a moving average filter is considered in more detail. A technique is proposed for determining the order of a filter of this type to minimize the RMS measurement error. Estimates of the RMS error are applied to the signals of real electric power networks by simulation modeling in Simulink software package. The obtained analytical dependences are confirmed by the coincidence of the results of simulation and analytical modeling at check points. © 2020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ZEUP3DZ">
            <text:p>3ZEUP3DZ</text:p>
          </table:table-cell>
          <table:table-cell office:value-type="string" office:value="Emulation of software faults by educated mutations at machine-code level">
            <text:p>Emulation of software faults by educated mutations at machine-code level</text:p>
          </table:table-cell>
          <table:table-cell office:value-type="string" office:value="10.1109/ISSRE.2002.1173283">
            <text:p>10.1109/ISSRE.2002.1173283</text:p>
          </table:table-cell>
          <table:table-cell office:value-type="string" office:value="This paper proposes a new technique to emulate software faults by educated mutations introduced at the machine-code level and presents an experimental study on the accuracy of the injected faults. The proposed method consists of finding key programming structures at the machine code-level where high-level software faults can be emulated. The main advantage of emulating software faults at the machine-code level is that software faults can be injected even when the source code of the target application is not available, which is very important for the evaluation of COTS components or for the validation of software fault tolerance techniques in COTS based systems. The technique was evaluated using several real programs and different types of faults and, additionally, it includes our study on the key aspects that may impact on the technique accuracy. The portability of the technique is also addressed. The results show that classes of faults such as assignment, checking, interface, and simple algorithm faults can be directly emulated using this technique. © 2002 IEEE.">
            <text:p>This paper proposes a new technique to emulate software faults by educated mutations introduced at the machine-code level and presents an experimental study on the accuracy of the injected faults. The proposed method consists of finding key programming structures at the machine code-level where high-level software faults can be emulated. The main advantage of emulating software faults at the machine-code level is that software faults can be injected even when the source code of the target application is not available, which is very important for the evaluation of COTS components or for the validation of software fault tolerance techniques in COTS based systems. The technique was evaluated using several real programs and different types of faults and, additionally, it includes our study on the key aspects that may impact on the technique accuracy. The portability of the technique is also addressed. The results show that classes of faults such as assignment, checking, interface, and simple algorithm faults can be directly emulated using this technique. © 2002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CV6EWGD">
            <text:p>KCV6EWGD</text:p>
          </table:table-cell>
          <table:table-cell office:value-type="string" office:value="Minimizing the route of sink node in wireless sensor network">
            <text:p>Minimizing the route of sink node in wireless sensor network</text:p>
          </table:table-cell>
          <table:table-cell office:value-type="string" office:value="10.1109/PICST47496.2019.9061563">
            <text:p>10.1109/PICST47496.2019.9061563</text:p>
          </table:table-cell>
          <table:table-cell office:value-type="string" office:value="The introduction of mobile drain is one of the promising methods of energy balancing in wireless sensor networks. The model is based on the travelling salesman problem. The criteria of optimization and its metric are defined by the functionality of the network. To assess the efficiency and effectiveness of the method for solving the problem, an experimental study was conducted using the Matlab simulation software package. The traveling salesman problem was solved for uniform and normal distribution of distances between network routers for 10 and 30 routers. The values of the sample average length of the optimal mobile drain route and the length of the route without optimization on a sample of 500 experiments were obtained. It is shown that the use of optimization when choosing a mobile drain route in the wireless sensor network allows on average to reduce the length of the bypass path of mobile drain by 30%-40% compared with random bypass depending on the law of distribution of distances between nodes. Recommendations for conducting a full-scale experiment based on one of the many available wireless modules of well-known manufacturers are proposed. © 2019 IEEE.">
            <text:p>The introduction of mobile drain is one of the promising methods of energy balancing in wireless sensor networks. The model is based on the travelling salesman problem. The criteria of optimization and its metric are defined by the functionality of the network. To assess the efficiency and effectiveness of the method for solving the problem, an experimental study was conducted using the Matlab simulation software package. The traveling salesman problem was solved for uniform and normal distribution of distances between network routers for 10 and 30 routers. The values of the sample average length of the optimal mobile drain route and the length of the route without optimization on a sample of 500 experiments were obtained. It is shown that the use of optimization when choosing a mobile drain route in the wireless sensor network allows on average to reduce the length of the bypass path of mobile drain by 30%-40% compared with random bypass depending on the law of distribution of distances between nodes. Recommendations for conducting a full-scale experiment based on one of the many available wireless modules of well-known manufacturers are proposed. © 2019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I2X5A5S">
            <text:p>KI2X5A5S</text:p>
          </table:table-cell>
          <table:table-cell office:value-type="string" office:value="Numerical method for calculating latent heat storage in constructions containing phase change material">
            <text:p>Numerical method for calculating latent heat storage in constructions containing phase change material</text:p>
          </table:table-cell>
          <table:table-cell office:value-type="string" office:value="">
            <text:p/>
          </table:table-cell>
          <table:table-cell office:value-type="string" office:value="In Denmark, cooling of office buildings during summer contributes significantly to electrical consumption. The use of phase change material (PCM) can help to reduce overtemperatures during summer and even out temperature fluctuations over the day, hereby reducing both heating and cooling demands in buildings. This paper describes a numerical method for calculating the latent storage performance of building components containing PCM in order to evaluate the impact on heating and cooling demands. The developed method was implemented in the whole-building hygrothermal simulation software package BSim (Wittchen et al., 2008). The paper also describes comparisons between laboratory measurements on a specific building component containing PCM and results obtained with the developed simulation model. Finally, the paper presents some simple calculations and a detailed case study.">
            <text:p>In Denmark, cooling of office buildings during summer contributes significantly to electrical consumption. The use of phase change material (PCM) can help to reduce overtemperatures during summer and even out temperature fluctuations over the day, hereby reducing both heating and cooling demands in buildings. This paper describes a numerical method for calculating the latent storage performance of building components containing PCM in order to evaluate the impact on heating and cooling demands. The developed method was implemented in the whole-building hygrothermal simulation software package BSim (Wittchen et al., 2008). The paper also describes comparisons between laboratory measurements on a specific building component containing PCM and results obtained with the developed simulation model. Finally, the paper presents some simple calculations and a detailed case study.</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NC3JC9E">
            <text:p>ENC3JC9E</text:p>
          </table:table-cell>
          <table:table-cell office:value-type="string" office:value="HPFBench: A High Performance Fortran benchmark suite">
            <text:p>HPFBench: A High Performance Fortran benchmark suite</text:p>
          </table:table-cell>
          <table:table-cell office:value-type="string" office:value="10.1145/347837.347872">
            <text:p>10.1145/347837.347872</text:p>
          </table:table-cell>
          <table:table-cell office:value-type="string" office:value="The High Performance Fortran (HPF) benchmark suite HPFBench is designed for evaluating the HPF language and compilers on scalable architectures. The functionality of the bench-marks covers scientific software library functions and application kernels that reflect the computational structure and communication patterns in fluid dynamic simulations, fundamental physics, and molecular studies in chemistry and biology. The benchmarks are characterized in terms of FLOP count, memory usage, communication pattern, local memory accesses, array allocation mechanism, as well as operation and communication counts per iteration. The benchmarks output performance evaluation metrics in the form of elapsed times, FLOP rates, and communication time breakdowns. We also provide a benchmark guide to aid the choice of subsets of the benchmarks for evaluating particular aspects of an HPF compiler. Furthermore, we report an evaluation of an industry-leading HPF compiler from the Portland Group Inc. using the HPFBench benchmarks on the distributed-memory IBM SP2.">
            <text:p>The High Performance Fortran (HPF) benchmark suite HPFBench is designed for evaluating the HPF language and compilers on scalable architectures. The functionality of the bench-marks covers scientific software library functions and application kernels that reflect the computational structure and communication patterns in fluid dynamic simulations, fundamental physics, and molecular studies in chemistry and biology. The benchmarks are characterized in terms of FLOP count, memory usage, communication pattern, local memory accesses, array allocation mechanism, as well as operation and communication counts per iteration. The benchmarks output performance evaluation metrics in the form of elapsed times, FLOP rates, and communication time breakdowns. We also provide a benchmark guide to aid the choice of subsets of the benchmarks for evaluating particular aspects of an HPF compiler. Furthermore, we report an evaluation of an industry-leading HPF compiler from the Portland Group Inc. using the HPFBench benchmarks on the distributed-memory IBM SP2.</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R946RQQ">
            <text:p>XR946RQQ</text:p>
          </table:table-cell>
          <table:table-cell office:value-type="string" office:value="ImageTool">
            <text:p>ImageTool</text:p>
          </table:table-cell>
          <table:table-cell office:value-type="string" office:value="10.1117/12.424997">
            <text:p>10.1117/12.424997</text:p>
          </table:table-cell>
          <table:table-cell office:value-type="string" office:value="ImageTool is a software package developed at Bechtel Nevada, Los Alamos Operations. This team has developed a set of analysis tools, in the form of image processing software used to evaluate camera calibration data. Performance measures are used to identify capabilities and limitations of a camera system, while establishing a means for comparing systems. The camera evaluations are designed to provide system performance, camera comparison and system modeling information. This program is used to evaluate digital camera images. ImageTool provides basic image restoration and analysis features along with a special set of camera evaluation tools which are used to standardize camera system characterizations. This process is started with the acquisition of a well-defined set of calibration images. Image processing algorithms provide a consistent means of evaluating the camera calibration data. Performance measures in the areas of sensitivity, noise, and resolution are used as a basis for comparing camera systems and evaluating experimental system performance. Camera systems begin with a charge-coupled device (CCD) camera and optical relay system and may incorporate image intensifiers, electro-static image tubes, or electron bombarded charge-coupled devices (EBCCDs). Electro-optical components provide fast shuttering and/or optical gain to camera systems. Camera types evaluated include gated intensified cameras and multiframe cameras used in applications ranging from X-ray radiography to visible and infrared imaging. It is valuable to evaluate the performance of a camera system in order to determine if a particular system meets experimental requirements. In this paper we highlight the processing features of ImageTool.">
            <text:p>ImageTool is a software package developed at Bechtel Nevada, Los Alamos Operations. This team has developed a set of analysis tools, in the form of image processing software used to evaluate camera calibration data. Performance measures are used to identify capabilities and limitations of a camera system, while establishing a means for comparing systems. The camera evaluations are designed to provide system performance, camera comparison and system modeling information. This program is used to evaluate digital camera images. ImageTool provides basic image restoration and analysis features along with a special set of camera evaluation tools which are used to standardize camera system characterizations. This process is started with the acquisition of a well-defined set of calibration images. Image processing algorithms provide a consistent means of evaluating the camera calibration data. Performance measures in the areas of sensitivity, noise, and resolution are used as a basis for comparing camera systems and evaluating experimental system performance. Camera systems begin with a charge-coupled device (CCD) camera and optical relay system and may incorporate image intensifiers, electro-static image tubes, or electron bombarded charge-coupled devices (EBCCDs). Electro-optical components provide fast shuttering and/or optical gain to camera systems. Camera types evaluated include gated intensified cameras and multiframe cameras used in applications ranging from X-ray radiography to visible and infrared imaging. It is valuable to evaluate the performance of a camera system in order to determine if a particular system meets experimental requirements. In this paper we highlight the processing features of ImageTool.</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IAY4EUE">
            <text:p>RIAY4EUE</text:p>
          </table:table-cell>
          <table:table-cell office:value-type="string" office:value="Real-time estimation of thumb-tip forces using surface electromyogram for a novel human-machine interface">
            <text:p>Real-time estimation of thumb-tip forces using surface electromyogram for a novel human-machine interface</text:p>
          </table:table-cell>
          <table:table-cell office:value-type="string" office:value="10.1109/ROBOT.2010.5509426">
            <text:p>10.1109/ROBOT.2010.5509426</text:p>
          </table:table-cell>
          <table:table-cell office:value-type="string" office:value="Due to difficulties in measurement of muscle activities and understanding a user's intention under different configurations, controlling machine forces using surface electromyogram (SEMG) is difficult in a human- machine interface (HMI). This study describes a novel HMI using Hill-based muscle model to control the isometric force of a robotic thumb that considers the importance of the thumb in hand function. In order to estimate force intension, SEMG from the skin surface was measured and converted to muscle activation information. The activations of deep muscles were inferred from the ratios of muscle activations from earlier studies. The muscle length of each contributed muscle was obtained by using a motion capture system and musculoskeletal modeling software packages. Once muscle forces were calculated, thumb-tip force was estimated based on a mapping model from the muscle force to thumb-tip force. The proposed method was evaluated in comparisons with a linear regression and artificial neural network (ANN) under four different thumb configurations to investigate the potential for estimations under conditions in which the thumb configuration changes. ©2010 IEEE.">
            <text:p>Due to difficulties in measurement of muscle activities and understanding a user's intention under different configurations, controlling machine forces using surface electromyogram (SEMG) is difficult in a human- machine interface (HMI). This study describes a novel HMI using Hill-based muscle model to control the isometric force of a robotic thumb that considers the importance of the thumb in hand function. In order to estimate force intension, SEMG from the skin surface was measured and converted to muscle activation information. The activations of deep muscles were inferred from the ratios of muscle activations from earlier studies. The muscle length of each contributed muscle was obtained by using a motion capture system and musculoskeletal modeling software packages. Once muscle forces were calculated, thumb-tip force was estimated based on a mapping model from the muscle force to thumb-tip force. The proposed method was evaluated in comparisons with a linear regression and artificial neural network (ANN) under four different thumb configurations to investigate the potential for estimations under conditions in which the thumb configuration changes. ©2010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NG2CULE">
            <text:p>6NG2CULE</text:p>
          </table:table-cell>
          <table:table-cell office:value-type="string" office:value="Employing expert opinion and software metrics for reasoning about software">
            <text:p>Employing expert opinion and software metrics for reasoning about software</text:p>
          </table:table-cell>
          <table:table-cell office:value-type="string" office:value="10.1109/ISDASC.2007.4351396">
            <text:p>10.1109/ISDASC.2007.4351396</text:p>
          </table:table-cell>
          <table:table-cell office:value-type="string" office:value="When comparing software programs based on certain qualities there is usually more than one metric that can be used. Often these metrics may contradict one another or there may be no standard acceptance thresholds. In this work we demonstrate how the Analytical Hierarchy Process (AHP) can be used to mitigate the aforementioned deficiencies in metrics-based software decision making. We illustrate the procedure by incorporating value judgments from a group of experts into an existing metrics data set to rank the design complexity in three imaging software packages. In this case the injection of expert opinion in a formalized framework minimizes the problems associated with conflicting metrics. The contribution of this work is to demonstrate how a combination of expert opinion and tool-collected measures can be used to reason about software programs. The methodology employed can be easily modified to include different metrics, applications and weights, thus providing a practical assessment tool for decision making about software. © 2007 IEEE.">
            <text:p>When comparing software programs based on certain qualities there is usually more than one metric that can be used. Often these metrics may contradict one another or there may be no standard acceptance thresholds. In this work we demonstrate how the Analytical Hierarchy Process (AHP) can be used to mitigate the aforementioned deficiencies in metrics-based software decision making. We illustrate the procedure by incorporating value judgments from a group of experts into an existing metrics data set to rank the design complexity in three imaging software packages. In this case the injection of expert opinion in a formalized framework minimizes the problems associated with conflicting metrics. The contribution of this work is to demonstrate how a combination of expert opinion and tool-collected measures can be used to reason about software programs. The methodology employed can be easily modified to include different metrics, applications and weights, thus providing a practical assessment tool for decision making about software. © 2007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GMQLKJX">
            <text:p>VGMQLKJX</text:p>
          </table:table-cell>
          <table:table-cell office:value-type="string" office:value="Implementation and evaluation of SCSE for OSI secure communications">
            <text:p>Implementation and evaluation of SCSE for OSI secure communications</text:p>
          </table:table-cell>
          <table:table-cell office:value-type="string" office:value="10.1002/scj.4690250902">
            <text:p>10.1002/scj.4690250902</text:p>
          </table:table-cell>
          <table:table-cell office:value-type="string" office:value="The authors have proposed a secure communications service element (SCSE) which can provide such security functions as authentification, information confidentiality, and data integrity (prevention of data modification), as application service elements (ASE) in the open‐type system interconnection(OSI) application layer. The proposal is evaluated highly from the viewpoint of OSI protocol design technique to realize the security function. This paper attempts to verify the realizability of the proposed SCSE and the applicability to OSI communication. Further, it reports on the design of the SCSE software package and the implementation/evaluation. In the implementation/evaluation of the proposed package, especially, it is intended to demonstrate the applicability to OSI communication applications. As typical examples of SCSE applications, file transfer access and management (FTAM) assuming the totally duplicate communication function in the session layer, as well as document transfer and manipulation (DTAM) assuming the use of the semiduplicate communication function are adopted. Through the verification experiment such as the measurement of the processing load, the practical usefulness and the applicability of SCSE are evaluated. As a result, it is shown that the efficient OSI security communication system can be realized by SCSE. Since the proposed approach can be applied to the totally duplicate and the semiduplicate communications, it is shown that the method is applicable to all OSI communication applications. Copyright © 1994 Wiley Periodicals, Inc., A Wiley Company">
            <text:p>The authors have proposed a secure communications service element (SCSE) which can provide such security functions as authentification, information confidentiality, and data integrity (prevention of data modification), as application service elements (ASE) in the open‐type system interconnection(OSI) application layer. The proposal is evaluated highly from the viewpoint of OSI protocol design technique to realize the security function. This paper attempts to verify the realizability of the proposed SCSE and the applicability to OSI communication. Further, it reports on the design of the SCSE software package and the implementation/evaluation. In the implementation/evaluation of the proposed package, especially, it is intended to demonstrate the applicability to OSI communication applications. As typical examples of SCSE applications, file transfer access and management (FTAM) assuming the totally duplicate communication function in the session layer, as well as document transfer and manipulation (DTAM) assuming the use of the semiduplicate communication function are adopted. Through the verification experiment such as the measurement of the processing load, the practical usefulness and the applicability of SCSE are evaluated. As a result, it is shown that the efficient OSI security communication system can be realized by SCSE. Since the proposed approach can be applied to the totally duplicate and the semiduplicate communications, it is shown that the method is applicable to all OSI communication applications. Copyright © 1994 Wiley Periodicals, Inc., A Wiley Compan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GBM2EQB">
            <text:p>6GBM2EQB</text:p>
          </table:table-cell>
          <table:table-cell office:value-type="string" office:value="A cross-validation package driving Netica with python">
            <text:p>A cross-validation package driving Netica with python</text:p>
          </table:table-cell>
          <table:table-cell office:value-type="string" office:value="10.1016/j.envsoft.2014.09.007">
            <text:p>10.1016/j.envsoft.2014.09.007</text:p>
          </table:table-cell>
          <table:table-cell office:value-type="string" office:value="Bayesian networks (BNs) are powerful tools for probabilistically simulating natural systems and emulating process models. Cross validation is a technique to avoid overfitting resulting from overly complex BNs. Overfitting reduces predictive skill. Cross-validation for BNs is known but rarely implemented due partly to a lack of software tools designed to work with available BN packages. CVNetica is open-source, written in Python, and extends the Netica software package to perform cross-validation and read, rebuild, and learn BNs from data. Insights gained from cross-validation and implications on prediction versus description are illustrated with: a data-driven oceanographic application; and a model-emulation application. These examples show that overfitting occurs when BNs become more complex than allowed by supporting data and overfitting incurs computational costs as well as causing a reduction in prediction skill. CVNetica evaluates overfitting using several complexity metrics (we used level of discretization) and its impact on performance metrics (we used skill). © 2014.">
            <text:p>Bayesian networks (BNs) are powerful tools for probabilistically simulating natural systems and emulating process models. Cross validation is a technique to avoid overfitting resulting from overly complex BNs. Overfitting reduces predictive skill. Cross-validation for BNs is known but rarely implemented due partly to a lack of software tools designed to work with available BN packages. CVNetica is open-source, written in Python, and extends the Netica software package to perform cross-validation and read, rebuild, and learn BNs from data. Insights gained from cross-validation and implications on prediction versus description are illustrated with: a data-driven oceanographic application; and a model-emulation application. These examples show that overfitting occurs when BNs become more complex than allowed by supporting data and overfitting incurs computational costs as well as causing a reduction in prediction skill. CVNetica evaluates overfitting using several complexity metrics (we used level of discretization) and its impact on performance metrics (we used skill). © 2014.</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EEE6MUJ">
            <text:p>6EEE6MUJ</text:p>
          </table:table-cell>
          <table:table-cell office:value-type="string" office:value="The parametric exploration of spatial properties - Coupling parametric geometry modeling and the graph-based spatial analysis of urban street networks">
            <text:p>The parametric exploration of spatial properties - Coupling parametric geometry modeling and the graph-based spatial analysis of urban street networks</text:p>
          </table:table-cell>
          <table:table-cell office:value-type="string" office:value="">
            <text:p/>
          </table:table-cell>
          <table:table-cell office:value-type="string" office:value="Parametric modeling is a powerful tool that allows designers to explore a wide range of variants of their design concept. However, when evaluating the spatial properties of such variants, the tools for parametric modeling offer little support. While on the other hand a wide range of methods exists for analyzing geometry in terms of its spatial properties via graph-based-measures, the available software for analyzing these properties offers limited capabilities for changing the geometry. After analyzing the geometry, design changes then have to be made in another program, which hinders the design workflow and with it the desinger's willingness to explore a wide range of variants. This paper describes an approach that attempts to bridge the gap between parametric geometry modeling and methods for measuring the spatial properties of this geometry. To this end we developed a component for a well-known parametric modeling software package for graph-based analysis. This component is able to interpret segment maps from parametric line drawings (e.g. urban networks) and calculates centrality (integration) and betweenness (choice) for different radii. We demonstrate the applicability of the method in a test scenario.">
            <text:p>Parametric modeling is a powerful tool that allows designers to explore a wide range of variants of their design concept. However, when evaluating the spatial properties of such variants, the tools for parametric modeling offer little support. While on the other hand a wide range of methods exists for analyzing geometry in terms of its spatial properties via graph-based-measures, the available software for analyzing these properties offers limited capabilities for changing the geometry. After analyzing the geometry, design changes then have to be made in another program, which hinders the design workflow and with it the desinger's willingness to explore a wide range of variants. This paper describes an approach that attempts to bridge the gap between parametric geometry modeling and methods for measuring the spatial properties of this geometry. To this end we developed a component for a well-known parametric modeling software package for graph-based analysis. This component is able to interpret segment maps from parametric line drawings (e.g. urban networks) and calculates centrality (integration) and betweenness (choice) for different radii. We demonstrate the applicability of the method in a test scenario.</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C2UIN73">
            <text:p>PC2UIN73</text:p>
          </table:table-cell>
          <table:table-cell office:value-type="string" office:value="Quantitative 3D modelling of the left ventrical from ultrasound images [ventrical read ventricle]">
            <text:p>Quantitative 3D modelling of the left ventrical from ultrasound images [ventrical read ventricle]</text:p>
          </table:table-cell>
          <table:table-cell office:value-type="string" office:value="10.1109/EURMIC.2000.874525">
            <text:p>10.1109/EURMIC.2000.874525</text:p>
          </table:table-cell>
          <table:table-cell office:value-type="string" office:value="There is an established clinical correlation between coronary heart disease and geometric deformation of the left ventricle, the performance of which is commonly used to evaluate cardiac efficiency. Currently, ventricle performance is often estimated from 2D geometric reconstructions of this chamber using a non-invasive imaging modality. A new model is presented which creates a 3D representation of the left ventricle with minimal geometric assumptions using a helical fibre. This model allows clinically recognised quantitative measurements such as volume, ejection fraction, surface area and Fourier analysis to be obtained as well as multi-plane curvature which is not possible using conventional 2D techniques. This technique is implemented within a comprehensive software package, which enables these measures to be extracted from the interactive 3D reconstruction, and thus allows both qualitative and quantitative assessments to be made. © 2000 IEEE.">
            <text:p>There is an established clinical correlation between coronary heart disease and geometric deformation of the left ventricle, the performance of which is commonly used to evaluate cardiac efficiency. Currently, ventricle performance is often estimated from 2D geometric reconstructions of this chamber using a non-invasive imaging modality. A new model is presented which creates a 3D representation of the left ventricle with minimal geometric assumptions using a helical fibre. This model allows clinically recognised quantitative measurements such as volume, ejection fraction, surface area and Fourier analysis to be obtained as well as multi-plane curvature which is not possible using conventional 2D techniques. This technique is implemented within a comprehensive software package, which enables these measures to be extracted from the interactive 3D reconstruction, and thus allows both qualitative and quantitative assessments to be made. © 2000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5AF3MQW">
            <text:p>B5AF3MQW</text:p>
          </table:table-cell>
          <table:table-cell office:value-type="string" office:value="Application of expert system in CLASS">
            <text:p>Application of expert system in CLASS</text:p>
          </table:table-cell>
          <table:table-cell office:value-type="string" office:value="10.1109/ICC.1988.13844">
            <text:p>10.1109/ICC.1988.13844</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287I34H">
            <text:p>F287I34H</text:p>
          </table:table-cell>
          <table:table-cell office:value-type="string" office:value="Efficiency of digital business transformation in the Republic of Serbia">
            <text:p>Efficiency of digital business transformation in the Republic of Serbia</text:p>
          </table:table-cell>
          <table:table-cell office:value-type="string" office:value="10.1108/VJIKMS-12-2021-0292">
            <text:p>10.1108/VJIKMS-12-2021-0292</text:p>
          </table:table-cell>
          <table:table-cell office:value-type="string" office:value="Purpose: The aim of this paper is to evaluate the intensity and success of the digitalization process, by measuring the efficiency of the use of information and communication technologies in business in the Republic of Serbia (RS) in the period from 2006 to 2019. Design/methodology/approach: The data envelopment analysis method is applied and due to the sensitivity of the results to measurement errors, the robustness analysis of the obtained values of average efficiency is performed, using the bootstrapping method. Findings: The results show an intensive, expansive and relatively efficient process of digital business transformation in the RS. The results indicate inefficient use of software packages, While the efficiency of e-commerce in companies in most years is over 80%. Research limitations/implications: The research is limited to the RS, so the conclusions cannot be generalized in a broader context. Practical implications: The biggest problem in the implementation of digital business transformation in the RS is the understanding of management and employees in organizations that digital business transformation will take place only if software solutions are purchased and installed, with less attention paid to their proper application and low use of their maximum capabilities. Originality/value: Digital transformation measurement is the subject of a very small number of studies. Through a review of the literature, the authors of this paper do not find the use of data envelopment analysis to measure the efficiency of digital business transformation in the way they present it in this paper. © 2022, Emerald Publishing Limited.">
            <text:p>Purpose: The aim of this paper is to evaluate the intensity and success of the digitalization process, by measuring the efficiency of the use of information and communication technologies in business in the Republic of Serbia (RS) in the period from 2006 to 2019. Design/methodology/approach: The data envelopment analysis method is applied and due to the sensitivity of the results to measurement errors, the robustness analysis of the obtained values of average efficiency is performed, using the bootstrapping method. Findings: The results show an intensive, expansive and relatively efficient process of digital business transformation in the RS. The results indicate inefficient use of software packages, While the efficiency of e-commerce in companies in most years is over 80%. Research limitations/implications: The research is limited to the RS, so the conclusions cannot be generalized in a broader context. Practical implications: The biggest problem in the implementation of digital business transformation in the RS is the understanding of management and employees in organizations that digital business transformation will take place only if software solutions are purchased and installed, with less attention paid to their proper application and low use of their maximum capabilities. Originality/value: Digital transformation measurement is the subject of a very small number of studies. Through a review of the literature, the authors of this paper do not find the use of data envelopment analysis to measure the efficiency of digital business transformation in the way they present it in this paper. © 2022, Emerald Publishing Limit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VTU2PXN">
            <text:p>6VTU2PXN</text:p>
          </table:table-cell>
          <table:table-cell office:value-type="string" office:value="Experimental determination of air influence on loudspeaker cone vibrations by scanning laser Doppler vibrometry">
            <text:p>Experimental determination of air influence on loudspeaker cone vibrations by scanning laser Doppler vibrometry</text:p>
          </table:table-cell>
          <table:table-cell office:value-type="string" office:value="10.1117/12.468190">
            <text:p>10.1117/12.468190</text:p>
          </table:table-cell>
          <table:table-cell office:value-type="string" office:value="At present the standard procedure of loudspeaker design involves a time consuming path consisting of the production of a limited series of prototypes that are then tested and evaluated in order to check their conformity to prescribed features. If significant discrepancies are found between designated and actual behavior, this procedure is iteratively repeated till an optimal result is reached. Doing so design time may become unacceptably long and makes difficult a systematic approach to loudspeaker development. For these reasons loudspeaker companies are implementing software packages that simulate loudspeaker response and completely eliminate the need of going through the above mentioned methodology. The approach agreed by FAITAL and the Dept. of Mechanics to model loudspeakers diaphragms is based on the simultaneous use of Finite Element Modeling (FEM) software packages and validation measurements by Scanning Laser Doppler Vibrometry (SLDV). Due to the structural complexity of loudspeakers, FEM models may require an excessive number of nodes and calculation time would rise to unpractical limits. To ease simulation requirements, it has been decided to eliminate air contribution from computer simulations. In this work we will experimentally determine which is the contribution of air on a loudspeaker cone vibrations, defining the percentage deviation from the normal functioning situation.">
            <text:p>At present the standard procedure of loudspeaker design involves a time consuming path consisting of the production of a limited series of prototypes that are then tested and evaluated in order to check their conformity to prescribed features. If significant discrepancies are found between designated and actual behavior, this procedure is iteratively repeated till an optimal result is reached. Doing so design time may become unacceptably long and makes difficult a systematic approach to loudspeaker development. For these reasons loudspeaker companies are implementing software packages that simulate loudspeaker response and completely eliminate the need of going through the above mentioned methodology. The approach agreed by FAITAL and the Dept. of Mechanics to model loudspeakers diaphragms is based on the simultaneous use of Finite Element Modeling (FEM) software packages and validation measurements by Scanning Laser Doppler Vibrometry (SLDV). Due to the structural complexity of loudspeakers, FEM models may require an excessive number of nodes and calculation time would rise to unpractical limits. To ease simulation requirements, it has been decided to eliminate air contribution from computer simulations. In this work we will experimentally determine which is the contribution of air on a loudspeaker cone vibrations, defining the percentage deviation from the normal functioning situation.</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9DPIAJQ">
            <text:p>49DPIAJQ</text:p>
          </table:table-cell>
          <table:table-cell office:value-type="string" office:value="Comparative Assessment of Fingerprint Sample Quality Measures Based on Minutiae-Based Matching Performance">
            <text:p>Comparative Assessment of Fingerprint Sample Quality Measures Based on Minutiae-Based Matching Performance</text:p>
          </table:table-cell>
          <table:table-cell office:value-type="string" office:value="10.1109/ISECS.2009.59">
            <text:p>10.1109/ISECS.2009.59</text:p>
          </table:table-cell>
          <table:table-cell office:value-type="string" office:value="This Fingerprint sample quality is one of major factors influencing the matching performance of fingerprint recognition systems. The error rates of fingerprint recognition systems can be decreased significantly by removing poor quality fingerprints. The purpose of this paper is to assess the effectiveness of individual sample quality measures on the performance of minutiae-based fingerprint recognition algorithms. Initially, the authors examined the various factors that influenced the matching performance of the minutiae-based fingerprint recognition algorithms. Then, the existing measures for fingerprint sample quality were studied and the more effective quality measures were selected and compared with two image quality software packages, (NFIQ from NIST, and QualityCheck from Aware Inc.) in terms of matching performance of a commercial fingerprint matcher (Verifinger 5.0 from Neurotechnologija). The experimental results over various Fingerprint Verification Competition (FVC) datasets show that even a single sample quality measure can enhance the matching performance effectively. © 2009 IEEE.">
            <text:p>This Fingerprint sample quality is one of major factors influencing the matching performance of fingerprint recognition systems. The error rates of fingerprint recognition systems can be decreased significantly by removing poor quality fingerprints. The purpose of this paper is to assess the effectiveness of individual sample quality measures on the performance of minutiae-based fingerprint recognition algorithms. Initially, the authors examined the various factors that influenced the matching performance of the minutiae-based fingerprint recognition algorithms. Then, the existing measures for fingerprint sample quality were studied and the more effective quality measures were selected and compared with two image quality software packages, (NFIQ from NIST, and QualityCheck from Aware Inc.) in terms of matching performance of a commercial fingerprint matcher (Verifinger 5.0 from Neurotechnologija). The experimental results over various Fingerprint Verification Competition (FVC) datasets show that even a single sample quality measure can enhance the matching performance effectively. © 2009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XZGNVC2">
            <text:p>LXZGNVC2</text:p>
          </table:table-cell>
          <table:table-cell office:value-type="string" office:value="Seeking unique and common biological themes in multiple gene lists or datasets: Pathway pattern extraction pipeline for pathway-level comparative analysis">
            <text:p>Seeking unique and common biological themes in multiple gene lists or datasets: Pathway pattern extraction pipeline for pathway-level comparative analysis</text:p>
          </table:table-cell>
          <table:table-cell office:value-type="string" office:value="10.1186/1471-2105-10-200">
            <text:p>10.1186/1471-2105-10-200</text:p>
          </table:table-cell>
          <table:table-cell office:value-type="string" office:value="Background: One of the challenges in the analysis of microarray data is to integrate and compare the selected (e.g., differential) gene lists from multiple experiments for common or unique underlying biological themes. A common way to approach this problem is to extract common genes from these gene lists and then subject these genes to enrichment analysis to reveal the underlying biology. However, the capacity of this approach is largely restricted by the limited number of common genes shared by datasets from multiple experiments, which could be caused by the complexity of the biological system itself. Results: We now introduce a new Pathway Pattern Extraction Pipeline (PPEP), which extends the existing WPS application by providing a new pathway-level comparative analysis scheme. To facilitate comparing and correlating results from different studies and sources, PPEP contains new interfaces that allow evaluation of the pathway-level enrichment patterns across multiple gene lists. As an exploratory tool, this analysis pipeline may help reveal the underlying biological themes at both the pathway and gene levels. The analysis scheme provided by PPEP begins with multiple gene lists, which may be derived from different studies in terms of the biological contexts, applied technologies, or methodologies. These lists are then subjected to pathway-level comparative analysis for extraction of pathway-level patterns. This analysis pipeline helps to explore the commonality or uniqueness of these lists at the level of pathways or biological processes from different but relevant biological systems using a combination of statistical enrichment measurements, pathway-level pattern extraction, and graphical display of the relationships of genes and their associated pathways as Gene-Term Association Networks (GTANs) within the WPS platform. As a proof of concept, we have used the new method to analyze many datasets from our collaborators as well as some public microarray datasets. Conclusion: This tool provides a new pathway-level analysis scheme for integrative and comparative analysis of data derived from different but relevant systems. The tool is freely available as a Pathway Pattern Extraction Pipeline implemented in our existing software package WPS, which can be obtained at http://www.abcc.ncifcrf.gov/wps/wps_index.php © 2009 Yi et al; licensee BioMed Central Ltd.">
            <text:p>Background: One of the challenges in the analysis of microarray data is to integrate and compare the selected (e.g., differential) gene lists from multiple experiments for common or unique underlying biological themes. A common way to approach this problem is to extract common genes from these gene lists and then subject these genes to enrichment analysis to reveal the underlying biology. However, the capacity of this approach is largely restricted by the limited number of common genes shared by datasets from multiple experiments, which could be caused by the complexity of the biological system itself. Results: We now introduce a new Pathway Pattern Extraction Pipeline (PPEP), which extends the existing WPS application by providing a new pathway-level comparative analysis scheme. To facilitate comparing and correlating results from different studies and sources, PPEP contains new interfaces that allow evaluation of the pathway-level enrichment patterns across multiple gene lists. As an exploratory tool, this analysis pipeline may help reveal the underlying biological themes at both the pathway and gene levels. The analysis scheme provided by PPEP begins with multiple gene lists, which may be derived from different studies in terms of the biological contexts, applied technologies, or methodologies. These lists are then subjected to pathway-level comparative analysis for extraction of pathway-level patterns. This analysis pipeline helps to explore the commonality or uniqueness of these lists at the level of pathways or biological processes from different but relevant biological systems using a combination of statistical enrichment measurements, pathway-level pattern extraction, and graphical display of the relationships of genes and their associated pathways as Gene-Term Association Networks (GTANs) within the WPS platform. As a proof of concept, we have used the new method to analyze many datasets from our collaborators as well as some public microarray datasets. Conclusion: This tool provides a new pathway-level analysis scheme for integrative and comparative analysis of data derived from different but relevant systems. The tool is freely available as a Pathway Pattern Extraction Pipeline implemented in our existing software package WPS, which can be obtained at http://www.abcc.ncifcrf.gov/wps/wps_index.php © 2009 Yi et al; licensee BioMed Central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K3J2DCR">
            <text:p>TK3J2DCR</text:p>
          </table:table-cell>
          <table:table-cell office:value-type="string" office:value="Quantiprot - a Python package for quantitative analysis of protein sequences">
            <text:p>Quantiprot - a Python package for quantitative analysis of protein sequences</text:p>
          </table:table-cell>
          <table:table-cell office:value-type="string" office:value="10.1186/s12859-017-1751-4">
            <text:p>10.1186/s12859-017-1751-4</text:p>
          </table:table-cell>
          <table:table-cell office:value-type="string" office:value="Background: The field of protein sequence analysis is dominated by tools rooted in substitution matrices and alignments. A complementary approach is provided by methods of quantitative characterization. A major advantage of the approach is that quantitative properties defines a multidimensional solution space, where sequences can be related to each other and differences can be meaningfully interpreted. Results: Quantiprot is a software package in Python, which provides a simple and consistent interface to multiple methods for quantitative characterization of protein sequences. The package can be used to calculate dozens of characteristics directly from sequences or using physico-chemical properties of amino acids. Besides basic measures, Quantiprot performs quantitative analysis of recurrence and determinism in the sequence, calculates distribution of n-grams and computes the Zipf's law coefficient. Conclusions: We propose three main fields of application of the Quantiprot package. First, quantitative characteristics can be used in alignment-free similarity searches, and in clustering of large and/or divergent sequence sets. Second, a feature space defined by quantitative properties can be used in comparative studies of protein families and organisms. Third, the feature space can be used for evaluating generative models, where large number of sequences generated by the model can be compared to actually observed sequences. © 2017 The Author(s).">
            <text:p>Background: The field of protein sequence analysis is dominated by tools rooted in substitution matrices and alignments. A complementary approach is provided by methods of quantitative characterization. A major advantage of the approach is that quantitative properties defines a multidimensional solution space, where sequences can be related to each other and differences can be meaningfully interpreted. Results: Quantiprot is a software package in Python, which provides a simple and consistent interface to multiple methods for quantitative characterization of protein sequences. The package can be used to calculate dozens of characteristics directly from sequences or using physico-chemical properties of amino acids. Besides basic measures, Quantiprot performs quantitative analysis of recurrence and determinism in the sequence, calculates distribution of n-grams and computes the Zipf's law coefficient. Conclusions: We propose three main fields of application of the Quantiprot package. First, quantitative characteristics can be used in alignment-free similarity searches, and in clustering of large and/or divergent sequence sets. Second, a feature space defined by quantitative properties can be used in comparative studies of protein families and organisms. Third, the feature space can be used for evaluating generative models, where large number of sequences generated by the model can be compared to actually observed sequences. © 2017 The Autho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CDP4KTU">
            <text:p>3CDP4KTU</text:p>
          </table:table-cell>
          <table:table-cell office:value-type="string" office:value="A selection process of COTS components based on the quality of software in a special attention to internet">
            <text:p>A selection process of COTS components based on the quality of software in a special attention to internet</text:p>
          </table:table-cell>
          <table:table-cell office:value-type="string" office:value="10.1007/3-540-45036-x_66">
            <text:p>10.1007/3-540-45036-x_66</text:p>
          </table:table-cell>
          <table:table-cell office:value-type="string" office:value="Because of rapid change of Internet software technology over the past decade, a number of software professionals have been concerned with component-based development methodologies. However, it is difficult to find out a systematic technique for the selection of COTS component in a special attention to Internet from consumers' viewpoints. Up to date, the evaluation of the component quality has been performed on the basis of software metrics. This paper presents a selection process of COTS component on the basis of the quality by using MCDM technique. The quality criteria of component are classified into functionality, efficiency and usability in accordance with ISO/IEC 9126. This paper shows that the proposed selection process can be applicable for the selection of COTS component in a special attention to Internet such as an EJB component. The authors believe that the results of this paper can be widely used for the selection of COTS components from consumers' viewpoints. © Springer-Verlag Berlin Heidelberg 2003.">
            <text:p>Because of rapid change of Internet software technology over the past decade, a number of software professionals have been concerned with component-based development methodologies. However, it is difficult to find out a systematic technique for the selection of COTS component in a special attention to Internet from consumers' viewpoints. Up to date, the evaluation of the component quality has been performed on the basis of software metrics. This paper presents a selection process of COTS component on the basis of the quality by using MCDM technique. The quality criteria of component are classified into functionality, efficiency and usability in accordance with ISO/IEC 9126. This paper shows that the proposed selection process can be applicable for the selection of COTS component in a special attention to Internet such as an EJB component. The authors believe that the results of this paper can be widely used for the selection of COTS components from consumers' viewpoints. © Springer-Verlag Berlin Heidelberg 2003.</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KISMMBJ">
            <text:p>RKISMMBJ</text:p>
          </table:table-cell>
          <table:table-cell office:value-type="string" office:value="EmbML Tool: Supporting the use of supervised learning algorithms in low-cost embedded systems">
            <text:p>EmbML Tool: Supporting the use of supervised learning algorithms in low-cost embedded systems</text:p>
          </table:table-cell>
          <table:table-cell office:value-type="string" office:value="10.1109/ICTAI.2019.00238">
            <text:p>10.1109/ICTAI.2019.00238</text:p>
          </table:table-cell>
          <table:table-cell office:value-type="string" office:value="Machine Learning (ML) is becoming a ubiquitous technology employed in many real-world applications. In some applications, sensors measure the environment while ML algorithms are responsible for interpreting the data. These systems often face three main restrictions: Power consumption, cost, and lack of infrastructure. Therefore, we need highly-efficient classifiers suitable to execute in unresourceful hardware. However, this scenario conflicts to the state-of-practice of ML, in which classifiers are frequently implemented in high-level interpreted languages, make unrestricted use of floating-point operations and assume plenty of resources. In this paper, we present a software tool named EmbML that implements a pipeline to develop classifiers for low-powered embedded systems. It starts with learning a classifier using popular software packages or libraries. Then, EmbML converts the classifier into a carefully crafted C++ code with support for embedded hardware. Our experimental evaluation shows that EmbML classifiers present competitive results in terms of accuracy, time and memory cost. © 2019 IEEE.">
            <text:p>Machine Learning (ML) is becoming a ubiquitous technology employed in many real-world applications. In some applications, sensors measure the environment while ML algorithms are responsible for interpreting the data. These systems often face three main restrictions: Power consumption, cost, and lack of infrastructure. Therefore, we need highly-efficient classifiers suitable to execute in unresourceful hardware. However, this scenario conflicts to the state-of-practice of ML, in which classifiers are frequently implemented in high-level interpreted languages, make unrestricted use of floating-point operations and assume plenty of resources. In this paper, we present a software tool named EmbML that implements a pipeline to develop classifiers for low-powered embedded systems. It starts with learning a classifier using popular software packages or libraries. Then, EmbML converts the classifier into a carefully crafted C++ code with support for embedded hardware. Our experimental evaluation shows that EmbML classifiers present competitive results in terms of accuracy, time and memory cost. © 2019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GH4TB2I">
            <text:p>QGH4TB2I</text:p>
          </table:table-cell>
          <table:table-cell office:value-type="string" office:value="Assessing optical music recognition tools">
            <text:p>Assessing optical music recognition tools</text:p>
          </table:table-cell>
          <table:table-cell office:value-type="string" office:value="10.1162/comj.2007.31.1.68">
            <text:p>10.1162/comj.2007.31.1.68</text:p>
          </table:table-cell>
          <table:table-cell office:value-type="string" office:value="Two models that respectively examine the recognition rates of more-or-less atomic symbols and composite symbols were applied to three optical music recognition (OMR) software packages: SmartScore, O3MR and SharpEye2. To validate the models, the opinions of human experts were sought in two phases. First, the experts were given a questionnaire in which they rated the importance of the different types of symbols. Following this, in a &quot;blind&quot; test, the experts judged the accuracy of the three OMR programs, by comparing the program's outputs when given identical inputs. Results confirm that the metrics can approximate the evaluations of human experts. Concerning the specific OMR systems tested, SharpEye2 had the best recognition of a large set of symbols, whereas O3MR had the most robust recognition of notes and rests.">
            <text:p>Two models that respectively examine the recognition rates of more-or-less atomic symbols and composite symbols were applied to three optical music recognition (OMR) software packages: SmartScore, O3MR and SharpEye2. To validate the models, the opinions of human experts were sought in two phases. First, the experts were given a questionnaire in which they rated the importance of the different types of symbols. Following this, in a "blind" test, the experts judged the accuracy of the three OMR programs, by comparing the program's outputs when given identical inputs. Results confirm that the metrics can approximate the evaluations of human experts. Concerning the specific OMR systems tested, SharpEye2 had the best recognition of a large set of symbols, whereas O3MR had the most robust recognition of notes and rest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GXG79LV">
            <text:p>WGXG79LV</text:p>
          </table:table-cell>
          <table:table-cell office:value-type="string" office:value="Dynamic models for the re-engineering of a high-speed Cartesian robot">
            <text:p>Dynamic models for the re-engineering of a high-speed Cartesian robot</text:p>
          </table:table-cell>
          <table:table-cell office:value-type="string" office:value="">
            <text:p/>
          </table:table-cell>
          <table:table-cell office:value-type="string" office:value="High-speed robotics is growing fast as a new research and application field, with more and more demanding requirements actually posed to robots' builders; sometimes the design of brand new mechanical architectures is needed (e.g. lightweight parallel machines) but, if possible, re-engineering of existing models will provide more economical solutions. This is presently the case of the CO2 High Speed Cartesian robot produced by Campetella Robotic Center, that is already characterized by good dynamic performances but has been chosen by the producer for a re-engineering that should allow it to meet even more advanced targets. First experimental tests showed that some important interventions were needed for the upgrade, therefore a full dynamic modelling has been performed by the University of Ancona to try to get the best of the existing hardware during the re-engineering phase. The simple mechanical architecture of the Cartesian robot allowed to outline a typical modelling approach that took profit of the f ull integration of the used software packages; a campaign of experimental measures has been performed for the validation of the mathematical models and to assess the dynamic behaviour of the mechanical structure through modal testing.">
            <text:p>High-speed robotics is growing fast as a new research and application field, with more and more demanding requirements actually posed to robots' builders; sometimes the design of brand new mechanical architectures is needed (e.g. lightweight parallel machines) but, if possible, re-engineering of existing models will provide more economical solutions. This is presently the case of the CO2 High Speed Cartesian robot produced by Campetella Robotic Center, that is already characterized by good dynamic performances but has been chosen by the producer for a re-engineering that should allow it to meet even more advanced targets. First experimental tests showed that some important interventions were needed for the upgrade, therefore a full dynamic modelling has been performed by the University of Ancona to try to get the best of the existing hardware during the re-engineering phase. The simple mechanical architecture of the Cartesian robot allowed to outline a typical modelling approach that took profit of the f ull integration of the used software packages; a campaign of experimental measures has been performed for the validation of the mathematical models and to assess the dynamic behaviour of the mechanical structure through modal testin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557LWQ2">
            <text:p>Y557LWQ2</text:p>
          </table:table-cell>
          <table:table-cell office:value-type="string" office:value="A heuristic for software evaluation and selection">
            <text:p>A heuristic for software evaluation and selection</text:p>
          </table:table-cell>
          <table:table-cell office:value-type="string" office:value="10.1002/spe.4380190802">
            <text:p>10.1002/spe.4380190802</text:p>
          </table:table-cell>
          <table:table-cell office:value-type="string" office:value="The proliferation of software packages has created a difficult, complex problem of evaluation and selection for many users. Traditional approaches to the quantification of package performance have relied on compensatory models, such as the linear weighted attribute model, which sums the weighted ratings of software attributes. These approaches define the dimensions of quality too narrowly and, therefore, omit substantial amounts of information from consideration. This paper presents an alternative methodology, previously used in capital rationing and tournament ranking, that expands the opportunity for objective insight into software quality. In particular, it considers three measures of quality, the frequency with which the attribute ratings of one package exceed those of another, the presence of outliers, where very poor performance may exist on a single attribute and be glossed over by compensatory methods, and the cumulative magnitude of attribute ratings on one package that exceed those on others. The proposed methodology is applied to the evaluation of the following software types: word processing, database management systems, spreadsheet/financial planning, integrated software, graphics, data communications and project management. Copyright © 1989 John Wiley &amp; Sons, Ltd">
            <text:p>The proliferation of software packages has created a difficult, complex problem of evaluation and selection for many users. Traditional approaches to the quantification of package performance have relied on compensatory models, such as the linear weighted attribute model, which sums the weighted ratings of software attributes. These approaches define the dimensions of quality too narrowly and, therefore, omit substantial amounts of information from consideration. This paper presents an alternative methodology, previously used in capital rationing and tournament ranking, that expands the opportunity for objective insight into software quality. In particular, it considers three measures of quality, the frequency with which the attribute ratings of one package exceed those of another, the presence of outliers, where very poor performance may exist on a single attribute and be glossed over by compensatory methods, and the cumulative magnitude of attribute ratings on one package that exceed those on others. The proposed methodology is applied to the evaluation of the following software types: word processing, database management systems, spreadsheet/financial planning, integrated software, graphics, data communications and project management. Copyright © 1989 John Wiley &amp; Sons,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UYIZUKB">
            <text:p>EUYIZUKB</text:p>
          </table:table-cell>
          <table:table-cell office:value-type="string" office:value="Angle of arrival estimation in a multi-antenna software defined radio system: impact of hardware and radio environment">
            <text:p>Angle of arrival estimation in a multi-antenna software defined radio system: impact of hardware and radio environment</text:p>
          </table:table-cell>
          <table:table-cell office:value-type="string" office:value="10.1007/s11276-022-03010-z">
            <text:p>10.1007/s11276-022-03010-z</text:p>
          </table:table-cell>
          <table:table-cell office:value-type="string" office:value="Contemporary wireless communication transceivers can utilize their multiple antennas to improve positioning abilities. Angle of Arrival (AoA) estimation utilizes shifts in phase between the signal of interest arriving at different receiving antennas. Software Defined Radio (SDR) USRP B210 and GNU Radio implementing the Root Multiple Signal Classification (Root-MUSIC) algorithm are used in this paper. However, this setup requires the consideration of errors caused by hardware and radio environment. The impact of these effects is shown using an analytical model, assessed, mostly by measurements, and relevant solutions are proposed. The hardware distortions are caused mostly by synchronization errors. The intricacies of the most problematic phase synchronization are investigated with the wired setup showing, e.g., changes with frequency or gain. Both synchronizations emitting calibration tone from the same radio front end, resulting in cross-talk, or a separate one are tested. Recommendations enhancing the performance of the system and alleviating hardware imperfections are provided in this paper. The accuracy of AoA estimation is degraded by multipath propagation or radio interference. A signal processing scheme including filtering has been proposed. A set of over-the-air experiments assessed the performance of the system. The presented and publicly available software package, scalable to a higher number of RX antennas, enables straightforward implementation by other researchers. © 2022, The Author(s).">
            <text:p>Contemporary wireless communication transceivers can utilize their multiple antennas to improve positioning abilities. Angle of Arrival (AoA) estimation utilizes shifts in phase between the signal of interest arriving at different receiving antennas. Software Defined Radio (SDR) USRP B210 and GNU Radio implementing the Root Multiple Signal Classification (Root-MUSIC) algorithm are used in this paper. However, this setup requires the consideration of errors caused by hardware and radio environment. The impact of these effects is shown using an analytical model, assessed, mostly by measurements, and relevant solutions are proposed. The hardware distortions are caused mostly by synchronization errors. The intricacies of the most problematic phase synchronization are investigated with the wired setup showing, e.g., changes with frequency or gain. Both synchronizations emitting calibration tone from the same radio front end, resulting in cross-talk, or a separate one are tested. Recommendations enhancing the performance of the system and alleviating hardware imperfections are provided in this paper. The accuracy of AoA estimation is degraded by multipath propagation or radio interference. A signal processing scheme including filtering has been proposed. A set of over-the-air experiments assessed the performance of the system. The presented and publicly available software package, scalable to a higher number of RX antennas, enables straightforward implementation by other researchers. © 2022, The Autho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56MJYCE">
            <text:p>M56MJYCE</text:p>
          </table:table-cell>
          <table:table-cell office:value-type="string" office:value="PC Based Blood Pressure Meter for E-health Application">
            <text:p>PC Based Blood Pressure Meter for E-health Application</text:p>
          </table:table-cell>
          <table:table-cell office:value-type="string" office:value="10.1109/ICAIET.2014.59">
            <text:p>10.1109/ICAIET.2014.59</text:p>
          </table:table-cell>
          <table:table-cell office:value-type="string" office:value="A blood pressure is one of the fundamental vital signs, and its measurement is important to medical professionals and the general public alike. Nowadays, there are several types of blood pressure meter available manufactured from various companies. In order to meet the demand on telemedicine and technology advancement, a new form of blood pressure meter is desirable. This prototype of blood pressure meter is interfaced with a personal computer (PC) which able to simulate the measurement process in real time. The proposed system is divided by two parts which are hardware and software. Hardware section includes pressure sensor, microcontroller, bulb, cuff and conditioning circuits. The systems operate on oscillometric principle which gives the results in terms of systolic, diastolic and MAP (Mean Arterial Pressure). Furthermore, these results will be presented and simulated on the software. MP Lab software packages is used to program the microcontroller. The user interface was developed by using Visual Basic 6.0 language, which highlights the user friendly attributes. Moreover, the simulated waveform will evaluate the blood pressure and gives the blood pressure value. This application shows significant improvement on the overall performance and gives reliable results. The average percentage difference for the systolic and diastolic blood pressure between the OMRON BP meter and proposed e-BPMS are ± 0.95% and ± 1.32% respectively, which is very small and still in the acceptable range. The framework used to design proposed machine is easy to understand, and it can be extended further to endorse and meet requirements of e-health applications. © 2014 IEEE.">
            <text:p>A blood pressure is one of the fundamental vital signs, and its measurement is important to medical professionals and the general public alike. Nowadays, there are several types of blood pressure meter available manufactured from various companies. In order to meet the demand on telemedicine and technology advancement, a new form of blood pressure meter is desirable. This prototype of blood pressure meter is interfaced with a personal computer (PC) which able to simulate the measurement process in real time. The proposed system is divided by two parts which are hardware and software. Hardware section includes pressure sensor, microcontroller, bulb, cuff and conditioning circuits. The systems operate on oscillometric principle which gives the results in terms of systolic, diastolic and MAP (Mean Arterial Pressure). Furthermore, these results will be presented and simulated on the software. MP Lab software packages is used to program the microcontroller. The user interface was developed by using Visual Basic 6.0 language, which highlights the user friendly attributes. Moreover, the simulated waveform will evaluate the blood pressure and gives the blood pressure value. This application shows significant improvement on the overall performance and gives reliable results. The average percentage difference for the systolic and diastolic blood pressure between the OMRON BP meter and proposed e-BPMS are ± 0.95% and ± 1.32% respectively, which is very small and still in the acceptable range. The framework used to design proposed machine is easy to understand, and it can be extended further to endorse and meet requirements of e-health applications. © 2014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UYL2WQF">
            <text:p>3UYL2WQF</text:p>
          </table:table-cell>
          <table:table-cell office:value-type="string" office:value="RIPEMB: A framework for assessing hardware-assisted software security schemes in embedded systems">
            <text:p>RIPEMB: A framework for assessing hardware-assisted software security schemes in embedded systems</text:p>
          </table:table-cell>
          <table:table-cell office:value-type="string" office:value="10.1145/3538969.3539013">
            <text:p>10.1145/3538969.3539013</text:p>
          </table:table-cell>
          <table:table-cell office:value-type="string" office:value="Memory corruption bugs remain one of the biggest threats to software security. The increasing complexity of SoCs and prevalence of connected embedded devices require larger software support packages that inevitably contain more bugs. Unfortunately, as of now, hardware-assisted security measures are not widely available in smaller embedded devices based on MCUs. Even if they are, vendors might configure them inadequately and validating the correct behavior of such important features is advisable. In this paper, we present RIPEMB, an open-source software package for validating hardware-assisted protection mechanisms such as memory protection units (MPUs), control flow integrity (CFI) enforcement, code pointer integrity (CPI), data flow tracking etc. It works as a self-contained embedded application performing up to almost 3000 different attacks based on memory corruption. While it contains some target-specific components, it is easy to port to new environments and can be used during development of new security schemes and in validation alike. We evaluate the applicability on two instruction set architectures (ISAs) (ARM and RISC-V), four hardware platforms, two C runtime environments, and a total of 8 different hardware defenses. © 2022 Owner/Author.">
            <text:p>Memory corruption bugs remain one of the biggest threats to software security. The increasing complexity of SoCs and prevalence of connected embedded devices require larger software support packages that inevitably contain more bugs. Unfortunately, as of now, hardware-assisted security measures are not widely available in smaller embedded devices based on MCUs. Even if they are, vendors might configure them inadequately and validating the correct behavior of such important features is advisable. In this paper, we present RIPEMB, an open-source software package for validating hardware-assisted protection mechanisms such as memory protection units (MPUs), control flow integrity (CFI) enforcement, code pointer integrity (CPI), data flow tracking etc. It works as a self-contained embedded application performing up to almost 3000 different attacks based on memory corruption. While it contains some target-specific components, it is easy to port to new environments and can be used during development of new security schemes and in validation alike. We evaluate the applicability on two instruction set architectures (ISAs) (ARM and RISC-V), four hardware platforms, two C runtime environments, and a total of 8 different hardware defenses. © 2022 Owner/Author.</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DKPSJ9K">
            <text:p>MDKPSJ9K</text:p>
          </table:table-cell>
          <table:table-cell office:value-type="string" office:value="The adoption stages (Evaluation, Adoption, and Routinisation) of ERP systems with business analytics functionality in the context of farms">
            <text:p>The adoption stages (Evaluation, Adoption, and Routinisation) of ERP systems with business analytics functionality in the context of farms</text:p>
          </table:table-cell>
          <table:table-cell office:value-type="string" office:value="10.1016/j.compag.2018.11.028">
            <text:p>10.1016/j.compag.2018.11.028</text:p>
          </table:table-cell>
          <table:table-cell office:value-type="string" office:value="Agriculture is a complex industry based on science. Agriculture relies on systems of climate-standard analysis: solar energy, heat, moist and systems for the area of field operation patterns: soil chemical composition, plant nutrition, genetic improvement, pest and disease control, harvesting. We believe that the new paradigm to increase efficiency in this segment goes through the adoption of enterprise resource planning (ERP) systems. Our empirical study is about the use and diffusion of ERP systems in a view of interoperability between different software packages with a view on business analysis functionality when taking a step further in farm management information system (FMIS). We hope this work can bring a theoretical and practical contribution for the agribusiness field and also increase debates about the platforms on cloud computer based on ERP, Enterprise 2.0 and Industry 4.0. The research presented in this study was carried out with 375 farmers in Brazil. The data gathering instrument used for the quantitative research was built based on the result of the qualitative (in-depth) study in combination with three theories: Diffusion of Innovation Theory (DOE), Technology-Organization-Environment Framework (TOE), and Inter-organizational Relations (IOR). The construct information sharing (IS) taken from IOR was applied to perform a moderator role on the measurement of ERP adoption stages. The results indicate the significant drivers for evaluation, adoption, and routinisation. Also, as a result, it was found that Information Sharing influence the relationship between evaluation and adoption positively. Moreover, the theoretical and managerial implications of the research results are also debated in the paper. © 2018">
            <text:p>Agriculture is a complex industry based on science. Agriculture relies on systems of climate-standard analysis: solar energy, heat, moist and systems for the area of field operation patterns: soil chemical composition, plant nutrition, genetic improvement, pest and disease control, harvesting. We believe that the new paradigm to increase efficiency in this segment goes through the adoption of enterprise resource planning (ERP) systems. Our empirical study is about the use and diffusion of ERP systems in a view of interoperability between different software packages with a view on business analysis functionality when taking a step further in farm management information system (FMIS). We hope this work can bring a theoretical and practical contribution for the agribusiness field and also increase debates about the platforms on cloud computer based on ERP, Enterprise 2.0 and Industry 4.0. The research presented in this study was carried out with 375 farmers in Brazil. The data gathering instrument used for the quantitative research was built based on the result of the qualitative (in-depth) study in combination with three theories: Diffusion of Innovation Theory (DOE), Technology-Organization-Environment Framework (TOE), and Inter-organizational Relations (IOR). The construct information sharing (IS) taken from IOR was applied to perform a moderator role on the measurement of ERP adoption stages. The results indicate the significant drivers for evaluation, adoption, and routinisation. Also, as a result, it was found that Information Sharing influence the relationship between evaluation and adoption positively. Moreover, the theoretical and managerial implications of the research results are also debated in the paper. © 2018</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H67L6DJ">
            <text:p>BH67L6DJ</text:p>
          </table:table-cell>
          <table:table-cell office:value-type="string" office:value="Toward the Trustworthiness of Industrial Robotics Using Differential Fuzz Testing">
            <text:p>Toward the Trustworthiness of Industrial Robotics Using Differential Fuzz Testing</text:p>
          </table:table-cell>
          <table:table-cell office:value-type="string" office:value="10.1109/TII.2022.3211888">
            <text:p>10.1109/TII.2022.3211888</text:p>
          </table:table-cell>
          <table:table-cell office:value-type="string" office:value="Intelligent robots are a current application in Industrial Internet of Things (IIoT), with their trustworthiness being a topic of considerable research interest. Vulnerabilities in robot software may affect the trustworthiness of robotics. To detect these vulnerabilities in robot software, this study proposes a differential fuzz testing method. The main idea is to continuously execute test cases for different versions of software packages to detect inconsistencies among outputs and eventually discover vulnerabilities. First, test cases are generated, combining seed generation and mutation, after which the measured model of the packages in RVIZ is built and the generated seeds are executed. The differences among inconsistent outputs are calculated and the causes of the differences analyzed. Two evaluation metrics for the inconsistencies and seeds are presented. This method is applied to the crucial package in ROS-MoveIt!. The results show that the &lt;italic&gt;arm.go()&lt;/italic&gt; of &lt;italic&gt;moveit_commander&lt;/italic&gt; has joint angle overflow. IEEE">
            <text:p>Intelligent robots are a current application in Industrial Internet of Things (IIoT), with their trustworthiness being a topic of considerable research interest. Vulnerabilities in robot software may affect the trustworthiness of robotics. To detect these vulnerabilities in robot software, this study proposes a differential fuzz testing method. The main idea is to continuously execute test cases for different versions of software packages to detect inconsistencies among outputs and eventually discover vulnerabilities. First, test cases are generated, combining seed generation and mutation, after which the measured model of the packages in RVIZ is built and the generated seeds are executed. The differences among inconsistent outputs are calculated and the causes of the differences analyzed. Two evaluation metrics for the inconsistencies and seeds are presented. This method is applied to the crucial package in ROS-MoveIt!. The results show that the &lt;italic&gt;arm.go()&lt;/italic&gt; of &lt;italic&gt;moveit_commander&lt;/italic&gt; has joint angle overflow.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RNMYU59">
            <text:p>JRNMYU59</text:p>
          </table:table-cell>
          <table:table-cell office:value-type="string" office:value="A bug in the multiobjective optimizer IBEA: Salutary lessons for code release and a performance re-assessment">
            <text:p>A bug in the multiobjective optimizer IBEA: Salutary lessons for code release and a performance re-assessment</text:p>
          </table:table-cell>
          <table:table-cell office:value-type="string" office:value="10.1007/978-3-319-15934-8_13">
            <text:p>10.1007/978-3-319-15934-8_13</text:p>
          </table:table-cell>
          <table:table-cell office:value-type="string" office:value="The Indicator-Based Evolutionary Algorithm (IBEA) is one of the first indicator-based multiobjective optimization algorithms and due to its wide availability in several algorithm packages is often used as a reference algorithm when benchmarking multiobjective optimizers. The original publication on IBEA proposes to use two specific variants: one based on the ε-indicator and one based on the hypervolume. Several experimental studies concluded that, surprisingly, the IBEA variant with the ε-indicator performs better than the one with the hypervolume—even if the (unary) hypervolume indicator itself is the quality measure used in the performance assessment. Recently, a small bug has been found in the hypervolume variant of IBEA with large implications on its performance. Here, we not only explain the bug in detail and correct it, but also present the (improved) results of the corrected version. Moreover, and probably even more important for the scientific community, we point out that this bug has been transferred to other than the original software package, discuss how this obscured the bug, and argue in favor of some simple, even obvious guidelines how the optimization community should deal with algorithm source codes, documentation, and the (natural) existence of bugs in the future. © Springer International Publishing Switzerland 2015">
            <text:p>The Indicator-Based Evolutionary Algorithm (IBEA) is one of the first indicator-based multiobjective optimization algorithms and due to its wide availability in several algorithm packages is often used as a reference algorithm when benchmarking multiobjective optimizers. The original publication on IBEA proposes to use two specific variants: one based on the ε-indicator and one based on the hypervolume. Several experimental studies concluded that, surprisingly, the IBEA variant with the ε-indicator performs better than the one with the hypervolume—even if the (unary) hypervolume indicator itself is the quality measure used in the performance assessment. Recently, a small bug has been found in the hypervolume variant of IBEA with large implications on its performance. Here, we not only explain the bug in detail and correct it, but also present the (improved) results of the corrected version. Moreover, and probably even more important for the scientific community, we point out that this bug has been transferred to other than the original software package, discuss how this obscured the bug, and argue in favor of some simple, even obvious guidelines how the optimization community should deal with algorithm source codes, documentation, and the (natural) existence of bugs in the future. © Springer International Publishing Switzerland 2015</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Q982BA4">
            <text:p>JQ982BA4</text:p>
          </table:table-cell>
          <table:table-cell office:value-type="string" office:value="University students' attainment and perceptions of computer delivered assessment; a comparison between computer-based and traditional tests in a 'high-stakes' examination">
            <text:p>University students' attainment and perceptions of computer delivered assessment; a comparison between computer-based and traditional tests in a 'high-stakes' examination</text:p>
          </table:table-cell>
          <table:table-cell office:value-type="string" office:value="10.1111/j.1365-2729.2011.00409.x">
            <text:p>10.1111/j.1365-2729.2011.00409.x</text:p>
          </table:table-cell>
          <table:table-cell office:value-type="string" office:value="This study compared higher education dental undergraduate student performance in online assessments with performance in traditional paper-based tests and investigated students' perceptions of the fairness and acceptability of online tests, and showed performance to be comparable. The project design involved two parallel cross-over trials, one in Year 3 (n=132) of the dental curriculum, one in Year 5 (n=134). A total of 266 students undertook related tests of the same knowledge base in both online and traditional paper formats. Order of presentation of the test form was randomized. One hundred and thirty-two students in Year 3 additionally completed questions concerning their perceptions of the acceptability and fairness of the online examination process. Focus group discussions were held with groups of students (n=30) from both Year 3 and 5 to explore their perceptions of the online format. The online tests were created using the commercial software package MaxExam (Bristol, UK). The results were analysed using repeated measures analysis of variance (ANOVA) with the order of presentation being entered as a variable in the analysis. The results of the study showed that for both Years 3 and 5 students there was a high degree of consistency in performance between the two versions of the tests, although a minority of students performed better in the online version of the test. Over 70% of students rated the online test as acceptable, and 90% felt that the online format did not disadvantage them even in a 'high-stakes' situation. From these results, we conclude that online assessment does not confer any disadvantage to students. Students perceive such assessment to be both fair and acceptable, and to have some advantages over the traditional paper-based methods of assessment. © 2011 Blackwell Publishing Ltd.">
            <text:p>This study compared higher education dental undergraduate student performance in online assessments with performance in traditional paper-based tests and investigated students' perceptions of the fairness and acceptability of online tests, and showed performance to be comparable. The project design involved two parallel cross-over trials, one in Year 3 (n=132) of the dental curriculum, one in Year 5 (n=134). A total of 266 students undertook related tests of the same knowledge base in both online and traditional paper formats. Order of presentation of the test form was randomized. One hundred and thirty-two students in Year 3 additionally completed questions concerning their perceptions of the acceptability and fairness of the online examination process. Focus group discussions were held with groups of students (n=30) from both Year 3 and 5 to explore their perceptions of the online format. The online tests were created using the commercial software package MaxExam (Bristol, UK). The results were analysed using repeated measures analysis of variance (ANOVA) with the order of presentation being entered as a variable in the analysis. The results of the study showed that for both Years 3 and 5 students there was a high degree of consistency in performance between the two versions of the tests, although a minority of students performed better in the online version of the test. Over 70% of students rated the online test as acceptable, and 90% felt that the online format did not disadvantage them even in a 'high-stakes' situation. From these results, we conclude that online assessment does not confer any disadvantage to students. Students perceive such assessment to be both fair and acceptable, and to have some advantages over the traditional paper-based methods of assessment. © 2011 Blackwell Publishing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4XKQ5U6">
            <text:p>94XKQ5U6</text:p>
          </table:table-cell>
          <table:table-cell office:value-type="string" office:value="New Easy-to-Use Hybrid System for Extracellular Potential and Impedance Recordings">
            <text:p>New Easy-to-Use Hybrid System for Extracellular Potential and Impedance Recordings</text:p>
          </table:table-cell>
          <table:table-cell office:value-type="string" office:value="10.1177/2211068214562832">
            <text:p>10.1177/2211068214562832</text:p>
          </table:table-cell>
          <table:table-cell office:value-type="string" office:value="The need for predictive, in vitro cardiac safety screening drives further development of automated, high-throughput–compatible drug evaluation based on cardiac cell preparations. Recently, pluripotent stem cells are evaluated as a new, more predictive model for cardiovascular risk assessment pertaining to in vitro assays. We present a new screening platform, the CardioExcyte 96, a hybrid instrument that combines impedance (cell contractility) with extracellular field potential (EFP) recordings. The electrophysiological measurements are noninvasive, label free and have a temporal resolution of 1 ms. This hybrid technology addresses the lack of easy-to-use high-throughput screening for in vitro assays and permits the reliable investigation of short- and long-term pharmacological effects. Several models of cardiomyocyte preparations were successfully validated for use with the CardioExcyte96. Furthermore, the pharmacological effects of a number of reference compounds were evaluated. Compound effects on cell monolayers of human-induced pluripotent stem cell–derived cardiomyocytes are evaluated using a quasi-simultaneous hybrid recording mode that combines impedance and EFP readouts. A specialized software package for rapid data handling and real-time analysis was developed, which allows for comprehensive investigation of the cellular beat signal. Combining impedance readouts of cell contractility and EFP (microelectrode array–like) recordings, the system opens up new possibilities in the field of in vitro cardiac safety assessment. © 2014, 2014 Society for Laboratory Automation and Screening.">
            <text:p>The need for predictive, in vitro cardiac safety screening drives further development of automated, high-throughput–compatible drug evaluation based on cardiac cell preparations. Recently, pluripotent stem cells are evaluated as a new, more predictive model for cardiovascular risk assessment pertaining to in vitro assays. We present a new screening platform, the CardioExcyte 96, a hybrid instrument that combines impedance (cell contractility) with extracellular field potential (EFP) recordings. The electrophysiological measurements are noninvasive, label free and have a temporal resolution of 1 ms. This hybrid technology addresses the lack of easy-to-use high-throughput screening for in vitro assays and permits the reliable investigation of short- and long-term pharmacological effects. Several models of cardiomyocyte preparations were successfully validated for use with the CardioExcyte96. Furthermore, the pharmacological effects of a number of reference compounds were evaluated. Compound effects on cell monolayers of human-induced pluripotent stem cell–derived cardiomyocytes are evaluated using a quasi-simultaneous hybrid recording mode that combines impedance and EFP readouts. A specialized software package for rapid data handling and real-time analysis was developed, which allows for comprehensive investigation of the cellular beat signal. Combining impedance readouts of cell contractility and EFP (microelectrode array–like) recordings, the system opens up new possibilities in the field of in vitro cardiac safety assessment. © 2014, 2014 Society for Laboratory Automation and Screenin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QBKIE7Y">
            <text:p>2QBKIE7Y</text:p>
          </table:table-cell>
          <table:table-cell office:value-type="string" office:value="Thermodynamic assessment of Mg/Zr unary systems">
            <text:p>Thermodynamic assessment of Mg/Zr unary systems</text:p>
          </table:table-cell>
          <table:table-cell office:value-type="string" office:value="10.1016/j.commatsci.2018.07.061">
            <text:p>10.1016/j.commatsci.2018.07.061</text:p>
          </table:table-cell>
          <table:table-cell office:value-type="string" office:value="With consideration of the phase equilibrium dependency upon temperature (T) and pressure (P), the P-T type phase diagrams of Mg and Zr unary systems are constructed. The gaseous phase of the Mg system consists of the species Mg (g) and Mg2 (g), and the condensed phases are liquid, hexagonal close-packed (HCP_A3) and body centered cubic (BCC_A2). Similarly, the gaseous phase of the Zr system consists of the species Zr (g) and Zr2 (g), and the condensed phases are liquid, HCP_A3 (α), BCC_A2 (β) and a more open hexagonal structure (ω). The ω phase has a hexagonal lattice with three atoms per unit cell at (0, 0, 0), (1/3, 2/3, c/2a) and (2/3, 1/3, c/2a), where the c/a ratio is ∼0.62. The real solution model is applied to describe the molar Gibbs free energy of gaseous species by taking the fugacity coefficient into account to ensure the validity of the calculated phase diagrams under high temperature and high pressure. As for the description of the molar Gibbs free energy for condensed phases, the temperature and pressure dependent Murnaghan equation is employed, which is represented by Gpress and is correlated with the molar volume, the variations of voluminal thermal expansivity and compressibility with temperature, and the variation of bulk modulus with pressure. Based on the literature data available, the parameters of the pressure contribution part Gpress for the condensed phases are optimized by use of Pandat Software package. The calculated phase diagrams are well comparable with the experimental and theoretical reports. The favorable consistency between the calculated results for the optimized mechanical and thermophysical properties, such as the variations of the molar volume and the volume ratio with pressure and the molar heat capacity with temperature, and the experimental measurements from literatures further proves the reliability of the present thermodynamic assessment. According to the calculated results, it is indispensable for the contribution of Gpress to the global molar Gibbs free energy to be taken into consideration as the magnitude of pressure exceeds the order of 109 Pa. This CALPHAD method for developing the phase diagrams of Mg/Zr unary systems at high temperature and high pressure can be extended to study other unary systems. © 2018 Elsevier B.V.">
            <text:p>With consideration of the phase equilibrium dependency upon temperature (T) and pressure (P), the P-T type phase diagrams of Mg and Zr unary systems are constructed. The gaseous phase of the Mg system consists of the species Mg (g) and Mg2 (g), and the condensed phases are liquid, hexagonal close-packed (HCP_A3) and body centered cubic (BCC_A2). Similarly, the gaseous phase of the Zr system consists of the species Zr (g) and Zr2 (g), and the condensed phases are liquid, HCP_A3 (α), BCC_A2 (β) and a more open hexagonal structure (ω). The ω phase has a hexagonal lattice with three atoms per unit cell at (0, 0, 0), (1/3, 2/3, c/2a) and (2/3, 1/3, c/2a), where the c/a ratio is ∼0.62. The real solution model is applied to describe the molar Gibbs free energy of gaseous species by taking the fugacity coefficient into account to ensure the validity of the calculated phase diagrams under high temperature and high pressure. As for the description of the molar Gibbs free energy for condensed phases, the temperature and pressure dependent Murnaghan equation is employed, which is represented by Gpress and is correlated with the molar volume, the variations of voluminal thermal expansivity and compressibility with temperature, and the variation of bulk modulus with pressure. Based on the literature data available, the parameters of the pressure contribution part Gpress for the condensed phases are optimized by use of Pandat Software package. The calculated phase diagrams are well comparable with the experimental and theoretical reports. The favorable consistency between the calculated results for the optimized mechanical and thermophysical properties, such as the variations of the molar volume and the volume ratio with pressure and the molar heat capacity with temperature, and the experimental measurements from literatures further proves the reliability of the present thermodynamic assessment. According to the calculated results, it is indispensable for the contribution of Gpress to the global molar Gibbs free energy to be taken into consideration as the magnitude of pressure exceeds the order of 109 Pa. This CALPHAD method for developing the phase diagrams of Mg/Zr unary systems at high temperature and high pressure can be extended to study other unary systems. © 2018 Elsevier B.V.</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YTIJNCA">
            <text:p>KYTIJNCA</text:p>
          </table:table-cell>
          <table:table-cell office:value-type="string" office:value="Photogrammetric capabilities of the kodak DC40, DCS420 and DCS460 digital cameras">
            <text:p>Photogrammetric capabilities of the kodak DC40, DCS420 and DCS460 digital cameras</text:p>
          </table:table-cell>
          <table:table-cell office:value-type="string" office:value="10.1111/0031-868X.00141">
            <text:p>10.1111/0031-868X.00141</text:p>
          </table:table-cell>
          <table:table-cell office:value-type="string" office:value="The aim of this study is to assess the impact of sensor size and resolution of different digital camera sensors upon the accuracy and precision of three dimensional data derived by photogrammetry. Kodak DC40, DCS420 and DCS460 digital cameras were used to produce digital images of retroreflective targets in a 4 m three dimensional test field. The image locations of the targeted points were automatically measured using an off the shelf image processing software package. Two different sub-pixel measurement approaches were examined: centre of gravity and weighted mean. From the automated sub-pixel measurement of the targeted points, results indicate that the high -resolution DCS460 camera produces optimum results using either the weighted mean or centre of gravity approaches. Although this was perhaps expected, the far lower resolution DC40 camera performed better than was originally anticipated, suggesting potential for the cheaper DC40 for many applications.">
            <text:p>The aim of this study is to assess the impact of sensor size and resolution of different digital camera sensors upon the accuracy and precision of three dimensional data derived by photogrammetry. Kodak DC40, DCS420 and DCS460 digital cameras were used to produce digital images of retroreflective targets in a 4 m three dimensional test field. The image locations of the targeted points were automatically measured using an off the shelf image processing software package. Two different sub-pixel measurement approaches were examined: centre of gravity and weighted mean. From the automated sub-pixel measurement of the targeted points, results indicate that the high -resolution DCS460 camera produces optimum results using either the weighted mean or centre of gravity approaches. Although this was perhaps expected, the far lower resolution DC40 camera performed better than was originally anticipated, suggesting potential for the cheaper DC40 for many application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DUY29XU">
            <text:p>GDUY29XU</text:p>
          </table:table-cell>
          <table:table-cell office:value-type="string" office:value="Transient solution of Markov models by combining adaptive and standard uniformization">
            <text:p>Transient solution of Markov models by combining adaptive and standard uniformization</text:p>
          </table:table-cell>
          <table:table-cell office:value-type="string" office:value="10.1109/24.664016">
            <text:p>10.1109/24.664016</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3APM3PZ">
            <text:p>H3APM3PZ</text:p>
          </table:table-cell>
          <table:table-cell office:value-type="string" office:value="The LBPM software package for simulating multiphase flow on digital images of porous rocks">
            <text:p>The LBPM software package for simulating multiphase flow on digital images of porous rocks</text:p>
          </table:table-cell>
          <table:table-cell office:value-type="string" office:value="10.1007/s10596-020-10028-9">
            <text:p>10.1007/s10596-020-10028-9</text:p>
          </table:table-cell>
          <table:table-cell office:value-type="string" office:value="Direct pore scale simulations of two-fluid flow on digital rock images provide a promising tool to understand the role of surface wetting phenomena on flow and transport in geologic reservoirs. We present computational protocols that mimic conventional special core analysis laboratory (SCAL) experiments, which are implemented within the open source LBPM software package. Protocols are described to simulate unsteady displacement, steady-state flow at fixed saturation, and to mimic centrifuge experiments. These methods can be used to infer relative permeability and capillary curves, and otherwise understand two-fluid flow behavior based on first principles. Morphological tools are applied to assess image resolution, establish initial conditions, and instantiate surface wetting maps based on the distribution of fluids. Internal analysis tools are described that measure essential aspects of two-fluid flow, including fluid connectivity and surface measures, which are used to track transient aspects of the flow behavior as they occur during simulation. Computationally efficient workflows are developed by combining these components with a two-fluid lattice Boltzmann model to define hybrid methods that can accelerate computations by using morphological tools to incrementally evolve the pore-scale fluid distribution. We show that the described methods can be applied to recover expected trends due to the surface wetting properties based on flow simulation in Benntheimer sandstone. © 2021, The Author(s), under exclusive licence to Springer Nature Switzerland AG part of Springer Nature.">
            <text:p>Direct pore scale simulations of two-fluid flow on digital rock images provide a promising tool to understand the role of surface wetting phenomena on flow and transport in geologic reservoirs. We present computational protocols that mimic conventional special core analysis laboratory (SCAL) experiments, which are implemented within the open source LBPM software package. Protocols are described to simulate unsteady displacement, steady-state flow at fixed saturation, and to mimic centrifuge experiments. These methods can be used to infer relative permeability and capillary curves, and otherwise understand two-fluid flow behavior based on first principles. Morphological tools are applied to assess image resolution, establish initial conditions, and instantiate surface wetting maps based on the distribution of fluids. Internal analysis tools are described that measure essential aspects of two-fluid flow, including fluid connectivity and surface measures, which are used to track transient aspects of the flow behavior as they occur during simulation. Computationally efficient workflows are developed by combining these components with a two-fluid lattice Boltzmann model to define hybrid methods that can accelerate computations by using morphological tools to incrementally evolve the pore-scale fluid distribution. We show that the described methods can be applied to recover expected trends due to the surface wetting properties based on flow simulation in Benntheimer sandstone. © 2021, The Author(s), under exclusive licence to Springer Nature Switzerland AG part of Springer Natur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I8L8QIM">
            <text:p>PI8L8QIM</text:p>
          </table:table-cell>
          <table:table-cell office:value-type="string" office:value="Models and algorithms for estimation and minimization of the risks associated with dredging">
            <text:p>Models and algorithms for estimation and minimization of the risks associated with dredging</text:p>
          </table:table-cell>
          <table:table-cell office:value-type="string" office:value="10.1515/ttj-2017-0013">
            <text:p>10.1515/ttj-2017-0013</text:p>
          </table:table-cell>
          <table:table-cell office:value-type="string" office:value="There are a lot of models and algorithms to minimize risks during dredging operations and they are not without drawbacks. The paper describes the authors' approach to solving this problem. Mathematical models are proposed and on their basis software is developed. Methods of the risk theory are used to minimize the risks. In this paper a consequence of influence refers to the deviation from the goal expressed in the expected results and the deviation of certain criterion factors. In this case, we mean any measure of quality. In its turn, risk factors reduce criterion factors. These factors are divided into categories - general transportation risks and risks of transporting ground. In these categories, one may derive the following risks - incidents at transport resulting from the impact of a set of random factors including the human one. For risk analysis and management, in addition to identifying critical chains of risk situations, the stochastic model for evaluating the chains is set forth. In order to implement this algorithm, the mathematical package Maple is used, which allows for conducting the required calculations with a software package including the Graph Theory. The paper presents fragments of the code listing. © Transport and Telecommunication Institute 2017.">
            <text:p>There are a lot of models and algorithms to minimize risks during dredging operations and they are not without drawbacks. The paper describes the authors' approach to solving this problem. Mathematical models are proposed and on their basis software is developed. Methods of the risk theory are used to minimize the risks. In this paper a consequence of influence refers to the deviation from the goal expressed in the expected results and the deviation of certain criterion factors. In this case, we mean any measure of quality. In its turn, risk factors reduce criterion factors. These factors are divided into categories - general transportation risks and risks of transporting ground. In these categories, one may derive the following risks - incidents at transport resulting from the impact of a set of random factors including the human one. For risk analysis and management, in addition to identifying critical chains of risk situations, the stochastic model for evaluating the chains is set forth. In order to implement this algorithm, the mathematical package Maple is used, which allows for conducting the required calculations with a software package including the Graph Theory. The paper presents fragments of the code listing. © Transport and Telecommunication Institute 2017.</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2MBM54Y">
            <text:p>N2MBM54Y</text:p>
          </table:table-cell>
          <table:table-cell office:value-type="string" office:value="Toward a successful taxonomy for Croatian academic libraries">
            <text:p>Toward a successful taxonomy for Croatian academic libraries</text:p>
          </table:table-cell>
          <table:table-cell office:value-type="string" office:value="10.1108/03055720510637745">
            <text:p>10.1108/03055720510637745</text:p>
          </table:table-cell>
          <table:table-cell office:value-type="string" office:value="Purpose - This paper seeks to investigate the degree to which the unfavourable state of the Croatian higher education system (the lack of vision, goals and objectives, insufficient budgeting and no quality control system) reflects on the organization, development and continuous dedication to quality of academic libraries in Croatia. Design/methodology/approach - The situation is illustrated by a study conducted among academic libraries of the University Josip Juraj Strossmayer in Osijek in 2003. A questionnaire for librarians and one for chief librarians was used and data were processed by software package StatSoft, Statistica 6.0. Next to the descriptive statistics, Mann-Whitney test, Pearson Chi-Square, Maximum Likelihood and Fisher exact Chi-Square test were used. Annual reports were also used. Findings - This research revealed that the academic libraries of Osijek University are unprepared for performance measurement. It was clear that they are unfamiliar with many elements of evaluation. Librarians are usually excluded from decision making regarding library operations, which results in their low motivation. However, the greatest dissatisfaction of academic librarians of Osijek University comes from their low status. Furthermore, librarians rarely get support from their colleges for their professional education (no travel money, no paid leave, etc.) Research limitations/implications - Osijek University is a relatively small university. It consists of nine colleges, one institute and one university library. The size of the target sample influenced the choice of research instruments - questionnaire, interviews with chief librarians and analysis of library annual reports. Originality/value - This was the first such study in Croatia and its main goal was to test theoretical approaches and research methodology, which could be later applied for a study on a nation-wide level. © Emerald Group Publishing Limited.">
            <text:p>Purpose - This paper seeks to investigate the degree to which the unfavourable state of the Croatian higher education system (the lack of vision, goals and objectives, insufficient budgeting and no quality control system) reflects on the organization, development and continuous dedication to quality of academic libraries in Croatia. Design/methodology/approach - The situation is illustrated by a study conducted among academic libraries of the University Josip Juraj Strossmayer in Osijek in 2003. A questionnaire for librarians and one for chief librarians was used and data were processed by software package StatSoft, Statistica 6.0. Next to the descriptive statistics, Mann-Whitney test, Pearson Chi-Square, Maximum Likelihood and Fisher exact Chi-Square test were used. Annual reports were also used. Findings - This research revealed that the academic libraries of Osijek University are unprepared for performance measurement. It was clear that they are unfamiliar with many elements of evaluation. Librarians are usually excluded from decision making regarding library operations, which results in their low motivation. However, the greatest dissatisfaction of academic librarians of Osijek University comes from their low status. Furthermore, librarians rarely get support from their colleges for their professional education (no travel money, no paid leave, etc.) Research limitations/implications - Osijek University is a relatively small university. It consists of nine colleges, one institute and one university library. The size of the target sample influenced the choice of research instruments - questionnaire, interviews with chief librarians and analysis of library annual reports. Originality/value - This was the first such study in Croatia and its main goal was to test theoretical approaches and research methodology, which could be later applied for a study on a nation-wide level. © Emerald Group Publishing Limit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8QFVR3Z">
            <text:p>P8QFVR3Z</text:p>
          </table:table-cell>
          <table:table-cell office:value-type="string" office:value="Content-based quality evaluation of color images : Overview and proposals">
            <text:p>Content-based quality evaluation of color images : Overview and proposals</text:p>
          </table:table-cell>
          <table:table-cell office:value-type="string" office:value="10.1117/12.524759">
            <text:p>10.1117/12.524759</text:p>
          </table:table-cell>
          <table:table-cell office:value-type="string" office:value="The automatic prediction of perceived quality from image data in general, and the assessment of particular image characteristics or attributes that may need improvement in particular, becomes an increasingly important part of intelligent imaging systems. The purpose of this paper is to propose to the color imaging community in general to develop a software package available on internet to help the user to select among all these approaches which is better appropriated to a given application. The ultimate goal of this project is to propose, next to implement, an open and unified color imaging system to set up a favourable context for the evaluation and analysis of color imaging processes. Many different methods for measuring the performance of a process have been proposed by different researchers. In this paper, we will discuss the advantages and shortcomings of most of main analysis criteria and performance measures currently used. The aim is not to establish a harsh competition between algorithms or processes, but rather to test and compare the efficiency of methodologies firstly to highlight strengths and weaknesses of a given algorithm or methodology on a given image type and secondly to have these results publicly available. This paper is focused on two important unsolved problems. Why it is so difficult to select a color space which gives better results than another one? Why it is so difficult to select an image quality metric which gives better results than another one, with respect to the judgment of the Human Visual System? Several methods used either in color imaging or in image quality will be thus discussed. Proposals for content-based image measures and means of developing a standard test suite for will be then presented. The above reference advocates for an evaluation protocol based on an automated procedure. This is the ultimate goal of our proposal.">
            <text:p>The automatic prediction of perceived quality from image data in general, and the assessment of particular image characteristics or attributes that may need improvement in particular, becomes an increasingly important part of intelligent imaging systems. The purpose of this paper is to propose to the color imaging community in general to develop a software package available on internet to help the user to select among all these approaches which is better appropriated to a given application. The ultimate goal of this project is to propose, next to implement, an open and unified color imaging system to set up a favourable context for the evaluation and analysis of color imaging processes. Many different methods for measuring the performance of a process have been proposed by different researchers. In this paper, we will discuss the advantages and shortcomings of most of main analysis criteria and performance measures currently used. The aim is not to establish a harsh competition between algorithms or processes, but rather to test and compare the efficiency of methodologies firstly to highlight strengths and weaknesses of a given algorithm or methodology on a given image type and secondly to have these results publicly available. This paper is focused on two important unsolved problems. Why it is so difficult to select a color space which gives better results than another one? Why it is so difficult to select an image quality metric which gives better results than another one, with respect to the judgment of the Human Visual System? Several methods used either in color imaging or in image quality will be thus discussed. Proposals for content-based image measures and means of developing a standard test suite for will be then presented. The above reference advocates for an evaluation protocol based on an automated procedure. This is the ultimate goal of our proposal.</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7V8EGF8">
            <text:p>D7V8EGF8</text:p>
          </table:table-cell>
          <table:table-cell office:value-type="string" office:value="Complexity signatures for system health monitoring">
            <text:p>Complexity signatures for system health monitoring</text:p>
          </table:table-cell>
          <table:table-cell office:value-type="string" office:value="10.1109/AERO.2005.1559687">
            <text:p>10.1109/AERO.2005.1559687</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HPE3HH2">
            <text:p>MHPE3HH2</text:p>
          </table:table-cell>
          <table:table-cell office:value-type="string" office:value="Using intelligent computer technology to measure the intellectual development of engineering students">
            <text:p>Using intelligent computer technology to measure the intellectual development of engineering students</text:p>
          </table:table-cell>
          <table:table-cell office:value-type="string" office:value="">
            <text:p/>
          </table:table-cell>
          <table:table-cell office:value-type="string" office:value="Students completing an undergraduate engineering degree are expected to develop intellectually in addition to acquiring specific engineering knowledge and skills. However, effectively measuring intellectual development involves a time-consuming and expensive interview conducted and evaluated by trained human experts. In order to develop a quick and inexpensive alternative method for making these measurements, we are writing a software package based on neural network and expert system technology to emulate the interview and evaluation process. If successful, the software will allow engineering programs to rapidly and reliably measure the intellectual development of their students as a formative and summative assessment tool. This paper describes our progress on the project and remaining research questions under investigation.">
            <text:p>Students completing an undergraduate engineering degree are expected to develop intellectually in addition to acquiring specific engineering knowledge and skills. However, effectively measuring intellectual development involves a time-consuming and expensive interview conducted and evaluated by trained human experts. In order to develop a quick and inexpensive alternative method for making these measurements, we are writing a software package based on neural network and expert system technology to emulate the interview and evaluation process. If successful, the software will allow engineering programs to rapidly and reliably measure the intellectual development of their students as a formative and summative assessment tool. This paper describes our progress on the project and remaining research questions under investigation.</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HZQG3ET">
            <text:p>VHZQG3ET</text:p>
          </table:table-cell>
          <table:table-cell office:value-type="string" office:value="Watching the watchers: bias and vulnerability in remote proctoring software">
            <text:p>Watching the watchers: bias and vulnerability in remote proctoring software</text:p>
          </table:table-cell>
          <table:table-cell office:value-type="string" office:value="">
            <text:p/>
          </table:table-cell>
          <table:table-cell office:value-type="string" office:value="Educators are rapidly switching to remote proctoring and examination software for their testing needs, both due to the COVID-19 pandemic and the expanding virtualization of the education sector. State boards are increasingly utilizing these software packages for high stakes legal and medical licensing exams. Three key concerns arise with the use of these complex programs: exam integrity, exam procedural fairness, and exam-taker security and privacy. We conduct the first technical analysis of each of these concerns through a case study of four primary proctoring suites used in U.S. law school and state attorney licensing exams. We reverse engineer these proctoring suites and find that despite promises of high-security, all their anti-cheating measures can be trivially bypassed and can pose significant user security risks. We evaluate current facial recognition classifiers alongside the classifier used by Examplify, the legal exam proctoring suite with the largest market share, to ascertain their accuracy and determine whether faces with certain skin tones are more readily flagged for cheating. Finally, we offer recommendations to improve the integrity and fairness of the remotely proctored exam experience. © USENIX Security Symposium, Security 2022.All rights reserved.">
            <text:p>Educators are rapidly switching to remote proctoring and examination software for their testing needs, both due to the COVID-19 pandemic and the expanding virtualization of the education sector. State boards are increasingly utilizing these software packages for high stakes legal and medical licensing exams. Three key concerns arise with the use of these complex programs: exam integrity, exam procedural fairness, and exam-taker security and privacy. We conduct the first technical analysis of each of these concerns through a case study of four primary proctoring suites used in U.S. law school and state attorney licensing exams. We reverse engineer these proctoring suites and find that despite promises of high-security, all their anti-cheating measures can be trivially bypassed and can pose significant user security risks. We evaluate current facial recognition classifiers alongside the classifier used by Examplify, the legal exam proctoring suite with the largest market share, to ascertain their accuracy and determine whether faces with certain skin tones are more readily flagged for cheating. Finally, we offer recommendations to improve the integrity and fairness of the remotely proctored exam experience. © USENIX Security Symposium, Security 2022.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64WUA4M">
            <text:p>G64WUA4M</text:p>
          </table:table-cell>
          <table:table-cell office:value-type="string" office:value="Influence of school backpacks on spinal column load in primary school students">
            <text:p>Influence of school backpacks on spinal column load in primary school students</text:p>
          </table:table-cell>
          <table:table-cell office:value-type="string" office:value="">
            <text:p/>
          </table:table-cell>
          <table:table-cell office:value-type="string" office:value="Background: The problem of heavy school bags is a global problem recognized in many countries in Europe and the world, including in Bosnia and Herzegovina. In addition to poor posture habits, &quot;sedentary lifestyles&quot; and insufficient physical activity, school bags is one of the main causes of low back pain and deformity in pupils. The recommendation of the World Health Organization (WHO) is that the weight of the school bag should not exceed 10% of the student's weight. However, in practice these limitations are far from reality with the obvious problems caused by too heavy bags. The aim of the paper is to identify and analyze the backbone load caused by the overweight school backpacks in real school work conditions and eliminate them by creating new solutions that are in line with ergonomic and biomechanical principles, as well as the recommendation given by WHO. Methods: The research included first grade primary school students at the age of seven, including their parents. The research began by interviewing parents with relevant questions, as well as measuring the students' height and weight and the weight of their school backpacks. The analysis was performed in CATIA v5 software package (Dassault Systemes, Velizy-Villacoublay, France) using its advanced biomechanical modules. By knowing the anthropometric and work environment data with ergonomic design and analysis, the biomechanical analysis, rapid upper limb assessment (RULA) and carry analysis were performed. Results: The conducted survey showed that 84% of students walk from home to school nineteen minutes on average and that 77% of them carry their school backpacks independently. Based on the measurements, it has been shown that, on average, the weight of the school backpacks is well above the WHO recommendation. A study conducted on a representative sample of students confirmed the relation between fatigue and spinal pain caused by carrying a heavy school bag. Computer analysis showed excessive loads on the spinal segment of L4/L5 that were outside the normal range of 3,400 N. Conclusions: A simulated computer analysis using RULA and biomechanical analysis with calculations of maximum loads in the lumbar segment of students found that school backpacks carried by students were too heavy for their age and well beyond the normal limits and WHO recommendations. The analysis showed that it is necessary to reduce the weight of the bag by about 30%. © 2019 International University of Sarajevo.">
            <text:p>Background: The problem of heavy school bags is a global problem recognized in many countries in Europe and the world, including in Bosnia and Herzegovina. In addition to poor posture habits, "sedentary lifestyles" and insufficient physical activity, school bags is one of the main causes of low back pain and deformity in pupils. The recommendation of the World Health Organization (WHO) is that the weight of the school bag should not exceed 10% of the student's weight. However, in practice these limitations are far from reality with the obvious problems caused by too heavy bags. The aim of the paper is to identify and analyze the backbone load caused by the overweight school backpacks in real school work conditions and eliminate them by creating new solutions that are in line with ergonomic and biomechanical principles, as well as the recommendation given by WHO. Methods: The research included first grade primary school students at the age of seven, including their parents. The research began by interviewing parents with relevant questions, as well as measuring the students' height and weight and the weight of their school backpacks. The analysis was performed in CATIA v5 software package (Dassault Systemes, Velizy-Villacoublay, France) using its advanced biomechanical modules. By knowing the anthropometric and work environment data with ergonomic design and analysis, the biomechanical analysis, rapid upper limb assessment (RULA) and carry analysis were performed. Results: The conducted survey showed that 84% of students walk from home to school nineteen minutes on average and that 77% of them carry their school backpacks independently. Based on the measurements, it has been shown that, on average, the weight of the school backpacks is well above the WHO recommendation. A study conducted on a representative sample of students confirmed the relation between fatigue and spinal pain caused by carrying a heavy school bag. Computer analysis showed excessive loads on the spinal segment of L4/L5 that were outside the normal range of 3,400 N. Conclusions: A simulated computer analysis using RULA and biomechanical analysis with calculations of maximum loads in the lumbar segment of students found that school backpacks carried by students were too heavy for their age and well beyond the normal limits and WHO recommendations. The analysis showed that it is necessary to reduce the weight of the bag by about 30%. © 2019 International University of Sarajevo.</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V767TT2">
            <text:p>PV767TT2</text:p>
          </table:table-cell>
          <table:table-cell office:value-type="string" office:value="Enabling data science in the Gaia mission archive: The present-day mass function and age distribution">
            <text:p>Enabling data science in the Gaia mission archive: The present-day mass function and age distribution</text:p>
          </table:table-cell>
          <table:table-cell office:value-type="string" office:value="10.1016/j.ascom.2017.02.001">
            <text:p>10.1016/j.ascom.2017.02.001</text:p>
          </table:table-cell>
          <table:table-cell office:value-type="string" office:value="Recent advances in large scale computing architectures enable new opportunities to extract value out of the vast amounts of data being currently generated. However, their successful adoption is not straightforward in areas like science, as there are still some barriers that need to be overcome. Those comprise (i) the existence of legacy code that needs to be ported, (ii) the lack of high-level and use case specific frameworks that facilitate a smoother transition, or (iii) the scarcity of profiles with the balanced skill sets between the technological and scientific domains. The European Space Agency's Gaia mission will create the largest and most precise three dimensional chart of our galaxy (the Milky Way), providing unprecedented position, parallax and proper motion measurements for about one billion stars. The successful exploitation of this data archive will depend on the ability to offer the proper infrastructure upon which scientists will be able to do exploration and modelling with this huge data set. In this paper, we present and contextualize these challenges by building two probabilistic models using Hierarchical Bayesian Modelling. These models represent a key challenge in astronomy and are of paramount importance for the Gaia mission itself. Moreover, we approach the implementation by leveraging a generic distributed processing engine through an existing software package for Markov chain Monte Carlo sampling. The two computationally intensive models are then validated with simulated data in different scenarios under specific restrictions, and their performance is assessed to prove their scalability. We argue that this approach will not only serve for the models in hand but also for exemplifying how to address similar problems in science, which may need to both scale to bigger data sets and reuse existing software as much as possible. This will lead to shorter time to science in massive data archives. © 2017 Elsevier B.V.">
            <text:p>Recent advances in large scale computing architectures enable new opportunities to extract value out of the vast amounts of data being currently generated. However, their successful adoption is not straightforward in areas like science, as there are still some barriers that need to be overcome. Those comprise (i) the existence of legacy code that needs to be ported, (ii) the lack of high-level and use case specific frameworks that facilitate a smoother transition, or (iii) the scarcity of profiles with the balanced skill sets between the technological and scientific domains. The European Space Agency's Gaia mission will create the largest and most precise three dimensional chart of our galaxy (the Milky Way), providing unprecedented position, parallax and proper motion measurements for about one billion stars. The successful exploitation of this data archive will depend on the ability to offer the proper infrastructure upon which scientists will be able to do exploration and modelling with this huge data set. In this paper, we present and contextualize these challenges by building two probabilistic models using Hierarchical Bayesian Modelling. These models represent a key challenge in astronomy and are of paramount importance for the Gaia mission itself. Moreover, we approach the implementation by leveraging a generic distributed processing engine through an existing software package for Markov chain Monte Carlo sampling. The two computationally intensive models are then validated with simulated data in different scenarios under specific restrictions, and their performance is assessed to prove their scalability. We argue that this approach will not only serve for the models in hand but also for exemplifying how to address similar problems in science, which may need to both scale to bigger data sets and reuse existing software as much as possible. This will lead to shorter time to science in massive data archives. © 2017 Elsevier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36BP57R">
            <text:p>A36BP57R</text:p>
          </table:table-cell>
          <table:table-cell office:value-type="string" office:value="Physicochemical vs. vibrational descriptors for prediction of odor receptor responses">
            <text:p>Physicochemical vs. vibrational descriptors for prediction of odor receptor responses</text:p>
          </table:table-cell>
          <table:table-cell office:value-type="string" office:value="10.1002/minf.201300037">
            <text:p>10.1002/minf.201300037</text:p>
          </table:table-cell>
          <table:table-cell office:value-type="string" office:value="Responses of olfactory receptors (ORs) can be predicted by applying machine learning methods on a multivariate encoding of an odorant's chemical structure. Physicochemical descriptors that encode features of the molecular graph are a popular choice for such an encoding. Here, we explore the EVA descriptor set, which encodes features derived from the vibrational spectrum of a molecule. We assessed the performance of Support Vector Regression (SVR) and Random Forest Regression (RFR) to predict the gradual response of Drosophila ORs. We compared a 27-dimensional variant of the EVA descriptor against a set of 1467 descriptors provided by the eDragon software package, and against a 32-dimensional subset thereof that has been proposed as the basis for an odor metric consisting of 32 descriptors (HADDAD). The best prediction performance was reproducibly achieved using SVR on the highest- dimensional feature set. The low-dimensional EVA and HADDAD feature sets predicted odor-OR interactions with similar accuracy. Adding charge and polarizability information to the EVA descriptor did not improve the results but rather decreased predictive power. Post-hoc in vivo measurements confirmed these results. Our findings indicate that EVA provides a meaningful low-dimensional representation of odor space, although EVA hardly outperformed &quot;classical&quot; descriptor sets. © 2013 Wiley-VCH Verlag GmbH and Co.">
            <text:p>Responses of olfactory receptors (ORs) can be predicted by applying machine learning methods on a multivariate encoding of an odorant's chemical structure. Physicochemical descriptors that encode features of the molecular graph are a popular choice for such an encoding. Here, we explore the EVA descriptor set, which encodes features derived from the vibrational spectrum of a molecule. We assessed the performance of Support Vector Regression (SVR) and Random Forest Regression (RFR) to predict the gradual response of Drosophila ORs. We compared a 27-dimensional variant of the EVA descriptor against a set of 1467 descriptors provided by the eDragon software package, and against a 32-dimensional subset thereof that has been proposed as the basis for an odor metric consisting of 32 descriptors (HADDAD). The best prediction performance was reproducibly achieved using SVR on the highest- dimensional feature set. The low-dimensional EVA and HADDAD feature sets predicted odor-OR interactions with similar accuracy. Adding charge and polarizability information to the EVA descriptor did not improve the results but rather decreased predictive power. Post-hoc in vivo measurements confirmed these results. Our findings indicate that EVA provides a meaningful low-dimensional representation of odor space, although EVA hardly outperformed "classical" descriptor sets. © 2013 Wiley-VCH Verlag GmbH and Co.</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QHVHX78">
            <text:p>JQHVHX78</text:p>
          </table:table-cell>
          <table:table-cell office:value-type="string" office:value="Integrated modeling methodology validation using the micro-precision interferometer testbed">
            <text:p>Integrated modeling methodology validation using the micro-precision interferometer testbed</text:p>
          </table:table-cell>
          <table:table-cell office:value-type="string" office:value="10.1109/CDC.1996.577449">
            <text:p>10.1109/CDC.1996.577449</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XZHUZEA">
            <text:p>MXZHUZEA</text:p>
          </table:table-cell>
          <table:table-cell office:value-type="string" office:value="Analyze: A Comprehensive, operator-interactive software package for multidimensional medical image display and analysis">
            <text:p>Analyze: A Comprehensive, operator-interactive software package for multidimensional medical image display and analysis</text:p>
          </table:table-cell>
          <table:table-cell office:value-type="string" office:value="10.1016/0895-6111(89)90285-1">
            <text:p>10.1016/0895-6111(89)90285-1</text:p>
          </table:table-cell>
          <table:table-cell office:value-type="string" office:value="A comprehensive software package, called ANALYZE, has been developed (1) which permits detailed investigation and evaluation of multidimensional biomedical images. ANALYZE can be used with 3-D imaging modalities based on x-ray computed tomography, radionuclide emission tomography, ultrasound tomography, and magnetic resonance imaging. The software is written entirely in &quot;C&quot; and runs on standard UNIX workstations. The ANALYZE package features integrated, complimentary tools for fully interactive display, manipulation and measurement of multidimensional image data. The software architecture permits systematic enhancements and upgrades which has fostered development of a readily expandable package. It provides an effective shell for custom software prototyping and turnkey applications. This paper provides a general description of this software as well as specific details on the methodology employed to develop it, both conceptual and technical. Applications of the software are illustrated. © 1989.">
            <text:p>A comprehensive software package, called ANALYZE, has been developed (1) which permits detailed investigation and evaluation of multidimensional biomedical images. ANALYZE can be used with 3-D imaging modalities based on x-ray computed tomography, radionuclide emission tomography, ultrasound tomography, and magnetic resonance imaging. The software is written entirely in "C" and runs on standard UNIX workstations. The ANALYZE package features integrated, complimentary tools for fully interactive display, manipulation and measurement of multidimensional image data. The software architecture permits systematic enhancements and upgrades which has fostered development of a readily expandable package. It provides an effective shell for custom software prototyping and turnkey applications. This paper provides a general description of this software as well as specific details on the methodology employed to develop it, both conceptual and technical. Applications of the software are illustrated. © 1989.</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463M2JN">
            <text:p>4463M2JN</text:p>
          </table:table-cell>
          <table:table-cell office:value-type="string" office:value="Assessing the effectiveness of digital game-based learning: Best practices">
            <text:p>Assessing the effectiveness of digital game-based learning: Best practices</text:p>
          </table:table-cell>
          <table:table-cell office:value-type="string" office:value="10.1016/j.compedu.2015.10.007">
            <text:p>10.1016/j.compedu.2015.10.007</text:p>
          </table:table-cell>
          <table:table-cell office:value-type="string" office:value="In recent years, research into the effectiveness of digital game-based learning (DGBL) has increased. However, a large heterogeneity in methods for assessing the effectiveness of DGBL exist, leading to questions regarding reliability and validity of certain methods. This has resulted in the need for a scientific basis to conduct this type of research, providing procedures, frameworks and methods that can be validated. The present study is part of a larger systematic process towards the development of a standardized procedure for conducting DGBL effectiveness studies. In a first phase, the variety in methods that are used for sampling, implementation of the interventions, measures and data analysis were mapped in a systematic literature review using Cochrane guidelines. The present paper reflects the second stage, where this variety in elements are presented to experts in psychology and pedagogy by means of semi-structured interviews, in order to define preferred methods for conducting DGBL effectiveness studies. The interview was structured according to five dimensions that were used in the literature review: 1) participants (e.g., characteristics of the sample involved) 2) intervention (e.g., contents, format, timings and treatment lengths, intervention(s) in control group(s)) 3) methods (sampling, assignment of participants to conditions, number of testing moments) 4) outcome measures (e.g., instruments used to measure a certain outcome) and 5) data-analysis. The interviews were transcribed and analyzed using qualitative software package nVivo. Our results show that areas for improvement involve the intervention dimension and the methods dimension. The proposed improvements relate to implementation of the interventions in both the experimental and control group, determining which elements are preferably omitted during the intervention (such as guidance by the instructor, extra elements that consist of substantive information) and which elements would be aloud (e.g., procedural help, training session). Also, variables on which similarity between experimental and control condition should be attained were determined (e.g., time exposed to intervention, instructor, day of the week). With regard to the methods dimension, proposed improvements relate to assignment of participants to conditions (e.g., variables to take into account when using blocked randomized design), general design (e.g. necessity of a pre-test and control group) test development (e.g., develop and pilot parallel tests) and testing moments (e.g., follow up after minimum 2 weeks). In sum, the present paper provides best practices that cover all aspects of the study design and consist of game specific elements. While several suggestions have been previously made regarding research design of DGBL effectiveness studies, these often do not cover all aspects of the research design. Hence, the results of this study can be seen as a base for a more systematic approach, which can be validated in the future in order to develop a standardized procedure for assessing the effectiveness of DGBL that can be applied flexibly across different contexts. © 2015 Elsevier Ltd. All rights reserved.">
            <text:p>In recent years, research into the effectiveness of digital game-based learning (DGBL) has increased. However, a large heterogeneity in methods for assessing the effectiveness of DGBL exist, leading to questions regarding reliability and validity of certain methods. This has resulted in the need for a scientific basis to conduct this type of research, providing procedures, frameworks and methods that can be validated. The present study is part of a larger systematic process towards the development of a standardized procedure for conducting DGBL effectiveness studies. In a first phase, the variety in methods that are used for sampling, implementation of the interventions, measures and data analysis were mapped in a systematic literature review using Cochrane guidelines. The present paper reflects the second stage, where this variety in elements are presented to experts in psychology and pedagogy by means of semi-structured interviews, in order to define preferred methods for conducting DGBL effectiveness studies. The interview was structured according to five dimensions that were used in the literature review: 1) participants (e.g., characteristics of the sample involved) 2) intervention (e.g., contents, format, timings and treatment lengths, intervention(s) in control group(s)) 3) methods (sampling, assignment of participants to conditions, number of testing moments) 4) outcome measures (e.g., instruments used to measure a certain outcome) and 5) data-analysis. The interviews were transcribed and analyzed using qualitative software package nVivo. Our results show that areas for improvement involve the intervention dimension and the methods dimension. The proposed improvements relate to implementation of the interventions in both the experimental and control group, determining which elements are preferably omitted during the intervention (such as guidance by the instructor, extra elements that consist of substantive information) and which elements would be aloud (e.g., procedural help, training session). Also, variables on which similarity between experimental and control condition should be attained were determined (e.g., time exposed to intervention, instructor, day of the week). With regard to the methods dimension, proposed improvements relate to assignment of participants to conditions (e.g., variables to take into account when using blocked randomized design), general design (e.g. necessity of a pre-test and control group) test development (e.g., develop and pilot parallel tests) and testing moments (e.g., follow up after minimum 2 weeks). In sum, the present paper provides best practices that cover all aspects of the study design and consist of game specific elements. While several suggestions have been previously made regarding research design of DGBL effectiveness studies, these often do not cover all aspects of the research design. Hence, the results of this study can be seen as a base for a more systematic approach, which can be validated in the future in order to develop a standardized procedure for assessing the effectiveness of DGBL that can be applied flexibly across different contexts. © 2015 Elsevier Ltd.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9GCRLVV">
            <text:p>W9GCRLVV</text:p>
          </table:table-cell>
          <table:table-cell office:value-type="string" office:value="Use of ECG quality metrics in clinical trials">
            <text:p>Use of ECG quality metrics in clinical trials</text:p>
          </table:table-cell>
          <table:table-cell office:value-type="string" office:value="">
            <text:p/>
          </table:table-cell>
          <table:table-cell office:value-type="string" office:value="We present a software package aimed to provide a viable mean to manage and automatically classify large amounts of ECGs on the basis of analytical metrics directly computed from the digital waveforms (such as noise content, heart rate regularity, repolarization complexity) and parametric metrics derived from ECG measurements (such as R and T wave amplitudes, QT/QTc intervals). Single or combined sets of metrics are used to generate ECG quality classes using, for each of the considered metric, predefined thresholds. The number of ECG subsets, as well as the thresholds to be applied, can be determined from the respective built-in distributions derived from an internal database of approximately 300.000 digital ECGs selected from previously conducted clinical trials. The use of this technique can significantly optimize the quality assessment and the management of digital ECG and secondarily improve the quality of recorded ECG in both clinical trials and common clinical practice.">
            <text:p>We present a software package aimed to provide a viable mean to manage and automatically classify large amounts of ECGs on the basis of analytical metrics directly computed from the digital waveforms (such as noise content, heart rate regularity, repolarization complexity) and parametric metrics derived from ECG measurements (such as R and T wave amplitudes, QT/QTc intervals). Single or combined sets of metrics are used to generate ECG quality classes using, for each of the considered metric, predefined thresholds. The number of ECG subsets, as well as the thresholds to be applied, can be determined from the respective built-in distributions derived from an internal database of approximately 300.000 digital ECGs selected from previously conducted clinical trials. The use of this technique can significantly optimize the quality assessment and the management of digital ECG and secondarily improve the quality of recorded ECG in both clinical trials and common clinical practic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SDLXD96">
            <text:p>CSDLXD96</text:p>
          </table:table-cell>
          <table:table-cell office:value-type="string" office:value="A practical approach for updating an integrity-enforced operating system">
            <text:p>A practical approach for updating an integrity-enforced operating system</text:p>
          </table:table-cell>
          <table:table-cell office:value-type="string" office:value="10.1145/3423211.3425674">
            <text:p>10.1145/3423211.3425674</text:p>
          </table:table-cell>
          <table:table-cell office:value-type="string" office:value="Trusted computing defines how to securely measure, store, and verify the integrity of software controlling a computer. One of the major challenge that make them hard to be applied in practice is the issue with software updates. Specifically, an operating system update causes the integrity violation because it changes the well-known initial state trusted by remote verifiers, such as integrity monitoring systems. Consequently, the integrity monitoring of remote computers becomes unreliable due to the high amount of false positives. We address this problem by adding an extra level of indirection between the operating system and software repositories. We propose a trusted software repository (TSR), a secure proxy that overcomes the shortcomings of previous approaches by sanitizing software packages. Sanitization consists of modifying unsafe installation scripts and adding digital signatures in a way software packages can be installed in the operating system without violating its integrity. TSR leverages shielded execution, i.e., Intel SGX, to achieve confidentiality and integrity guarantees of the sanitization process. TSR is transparent to package managers, and requires no changes in the software packages building and distributing processes. Our evaluation shows that running TSR inside SGX is practical; since it induces only 1.18× performance overhead during package sanitization compared to the native execution without SGX. TSR supports 99.76% of packages available in the main and community repositories of Alpine Linux while increasing the total repository size by 3.6%. © 2020 Copyright held by the owner/author(s). Publication rights licensed to ACM.">
            <text:p>Trusted computing defines how to securely measure, store, and verify the integrity of software controlling a computer. One of the major challenge that make them hard to be applied in practice is the issue with software updates. Specifically, an operating system update causes the integrity violation because it changes the well-known initial state trusted by remote verifiers, such as integrity monitoring systems. Consequently, the integrity monitoring of remote computers becomes unreliable due to the high amount of false positives. We address this problem by adding an extra level of indirection between the operating system and software repositories. We propose a trusted software repository (TSR), a secure proxy that overcomes the shortcomings of previous approaches by sanitizing software packages. Sanitization consists of modifying unsafe installation scripts and adding digital signatures in a way software packages can be installed in the operating system without violating its integrity. TSR leverages shielded execution, i.e., Intel SGX, to achieve confidentiality and integrity guarantees of the sanitization process. TSR is transparent to package managers, and requires no changes in the software packages building and distributing processes. Our evaluation shows that running TSR inside SGX is practical; since it induces only 1.18× performance overhead during package sanitization compared to the native execution without SGX. TSR supports 99.76% of packages available in the main and community repositories of Alpine Linux while increasing the total repository size by 3.6%. © 2020 Copyright held by the owner/author(s). Publication rights licensed to AC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DNSKK76">
            <text:p>BDNSKK76</text:p>
          </table:table-cell>
          <table:table-cell office:value-type="string" office:value="Assessing process fit in ERP implementation projects: A methodological approach">
            <text:p>Assessing process fit in ERP implementation projects: A methodological approach</text:p>
          </table:table-cell>
          <table:table-cell office:value-type="string" office:value="10.1007/978-3-319-59144-5_1">
            <text:p>10.1007/978-3-319-59144-5_1</text:p>
          </table:table-cell>
          <table:table-cell office:value-type="string" office:value="To remain competitive, SMEs rely on technologies that automate support for their operations. Although an increasing number of SMEs use ERP systems, one of the major challenges is the selection of a software that fully meets their business needs. ERP systems generally come as standardized software packages. They are designed to fit generic rather than enterprise-specific requirements. Thus, mutual alignments of business and IT are essential to ensure an implementation project’s success. However, many organizational change efforts involving the introduction of new technologies fail due to the workforce’s resistance towards changes in their workflows, business processes, and technology they use. These so-called technochange situations require appropriate solutions that are complete and implementable. Thus, changes to business and IT must be complementary and organization-enterprise system misfits must be minimized. Following the paradigm of design science research, this contribution addresses technochange in ERP projects by assessing the organizationenterprise system fit during ERP selection. Applying a process fit perspective, organizational process models can be compared to ERP reference models using measures of business process similarity. In an experiment, we illustrate how ERP systems can be distinguished and ranked by their process features, positively influencing organizational fit and the likelihood of an ERP project’s success. © Springer International Publishing AG 2017.">
            <text:p>To remain competitive, SMEs rely on technologies that automate support for their operations. Although an increasing number of SMEs use ERP systems, one of the major challenges is the selection of a software that fully meets their business needs. ERP systems generally come as standardized software packages. They are designed to fit generic rather than enterprise-specific requirements. Thus, mutual alignments of business and IT are essential to ensure an implementation project’s success. However, many organizational change efforts involving the introduction of new technologies fail due to the workforce’s resistance towards changes in their workflows, business processes, and technology they use. These so-called technochange situations require appropriate solutions that are complete and implementable. Thus, changes to business and IT must be complementary and organization-enterprise system misfits must be minimized. Following the paradigm of design science research, this contribution addresses technochange in ERP projects by assessing the organizationenterprise system fit during ERP selection. Applying a process fit perspective, organizational process models can be compared to ERP reference models using measures of business process similarity. In an experiment, we illustrate how ERP systems can be distinguished and ranked by their process features, positively influencing organizational fit and the likelihood of an ERP project’s success. © Springer International Publishing AG 2017.</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3H43XZU">
            <text:p>U3H43XZU</text:p>
          </table:table-cell>
          <table:table-cell office:value-type="string" office:value="Neuroimage-based clinical prediction using machine learning tools">
            <text:p>Neuroimage-based clinical prediction using machine learning tools</text:p>
          </table:table-cell>
          <table:table-cell office:value-type="string" office:value="10.1002/ima.22213">
            <text:p>10.1002/ima.22213</text:p>
          </table:table-cell>
          <table:table-cell office:value-type="string" office:value="Classification of structural brain magnetic resonance (MR) images is a crucial task for many neurological phenotypes that machine learning tools are increasingly developed and applied to solve this problem in recent years. In this study binary classification of T1-weighted structural brain MR images are performed using state-of-the-art machine learning algorithms when there is no information about the clinical context or specifics of neuroimaging. Image derived features and clinical labels that are provided by the International Conference on Medical Image Computing and Computer-Assisted Intervention 2014 machine learning challenge are used. These morphological summary features are obtained from four different datasets (each N &gt; 70) with clinically relevant phenotypes and automatically extracted from the MR imaging scans using FreeSurfer, a freely distributed brain MR image processing software package. Widely used machine learning tools, namely; back-propagation neural network, self-organizing maps, support vector machines and k-nearest neighbors are used as classifiers. Clinical prediction accuracy is obtained via cross-validation on the training data (N = 150) and predictions are made on the test data (N = 100). Classification accuracy, the fraction of cases where prediction is accurate and area under the ROC curve are used as the performance metrics. Accuracy and area under curve metrics are used for tuning the training hyperparameters and the evaluation of the performance of the classifiers. Performed experiments revealed that support vector machines show a better success compared to the other methods on clinical predictions using summary morphological features in the absence of any information about the phenotype. Prediction accuracy would increase greatly if contextual information is integrated into the system. © 2017 Wiley Periodicals, Inc. Int J Imaging Syst Technol, 27, 89–97, 2017. © 2017 Wiley Periodicals, Inc.">
            <text:p>Classification of structural brain magnetic resonance (MR) images is a crucial task for many neurological phenotypes that machine learning tools are increasingly developed and applied to solve this problem in recent years. In this study binary classification of T1-weighted structural brain MR images are performed using state-of-the-art machine learning algorithms when there is no information about the clinical context or specifics of neuroimaging. Image derived features and clinical labels that are provided by the International Conference on Medical Image Computing and Computer-Assisted Intervention 2014 machine learning challenge are used. These morphological summary features are obtained from four different datasets (each N &gt; 70) with clinically relevant phenotypes and automatically extracted from the MR imaging scans using FreeSurfer, a freely distributed brain MR image processing software package. Widely used machine learning tools, namely; back-propagation neural network, self-organizing maps, support vector machines and k-nearest neighbors are used as classifiers. Clinical prediction accuracy is obtained via cross-validation on the training data (N = 150) and predictions are made on the test data (N = 100). Classification accuracy, the fraction of cases where prediction is accurate and area under the ROC curve are used as the performance metrics. Accuracy and area under curve metrics are used for tuning the training hyperparameters and the evaluation of the performance of the classifiers. Performed experiments revealed that support vector machines show a better success compared to the other methods on clinical predictions using summary morphological features in the absence of any information about the phenotype. Prediction accuracy would increase greatly if contextual information is integrated into the system. © 2017 Wiley Periodicals, Inc. Int J Imaging Syst Technol, 27, 89–97, 2017. © 2017 Wiley Periodicals, Inc.</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CWX7W24">
            <text:p>4CWX7W24</text:p>
          </table:table-cell>
          <table:table-cell office:value-type="string" office:value="FuNP (fusion of neuroimaging preprocessing) pipelines: A fully automated preprocessing software for functional magnetic resonance imaging">
            <text:p>FuNP (fusion of neuroimaging preprocessing) pipelines: A fully automated preprocessing software for functional magnetic resonance imaging</text:p>
          </table:table-cell>
          <table:table-cell office:value-type="string" office:value="10.3389/fninf.2019.00005">
            <text:p>10.3389/fninf.2019.00005</text:p>
          </table:table-cell>
          <table:table-cell office:value-type="string" office:value="The preprocessing of functional magnetic resonance imaging (fMRI) data is necessary to remove unwanted artifacts and transform the data into a standard format. There are several neuroimaging data processing tools that are widely used, such as SPM, AFNI, FSL, FreeSurfer, Workbench, and fMRIPrep. Different data preprocessing pipelines yield differing results, which might reduce the reproducibility of neuroimaging studies. Here, we developed a preprocessing pipeline for T1-weighted structural MRI and fMRI data by combining components of well-known software packages to fully incorporate recent developments in MRI preprocessing into a single coherent software package. The developed software, called FuNP (Fusion of Neuroimaging Preprocessing) pipelines, is fully automatic and provides both volume- and surface-based preprocessing pipelines with a user-friendly graphical interface. The reliability of the software was assessed by comparing resting-state networks (RSNs) obtained using FuNP with pre-defined RSNs using open research data (n = 90). The obtained RSNs were well-matched with the pre-defined RSNs, suggesting that the pipelines in FuNP are reliable. In addition, image quality metrics (IQMs) were calculated from the results of three different software packages (i.e., FuNP, FSL, and fMRIPrep) to compare the quality of the preprocessed data. We found that our FuNP outperformed other software in terms of temporal characteristics and artifacts removal. We validated our pipeline with independent local data (n = 28) in terms of IQMs. The IQMs of our local data were similar to those obtained from the open research data. The codes for FuNP are available online to help researchers. © 2019 Park, Byeon and Park.">
            <text:p>The preprocessing of functional magnetic resonance imaging (fMRI) data is necessary to remove unwanted artifacts and transform the data into a standard format. There are several neuroimaging data processing tools that are widely used, such as SPM, AFNI, FSL, FreeSurfer, Workbench, and fMRIPrep. Different data preprocessing pipelines yield differing results, which might reduce the reproducibility of neuroimaging studies. Here, we developed a preprocessing pipeline for T1-weighted structural MRI and fMRI data by combining components of well-known software packages to fully incorporate recent developments in MRI preprocessing into a single coherent software package. The developed software, called FuNP (Fusion of Neuroimaging Preprocessing) pipelines, is fully automatic and provides both volume- and surface-based preprocessing pipelines with a user-friendly graphical interface. The reliability of the software was assessed by comparing resting-state networks (RSNs) obtained using FuNP with pre-defined RSNs using open research data (n = 90). The obtained RSNs were well-matched with the pre-defined RSNs, suggesting that the pipelines in FuNP are reliable. In addition, image quality metrics (IQMs) were calculated from the results of three different software packages (i.e., FuNP, FSL, and fMRIPrep) to compare the quality of the preprocessed data. We found that our FuNP outperformed other software in terms of temporal characteristics and artifacts removal. We validated our pipeline with independent local data (n = 28) in terms of IQMs. The IQMs of our local data were similar to those obtained from the open research data. The codes for FuNP are available online to help researchers. © 2019 Park, Byeon and Park.</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N5EZDT2">
            <text:p>YN5EZDT2</text:p>
          </table:table-cell>
          <table:table-cell office:value-type="string" office:value="Data mining with various optimization methods">
            <text:p>Data mining with various optimization methods</text:p>
          </table:table-cell>
          <table:table-cell office:value-type="string" office:value="10.1016/j.eswa.2013.12.025">
            <text:p>10.1016/j.eswa.2013.12.025</text:p>
          </table:table-cell>
          <table:table-cell office:value-type="string" office:value="Road traffic represents the main source of noise in urban environments that is proven to significantly affect human mental and physical health and labour productivity. Thus, in order to control noise sound level in urban areas, it is very important to develop methods for modelling the road traffic noise. As observed in the literature, the models that deal with this issue are mainly based on regression analysis, while other approaches are very rare. In this paper a novel approach for modelling traffic noise that is based on optimization is presented. Four optimization techniques were used in simulation in this work: genetic algorithms, Hooke and Jeeves algorithm, simulated annealing and particle swarm optimization. Two different scenarios are presented in this paper. In the first scenario the optimization methods use the whole measurement dataset to find the most suitable parameters, whereas in the second scenario optimized parameters were found using only some of the measurement data, while the rest of the data was used to evaluate the predictive capabilities of the model. The goodness of the model is evaluated by the coefficient of determination and other statistical parameters, and results show agreement of high extent between measured data and calculated values in both scenarios. In addition, the model was compared with classical statistical model, and superior capabilities of proposed model were demonstrated. The simulations were done using the originally developed user friendly software package. © 2013 Elsevier Ltd. All rights reserved.">
            <text:p>Road traffic represents the main source of noise in urban environments that is proven to significantly affect human mental and physical health and labour productivity. Thus, in order to control noise sound level in urban areas, it is very important to develop methods for modelling the road traffic noise. As observed in the literature, the models that deal with this issue are mainly based on regression analysis, while other approaches are very rare. In this paper a novel approach for modelling traffic noise that is based on optimization is presented. Four optimization techniques were used in simulation in this work: genetic algorithms, Hooke and Jeeves algorithm, simulated annealing and particle swarm optimization. Two different scenarios are presented in this paper. In the first scenario the optimization methods use the whole measurement dataset to find the most suitable parameters, whereas in the second scenario optimized parameters were found using only some of the measurement data, while the rest of the data was used to evaluate the predictive capabilities of the model. The goodness of the model is evaluated by the coefficient of determination and other statistical parameters, and results show agreement of high extent between measured data and calculated values in both scenarios. In addition, the model was compared with classical statistical model, and superior capabilities of proposed model were demonstrated. The simulations were done using the originally developed user friendly software package. © 2013 Elsevier Ltd.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TRUSCFW">
            <text:p>QTRUSCFW</text:p>
          </table:table-cell>
          <table:table-cell office:value-type="string" office:value="Benchmarking association analyses of continuous exposures with RNA-seq in observational studies">
            <text:p>Benchmarking association analyses of continuous exposures with RNA-seq in observational studies</text:p>
          </table:table-cell>
          <table:table-cell office:value-type="string" office:value="10.1093/bib/bbab194">
            <text:p>10.1093/bib/bbab194</text:p>
          </table:table-cell>
          <table:table-cell office:value-type="string" office:value="Large datasets of hundreds to thousands of individuals measuring RNA-seq in observational studies are becoming available. Many popular software packages for analysis of RNA-seq data were constructed to study differences in expression signatures in an experimental design with well-defined conditions (exposures). In contrast, observational studies may have varying levels of confounding transcript-exposure associations; further, exposure measures may vary from discrete (exposed, yes/no) to continuous (levels of exposure), with non-normal distributions of exposure. We compare popular software for gene expression - DESeq2, edgeR and limma - as well as linear regression-based analyses for studying the association of continuous exposures with RNA-seq. We developed a computation pipeline that includes transformation, filtering and generation of empirical null distribution of association P-values, and we apply the pipeline to compute empirical P-values with multiple testing correction. We employ a resampling approach that allows for assessment of false positive detection across methods, power comparison and the computation of quantile empirical P-values. The results suggest that linear regression methods are substantially faster with better control of false detections than other methods, even with the resampling method to compute empirical P-values. We provide the proposed pipeline with fast algorithms in an R package Olivia, and implemented it to study the associations of measures of sleep disordered breathing with RNA-seq in peripheral blood mononuclear cells in participants from the Multi-Ethnic Study of Atherosclerosis. © 2021 The Author(s). Published by Oxford University Press. All rights reserved. For Permissions, please email: journals.permissions@oup.com.">
            <text:p>Large datasets of hundreds to thousands of individuals measuring RNA-seq in observational studies are becoming available. Many popular software packages for analysis of RNA-seq data were constructed to study differences in expression signatures in an experimental design with well-defined conditions (exposures). In contrast, observational studies may have varying levels of confounding transcript-exposure associations; further, exposure measures may vary from discrete (exposed, yes/no) to continuous (levels of exposure), with non-normal distributions of exposure. We compare popular software for gene expression - DESeq2, edgeR and limma - as well as linear regression-based analyses for studying the association of continuous exposures with RNA-seq. We developed a computation pipeline that includes transformation, filtering and generation of empirical null distribution of association P-values, and we apply the pipeline to compute empirical P-values with multiple testing correction. We employ a resampling approach that allows for assessment of false positive detection across methods, power comparison and the computation of quantile empirical P-values. The results suggest that linear regression methods are substantially faster with better control of false detections than other methods, even with the resampling method to compute empirical P-values. We provide the proposed pipeline with fast algorithms in an R package Olivia, and implemented it to study the associations of measures of sleep disordered breathing with RNA-seq in peripheral blood mononuclear cells in participants from the Multi-Ethnic Study of Atherosclerosis. © 2021 The Author(s). Published by Oxford University Press. All rights reserved. For Permissions, please email: journals.permissions@oup.com.</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YS4SHCG">
            <text:p>CYS4SHCG</text:p>
          </table:table-cell>
          <table:table-cell office:value-type="string" office:value="Validation of measurement software as an application of slicing and constraint solving">
            <text:p>Validation of measurement software as an application of slicing and constraint solving</text:p>
          </table:table-cell>
          <table:table-cell office:value-type="string" office:value="10.1016/s0950-5849(98)00090-1">
            <text:p>10.1016/s0950-5849(98)00090-1</text:p>
          </table:table-cell>
          <table:table-cell office:value-type="string" office:value="We show how to combine program slicing and constraint solving in order to obtain better slice accuracy. The method is used in the VALSOFT slicing system. One particular application is the validation of computer-controlled measurement systems. VALSOFT will be used by the Physikalisch-Technische-Bundesanstalt for verification of legally required calibration standards. The article describes the VALSOFT slicing system. In particular, we describe how to generate and simplify path conditions based on program slices. A case study shows that the technique can indeed increase slice precision and reveal manipulations of the so-called calibration path. © 1998 Elsevier Science BV. All rights reserved.">
            <text:p>We show how to combine program slicing and constraint solving in order to obtain better slice accuracy. The method is used in the VALSOFT slicing system. One particular application is the validation of computer-controlled measurement systems. VALSOFT will be used by the Physikalisch-Technische-Bundesanstalt for verification of legally required calibration standards. The article describes the VALSOFT slicing system. In particular, we describe how to generate and simplify path conditions based on program slices. A case study shows that the technique can indeed increase slice precision and reveal manipulations of the so-called calibration path. © 1998 Elsevier Science BV.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EATQQCS">
            <text:p>GEATQQCS</text:p>
          </table:table-cell>
          <table:table-cell office:value-type="string" office:value="Advanced information extraction from non-metric images using adaptable algorithms embedded in a hybrid adjustment">
            <text:p>Advanced information extraction from non-metric images using adaptable algorithms embedded in a hybrid adjustment</text:p>
          </table:table-cell>
          <table:table-cell office:value-type="string" office:value="">
            <text:p/>
          </table:table-cell>
          <table:table-cell office:value-type="string" office:value="During the past decades many computer programs have been developed for solving standardized problems in the field of close-range photogrammetry. Most of these software packages are designed for common tasks and hence algorithmically not very flexible. When facing the problem of dealing with very special, individual cases in photogrammetry, programs with very versatile mathematical background and the ability to adopt to very specific situations are needed, e.g. for evaluating a complex traffic accident scene as described in this paper. At a street intersection a car was hit sidewards by a motorcycle. The task was to calculate the deformation angle between the upper and the lower section of the fork of the front wheel as precise as possible where a sharp bend occurred through the crash. This information would be valuable for the technical expert in order to compute the motorcycle's collision speed. Considering that only four of the available non-metric images were useful and that no calibration, control, or interior orientation parameters were available, this task became rather complex and scientific. Unfortunately, the image-configuration was very weak (bad intersection quality of the rays of tie points) and finding of useable homologous points was restricted to few limited small areas in the images. That is also why geometric tying features had to be introduced. Furthermore, to solve and stabilize the block one had to employ advanced tools of photogrammetry: shapes (features) in form of planes as well as second order surfaces were introduced. In addition, some of the unknowns had to be fictitiously observed. © 2014 ISPRS. All Rights Reserved.">
            <text:p>During the past decades many computer programs have been developed for solving standardized problems in the field of close-range photogrammetry. Most of these software packages are designed for common tasks and hence algorithmically not very flexible. When facing the problem of dealing with very special, individual cases in photogrammetry, programs with very versatile mathematical background and the ability to adopt to very specific situations are needed, e.g. for evaluating a complex traffic accident scene as described in this paper. At a street intersection a car was hit sidewards by a motorcycle. The task was to calculate the deformation angle between the upper and the lower section of the fork of the front wheel as precise as possible where a sharp bend occurred through the crash. This information would be valuable for the technical expert in order to compute the motorcycle's collision speed. Considering that only four of the available non-metric images were useful and that no calibration, control, or interior orientation parameters were available, this task became rather complex and scientific. Unfortunately, the image-configuration was very weak (bad intersection quality of the rays of tie points) and finding of useable homologous points was restricted to few limited small areas in the images. That is also why geometric tying features had to be introduced. Furthermore, to solve and stabilize the block one had to employ advanced tools of photogrammetry: shapes (features) in form of planes as well as second order surfaces were introduced. In addition, some of the unknowns had to be fictitiously observed. © 2014 ISPRS.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MJ8E68Z">
            <text:p>4MJ8E68Z</text:p>
          </table:table-cell>
          <table:table-cell office:value-type="string" office:value="Discovering regulatory and signalling circuits in molecular interaction networks">
            <text:p>Discovering regulatory and signalling circuits in molecular interaction networks</text:p>
          </table:table-cell>
          <table:table-cell office:value-type="string" office:value="10.1093/bioinformatics/18.suppl_1.S233">
            <text:p>10.1093/bioinformatics/18.suppl_1.S233</text:p>
          </table:table-cell>
          <table:table-cell office:value-type="string" office:value="Motivation: In model organisms such as yeast, large databases of protein-protein and protein-DNA interactions have become an extremely important resource for the study of protein function, evolution, and gene regulatory dynamics. In this paper we demonstrate that by integrating these interactions with widely-available mRNA expression data, it is possible to generate concrete hypotheses for the underlying mechanisms governing the observed changes in gene expression. To perform this integration systematically and at large scale, we introduce an approach for screening a molecular interaction network to identify active subnetworks, i.e., connected regions of the network that show significant changes in expression over particular subsets of conditions. The method we present here combines a rigorous statistical measure for scoring subnetworks with a search algorithm for identifying subnetworks with high score. Results: We evaluated our procedure on a small network of 332 genes and 362 interactions and a large network of 4160 genes containing all 7462 protein-protein and protein-DNA interactions in the yeast public databases. In the case of the small network, we identified five significant subnetworks that covered 41 out of 77 (53%) of all significant changes in expression. Both network analyses returned several top-scoring subnetworks with good correspondence to known regulatory mechanisms in the literature. These results demonstrate how large-scale genomic approaches may be used to uncover signalling and regulatory pathways in a systematic, integrative fashion. Availability: The methods presented in this paper are implemented in the Cytoscape software package which is available to the academic community at http://www. cytoscape.org. © Oxford University Press 2002.">
            <text:p>Motivation: In model organisms such as yeast, large databases of protein-protein and protein-DNA interactions have become an extremely important resource for the study of protein function, evolution, and gene regulatory dynamics. In this paper we demonstrate that by integrating these interactions with widely-available mRNA expression data, it is possible to generate concrete hypotheses for the underlying mechanisms governing the observed changes in gene expression. To perform this integration systematically and at large scale, we introduce an approach for screening a molecular interaction network to identify active subnetworks, i.e., connected regions of the network that show significant changes in expression over particular subsets of conditions. The method we present here combines a rigorous statistical measure for scoring subnetworks with a search algorithm for identifying subnetworks with high score. Results: We evaluated our procedure on a small network of 332 genes and 362 interactions and a large network of 4160 genes containing all 7462 protein-protein and protein-DNA interactions in the yeast public databases. In the case of the small network, we identified five significant subnetworks that covered 41 out of 77 (53%) of all significant changes in expression. Both network analyses returned several top-scoring subnetworks with good correspondence to known regulatory mechanisms in the literature. These results demonstrate how large-scale genomic approaches may be used to uncover signalling and regulatory pathways in a systematic, integrative fashion. Availability: The methods presented in this paper are implemented in the Cytoscape software package which is available to the academic community at http://www. cytoscape.org. © Oxford University Press 2002.</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A3EVJIC">
            <text:p>6A3EVJIC</text:p>
          </table:table-cell>
          <table:table-cell office:value-type="string" office:value="Improving package structure of object-oriented software using multi-objective optimization and weighted class connections">
            <text:p>Improving package structure of object-oriented software using multi-objective optimization and weighted class connections</text:p>
          </table:table-cell>
          <table:table-cell office:value-type="string" office:value="10.1016/j.jksuci.2015.09.004">
            <text:p>10.1016/j.jksuci.2015.09.004</text:p>
          </table:table-cell>
          <table:table-cell office:value-type="string" office:value="The software maintenance activities performed without following the original design decisions about the package structure usually deteriorate the quality of software modularization, leading to decay of the quality of the system. One of the main reasons for such structural deterioration is inappropriate grouping of source code classes in software packages. To improve such grouping/modular-structure, previous researchers formulated the software remodularization problem as an optimization problem and solved it using search-based meta-heuristic techniques. These optimization approaches aimed at improving the quality metrics values of the structure without considering the original package design decisions, often resulting into a totally new software modularization. The entirely changed software modularization becomes costly to realize as well as difficult to understand for the developers/maintainers. To alleviate this issue, we propose a multi-objective optimization approach to improve the modularization quality of an object-oriented system with minimum possible movement of classes between existing packages of original software modularization. The optimization is performed using NSGA-II, a widely-accepted multi-objective evolutionary algorithm. In order to ensure minimum modification of original package structure, a new approach of computing class relations using weighted strengths has been proposed here. The weights of relations among different classes are computed on the basis of the original package structure. A new objective function has been formulated using these weighted class relations. This objective function drives the optimization process toward better modularization quality simultaneously ensuring preservation of original structure. To evaluate the results of the proposed approach, a series of experiments are conducted over four real-worlds and two random software applications. The experimental results clearly indicate the effectiveness of our approach in improving the modularization quality of existing package structure by doing very small movement of classes between packages of original software modularization. © 2015 The Authors">
            <text:p>The software maintenance activities performed without following the original design decisions about the package structure usually deteriorate the quality of software modularization, leading to decay of the quality of the system. One of the main reasons for such structural deterioration is inappropriate grouping of source code classes in software packages. To improve such grouping/modular-structure, previous researchers formulated the software remodularization problem as an optimization problem and solved it using search-based meta-heuristic techniques. These optimization approaches aimed at improving the quality metrics values of the structure without considering the original package design decisions, often resulting into a totally new software modularization. The entirely changed software modularization becomes costly to realize as well as difficult to understand for the developers/maintainers. To alleviate this issue, we propose a multi-objective optimization approach to improve the modularization quality of an object-oriented system with minimum possible movement of classes between existing packages of original software modularization. The optimization is performed using NSGA-II, a widely-accepted multi-objective evolutionary algorithm. In order to ensure minimum modification of original package structure, a new approach of computing class relations using weighted strengths has been proposed here. The weights of relations among different classes are computed on the basis of the original package structure. A new objective function has been formulated using these weighted class relations. This objective function drives the optimization process toward better modularization quality simultaneously ensuring preservation of original structure. To evaluate the results of the proposed approach, a series of experiments are conducted over four real-worlds and two random software applications. The experimental results clearly indicate the effectiveness of our approach in improving the modularization quality of existing package structure by doing very small movement of classes between packages of original software modularization. © 2015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4K28BYS">
            <text:p>N4K28BYS</text:p>
          </table:table-cell>
          <table:table-cell office:value-type="string" office:value="Automated detection of sleep apnea and hypopnea events based on robust airflow envelope tracking in the presence of breathing artifacts">
            <text:p>Automated detection of sleep apnea and hypopnea events based on robust airflow envelope tracking in the presence of breathing artifacts</text:p>
          </table:table-cell>
          <table:table-cell office:value-type="string" office:value="10.1109/JBHI.2014.2325997">
            <text:p>10.1109/JBHI.2014.2325997</text:p>
          </table:table-cell>
          <table:table-cell office:value-type="string" office:value="The paper presents a new approach to detection of apnea/hypopnea events, in the presence of artifacts and breathing irregularities, from a single-channel airflow record. The proposed algorithm, based on a robust envelope detector, identifies segments of signal affected by a high amplitude modulation corresponding to apnea/hypopnea events. It is shown that a robust airflow envelope-free of breathing artifacts-improves effectiveness of the diagnostic process and allows one to localize the beginning and the end of each episode more accurately. The performance of the proposed approach, evaluated on 30 overnight polysomnographic recordings, was assessed using diagnostic measures such as accuracy, sensitivity, specificity, and Cohen's coefficient of agreement; the achieved levels were equal to 95%, 90% , 96%, and 0.82, respectively. The results suggest that the algorithm may be implemented successfully in portable monitoring devices, as well as in software-packages used in sleep laboratories for automated evaluation of sleep apnea/hypopnea syndrome. © 2014 IEEE.">
            <text:p>The paper presents a new approach to detection of apnea/hypopnea events, in the presence of artifacts and breathing irregularities, from a single-channel airflow record. The proposed algorithm, based on a robust envelope detector, identifies segments of signal affected by a high amplitude modulation corresponding to apnea/hypopnea events. It is shown that a robust airflow envelope-free of breathing artifacts-improves effectiveness of the diagnostic process and allows one to localize the beginning and the end of each episode more accurately. The performance of the proposed approach, evaluated on 30 overnight polysomnographic recordings, was assessed using diagnostic measures such as accuracy, sensitivity, specificity, and Cohen's coefficient of agreement; the achieved levels were equal to 95%, 90% , 96%, and 0.82, respectively. The results suggest that the algorithm may be implemented successfully in portable monitoring devices, as well as in software-packages used in sleep laboratories for automated evaluation of sleep apnea/hypopnea syndrome. © 2014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27RT78Y">
            <text:p>J27RT78Y</text:p>
          </table:table-cell>
          <table:table-cell office:value-type="string" office:value="Predictive learning model for cognitive radio using reinforcement learning">
            <text:p>Predictive learning model for cognitive radio using reinforcement learning</text:p>
          </table:table-cell>
          <table:table-cell office:value-type="string" office:value="">
            <text:p/>
          </table:table-cell>
          <table:table-cell office:value-type="string" office:value="Intelligence is required to cope with the rapid advancement of wireless communications. Intelligence is required, particularly to manage and share the inadequate radio spectrum in the exceptionally current unstable environments. Cognitive Radio is a promising technology which is capable of handling different circumstances by using intellectual software packages which will impart their transceiver with radio-awareness, compliance and potential to learn. A Cognitive Radio is a system which continuously monitors the cognition cycle, in which it alters its operating parameters, looks at the results and, in due course the system takes actions, which helps us to decide operating behavior of radio configuration, desires to progress the radio . In practice, learning model make use of measurements sensed from the operating environment, collect skills and accumulate knowledge which will help us to make decision. In this paper we have studied a Reinforcement Learning based technique to predict the throughput for a Cognitive Radio System using the Continuous Actor Critic Learning Automation (CACLA) Algorithm and our proposed Modified Continuous Actor Critic Learning Automation Algorithm (MCACLA). The performance metrics used to assess the learning which have been used in the paper are execution time, prediction accuracy and prediction error. Further, comparison has been done with existing predictive models for learning to establish the improvements of the proposed methods. © International Research Publication House.">
            <text:p>Intelligence is required to cope with the rapid advancement of wireless communications. Intelligence is required, particularly to manage and share the inadequate radio spectrum in the exceptionally current unstable environments. Cognitive Radio is a promising technology which is capable of handling different circumstances by using intellectual software packages which will impart their transceiver with radio-awareness, compliance and potential to learn. A Cognitive Radio is a system which continuously monitors the cognition cycle, in which it alters its operating parameters, looks at the results and, in due course the system takes actions, which helps us to decide operating behavior of radio configuration, desires to progress the radio . In practice, learning model make use of measurements sensed from the operating environment, collect skills and accumulate knowledge which will help us to make decision. In this paper we have studied a Reinforcement Learning based technique to predict the throughput for a Cognitive Radio System using the Continuous Actor Critic Learning Automation (CACLA) Algorithm and our proposed Modified Continuous Actor Critic Learning Automation Algorithm (MCACLA). The performance metrics used to assess the learning which have been used in the paper are execution time, prediction accuracy and prediction error. Further, comparison has been done with existing predictive models for learning to establish the improvements of the proposed methods. © International Research Publication Hous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IBBVNK7">
            <text:p>9IBBVNK7</text:p>
          </table:table-cell>
          <table:table-cell office:value-type="string" office:value="NOAA CoastWatch/Ocean Watch/PolarWatch: Ocean satellite data and services for US Gulf Coast, Central Pacific, and global applications and information">
            <text:p>NOAA CoastWatch/Ocean Watch/PolarWatch: Ocean satellite data and services for US Gulf Coast, Central Pacific, and global applications and information</text:p>
          </table:table-cell>
          <table:table-cell office:value-type="string" office:value="10.1109/IEEECONF38699.2020.9389194">
            <text:p>10.1109/IEEECONF38699.2020.9389194</text:p>
          </table:table-cell>
          <table:table-cell office:value-type="string" office:value="The National Oceanic and Atmospheric Administration (NOAA) CoastWatch/OceanWatchPolarWatch (a.k.a. 'CoastWatch') aims to improve decision outcomes by facilitating the use of ocean satellite data in applications and research for understanding, managing and protecting ocean, coastal and inland water resources and for assessing impacts of environmental change in ecosystems, human health, weather, and climate. Earth observations from space have the advantage of broad spatial and repeating temporal coverage that complement in situ measurements.. CoastWatch satellite data products are free and open (publicly available without the need for registration), and include multiple environmental parameters such as sea surface temperature, ocean color (e.g. chlorophyll), sea surface height (altimetry), ocean winds, surface roughness (synthetic aperture radar), salinity and sea ice. CoastWatch also distributes outputs from environmental models which incorporate several of these basic physical parameters to derive more complex information. These products cover multiple spatial regions (global and regional coverage) and near real-time as well as delayed-mode, higher quality and longer term time series datasets. CoastWatch customizes, serves, and monitors ocean satellite data products from NOAA and other environmental satellite missions. CoastWatch is well positioned to link upstream ocean satellite data producers with downstream user needs for real life applications. Our central 'hub' is colocated with the ocean satellite data scientists in College Park, MD and our 'spokes' are our seven regional Nodes distributed geographically around the country and across NOAA mission line offices. Our Gulf of Mexico Node is co-located with the NOAA Office of Ocean and Atmospheric Research, in the Atlantic Oceanographic and Meteorological Laboratory (NOAA/OAR/AOML) in Miami, FL. Our Central Pacific Ocean Watch Node is co-located with the National Marine Fisheries Service at the Pacific Islands Fisheries Science Center (NOAA/NMFS/PIFSC). CoastWatch operates 1) interactive and interoperable data portals to facilitate search and discovery, multi-product visualization and customizable data downloading; 2) a central helpdesk which responds to everything from educating and guiding novice users, help with discovering data products for specific applications, code suggestions to setup routine queries and downloads, etc.; 3) routine data quality and availability services that enable the assessment of data products over time and in comparison with reference datasets; 4) in-person training courses along with evolving online tutorial and virtual training opportunities. CoastWatch Utilities is a software package that helps users analyze and visualize satellite data products on their own. Coastwatch also collaborates directly with users to provide satellite data expertise in the development of applications that solve user-specific problems. Some examples and short demonstrations of data products, discovery and access pathways, tutorials and several user applications will be presented with an emphasis on our Gulf of Mexico, Caribbean, and our Central Pacific products, services and application tools. Disclaimer: The views, opinions, and findings contained in this article are those of the authors and should not be construed as an official National Oceanic and Atmospheric Administration (NOAA) or U.S. Government position, policy, or decision. © 2020 IEEE.">
            <text:p>The National Oceanic and Atmospheric Administration (NOAA) CoastWatch/OceanWatchPolarWatch (a.k.a. 'CoastWatch') aims to improve decision outcomes by facilitating the use of ocean satellite data in applications and research for understanding, managing and protecting ocean, coastal and inland water resources and for assessing impacts of environmental change in ecosystems, human health, weather, and climate. Earth observations from space have the advantage of broad spatial and repeating temporal coverage that complement in situ measurements.. CoastWatch satellite data products are free and open (publicly available without the need for registration), and include multiple environmental parameters such as sea surface temperature, ocean color (e.g. chlorophyll), sea surface height (altimetry), ocean winds, surface roughness (synthetic aperture radar), salinity and sea ice. CoastWatch also distributes outputs from environmental models which incorporate several of these basic physical parameters to derive more complex information. These products cover multiple spatial regions (global and regional coverage) and near real-time as well as delayed-mode, higher quality and longer term time series datasets. CoastWatch customizes, serves, and monitors ocean satellite data products from NOAA and other environmental satellite missions. CoastWatch is well positioned to link upstream ocean satellite data producers with downstream user needs for real life applications. Our central 'hub' is colocated with the ocean satellite data scientists in College Park, MD and our 'spokes' are our seven regional Nodes distributed geographically around the country and across NOAA mission line offices. Our Gulf of Mexico Node is co-located with the NOAA Office of Ocean and Atmospheric Research, in the Atlantic Oceanographic and Meteorological Laboratory (NOAA/OAR/AOML) in Miami, FL. Our Central Pacific Ocean Watch Node is co-located with the National Marine Fisheries Service at the Pacific Islands Fisheries Science Center (NOAA/NMFS/PIFSC). CoastWatch operates 1) interactive and interoperable data portals to facilitate search and discovery, multi-product visualization and customizable data downloading; 2) a central helpdesk which responds to everything from educating and guiding novice users, help with discovering data products for specific applications, code suggestions to setup routine queries and downloads, etc.; 3) routine data quality and availability services that enable the assessment of data products over time and in comparison with reference datasets; 4) in-person training courses along with evolving online tutorial and virtual training opportunities. CoastWatch Utilities is a software package that helps users analyze and visualize satellite data products on their own. Coastwatch also collaborates directly with users to provide satellite data expertise in the development of applications that solve user-specific problems. Some examples and short demonstrations of data products, discovery and access pathways, tutorials and several user applications will be presented with an emphasis on our Gulf of Mexico, Caribbean, and our Central Pacific products, services and application tools. Disclaimer: The views, opinions, and findings contained in this article are those of the authors and should not be construed as an official National Oceanic and Atmospheric Administration (NOAA) or U.S. Government position, policy, or decision. © 2020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MZM7JR9">
            <text:p>FMZM7JR9</text:p>
          </table:table-cell>
          <table:table-cell office:value-type="string" office:value="Incremental learning in modelling process analysis technology (Pat)—an important tool in the measuring and control circuit on the way to the smart factory">
            <text:p>Incremental learning in modelling process analysis technology (Pat)—an important tool in the measuring and control circuit on the way to the smart factory</text:p>
          </table:table-cell>
          <table:table-cell office:value-type="string" office:value="10.3390/s21093144">
            <text:p>10.3390/s21093144</text:p>
          </table:table-cell>
          <table:table-cell office:value-type="string" office:value="To meet the demands of the chemical and pharmaceutical process industry for a combination of high measurement accuracy, product selectivity, and low cost of ownership, the existing measurement and evaluation methods have to be further developed. This paper demonstrates the attempt to combine future Raman photometers with promising evaluation methods. As part of the investigations presented here, a new and easy-to-use evaluation method based on a self-learning algorithm is presented. This method can be applied to various measurement methods and is carried out here using an example of a Raman spectrometer system and an alcohol-water mixture as demonstration fluid. The spectra’s chosen bands can be later transformed to low priced and even more robust Raman photometers. The evaluation method gives more precise results than the evaluation through classical methods like one primarily used in the software package Unscrambler. This technique increases the accuracy of detection and proves the concept of Raman process monitoring for determining concentrations. In the example of alcohol/water, the computation time is less, and it can be applied to continuous column monitoring. © 2021 by the authors. Licensee MDPI, Basel, Switzerland.">
            <text:p>To meet the demands of the chemical and pharmaceutical process industry for a combination of high measurement accuracy, product selectivity, and low cost of ownership, the existing measurement and evaluation methods have to be further developed. This paper demonstrates the attempt to combine future Raman photometers with promising evaluation methods. As part of the investigations presented here, a new and easy-to-use evaluation method based on a self-learning algorithm is presented. This method can be applied to various measurement methods and is carried out here using an example of a Raman spectrometer system and an alcohol-water mixture as demonstration fluid. The spectra’s chosen bands can be later transformed to low priced and even more robust Raman photometers. The evaluation method gives more precise results than the evaluation through classical methods like one primarily used in the software package Unscrambler. This technique increases the accuracy of detection and proves the concept of Raman process monitoring for determining concentrations. In the example of alcohol/water, the computation time is less, and it can be applied to continuous column monitoring. © 2021 by the authors. Licensee MDPI, Basel, Switzerlan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EERCV9N">
            <text:p>6EERCV9N</text:p>
          </table:table-cell>
          <table:table-cell office:value-type="string" office:value="Evaluation of photovoltaic panels with ir thermography">
            <text:p>Evaluation of photovoltaic panels with ir thermography</text:p>
          </table:table-cell>
          <table:table-cell office:value-type="string" office:value="10.1117/12.946143">
            <text:p>10.1117/12.946143</text:p>
          </table:table-cell>
          <table:table-cell office:value-type="string" office:value="Electronic infrared thermography allows fast and non-destructive measurements of temperature distributions of encapsulated solar cells on a panel under various operating conditions. Differences in the performance of the individual cells can be visualized and so called “hot spots” in the panel (due to partial shadowing, etc.) can be analyzed. IR image analysis was also used to determine the IR emissivity of different types of solar cells. This is one of the important criteria for the evaluation of the electrical-thermal behaviour of a cell for photovoltaic or combined photovoltaic/thermal applications. We designed a portable IR measuring system having both on-line and off-line interfacing possibilities with a minicomputer for image processing and analysis. During field measurements, the composite video signal of the IRT system is recorded on a video cassette. For analysis, the thermal images can be visualized on a TV monitor and, at the same time, they are digitized and transferred onto a PDP-11 computer for p ocessing. A suitable software package was developed to obtain different types of thermograms such as simple line profiles, 3-dimensional relief images and isothermal maps. © 1985 SPIE.">
            <text:p>Electronic infrared thermography allows fast and non-destructive measurements of temperature distributions of encapsulated solar cells on a panel under various operating conditions. Differences in the performance of the individual cells can be visualized and so called “hot spots” in the panel (due to partial shadowing, etc.) can be analyzed. IR image analysis was also used to determine the IR emissivity of different types of solar cells. This is one of the important criteria for the evaluation of the electrical-thermal behaviour of a cell for photovoltaic or combined photovoltaic/thermal applications. We designed a portable IR measuring system having both on-line and off-line interfacing possibilities with a minicomputer for image processing and analysis. During field measurements, the composite video signal of the IRT system is recorded on a video cassette. For analysis, the thermal images can be visualized on a TV monitor and, at the same time, they are digitized and transferred onto a PDP-11 computer for p ocessing. A suitable software package was developed to obtain different types of thermograms such as simple line profiles, 3-dimensional relief images and isothermal maps. © 1985 SPI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SBHGP66">
            <text:p>ASBHGP66</text:p>
          </table:table-cell>
          <table:table-cell office:value-type="string" office:value="Performance evaluation of a Web-Service-based DMCS">
            <text:p>Performance evaluation of a Web-Service-based DMCS</text:p>
          </table:table-cell>
          <table:table-cell office:value-type="string" office:value="10.1109/IMTC.2010.5488086">
            <text:p>10.1109/IMTC.2010.5488086</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AEZSJK2">
            <text:p>NAEZSJK2</text:p>
          </table:table-cell>
          <table:table-cell office:value-type="string" office:value="Structure-from-Motion 3D Reconstruction of the Historical Overpass Ponte della Cerra: A Comparison between MicMac® Open Source Software and Metashape®">
            <text:p>Structure-from-Motion 3D Reconstruction of the Historical Overpass Ponte della Cerra: A Comparison between MicMac® Open Source Software and Metashape®</text:p>
          </table:table-cell>
          <table:table-cell office:value-type="string" office:value="10.3390/drones6090242">
            <text:p>10.3390/drones6090242</text:p>
          </table:table-cell>
          <table:table-cell office:value-type="string" office:value="In recent years, the performance of free-and-open-source software (FOSS) for image processing has significantly increased. This trend, as well as technological advancements in the unmanned aerial vehicle (UAV) industry, have opened blue skies for both researchers and surveyors. In this study, we aimed to assess the quality of the sparse point cloud obtained with a consumer UAV and a FOSS. To achieve this goal, we also process the same image dataset with a commercial software package using its results as a term of comparison. Various analyses were conducted, such as the image residuals analysis, the statistical analysis of GCPs and CPs errors, the relative accuracy assessment, and the Cloud-to-Cloud distance comparison. A support survey was conducted to measure 16 markers identified on the object. In particular, 12 of these were used as ground control points to scale the 3D model, while the remaining 4 were used as check points to assess the quality of the scaling procedure by examining the residuals. Results indicate that the sparse clouds obtained are comparable. MicMac® has mean image residuals equal to 0.770 pixels while for Metashape® is 0.735 pixels. In addition, the 3D errors on control points are similar: the mean 3D error for MicMac® is equal to 0.037 m with a standard deviation of 0.017 m, whereas for Metashape®, it is 0.031 m with a standard deviation equal to 0.015 m. The present work represents a preliminary study: a comparison between software packages is something hard to achieve, given the secrecy of the commercial software and the theoretical differences between the approaches. This case study analyzes an object with extremely complex geometry; it is placed in an urban canyon where the GNSS support can not be exploited. In addition, the scenario changes continuously due to the vehicular traffic. © 2022 by the authors.">
            <text:p>In recent years, the performance of free-and-open-source software (FOSS) for image processing has significantly increased. This trend, as well as technological advancements in the unmanned aerial vehicle (UAV) industry, have opened blue skies for both researchers and surveyors. In this study, we aimed to assess the quality of the sparse point cloud obtained with a consumer UAV and a FOSS. To achieve this goal, we also process the same image dataset with a commercial software package using its results as a term of comparison. Various analyses were conducted, such as the image residuals analysis, the statistical analysis of GCPs and CPs errors, the relative accuracy assessment, and the Cloud-to-Cloud distance comparison. A support survey was conducted to measure 16 markers identified on the object. In particular, 12 of these were used as ground control points to scale the 3D model, while the remaining 4 were used as check points to assess the quality of the scaling procedure by examining the residuals. Results indicate that the sparse clouds obtained are comparable. MicMac® has mean image residuals equal to 0.770 pixels while for Metashape® is 0.735 pixels. In addition, the 3D errors on control points are similar: the mean 3D error for MicMac® is equal to 0.037 m with a standard deviation of 0.017 m, whereas for Metashape®, it is 0.031 m with a standard deviation equal to 0.015 m. The present work represents a preliminary study: a comparison between software packages is something hard to achieve, given the secrecy of the commercial software and the theoretical differences between the approaches. This case study analyzes an object with extremely complex geometry; it is placed in an urban canyon where the GNSS support can not be exploited. In addition, the scenario changes continuously due to the vehicular traffic. © 2022 by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DDKTCLM">
            <text:p>4DDKTCLM</text:p>
          </table:table-cell>
          <table:table-cell office:value-type="string" office:value="Computer supported analysis of crash films">
            <text:p>Computer supported analysis of crash films</text:p>
          </table:table-cell>
          <table:table-cell office:value-type="string" office:value="10.1117/12.209541">
            <text:p>10.1117/12.209541</text:p>
          </table:table-cell>
          <table:table-cell office:value-type="string" office:value="Automobile crash tests are filmed in order to demonstrate the resistance of the vehicles and the safety guaranteed to the passengers. The conventional analysis of the high speed films works by manual measurement of specified markers in each frame. In cooperation with the automobile industry the computer system MOTION was designed which automizes all steps necessary for generation of calibrated trajectories. It provides all hardware features for scanning, displaying and storage of image sequences as well as an extensive software package with an user interface adapted to the task. The robustness, accuracy and reproducibility of the evaluated results is achieved by a new developed tracking algorithm based on a special marker type. © 1995 SPIE.">
            <text:p>Automobile crash tests are filmed in order to demonstrate the resistance of the vehicles and the safety guaranteed to the passengers. The conventional analysis of the high speed films works by manual measurement of specified markers in each frame. In cooperation with the automobile industry the computer system MOTION was designed which automizes all steps necessary for generation of calibrated trajectories. It provides all hardware features for scanning, displaying and storage of image sequences as well as an extensive software package with an user interface adapted to the task. The robustness, accuracy and reproducibility of the evaluated results is achieved by a new developed tracking algorithm based on a special marker type. © 1995 SPI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KVS3Z9F">
            <text:p>UKVS3Z9F</text:p>
          </table:table-cell>
          <table:table-cell office:value-type="string" office:value="Integrating modelling of maintenance policies within a stochastic hybrid automaton framework of dynamic reliability">
            <text:p>Integrating modelling of maintenance policies within a stochastic hybrid automaton framework of dynamic reliability</text:p>
          </table:table-cell>
          <table:table-cell office:value-type="string" office:value="10.3390/app11052300">
            <text:p>10.3390/app11052300</text:p>
          </table:table-cell>
          <table:table-cell office:value-type="string" office:value="The dependability assessment is a crucial activity for determining the availability, safety and maintainability of a system and establishing the best mitigation measures to prevent serious flaws and process interruptions. One of the most promising methodologies for the analysis of complex systems is Dynamic Reliability (also known as DPRA) with models that define explicitly the interactions between components and variables. Among the mathematical techniques of DPRA, Stochastic Hybrid Automaton (SHA) has been used to model systems characterized by continuous and discrete variables. Recently, a DPRA-oriented SHA modelling formalism, known as Stochastic Hybrid Fault Tree Automaton (SHyFTA), has been formalized together with a software library (SHyFTOO) that simplifies the resolution of complex models. At the state of the art, SHyFTOO allows analyzing the dependability of multistate repairable systems characterized by a reactive maintenance policy. Exploiting the flexibility of SHyFTA, this paper aims to extend the tools’ functionalities to other well-known maintenance policies. To achieve this goal, the main features of the preventive, risk-based and condition-based maintenance policies will be analyzed and used to design a software model to integrate into the SHyFTOO. Finally, a case study to test and compare the results of the different maintenance policies will be illustrated. © 2021 by the authors. Licensee MDPI, Basel, Switzerland.">
            <text:p>The dependability assessment is a crucial activity for determining the availability, safety and maintainability of a system and establishing the best mitigation measures to prevent serious flaws and process interruptions. One of the most promising methodologies for the analysis of complex systems is Dynamic Reliability (also known as DPRA) with models that define explicitly the interactions between components and variables. Among the mathematical techniques of DPRA, Stochastic Hybrid Automaton (SHA) has been used to model systems characterized by continuous and discrete variables. Recently, a DPRA-oriented SHA modelling formalism, known as Stochastic Hybrid Fault Tree Automaton (SHyFTA), has been formalized together with a software library (SHyFTOO) that simplifies the resolution of complex models. At the state of the art, SHyFTOO allows analyzing the dependability of multistate repairable systems characterized by a reactive maintenance policy. Exploiting the flexibility of SHyFTA, this paper aims to extend the tools’ functionalities to other well-known maintenance policies. To achieve this goal, the main features of the preventive, risk-based and condition-based maintenance policies will be analyzed and used to design a software model to integrate into the SHyFTOO. Finally, a case study to test and compare the results of the different maintenance policies will be illustrated. © 2021 by the authors. Licensee MDPI, Basel, Switzerlan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MFR82CW">
            <text:p>EMFR82CW</text:p>
          </table:table-cell>
          <table:table-cell office:value-type="string" office:value="Manufacturing and measuring of aspherics integrated in one ultra precision machine">
            <text:p>Manufacturing and measuring of aspherics integrated in one ultra precision machine</text:p>
          </table:table-cell>
          <table:table-cell office:value-type="string" office:value="10.1117/12.949442">
            <text:p>10.1117/12.949442</text:p>
          </table:table-cell>
          <table:table-cell office:value-type="string" office:value="Hembrug recently developed the method of tool-normality for machining aspherics on the Super-Mikroturn CNC ultra precision lathe. This method allows the single point diamond tool to be kept perpendicular to the surface and eliminates the influence of tool tip radius error. Due to the perpendicularity of the tool, this method also allows the integration of a dedicated sensor system for in-process measurement. The realisation is carried out by a hydrostatic, numerically controlled precision rotary table, together with a software package for 3-axis interpolation. To measure the surface topography and reflection value of metal optics, a non-contact sensor, consisting of a bundle of glass fibers concentrically arranged is now in development. A number of these fibers are connected to a light source and the remaining fibers are used to transmit the reflected light from the surface. The intensity of the reflected light versus the distance generates a diagram of which the shape characterizes the roughness and the reflection of the measured surface. The integration of such a dedicated sensor into an ultra precision machine tool in combination with the evaluated characteristic diagram makes it possible to obtain data of the shape of surface topography and reflection values performing the first step of an in-process adaptive control system. The paper will deal in greater detail with the development of this new concept of ultra precision machining and measuring problems connected to the process. © 1989, SPIE.">
            <text:p>Hembrug recently developed the method of tool-normality for machining aspherics on the Super-Mikroturn CNC ultra precision lathe. This method allows the single point diamond tool to be kept perpendicular to the surface and eliminates the influence of tool tip radius error. Due to the perpendicularity of the tool, this method also allows the integration of a dedicated sensor system for in-process measurement. The realisation is carried out by a hydrostatic, numerically controlled precision rotary table, together with a software package for 3-axis interpolation. To measure the surface topography and reflection value of metal optics, a non-contact sensor, consisting of a bundle of glass fibers concentrically arranged is now in development. A number of these fibers are connected to a light source and the remaining fibers are used to transmit the reflected light from the surface. The intensity of the reflected light versus the distance generates a diagram of which the shape characterizes the roughness and the reflection of the measured surface. The integration of such a dedicated sensor into an ultra precision machine tool in combination with the evaluated characteristic diagram makes it possible to obtain data of the shape of surface topography and reflection values performing the first step of an in-process adaptive control system. The paper will deal in greater detail with the development of this new concept of ultra precision machining and measuring problems connected to the process. © 1989, SPI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MCRPP6P">
            <text:p>4MCRPP6P</text:p>
          </table:table-cell>
          <table:table-cell office:value-type="string" office:value="An empirical comparison of dependency network evolution in seven software packaging ecosystems">
            <text:p>An empirical comparison of dependency network evolution in seven software packaging ecosystems</text:p>
          </table:table-cell>
          <table:table-cell office:value-type="string" office:value="10.1007/s10664-017-9589-y">
            <text:p>10.1007/s10664-017-9589-y</text:p>
          </table:table-cell>
          <table:table-cell office:value-type="string" office:value="Nearly every popular programming language comes with one or more package managers. The software packages distributed by such package managers form large software ecosystems. These packaging ecosystems contain a large number of package releases that are updated regularly and that have many dependencies to other package releases. While packaging ecosystems are extremely useful for their respective communities of developers, they face challenges related to their scale, complexity, and rate of evolution. Typical problems are backward incompatible package updates, and the risk of (transitively) depending on packages that have become obsolete or inactive. This manuscript uses the libraries.io dataset to carry out a quantitative empirical analysis of the similarities and differences between the evolution of package dependency networks for seven packaging ecosystems of varying sizes and ages: Cargo for Rust, CPAN for Perl, CRAN for R, npm for JavaScript, NuGet for the.NET platform, Packagist for PHP, and RubyGems for Ruby. We propose novel metrics to capture the growth, changeability, reusability and fragility of these dependency networks, and use these metrics to analyze and compare their evolution. We observe that the dependency networks tend to grow over time, both in size and in number of package updates, while a minority of packages are responsible for most of the package updates. The majority of packages depend on other packages, but only a small proportion of packages accounts for most of the reverse dependencies. We observe a high proportion of “fragile” packages due to a high and increasing number of transitive dependencies. These findings are instrumental for assessing the quality of a package dependency network, and improving it through dependency management tools and imposed policies. © 2018, Springer Science+Business Media, LLC, part of Springer Nature.">
            <text:p>Nearly every popular programming language comes with one or more package managers. The software packages distributed by such package managers form large software ecosystems. These packaging ecosystems contain a large number of package releases that are updated regularly and that have many dependencies to other package releases. While packaging ecosystems are extremely useful for their respective communities of developers, they face challenges related to their scale, complexity, and rate of evolution. Typical problems are backward incompatible package updates, and the risk of (transitively) depending on packages that have become obsolete or inactive. This manuscript uses the libraries.io dataset to carry out a quantitative empirical analysis of the similarities and differences between the evolution of package dependency networks for seven packaging ecosystems of varying sizes and ages: Cargo for Rust, CPAN for Perl, CRAN for R, npm for JavaScript, NuGet for the.NET platform, Packagist for PHP, and RubyGems for Ruby. We propose novel metrics to capture the growth, changeability, reusability and fragility of these dependency networks, and use these metrics to analyze and compare their evolution. We observe that the dependency networks tend to grow over time, both in size and in number of package updates, while a minority of packages are responsible for most of the package updates. The majority of packages depend on other packages, but only a small proportion of packages accounts for most of the reverse dependencies. We observe a high proportion of “fragile” packages due to a high and increasing number of transitive dependencies. These findings are instrumental for assessing the quality of a package dependency network, and improving it through dependency management tools and imposed policies. © 2018, Springer Science+Business Media, LLC, part of Springer Natur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7XN7G9W">
            <text:p>27XN7G9W</text:p>
          </table:table-cell>
          <table:table-cell office:value-type="string" office:value="Aspect-oriented reengineering of an object-oriented library in a short iteration agile process">
            <text:p>Aspect-oriented reengineering of an object-oriented library in a short iteration agile process</text:p>
          </table:table-cell>
          <table:table-cell office:value-type="string" office:value="">
            <text:p/>
          </table:table-cell>
          <table:table-cell office:value-type="string" office:value="Aspect-oriented reengineering aims to modularize crosscutting concerns in an existing system using a new abstraction called an aspect. Code concerns may be tangled and scattered throughout an existing code base thus hampering maintenance. This paper describes the reengineering of an object-oriented software library called GEF using aspect-oriented techniques as an integral activity in an agile process. Graph Editing Framework (GEF) is a medium-sized open source Java library for the construction of graph editing applications. We evaluated both the original and reengineered code by applying a set of appropriate software metrics to measure to what extent aspect-oriented refactoring affected modularity attributes such as coupling, cohesion and complexity. To mirror a real world setting, analysis, redesign, and semi-automated refactoring was performed in three-week iterations typical of agile development using tools freely available on the Eclipse platform. We found that only marginal improvements in modularity were possible in that timeframe and argue that fully-automated aspect mining and refactoring tools are needed to bolster aspect-oriented reengineering.">
            <text:p>Aspect-oriented reengineering aims to modularize crosscutting concerns in an existing system using a new abstraction called an aspect. Code concerns may be tangled and scattered throughout an existing code base thus hampering maintenance. This paper describes the reengineering of an object-oriented software library called GEF using aspect-oriented techniques as an integral activity in an agile process. Graph Editing Framework (GEF) is a medium-sized open source Java library for the construction of graph editing applications. We evaluated both the original and reengineered code by applying a set of appropriate software metrics to measure to what extent aspect-oriented refactoring affected modularity attributes such as coupling, cohesion and complexity. To mirror a real world setting, analysis, redesign, and semi-automated refactoring was performed in three-week iterations typical of agile development using tools freely available on the Eclipse platform. We found that only marginal improvements in modularity were possible in that timeframe and argue that fully-automated aspect mining and refactoring tools are needed to bolster aspect-oriented reengineerin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XWPJ4NC">
            <text:p>BXWPJ4NC</text:p>
          </table:table-cell>
          <table:table-cell office:value-type="string" office:value="A comparative study of six software packages for complex network research">
            <text:p>A comparative study of six software packages for complex network research</text:p>
          </table:table-cell>
          <table:table-cell office:value-type="string" office:value="10.1109/ICCSN.2010.34">
            <text:p>10.1109/ICCSN.2010.34</text:p>
          </table:table-cell>
          <table:table-cell office:value-type="string" office:value="UCINET, Pajek, Networkx, iGraph, JUNG and statnet, are commonly used to perform analysis with complex network model. The scalability, and function coverage of these six software packages are assessed and compared. Some randomly generated datasets are used to evaluate the performance of these software packages with regard to input/output (I/O), basic graph algorithms, statistical metrics computation, graph generation, community detection, and visualization. A metric regarding both numbers of the nodes and the edges of complex networks, which is called Maximum Expected Network Processing Ability (MENPA), is proposed to measure the scalability of software packages. Empirical results show that these six software packages are complementary rather than competitive and the difference on the scalability among these six software packages may be attributed to the varieties in both of the programming languages and the network representations. © 2010 IEEE.">
            <text:p>UCINET, Pajek, Networkx, iGraph, JUNG and statnet, are commonly used to perform analysis with complex network model. The scalability, and function coverage of these six software packages are assessed and compared. Some randomly generated datasets are used to evaluate the performance of these software packages with regard to input/output (I/O), basic graph algorithms, statistical metrics computation, graph generation, community detection, and visualization. A metric regarding both numbers of the nodes and the edges of complex networks, which is called Maximum Expected Network Processing Ability (MENPA), is proposed to measure the scalability of software packages. Empirical results show that these six software packages are complementary rather than competitive and the difference on the scalability among these six software packages may be attributed to the varieties in both of the programming languages and the network representations. © 2010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C26N82A">
            <text:p>2C26N82A</text:p>
          </table:table-cell>
          <table:table-cell office:value-type="string" office:value="Coupled numerical simulations for seismic hazard assessment of large opencast slopes">
            <text:p>Coupled numerical simulations for seismic hazard assessment of large opencast slopes</text:p>
          </table:table-cell>
          <table:table-cell office:value-type="string" office:value="10.1007/978-3-030-28516-6_13">
            <text:p>10.1007/978-3-030-28516-6_13</text:p>
          </table:table-cell>
          <table:table-cell office:value-type="string" office:value="Earthquake stability assessments of large opencast mine slopes (dimensions exceeding several hundred meters) are complex and non-linear problems, often addressed using pseudo-static approaches that neglect material-induced failures and the role of pore-fluids. In this study, a numerical approach is used to understand the dynamic response of saturated and unsaturated soils. Since the requirements for such simulations are often not yet met by commercial software packages, user-defined finite elements and user-defined material models have been implemented in Abaqus/Standard. To account for the large depth of the finite element model, a scaling procedure of the system of equations is proposed to purge the influence of initial stress. The constitutive model parameters are calibrated based on laboratory tests and by back calculation of downhole measurements. Large-scale fully coupled finite element simulations are performed to study the response of a flooded opencast mine under earthquake loading. The present work illustrates the importance of the pore-fluids treated as independent phases in the context of seismic analysis of slopes. The simulations show strong wave diffraction effects for inhomogeneous dump structures, resulting in smaller displacements in near-surface areas of the slope. Furthermore, it was found that large areas of the dump show a (significant) temporary decrease of effective mean pressure. © Springer Nature Switzerland AG 2020.">
            <text:p>Earthquake stability assessments of large opencast mine slopes (dimensions exceeding several hundred meters) are complex and non-linear problems, often addressed using pseudo-static approaches that neglect material-induced failures and the role of pore-fluids. In this study, a numerical approach is used to understand the dynamic response of saturated and unsaturated soils. Since the requirements for such simulations are often not yet met by commercial software packages, user-defined finite elements and user-defined material models have been implemented in Abaqus/Standard. To account for the large depth of the finite element model, a scaling procedure of the system of equations is proposed to purge the influence of initial stress. The constitutive model parameters are calibrated based on laboratory tests and by back calculation of downhole measurements. Large-scale fully coupled finite element simulations are performed to study the response of a flooded opencast mine under earthquake loading. The present work illustrates the importance of the pore-fluids treated as independent phases in the context of seismic analysis of slopes. The simulations show strong wave diffraction effects for inhomogeneous dump structures, resulting in smaller displacements in near-surface areas of the slope. Furthermore, it was found that large areas of the dump show a (significant) temporary decrease of effective mean pressure. © Springer Nature Switzerland AG 2020.</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DMJTMFH">
            <text:p>HDMJTMFH</text:p>
          </table:table-cell>
          <table:table-cell office:value-type="string" office:value="Landsat-7 ETM+ radiometric calibration: Two years on-orbit">
            <text:p>Landsat-7 ETM+ radiometric calibration: Two years on-orbit</text:p>
          </table:table-cell>
          <table:table-cell office:value-type="string" office:value="">
            <text:p/>
          </table:table-cell>
          <table:table-cell office:value-type="string" office:value="Landsat-7 has been in orbit for 2 years as of April 15, 2001 and operationally providing calibrated data products for 2 years as of June 28, 2001. A radiometric calibration team consisting of scientists and analysis from the Landsat Project Science Office, the Landsat-7 Image Assesment System and four universities evaluates the calibration based on on-board and ground-look (vicarious) calibration methodologies. The results are assembled and compared semi-annually and the calibration parameter files are adjusted as necessary. To date the combined results for the reflective bands have not shown change from pre-launch values. The pre-launch values continue to be used for data processing, with the uncertainty estimated at less than 5%. In the thermal band, the vicarious calibration results indicated a 0.31 W/m2 sr μm bias in the calibration. This bias results in the ETM+ derived temperatures being about 3K high. The calibration parameter file was updated October 1, 2000 to remove this bias, however the U.S. Landsat Product Generation System (LPGS) software required modification that was not incorporated until December 20, 2000. All LPGS data products generated since this data have the correct thermal band calibration, regardless of image acquisition date, with uncertainties at approximately the 1% level.">
            <text:p>Landsat-7 has been in orbit for 2 years as of April 15, 2001 and operationally providing calibrated data products for 2 years as of June 28, 2001. A radiometric calibration team consisting of scientists and analysis from the Landsat Project Science Office, the Landsat-7 Image Assesment System and four universities evaluates the calibration based on on-board and ground-look (vicarious) calibration methodologies. The results are assembled and compared semi-annually and the calibration parameter files are adjusted as necessary. To date the combined results for the reflective bands have not shown change from pre-launch values. The pre-launch values continue to be used for data processing, with the uncertainty estimated at less than 5%. In the thermal band, the vicarious calibration results indicated a 0.31 W/m2 sr μm bias in the calibration. This bias results in the ETM+ derived temperatures being about 3K high. The calibration parameter file was updated October 1, 2000 to remove this bias, however the U.S. Landsat Product Generation System (LPGS) software required modification that was not incorporated until December 20, 2000. All LPGS data products generated since this data have the correct thermal band calibration, regardless of image acquisition date, with uncertainties at approximately the 1% level.</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K9IKRV7">
            <text:p>8K9IKRV7</text:p>
          </table:table-cell>
          <table:table-cell office:value-type="string" office:value="Is less really more? Towards better metrics for measuring security improvements realized through software debloating">
            <text:p>Is less really more? Towards better metrics for measuring security improvements realized through software debloating</text:p>
          </table:table-cell>
          <table:table-cell office:value-type="string" office:value="">
            <text:p/>
          </table:table-cell>
          <table:table-cell office:value-type="string" office:value="Nearly all modern software suffers from bloat that negatively impacts its performance and security. To combat this problem, several automated techniques have been proposed to debloat software. A key metric used in these works to demonstrate improved security is code reuse gadget count reduction. The use of this metric is based on the prevailing idea that reducing the number of gadgets available in a software package reduces its attack surface and makes mounting a gadget-based code reuse exploit such as return-oriented programming (ROP) more difficult for an attacker. In this paper, we challenge this idea and show through a variety of realistic debloating scenarios the flaws inherent to the gadget count reduction metric. Specifically, we demonstrate that software debloating can achieve high gadget count reduction rates, yet fail to limit an attacker’s ability to construct an exploit. Worse yet, in some scenarios high gadget count reduction rates conceal instances in which software debloating makes security worse by introducing new quality gadgets. To address these issues, we propose new metrics based on quality rather than quantity for assessing the security impact of software debloating. We show that these metrics can be efficiently calculated with our Gadget Set Analyzer tool. Finally, we demonstrate the utility of these metrics through a realistic debloating case study. © 2019 USENIX Association. All rights reserved.">
            <text:p>Nearly all modern software suffers from bloat that negatively impacts its performance and security. To combat this problem, several automated techniques have been proposed to debloat software. A key metric used in these works to demonstrate improved security is code reuse gadget count reduction. The use of this metric is based on the prevailing idea that reducing the number of gadgets available in a software package reduces its attack surface and makes mounting a gadget-based code reuse exploit such as return-oriented programming (ROP) more difficult for an attacker. In this paper, we challenge this idea and show through a variety of realistic debloating scenarios the flaws inherent to the gadget count reduction metric. Specifically, we demonstrate that software debloating can achieve high gadget count reduction rates, yet fail to limit an attacker’s ability to construct an exploit. Worse yet, in some scenarios high gadget count reduction rates conceal instances in which software debloating makes security worse by introducing new quality gadgets. To address these issues, we propose new metrics based on quality rather than quantity for assessing the security impact of software debloating. We show that these metrics can be efficiently calculated with our Gadget Set Analyzer tool. Finally, we demonstrate the utility of these metrics through a realistic debloating case study. © 2019 USENIX Association.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D5UBN5G">
            <text:p>UD5UBN5G</text:p>
          </table:table-cell>
          <table:table-cell office:value-type="string" office:value="Performance prediction from EO system measurements using IRWindows and NV-IPM">
            <text:p>Performance prediction from EO system measurements using IRWindows and NV-IPM</text:p>
          </table:table-cell>
          <table:table-cell office:value-type="string" office:value="10.1117/12.2315492">
            <text:p>10.1117/12.2315492</text:p>
          </table:table-cell>
          <table:table-cell office:value-type="string" office:value="The US Army Night Vision and Electronic Sensors Directorate (NVESD) has developed the Night Vision Integrated Performance Model (NV-IPM) for conducting system trade studies and performance evaluations for EOIR imaging systems. Many programs of record carry range performance requirements that utilize the targeting task performance (TTP) metric together with system level objective measurements of an imager. The imaging system measurements of signal intensity transfer function (SITF), 3-dimensional noise (3D Noise), instantaneous field of view (IFOV), and modulation transfer function (MTF) are combined within the measured system component that can be directly implemented in NVIPM for performance and specification evaluation. IRWindows 4TM (IRWindows) is a software package produced by Santa Barbara Infrared, Inc. (SBIR) and is used for testing electro optical systems in a variety of laboratory, production, and field environments. In this correspondence, we detail how IRWindows performs the required measurements for TTP evaluation and generates a measured system component for use in NVIPM to predict range performance of an IR imaging system. Further, we demonstrate how the range performance from system measurements is in agreement between different EOIR laboratories. © 2018 SPIE.">
            <text:p>The US Army Night Vision and Electronic Sensors Directorate (NVESD) has developed the Night Vision Integrated Performance Model (NV-IPM) for conducting system trade studies and performance evaluations for EOIR imaging systems. Many programs of record carry range performance requirements that utilize the targeting task performance (TTP) metric together with system level objective measurements of an imager. The imaging system measurements of signal intensity transfer function (SITF), 3-dimensional noise (3D Noise), instantaneous field of view (IFOV), and modulation transfer function (MTF) are combined within the measured system component that can be directly implemented in NVIPM for performance and specification evaluation. IRWindows 4TM (IRWindows) is a software package produced by Santa Barbara Infrared, Inc. (SBIR) and is used for testing electro optical systems in a variety of laboratory, production, and field environments. In this correspondence, we detail how IRWindows performs the required measurements for TTP evaluation and generates a measured system component for use in NVIPM to predict range performance of an IR imaging system. Further, we demonstrate how the range performance from system measurements is in agreement between different EOIR laboratories. © 2018 SPI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ER5E6C6">
            <text:p>HER5E6C6</text:p>
          </table:table-cell>
          <table:table-cell office:value-type="string" office:value="A land-use-based modelling chain to assess the impacts of Natural Water Retention Measures on Europe's Green Infrastructure">
            <text:p>A land-use-based modelling chain to assess the impacts of Natural Water Retention Measures on Europe's Green Infrastructure</text:p>
          </table:table-cell>
          <table:table-cell office:value-type="string" office:value="10.1080/13658816.2013.782408">
            <text:p>10.1080/13658816.2013.782408</text:p>
          </table:table-cell>
          <table:table-cell office:value-type="string" office:value="This article details the process of integrating models to answer a specific policy-driven question: 'What could be the impact of proposed Natural Water Retention Measures (NWRMs) on Europe's Green Infrastructure (GI)?' It describes the new Land Use Modelling Platform (LUMP), now enabling a high spatial scale (100-m) and large coverage (pan-European), whereby several sector-specific models contribute to assessing the impact of regional-level policy on a given spatial topic of concern. The configuration (land claims and land allocations modules) and calibration (accessibility and biophysical suitability) of the LUMP are explained. Four NWRM scenarios (riparian areas, afforestation, grassland and baseline scenario) are configured to run the simulations. For the reference: year 2006, the spatial representation of GI is based on land-use features of a refined version of the CORINE Land Cover (CLC), and resumed as connected components made of nodes and links.Mathematical morphological image processing and network graph theory model, available from the free software package GUIDOS (the Joint Research Center of the European Commission), enabled the measurement of the GI connectivity and identified most critical links. Results show that the competition for land claimed by different economic sectors, combined with policy-driven rule-sets for the implementation of different NWRMs, yields very different results for the 2030 land-use projections, and subsequently for the morphology of GI. Three indicators associated with the morphology of GI are computed in order to assess the model outputs for 2030. The indicators are computed to answer the following questions: (1) How is the quantity of GI affected by each of the NWRM, and what proportion of that GI is most valuable? (2) What is the location of the most critical nodes and connectors of GI, and what land-use conversions occur under these? (3) Are the average components getting larger or smaller?Whereas the grassland measure results in the largest net increase of GI, the afforestation measure results in the overall largest number of hectares of key nodes and links within the network. Land conversions occur under the critical GI nodes and links, with a large increase in agricultural areas, especially for the riparian measure under critical nodes and the grassland measure under critical links. Also predominant is the swapping of land from pasture to forest under critical links with the afforestation measure. The riparian measure most increases the average size of GI components, and all three measures contribute to bridging two large components which were divided in the 2006 land-use map, thus increasing the size of the largest component by more than 50%. © 2013 Taylor &amp; Francis.">
            <text:p>This article details the process of integrating models to answer a specific policy-driven question: 'What could be the impact of proposed Natural Water Retention Measures (NWRMs) on Europe's Green Infrastructure (GI)?' It describes the new Land Use Modelling Platform (LUMP), now enabling a high spatial scale (100-m) and large coverage (pan-European), whereby several sector-specific models contribute to assessing the impact of regional-level policy on a given spatial topic of concern. The configuration (land claims and land allocations modules) and calibration (accessibility and biophysical suitability) of the LUMP are explained. Four NWRM scenarios (riparian areas, afforestation, grassland and baseline scenario) are configured to run the simulations. For the reference: year 2006, the spatial representation of GI is based on land-use features of a refined version of the CORINE Land Cover (CLC), and resumed as connected components made of nodes and links.Mathematical morphological image processing and network graph theory model, available from the free software package GUIDOS (the Joint Research Center of the European Commission), enabled the measurement of the GI connectivity and identified most critical links. Results show that the competition for land claimed by different economic sectors, combined with policy-driven rule-sets for the implementation of different NWRMs, yields very different results for the 2030 land-use projections, and subsequently for the morphology of GI. Three indicators associated with the morphology of GI are computed in order to assess the model outputs for 2030. The indicators are computed to answer the following questions: (1) How is the quantity of GI affected by each of the NWRM, and what proportion of that GI is most valuable? (2) What is the location of the most critical nodes and connectors of GI, and what land-use conversions occur under these? (3) Are the average components getting larger or smaller?Whereas the grassland measure results in the largest net increase of GI, the afforestation measure results in the overall largest number of hectares of key nodes and links within the network. Land conversions occur under the critical GI nodes and links, with a large increase in agricultural areas, especially for the riparian measure under critical nodes and the grassland measure under critical links. Also predominant is the swapping of land from pasture to forest under critical links with the afforestation measure. The riparian measure most increases the average size of GI components, and all three measures contribute to bridging two large components which were divided in the 2006 land-use map, thus increasing the size of the largest component by more than 50%. © 2013 Taylor &amp; Franci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4LQHV9R">
            <text:p>84LQHV9R</text:p>
          </table:table-cell>
          <table:table-cell office:value-type="string" office:value="An empirical study on software engineering knowledge/experience packages">
            <text:p>An empirical study on software engineering knowledge/experience packages</text:p>
          </table:table-cell>
          <table:table-cell office:value-type="string" office:value="10.1007/978-3-540-69566-0_24">
            <text:p>10.1007/978-3-540-69566-0_24</text:p>
          </table:table-cell>
          <table:table-cell office:value-type="string" office:value="This paper is concerned with characterization of software engineering knowledge and experience packages (EP) in the user perspective. It presents the first iteration of an evidence-based study. Results are presented from surveys conducted with many practitioners about the available experience bases, and on literature, to improve our understanding about the state of the practice and art for EP. Additionally, the paper presents attributes and their properties that, in the opinion of the participant practitioners, are relevant for characterizing an EP in the user perspective. Subsequently, with regard to this empirical system, the Acceptability indirect measurement model is provided for experience components. Moreover, the test of this measurement model is shown, which involved both developing qualitative evaluations with practitioners, and measuring ten Internet-available experience bases. Finally, the threats to validity are considered that, as usual for pilot studies, call for further investigation. © 2008 Springer-Verlag Berlin Heidelberg.">
            <text:p>This paper is concerned with characterization of software engineering knowledge and experience packages (EP) in the user perspective. It presents the first iteration of an evidence-based study. Results are presented from surveys conducted with many practitioners about the available experience bases, and on literature, to improve our understanding about the state of the practice and art for EP. Additionally, the paper presents attributes and their properties that, in the opinion of the participant practitioners, are relevant for characterizing an EP in the user perspective. Subsequently, with regard to this empirical system, the Acceptability indirect measurement model is provided for experience components. Moreover, the test of this measurement model is shown, which involved both developing qualitative evaluations with practitioners, and measuring ten Internet-available experience bases. Finally, the threats to validity are considered that, as usual for pilot studies, call for further investigation. © 2008 Springer-Verlag Berlin Heidelberg.</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4A4TT3B">
            <text:p>L4A4TT3B</text:p>
          </table:table-cell>
          <table:table-cell office:value-type="string" office:value="A complex network analysis of the Comprehensive R Archive Network (CRAN) package ecosystem">
            <text:p>A complex network analysis of the Comprehensive R Archive Network (CRAN) package ecosystem</text:p>
          </table:table-cell>
          <table:table-cell office:value-type="string" office:value="10.1016/j.jss.2020.110744">
            <text:p>10.1016/j.jss.2020.110744</text:p>
          </table:table-cell>
          <table:table-cell office:value-type="string" office:value="Free and open source software package ecosystems have existed for a long time and are among the most sophisticated human-made systems. One of the oldest and most popular software package ecosystems is CRAN, the repository of packages of the statistical language R, which is also one of the most popular environments for statistical computing nowadays. CRAN stores a large number of packages that are updated regularly and depend on a number of other packages in a complex graph of relations; such graph is empirically studied from the perspective of complex network analysis (CNA) in the current article, showing how network theory and measures proposed by previous work can help profiling the ecosystem and detecting strengths, good practices and potential risks in three perspectives: macroscopic properties of the ecosystem (structure and complexity of the network), microscopic properties of individual packages (represented as nodes), and modular properties (community detection). Results show how complex network analysis tools can be used to assess a package ecosystem and, in particular, that of CRAN. © 2020 Elsevier Inc.">
            <text:p>Free and open source software package ecosystems have existed for a long time and are among the most sophisticated human-made systems. One of the oldest and most popular software package ecosystems is CRAN, the repository of packages of the statistical language R, which is also one of the most popular environments for statistical computing nowadays. CRAN stores a large number of packages that are updated regularly and depend on a number of other packages in a complex graph of relations; such graph is empirically studied from the perspective of complex network analysis (CNA) in the current article, showing how network theory and measures proposed by previous work can help profiling the ecosystem and detecting strengths, good practices and potential risks in three perspectives: macroscopic properties of the ecosystem (structure and complexity of the network), microscopic properties of individual packages (represented as nodes), and modular properties (community detection). Results show how complex network analysis tools can be used to assess a package ecosystem and, in particular, that of CRAN. © 2020 Elsevier Inc.</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8B77I9P">
            <text:p>28B77I9P</text:p>
          </table:table-cell>
          <table:table-cell office:value-type="string" office:value="Efficient computation of popular phylogenetic tree measures">
            <text:p>Efficient computation of popular phylogenetic tree measures</text:p>
          </table:table-cell>
          <table:table-cell office:value-type="string" office:value="10.1007/978-3-642-33122-0_3">
            <text:p>10.1007/978-3-642-33122-0_3</text:p>
          </table:table-cell>
          <table:table-cell office:value-type="string" office:value="Given a phylogenetic tree T of n nodes, and a sample R of its tips (leaf nodes) a very common problem in ecological and evolutionary research is to evaluate a distance measure for the elements in R. Two of the most common measures of this kind are the Mean Pairwise Distance (MPD) and the Phylogenetic Diversity (PD). In many applications, it is often necessary to compute the expectation and standard deviation of one of these measures over all subsets of tips of T that have a certain size. Unfortunately, existing methods to calculate the expectation and deviation of these measures are inexact and inefficient. We present analytical expressions that lead to efficient algorithms for computing the expectation and the standard deviation of the MPD and the PD. More specifically, our main contributions are • We present efficient algorithms for computing the expectation and the standard deviation of the MPD exactly, in Θ(n) time. • We provide a Θ(n) time algorithm for computing approximately the expectation of the PD and a O(n 2) time algorithm for computing approximately the standard deviation of the PD. We also describe the major computational obstacles that hinder the exact calculation of these concepts. We also describe O(n) time algorithms for evaluating the MPD and PD given a single sample of tips. Having implemented all the presented algorithms, we assess their efficiency experimentally using as a point of reference a standard software package for processing phylogenetic trees. © 2012 Springer-Verlag.">
            <text:p>Given a phylogenetic tree T of n nodes, and a sample R of its tips (leaf nodes) a very common problem in ecological and evolutionary research is to evaluate a distance measure for the elements in R. Two of the most common measures of this kind are the Mean Pairwise Distance (MPD) and the Phylogenetic Diversity (PD). In many applications, it is often necessary to compute the expectation and standard deviation of one of these measures over all subsets of tips of T that have a certain size. Unfortunately, existing methods to calculate the expectation and deviation of these measures are inexact and inefficient. We present analytical expressions that lead to efficient algorithms for computing the expectation and the standard deviation of the MPD and the PD. More specifically, our main contributions are • We present efficient algorithms for computing the expectation and the standard deviation of the MPD exactly, in Θ(n) time. • We provide a Θ(n) time algorithm for computing approximately the expectation of the PD and a O(n 2) time algorithm for computing approximately the standard deviation of the PD. We also describe the major computational obstacles that hinder the exact calculation of these concepts. We also describe O(n) time algorithms for evaluating the MPD and PD given a single sample of tips. Having implemented all the presented algorithms, we assess their efficiency experimentally using as a point of reference a standard software package for processing phylogenetic trees. © 2012 Springer-Verla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7D63LE6">
            <text:p>27D63LE6</text:p>
          </table:table-cell>
          <table:table-cell office:value-type="string" office:value="Tomographic particle image velocimetry for the validation of hemodynamic simulations in an intracranial aneurysm">
            <text:p>Tomographic particle image velocimetry for the validation of hemodynamic simulations in an intracranial aneurysm</text:p>
          </table:table-cell>
          <table:table-cell office:value-type="string" office:value="10.1109/EMBC.2017.8037080">
            <text:p>10.1109/EMBC.2017.8037080</text:p>
          </table:table-cell>
          <table:table-cell office:value-type="string" office:value="Image-based blood flow simulations can provide detailed hemodynamic information in diseased vessels such as intracranial aneurysms. However, validation is essential to evaluate the accuracy of these computations and further improve their acceptance among physicians. In this regard, tomographic particle image velocimetry was used to measure the flow characteristics in a patient specific aneurysm phantom model. Additionally, computational fluid dynamics (CFD) simulations were carried out using a well accepted commercial software package and a clinical research prototype, respectively. The comparison between in-vitro measurement and in-silico computations reveals a good qualitative agreement. Further, computations based on classical CFD agreed well with results from a clinical research prototype. Hence, the results of this study demonstrate the usability of numerical methods to obtain realistic blood flow predictions in a clinical context. © 2017 IEEE.">
            <text:p>Image-based blood flow simulations can provide detailed hemodynamic information in diseased vessels such as intracranial aneurysms. However, validation is essential to evaluate the accuracy of these computations and further improve their acceptance among physicians. In this regard, tomographic particle image velocimetry was used to measure the flow characteristics in a patient specific aneurysm phantom model. Additionally, computational fluid dynamics (CFD) simulations were carried out using a well accepted commercial software package and a clinical research prototype, respectively. The comparison between in-vitro measurement and in-silico computations reveals a good qualitative agreement. Further, computations based on classical CFD agreed well with results from a clinical research prototype. Hence, the results of this study demonstrate the usability of numerical methods to obtain realistic blood flow predictions in a clinical context. © 2017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ZZEM7EL">
            <text:p>MZZEM7EL</text:p>
          </table:table-cell>
          <table:table-cell office:value-type="string" office:value="Experimental Validation of Different PV Power Prediction Models Under Beni Mellal Climate">
            <text:p>Experimental Validation of Different PV Power Prediction Models Under Beni Mellal Climate</text:p>
          </table:table-cell>
          <table:table-cell office:value-type="string" office:value="10.1007/978-3-030-94188-8_27">
            <text:p>10.1007/978-3-030-94188-8_27</text:p>
          </table:table-cell>
          <table:table-cell office:value-type="string" office:value="Analyzing the efficiency of Photovoltaic installations in real situations is a difficult task, as there are many models and software packages available. Generally, software and models cannot predict PV output under all weather and geographic conditions. It is necessary to develop a protocol to assess the viability and profitability of potential Photovoltaic installations based on a real-world system. In this paper, the production of 3 PV prediction models was evaluated, and their accuracy was compared to one year of actual measurements of an monocristalline silicon Photovoltaics grid-connected plant. The results show that models M1, M2, and M3 are all adequate to simulate Photovoltaic performance in the climatic conditions of the Beni Mellal region with an advantage for the M1 model. © 2022, The Author(s), under exclusive license to Springer Nature Switzerland AG.">
            <text:p>Analyzing the efficiency of Photovoltaic installations in real situations is a difficult task, as there are many models and software packages available. Generally, software and models cannot predict PV output under all weather and geographic conditions. It is necessary to develop a protocol to assess the viability and profitability of potential Photovoltaic installations based on a real-world system. In this paper, the production of 3 PV prediction models was evaluated, and their accuracy was compared to one year of actual measurements of an monocristalline silicon Photovoltaics grid-connected plant. The results show that models M1, M2, and M3 are all adequate to simulate Photovoltaic performance in the climatic conditions of the Beni Mellal region with an advantage for the M1 model. © 2022, The Author(s), under exclusive license to Springer Nature Switzerland AG.</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CNXJK7C">
            <text:p>CCNXJK7C</text:p>
          </table:table-cell>
          <table:table-cell office:value-type="string" office:value="Automating Surface Attitude Positioning and Pointing Operations for Mars 2020">
            <text:p>Automating Surface Attitude Positioning and Pointing Operations for Mars 2020</text:p>
          </table:table-cell>
          <table:table-cell office:value-type="string" office:value="10.1109/AERO53065.2022.9843790">
            <text:p>10.1109/AERO53065.2022.9843790</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WG32QKW">
            <text:p>RWG32QKW</text:p>
          </table:table-cell>
          <table:table-cell office:value-type="string" office:value="The importance of software's and weather file's choice in dynamic daylight simulations">
            <text:p>The importance of software's and weather file's choice in dynamic daylight simulations</text:p>
          </table:table-cell>
          <table:table-cell office:value-type="string" office:value="">
            <text:p/>
          </table:table-cell>
          <table:table-cell office:value-type="string" office:value="The prediction of daylight availability in indoor environments is nowadays an extremely relevant topic in the design practice for many reasons: it affects the design of the electric lighting system and therefore the calculation of the related energy consumption; it also has an impact on evaluation of comfort. Dynamic daylight simulations are a helpful tool to predict daylight availability in indoor environments and consequently to evaluate the possible reduction in energy consumptions. However, there are different software packages that perform dynamic daylight simulations and they use different engines and calculation methods which may be a source of differences in the results. Moreover this type of analysis requires a weather data file of the building's location to be performed. Since there are many of them available, which are developed from historical sets of weather measurements using different methods, the use of one or another can affect the simulations' results. Therefore in this paper an example of the impact on dynamic daylight simulations' results of different weather data files (IWEC, Meteonorm, TRY and Satel-Light) and different software (Daysim and 3ds Max Design®) will be reported. © 2015 by Bozen-Bolzano University Press Free University of Bozen-Bolzano All rights reserved.">
            <text:p>The prediction of daylight availability in indoor environments is nowadays an extremely relevant topic in the design practice for many reasons: it affects the design of the electric lighting system and therefore the calculation of the related energy consumption; it also has an impact on evaluation of comfort. Dynamic daylight simulations are a helpful tool to predict daylight availability in indoor environments and consequently to evaluate the possible reduction in energy consumptions. However, there are different software packages that perform dynamic daylight simulations and they use different engines and calculation methods which may be a source of differences in the results. Moreover this type of analysis requires a weather data file of the building's location to be performed. Since there are many of them available, which are developed from historical sets of weather measurements using different methods, the use of one or another can affect the simulations' results. Therefore in this paper an example of the impact on dynamic daylight simulations' results of different weather data files (IWEC, Meteonorm, TRY and Satel-Light) and different software (Daysim and 3ds Max Design®) will be reported. © 2015 by Bozen-Bolzano University Press Free University of Bozen-Bolzano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DW2Z7L8">
            <text:p>RDW2Z7L8</text:p>
          </table:table-cell>
          <table:table-cell office:value-type="string" office:value="Evaluation of shapecapture as a heritage documentation and monitoring tool">
            <text:p>Evaluation of shapecapture as a heritage documentation and monitoring tool</text:p>
          </table:table-cell>
          <table:table-cell office:value-type="string" office:value="">
            <text:p/>
          </table:table-cell>
          <table:table-cell office:value-type="string" office:value="Increasingly, more tools are available for the documentation of heritage assets. Significant time is often required to evaluate a particular tool for such factors as precision, efficiency, cost and possible cost savings in the context of project delivery. This presentation will examine these questions in the case of Shapecapture. Shapecapture is a photogrammetric software package that uses digital non-metric images for documentation and monitoring applications. The software is capable of producing 3D coordinates, 3D models with texture mapping, camera calibration data from a single image, automatic target extraction, stereo matching of selected points and pixel matching. The presentation will focus primarily on the production of 3D coordinates, automatic target extraction and stereo matching, using three case studies to illustrate the respective outcomes of each scenario when used for recording and monitoring applications. © 2007 International Society for Photogrammetry and Remote Sensing. All rights reserved.">
            <text:p>Increasingly, more tools are available for the documentation of heritage assets. Significant time is often required to evaluate a particular tool for such factors as precision, efficiency, cost and possible cost savings in the context of project delivery. This presentation will examine these questions in the case of Shapecapture. Shapecapture is a photogrammetric software package that uses digital non-metric images for documentation and monitoring applications. The software is capable of producing 3D coordinates, 3D models with texture mapping, camera calibration data from a single image, automatic target extraction, stereo matching of selected points and pixel matching. The presentation will focus primarily on the production of 3D coordinates, automatic target extraction and stereo matching, using three case studies to illustrate the respective outcomes of each scenario when used for recording and monitoring applications. © 2007 International Society for Photogrammetry and Remote Sensing.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X5KS5YS">
            <text:p>5X5KS5YS</text:p>
          </table:table-cell>
          <table:table-cell office:value-type="string" office:value="Do we trust image measurements? Variability, accuracy and traceability of image features">
            <text:p>Do we trust image measurements? Variability, accuracy and traceability of image features</text:p>
          </table:table-cell>
          <table:table-cell office:value-type="string" office:value="10.1109/BigData.2016.7840755">
            <text:p>10.1109/BigData.2016.7840755</text:p>
          </table:table-cell>
          <table:table-cell office:value-type="string" office:value="The paper addresses the problem of understanding quality of image measurements extracted using widely used software libraries from large images. Image measurements (features) are extracted using software packages that vary in terms of programming languages, theoretical formulas for the same image feature, algorithmic implementations, input parameters, units of measurements, and definitions of image regions of interest. Our motivation is to quantify numerical variability of image features across software packages and determine image accuracy with respect to reference images. In addition, our objective is to enable scientists to extract any image features of interest from heterogeneous software libraries and gain provenance of every extracted numerical feature value. The provenance information is critical to achieve traceability of computations in terascale imaging. We pursue this objective by designing a client-server system that integrates image feature extractions from open source libraries such as ImageJ/Fiji, Python (scikit-image), CellProfiler, and in-house Java software packages. The system becomes useful for evaluating quality of image measurements, leveraging distributed computational resources for feature computations over big image data, sharing resulting feature values, and reproducing the feature values based on provenance. As an application of the designed system, we report the quality evaluations of 319 image features extracted using ImageJ/Fiji, Python (scikit-image), CellProfiler and in-house Java software packages with 43 duplicate features across the four packages. Using the normalized difference as metric, we identified 6 out of the 43 common features to differ over 1% in value and discuss the sources of these numerical differences. © 2016 IEEE.">
            <text:p>The paper addresses the problem of understanding quality of image measurements extracted using widely used software libraries from large images. Image measurements (features) are extracted using software packages that vary in terms of programming languages, theoretical formulas for the same image feature, algorithmic implementations, input parameters, units of measurements, and definitions of image regions of interest. Our motivation is to quantify numerical variability of image features across software packages and determine image accuracy with respect to reference images. In addition, our objective is to enable scientists to extract any image features of interest from heterogeneous software libraries and gain provenance of every extracted numerical feature value. The provenance information is critical to achieve traceability of computations in terascale imaging. We pursue this objective by designing a client-server system that integrates image feature extractions from open source libraries such as ImageJ/Fiji, Python (scikit-image), CellProfiler, and in-house Java software packages. The system becomes useful for evaluating quality of image measurements, leveraging distributed computational resources for feature computations over big image data, sharing resulting feature values, and reproducing the feature values based on provenance. As an application of the designed system, we report the quality evaluations of 319 image features extracted using ImageJ/Fiji, Python (scikit-image), CellProfiler and in-house Java software packages with 43 duplicate features across the four packages. Using the normalized difference as metric, we identified 6 out of the 43 common features to differ over 1% in value and discuss the sources of these numerical differences. © 2016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XCF7XZA">
            <text:p>9XCF7XZA</text:p>
          </table:table-cell>
          <table:table-cell office:value-type="string" office:value="Software defect prediction using participation of nodes in software coupling">
            <text:p>Software defect prediction using participation of nodes in software coupling</text:p>
          </table:table-cell>
          <table:table-cell office:value-type="string" office:value="">
            <text:p/>
          </table:table-cell>
          <table:table-cell office:value-type="string" office:value="Testing is the best way to ensure software quality. However, this activity makes a huge challenge about limited time and financial resources. In order to achieve high quality, managers need to detect the defect prone parts of code and allocate the resources to them. Although many metrics, techniques and models have been proposed, effective identification of such parts is still a challenge. In this paper two new metrics, namely PIEDG and PIMDG are proposed for predicting defects based on dependency between the file level components of the code. The proposed metrics use the notion of participation of nodes in the software dependency graph to recognize the parts of the code which possess defects. This research also investigates the effect of ego graph on the software dependency global graph. The feasibility of the software defect predictor which is built based on the proposed metrics is evaluated. The experiments over the Eclipse bug dataset demonstrate promising results in anticipation of the software defects. © 2005 - 2015 JATIT &amp; LLS. All rights reserved.">
            <text:p>Testing is the best way to ensure software quality. However, this activity makes a huge challenge about limited time and financial resources. In order to achieve high quality, managers need to detect the defect prone parts of code and allocate the resources to them. Although many metrics, techniques and models have been proposed, effective identification of such parts is still a challenge. In this paper two new metrics, namely PIEDG and PIMDG are proposed for predicting defects based on dependency between the file level components of the code. The proposed metrics use the notion of participation of nodes in the software dependency graph to recognize the parts of the code which possess defects. This research also investigates the effect of ego graph on the software dependency global graph. The feasibility of the software defect predictor which is built based on the proposed metrics is evaluated. The experiments over the Eclipse bug dataset demonstrate promising results in anticipation of the software defects. © 2005 - 2015 JATIT &amp; LLS.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Z9FYAPF">
            <text:p>5Z9FYAPF</text:p>
          </table:table-cell>
          <table:table-cell office:value-type="string" office:value="Using CLASP to assess perimeter security">
            <text:p>Using CLASP to assess perimeter security</text:p>
          </table:table-cell>
          <table:table-cell office:value-type="string" office:value="10.1109/CCST.1995.524929">
            <text:p>10.1109/CCST.1995.524929</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BKQNWNT">
            <text:p>WBKQNWNT</text:p>
          </table:table-cell>
          <table:table-cell office:value-type="string" office:value="Upgrading the processing pipeline for the National Park Service Night Skies program">
            <text:p>Upgrading the processing pipeline for the National Park Service Night Skies program</text:p>
          </table:table-cell>
          <table:table-cell office:value-type="string" office:value="10.1117/12.2312275">
            <text:p>10.1117/12.2312275</text:p>
          </table:table-cell>
          <table:table-cell office:value-type="string" office:value="The US National Park Service (NPS) preserves the natural night sky, to the greatest extent possible, as a natural resource and value. Our first step towards understanding and protecting the night sky is to assess the night sky quality. In the parks, we capture a series of overlapping high-resolution images to obtain a mosaic view of the entire night sky. The NPS Night Skies Program has specialized pipeline to perform data reduction and processing of these 45 one-million-pixel images taken by our mobile camera system. Specifically, the pipeline applies basic reduction, performs photometric calibration, mosaics the images to form the panoramic views of the entire night sky, generates the models for the natural sky brightness, and calculates values of different sky brightness metrics. This original data pipeline was developed mainly by a single person about a decade ago. These scripts are written in three different languages including Python, Java, and Visual Basic and interact with six different proprietary software packages including ACP Observatory Control, ArcGIS, MaxIm DL, Microsoft Excel, Photoshop, and Pinpoint. Although the current data pipeline is complete and functional, an upgrade is needed to make the pipeline distributable and manageable. Recognizing the challenges of moving forward, NPS Night Skies Program recently formed a pipeline development team for this upgrade effort. We, the members in the pipeline development team, are a multidisciplinary group of NPS staff with background in astronomy, geography, biology, and engineering. Geographically, we are located in both the mainland US and Alaska. Our goal is to transform the entire pipeline to be completely written in Python and minimize the number of required proprietary software. In addition, we will allow any future pipeline updates or new development to be made or suggested by any user instead of from a single-person initiated top-down model. For our pipeline upgrade project, we are using Git and GitHub for version control, project management, and source-code distribution. Once the upgrade is completed, the pipeline will be distributed via GitHub to NPS staff and partners located in Alaska, Nevada, Colorado, Tennessee, and Texas. All of our Python pipeline scripts will be open source where we hope to also benefit other scientists in the similar research field worldwide. © 2018 SPIE.">
            <text:p>The US National Park Service (NPS) preserves the natural night sky, to the greatest extent possible, as a natural resource and value. Our first step towards understanding and protecting the night sky is to assess the night sky quality. In the parks, we capture a series of overlapping high-resolution images to obtain a mosaic view of the entire night sky. The NPS Night Skies Program has specialized pipeline to perform data reduction and processing of these 45 one-million-pixel images taken by our mobile camera system. Specifically, the pipeline applies basic reduction, performs photometric calibration, mosaics the images to form the panoramic views of the entire night sky, generates the models for the natural sky brightness, and calculates values of different sky brightness metrics. This original data pipeline was developed mainly by a single person about a decade ago. These scripts are written in three different languages including Python, Java, and Visual Basic and interact with six different proprietary software packages including ACP Observatory Control, ArcGIS, MaxIm DL, Microsoft Excel, Photoshop, and Pinpoint. Although the current data pipeline is complete and functional, an upgrade is needed to make the pipeline distributable and manageable. Recognizing the challenges of moving forward, NPS Night Skies Program recently formed a pipeline development team for this upgrade effort. We, the members in the pipeline development team, are a multidisciplinary group of NPS staff with background in astronomy, geography, biology, and engineering. Geographically, we are located in both the mainland US and Alaska. Our goal is to transform the entire pipeline to be completely written in Python and minimize the number of required proprietary software. In addition, we will allow any future pipeline updates or new development to be made or suggested by any user instead of from a single-person initiated top-down model. For our pipeline upgrade project, we are using Git and GitHub for version control, project management, and source-code distribution. Once the upgrade is completed, the pipeline will be distributed via GitHub to NPS staff and partners located in Alaska, Nevada, Colorado, Tennessee, and Texas. All of our Python pipeline scripts will be open source where we hope to also benefit other scientists in the similar research field worldwide. © 2018 SPI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DUEHPPT">
            <text:p>4DUEHPPT</text:p>
          </table:table-cell>
          <table:table-cell office:value-type="string" office:value="Research through design: Qualitative analysis to evaluate the usability">
            <text:p>Research through design: Qualitative analysis to evaluate the usability</text:p>
          </table:table-cell>
          <table:table-cell office:value-type="string" office:value="10.1007/978-3-319-43271-7_1">
            <text:p>10.1007/978-3-319-43271-7_1</text:p>
          </table:table-cell>
          <table:table-cell office:value-type="string" office:value="The present need to identify and understand non-measurable/non-quantifiable of the user experience with software has been the moto for may researchers in the area of Human Computer Interaction (HCI) to adopt qualitative methods. On the other hand, the use of qualitative analysis to support software has been growing. The integration of these types of tools in research is accompanied by an increase in the number of software packages available. Depending on the design and research questions, researchers can explore various solutions available in the market. Thus, it is urgent to ensure that these tools, apart from containing the necessary functionality for the purposes of research projects, are also usable. This study presents an assessment of the usability of the qualitative data analysis software webQDA® (version 2.0). To assess its usability, Content Analysis was used. The results indicate that the current version is “acceptable” in terms of usability, as users, in general, show a positive perception is perceived from users with completed PhDs as compared to those who are still doing their PhDs; no relevant differences can be found between the views obtained from different professional or research areas, although a more positive assessment may be drawn from Education and Teaching. Suggestions for future studies are put forward, even though we recognise that, in spite of most studies on usability defining quantitative metrics, the present study is offered as a contribution that aims to show that qualitative analysis has a great potential to deepen various dimensions of usability and functional and emotional interrelationships that are not by any means quantifiable. © Springer International Publishing Switzerland 2017.">
            <text:p>The present need to identify and understand non-measurable/non-quantifiable of the user experience with software has been the moto for may researchers in the area of Human Computer Interaction (HCI) to adopt qualitative methods. On the other hand, the use of qualitative analysis to support software has been growing. The integration of these types of tools in research is accompanied by an increase in the number of software packages available. Depending on the design and research questions, researchers can explore various solutions available in the market. Thus, it is urgent to ensure that these tools, apart from containing the necessary functionality for the purposes of research projects, are also usable. This study presents an assessment of the usability of the qualitative data analysis software webQDA® (version 2.0). To assess its usability, Content Analysis was used. The results indicate that the current version is “acceptable” in terms of usability, as users, in general, show a positive perception is perceived from users with completed PhDs as compared to those who are still doing their PhDs; no relevant differences can be found between the views obtained from different professional or research areas, although a more positive assessment may be drawn from Education and Teaching. Suggestions for future studies are put forward, even though we recognise that, in spite of most studies on usability defining quantitative metrics, the present study is offered as a contribution that aims to show that qualitative analysis has a great potential to deepen various dimensions of usability and functional and emotional interrelationships that are not by any means quantifiable. © Springer International Publishing Switzerland 2017.</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Y3KZY2Y">
            <text:p>VY3KZY2Y</text:p>
          </table:table-cell>
          <table:table-cell office:value-type="string" office:value="The Structure of the Library Market for Scientific Journals: The Case of Chemistry">
            <text:p>The Structure of the Library Market for Scientific Journals: The Case of Chemistry</text:p>
          </table:table-cell>
          <table:table-cell office:value-type="string" office:value="10.5860/lrts.40n2.145">
            <text:p>10.5860/lrts.40n2.145</text:p>
          </table:table-cell>
          <table:table-cell office:value-type="string" office:value="In this paper, the author analyzes the skewed distributions of price and scientific value that constitute the structure of the library market for scientific journals, using chemistry as a test case. A numerical index constructed from a survey of Louisiana State University chemistry faculty and total citations taken from the Science Citation Index Journal Citation Reports were utilized as measures of scientific value. Methodological problems arise from the skewed distributions customary in library research. The major findings are (1) that scientific value does not play a role in the pricing of scientific journals and (2) that little relationship consequently exists between scientific value and the prices charged libraries for scientific journals. Libraries have the opportunity to implement a massive restructuring of their serials collections. A software package named the Serials Evaluator is described. Under development at Louisiana State University, it is software for the automated selection of journals for cancellation and remote access through document delivery.">
            <text:p>In this paper, the author analyzes the skewed distributions of price and scientific value that constitute the structure of the library market for scientific journals, using chemistry as a test case. A numerical index constructed from a survey of Louisiana State University chemistry faculty and total citations taken from the Science Citation Index Journal Citation Reports were utilized as measures of scientific value. Methodological problems arise from the skewed distributions customary in library research. The major findings are (1) that scientific value does not play a role in the pricing of scientific journals and (2) that little relationship consequently exists between scientific value and the prices charged libraries for scientific journals. Libraries have the opportunity to implement a massive restructuring of their serials collections. A software package named the Serials Evaluator is described. Under development at Louisiana State University, it is software for the automated selection of journals for cancellation and remote access through document deliver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898SIZD">
            <text:p>H898SIZD</text:p>
          </table:table-cell>
          <table:table-cell office:value-type="string" office:value="Application of the combined method for the estimation of the RMS measurement error caused by ADC nonlinearity">
            <text:p>Application of the combined method for the estimation of the RMS measurement error caused by ADC nonlinearity</text:p>
          </table:table-cell>
          <table:table-cell office:value-type="string" office:value="10.23919/MIPRO.2019.8756721">
            <text:p>10.23919/MIPRO.2019.8756721</text:p>
          </table:table-cell>
          <table:table-cell office:value-type="string" office:value="Currently, digital methods are applied to measure the root mean square (RMS) of the signal in most cases. To obtain instantaneous values of the input signal in digital form, an analog-to-digital converter (ADC) is applied. Real ADCs have deviations (errors) of the conversion function from the linear one. These deviations can be presented as additive, multiplicative and nonlinear. Additive and multiplicative errors can be eliminated by zero adjustment and calibration of the measurement channel, respectively. To eliminate the nonlinearity of the ADC transfer function requires individual adjustment of the measurement channel of each device. This significantly increases the cost of the device. This article describes a technique (”combined” method of representation of the ADC nonlinearity), which allows to estimate of the RMS measurement error caused by the nonlinearity of the ADC transfer function. The analytical relations allowing to perform calculation of the error estimation are obtained. The proposed approach is compared with existing techniques. Simulation mathematical modeling is performed in Matlab and Simulink software packages. This allows to evaluate the correctness of the obtained analytical relations. © 42nd International Convention on Information and Communication Technology, Electronics and Microelectronics, MIPRO 2019 - Proceedings. All rights reserved.">
            <text:p>Currently, digital methods are applied to measure the root mean square (RMS) of the signal in most cases. To obtain instantaneous values of the input signal in digital form, an analog-to-digital converter (ADC) is applied. Real ADCs have deviations (errors) of the conversion function from the linear one. These deviations can be presented as additive, multiplicative and nonlinear. Additive and multiplicative errors can be eliminated by zero adjustment and calibration of the measurement channel, respectively. To eliminate the nonlinearity of the ADC transfer function requires individual adjustment of the measurement channel of each device. This significantly increases the cost of the device. This article describes a technique (”combined” method of representation of the ADC nonlinearity), which allows to estimate of the RMS measurement error caused by the nonlinearity of the ADC transfer function. The analytical relations allowing to perform calculation of the error estimation are obtained. The proposed approach is compared with existing techniques. Simulation mathematical modeling is performed in Matlab and Simulink software packages. This allows to evaluate the correctness of the obtained analytical relations. © 42nd International Convention on Information and Communication Technology, Electronics and Microelectronics, MIPRO 2019 - Proceeding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2P32N9R">
            <text:p>H2P32N9R</text:p>
          </table:table-cell>
          <table:table-cell office:value-type="string" office:value="Unbiased descriptor and parameter selection confirms the potential of proteochemometric modelling">
            <text:p>Unbiased descriptor and parameter selection confirms the potential of proteochemometric modelling</text:p>
          </table:table-cell>
          <table:table-cell office:value-type="string" office:value="10.1186/1471-2105-6-50">
            <text:p>10.1186/1471-2105-6-50</text:p>
          </table:table-cell>
          <table:table-cell office:value-type="string" office:value="Background: Proteochemometrics is a new methodology that allows prediction of protein function directly from real interaction measurement data without the need of 3D structure information. Several reported proteochemometric models of ligand-receptor interactions have already yielded significant insights into various forms of bio-molecular interactions. The proteochemometric models are multivariate regression models that predict binding affinity for a particular combination of features of the ligand and protein. Although proteochemometric models have already offered interesting results in various studies, no detailed statistical evaluation of their average predictive power has been performed. In particular, variable subset selection performed to date has always relied on using all available examples, a situation also encountered in microarray gene expression data analysis. Results: A methodology for an unbiased evaluation of the predictive power of proteochemometric models was implemented and results from applying it to two of the largest proteochemometric data sets yet reported are presented. A double cross-validation loop procedure is used to estimate the expected performance of a given design method. The unbiased performance estimates (P2) obtained for the data sets that we consider confirm that properly designed single proteochemometric models have useful predictive power, but that a standard design based on cross validation may yield models with quite limited performance. The results also show that different commercial software packages employed for the design of proteochemometric models may yield very different and therefore misleading performance estimates. In addition, the differences in the models obtained in the double CV loop indicate that detailed chemical interpretation of a single proteochemometric model is uncertain when data sets are small. Conclusion: The double CV loop employed offer unbiased performance estimates about a given proteochemometric modelling procedure, making it possible to identify cases where the proteochemometric design does not result in useful predictive models. Chemical interpretations of single proteochemometric models are uncertain and should instead be based on all the models selected in the double CV loop employed here. © 2005 Freyhult et al; licensee BioMed Central Ltd.">
            <text:p>Background: Proteochemometrics is a new methodology that allows prediction of protein function directly from real interaction measurement data without the need of 3D structure information. Several reported proteochemometric models of ligand-receptor interactions have already yielded significant insights into various forms of bio-molecular interactions. The proteochemometric models are multivariate regression models that predict binding affinity for a particular combination of features of the ligand and protein. Although proteochemometric models have already offered interesting results in various studies, no detailed statistical evaluation of their average predictive power has been performed. In particular, variable subset selection performed to date has always relied on using all available examples, a situation also encountered in microarray gene expression data analysis. Results: A methodology for an unbiased evaluation of the predictive power of proteochemometric models was implemented and results from applying it to two of the largest proteochemometric data sets yet reported are presented. A double cross-validation loop procedure is used to estimate the expected performance of a given design method. The unbiased performance estimates (P2) obtained for the data sets that we consider confirm that properly designed single proteochemometric models have useful predictive power, but that a standard design based on cross validation may yield models with quite limited performance. The results also show that different commercial software packages employed for the design of proteochemometric models may yield very different and therefore misleading performance estimates. In addition, the differences in the models obtained in the double CV loop indicate that detailed chemical interpretation of a single proteochemometric model is uncertain when data sets are small. Conclusion: The double CV loop employed offer unbiased performance estimates about a given proteochemometric modelling procedure, making it possible to identify cases where the proteochemometric design does not result in useful predictive models. Chemical interpretations of single proteochemometric models are uncertain and should instead be based on all the models selected in the double CV loop employed here. © 2005 Freyhult et al; licensee BioMed Central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YNMUKTL">
            <text:p>DYNMUKTL</text:p>
          </table:table-cell>
          <table:table-cell office:value-type="string" office:value="Tunneling Analyst: A 3D GIS extension for rock mass classification and fault zone analysis in tunneling">
            <text:p>Tunneling Analyst: A 3D GIS extension for rock mass classification and fault zone analysis in tunneling</text:p>
          </table:table-cell>
          <table:table-cell office:value-type="string" office:value="10.1016/j.cageo.2008.05.002">
            <text:p>10.1016/j.cageo.2008.05.002</text:p>
          </table:table-cell>
          <table:table-cell office:value-type="string" office:value="In this study, an extension called Tunneling Analyst (TA) has been developed in ArcScene 3D GIS software, part of the ArcGIS software package. It dramatically extends the functionalities of ArcScene because it allows: (1) estimation of the 3D distribution of rock mass rating (RMR) values using borehole and geophysical exploration data, (2) the modeling of 3D discontinuity planes such as faults from field-based structural measurements, and (3) analysis of 3D intersections and 3D buffer zones between proposed tunnel alignments and some discontinuities. Because TA can handle and visualize both 2D and 3D geological data in a single GIS environment, the tedious tasks required for data conversion between various software packages can be reduced significantly. The application to the Daecheong tunneling project in Korea shows that TA could present a rational solution to evaluating the rock mass classes along a proposed tunnel alignment and can also provide specific 3D spatial query tools to support the tunnel design work. This paper describes the concept and details of the development and implementation of TA. © 2008 Elsevier Ltd. All rights reserved.">
            <text:p>In this study, an extension called Tunneling Analyst (TA) has been developed in ArcScene 3D GIS software, part of the ArcGIS software package. It dramatically extends the functionalities of ArcScene because it allows: (1) estimation of the 3D distribution of rock mass rating (RMR) values using borehole and geophysical exploration data, (2) the modeling of 3D discontinuity planes such as faults from field-based structural measurements, and (3) analysis of 3D intersections and 3D buffer zones between proposed tunnel alignments and some discontinuities. Because TA can handle and visualize both 2D and 3D geological data in a single GIS environment, the tedious tasks required for data conversion between various software packages can be reduced significantly. The application to the Daecheong tunneling project in Korea shows that TA could present a rational solution to evaluating the rock mass classes along a proposed tunnel alignment and can also provide specific 3D spatial query tools to support the tunnel design work. This paper describes the concept and details of the development and implementation of TA. © 2008 Elsevier Ltd.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N34MAJD">
            <text:p>TN34MAJD</text:p>
          </table:table-cell>
          <table:table-cell office:value-type="string" office:value="A ROS-based Simulator for Testing the Enhanced Autonomous Navigation of the Mars 2020 Rover">
            <text:p>A ROS-based Simulator for Testing the Enhanced Autonomous Navigation of the Mars 2020 Rover</text:p>
          </table:table-cell>
          <table:table-cell office:value-type="string" office:value="10.1109/AERO47225.2020.9172345">
            <text:p>10.1109/AERO47225.2020.9172345</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66VNAG3">
            <text:p>A66VNAG3</text:p>
          </table:table-cell>
          <table:table-cell office:value-type="string" office:value="Investigation into the use of smartphone as a machine vision device for engineering metrology and flaw detection, with focus on drilling">
            <text:p>Investigation into the use of smartphone as a machine vision device for engineering metrology and flaw detection, with focus on drilling</text:p>
          </table:table-cell>
          <table:table-cell office:value-type="string" office:value="10.1117/12.2183081">
            <text:p>10.1117/12.2183081</text:p>
          </table:table-cell>
          <table:table-cell office:value-type="string" office:value="This study investigates the use of a Smartphone and its camera vision capabilities in Engineering metrology and flaw detection, with a view to develop a low cost alternative to Machine vision systems which are out of range for small scale manufacturers. A Smartphone has to provide a similar level of accuracy as Machine Vision devices like Smart cameras. The objective set out was to develop an App on an Android Smartphone, incorporating advanced Computer vision algorithms written in java code. The App could then be used for recording measurements of Twist Drill bits and hole geometry, and analysing the results for accuracy. A detailed literature review was carried out for in-depth study of Machine vision systems and their capabilities, including a comparison between the HTC One X Android Smartphone and the Teledyne Dalsa BOA Smart camera. A review of the existing metrology Apps in the market was also undertaken. In addition, the drilling operation was evaluated to establish key measurement parameters of a twist Drill bit, especially flank wear and diameter. The methodology covers software development of the Android App, including the use of image processing algorithms like Gaussian Blur, Sobel and Canny available from OpenCV software library, as well as designing and developing the experimental set-up for carrying out the measurements. The results obtained from the experimental set-up were analysed for geometry of Twist Drill bits and holes, including diametrical measurements and flaw detection. The results show that Smartphones like the HTC One X have the processing power and the camera capability to carry out metrological tasks, although dimensional accuracy achievable from the Smartphone App is below the level provided by Machine vision devices like Smart cameras. A Smartphone with mechanical attachments, capable of image processing and having a reasonable level of accuracy in dimensional measurement, has the potential to become a handy low-cost Machine vision system for small scale manufacturers, especially in field metrology and flaw detection. © 2015 SPIE.">
            <text:p>This study investigates the use of a Smartphone and its camera vision capabilities in Engineering metrology and flaw detection, with a view to develop a low cost alternative to Machine vision systems which are out of range for small scale manufacturers. A Smartphone has to provide a similar level of accuracy as Machine Vision devices like Smart cameras. The objective set out was to develop an App on an Android Smartphone, incorporating advanced Computer vision algorithms written in java code. The App could then be used for recording measurements of Twist Drill bits and hole geometry, and analysing the results for accuracy. A detailed literature review was carried out for in-depth study of Machine vision systems and their capabilities, including a comparison between the HTC One X Android Smartphone and the Teledyne Dalsa BOA Smart camera. A review of the existing metrology Apps in the market was also undertaken. In addition, the drilling operation was evaluated to establish key measurement parameters of a twist Drill bit, especially flank wear and diameter. The methodology covers software development of the Android App, including the use of image processing algorithms like Gaussian Blur, Sobel and Canny available from OpenCV software library, as well as designing and developing the experimental set-up for carrying out the measurements. The results obtained from the experimental set-up were analysed for geometry of Twist Drill bits and holes, including diametrical measurements and flaw detection. The results show that Smartphones like the HTC One X have the processing power and the camera capability to carry out metrological tasks, although dimensional accuracy achievable from the Smartphone App is below the level provided by Machine vision devices like Smart cameras. A Smartphone with mechanical attachments, capable of image processing and having a reasonable level of accuracy in dimensional measurement, has the potential to become a handy low-cost Machine vision system for small scale manufacturers, especially in field metrology and flaw detection. © 2015 SPI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RHXI6SK">
            <text:p>HRHXI6SK</text:p>
          </table:table-cell>
          <table:table-cell office:value-type="string" office:value="Image Segmentation and Quality Control Measures in Microarray Image Analysis">
            <text:p>Image Segmentation and Quality Control Measures in Microarray Image Analysis</text:p>
          </table:table-cell>
          <table:table-cell office:value-type="string" office:value="10.1016/S1535-5535(04)00140-6">
            <text:p>10.1016/S1535-5535(04)00140-6</text:p>
          </table:table-cell>
          <table:table-cell office:value-type="string" office:value="This article outlines a number of parameters important in analyzing the images produced after the hybridization of microarray slides as well as the features, which would be expected in a software package for automating the process. The ImaGene product provides a variety of metrics useful in assessing the quality of the data contained in the images, which come from microarray experiments for measuring relative mRNA abundance.">
            <text:p>This article outlines a number of parameters important in analyzing the images produced after the hybridization of microarray slides as well as the features, which would be expected in a software package for automating the process. The ImaGene product provides a variety of metrics useful in assessing the quality of the data contained in the images, which come from microarray experiments for measuring relative mRNA abundanc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C4R49SH">
            <text:p>UC4R49SH</text:p>
          </table:table-cell>
          <table:table-cell office:value-type="string" office:value="Regularization of flow streamlines in multislice phase-contrast MR imaging">
            <text:p>Regularization of flow streamlines in multislice phase-contrast MR imaging</text:p>
          </table:table-cell>
          <table:table-cell office:value-type="string" office:value="10.1109/TMI.2003.814786">
            <text:p>10.1109/TMI.2003.814786</text:p>
          </table:table-cell>
          <table:table-cell office:value-type="string" office:value="Magnetic resonance angiography (MRA) has become an important tool for the clinical evaluation of vascular disease. Flow measurement with phase-contrast (PC) magnetic resonance (MR) imaging provides a powerful method for evaluation of blood velocity information inside vessels. However, image artifacts from complex flow patterns including slow flow, recirculation zone, and pulsatile flow can adversely affect accuracy of results. In this paper, we introduce a new numerical formulation for improving the accuracy of PC velocity fields and corresponding streamlines, based on a physical constraint from fluid dynamics, within a regularization framework. The formulation which makes use of a stream function, automatically enforces continuity constraint of incompressible flow and reconstructs the flow streamlines from PC images. We applied the algorithm to complex MR imaging flow velocities obtained in a flow phantom of an axisymmetric abdominal aortic aneurysm. The algorithm significantly improved streamline results especially inside the recirculation zone, where artifacts are more pronounced. A velocity reconstruction method in primitive variable form is also presented and results are compared with the stream function method. In order to validate flow characteristics derived from PC MR images, we used the FLUENT computational fluid dynamics software package, to simulate flow patterns within the same geometry as our phantom. There was a good agreement between the numerical simulations and recovered PC streamline results. Processed streamlines, in both stream function and primitive variable methods, were more realistic and provided more precise flow patterns than unprocessed PC data. Additionally, the feasibility of the method was demonstrated in the aorta of a normal volunteer.">
            <text:p>Magnetic resonance angiography (MRA) has become an important tool for the clinical evaluation of vascular disease. Flow measurement with phase-contrast (PC) magnetic resonance (MR) imaging provides a powerful method for evaluation of blood velocity information inside vessels. However, image artifacts from complex flow patterns including slow flow, recirculation zone, and pulsatile flow can adversely affect accuracy of results. In this paper, we introduce a new numerical formulation for improving the accuracy of PC velocity fields and corresponding streamlines, based on a physical constraint from fluid dynamics, within a regularization framework. The formulation which makes use of a stream function, automatically enforces continuity constraint of incompressible flow and reconstructs the flow streamlines from PC images. We applied the algorithm to complex MR imaging flow velocities obtained in a flow phantom of an axisymmetric abdominal aortic aneurysm. The algorithm significantly improved streamline results especially inside the recirculation zone, where artifacts are more pronounced. A velocity reconstruction method in primitive variable form is also presented and results are compared with the stream function method. In order to validate flow characteristics derived from PC MR images, we used the FLUENT computational fluid dynamics software package, to simulate flow patterns within the same geometry as our phantom. There was a good agreement between the numerical simulations and recovered PC streamline results. Processed streamlines, in both stream function and primitive variable methods, were more realistic and provided more precise flow patterns than unprocessed PC data. Additionally, the feasibility of the method was demonstrated in the aorta of a normal volunteer.</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SZWGAZ5">
            <text:p>LSZWGAZ5</text:p>
          </table:table-cell>
          <table:table-cell office:value-type="string" office:value="Introducing probabilities in Statecharts to specify reactive systems for performance analysis">
            <text:p>Introducing probabilities in Statecharts to specify reactive systems for performance analysis</text:p>
          </table:table-cell>
          <table:table-cell office:value-type="string" office:value="10.1016/j.cor.2005.02.018">
            <text:p>10.1016/j.cor.2005.02.018</text:p>
          </table:table-cell>
          <table:table-cell office:value-type="string" office:value="Statecharts are expressed in a graphical language to specify complex reactive systems. They are extension of state-transition diagrams to which notions of hierarchy and orthogonality have been added. Recently, they have been suggested to represent performance models and in this regard a software package has been developed. In these performance models, the behavior of a system under study is considered to be probabilistic. Therefore, the inclusion of probabilities in Statecharts formalism will be studied. The proposed extension considers that a modeled system reacts probabilistically to events. In order to deal with these models, an analytical computational method based on constructing a Continuous-Time Markov Chain that is equivalent to the Statecharts model is proposed. The aspect of generating a Continuous-Time Markov Chain from Statecharts representation along with the solution to include probabilities among the transitions will be covered in this paper. Nowadays performance of a system can be analyzed before it is implemented based on the evaluation information. There are two approaches one can take into consideration in order to achieve performance evaluation of a given system. The first approach is simulation and the second one, which is the scope of this paper, is analytical solution. Analytical solutions are usually based on Markov chains from which steady-state probabilities, basis for performance measurements, can be determined. The main concern in obtaining these measurements is how to specify modern complex systems that react to events. A number of research efforts are being carried out in order to minimize the specification problem. The approach used in this paper proposes Statecharts, a specification method based on graphical representation, to specify a complex reactive system in a high-level fashion and then convert it into a Markov chain from which performance measurements can be obtained. This paper discusses the necessity of embedding probabilistic transitions among states in the sense that an event may probabilistically move to more than one different destinations. Examples included here explore Manufacturing systems but systems for other applications can also make use of this approach. It is expected that with this work it is possible to specify complex systems in a high-level of abstraction and an automated framework will do the job to obtain the performance information of a given system. © 2005 Elsevier Ltd. All rights reserved.">
            <text:p>Statecharts are expressed in a graphical language to specify complex reactive systems. They are extension of state-transition diagrams to which notions of hierarchy and orthogonality have been added. Recently, they have been suggested to represent performance models and in this regard a software package has been developed. In these performance models, the behavior of a system under study is considered to be probabilistic. Therefore, the inclusion of probabilities in Statecharts formalism will be studied. The proposed extension considers that a modeled system reacts probabilistically to events. In order to deal with these models, an analytical computational method based on constructing a Continuous-Time Markov Chain that is equivalent to the Statecharts model is proposed. The aspect of generating a Continuous-Time Markov Chain from Statecharts representation along with the solution to include probabilities among the transitions will be covered in this paper. Nowadays performance of a system can be analyzed before it is implemented based on the evaluation information. There are two approaches one can take into consideration in order to achieve performance evaluation of a given system. The first approach is simulation and the second one, which is the scope of this paper, is analytical solution. Analytical solutions are usually based on Markov chains from which steady-state probabilities, basis for performance measurements, can be determined. The main concern in obtaining these measurements is how to specify modern complex systems that react to events. A number of research efforts are being carried out in order to minimize the specification problem. The approach used in this paper proposes Statecharts, a specification method based on graphical representation, to specify a complex reactive system in a high-level fashion and then convert it into a Markov chain from which performance measurements can be obtained. This paper discusses the necessity of embedding probabilistic transitions among states in the sense that an event may probabilistically move to more than one different destinations. Examples included here explore Manufacturing systems but systems for other applications can also make use of this approach. It is expected that with this work it is possible to specify complex systems in a high-level of abstraction and an automated framework will do the job to obtain the performance information of a given system. © 2005 Elsevier Ltd.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K7DYXUA">
            <text:p>8K7DYXUA</text:p>
          </table:table-cell>
          <table:table-cell office:value-type="string" office:value="Measurement and prediction of electrical substation generated electromagnetic field">
            <text:p>Measurement and prediction of electrical substation generated electromagnetic field</text:p>
          </table:table-cell>
          <table:table-cell office:value-type="string" office:value="10.1109/PES.2011.6039200">
            <text:p>10.1109/PES.2011.6039200</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QCRVAL8">
            <text:p>JQCRVAL8</text:p>
          </table:table-cell>
          <table:table-cell office:value-type="string" office:value="Large batch dimensional metrology demonstrated in the example of a LIGA fabricated spring">
            <text:p>Large batch dimensional metrology demonstrated in the example of a LIGA fabricated spring</text:p>
          </table:table-cell>
          <table:table-cell office:value-type="string" office:value="10.1007/s00542-004-0449-5">
            <text:p>10.1007/s00542-004-0449-5</text:p>
          </table:table-cell>
          <table:table-cell office:value-type="string" office:value="Deep x-ray lithography in combination with electroforming is capable of producing high precision metal parts in small lot series. This study deals with a high aspect ratio structure with overall dimensions on the order of 10 mm × 7 mm × 1.5 mm, with the smallest line width being 150 μm. The lateral deviation from the design is to be kept to a minimum, preferably below 5 μm. To ensure adequate quality control, a semi-automated metrology technique has been established to measure all parts. While the paper will give a brief overview of all involved techniques, it focuses on the method to measure the top and bottom of the parts and the top of geometries following the process. The instrument used is a View Engineering Voyager V6 × 12 microscope, which is fully programmable. The microscope allows direct measurement of geometries but also is capable of saving all captured data as point clouds. These point clouds play a central role when evaluating part geometry. After measuring the part, the point cloud is compared to the computer aided design (CAD) contour of the part, using a commercially available software package. The challenge of proper edge lighting on a nickel alloy part is evaluated by varying lighting conditions systematically. Results of two conditions are presented along with a set of optimized parameters. With the introduced set of tools, process flow can be monitored by measuring geometries, e.g. linewidths in every step of the process line. An example for such analysis is given. After delivery of a large batch of parts, extensive numbers of datasets were available allowing the evaluation of the variation of part geometries. Discussed in detail is the deviation from part top to part bottom geometries indicating swelling of the PMMA mold in the electroplating bath. © Springer-Verlag 2005.">
            <text:p>Deep x-ray lithography in combination with electroforming is capable of producing high precision metal parts in small lot series. This study deals with a high aspect ratio structure with overall dimensions on the order of 10 mm × 7 mm × 1.5 mm, with the smallest line width being 150 μm. The lateral deviation from the design is to be kept to a minimum, preferably below 5 μm. To ensure adequate quality control, a semi-automated metrology technique has been established to measure all parts. While the paper will give a brief overview of all involved techniques, it focuses on the method to measure the top and bottom of the parts and the top of geometries following the process. The instrument used is a View Engineering Voyager V6 × 12 microscope, which is fully programmable. The microscope allows direct measurement of geometries but also is capable of saving all captured data as point clouds. These point clouds play a central role when evaluating part geometry. After measuring the part, the point cloud is compared to the computer aided design (CAD) contour of the part, using a commercially available software package. The challenge of proper edge lighting on a nickel alloy part is evaluated by varying lighting conditions systematically. Results of two conditions are presented along with a set of optimized parameters. With the introduced set of tools, process flow can be monitored by measuring geometries, e.g. linewidths in every step of the process line. An example for such analysis is given. After delivery of a large batch of parts, extensive numbers of datasets were available allowing the evaluation of the variation of part geometries. Discussed in detail is the deviation from part top to part bottom geometries indicating swelling of the PMMA mold in the electroplating bath. © Springer-Verlag 2005.</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J7EFV72">
            <text:p>JJ7EFV72</text:p>
          </table:table-cell>
          <table:table-cell office:value-type="string" office:value="A Survey of Software Metric Use in Research Software Development">
            <text:p>A Survey of Software Metric Use in Research Software Development</text:p>
          </table:table-cell>
          <table:table-cell office:value-type="string" office:value="10.1109/eScience.2018.00036">
            <text:p>10.1109/eScience.2018.00036</text:p>
          </table:table-cell>
          <table:table-cell office:value-type="string" office:value="Background: Breakthroughs in research increasingly depend on complex software libraries, tools, and applications aimed at supporting specific science, engineering, business, or humanities disciplines. The complexity and criticality of this software motivate the need for ensuring quality and reliability. Software metrics are a key tool for assessing, measuring, and understanding software quality and reliability. Aims: The goal of this work is to better understand how research software developers use traditional software engineering concepts, like metrics, to support and evaluate both the software and the software development process. One key aspect of this goal is to identify how the set of metrics relevant to research software corresponds to the metrics commonly used in traditional software engineering. Method: We surveyed research software developers to gather information about their knowledge and use of code metrics and software process metrics. We also analyzed the influence of demographics (project size, development role, and development stage) on these metrics. Results: The survey results, from 129 respondents, indicate that respondents have a general knowledge of metrics. However, their knowledge of specific SE metrics is lacking, their use even more limited. The most used metrics relate to performance and testing. Even though code complexity often poses a significant challenge to research software development, respondents did not indicate much use of code metrics. Conclusions: Research software developers appear to be interested and see some value in software metrics but may be encountering roadblocks when trying to use them. Further study is needed to determine the extent to which these metrics could provide value in continuous process improvement. © 2018 IEEE.">
            <text:p>Background: Breakthroughs in research increasingly depend on complex software libraries, tools, and applications aimed at supporting specific science, engineering, business, or humanities disciplines. The complexity and criticality of this software motivate the need for ensuring quality and reliability. Software metrics are a key tool for assessing, measuring, and understanding software quality and reliability. Aims: The goal of this work is to better understand how research software developers use traditional software engineering concepts, like metrics, to support and evaluate both the software and the software development process. One key aspect of this goal is to identify how the set of metrics relevant to research software corresponds to the metrics commonly used in traditional software engineering. Method: We surveyed research software developers to gather information about their knowledge and use of code metrics and software process metrics. We also analyzed the influence of demographics (project size, development role, and development stage) on these metrics. Results: The survey results, from 129 respondents, indicate that respondents have a general knowledge of metrics. However, their knowledge of specific SE metrics is lacking, their use even more limited. The most used metrics relate to performance and testing. Even though code complexity often poses a significant challenge to research software development, respondents did not indicate much use of code metrics. Conclusions: Research software developers appear to be interested and see some value in software metrics but may be encountering roadblocks when trying to use them. Further study is needed to determine the extent to which these metrics could provide value in continuous process improvement. © 2018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6L6ENUW">
            <text:p>P6L6ENUW</text:p>
          </table:table-cell>
          <table:table-cell office:value-type="string" office:value="Evaluating the accuracy of amplicon-based microbiome computational pipelines on simulated human gut microbial communities">
            <text:p>Evaluating the accuracy of amplicon-based microbiome computational pipelines on simulated human gut microbial communities</text:p>
          </table:table-cell>
          <table:table-cell office:value-type="string" office:value="10.1186/s12859-017-1690-0">
            <text:p>10.1186/s12859-017-1690-0</text:p>
          </table:table-cell>
          <table:table-cell office:value-type="string" office:value="Background: Microbiome studies commonly use 16S rRNA gene amplicon sequencing to characterize microbial communities. Errors introduced at multiple steps in this process can affect the interpretation of the data. Here we evaluate the accuracy of operational taxonomic unit (OTU) generation, taxonomic classification, alpha- and beta-diversity measures for different settings in QIIME, MOTHUR and a pplacer-based classification pipeline, using a novel software package: DECARD. Results: In-silico we generated 100 synthetic bacterial communities approximating human stool microbiomes to be used as a gold-standard for evaluating the colligative performance of microbiome analysis software. Our synthetic data closely matched the composition and complexity of actual healthy human stool microbiomes. Genus-level taxonomic classification was correctly done for only 50.4-74.8% of the source organisms. Miscall rates varied from 11.9 to 23.5%. Species-level classification was less successful, (6.9-18.9% correct); miscall rates were comparable to those of genus-level targets (12.5-26.2%). The degree of miscall varied by clade of organism, pipeline and specific settings used. OTU generation accuracy varied by strategy (closed, de novo or subsampling), reference database, algorithm and software implementation. Shannon diversity estimation accuracy correlated generally with OTU-generation accuracy. Beta-diversity estimates with Double Principle Coordinate Analysis (DPCoA) were more robust against errors introduced in processing than Weighted UniFrac. The settings suggested in the tutorials were among the worst performing in all outcomes tested. Conclusions: Even when using the same classification pipeline, the specific OTU-generation strategy, reference database and downstream analysis methods selection can have a dramatic effect on the accuracy of taxonomic classification, and alpha- and beta-diversity estimation. Even minor changes in settings adversely affected the accuracy of the results, bringing them far from the best-observed result. Thus, specific details of how a pipeline is used (including OTU generation strategy, reference sets, clustering algorithm and specific software implementation) should be specified in the methods section of all microbiome studies. Researchers should evaluate their chosen pipeline and settings to confirm it can adequately answer the research question rather than assuming the tutorial or standard-operating-procedure settings will be adequate or optimal. © 2017 The Author(s).">
            <text:p>Background: Microbiome studies commonly use 16S rRNA gene amplicon sequencing to characterize microbial communities. Errors introduced at multiple steps in this process can affect the interpretation of the data. Here we evaluate the accuracy of operational taxonomic unit (OTU) generation, taxonomic classification, alpha- and beta-diversity measures for different settings in QIIME, MOTHUR and a pplacer-based classification pipeline, using a novel software package: DECARD. Results: In-silico we generated 100 synthetic bacterial communities approximating human stool microbiomes to be used as a gold-standard for evaluating the colligative performance of microbiome analysis software. Our synthetic data closely matched the composition and complexity of actual healthy human stool microbiomes. Genus-level taxonomic classification was correctly done for only 50.4-74.8% of the source organisms. Miscall rates varied from 11.9 to 23.5%. Species-level classification was less successful, (6.9-18.9% correct); miscall rates were comparable to those of genus-level targets (12.5-26.2%). The degree of miscall varied by clade of organism, pipeline and specific settings used. OTU generation accuracy varied by strategy (closed, de novo or subsampling), reference database, algorithm and software implementation. Shannon diversity estimation accuracy correlated generally with OTU-generation accuracy. Beta-diversity estimates with Double Principle Coordinate Analysis (DPCoA) were more robust against errors introduced in processing than Weighted UniFrac. The settings suggested in the tutorials were among the worst performing in all outcomes tested. Conclusions: Even when using the same classification pipeline, the specific OTU-generation strategy, reference database and downstream analysis methods selection can have a dramatic effect on the accuracy of taxonomic classification, and alpha- and beta-diversity estimation. Even minor changes in settings adversely affected the accuracy of the results, bringing them far from the best-observed result. Thus, specific details of how a pipeline is used (including OTU generation strategy, reference sets, clustering algorithm and specific software implementation) should be specified in the methods section of all microbiome studies. Researchers should evaluate their chosen pipeline and settings to confirm it can adequately answer the research question rather than assuming the tutorial or standard-operating-procedure settings will be adequate or optimal. © 2017 The Autho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HEBUG3Y">
            <text:p>VHEBUG3Y</text:p>
          </table:table-cell>
          <table:table-cell office:value-type="string" office:value="pyFDM: A Python library for uncertainty decision analysis methods">
            <text:p>pyFDM: A Python library for uncertainty decision analysis methods</text:p>
          </table:table-cell>
          <table:table-cell office:value-type="string" office:value="10.1016/j.softx.2022.101271">
            <text:p>10.1016/j.softx.2022.101271</text:p>
          </table:table-cell>
          <table:table-cell office:value-type="string" office:value="Decision-making is an integral part of life. Many situations require us to make rational choices among numerous decision options. In addition, real-world problems are characterized by uncertainties that hinder the entire process. Multi-Criteria Decision Analysis (MCDA) comes with help. Many evaluation techniques have been developed along with fuzzy logic assumptions, classified as fuzzy MCDA tools. These methods allow efficient and effective evaluation of decision variants in an uncertain environment. Existing tools facilitate the work of these methods, but they are limited or not updated with newly established technologies. Therefore, this article proposes the pyFDM (Python Fuzzy Decision Making): a new Python 3 software library to facilitate calculations using methods that operate on uncertain data. In addition to evaluation methods, various techniques for normalization, defuzzification, distance measure, or objective criteria weighting are also included. It provides a comprehensive set of tools for using available techniques to perform calculations in this field. The operation of the proposed library is demonstrated through two practical examples. The first is directed to selecting the most appropriate stock, while the second is devoted to the ERP system selection firms. The presented examples show that the implemented library can be effectively used for fuzzy decision-making problems based on Triangular Fuzzy Numbers. The modular structure allows the interchangeable use of available methods, making the tool a comprehensive environment for calculations in this area. © 2022 The Author(s)">
            <text:p>Decision-making is an integral part of life. Many situations require us to make rational choices among numerous decision options. In addition, real-world problems are characterized by uncertainties that hinder the entire process. Multi-Criteria Decision Analysis (MCDA) comes with help. Many evaluation techniques have been developed along with fuzzy logic assumptions, classified as fuzzy MCDA tools. These methods allow efficient and effective evaluation of decision variants in an uncertain environment. Existing tools facilitate the work of these methods, but they are limited or not updated with newly established technologies. Therefore, this article proposes the pyFDM (Python Fuzzy Decision Making): a new Python 3 software library to facilitate calculations using methods that operate on uncertain data. In addition to evaluation methods, various techniques for normalization, defuzzification, distance measure, or objective criteria weighting are also included. It provides a comprehensive set of tools for using available techniques to perform calculations in this field. The operation of the proposed library is demonstrated through two practical examples. The first is directed to selecting the most appropriate stock, while the second is devoted to the ERP system selection firms. The presented examples show that the implemented library can be effectively used for fuzzy decision-making problems based on Triangular Fuzzy Numbers. The modular structure allows the interchangeable use of available methods, making the tool a comprehensive environment for calculations in this area. © 2022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NABY3LG">
            <text:p>NNABY3LG</text:p>
          </table:table-cell>
          <table:table-cell office:value-type="string" office:value="Empirical array quality weights in the analysis of microarray data">
            <text:p>Empirical array quality weights in the analysis of microarray data</text:p>
          </table:table-cell>
          <table:table-cell office:value-type="string" office:value="10.1186/1471-2105-7-261">
            <text:p>10.1186/1471-2105-7-261</text:p>
          </table:table-cell>
          <table:table-cell office:value-type="string" office:value="Background: Assessment of array quality is an essential step in the analysis of data from microarray experiments. Once detected, less reliable arrays are typically excluded or &quot;filtered&quot; from further analysis to avoid misleading results. Results: In this article, a graduated approach to array quality is considered based on empirical reproducibility of the gene expression measures from replicate arrays. Weights are assigned to each microarray by fitting a heteroscedastic linear model with shared array variance terms. A novel gene-by-gene update algorithm is used to efficiently estimate the array variances. The inverse variances are used as weights in the linear model analysis to identify differentially expressed genes. The method successfully assigns lower weights to less reproducible arrays from different experiments. Down-weighting the observations from suspect arrays increases the power to detect differential expression. In smaller experiments, this approach outperforms the usual method of filtering the data. The method is available in the limma software package which is implemented in the R software environment. Conclusion: This method complements existing normalisation and spot quality procedures, and allows poorer quality arrays, which would otherwise be discarded, to be included in an analysis. It is applicable to microarray data from experiments with some level of replication. © 2006 Ritchie et al; licensee BioMed Central Ltd.">
            <text:p>Background: Assessment of array quality is an essential step in the analysis of data from microarray experiments. Once detected, less reliable arrays are typically excluded or "filtered" from further analysis to avoid misleading results. Results: In this article, a graduated approach to array quality is considered based on empirical reproducibility of the gene expression measures from replicate arrays. Weights are assigned to each microarray by fitting a heteroscedastic linear model with shared array variance terms. A novel gene-by-gene update algorithm is used to efficiently estimate the array variances. The inverse variances are used as weights in the linear model analysis to identify differentially expressed genes. The method successfully assigns lower weights to less reproducible arrays from different experiments. Down-weighting the observations from suspect arrays increases the power to detect differential expression. In smaller experiments, this approach outperforms the usual method of filtering the data. The method is available in the limma software package which is implemented in the R software environment. Conclusion: This method complements existing normalisation and spot quality procedures, and allows poorer quality arrays, which would otherwise be discarded, to be included in an analysis. It is applicable to microarray data from experiments with some level of replication. © 2006 Ritchie et al; licensee BioMed Central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QRRJ6Q3">
            <text:p>GQRRJ6Q3</text:p>
          </table:table-cell>
          <table:table-cell office:value-type="string" office:value="DMS Cyber-Physical Simulation for Assessing the Impact of State Estimation and Communication Media in Smart Grid Operation">
            <text:p>DMS Cyber-Physical Simulation for Assessing the Impact of State Estimation and Communication Media in Smart Grid Operation</text:p>
          </table:table-cell>
          <table:table-cell office:value-type="string" office:value="10.1109/TPWRS.2014.2301639">
            <text:p>10.1109/TPWRS.2014.2301639</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3XPF99A">
            <text:p>C3XPF99A</text:p>
          </table:table-cell>
          <table:table-cell office:value-type="string" office:value="Diagnosis and monitoring of high-voltage insulation using computerized analysis of partial discharge measurements">
            <text:p>Diagnosis and monitoring of high-voltage insulation using computerized analysis of partial discharge measurements</text:p>
          </table:table-cell>
          <table:table-cell office:value-type="string" office:value="10.1109/cjece.1998.7101952">
            <text:p>10.1109/cjece.1998.7101952</text:p>
          </table:table-cell>
          <table:table-cell office:value-type="string" office:value="Transmission of electrical power requires various types of apparatus. All the apparatus and transmission-line conductors must be insulated from the high and extra-high voltages arising from the need of transmitting a large quantum of energy. As the need grows, the quality and reliability of the insulator must also grow to handle extra stresses. Hence an attempt is made to evaluate insulation in power apparatus based on the computerized analysis of partial discharge (PD) testing measurements and observations, leading to the identification of PD fault-sources of electrical insulation degradation. The database offers a decision-making aid for product development and supports condition monitoring, assessing the state of insulation. By conducting suitable experiments on two-electrode models, one does partial discharge characterization by considering one PD defect at a time. Using the database extracted from the various PD distributions attained from physical models fabricated, PD sources or defects in simple power apparatus such as surge arrestors, current transformers and artificially created defects such as slot models and rigid terminal connectors are identified successfully and evaluated. Successful recognition rate is achieved with the developed software package even in the presence of two PD sources; say, surface and internal discharges contributing to electrical insulation degradation.">
            <text:p>Transmission of electrical power requires various types of apparatus. All the apparatus and transmission-line conductors must be insulated from the high and extra-high voltages arising from the need of transmitting a large quantum of energy. As the need grows, the quality and reliability of the insulator must also grow to handle extra stresses. Hence an attempt is made to evaluate insulation in power apparatus based on the computerized analysis of partial discharge (PD) testing measurements and observations, leading to the identification of PD fault-sources of electrical insulation degradation. The database offers a decision-making aid for product development and supports condition monitoring, assessing the state of insulation. By conducting suitable experiments on two-electrode models, one does partial discharge characterization by considering one PD defect at a time. Using the database extracted from the various PD distributions attained from physical models fabricated, PD sources or defects in simple power apparatus such as surge arrestors, current transformers and artificially created defects such as slot models and rigid terminal connectors are identified successfully and evaluated. Successful recognition rate is achieved with the developed software package even in the presence of two PD sources; say, surface and internal discharges contributing to electrical insulation degradation.</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5TAI6LM">
            <text:p>25TAI6LM</text:p>
          </table:table-cell>
          <table:table-cell office:value-type="string" office:value="Demystifying the Differences between Structure-from-Motion Software Packages for Pre-Processing Drone Data">
            <text:p>Demystifying the Differences between Structure-from-Motion Software Packages for Pre-Processing Drone Data</text:p>
          </table:table-cell>
          <table:table-cell office:value-type="string" office:value="10.3390/drones6010024">
            <text:p>10.3390/drones6010024</text:p>
          </table:table-cell>
          <table:table-cell office:value-type="string" office:value="With the increased availability of low-cost, off-the-shelf drone platforms, drone data become easy to capture and are now a key component of environmental assessments and monitoring. Once the data are collected, there are many structure-from-motion (SfM) photogrammetry software options available to pre-process the data into digital elevation models (DEMs) and orthomosaics for further environmental analysis. However, not all software packages are created equal, nor are their outputs. Here, we evaluated the workflows and output products of four desktop SfM packages (AgiSoft Metashape, Correlator3D, Pix4Dmapper, WebODM), across five input datasets representing various ecosystems. We considered the processing times, output file characteristics, colour representation of orthomosaics, geographic shift, visual artefacts, and digital surface model (DSM) elevation values. No single software package was determined the “winner” across all metrics, but we hope our results help others demystify the differences between the options, allowing users to make an informed decision about which software and parameters to select for their specific application. Our comparisons highlight some of the challenges that may arise when comparing datasets that have been processed using different parameters and different software packages, thus demonstrating a need to provide metadata associated with processing workflows. © 2022 by the authors. Licensee MDPI, Basel, Switzerland.">
            <text:p>With the increased availability of low-cost, off-the-shelf drone platforms, drone data become easy to capture and are now a key component of environmental assessments and monitoring. Once the data are collected, there are many structure-from-motion (SfM) photogrammetry software options available to pre-process the data into digital elevation models (DEMs) and orthomosaics for further environmental analysis. However, not all software packages are created equal, nor are their outputs. Here, we evaluated the workflows and output products of four desktop SfM packages (AgiSoft Metashape, Correlator3D, Pix4Dmapper, WebODM), across five input datasets representing various ecosystems. We considered the processing times, output file characteristics, colour representation of orthomosaics, geographic shift, visual artefacts, and digital surface model (DSM) elevation values. No single software package was determined the “winner” across all metrics, but we hope our results help others demystify the differences between the options, allowing users to make an informed decision about which software and parameters to select for their specific application. Our comparisons highlight some of the challenges that may arise when comparing datasets that have been processed using different parameters and different software packages, thus demonstrating a need to provide metadata associated with processing workflows. © 2022 by the authors. Licensee MDPI, Basel, Switzerlan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8KLY7L5">
            <text:p>W8KLY7L5</text:p>
          </table:table-cell>
          <table:table-cell office:value-type="string" office:value="A robust optimization approach for index tracking problem">
            <text:p>A robust optimization approach for index tracking problem</text:p>
          </table:table-cell>
          <table:table-cell office:value-type="string" office:value="10.3844/jcssp.2014.2450.2463">
            <text:p>10.3844/jcssp.2014.2450.2463</text:p>
          </table:table-cell>
          <table:table-cell office:value-type="string" office:value="Index tracking is an investment approach where the primary objective is to keep portfolio return as close as possible to a target index without purchasing all index components. The main purpose is to minimize the tracking error between the returns of the selected portfolio and a benchmark. In this study, quadratic as well as linear models are presented for minimizing the tracking error. The uncertainty is considered in the input data using a tractable robust framework that controls the level of conservatism while maintaining linearity. The linearity of the proposed robust optimization models allows a simple implementation of an ordinary optimization software package to find the optimal robust solution. The proposed model of this study employs Morgan Stanley Capital International Index as the target index and the results are reported for six national indices including Japan, the USA, the UK, Germany, Switzerland and France. The performance of the proposed models is evaluated using several financial criteria e.g., information ratio, market ratio, Sharpe ratio and Treynor ratio. The preliminary results demonstrate that the proposed model lowers the amount of tracking error while raising values of portfolio performance measures. © 2014 M. Gharakhani et al.">
            <text:p>Index tracking is an investment approach where the primary objective is to keep portfolio return as close as possible to a target index without purchasing all index components. The main purpose is to minimize the tracking error between the returns of the selected portfolio and a benchmark. In this study, quadratic as well as linear models are presented for minimizing the tracking error. The uncertainty is considered in the input data using a tractable robust framework that controls the level of conservatism while maintaining linearity. The linearity of the proposed robust optimization models allows a simple implementation of an ordinary optimization software package to find the optimal robust solution. The proposed model of this study employs Morgan Stanley Capital International Index as the target index and the results are reported for six national indices including Japan, the USA, the UK, Germany, Switzerland and France. The performance of the proposed models is evaluated using several financial criteria e.g., information ratio, market ratio, Sharpe ratio and Treynor ratio. The preliminary results demonstrate that the proposed model lowers the amount of tracking error while raising values of portfolio performance measures. © 2014 M. Gharakhani et al.</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A3IHG75">
            <text:p>7A3IHG75</text:p>
          </table:table-cell>
          <table:table-cell office:value-type="string" office:value="The NARVAL Software Toolbox in Support of Ocean Models Skill Assessment at Regional and Coastal Scales">
            <text:p>The NARVAL Software Toolbox in Support of Ocean Models Skill Assessment at Regional and Coastal Scales</text:p>
          </table:table-cell>
          <table:table-cell office:value-type="string" office:value="10.1007/978-3-030-22747-0_25">
            <text:p>10.1007/978-3-030-22747-0_25</text:p>
          </table:table-cell>
          <table:table-cell office:value-type="string" office:value="The significant advances in high-performance computational resources have boosted the seamless evolution in ocean modelling techniques and numerical efficiency, giving rise to an inventory of operational ocean forecasting systems with ever-increasing complexity. The skill of the Iberia-Biscay-Ireland (IBI) regional ocean forecasting system, implemented within the frame of the Copernicus Marine Environment Monitoring Service (CMEMS), is routinely evaluated by means of the NARVAL (North Atlantic Regional VALidation) web-based toolbox. Multi-parameter comparisons against observational sources (encompassing both in situ end remote-sensing platforms) are regularly conducted along with model intercomparisons in the overlapping areas. Product quality indicators and skill metrics are automatically computed not only averaged over the entire IBI domain but also over specific sub-regions of particular interest in order to identify strengths and weaknesses of each model. The primary goal of this work is three-fold. Firstly, to provide a flavor of the basic functionalities of NARVAL software package in order to elucidate the accuracy of IBI near real time forecast components (physical, biogeochemical and waves); secondly, to showcase a number of the practical applications of NARVAL; finally, to present the future roadmap to build a new upgraded version of this software package, which will include the quality assessment of multi-year and interim products, the computation of long-term skill metrics or the evaluation of event-oriented multi-model intercomparison exercises. This synergistic approach, based on the integration of numerical models and multi-platform observational networks, should be useful to comprehensively characterize the highly dynamic sea states and the dominant modes of spatio-temporal variability. © 2019, Springer Nature Switzerland AG.">
            <text:p>The significant advances in high-performance computational resources have boosted the seamless evolution in ocean modelling techniques and numerical efficiency, giving rise to an inventory of operational ocean forecasting systems with ever-increasing complexity. The skill of the Iberia-Biscay-Ireland (IBI) regional ocean forecasting system, implemented within the frame of the Copernicus Marine Environment Monitoring Service (CMEMS), is routinely evaluated by means of the NARVAL (North Atlantic Regional VALidation) web-based toolbox. Multi-parameter comparisons against observational sources (encompassing both in situ end remote-sensing platforms) are regularly conducted along with model intercomparisons in the overlapping areas. Product quality indicators and skill metrics are automatically computed not only averaged over the entire IBI domain but also over specific sub-regions of particular interest in order to identify strengths and weaknesses of each model. The primary goal of this work is three-fold. Firstly, to provide a flavor of the basic functionalities of NARVAL software package in order to elucidate the accuracy of IBI near real time forecast components (physical, biogeochemical and waves); secondly, to showcase a number of the practical applications of NARVAL; finally, to present the future roadmap to build a new upgraded version of this software package, which will include the quality assessment of multi-year and interim products, the computation of long-term skill metrics or the evaluation of event-oriented multi-model intercomparison exercises. This synergistic approach, based on the integration of numerical models and multi-platform observational networks, should be useful to comprehensively characterize the highly dynamic sea states and the dominant modes of spatio-temporal variability. © 2019, Springer Nature Switzerland A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DCXKHLA">
            <text:p>RDCXKHLA</text:p>
          </table:table-cell>
          <table:table-cell office:value-type="string" office:value="Dissimilar rule mining and ranking technique for associative classification">
            <text:p>Dissimilar rule mining and ranking technique for associative classification</text:p>
          </table:table-cell>
          <table:table-cell office:value-type="string" office:value="">
            <text:p/>
          </table:table-cell>
          <table:table-cell office:value-type="string" office:value="This research presents an associative classification with dissimilar rules (ACDR) algorithm to discover association rules with the highest priority and the top frequency. The proposed algorithm has the abillity to reduce redundant rules and to sort rules in decreasing order by their priorities. The results are dissimilar rules that can be used to predict information in the future. This algorithm can be applied as an associative classification technique and then sorted the results by interestingness measures. We develop the program with Rstudio, which is a very popular software package in statistical analysis and data mining. In the experimentation, we used the post-operative patients dataset to evaluate efficiency of the algorithm. The results confirm effectiveness of the ACDR algorithm by discovering a minimal but powerful set of association rules.">
            <text:p>This research presents an associative classification with dissimilar rules (ACDR) algorithm to discover association rules with the highest priority and the top frequency. The proposed algorithm has the abillity to reduce redundant rules and to sort rules in decreasing order by their priorities. The results are dissimilar rules that can be used to predict information in the future. This algorithm can be applied as an associative classification technique and then sorted the results by interestingness measures. We develop the program with Rstudio, which is a very popular software package in statistical analysis and data mining. In the experimentation, we used the post-operative patients dataset to evaluate efficiency of the algorithm. The results confirm effectiveness of the ACDR algorithm by discovering a minimal but powerful set of association rule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LJX7CL4">
            <text:p>ULJX7CL4</text:p>
          </table:table-cell>
          <table:table-cell office:value-type="string" office:value="Modeling and Control of an Upper-Body Exoskeleton">
            <text:p>Modeling and Control of an Upper-Body Exoskeleton</text:p>
          </table:table-cell>
          <table:table-cell office:value-type="string" office:value="10.1109/SSST.2008.4480234">
            <text:p>10.1109/SSST.2008.4480234</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CS5GTRR">
            <text:p>NCS5GTRR</text:p>
          </table:table-cell>
          <table:table-cell office:value-type="string" office:value="In-field evaluation of the modulation transfer function of electronic display devices">
            <text:p>In-field evaluation of the modulation transfer function of electronic display devices</text:p>
          </table:table-cell>
          <table:table-cell office:value-type="string" office:value="10.1117/12.536250">
            <text:p>10.1117/12.536250</text:p>
          </table:table-cell>
          <table:table-cell office:value-type="string" office:value="This paper describes a CCD camera, which was developed for in-field evaluation of the image quality of electronic display devices like CRTs and LCDs. Contrary to traditional CCD cameras used for image quality evaluation, this camera does not require a sophisticated x-y-z translation stage for mounting and adjustment. Instead it is handheld and pressed by gentle pressure against the display. It is controlled by a software package which was originally developed for the display calibration according to the DICOM 14 GSDF (Grayscale Standard Display Function). This software package controls the camera gain when measurements are made at different display luminance, displays test patterns, performs image analysis and displays the result of the measurements and calculations. Initial work concentrated on the measurement of the MTF of a CRT derived from the line spread function. The obtained MTF deviates only minimally from those obtained with a high performance CCD camera on the same CRT.">
            <text:p>This paper describes a CCD camera, which was developed for in-field evaluation of the image quality of electronic display devices like CRTs and LCDs. Contrary to traditional CCD cameras used for image quality evaluation, this camera does not require a sophisticated x-y-z translation stage for mounting and adjustment. Instead it is handheld and pressed by gentle pressure against the display. It is controlled by a software package which was originally developed for the display calibration according to the DICOM 14 GSDF (Grayscale Standard Display Function). This software package controls the camera gain when measurements are made at different display luminance, displays test patterns, performs image analysis and displays the result of the measurements and calculations. Initial work concentrated on the measurement of the MTF of a CRT derived from the line spread function. The obtained MTF deviates only minimally from those obtained with a high performance CCD camera on the same CRT.</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P8DKYIZ">
            <text:p>8P8DKYIZ</text:p>
          </table:table-cell>
          <table:table-cell office:value-type="string" office:value="A Rational Approach to Understanding and Evaluating Responsive Neurostimulation">
            <text:p>A Rational Approach to Understanding and Evaluating Responsive Neurostimulation</text:p>
          </table:table-cell>
          <table:table-cell office:value-type="string" office:value="10.1007/s12021-019-09446-7">
            <text:p>10.1007/s12021-019-09446-7</text:p>
          </table:table-cell>
          <table:table-cell office:value-type="string" office:value="Closed-loop brain stimulation is increasingly used in level 4 epilepsy centers without an understanding of how the device behaves on a daily basis. This lack of insight is a barrier to improving closed-loop therapy and ultimately understanding why some patients never achieve seizure reduction. We aimed to quantify the accuracy of closed-loop seizure detection and stimulation on the RNS device through extrapolating information derived from manually reviewed ECoG recordings and comprehensive device logging information. RNS System event logging data were obtained, reviewed, and analyzed using a custom-built software package. A weighted-means methodology was developed to adjust for bias and incompleteness in event logs and evaluated using Bland–Altman plots and Wilcoxon signed-rank tests to compare adjusted and non-weighted (standard method) results. Twelve patients implanted for a mean of 21.5 (interquartile range 13.5–31) months were reviewed. The mean seizure frequency reduction post-RNS implantation was 40.1% (interquartile range 0–96.2%). Three primary levels of event logging granularity were identified (ECoG recordings: 3.0% complete (interquartile range 0.3–1.8%); Event Lists: 72.9% complete (interquartile range 44.7–99.8%); Activity Logs: 100% complete; completeness measured with respect to Activity Logs). Bland–Altman interpretation confirmed non-equivalence with unpredictable differences in both magnitude and direction. Wilcoxon signed rank tests demonstrated significant (p &amp;lt; 10−6) differences in accuracy, sensitivity, and specificity at &amp;gt;5% absolute mean difference for extrapolated versus standard results. Device behavior logged by the RNS System should be used in conjunction with careful review of stored ECoG data to extrapolate metrics for detector performance and stimulation. © 2020, The Author(s).">
            <text:p>Closed-loop brain stimulation is increasingly used in level 4 epilepsy centers without an understanding of how the device behaves on a daily basis. This lack of insight is a barrier to improving closed-loop therapy and ultimately understanding why some patients never achieve seizure reduction. We aimed to quantify the accuracy of closed-loop seizure detection and stimulation on the RNS device through extrapolating information derived from manually reviewed ECoG recordings and comprehensive device logging information. RNS System event logging data were obtained, reviewed, and analyzed using a custom-built software package. A weighted-means methodology was developed to adjust for bias and incompleteness in event logs and evaluated using Bland–Altman plots and Wilcoxon signed-rank tests to compare adjusted and non-weighted (standard method) results. Twelve patients implanted for a mean of 21.5 (interquartile range 13.5–31) months were reviewed. The mean seizure frequency reduction post-RNS implantation was 40.1% (interquartile range 0–96.2%). Three primary levels of event logging granularity were identified (ECoG recordings: 3.0% complete (interquartile range 0.3–1.8%); Event Lists: 72.9% complete (interquartile range 44.7–99.8%); Activity Logs: 100% complete; completeness measured with respect to Activity Logs). Bland–Altman interpretation confirmed non-equivalence with unpredictable differences in both magnitude and direction. Wilcoxon signed rank tests demonstrated significant (p &amp;lt; 10−6) differences in accuracy, sensitivity, and specificity at &amp;gt;5% absolute mean difference for extrapolated versus standard results. Device behavior logged by the RNS System should be used in conjunction with careful review of stored ECoG data to extrapolate metrics for detector performance and stimulation. © 2020,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4XMBCZZ">
            <text:p>54XMBCZZ</text:p>
          </table:table-cell>
          <table:table-cell office:value-type="string" office:value="The Metrics to Evaluate the Health Status of OSS Projects Based on Factor Analysis">
            <text:p>The Metrics to Evaluate the Health Status of OSS Projects Based on Factor Analysis</text:p>
          </table:table-cell>
          <table:table-cell office:value-type="string" office:value="10.1007/978-981-15-1377-0_56">
            <text:p>10.1007/978-981-15-1377-0_56</text:p>
          </table:table-cell>
          <table:table-cell office:value-type="string" office:value="As open-source software (OSS) development is becoming a trend, an increasing number of businesses and developers are joining OSS projects. For project managers, developers and users, understanding the current health status of a project is very important to manage a development process, select the open-source projects to development or to adopt the software packages developed by projects. Therefore, an efficient approach to evaluate the health status of the open-source project is needed. Unfortunately, although many approaches including metrics have been proposed, they are designed in arbitrary ways. In this paper, a math ematical tool, i.e., factor analysis, is used to build a health evaluation model for OSS projects. As far as we know, this is the first time that factor analysis has been applied to evaluate OSS projects. This model is based on GitHub data and uses the basic indexes that are closely related to the health status of the projects as the input. Then, six new synthetic metrics, namely community activity, project popularity, development activity, completeness, responsiveness and persistence are obtained through factor analysis, which can be used to calculate the overall health score of a project. Moreover, in order to verify the effectiveness of this model, it is applied to some real projects and the results show that the overall scores achieved by this model can reflect the health status of the projects. © 2019, Springer Nature Singapore Pte Ltd.">
            <text:p>As open-source software (OSS) development is becoming a trend, an increasing number of businesses and developers are joining OSS projects. For project managers, developers and users, understanding the current health status of a project is very important to manage a development process, select the open-source projects to development or to adopt the software packages developed by projects. Therefore, an efficient approach to evaluate the health status of the open-source project is needed. Unfortunately, although many approaches including metrics have been proposed, they are designed in arbitrary ways. In this paper, a math ematical tool, i.e., factor analysis, is used to build a health evaluation model for OSS projects. As far as we know, this is the first time that factor analysis has been applied to evaluate OSS projects. This model is based on GitHub data and uses the basic indexes that are closely related to the health status of the projects as the input. Then, six new synthetic metrics, namely community activity, project popularity, development activity, completeness, responsiveness and persistence are obtained through factor analysis, which can be used to calculate the overall health score of a project. Moreover, in order to verify the effectiveness of this model, it is applied to some real projects and the results show that the overall scores achieved by this model can reflect the health status of the projects. © 2019, Springer Nature Singapore Pte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JNT2NGV">
            <text:p>NJNT2NGV</text:p>
          </table:table-cell>
          <table:table-cell office:value-type="string" office:value="A simulation framework for quantitative validation of artefact correction in diffusion MRI">
            <text:p>A simulation framework for quantitative validation of artefact correction in diffusion MRI</text:p>
          </table:table-cell>
          <table:table-cell office:value-type="string" office:value="10.1007/978-3-319-19992-4_50">
            <text:p>10.1007/978-3-319-19992-4_50</text:p>
          </table:table-cell>
          <table:table-cell office:value-type="string" office:value="In this paper we demonstrate a simulation framework that enables the direct and quantitative comparison of post-processing methods for diffusion weighted magnetic resonance (DW-MR) images. DW-MR datasets are employed in a range of techniques that enable estimates of local microstructure and global connectivity in the brain. These techniques require full alignment of images across the dataset, but this is rarely the case. Artefacts such as eddy-current (EC) distortion and motion lead to misalignment between images, which compromise the quality of the microstructural measures obtained from them. Numerous methods and software packages exist to correct these artefacts, some of which have become de-facto standards, but none have been subject to rigorous validation. The ultimate aim of these techniques is improved image alignment, yet in the literature this is assessed using either qualitative visual measures or quantitative surrogate metrics. Here we introduce a simulation framework that allows for the direct, quantitative assessment of techniques, enabling objective comparisons of existing and future methods. DW-MR datasets are generated using a process that is based on the physics of MRI acquisition, which allows for the salient features of the images and their artefacts to be reproduced. We demonstrate the application of this framework by testing one of the most commonly used methods for EC correction, registration of DWIs to b=0, and reveal the systematic bias this introduces into corrected datasets. © Springer International Publishing Switzerland 2015.">
            <text:p>In this paper we demonstrate a simulation framework that enables the direct and quantitative comparison of post-processing methods for diffusion weighted magnetic resonance (DW-MR) images. DW-MR datasets are employed in a range of techniques that enable estimates of local microstructure and global connectivity in the brain. These techniques require full alignment of images across the dataset, but this is rarely the case. Artefacts such as eddy-current (EC) distortion and motion lead to misalignment between images, which compromise the quality of the microstructural measures obtained from them. Numerous methods and software packages exist to correct these artefacts, some of which have become de-facto standards, but none have been subject to rigorous validation. The ultimate aim of these techniques is improved image alignment, yet in the literature this is assessed using either qualitative visual measures or quantitative surrogate metrics. Here we introduce a simulation framework that allows for the direct, quantitative assessment of techniques, enabling objective comparisons of existing and future methods. DW-MR datasets are generated using a process that is based on the physics of MRI acquisition, which allows for the salient features of the images and their artefacts to be reproduced. We demonstrate the application of this framework by testing one of the most commonly used methods for EC correction, registration of DWIs to b=0, and reveal the systematic bias this introduces into corrected datasets. © Springer International Publishing Switzerland 2015.</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J8SCWIT">
            <text:p>NJ8SCWIT</text:p>
          </table:table-cell>
          <table:table-cell office:value-type="string" office:value="Geospatial data stream processing in python using FOSS4G components">
            <text:p>Geospatial data stream processing in python using FOSS4G components</text:p>
          </table:table-cell>
          <table:table-cell office:value-type="string" office:value="10.5194/isprsarchives-XLI-B7-931-2016">
            <text:p>10.5194/isprsarchives-XLI-B7-931-2016</text:p>
          </table:table-cell>
          <table:table-cell office:value-type="string" office:value="One viewpoint of current and future IT systems holds that there is an increase in the scale and velocity at which data are acquired and analysed from heterogeneous, dynamic sources. In the earth observation and geoinformatics domains, this process is driven by the increase in number and types of devices that report location and the proliferation of assorted sensors, from satellite constellations to oceanic buoy arrays. Much of these data will be encountered as self-contained messages on data streams - continuous, infinite flows of data. Spatial analytics over data streams concerns the search for spatial and spatio-temporal relationships within and amongst data &quot;on the move&quot;. In spatial databases, queries can assess a store of data to unpack spatial relationships? this is not the case on streams, where spatial relationships need to be established with the incomplete data available. Methods for spatially-based indexing, filtering, joining and transforming of streaming data need to be established and implemented in software components. This article describes the usage patterns and performance metrics of a number of well known FOSS4G Python software libraries within the data stream processing paradigm. In particular, we consider the RTree library for spatial indexing, the Shapely library for geometric processing and transformation and the PyProj library for projection and geodesic calculations over streams of geospatial data. We introduce a message oriented Python-based geospatial data streaming framework called Swordfish, which provides data stream processing primitives, functions, transports and a common data model for describing messages, based on the Open Geospatial Consortium Observations and Measurements (O&amp;M) and Unidata Common Data Model (CDM) standards. We illustrate how the geospatial software components are integrated with the Swordfish framework. Furthermore, we describe the tight temporal constraints under which geospatial functionality can be invoked when processing high velocity, potentially infinite geospatial data streams. The article discusses the performance of these libraries under simulated streaming loads (size, complexity and volume of messages) and how they can be deployed and utilised with Swordfish under real load scenarios, illustrated by a set of Vessel Automatic Identification System (AIS) use cases. We conclude that the described software libraries are able to perform adequately under geospatial data stream processing scenarios - many real application use cases will be handled sufficiently by the software.">
            <text:p>One viewpoint of current and future IT systems holds that there is an increase in the scale and velocity at which data are acquired and analysed from heterogeneous, dynamic sources. In the earth observation and geoinformatics domains, this process is driven by the increase in number and types of devices that report location and the proliferation of assorted sensors, from satellite constellations to oceanic buoy arrays. Much of these data will be encountered as self-contained messages on data streams - continuous, infinite flows of data. Spatial analytics over data streams concerns the search for spatial and spatio-temporal relationships within and amongst data "on the move". In spatial databases, queries can assess a store of data to unpack spatial relationships? this is not the case on streams, where spatial relationships need to be established with the incomplete data available. Methods for spatially-based indexing, filtering, joining and transforming of streaming data need to be established and implemented in software components. This article describes the usage patterns and performance metrics of a number of well known FOSS4G Python software libraries within the data stream processing paradigm. In particular, we consider the RTree library for spatial indexing, the Shapely library for geometric processing and transformation and the PyProj library for projection and geodesic calculations over streams of geospatial data. We introduce a message oriented Python-based geospatial data streaming framework called Swordfish, which provides data stream processing primitives, functions, transports and a common data model for describing messages, based on the Open Geospatial Consortium Observations and Measurements (O&amp;M) and Unidata Common Data Model (CDM) standards. We illustrate how the geospatial software components are integrated with the Swordfish framework. Furthermore, we describe the tight temporal constraints under which geospatial functionality can be invoked when processing high velocity, potentially infinite geospatial data streams. The article discusses the performance of these libraries under simulated streaming loads (size, complexity and volume of messages) and how they can be deployed and utilised with Swordfish under real load scenarios, illustrated by a set of Vessel Automatic Identification System (AIS) use cases. We conclude that the described software libraries are able to perform adequately under geospatial data stream processing scenarios - many real application use cases will be handled sufficiently by the softwar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4XVTMDC">
            <text:p>44XVTMDC</text:p>
          </table:table-cell>
          <table:table-cell office:value-type="string" office:value="PeerReview re-evaluation for accountability in distributed systems or networks">
            <text:p>PeerReview re-evaluation for accountability in distributed systems or networks</text:p>
          </table:table-cell>
          <table:table-cell office:value-type="string" office:value="10.1504/IJSN.2012.048494">
            <text:p>10.1504/IJSN.2012.048494</text:p>
          </table:table-cell>
          <table:table-cell office:value-type="string" office:value="Accountability implies that any entity shall be held responsible for its own specific actions and behaviour, so that the entity is part of a larger chain of accountability. PeerReview (Haeberlen et al., 2007) is a software library that provides accountability for distributed systems suffering from Byzantine failure. A key assumption in PeerReview is that a message sent from one correct node to another will be eventually received. In real world environment, however, message loss is commonplace and unavoidable due to the dynamics and uncertainties of the current Internet and it prevents a message from always reaching its destination. Beginning with this point, we have comprehensively analysed the behaviour of PeerReview with the assumption that, eventually, a message will be lost (i.e., never reach the destination). We have demonstrated that PeerReview would be unable to maintain its completeness and accuracy under such circumstantial conditions. Therefore, there is a presentation of six possible errors and the corresponding causes from which they originate. We also propose Message loss Tolerant PeerReview (MLT-PR), which gives a second chance for the falsely indicated nodes to clarify themselves. We re-evaluated PeerReview and MLT-PR with two newly defined metrics, node accountability and system accountability, which are employed to assess the degree of system accountability. Simulation results show that message loss decreases the performance of PeerReview in terms of both metrics and that on average; MLTPR outperforms PeerReview by 31.9% in terms of System Accountability. Copyright © 2012 Inderscience Enterprises Ltd.">
            <text:p>Accountability implies that any entity shall be held responsible for its own specific actions and behaviour, so that the entity is part of a larger chain of accountability. PeerReview (Haeberlen et al., 2007) is a software library that provides accountability for distributed systems suffering from Byzantine failure. A key assumption in PeerReview is that a message sent from one correct node to another will be eventually received. In real world environment, however, message loss is commonplace and unavoidable due to the dynamics and uncertainties of the current Internet and it prevents a message from always reaching its destination. Beginning with this point, we have comprehensively analysed the behaviour of PeerReview with the assumption that, eventually, a message will be lost (i.e., never reach the destination). We have demonstrated that PeerReview would be unable to maintain its completeness and accuracy under such circumstantial conditions. Therefore, there is a presentation of six possible errors and the corresponding causes from which they originate. We also propose Message loss Tolerant PeerReview (MLT-PR), which gives a second chance for the falsely indicated nodes to clarify themselves. We re-evaluated PeerReview and MLT-PR with two newly defined metrics, node accountability and system accountability, which are employed to assess the degree of system accountability. Simulation results show that message loss decreases the performance of PeerReview in terms of both metrics and that on average; MLTPR outperforms PeerReview by 31.9% in terms of System Accountability. Copyright © 2012 Inderscience Enterprises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RV7U2RZ">
            <text:p>IRV7U2RZ</text:p>
          </table:table-cell>
          <table:table-cell office:value-type="string" office:value="DPF: A Data Parallel Fortran benchmark suite">
            <text:p>DPF: A Data Parallel Fortran benchmark suite</text:p>
          </table:table-cell>
          <table:table-cell office:value-type="string" office:value="">
            <text:p/>
          </table:table-cell>
          <table:table-cell office:value-type="string" office:value="We present the Data Parallel Fortran (DPF) benchmark suite, a set of data parallel Fortran codes for evaluating data parallel compilers appropriate for any target parallel architecture, with shared or distributed memory. The codes are provided in basic, optimized and several library versions. The functionality of the benchmarks cover collective communication functions, scientific software library functions, and application kernels that reflect the computational structure and communication patterns in fluid dynamic simulations, fundamental physics and molecular studies in chemistry or biology. The DPF benchmark suite assumes the language model of High Performance Fortran, and provides performance evaluation metrics of busy and elapsed times and FLOP rates, FLOP count, memory usage, communication patterns, local memory access, and arithmetic efficiency as well as operation and communication counts per iteration. An instance of the benchmark suite was fully implemented in CM-Fortran and tested on the CM-5.">
            <text:p>We present the Data Parallel Fortran (DPF) benchmark suite, a set of data parallel Fortran codes for evaluating data parallel compilers appropriate for any target parallel architecture, with shared or distributed memory. The codes are provided in basic, optimized and several library versions. The functionality of the benchmarks cover collective communication functions, scientific software library functions, and application kernels that reflect the computational structure and communication patterns in fluid dynamic simulations, fundamental physics and molecular studies in chemistry or biology. The DPF benchmark suite assumes the language model of High Performance Fortran, and provides performance evaluation metrics of busy and elapsed times and FLOP rates, FLOP count, memory usage, communication patterns, local memory access, and arithmetic efficiency as well as operation and communication counts per iteration. An instance of the benchmark suite was fully implemented in CM-Fortran and tested on the CM-5.</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DPSBXFL">
            <text:p>GDPSBXFL</text:p>
          </table:table-cell>
          <table:table-cell office:value-type="string" office:value="CellProfiler Tracer: Exploring and validating high-throughput, time-lapse microscopy image data">
            <text:p>CellProfiler Tracer: Exploring and validating high-throughput, time-lapse microscopy image data</text:p>
          </table:table-cell>
          <table:table-cell office:value-type="string" office:value="10.1186/s12859-015-0759-x">
            <text:p>10.1186/s12859-015-0759-x</text:p>
          </table:table-cell>
          <table:table-cell office:value-type="string" office:value="Background: Time-lapse analysis of cellular images is an important and growing need in biology. Algorithms for cell tracking are widely available; what researchers have been missing is a single open-source software package to visualize standard tracking output (from software like CellProfiler) in a way that allows convenient assessment of track quality, especially for researchers tuning tracking parameters for high-content time-lapse experiments. This makes quality assessment and algorithm adjustment a substantial challenge, particularly when dealing with hundreds of time-lapse movies collected in a high-throughput manner. Results: We present CellProfiler Tracer, a free and open-source tool that complements the object tracking functionality of the CellProfiler biological image analysis package. Tracer allows multi-parametric morphological data to be visualized on object tracks, providing visualizations that have already been validated within the scientific community for time-lapse experiments, and combining them with simple graph-based measures for highlighting possible tracking artifacts. Conclusions: CellProfiler Tracer is a useful, free tool for inspection and quality control of object tracking data, available from http://www.cellprofiler.org/tracer/. © 2015 Bray and Carpenter.">
            <text:p>Background: Time-lapse analysis of cellular images is an important and growing need in biology. Algorithms for cell tracking are widely available; what researchers have been missing is a single open-source software package to visualize standard tracking output (from software like CellProfiler) in a way that allows convenient assessment of track quality, especially for researchers tuning tracking parameters for high-content time-lapse experiments. This makes quality assessment and algorithm adjustment a substantial challenge, particularly when dealing with hundreds of time-lapse movies collected in a high-throughput manner. Results: We present CellProfiler Tracer, a free and open-source tool that complements the object tracking functionality of the CellProfiler biological image analysis package. Tracer allows multi-parametric morphological data to be visualized on object tracks, providing visualizations that have already been validated within the scientific community for time-lapse experiments, and combining them with simple graph-based measures for highlighting possible tracking artifacts. Conclusions: CellProfiler Tracer is a useful, free tool for inspection and quality control of object tracking data, available from http://www.cellprofiler.org/tracer/. © 2015 Bray and Carpenter.</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5C9XMLF">
            <text:p>Z5C9XMLF</text:p>
          </table:table-cell>
          <table:table-cell office:value-type="string" office:value="Using pre-existing microarray datasets to increase experimental power: Application to insulin resistance">
            <text:p>Using pre-existing microarray datasets to increase experimental power: Application to insulin resistance</text:p>
          </table:table-cell>
          <table:table-cell office:value-type="string" office:value="10.1371/journal.pcbi.1000718">
            <text:p>10.1371/journal.pcbi.1000718</text:p>
          </table:table-cell>
          <table:table-cell office:value-type="string" office:value="Although they have become a widely used experimental technique for identifying differentially expressed (DE) genes, DNA microarrays are notorious for generating noisy data. A common strategy for mitigating the effects of noise is to perform many experimental replicates. This approach is often costly and sometimes impossible given limited resources; thus, analytical methods are needed which increase accuracy at no additional cost. One inexpensive source of microarray replicates comes from prior work: to date, data from hundreds of thousands of microarray experiments are in the public domain. Although these data assay a wide range of conditions, they cannot be used directly to inform any particular experiment and are thus ignored by most DE gene methods. We present the SVD Augmented Gene expression Analysis Tool (SAGAT), a mathematically principled, data-driven approach for identifying DE genes. SAGAT increases the power of a microarray experiment by using observed coexpression relationships from publicly available microarray datasets to reduce uncertainty in individual genes' expression measurements. We tested the method on three well-replicated human microarray datasets and demonstrate that use of SAGAT increased effective sample sizes by as many as 2.72 arrays. We applied SAGAT to unpublished data from a microarray study investigating transcriptional responses to insulin resistance, resulting in a 50% increase in the number of significant genes detected. We evaluated 11 (58%) of these genes experimentally using qPCR, confirming the directions of expression change for all 11 and statistical significance for three. Use of SAGAT revealed coherent biological changes in three pathways: inflammation, differentiation, and fatty acid synthesis, furthering our molecular understanding of a type 2 diabetes risk factor. We envision SAGAT as a means to maximize the potential for biological discovery from subtle transcriptional responses, and we provide it as a freely available software package that is immediately applicable to any human microarray study. © 2010 Daigle, Jr. et al.">
            <text:p>Although they have become a widely used experimental technique for identifying differentially expressed (DE) genes, DNA microarrays are notorious for generating noisy data. A common strategy for mitigating the effects of noise is to perform many experimental replicates. This approach is often costly and sometimes impossible given limited resources; thus, analytical methods are needed which increase accuracy at no additional cost. One inexpensive source of microarray replicates comes from prior work: to date, data from hundreds of thousands of microarray experiments are in the public domain. Although these data assay a wide range of conditions, they cannot be used directly to inform any particular experiment and are thus ignored by most DE gene methods. We present the SVD Augmented Gene expression Analysis Tool (SAGAT), a mathematically principled, data-driven approach for identifying DE genes. SAGAT increases the power of a microarray experiment by using observed coexpression relationships from publicly available microarray datasets to reduce uncertainty in individual genes' expression measurements. We tested the method on three well-replicated human microarray datasets and demonstrate that use of SAGAT increased effective sample sizes by as many as 2.72 arrays. We applied SAGAT to unpublished data from a microarray study investigating transcriptional responses to insulin resistance, resulting in a 50% increase in the number of significant genes detected. We evaluated 11 (58%) of these genes experimentally using qPCR, confirming the directions of expression change for all 11 and statistical significance for three. Use of SAGAT revealed coherent biological changes in three pathways: inflammation, differentiation, and fatty acid synthesis, furthering our molecular understanding of a type 2 diabetes risk factor. We envision SAGAT as a means to maximize the potential for biological discovery from subtle transcriptional responses, and we provide it as a freely available software package that is immediately applicable to any human microarray study. © 2010 Daigle, Jr. et al.</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FE83YEI">
            <text:p>CFE83YEI</text:p>
          </table:table-cell>
          <table:table-cell office:value-type="string" office:value="Towards continuous benchmarking: An automated performance evaluation framework for high performance software">
            <text:p>Towards continuous benchmarking: An automated performance evaluation framework for high performance software</text:p>
          </table:table-cell>
          <table:table-cell office:value-type="string" office:value="10.1145/3324989.3325719">
            <text:p>10.1145/3324989.3325719</text:p>
          </table:table-cell>
          <table:table-cell office:value-type="string" office:value="We present an automated performance evaluation framework that enables an automated workflow for testing and performance evaluation of software libraries. Integrating this component into an ecosystem enables sustainable software development, as a community effort, via a web application for interactively evaluating the performance of individual software components. The performance evaluation tool is based exclusively on web technologies, which removes the burden of downloading performance data or installing additional software. We employ this framework for the Ginkgo software ecosystem, but the framework can be used with essentially any software project, including the comparison between different software libraries. The Continuous Integration (CI) framework of Ginkgo is also extended to automatically run a benchmark suite on predetermined HPC systems, store the state of the machine and the environment along with the compiled binaries, and collect results in a publicly accessible performance data repository based on Git. The Ginkgo performance explorer (GPE) can be used to retrieve the performance data from the repository, and visualizes it in a web browser. GPE also implements an interface that allows users to write scripts, archived in a Git repository, to extract particular data, compute particular metrics, and visualize them in many different formats (as specified by the script). The combination of these approaches creates a workflow which enables performance reproducibility and software sustainability of scientific software. In this paper, we present example scripts that extract and visualize performance data for Ginkgo’s SpMV kernels that allow users to identify the optimal kernel for specific problem characteristics. © 2019 Association for Computing Machinery.">
            <text:p>We present an automated performance evaluation framework that enables an automated workflow for testing and performance evaluation of software libraries. Integrating this component into an ecosystem enables sustainable software development, as a community effort, via a web application for interactively evaluating the performance of individual software components. The performance evaluation tool is based exclusively on web technologies, which removes the burden of downloading performance data or installing additional software. We employ this framework for the Ginkgo software ecosystem, but the framework can be used with essentially any software project, including the comparison between different software libraries. The Continuous Integration (CI) framework of Ginkgo is also extended to automatically run a benchmark suite on predetermined HPC systems, store the state of the machine and the environment along with the compiled binaries, and collect results in a publicly accessible performance data repository based on Git. The Ginkgo performance explorer (GPE) can be used to retrieve the performance data from the repository, and visualizes it in a web browser. GPE also implements an interface that allows users to write scripts, archived in a Git repository, to extract particular data, compute particular metrics, and visualize them in many different formats (as specified by the script). The combination of these approaches creates a workflow which enables performance reproducibility and software sustainability of scientific software. In this paper, we present example scripts that extract and visualize performance data for Ginkgo’s SpMV kernels that allow users to identify the optimal kernel for specific problem characteristics. © 2019 Association for Computing Machinery.</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MZSFFHL">
            <text:p>RMZSFFHL</text:p>
          </table:table-cell>
          <table:table-cell office:value-type="string" office:value="Towards a unified criteria model for usability evaluation in the context of open source software based on a fuzzy Delphi method">
            <text:p>Towards a unified criteria model for usability evaluation in the context of open source software based on a fuzzy Delphi method</text:p>
          </table:table-cell>
          <table:table-cell office:value-type="string" office:value="10.1016/j.infsof.2020.106453">
            <text:p>10.1016/j.infsof.2020.106453</text:p>
          </table:table-cell>
          <table:table-cell office:value-type="string" office:value="Context: A plethora of models are available for open-source software (OSS) usability evaluation. However, these models lack consensus between scholars as well as standard bodies on a specific set of usability evaluation criteria. Retaining irrelevant criteria and omitting essential ones will mislead the direction of the usability evaluation. Objective: This study introduces a three-step method to develop a usability evaluation model in the context of OSS. Method: The fuzzy Delphi method has been employed to unify the usability evaluation criteria in the context of OSS. The first step in the method is the usability criteria analysis, which involves redefining and restructuring all collected usability criteria reported in the literature. The second step is fuzzy Delphi analysis, which includes the design and validates the fuzzy Delphi instrument and the utilisation of the fuzzy Delphi method to analyse the fuzziness consensus of experts' opinions on the usability evaluation criteria. The third step is the proposal of the OSS usability evaluation model. Results: A total of 124 usability criteria were identified, redefined, and restructured by creating groups of related meaning criteria. The result of the groupings generated 11 main criteria; the findings of the fuzzy Delphi narrowed down the criteria to only seven. The final set of criteria was sent back to the panellists for reconsideration of their responses. The panellists verified that these criteria are suitable in the evaluation of the usability of OSS. Discussion: The empirical analysis confirmed that the proposed evaluation model is acceptable in assessing the usability of OSS. Therefore, this model can be used as a reference metric for OSS usability evaluation which will have a practical benefit for the community in public and private organisations in helping the decision-maker to select the best OSS software package amongst the alternatives. © 2020">
            <text:p>Context: A plethora of models are available for open-source software (OSS) usability evaluation. However, these models lack consensus between scholars as well as standard bodies on a specific set of usability evaluation criteria. Retaining irrelevant criteria and omitting essential ones will mislead the direction of the usability evaluation. Objective: This study introduces a three-step method to develop a usability evaluation model in the context of OSS. Method: The fuzzy Delphi method has been employed to unify the usability evaluation criteria in the context of OSS. The first step in the method is the usability criteria analysis, which involves redefining and restructuring all collected usability criteria reported in the literature. The second step is fuzzy Delphi analysis, which includes the design and validates the fuzzy Delphi instrument and the utilisation of the fuzzy Delphi method to analyse the fuzziness consensus of experts' opinions on the usability evaluation criteria. The third step is the proposal of the OSS usability evaluation model. Results: A total of 124 usability criteria were identified, redefined, and restructured by creating groups of related meaning criteria. The result of the groupings generated 11 main criteria; the findings of the fuzzy Delphi narrowed down the criteria to only seven. The final set of criteria was sent back to the panellists for reconsideration of their responses. The panellists verified that these criteria are suitable in the evaluation of the usability of OSS. Discussion: The empirical analysis confirmed that the proposed evaluation model is acceptable in assessing the usability of OSS. Therefore, this model can be used as a reference metric for OSS usability evaluation which will have a practical benefit for the community in public and private organisations in helping the decision-maker to select the best OSS software package amongst the alternatives. © 2020</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XUPRDL4">
            <text:p>MXUPRDL4</text:p>
          </table:table-cell>
          <table:table-cell office:value-type="string" office:value="The construction of information measuring system of defects detection in conductive patterns of printed circuit boards">
            <text:p>The construction of information measuring system of defects detection in conductive patterns of printed circuit boards</text:p>
          </table:table-cell>
          <table:table-cell office:value-type="string" office:value="10.1109/CADSM.2017.7916110">
            <text:p>10.1109/CADSM.2017.7916110</text:p>
          </table:table-cell>
          <table:table-cell office:value-type="string" office:value="Modern electronic media are complex systems with a hierarchical structure, one of which elements are printed circuit boards. Their reliability is laid both at the design stage, and the stage of technological control. The aim of the work is to improve the information-measuring PCB control system with the assessment of the impact of technological variations and external factors on the development of operational defects found. To solve this problem morphological image processing techniques, computer simulation, and, in particular, the finite element method and the methods of fuzzy logic are used. For the numerical solution software package ANSYS is applied. The concept of latent defect PCBs is offered. Improved facet classification of PCBs' defects is up-grated. A technique of detection of latent defects in printed circuit boards is described. A structural scheme of the information-measuring PCB control system is proposed in this article. Introduction of the concept latent defect allows you to extend the range of tolerance deviations of the printed track sizes. Methods of detection of defects, including analysis, defect type classification unit and mathematical modeling allows to determine the further development of a latent defect. The proposed structural scheme of information measurement system implements the proposed method. © 2017 IEEE.">
            <text:p>Modern electronic media are complex systems with a hierarchical structure, one of which elements are printed circuit boards. Their reliability is laid both at the design stage, and the stage of technological control. The aim of the work is to improve the information-measuring PCB control system with the assessment of the impact of technological variations and external factors on the development of operational defects found. To solve this problem morphological image processing techniques, computer simulation, and, in particular, the finite element method and the methods of fuzzy logic are used. For the numerical solution software package ANSYS is applied. The concept of latent defect PCBs is offered. Improved facet classification of PCBs' defects is up-grated. A technique of detection of latent defects in printed circuit boards is described. A structural scheme of the information-measuring PCB control system is proposed in this article. Introduction of the concept latent defect allows you to extend the range of tolerance deviations of the printed track sizes. Methods of detection of defects, including analysis, defect type classification unit and mathematical modeling allows to determine the further development of a latent defect. The proposed structural scheme of information measurement system implements the proposed method. © 2017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6RSDD7A">
            <text:p>26RSDD7A</text:p>
          </table:table-cell>
          <table:table-cell office:value-type="string" office:value="A comparison of model and experiment for a high frequency (35 MHz) linear ultrasonic array">
            <text:p>A comparison of model and experiment for a high frequency (35 MHz) linear ultrasonic array</text:p>
          </table:table-cell>
          <table:table-cell office:value-type="string" office:value="10.1109/ULTSYM.2003.1293229">
            <text:p>10.1109/ULTSYM.2003.1293229</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BHRMD5N">
            <text:p>ZBHRMD5N</text:p>
          </table:table-cell>
          <table:table-cell office:value-type="string" office:value="Investigation of domain effects on software">
            <text:p>Investigation of domain effects on software</text:p>
          </table:table-cell>
          <table:table-cell office:value-type="string" office:value="10.1145/1566445.1566496">
            <text:p>10.1145/1566445.1566496</text:p>
          </table:table-cell>
          <table:table-cell office:value-type="string" office:value="It has been stated that there is very less variability in cohesion, coupling and complexity of software packages within specific domains such as Graphical User Interface (GUI). This implies that software metrics show low variability within single domain and high variability between domains. This paper investigates the domain issue by creating hierarchical model of four different domains and two software packages within each domain. Metrics are collected on each package and compared against the domains and packages. Results confirm metrics are not domain centric. ©2009 ACM.">
            <text:p>It has been stated that there is very less variability in cohesion, coupling and complexity of software packages within specific domains such as Graphical User Interface (GUI). This implies that software metrics show low variability within single domain and high variability between domains. This paper investigates the domain issue by creating hierarchical model of four different domains and two software packages within each domain. Metrics are collected on each package and compared against the domains and packages. Results confirm metrics are not domain centric. ©2009 ACM.</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PMJY6EY">
            <text:p>TPMJY6EY</text:p>
          </table:table-cell>
          <table:table-cell office:value-type="string" office:value="Wind farms generation deviation in electric power system">
            <text:p>Wind farms generation deviation in electric power system</text:p>
          </table:table-cell>
          <table:table-cell office:value-type="string" office:value="10.1109/REEPE51337.2021.9388016">
            <text:p>10.1109/REEPE51337.2021.9388016</text:p>
          </table:table-cell>
          <table:table-cell office:value-type="string" office:value="Installed capacity of renewable energy sources as part of electric power systems, in particular wind farms, is growing rapidly. The Russian Federation has also adopted a set of legislative measures aimed for increasing the installed capacity of wind farms. In this regard, the paper devoted to assessing the impact of wind farms on active power control range of traditional power plants. The paper presents calculation results that make it possible to assess the fluctuations regularity of wind farms generation schedule over a long period of time. Numerical results were obtained using the Microsoft Excel software package. © 2021 IEEE.">
            <text:p>Installed capacity of renewable energy sources as part of electric power systems, in particular wind farms, is growing rapidly. The Russian Federation has also adopted a set of legislative measures aimed for increasing the installed capacity of wind farms. In this regard, the paper devoted to assessing the impact of wind farms on active power control range of traditional power plants. The paper presents calculation results that make it possible to assess the fluctuations regularity of wind farms generation schedule over a long period of time. Numerical results were obtained using the Microsoft Excel software package. © 2021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EWRD6N8">
            <text:p>BEWRD6N8</text:p>
          </table:table-cell>
          <table:table-cell office:value-type="string" office:value="The McXtrace AstroX toolbox: A general ray tracing software package for end to end simulation of x-ray optics for astronomical instrumentation">
            <text:p>The McXtrace AstroX toolbox: A general ray tracing software package for end to end simulation of x-ray optics for astronomical instrumentation</text:p>
          </table:table-cell>
          <table:table-cell office:value-type="string" office:value="10.1117/12.2312272">
            <text:p>10.1117/12.2312272</text:p>
          </table:table-cell>
          <table:table-cell office:value-type="string" office:value="McXtrace is a general, highly modular, X-ray tracing open source software package for simulating X-ray optics. While initially intended for simulating synchrotron beamlines, it has recently found use in astrophysics. Here it is being used to evaluate the projected performance of X-ray telescope designs. We present the software add-on toolbox &quot;AstroX&quot; to McXtrace containing all of the common optical elements found in satellite based X-ray telescopes. In addition, the toolbox contains detector and source models relevant for astronomical applications. As an added benefit, users may exploit the heritage of McXtrace and use its beamline elements, to simulate characterization measurements of optical elements. McXtrace AstroX allows for simulation of X-rays telescopes based on different optical concepts such as nested mirror shells and Silicon Pore Optics technology. In this study we present examples of McXtrace AstroX use for ATHENA-, and NuSTAR-like telescope concepts. © 2018 SPIE.">
            <text:p>McXtrace is a general, highly modular, X-ray tracing open source software package for simulating X-ray optics. While initially intended for simulating synchrotron beamlines, it has recently found use in astrophysics. Here it is being used to evaluate the projected performance of X-ray telescope designs. We present the software add-on toolbox "AstroX" to McXtrace containing all of the common optical elements found in satellite based X-ray telescopes. In addition, the toolbox contains detector and source models relevant for astronomical applications. As an added benefit, users may exploit the heritage of McXtrace and use its beamline elements, to simulate characterization measurements of optical elements. McXtrace AstroX allows for simulation of X-rays telescopes based on different optical concepts such as nested mirror shells and Silicon Pore Optics technology. In this study we present examples of McXtrace AstroX use for ATHENA-, and NuSTAR-like telescope concepts. © 2018 SPI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I2VF42E">
            <text:p>AI2VF42E</text:p>
          </table:table-cell>
          <table:table-cell office:value-type="string" office:value="Investigating Joint-Action in Short-Cycle Repetitive Handover Tasks: The Role of Giver Versus Receiver and its Implications for Human-Robot Collaborative System Design">
            <text:p>Investigating Joint-Action in Short-Cycle Repetitive Handover Tasks: The Role of Giver Versus Receiver and its Implications for Human-Robot Collaborative System Design</text:p>
          </table:table-cell>
          <table:table-cell office:value-type="string" office:value="10.1007/s12369-017-0424-9">
            <text:p>10.1007/s12369-017-0424-9</text:p>
          </table:table-cell>
          <table:table-cell office:value-type="string" office:value="Human–human joint-action in short-cycle repetitive handover tasks was investigated for a bottle handover task using a three-fold approach: work-methods field studies in multiple supermarkets, simulation analysis using an ergonomics software package and by conducting an in-house lab experiment on human–human collaboration by re-creating the environment and conditions of a supermarket. Evaluation included both objective and subjective measures. Subjective evaluation was done taking a psychological perspective and showcases among other things, the differences in the way a common joint-action is being perceived by individual team partners depending upon their role (giver or receiver). The proposed approach can provide a systematic method to analyze similar tasks. Combining the results of all the three analyses, this research gives insight into the science of joint-action for short-cycle repetitive tasks and its implications for human–robot collaborative system design. © 2018, Springer Science+Business Media B.V.">
            <text:p>Human–human joint-action in short-cycle repetitive handover tasks was investigated for a bottle handover task using a three-fold approach: work-methods field studies in multiple supermarkets, simulation analysis using an ergonomics software package and by conducting an in-house lab experiment on human–human collaboration by re-creating the environment and conditions of a supermarket. Evaluation included both objective and subjective measures. Subjective evaluation was done taking a psychological perspective and showcases among other things, the differences in the way a common joint-action is being perceived by individual team partners depending upon their role (giver or receiver). The proposed approach can provide a systematic method to analyze similar tasks. Combining the results of all the three analyses, this research gives insight into the science of joint-action for short-cycle repetitive tasks and its implications for human–robot collaborative system design. © 2018, Springer Science+Business Media B.V.</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NSR2KMP">
            <text:p>ZNSR2KMP</text:p>
          </table:table-cell>
          <table:table-cell office:value-type="string" office:value="Identification of Retinal Ganglion Cell Firing Patterns Using Clustering Analysis Supplied with Failure Diagnosis">
            <text:p>Identification of Retinal Ganglion Cell Firing Patterns Using Clustering Analysis Supplied with Failure Diagnosis</text:p>
          </table:table-cell>
          <table:table-cell office:value-type="string" office:value="10.1142/S0129065718500089">
            <text:p>10.1142/S0129065718500089</text:p>
          </table:table-cell>
          <table:table-cell office:value-type="string" office:value="An important goal in visual neuroscience is to understand how neuronal population coding in vertebrate retina mediates the broad range of visual functions. Microelectrode arrays interface on isolated retina registers a collective measure of the spiking dynamics of retinal ganglion cells (RGCs) by probing them simultaneously and in large numbers. The recorded data stream is then processed to identify spike trains of individual RGCs by efficient and scalable spike detection and sorting routines. Most spike sorting software packages, available either commercially or as freeware, combine automated steps with judgment calls by the investigator to verify the quality of sorted spikes. This work focused on sorting spikes of RGCs into clusters using an integrated analytical platform for the data recorded during visual stimulation of wild-type mice retinas with whole field stimuli. After spike train detection, we projected each spike onto two feature spaces: a parametric space and a principal components space. We then applied clustering algorithms to sort spikes into separate clusters. To eliminate the need for human intervention, the initial clustering results were submitted to diagnostic tests that evaluated the results to detect the sources of failure in cluster assignment. This failure diagnosis formed a decision logic for diagnosable electrodes to enhance the clustering quality iteratively through rerunning the clustering algorithms. The new clustering results showed that the spike sorting accuracy was improved. Subsequently, the number of active RGCs during each whole field stimulation was found, and the light responsiveness of each RGC was identified. Our approach led to error-resilient spike sorting in both feature extraction methods; however, using parametric features led to less erroneous spike sorting compared to principal components, particularly for low signal-to-noise ratios. As our approach is reliable for retinal signal processing in response to simple visual stimuli, it could be applied to the evaluation of disrupted physiological signaling in retinal neurodegenerative diseases. © 2018 World Scientific Publishing Company.">
            <text:p>An important goal in visual neuroscience is to understand how neuronal population coding in vertebrate retina mediates the broad range of visual functions. Microelectrode arrays interface on isolated retina registers a collective measure of the spiking dynamics of retinal ganglion cells (RGCs) by probing them simultaneously and in large numbers. The recorded data stream is then processed to identify spike trains of individual RGCs by efficient and scalable spike detection and sorting routines. Most spike sorting software packages, available either commercially or as freeware, combine automated steps with judgment calls by the investigator to verify the quality of sorted spikes. This work focused on sorting spikes of RGCs into clusters using an integrated analytical platform for the data recorded during visual stimulation of wild-type mice retinas with whole field stimuli. After spike train detection, we projected each spike onto two feature spaces: a parametric space and a principal components space. We then applied clustering algorithms to sort spikes into separate clusters. To eliminate the need for human intervention, the initial clustering results were submitted to diagnostic tests that evaluated the results to detect the sources of failure in cluster assignment. This failure diagnosis formed a decision logic for diagnosable electrodes to enhance the clustering quality iteratively through rerunning the clustering algorithms. The new clustering results showed that the spike sorting accuracy was improved. Subsequently, the number of active RGCs during each whole field stimulation was found, and the light responsiveness of each RGC was identified. Our approach led to error-resilient spike sorting in both feature extraction methods; however, using parametric features led to less erroneous spike sorting compared to principal components, particularly for low signal-to-noise ratios. As our approach is reliable for retinal signal processing in response to simple visual stimuli, it could be applied to the evaluation of disrupted physiological signaling in retinal neurodegenerative diseases. © 2018 World Scientific Publishing Compan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HRBPP5B">
            <text:p>HHRBPP5B</text:p>
          </table:table-cell>
          <table:table-cell office:value-type="string" office:value="Assessing the Evolution of Quality in Java Libraries">
            <text:p>Assessing the Evolution of Quality in Java Libraries</text:p>
          </table:table-cell>
          <table:table-cell office:value-type="string" office:value="10.1145/2801081.2801097">
            <text:p>10.1145/2801081.2801097</text:p>
          </table:table-cell>
          <table:table-cell office:value-type="string" office:value="Libraries are increasingly employed in software practice to speed up the development process by reusing available and tested components. Software systems, that are available as libraries, are expected to be well-designed, because they have to adhere to specific principles, in order to accommodate the needs of multiple clients in a robust and stable way. Considering that most software libraries are continuously upgraded, in this paper we investigate the evolution of their quality over time. In particular, we perform a systematic case study to assess whether quality, in terms of three software metrics (CBO, LCOM, WMC), exhibits clear trends during the history of twenty analyzed libraries. The findings indicate that the examined software libraries can be considered as stable software projects in terms of quality, in the sense that in contrast to the general belief about software aging, their quality does not degrade over time. © 2015 ACM.">
            <text:p>Libraries are increasingly employed in software practice to speed up the development process by reusing available and tested components. Software systems, that are available as libraries, are expected to be well-designed, because they have to adhere to specific principles, in order to accommodate the needs of multiple clients in a robust and stable way. Considering that most software libraries are continuously upgraded, in this paper we investigate the evolution of their quality over time. In particular, we perform a systematic case study to assess whether quality, in terms of three software metrics (CBO, LCOM, WMC), exhibits clear trends during the history of twenty analyzed libraries. The findings indicate that the examined software libraries can be considered as stable software projects in terms of quality, in the sense that in contrast to the general belief about software aging, their quality does not degrade over time. © 2015 AC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C3ESINQ">
            <text:p>UC3ESINQ</text:p>
          </table:table-cell>
          <table:table-cell office:value-type="string" office:value="GamSim — A windows-based simulation tool for gamma-ray detector development">
            <text:p>GamSim — A windows-based simulation tool for gamma-ray detector development</text:p>
          </table:table-cell>
          <table:table-cell office:value-type="string" office:value="10.1109/NSSMIC.2016.8069419">
            <text:p>10.1109/NSSMIC.2016.8069419</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TB85VWV">
            <text:p>HTB85VWV</text:p>
          </table:table-cell>
          <table:table-cell office:value-type="string" office:value="Overlay sample plan optimization for the detection of higher order contributions to misalignment">
            <text:p>Overlay sample plan optimization for the detection of higher order contributions to misalignment</text:p>
          </table:table-cell>
          <table:table-cell office:value-type="string" office:value="10.1117/12.174141">
            <text:p>10.1117/12.174141</text:p>
          </table:table-cell>
          <table:table-cell office:value-type="string" office:value="Using a commercially available software package, overlay sample plans were evaluated for use in a O.5um manufacturing process. Monitor wafers were patterned using a two layer overlay evaluation reticit. t. Known values of both grid and field errors were entered into the stepper during the exposure of the second layer to force a controlled range of inisregistration. Extensive overlay measurements were collected from these wafers, inclading ri:any more die and intrafield sites then would be practical in a manufacturing envilonment. These detailed data sets were modeled to define the relationships between distortion coefficients reported by the software and those actually eniered into the stepper. Using the modeled distortions obtained from the original data set as the &quot;correct&quot; values of overlay distortion present on the die/wafers, it was possiie to modi subsets 0 the original data set to deiermine the most efficient sample plans for manufacturing. This evaluation was based on two criteria: the accuracy of the distortion coefficients as modeled, and the magnitude of the coefficient uncertainty associated with each modeled term. The accuracy and uncertainty of the modeled overlay distortions was found to be dependent on the sample plan, both in terms of the number and location of measurements taken. For detecting and modeling both grid and intrafield distortions, the importance of choosing a sample plan symmetrical about the center with good spatial coverage was highlighted. © 1994 SPIE. All rights reserved.">
            <text:p>Using a commercially available software package, overlay sample plans were evaluated for use in a O.5um manufacturing process. Monitor wafers were patterned using a two layer overlay evaluation reticit. t. Known values of both grid and field errors were entered into the stepper during the exposure of the second layer to force a controlled range of inisregistration. Extensive overlay measurements were collected from these wafers, inclading ri:any more die and intrafield sites then would be practical in a manufacturing envilonment. These detailed data sets were modeled to define the relationships between distortion coefficients reported by the software and those actually eniered into the stepper. Using the modeled distortions obtained from the original data set as the "correct" values of overlay distortion present on the die/wafers, it was possiie to modi subsets 0 the original data set to deiermine the most efficient sample plans for manufacturing. This evaluation was based on two criteria: the accuracy of the distortion coefficients as modeled, and the magnitude of the coefficient uncertainty associated with each modeled term. The accuracy and uncertainty of the modeled overlay distortions was found to be dependent on the sample plan, both in terms of the number and location of measurements taken. For detecting and modeling both grid and intrafield distortions, the importance of choosing a sample plan symmetrical about the center with good spatial coverage was highlighted. © 1994 SPIE.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ZS3PA5R">
            <text:p>LZS3PA5R</text:p>
          </table:table-cell>
          <table:table-cell office:value-type="string" office:value="Numerical modelization of transient current in relay">
            <text:p>Numerical modelization of transient current in relay</text:p>
          </table:table-cell>
          <table:table-cell office:value-type="string" office:value="10.1109/20.42374">
            <text:p>10.1109/20.42374</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6TRYMAH">
            <text:p>F6TRYMAH</text:p>
          </table:table-cell>
          <table:table-cell office:value-type="string" office:value="Empirical performance evaluation of graphics recognition systems">
            <text:p>Empirical performance evaluation of graphics recognition systems</text:p>
          </table:table-cell>
          <table:table-cell office:value-type="string" office:value="10.1109/34.790427">
            <text:p>10.1109/34.790427</text:p>
          </table:table-cell>
          <table:table-cell office:value-type="string" office:value="This paper presents a methodology for evaluating graphics recognition systems operating on images that contain straight lines, circles, circular arcs, and text blocks. It enables an empirical comparison of vectorization software packages and uses practical performance evaluation methods that can be applied to complete vectorization systems. The methodology includes a set of matching criteria for pairs of graphical entities, a set of performance evaluation metrics, and a benchmark for the evaluation of graphics recognition systems. The benchmark was tested on three systems. The results are reported and analyzed in this paper.">
            <text:p>This paper presents a methodology for evaluating graphics recognition systems operating on images that contain straight lines, circles, circular arcs, and text blocks. It enables an empirical comparison of vectorization software packages and uses practical performance evaluation methods that can be applied to complete vectorization systems. The methodology includes a set of matching criteria for pairs of graphical entities, a set of performance evaluation metrics, and a benchmark for the evaluation of graphics recognition systems. The benchmark was tested on three systems. The results are reported and analyzed in this paper.</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35SCCIB">
            <text:p>L35SCCIB</text:p>
          </table:table-cell>
          <table:table-cell office:value-type="string" office:value="Extending Information Agreement by Continuity">
            <text:p>Extending Information Agreement by Continuity</text:p>
          </table:table-cell>
          <table:table-cell office:value-type="string" office:value="10.1109/BIBM49941.2020.9313173">
            <text:p>10.1109/BIBM49941.2020.9313173</text:p>
          </table:table-cell>
          <table:table-cell office:value-type="string" office:value="Agreement measures are useful metrics to both compare different evaluations of the same diagnostic outcomes and validate new rating systems or devices. While many of them have been proposed in the literature so far, Cohen's n is still the de facto standard in gauging the agreement.Information Agreement (IA) is a novel two-observers information-theoretic-based metric introduced to overcome all the limitations and alleged pitfalls of Cohen's n. It offers an operative meaning to the agreement since it measures - in both dichotomous and multi-value ordered-categorical cases-the information shared between two raters through the virtual diagnostic channel connecting them: the more information exchanged between the raters, the higher their agreement. Unfortunately, this measure is only able to deal with agreement matrices whose values are all strictly positive numbers.This work extends IA by admitting also 0 as a possible value for the entries of an agreement matrix. Moreover, a Python software library to compute the extended version of IA, together with some of the most used agreement measures, is presented and tested. © 2020 IEEE.">
            <text:p>Agreement measures are useful metrics to both compare different evaluations of the same diagnostic outcomes and validate new rating systems or devices. While many of them have been proposed in the literature so far, Cohen's n is still the de facto standard in gauging the agreement.Information Agreement (IA) is a novel two-observers information-theoretic-based metric introduced to overcome all the limitations and alleged pitfalls of Cohen's n. It offers an operative meaning to the agreement since it measures - in both dichotomous and multi-value ordered-categorical cases-the information shared between two raters through the virtual diagnostic channel connecting them: the more information exchanged between the raters, the higher their agreement. Unfortunately, this measure is only able to deal with agreement matrices whose values are all strictly positive numbers.This work extends IA by admitting also 0 as a possible value for the entries of an agreement matrix. Moreover, a Python software library to compute the extended version of IA, together with some of the most used agreement measures, is presented and tested. © 2020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22X23R6">
            <text:p>F22X23R6</text:p>
          </table:table-cell>
          <table:table-cell office:value-type="string" office:value="Interactive 3-d image display and analysis">
            <text:p>Interactive 3-d image display and analysis</text:p>
          </table:table-cell>
          <table:table-cell office:value-type="string" office:value="10.1117/12.947062">
            <text:p>10.1117/12.947062</text:p>
          </table:table-cell>
          <table:table-cell office:value-type="string" office:value="A comprehensive software package, called ANALYZE, has been developed (1) which permits detailed investigation and evaluation of 3-D and 4-D biomedical images. The software is written entirely in ‘C’ and runs on standard UNIX workstations. The software architecture permits systematic enhancements and upgrades which has fostered development of a readily expandible package. ANALYZE can be used with 3-D imaging modalities based on x-ray computed tomography, radionuclide emission tomography, ultrasound tomography, and magnetic resonance imaging. The ANALYZE package features integrated, complimentary tools for fully interactive display, manipulation and measurement of multi-dimensional image data. It provides an effective shell for custom software prototyping and turnkey applications. This paper provides a general description of this software with illustrations of its use, and provides specific details on the interactive volume rendering display module used for 3-D display. © 1988 SPIE.">
            <text:p>A comprehensive software package, called ANALYZE, has been developed (1) which permits detailed investigation and evaluation of 3-D and 4-D biomedical images. The software is written entirely in ‘C’ and runs on standard UNIX workstations. The software architecture permits systematic enhancements and upgrades which has fostered development of a readily expandible package. ANALYZE can be used with 3-D imaging modalities based on x-ray computed tomography, radionuclide emission tomography, ultrasound tomography, and magnetic resonance imaging. The ANALYZE package features integrated, complimentary tools for fully interactive display, manipulation and measurement of multi-dimensional image data. It provides an effective shell for custom software prototyping and turnkey applications. This paper provides a general description of this software with illustrations of its use, and provides specific details on the interactive volume rendering display module used for 3-D display. © 1988 SPI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XI4SICI">
            <text:p>5XI4SICI</text:p>
          </table:table-cell>
          <table:table-cell office:value-type="string" office:value="A comparative study on the effectiveness of patterns in software libraries and standalone applications">
            <text:p>A comparative study on the effectiveness of patterns in software libraries and standalone applications</text:p>
          </table:table-cell>
          <table:table-cell office:value-type="string" office:value="10.1109/QUATIC.2014.26">
            <text:p>10.1109/QUATIC.2014.26</text:p>
          </table:table-cell>
          <table:table-cell office:value-type="string" office:value="The existence of design pattern instances is often regarded as an indication of elaborate software design, since patterns have been reported in many studies as techniques that improve software quality properties. Driven by the widespread belief that software libraries excel in terms of design quality compared to standalone applications, this study investigates first whether this claim is confirmed and second whether the improved quality can be attributed to the use of patterns. In particular we examine: (a) whether libraries exhibit improved design quality in terms of metrics compared to standalone applications, (b) the intensity of use of design patterns in the two software categories and (c) whether there is any correlation of design patterns usage and design quality at system level. The results of the study suggest that, some of the quality properties are improved in library software although no significant difference in the use of patterns have been observed. Moreover, there is an important number of GoF design patterns that appears to be correlated to software quality metrics. © 2014 IEEE.">
            <text:p>The existence of design pattern instances is often regarded as an indication of elaborate software design, since patterns have been reported in many studies as techniques that improve software quality properties. Driven by the widespread belief that software libraries excel in terms of design quality compared to standalone applications, this study investigates first whether this claim is confirmed and second whether the improved quality can be attributed to the use of patterns. In particular we examine: (a) whether libraries exhibit improved design quality in terms of metrics compared to standalone applications, (b) the intensity of use of design patterns in the two software categories and (c) whether there is any correlation of design patterns usage and design quality at system level. The results of the study suggest that, some of the quality properties are improved in library software although no significant difference in the use of patterns have been observed. Moreover, there is an important number of GoF design patterns that appears to be correlated to software quality metrics. © 2014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3B284R6">
            <text:p>S3B284R6</text:p>
          </table:table-cell>
          <table:table-cell office:value-type="string" office:value="GeoTemp™ 1.0: A MATLAB-based program for the processing, interpretation and modelling of geological formation temperature measurements">
            <text:p>GeoTemp™ 1.0: A MATLAB-based program for the processing, interpretation and modelling of geological formation temperature measurements</text:p>
          </table:table-cell>
          <table:table-cell office:value-type="string" office:value="10.1016/j.cageo.2013.04.003">
            <text:p>10.1016/j.cageo.2013.04.003</text:p>
          </table:table-cell>
          <table:table-cell office:value-type="string" office:value="The evaluation of potential and resources during geothermal exploration requires accurate and consistent temperature characterization and modelling of the sub-surface. Existing interpretation and modelling approaches of 1D temperature measurements are mainly focusing on vertical heat conduction with only few approaches that deals with advective heat transport. Thermal regimes are strongly correlated to rock and fluid properties. Currently, no consensus exists for the identification of the thermal regime and the analysis of such dataset. We developed a new framework allowing the identification of thermal regimes by rock formations, the analysis and modelling of wireline logging and discrete temperature measurements by taking into account the geological, geophysical and petrophysics data. This framework has been implemented in the GeoTemp software package that allows the complete thermal characterization and modelling at the formation scale and that provides a set of standard tools for the processing wireline and discrete temperature data.GeoTempTM operates via a user friendly graphical interface written in Matlab that allows semi-automatic calculation, display and export of the results. Output results can be exported as Microsoft Excel spreadsheets or vector graphics of publication quality. GeoTemp™ is illustrated here with an example geothermal application from Western Australia and can be used for academic, teaching and professional purposes. © 2013 Elsevier Ltd.">
            <text:p>The evaluation of potential and resources during geothermal exploration requires accurate and consistent temperature characterization and modelling of the sub-surface. Existing interpretation and modelling approaches of 1D temperature measurements are mainly focusing on vertical heat conduction with only few approaches that deals with advective heat transport. Thermal regimes are strongly correlated to rock and fluid properties. Currently, no consensus exists for the identification of the thermal regime and the analysis of such dataset. We developed a new framework allowing the identification of thermal regimes by rock formations, the analysis and modelling of wireline logging and discrete temperature measurements by taking into account the geological, geophysical and petrophysics data. This framework has been implemented in the GeoTemp software package that allows the complete thermal characterization and modelling at the formation scale and that provides a set of standard tools for the processing wireline and discrete temperature data.GeoTempTM operates via a user friendly graphical interface written in Matlab that allows semi-automatic calculation, display and export of the results. Output results can be exported as Microsoft Excel spreadsheets or vector graphics of publication quality. GeoTemp™ is illustrated here with an example geothermal application from Western Australia and can be used for academic, teaching and professional purposes. © 2013 Elsevier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MBK7HNF">
            <text:p>QMBK7HNF</text:p>
          </table:table-cell>
          <table:table-cell office:value-type="string" office:value="Incentive system for coders in medical records">
            <text:p>Incentive system for coders in medical records</text:p>
          </table:table-cell>
          <table:table-cell office:value-type="string" office:value="https://doi.org/10.1016/0360-8352(88)90100-3">
            <text:p>https://doi.org/10.1016/0360-8352(88)90100-3</text:p>
          </table:table-cell>
          <table:table-cell office:value-type="string" office:value="Micro-level incentive Systems correlate operator speed &amp; quality to compensate in a piece-rate environment. Since quality and speed are difficult to measure in hospitals, micro-level incentive schemes are difficult to develop. However, due to a high turnover and low productivity level of coders in the Medical Records Department at Georgetown University Hospital, it became apparent that an incentive system would be the only feasible solution to the problem. In the Incentive System, quality of each chart is tested using 25 indicators, each of which have been assigned weights. The weights were developed using a software package called &quot;Expert Choice&quot;. A Double Sampling Plan is used to determine the size of the sample to be inspected for quality. The speed requirements for the System were assessed via a survey conducted in the Coding section of the Medical Records Department to collect relevant information on each chart which included the financial class, length of stay (LOS) and time to code. This data was analyzed using a SAS package to identify any significant relations between the experience of the coder at GUH, LOS of patient/chart and time to code a chart for the two financial classes third party payors – federal and non- Federal (Medicare &amp; Medicaid and all others resp.) It was determined tat the time to code a chart varies with the LOS of the chart in each financial class and the experience of the coder at GUH. An initial analysis identified a &quot;pure&quot; Incentive System–one in which the speed varied proportionately with operator's pay. However, it was decided to develop a hybrid plan. This plan would pay a coder 100% of base pay if the performance of the coder was within acceptable levels of the prescribed standards; 100% of base pay plus incentive pay if the performance was above prescribed standards and 100% of base pay with disciplinary action for performance below acceptable levels of standards. It is hoped that the proposed Incentive System will not only attract and retain qualified Coders to GUH, but also enhance the overall productivity of the Coding Section. A microcomputer based software package as been developed to accurately administer the Incentive System. © 1988.">
            <text:p>Micro-level incentive Systems correlate operator speed &amp; quality to compensate in a piece-rate environment. Since quality and speed are difficult to measure in hospitals, micro-level incentive schemes are difficult to develop. However, due to a high turnover and low productivity level of coders in the Medical Records Department at Georgetown University Hospital, it became apparent that an incentive system would be the only feasible solution to the problem. In the Incentive System, quality of each chart is tested using 25 indicators, each of which have been assigned weights. The weights were developed using a software package called "Expert Choice". A Double Sampling Plan is used to determine the size of the sample to be inspected for quality. The speed requirements for the System were assessed via a survey conducted in the Coding section of the Medical Records Department to collect relevant information on each chart which included the financial class, length of stay (LOS) and time to code. This data was analyzed using a SAS package to identify any significant relations between the experience of the coder at GUH, LOS of patient/chart and time to code a chart for the two financial classes third party payors – federal and non- Federal (Medicare &amp; Medicaid and all others resp.) It was determined tat the time to code a chart varies with the LOS of the chart in each financial class and the experience of the coder at GUH. An initial analysis identified a "pure" Incentive System–one in which the speed varied proportionately with operator's pay. However, it was decided to develop a hybrid plan. This plan would pay a coder 100% of base pay if the performance of the coder was within acceptable levels of the prescribed standards; 100% of base pay plus incentive pay if the performance was above prescribed standards and 100% of base pay with disciplinary action for performance below acceptable levels of standards. It is hoped that the proposed Incentive System will not only attract and retain qualified Coders to GUH, but also enhance the overall productivity of the Coding Section. A microcomputer based software package as been developed to accurately administer the Incentive System. © 1988.</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I7S29D6">
            <text:p>7I7S29D6</text:p>
          </table:table-cell>
          <table:table-cell office:value-type="string" office:value="Autonomous self-organizing resource manager for multiple networked platforms">
            <text:p>Autonomous self-organizing resource manager for multiple networked platforms</text:p>
          </table:table-cell>
          <table:table-cell office:value-type="string" office:value="10.1117/12.478705">
            <text:p>10.1117/12.478705</text:p>
          </table:table-cell>
          <table:table-cell office:value-type="string" office:value="A fuzzy logic based expert system for resource management has been developed that automatically allocates electronic attack (EA) resources in real-time over many dissimilar autonomous naval platforms defending their group against attackers. The platforms can be very general, e.g., ships, planes, robots, land based facilities, etc. Potential foes the platforms deal with can also be general. This paper provides an overview of the resource manager including the four fuzzy decision trees that make up the resource manger; the fuzzy EA model; genetic algorithm based optimization; co-evolutionary data mining through gaming; and mathematical, computational and hardware based validation. Methods of automatically designing new multi-platform EA techniques are considered. The expert system runs on each defending platform rendering it an autonomous system requiring no human intervention. There is no commanding platform. Instead the platforms work cooperatively as a function of battlespace geometry; sensor data such as range, bearing, ID, uncertainty measures for sensor output; intelligence reports; etc. Computational experiments will show the defending networked platform's ability to self-organize. The platforms' ability to self-organize is illustrated through the output of the scenario generator, a software package that automates the underlying data mining problem and creates a computer movie of the platforms' interaction for evaluation.">
            <text:p>A fuzzy logic based expert system for resource management has been developed that automatically allocates electronic attack (EA) resources in real-time over many dissimilar autonomous naval platforms defending their group against attackers. The platforms can be very general, e.g., ships, planes, robots, land based facilities, etc. Potential foes the platforms deal with can also be general. This paper provides an overview of the resource manager including the four fuzzy decision trees that make up the resource manger; the fuzzy EA model; genetic algorithm based optimization; co-evolutionary data mining through gaming; and mathematical, computational and hardware based validation. Methods of automatically designing new multi-platform EA techniques are considered. The expert system runs on each defending platform rendering it an autonomous system requiring no human intervention. There is no commanding platform. Instead the platforms work cooperatively as a function of battlespace geometry; sensor data such as range, bearing, ID, uncertainty measures for sensor output; intelligence reports; etc. Computational experiments will show the defending networked platform's ability to self-organize. The platforms' ability to self-organize is illustrated through the output of the scenario generator, a software package that automates the underlying data mining problem and creates a computer movie of the platforms' interaction for evaluation.</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2WIBQZW">
            <text:p>Q2WIBQZW</text:p>
          </table:table-cell>
          <table:table-cell office:value-type="string" office:value="A distributed software package for global sensitivity analysis of biological models">
            <text:p>A distributed software package for global sensitivity analysis of biological models</text:p>
          </table:table-cell>
          <table:table-cell office:value-type="string" office:value="10.1109/BIBE.2012.6399724">
            <text:p>10.1109/BIBE.2012.6399724</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SI7ZI7K">
            <text:p>PSI7ZI7K</text:p>
          </table:table-cell>
          <table:table-cell office:value-type="string" office:value="HESML: A scalable ontology-based semantic similarity measures library with a set of reproducible experiments and a replication dataset">
            <text:p>HESML: A scalable ontology-based semantic similarity measures library with a set of reproducible experiments and a replication dataset</text:p>
          </table:table-cell>
          <table:table-cell office:value-type="string" office:value="10.1016/j.is.2017.02.002">
            <text:p>10.1016/j.is.2017.02.002</text:p>
          </table:table-cell>
          <table:table-cell office:value-type="string" office:value="This work is a detailed companion reproducibility paper of the methods and experiments proposed by Lastra-Díaz and García-Serrano in (2015, 2016) [56–58], which introduces the following contributions: (1) a new and efficient representation model for taxonomies, called PosetHERep, which is an adaptation of the half-edge data structure commonly used to represent discrete manifolds and planar graphs; (2) a new Java software library called the Half-Edge Semantic Measures Library (HESML) based on PosetHERep, which implements most ontology-based semantic similarity measures and Information Content (IC) models reported in the literature; (3) a set of reproducible experiments on word similarity based on HESML and ReproZip with the aim of exactly reproducing the experimental surveys in the three aforementioned works; (4) a replication framework and dataset, called WNSimRep v1, whose aim is to assist the exact replication of most methods reported in the literature; and finally, (5) a set of scalability and performance benchmarks for semantic measures libraries. PosetHERep and HESML are motivated by several drawbacks in the current semantic measures libraries, especially the performance and scalability, as well as the evaluation of new methods and the replication of most previous methods. The reproducible experiments introduced herein are encouraged by the lack of a set of large, self-contained and easily reproducible experiments with the aim of replicating and confirming previously reported results. Likewise, the WNSimRep v1 dataset is motivated by the discovery of several contradictory results and difficulties in reproducing previously reported methods and experiments. PosetHERep proposes a memory-efficient representation for taxonomies which linearly scales with the size of the taxonomy and provides an efficient implementation of most taxonomy-based algorithms used by the semantic measures and IC models, whilst HESML provides an open framework to aid research into the area by providing a simpler and more efficient software architecture than the current software libraries. Finally, we prove the outperformance of HESML on the state-of-the-art libraries, as well as the possibility of significantly improving their performance and scalability without caching using PosetHERep. © 2017 The Authors">
            <text:p>This work is a detailed companion reproducibility paper of the methods and experiments proposed by Lastra-Díaz and García-Serrano in (2015, 2016) [56–58], which introduces the following contributions: (1) a new and efficient representation model for taxonomies, called PosetHERep, which is an adaptation of the half-edge data structure commonly used to represent discrete manifolds and planar graphs; (2) a new Java software library called the Half-Edge Semantic Measures Library (HESML) based on PosetHERep, which implements most ontology-based semantic similarity measures and Information Content (IC) models reported in the literature; (3) a set of reproducible experiments on word similarity based on HESML and ReproZip with the aim of exactly reproducing the experimental surveys in the three aforementioned works; (4) a replication framework and dataset, called WNSimRep v1, whose aim is to assist the exact replication of most methods reported in the literature; and finally, (5) a set of scalability and performance benchmarks for semantic measures libraries. PosetHERep and HESML are motivated by several drawbacks in the current semantic measures libraries, especially the performance and scalability, as well as the evaluation of new methods and the replication of most previous methods. The reproducible experiments introduced herein are encouraged by the lack of a set of large, self-contained and easily reproducible experiments with the aim of replicating and confirming previously reported results. Likewise, the WNSimRep v1 dataset is motivated by the discovery of several contradictory results and difficulties in reproducing previously reported methods and experiments. PosetHERep proposes a memory-efficient representation for taxonomies which linearly scales with the size of the taxonomy and provides an efficient implementation of most taxonomy-based algorithms used by the semantic measures and IC models, whilst HESML provides an open framework to aid research into the area by providing a simpler and more efficient software architecture than the current software libraries. Finally, we prove the outperformance of HESML on the state-of-the-art libraries, as well as the possibility of significantly improving their performance and scalability without caching using PosetHERep. © 2017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Z5PGR2Y">
            <text:p>VZ5PGR2Y</text:p>
          </table:table-cell>
          <table:table-cell office:value-type="string" office:value="Automated analysis of medial gastrocnemius muscle-tendon junction displacements in heathy young adults during isolated contractions and walking using deep neural networks">
            <text:p>Automated analysis of medial gastrocnemius muscle-tendon junction displacements in heathy young adults during isolated contractions and walking using deep neural networks</text:p>
          </table:table-cell>
          <table:table-cell office:value-type="string" office:value="10.1016/j.cmpb.2021.106120">
            <text:p>10.1016/j.cmpb.2021.106120</text:p>
          </table:table-cell>
          <table:table-cell office:value-type="string" office:value="Background and objective: Direct measurement of muscle-tendon junction (MTJ) position is important for understanding dynamic tendon behavior and muscle-tendon interaction in healthy and pathological populations. Traditionally, obtaining MTJ position during functional activities is accomplished by manually tracking the position of the MTJ in cine B-mode ultrasound images – a laborious and time-consuming process. Recent advances in deep learning have facilitated the availability of user-friendly open-source software packages for automated tracking. However, these software packages were originally intended for animal pose estimation and have not been widely tested on ultrasound images. Therefore, the purpose of this paper was to evaluate the efficacy of deep neural networks to accurately track medial gastrocnemius MTJ positions in cine B-mode ultrasound images across tasks spanning controlled loading during isolated contractions to physiological loading during treadmill walking. Methods: Cine B-mode ultrasound images of the medial gastrocnemius MTJ were collected from 15 subjects (6M/9F, 23 yr, 71.9 kg, 1.8 m) during treadmill walking at 1.25 m/s and during maximal voluntary isometric plantarflexor contractions (MVICs). Five deep neural networks were trained using 480 manually-labeled images collected during walking, defined as the ground truth, and were then used to predict MTJ position in images from novel subjects: 1) during walking (novel-subject) and 2) during MVICs (novel-condition). Results: We found an average mean absolute error of 1.26±1.30 mm and 2.61±3.31 mm between the ground truth and predicted MTJ positions in the novel-subject and novel-condition evaluations, respectively. Conclusions: Our results provide support for the use of open-source software for creating deep neural networks to reliably track MTJ positions in B-mode ultrasound images. We believe this approach to MTJ position tracking is an accessible and time-saving solution, with broad applications for many fields, such as rehabilitation or clinical diagnostics. © 2021">
            <text:p>Background and objective: Direct measurement of muscle-tendon junction (MTJ) position is important for understanding dynamic tendon behavior and muscle-tendon interaction in healthy and pathological populations. Traditionally, obtaining MTJ position during functional activities is accomplished by manually tracking the position of the MTJ in cine B-mode ultrasound images – a laborious and time-consuming process. Recent advances in deep learning have facilitated the availability of user-friendly open-source software packages for automated tracking. However, these software packages were originally intended for animal pose estimation and have not been widely tested on ultrasound images. Therefore, the purpose of this paper was to evaluate the efficacy of deep neural networks to accurately track medial gastrocnemius MTJ positions in cine B-mode ultrasound images across tasks spanning controlled loading during isolated contractions to physiological loading during treadmill walking. Methods: Cine B-mode ultrasound images of the medial gastrocnemius MTJ were collected from 15 subjects (6M/9F, 23 yr, 71.9 kg, 1.8 m) during treadmill walking at 1.25 m/s and during maximal voluntary isometric plantarflexor contractions (MVICs). Five deep neural networks were trained using 480 manually-labeled images collected during walking, defined as the ground truth, and were then used to predict MTJ position in images from novel subjects: 1) during walking (novel-subject) and 2) during MVICs (novel-condition). Results: We found an average mean absolute error of 1.26±1.30 mm and 2.61±3.31 mm between the ground truth and predicted MTJ positions in the novel-subject and novel-condition evaluations, respectively. Conclusions: Our results provide support for the use of open-source software for creating deep neural networks to reliably track MTJ positions in B-mode ultrasound images. We believe this approach to MTJ position tracking is an accessible and time-saving solution, with broad applications for many fields, such as rehabilitation or clinical diagnostics. © 2021</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FRUNLBR">
            <text:p>GFRUNLBR</text:p>
          </table:table-cell>
          <table:table-cell office:value-type="string" office:value="A directed acyclic graph representation of routing manufacturing flexibility">
            <text:p>A directed acyclic graph representation of routing manufacturing flexibility</text:p>
          </table:table-cell>
          <table:table-cell office:value-type="string" office:value="https://doi.org/10.1016/S0377-2217(99)00324-0">
            <text:p>https://doi.org/10.1016/S0377-2217(99)00324-0</text:p>
          </table:table-cell>
          <table:table-cell office:value-type="string" office:value="This paper describes a graph-based model for representing routing flexibility in manufacturing systems. Routing flexibility is represented using direct acyclic graphs which enumerate all possible manufacturing operation sequences that can be applied to a certain part. Such a representation enables efficient planning of operations and machines according to different factors such as complexity of manipulation of the parts and current factory conditions. The routing representation is obtained through an interactive approach in which an expert human designer defines the specifications of a part and, using a software package developed by the author, constructs the routing models. The routing flexibility was embedded within a simulation model, offering a powerful analysis tool of flexible automation, both evaluating and measuring the effects of flexibility upon a manufacturing system's behaviour. An example illustrates the applicability and potentiality of the flexibility model developed.">
            <text:p>This paper describes a graph-based model for representing routing flexibility in manufacturing systems. Routing flexibility is represented using direct acyclic graphs which enumerate all possible manufacturing operation sequences that can be applied to a certain part. Such a representation enables efficient planning of operations and machines according to different factors such as complexity of manipulation of the parts and current factory conditions. The routing representation is obtained through an interactive approach in which an expert human designer defines the specifications of a part and, using a software package developed by the author, constructs the routing models. The routing flexibility was embedded within a simulation model, offering a powerful analysis tool of flexible automation, both evaluating and measuring the effects of flexibility upon a manufacturing system's behaviour. An example illustrates the applicability and potentiality of the flexibility model develop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6Q8FHBZ">
            <text:p>66Q8FHBZ</text:p>
          </table:table-cell>
          <table:table-cell office:value-type="string" office:value="POWER OVER USERS: ITS EXERCISE BY SYSTEM PROFESSIONALS">
            <text:p>POWER OVER USERS: ITS EXERCISE BY SYSTEM PROFESSIONALS</text:p>
          </table:table-cell>
          <table:table-cell office:value-type="string" office:value="">
            <text:p/>
          </table:table-cell>
          <table:table-cell office:value-type="string" office:value="This paper develops the propositions that information system professionals exert considerable power over system users and that technological advances in system development will not significantly change this situation. The paper explores the ways system professionals can exercise power over users and examines the consequences of various technological trends allegedly able to alter the balance of power between users and system professionals. The notion that the developers of information technology have power that they can use in their dealings with users is intuitively appealing. Information technology is a resource many people value. It seems likely that gatekeepers of information technology would be able, if they chose, to extract rewards from those individuals or groups who depend upon it. This reasoning reflects a theory of power known as &quot;resource dependence.&quot; Another theory explains the power of organizational subunits (i.e. departments, like the information system department) in terms of &quot;strategic contingencies.&quot; In this theory, departmental power results from the combination of three attributes: the ability to cope with environmental or task uncertainty faced by other departments or the organization as a whole, nonsubstitutability (being indispensible) in this coping, and criticality in the subunit's or organization's workflow. Given the high involvement of information system units in other departments' workflows and the dependence of many departments on computing operations, the theory of strategic contingencies suggests the likelihood of powerful system departments. Research appears to find otherwise. Clients of system departments do not generally perceive these units as powerful. We believe it would be unfortunate if the negative findings of these studies discouraged further research on the power of system professionals. The potential consequences of this power for users are simply too significant to remain unexplored. In addition, we believe it a mistake to conclude from these negative findings that system professionals do not exert power over users. First, these studies measure sources of power, not uses of power; there is reason to believe that sources and uses of power are imperfectly related. Second, these studies measure users' perceptions of power; yet the exercise of power may occur without users being aware of it. In fact, lack of awareness may indicate an especially effective exercise of power. Consequently, building on the work of European sociologists, we propose conceptualizing the power of system professionals in a way that does not depend on either source of power or awareness of power use. It differs from much prior research on power in its emphasis on the exercise of power and its definition of power exercise in terms of behavioral consequences. rather than on the legitimacy or acceptance of the behavior. In our perspective, to say that one actor has exercised power over another means that the second behaved differently from the way he/she would have done if not for the first actor.This is a broad and somewhat controversial definition of power. In our framework, information system professionals include all those individuals and groups, either inside or outside the users' firm, who consult with users, that is, assess their needs, propose solutions and/or advocate a course of action. Our admittedly broad definition includes: system analysts, designers, managers, vendor marketing and product development personnel, etc. Our framework of types of power exercise recognizes two contexts in which system professionals can exercise power over users: a specific development project, such as a marketing decision support system, and the environment of specific projects, which can include system management policy in an organizational setting and/or vendor product development and marketing efforts. In addition, the framework identifies two targets of power exercise: issues offact, such as system features or I/S budget, and issues of values, such as system objectives or computing benefits. These two dimensions of context and target demarcate four types of power exercise. In the technical exercise of power, system professionals exercise power over users when they adopt system design features to which users explicitly object. In the structural exercise of power, system professionals develop organizational structures and routine operating procedures which give them formal authority over users or create user dependence on them for important resources. In the conceptual exercise of power, system professionals select or shape the objectives a system will serve. In the symbolic exercise of power, system professionals mold users' desires and values, for example, through vendor advertising. This framework does not presume that either the system professionals or the users are aware of the power exercise. We identify and discuss four awareness conditions which we label·. mutual negotiation, user resistance, professional manipulation, and unintended influence. Observers of information technological trends have identified a number of developments with the alleged potential to alter profoundly the relationships among system professionals and users. These include: standard software packages, advanced system development tools, end-user programming and desktop computing. We examine these trends and argue that, while they may change the degree or type of power exercise, they will probably not change the fact of it. Furthermore, they may make it more difficult for users to become aware that power is being exercised, thus diminishing users' ability to prevent it or to mitigate its consequences. We hope that our frameworks of power exercise and awareness of power exercise will provide a solid foundation for further research on IS power. More importantly, we hope they will provide a foundation for the development of intervention strategies designed to increase awareness of power exercise and hence to improve the chances for outcomes acceptable to both users and system professionals. © 1986, Association for Information Systems. All rights reserved.">
            <text:p>This paper develops the propositions that information system professionals exert considerable power over system users and that technological advances in system development will not significantly change this situation. The paper explores the ways system professionals can exercise power over users and examines the consequences of various technological trends allegedly able to alter the balance of power between users and system professionals. The notion that the developers of information technology have power that they can use in their dealings with users is intuitively appealing. Information technology is a resource many people value. It seems likely that gatekeepers of information technology would be able, if they chose, to extract rewards from those individuals or groups who depend upon it. This reasoning reflects a theory of power known as "resource dependence." Another theory explains the power of organizational subunits (i.e. departments, like the information system department) in terms of "strategic contingencies." In this theory, departmental power results from the combination of three attributes: the ability to cope with environmental or task uncertainty faced by other departments or the organization as a whole, nonsubstitutability (being indispensible) in this coping, and criticality in the subunit's or organization's workflow. Given the high involvement of information system units in other departments' workflows and the dependence of many departments on computing operations, the theory of strategic contingencies suggests the likelihood of powerful system departments. Research appears to find otherwise. Clients of system departments do not generally perceive these units as powerful. We believe it would be unfortunate if the negative findings of these studies discouraged further research on the power of system professionals. The potential consequences of this power for users are simply too significant to remain unexplored. In addition, we believe it a mistake to conclude from these negative findings that system professionals do not exert power over users. First, these studies measure sources of power, not uses of power; there is reason to believe that sources and uses of power are imperfectly related. Second, these studies measure users' perceptions of power; yet the exercise of power may occur without users being aware of it. In fact, lack of awareness may indicate an especially effective exercise of power. Consequently, building on the work of European sociologists, we propose conceptualizing the power of system professionals in a way that does not depend on either source of power or awareness of power use. It differs from much prior research on power in its emphasis on the exercise of power and its definition of power exercise in terms of behavioral consequences. rather than on the legitimacy or acceptance of the behavior. In our perspective, to say that one actor has exercised power over another means that the second behaved differently from the way he/she would have done if not for the first actor.This is a broad and somewhat controversial definition of power. In our framework, information system professionals include all those individuals and groups, either inside or outside the users' firm, who consult with users, that is, assess their needs, propose solutions and/or advocate a course of action. Our admittedly broad definition includes: system analysts, designers, managers, vendor marketing and product development personnel, etc. Our framework of types of power exercise recognizes two contexts in which system professionals can exercise power over users: a specific development project, such as a marketing decision support system, and the environment of specific projects, which can include system management policy in an organizational setting and/or vendor product development and marketing efforts. In addition, the framework identifies two targets of power exercise: issues offact, such as system features or I/S budget, and issues of values, such as system objectives or computing benefits. These two dimensions of context and target demarcate four types of power exercise. In the technical exercise of power, system professionals exercise power over users when they adopt system design features to which users explicitly object. In the structural exercise of power, system professionals develop organizational structures and routine operating procedures which give them formal authority over users or create user dependence on them for important resources. In the conceptual exercise of power, system professionals select or shape the objectives a system will serve. In the symbolic exercise of power, system professionals mold users' desires and values, for example, through vendor advertising. This framework does not presume that either the system professionals or the users are aware of the power exercise. We identify and discuss four awareness conditions which we label·. mutual negotiation, user resistance, professional manipulation, and unintended influence. Observers of information technological trends have identified a number of developments with the alleged potential to alter profoundly the relationships among system professionals and users. These include: standard software packages, advanced system development tools, end-user programming and desktop computing. We examine these trends and argue that, while they may change the degree or type of power exercise, they will probably not change the fact of it. Furthermore, they may make it more difficult for users to become aware that power is being exercised, thus diminishing users' ability to prevent it or to mitigate its consequences. We hope that our frameworks of power exercise and awareness of power exercise will provide a solid foundation for further research on IS power. More importantly, we hope they will provide a foundation for the development of intervention strategies designed to increase awareness of power exercise and hence to improve the chances for outcomes acceptable to both users and system professionals. © 1986, Association for Information System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E3UM7BT">
            <text:p>PE3UM7BT</text:p>
          </table:table-cell>
          <table:table-cell office:value-type="string" office:value="Portfolio optimization with entropic value-at-risk">
            <text:p>Portfolio optimization with entropic value-at-risk</text:p>
          </table:table-cell>
          <table:table-cell office:value-type="string" office:value="10.1016/j.ejor.2019.02.007">
            <text:p>10.1016/j.ejor.2019.02.007</text:p>
          </table:table-cell>
          <table:table-cell office:value-type="string" office:value="The entropic value-at-risk (EVaR) is a new coherent risk measure, which is an upper bound for both the value-at-risk (VaR) and conditional value-at-risk (CVaR). One of the important properties of the EVaR is that it is strongly monotone over its domain and strictly monotone over a broad sub-domain including all continuous distributions, whereas well-known monotone risk measures such as the VaR and CVaR lack this property. A key feature of a risk measure, besides its financial properties, is its applicability in large-scale sample-based portfolio optimization. If the negative return of an investment portfolio is a differentiable convex function for any sampling observation, the portfolio optimization with the EVaR results in a differentiable convex program whose number of variables and constraints is independent of the sample size, which is not the case for the VaR and CVaR even if the portfolio rate linearly depends on the decision variables. This enables us to design an efficient algorithm using differentiable convex optimization. Our extensive numerical study indicates the high efficiency of the algorithm in large scales, when compared with the existing convex optimization software packages. The computational efficiency of the EVaR and CVaR approaches are generally similar, but the EVaR approach outperforms the other as the sample size increases. Moreover, the comparison of the portfolios obtained for a real case by the EVaR and CVaR approaches shows that the EVaR-based portfolios can have better best, mean, and worst return rates as well as Sharpe ratios. © 2019">
            <text:p>The entropic value-at-risk (EVaR) is a new coherent risk measure, which is an upper bound for both the value-at-risk (VaR) and conditional value-at-risk (CVaR). One of the important properties of the EVaR is that it is strongly monotone over its domain and strictly monotone over a broad sub-domain including all continuous distributions, whereas well-known monotone risk measures such as the VaR and CVaR lack this property. A key feature of a risk measure, besides its financial properties, is its applicability in large-scale sample-based portfolio optimization. If the negative return of an investment portfolio is a differentiable convex function for any sampling observation, the portfolio optimization with the EVaR results in a differentiable convex program whose number of variables and constraints is independent of the sample size, which is not the case for the VaR and CVaR even if the portfolio rate linearly depends on the decision variables. This enables us to design an efficient algorithm using differentiable convex optimization. Our extensive numerical study indicates the high efficiency of the algorithm in large scales, when compared with the existing convex optimization software packages. The computational efficiency of the EVaR and CVaR approaches are generally similar, but the EVaR approach outperforms the other as the sample size increases. Moreover, the comparison of the portfolios obtained for a real case by the EVaR and CVaR approaches shows that the EVaR-based portfolios can have better best, mean, and worst return rates as well as Sharpe ratios. © 2019</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YQES4RD">
            <text:p>5YQES4RD</text:p>
          </table:table-cell>
          <table:table-cell office:value-type="string" office:value="Performance Evaluation of a Newly Proposed Novel L-SPECT System for SPECT Imaging">
            <text:p>Performance Evaluation of a Newly Proposed Novel L-SPECT System for SPECT Imaging</text:p>
          </table:table-cell>
          <table:table-cell office:value-type="string" office:value="10.1109/DICTA.2015.7371294">
            <text:p>10.1109/DICTA.2015.7371294</text:p>
          </table:table-cell>
          <table:table-cell office:value-type="string" office:value="The importance of pre-clinical research of single photon emission computed tomography(SPECT) imaging is now widely recognized. For the demand of high resolution and high detection efficiency, SPECT has been developed in several ways and it is simultaneously making demand for high quality imaging. This paper introduces the newly proposed dual-head L-SPECT system and investigates the initial performance of the system having an array of pinholes as a collimator. The proposed L-SPECT system is based on the concept of light field imaging allowing the refocusing of images after exposure. A microlens array is placed just before the imaging sensor to simultaneously record the direction of incident light rays and their intensities. We are proposing a detector module with 48mm by 48mm of active area behind an array of 100×100 pinholes for gamma rays instead of microlenses. The system is based on a pixelated array of NaI crystals (10×10×10 mm elements) coupled with an array of position sensitive photomultiplier tubes (PSPMTs). The basic characteristics of this system were evaluated with pinhole radii of 50μm, 60μm and 100μm. The measurements of system sensitivity, system spatial resolution, energy resolution, volume sensitivity and uniformity were evaluated for 99mTc (140keV) solution where reconstructed images are well visualized. Monte Carlo simulation studies using the Geant4 Application for Tomographic Emission (GATE) software package validate the performance of this novel dual head L-SPECT where a general cylindrical water phantom is used to evaluate its performance. The analysis results show the combination of excellent spatial resolution and high detection efficiency over an energy range between 20-160 keV. © 2015 IEEE.">
            <text:p>The importance of pre-clinical research of single photon emission computed tomography(SPECT) imaging is now widely recognized. For the demand of high resolution and high detection efficiency, SPECT has been developed in several ways and it is simultaneously making demand for high quality imaging. This paper introduces the newly proposed dual-head L-SPECT system and investigates the initial performance of the system having an array of pinholes as a collimator. The proposed L-SPECT system is based on the concept of light field imaging allowing the refocusing of images after exposure. A microlens array is placed just before the imaging sensor to simultaneously record the direction of incident light rays and their intensities. We are proposing a detector module with 48mm by 48mm of active area behind an array of 100×100 pinholes for gamma rays instead of microlenses. The system is based on a pixelated array of NaI crystals (10×10×10 mm elements) coupled with an array of position sensitive photomultiplier tubes (PSPMTs). The basic characteristics of this system were evaluated with pinhole radii of 50μm, 60μm and 100μm. The measurements of system sensitivity, system spatial resolution, energy resolution, volume sensitivity and uniformity were evaluated for 99mTc (140keV) solution where reconstructed images are well visualized. Monte Carlo simulation studies using the Geant4 Application for Tomographic Emission (GATE) software package validate the performance of this novel dual head L-SPECT where a general cylindrical water phantom is used to evaluate its performance. The analysis results show the combination of excellent spatial resolution and high detection efficiency over an energy range between 20-160 keV. © 2015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VZ2TYIE">
            <text:p>XVZ2TYIE</text:p>
          </table:table-cell>
          <table:table-cell office:value-type="string" office:value="An approach to assessing the functioning of hierarchical socio-economic systems and decision-making based on the EFRA software package">
            <text:p>An approach to assessing the functioning of hierarchical socio-economic systems and decision-making based on the EFRA software package</text:p>
          </table:table-cell>
          <table:table-cell office:value-type="string" office:value="10.17323/2587-814X.2020.3.82.95">
            <text:p>10.17323/2587-814X.2020.3.82.95</text:p>
          </table:table-cell>
          <table:table-cell office:value-type="string" office:value="Modern models and methods for evaluating complex systems are associated with hierarchical socioeconomic systems (HSES) implemented on the basis of software systems (expert systems and decision support systems) and used at the regional and municipal levels of government. As usual, such systems have the functionality of analytics and building scenario variants for the development of research objects. However, they do not give quantified values of the state and impact factors at which the complex system under consideration can come to a given state. At the same time, the question of determining such a set state associated with the construction of standards (expected values) for elements, classes or levels of the HSES is still open. In some cases, to make an informed decision it is sufficient to obtain aggregated quantitative estimates and recommendations concerning the further functioning of the research object. This article presents the author's approach, which allows us to evaluate the functioning of hierarchical socio-economic systems and provides expert opinions for making management decisions implemented on the basis of the EFRA software package. The algorithm includes stages of analysis and synthesis-stages of the basic method of system analysis. The novelty of the proposed approach is the possibility of taking into account the specific conditions of the status and impact of complex systems that provides an opportunity to build their own standard. Additionally, the procedures of standardization and normalization (reduction to a scale from 0 to 1) make it possible to avoid the influence of different units of measurement of results of operation and economies of scale. On the example of regions of the Central Federal district according to data for 2014-2017, estimates of the use of information and telecommunications technologies by the population were obtained, and the optimization problem was solved for the Tula Region, on the basis of which directions related to increasing the region's readiness for digitalization were proposed. © 2020 National Research University, Higher School of Econoimics. All rights reserved.">
            <text:p>Modern models and methods for evaluating complex systems are associated with hierarchical socioeconomic systems (HSES) implemented on the basis of software systems (expert systems and decision support systems) and used at the regional and municipal levels of government. As usual, such systems have the functionality of analytics and building scenario variants for the development of research objects. However, they do not give quantified values of the state and impact factors at which the complex system under consideration can come to a given state. At the same time, the question of determining such a set state associated with the construction of standards (expected values) for elements, classes or levels of the HSES is still open. In some cases, to make an informed decision it is sufficient to obtain aggregated quantitative estimates and recommendations concerning the further functioning of the research object. This article presents the author's approach, which allows us to evaluate the functioning of hierarchical socio-economic systems and provides expert opinions for making management decisions implemented on the basis of the EFRA software package. The algorithm includes stages of analysis and synthesis-stages of the basic method of system analysis. The novelty of the proposed approach is the possibility of taking into account the specific conditions of the status and impact of complex systems that provides an opportunity to build their own standard. Additionally, the procedures of standardization and normalization (reduction to a scale from 0 to 1) make it possible to avoid the influence of different units of measurement of results of operation and economies of scale. On the example of regions of the Central Federal district according to data for 2014-2017, estimates of the use of information and telecommunications technologies by the population were obtained, and the optimization problem was solved for the Tula Region, on the basis of which directions related to increasing the region's readiness for digitalization were proposed. © 2020 National Research University, Higher School of Econoimic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U3VSI9Q">
            <text:p>QU3VSI9Q</text:p>
          </table:table-cell>
          <table:table-cell office:value-type="string" office:value="LibCreme: An optimization library for evaluating convex-roof entanglement measures">
            <text:p>LibCreme: An optimization library for evaluating convex-roof entanglement measures</text:p>
          </table:table-cell>
          <table:table-cell office:value-type="string" office:value="10.1016/j.cpc.2011.08.012">
            <text:p>10.1016/j.cpc.2011.08.012</text:p>
          </table:table-cell>
          <table:table-cell office:value-type="string" office:value="We present the software library libCreme which we have previously used to successfully calculate convex-roof entanglement measures of mixed quantum states appearing in realistic physical systems. Evaluating the amount of entanglement in such states is in general a non-trivial task requiring to solve a highly non-linear complex optimization problem. The algorithms provided here are able to achieve to do this for a large and important class of entanglement measures. The library is mostly written in the Matlab programming language, but is fully compatible to the free and open-source Octave platform. Some inefficient subroutines are written in C/C++ for better performance. This manuscript discusses the most important theoretical concepts and workings of the algorithms, focusing on the actual implementation and usage within the library. Detailed examples in the end should make it easy for the user to apply libCreme to specific problems. © 2011 Elsevier B.V. All rights reserved.">
            <text:p>We present the software library libCreme which we have previously used to successfully calculate convex-roof entanglement measures of mixed quantum states appearing in realistic physical systems. Evaluating the amount of entanglement in such states is in general a non-trivial task requiring to solve a highly non-linear complex optimization problem. The algorithms provided here are able to achieve to do this for a large and important class of entanglement measures. The library is mostly written in the Matlab programming language, but is fully compatible to the free and open-source Octave platform. Some inefficient subroutines are written in C/C++ for better performance. This manuscript discusses the most important theoretical concepts and workings of the algorithms, focusing on the actual implementation and usage within the library. Detailed examples in the end should make it easy for the user to apply libCreme to specific problems. © 2011 Elsevier B.V.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5BQVAM8">
            <text:p>V5BQVAM8</text:p>
          </table:table-cell>
          <table:table-cell office:value-type="string" office:value="Systematic determination of the mitochondrial proportion in human and mice tissues for single-cell RNA-sequencing data quality control">
            <text:p>Systematic determination of the mitochondrial proportion in human and mice tissues for single-cell RNA-sequencing data quality control</text:p>
          </table:table-cell>
          <table:table-cell office:value-type="string" office:value="10.1093/bioinformatics/btaa751">
            <text:p>10.1093/bioinformatics/btaa751</text:p>
          </table:table-cell>
          <table:table-cell office:value-type="string" office:value="Motivation: Quality control (QC) is a critical step in single-cell RNA-seq (scRNA-seq) data analysis. Low-quality cells are removed from the analysis during the QC process to avoid misinterpretation of the data. An important QC metric is the mitochondrial proportion (mtDNA%), which is used as a threshold to filter out low-quality cells. Early publications in the field established a threshold of 5% and since then, it has been used as a default in several software packages for scRNA-seq data analysis, and adopted as a standard in many scRNA-seq studies. However, the validity of using a uniform threshold across different species, single-cell technologies, tissues and cell types has not been adequately assessed. Results: We systematically analyzed 5 530 106 cells reported in 1349 annotated datasets available in the PanglaoDB database and found that the average mtDNA% in scRNA-seq data across human tissues is significantly higher than in mouse tissues. This difference is not confounded by the platform used to generate the data. Based on this finding, we propose new reference values of the mtDNA% for 121 tissues of mouse and 44 tissues of humans. In general, for mouse tissues, the 5% threshold performs well to distinguish between healthy and low-quality cells. However, for human tissues, the 5% threshold should be reconsidered as it fails to accurately discriminate between healthy and low-quality cells in 29.5% (13 of 44) tissues analyzed. We conclude that omitting the mtDNA% QC filter or adopting a suboptimal mtDNA% threshold may lead to erroneous biological interpretations of scRNA-seq data. Availabilityand implementation: The code used to download datasets, perform the analyzes and produce the figures is available at https://github.com/dosorio/mtProportion. © 2020 The Author(s) 2020. Published by Oxford University Press. All rights reserved. For permissions, please e-mail: journals.permissions@oup.com.">
            <text:p>Motivation: Quality control (QC) is a critical step in single-cell RNA-seq (scRNA-seq) data analysis. Low-quality cells are removed from the analysis during the QC process to avoid misinterpretation of the data. An important QC metric is the mitochondrial proportion (mtDNA%), which is used as a threshold to filter out low-quality cells. Early publications in the field established a threshold of 5% and since then, it has been used as a default in several software packages for scRNA-seq data analysis, and adopted as a standard in many scRNA-seq studies. However, the validity of using a uniform threshold across different species, single-cell technologies, tissues and cell types has not been adequately assessed. Results: We systematically analyzed 5 530 106 cells reported in 1349 annotated datasets available in the PanglaoDB database and found that the average mtDNA% in scRNA-seq data across human tissues is significantly higher than in mouse tissues. This difference is not confounded by the platform used to generate the data. Based on this finding, we propose new reference values of the mtDNA% for 121 tissues of mouse and 44 tissues of humans. In general, for mouse tissues, the 5% threshold performs well to distinguish between healthy and low-quality cells. However, for human tissues, the 5% threshold should be reconsidered as it fails to accurately discriminate between healthy and low-quality cells in 29.5% (13 of 44) tissues analyzed. We conclude that omitting the mtDNA% QC filter or adopting a suboptimal mtDNA% threshold may lead to erroneous biological interpretations of scRNA-seq data. Availabilityand implementation: The code used to download datasets, perform the analyzes and produce the figures is available at https://github.com/dosorio/mtProportion. © 2020 The Author(s) 2020. Published by Oxford University Press. All rights reserved. For permissions, please e-mail: journals.permissions@oup.com.</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5ADP4Z6">
            <text:p>95ADP4Z6</text:p>
          </table:table-cell>
          <table:table-cell office:value-type="string" office:value="An Empirical Analysis of Technical Lag in npm Package Dependencies">
            <text:p>An Empirical Analysis of Technical Lag in npm Package Dependencies</text:p>
          </table:table-cell>
          <table:table-cell office:value-type="string" office:value="10.1007/978-3-319-90421-4_6">
            <text:p>10.1007/978-3-319-90421-4_6</text:p>
          </table:table-cell>
          <table:table-cell office:value-type="string" office:value="Software library packages are constantly evolving and increasing in number. Not updating to the latest available release of dependent libraries may negatively affect software development by not benefiting from new functionality, vulnerability and bug fixes available in more recent versions. On the other hand, automatically updating to the latest release may introduce incompatibility issues. We introduce a technical lag metric for dependencies in package networks, in order to assess how outdated a software package is compared to the latest available releases of its dependencies. We empirically analyse the package update practices and technical lag for the npm distribution of JavaScript packages. Our results show a strong presence of technical lag caused by the specific use of dependency constraints, indicating a reluctance to update dependencies to avoid backward incompatible changes. © 2018, Springer International Publishing AG, part of Springer Nature.">
            <text:p>Software library packages are constantly evolving and increasing in number. Not updating to the latest available release of dependent libraries may negatively affect software development by not benefiting from new functionality, vulnerability and bug fixes available in more recent versions. On the other hand, automatically updating to the latest release may introduce incompatibility issues. We introduce a technical lag metric for dependencies in package networks, in order to assess how outdated a software package is compared to the latest available releases of its dependencies. We empirically analyse the package update practices and technical lag for the npm distribution of JavaScript packages. Our results show a strong presence of technical lag caused by the specific use of dependency constraints, indicating a reluctance to update dependencies to avoid backward incompatible changes. © 2018, Springer International Publishing AG, part of Springer Natur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9LM9MZK">
            <text:p>D9LM9MZK</text:p>
          </table:table-cell>
          <table:table-cell office:value-type="string" office:value="Simulation of chlorine concentration changes in a real water supply network using epanet 2.0 and watergems software packages">
            <text:p>Simulation of chlorine concentration changes in a real water supply network using epanet 2.0 and watergems software packages</text:p>
          </table:table-cell>
          <table:table-cell office:value-type="string" office:value="10.2495/FRIAR180041">
            <text:p>10.2495/FRIAR180041</text:p>
          </table:table-cell>
          <table:table-cell office:value-type="string" office:value="Chlorination is one of the most popular disinfection method to prevent its microbiological recontamination in water distribution systems. To ensure efficiency of disinfection and manage disinfectant concentrations throughout the network, it is important to keep the concentration of chlorine residual at an appropriate minimum level. It is particularly difficult in large water supply systems, especially at the ends of the network. There are many mathematical models simulating changes of chlorine decay in a water supply system in various operating conditions of the network. To predict chlorine concentration within distribution system it is necessary to determine a bulk and wall reaction parameters. In this paper the simulations of chlorine concentration changes have been performed in a selected part of the real water distribution system using EPANET 2.0 (US EPA) and WaterGEMS (Bentley) software packages. Calibrated hydraulic model, consisting of 1092 nodes and 1332 links, has been used as a base for building a quality model. For quality model calibration purposes, the values of chlorine concentrations in the chosen, characteristic points of water network were estimated by field measurements. Bulk decay coefficient were determined in the laboratory tests. Chlorine decay in a water distribution system was described by first-order kinetic model, which is currently often used to describe both bulk and wall chlorine consumption. The assessment of compliance of the values of chlorine concentrations within the network obtained as a result of simulations in both software packages with field measurements have been presented. The changes of chlorine concentration mean values obtained in both software packages are similar. A slightly better adjustment of the calculations to the measured values was obtained in the WaterGEMS software. The best adjustment of the simulated values with field measurements was obtained for the points closest to the water supply stations in both software packages. © 2018 WIT Press.">
            <text:p>Chlorination is one of the most popular disinfection method to prevent its microbiological recontamination in water distribution systems. To ensure efficiency of disinfection and manage disinfectant concentrations throughout the network, it is important to keep the concentration of chlorine residual at an appropriate minimum level. It is particularly difficult in large water supply systems, especially at the ends of the network. There are many mathematical models simulating changes of chlorine decay in a water supply system in various operating conditions of the network. To predict chlorine concentration within distribution system it is necessary to determine a bulk and wall reaction parameters. In this paper the simulations of chlorine concentration changes have been performed in a selected part of the real water distribution system using EPANET 2.0 (US EPA) and WaterGEMS (Bentley) software packages. Calibrated hydraulic model, consisting of 1092 nodes and 1332 links, has been used as a base for building a quality model. For quality model calibration purposes, the values of chlorine concentrations in the chosen, characteristic points of water network were estimated by field measurements. Bulk decay coefficient were determined in the laboratory tests. Chlorine decay in a water distribution system was described by first-order kinetic model, which is currently often used to describe both bulk and wall chlorine consumption. The assessment of compliance of the values of chlorine concentrations within the network obtained as a result of simulations in both software packages with field measurements have been presented. The changes of chlorine concentration mean values obtained in both software packages are similar. A slightly better adjustment of the calculations to the measured values was obtained in the WaterGEMS software. The best adjustment of the simulated values with field measurements was obtained for the points closest to the water supply stations in both software packages. © 2018 WIT Pres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TV4NWGW">
            <text:p>UTV4NWGW</text:p>
          </table:table-cell>
          <table:table-cell office:value-type="string" office:value="The role of best practices to Appraise open source software">
            <text:p>The role of best practices to Appraise open source software</text:p>
          </table:table-cell>
          <table:table-cell office:value-type="string" office:value="10.14279/tuj.eceasst.48.799.817">
            <text:p>10.14279/tuj.eceasst.48.799.817</text:p>
          </table:table-cell>
          <table:table-cell office:value-type="string" office:value="Thousands of open source software (OOS) projects are available for collaboration in platforms like Github or Sourceforge. However, like traditional software, OOS projects have different quality levels. The developer, or the enduser, need to know the quality of a given project before starting the collaboration or its usage-they might of course to trust in the package before taking a decision. In the context of OSS, trustability is a much more sensible concern; mainly endusers usually prefer to pay for proprietary software, to feel more confident in the package quality. OSS projects can be assessed like traditional software packages using the well known software metrics. In this paper we want to go further and propose a finer grain process to do such quality analysis, precisely tuned for this unique development environment. As it is known, along the last years, open source communities have created their own standards and best practices. Nevertheless, the classic software metrics do not take into account the best practices established by the community. We feel that it could be worthwhile to consider this peculiarity as a complementary source of assessment data. Taking Ruby OSS community and projects as framework, this paper discusses the role of best practices in measuring software quality. © Foundations and Techniques for Open Source Software Certification 2011.">
            <text:p>Thousands of open source software (OOS) projects are available for collaboration in platforms like Github or Sourceforge. However, like traditional software, OOS projects have different quality levels. The developer, or the enduser, need to know the quality of a given project before starting the collaboration or its usage-they might of course to trust in the package before taking a decision. In the context of OSS, trustability is a much more sensible concern; mainly endusers usually prefer to pay for proprietary software, to feel more confident in the package quality. OSS projects can be assessed like traditional software packages using the well known software metrics. In this paper we want to go further and propose a finer grain process to do such quality analysis, precisely tuned for this unique development environment. As it is known, along the last years, open source communities have created their own standards and best practices. Nevertheless, the classic software metrics do not take into account the best practices established by the community. We feel that it could be worthwhile to consider this peculiarity as a complementary source of assessment data. Taking Ruby OSS community and projects as framework, this paper discusses the role of best practices in measuring software quality. © Foundations and Techniques for Open Source Software Certification 2011.</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MY8AHPX">
            <text:p>QMY8AHPX</text:p>
          </table:table-cell>
          <table:table-cell office:value-type="string" office:value="Multi-criteria analysis for OS-EMR software selection problem: A comparative study">
            <text:p>Multi-criteria analysis for OS-EMR software selection problem: A comparative study</text:p>
          </table:table-cell>
          <table:table-cell office:value-type="string" office:value="10.1016/j.dss.2015.07.002">
            <text:p>10.1016/j.dss.2015.07.002</text:p>
          </table:table-cell>
          <table:table-cell office:value-type="string" office:value="Abstract Various software packages offer a large number of customizable features to meet the specific needs of organizations. Improper selection of a software package may result in incorrect strategic decisions and subsequent economic loss of organizations. This paper presents a comparative study that aims to evaluate and select open-source electronic medical record (OS-EMR) software based on multiple-criteria decision-making (MCDM) techniques. A hands-on study is performed, and a set of OS-EMR software are implemented locally in separate virtual machines to closely examine the systems. Several measures as evaluation bases are specified, and systems are selected based on a set of metric outcomes by using AHP integrated with different MCDM techniques, namely, WPM, WSM, SAW, HAW, and TOPSIS. Paired sample t-test is then utilized to measure the correlations among different techniques on ranking scores and orders. Findings are as follows. (1) Significant differences exist among MCDM techniques on the basis of different integrations on ranking scores, whereas no significant differences exist among them when representing the ranking scores to the ranking orders in place of the technique scale. (2) The software GNUmed, OpenEMR, OpenMRS, and ZEPRS do not differ in ranking scores/orders of experiments for all MCDM techniques presented. On the contrary, discrepancies among the ranking scores/orders are more noticeable in other software. (3) GNUmed, OpenEMR, and OpenMRS software are the most promising candidates for providing a good basis on ranking scores/orders, whereas ZEPRS is not recommended because it records the worst ranking score/order in comparison with other OS-EMR software. © 2015 Elsevier B.V.">
            <text:p>Abstract Various software packages offer a large number of customizable features to meet the specific needs of organizations. Improper selection of a software package may result in incorrect strategic decisions and subsequent economic loss of organizations. This paper presents a comparative study that aims to evaluate and select open-source electronic medical record (OS-EMR) software based on multiple-criteria decision-making (MCDM) techniques. A hands-on study is performed, and a set of OS-EMR software are implemented locally in separate virtual machines to closely examine the systems. Several measures as evaluation bases are specified, and systems are selected based on a set of metric outcomes by using AHP integrated with different MCDM techniques, namely, WPM, WSM, SAW, HAW, and TOPSIS. Paired sample t-test is then utilized to measure the correlations among different techniques on ranking scores and orders. Findings are as follows. (1) Significant differences exist among MCDM techniques on the basis of different integrations on ranking scores, whereas no significant differences exist among them when representing the ranking scores to the ranking orders in place of the technique scale. (2) The software GNUmed, OpenEMR, OpenMRS, and ZEPRS do not differ in ranking scores/orders of experiments for all MCDM techniques presented. On the contrary, discrepancies among the ranking scores/orders are more noticeable in other software. (3) GNUmed, OpenEMR, and OpenMRS software are the most promising candidates for providing a good basis on ranking scores/orders, whereas ZEPRS is not recommended because it records the worst ranking score/order in comparison with other OS-EMR software. © 2015 Elsevier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EDLI7Q4">
            <text:p>GEDLI7Q4</text:p>
          </table:table-cell>
          <table:table-cell office:value-type="string" office:value="How to Improve Optical Character Recognition of Historical Finnish Newspapers Using Open Source Tesseract OCR Engine – Final Notes on Development and Evaluation">
            <text:p>How to Improve Optical Character Recognition of Historical Finnish Newspapers Using Open Source Tesseract OCR Engine – Final Notes on Development and Evaluation</text:p>
          </table:table-cell>
          <table:table-cell office:value-type="string" office:value="10.1007/978-3-030-66527-2_2">
            <text:p>10.1007/978-3-030-66527-2_2</text:p>
          </table:table-cell>
          <table:table-cell office:value-type="string" office:value="The current paper presents work that has been carried out in the National Library of Finland (NLF) to improve optical character recognition (OCR) quality of the historical Finnish newspaper collection 1771–1910. Evaluation results reported in the paper are based mainly on a 500 000 word sample of the Finnish language part of the whole collection. The sample has three different parallel parts: a manually corrected ground truth version, original OCR with ABBYY FineReader v. 7 or v. 8, and an ABBYY FineReader v. 11 re-OCRed version for comparison with Tesseract’s OCR. Using this sample and its page image originals we have developed a re-OCRing procedure using the open source software package Tesseract v. 3.04.01. Our method achieved initially 27.48% improvement vs. ABBYY FineReader 7 or 8 and 9.16% improvement vs. ABBYY FineReader 11 on document level. On word level our method achieved 36.25% improvement vs. ABBYY FineReader 7 or 8 and 20.14% improvement vs. ABBYY FineReader 11. Our final precision and recall results on word level show clear improvement in the quality: recall is 76.0 and precision 92.0 in comparison to GT OCR. Other measures, such as recognizability of words with a morphological analyzer and character accuracy rate, show also steady improvement after re-OCRing. © 2020, Springer Nature Switzerland AG.">
            <text:p>The current paper presents work that has been carried out in the National Library of Finland (NLF) to improve optical character recognition (OCR) quality of the historical Finnish newspaper collection 1771–1910. Evaluation results reported in the paper are based mainly on a 500 000 word sample of the Finnish language part of the whole collection. The sample has three different parallel parts: a manually corrected ground truth version, original OCR with ABBYY FineReader v. 7 or v. 8, and an ABBYY FineReader v. 11 re-OCRed version for comparison with Tesseract’s OCR. Using this sample and its page image originals we have developed a re-OCRing procedure using the open source software package Tesseract v. 3.04.01. Our method achieved initially 27.48% improvement vs. ABBYY FineReader 7 or 8 and 9.16% improvement vs. ABBYY FineReader 11 on document level. On word level our method achieved 36.25% improvement vs. ABBYY FineReader 7 or 8 and 20.14% improvement vs. ABBYY FineReader 11. Our final precision and recall results on word level show clear improvement in the quality: recall is 76.0 and precision 92.0 in comparison to GT OCR. Other measures, such as recognizability of words with a morphological analyzer and character accuracy rate, show also steady improvement after re-OCRing. © 2020, Springer Nature Switzerland AG.</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45MXPE7">
            <text:p>Z45MXPE7</text:p>
          </table:table-cell>
          <table:table-cell office:value-type="string" office:value="Volumetric measurements of right cerebral hemisphere infarction: Use of a semiautomatic MRI segmentation technique">
            <text:p>Volumetric measurements of right cerebral hemisphere infarction: Use of a semiautomatic MRI segmentation technique</text:p>
          </table:table-cell>
          <table:table-cell office:value-type="string" office:value="10.1016/S0010-4825(99)00022-0">
            <text:p>10.1016/S0010-4825(99)00022-0</text:p>
          </table:table-cell>
          <table:table-cell office:value-type="string" office:value="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 (C) 2000 Elsevier Science Ltd. 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
            <text:p>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 (C) 2000 Elsevier Science Ltd. 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WUS482K">
            <text:p>4WUS482K</text:p>
          </table:table-cell>
          <table:table-cell office:value-type="string" office:value="Gradient Boosted Decision Trees for Lithology Classification">
            <text:p>Gradient Boosted Decision Trees for Lithology Classification</text:p>
          </table:table-cell>
          <table:table-cell office:value-type="string" office:value="10.1016/B978-0-12-818597-1.50019-9">
            <text:p>10.1016/B978-0-12-818597-1.50019-9</text:p>
          </table:table-cell>
          <table:table-cell office:value-type="string" office:value="The classification of underground formation lithology is crucial for petroleum exploration and engineering as it is the basis of geological research studies and reservoir parameter calculations. Hence, there have recently been increased efforts to automate lithology classification. This is due to the rising prowess of cheap computational devices and availability of open source machine learning software libraries. This has opened avenues for the efficient analysis of large volumes of well log data with much higher accuracy. In this regard, efforts were made recently to evaluate machine learning methods to classify formation lithology by using data from Daniudui gas field (DGF) and Hanginqi gas field (HGF). Although the machine learning algorithms utilized in the studies performed well, there is still scope for improvement in the predictive ability and scalability. The results obtained from the boosted decision tree learners, in these studies, were encouraging. Hence, we tapped into the state of the art of the boosting approach to machine learning and implemented algorithms that are scalable to large datasets. Specifically, we applied, XGBoost, LightGBM and CatBoost, which belong to the family of gradient boosted decision trees (GBDTs). We compared their performance, after combining well log data obtained from DGF and HGF, with other tree-based machine algorithms, namely, decision trees (DTs), random forests (RFs), extremely randomized trees (ERTs), AdaBoost and gradient boosting machines (GBMs). We tuned the hyperparameters and then evaluated the generated models using metrics such as the micro average, macro average and weighted average of precision (Pr), recall (Re) and F1-score (F1) on the test set. In our analysis, amongst the applied algorithms, we found that LightGBM possessed the highest metrics. Our work identifies LightGBM and CatBoost as good first-choice algorithms for the supervised classification of lithology when utilizing well log data. © 2019 Elsevier B.V.">
            <text:p>The classification of underground formation lithology is crucial for petroleum exploration and engineering as it is the basis of geological research studies and reservoir parameter calculations. Hence, there have recently been increased efforts to automate lithology classification. This is due to the rising prowess of cheap computational devices and availability of open source machine learning software libraries. This has opened avenues for the efficient analysis of large volumes of well log data with much higher accuracy. In this regard, efforts were made recently to evaluate machine learning methods to classify formation lithology by using data from Daniudui gas field (DGF) and Hanginqi gas field (HGF). Although the machine learning algorithms utilized in the studies performed well, there is still scope for improvement in the predictive ability and scalability. The results obtained from the boosted decision tree learners, in these studies, were encouraging. Hence, we tapped into the state of the art of the boosting approach to machine learning and implemented algorithms that are scalable to large datasets. Specifically, we applied, XGBoost, LightGBM and CatBoost, which belong to the family of gradient boosted decision trees (GBDTs). We compared their performance, after combining well log data obtained from DGF and HGF, with other tree-based machine algorithms, namely, decision trees (DTs), random forests (RFs), extremely randomized trees (ERTs), AdaBoost and gradient boosting machines (GBMs). We tuned the hyperparameters and then evaluated the generated models using metrics such as the micro average, macro average and weighted average of precision (Pr), recall (Re) and F1-score (F1) on the test set. In our analysis, amongst the applied algorithms, we found that LightGBM possessed the highest metrics. Our work identifies LightGBM and CatBoost as good first-choice algorithms for the supervised classification of lithology when utilizing well log data. © 2019 Elsevier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33RBG9P">
            <text:p>F33RBG9P</text:p>
          </table:table-cell>
          <table:table-cell office:value-type="string" office:value="Open smart glasses development platform for AAL applications">
            <text:p>Open smart glasses development platform for AAL applications</text:p>
          </table:table-cell>
          <table:table-cell office:value-type="string" office:value="10.1109/GIOTS.2017.8016262">
            <text:p>10.1109/GIOTS.2017.8016262</text:p>
          </table:table-cell>
          <table:table-cell office:value-type="string" office:value="This paper describes an open platform for multisensory electronic glasses that supports new and enhanced methods for intelligent interaction with patients, with smart objects, or to be used as new data input modalities like proximity sensor or smart textile interfaces. All the activities have been developed, investigated and evaluated within EU CHIST-ERA eGlasses project (http://www.eglasses.eu/). The technological platform of the eGlasses provides a software API to control all input / output devices and to support standardized wireless communication with other Internet of Things (IoT) devices. The software libraries support data processing functions, including evaluation of heart rate from a video sequence, eye tracking in reference to the front camera images, and other AAL-related applications. It was shown that such measurements like ECG, EEG, EMG, and respiration waveform can also be measured using electrodes located on or near the frame of the smart glasses. © 2017 IEEE.">
            <text:p>This paper describes an open platform for multisensory electronic glasses that supports new and enhanced methods for intelligent interaction with patients, with smart objects, or to be used as new data input modalities like proximity sensor or smart textile interfaces. All the activities have been developed, investigated and evaluated within EU CHIST-ERA eGlasses project (http://www.eglasses.eu/). The technological platform of the eGlasses provides a software API to control all input / output devices and to support standardized wireless communication with other Internet of Things (IoT) devices. The software libraries support data processing functions, including evaluation of heart rate from a video sequence, eye tracking in reference to the front camera images, and other AAL-related applications. It was shown that such measurements like ECG, EEG, EMG, and respiration waveform can also be measured using electrodes located on or near the frame of the smart glasses. © 2017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YUGXEGS">
            <text:p>EYUGXEGS</text:p>
          </table:table-cell>
          <table:table-cell office:value-type="string" office:value="ScaffMatch: Scaffolding algorithm based on maximum weight matching">
            <text:p>ScaffMatch: Scaffolding algorithm based on maximum weight matching</text:p>
          </table:table-cell>
          <table:table-cell office:value-type="string" office:value="10.1093/bioinformatics/btv211">
            <text:p>10.1093/bioinformatics/btv211</text:p>
          </table:table-cell>
          <table:table-cell office:value-type="string" office:value="Motivation: Next-generation high-throughput sequencing has become a state-of-the-art technique in genome assembly. Scaffolding is one of the main stages of the assembly pipeline. During this stage, contigs assembled from the paired-end reads are merged into bigger chains called scaffolds. Because of a high level of statistical noise, chimeric reads, and genome repeats the problem of scaffolding is a challenging task. Current scaffolding software packages widely vary in their quality and are highly dependent on the read data quality and genome complexity. There are no clear winners and multiple opportunities for further improvements of the tools still exist. Results: This article presents an efficient scaffolding algorithm ScaffMatch that is able to handle reads with both short (\textless600∈bp) and long (\textgreater35∈000∈bp) insert sizes producing high-quality scaffolds. We evaluate our scaffolding tool with the F score and other metrics (N50, corrected N50) on eight datasets comparing it with the most available packages. Our experiments show that ScaffMatch is the tool of preference for the most datasets. Availability and implementation: The source code is available at http://alan.cs.gsu.edu/NGS/?q=content/scaffmatch. © 2015 The Author 2015. Published by Oxford University Press. All rights reserved.">
            <text:p>Motivation: Next-generation high-throughput sequencing has become a state-of-the-art technique in genome assembly. Scaffolding is one of the main stages of the assembly pipeline. During this stage, contigs assembled from the paired-end reads are merged into bigger chains called scaffolds. Because of a high level of statistical noise, chimeric reads, and genome repeats the problem of scaffolding is a challenging task. Current scaffolding software packages widely vary in their quality and are highly dependent on the read data quality and genome complexity. There are no clear winners and multiple opportunities for further improvements of the tools still exist. Results: This article presents an efficient scaffolding algorithm ScaffMatch that is able to handle reads with both short (\textless600∈bp) and long (\textgreater35∈000∈bp) insert sizes producing high-quality scaffolds. We evaluate our scaffolding tool with the F score and other metrics (N50, corrected N50) on eight datasets comparing it with the most available packages. Our experiments show that ScaffMatch is the tool of preference for the most datasets. Availability and implementation: The source code is available at http://alan.cs.gsu.edu/NGS/?q=content/scaffmatch. © 2015 The Author 2015. Published by Oxford University Press.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W7XJX58">
            <text:p>8W7XJX58</text:p>
          </table:table-cell>
          <table:table-cell office:value-type="string" office:value="Predicting tool life in turning operations using neural networks and image processing">
            <text:p>Predicting tool life in turning operations using neural networks and image processing</text:p>
          </table:table-cell>
          <table:table-cell office:value-type="string" office:value="10.1016/j.ymssp.2017.11.022">
            <text:p>10.1016/j.ymssp.2017.11.022</text:p>
          </table:table-cell>
          <table:table-cell office:value-type="string" office:value="A two-step method is presented for the automatic prediction of tool life in turning operations. First, experimental data are collected for three cutting edges under the same constant processing conditions. In these experiments, the parameter of tool wear, VB, is measured with conventional methods and the same parameter is estimated using Neural Wear, a customized software package that combines flank wear image recognition and Artificial Neural Networks (ANNs). Second, an ANN model of tool life is trained with the data collected from the first two cutting edges and the subsequent model is evaluated on two different subsets for the third cutting edge: the first subset is obtained from the direct measurement of tool wear and the second is obtained from the Neural Wear software that estimates tool wear using edge images. Although the complete-automated solution, Neural Wear software for tool wear recognition plus the ANN model of tool life prediction, presented a slightly higher error than the direct measurements, it was within the same range and can meet all industrial requirements. These results confirm that the combination of image recognition software and ANN modelling could potentially be developed into a useful industrial tool for low-cost estimation of tool life in turning operations. © 2017 Elsevier Ltd">
            <text:p>A two-step method is presented for the automatic prediction of tool life in turning operations. First, experimental data are collected for three cutting edges under the same constant processing conditions. In these experiments, the parameter of tool wear, VB, is measured with conventional methods and the same parameter is estimated using Neural Wear, a customized software package that combines flank wear image recognition and Artificial Neural Networks (ANNs). Second, an ANN model of tool life is trained with the data collected from the first two cutting edges and the subsequent model is evaluated on two different subsets for the third cutting edge: the first subset is obtained from the direct measurement of tool wear and the second is obtained from the Neural Wear software that estimates tool wear using edge images. Although the complete-automated solution, Neural Wear software for tool wear recognition plus the ANN model of tool life prediction, presented a slightly higher error than the direct measurements, it was within the same range and can meet all industrial requirements. These results confirm that the combination of image recognition software and ANN modelling could potentially be developed into a useful industrial tool for low-cost estimation of tool life in turning operations. © 2017 Elsevier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8VG8ZXJ">
            <text:p>T8VG8ZXJ</text:p>
          </table:table-cell>
          <table:table-cell office:value-type="string" office:value="On the Evaluation of Neural Code Summarization">
            <text:p>On the Evaluation of Neural Code Summarization</text:p>
          </table:table-cell>
          <table:table-cell office:value-type="string" office:value="10.1145/3510003.3510060">
            <text:p>10.1145/3510003.3510060</text:p>
          </table:table-cell>
          <table:table-cell office:value-type="string" office:value="Source code summaries are important for program comprehension and maintenance. However, there are plenty of programs with missing, outdated, or mismatched summaries. Recently, deep learning techniques have been exploited to automatically generate summaries for given code snippets. To achieve a profound understanding of how far we are from solving this problem and provide suggestions to future research, in this paper, we conduct a systematic and in-depth analysis of 5 state-of-the-art neural code summarization models on 6 widely used BLEU variants, 4 pre-processing operations and their combinations, and 3 widely used datasets. The evaluation results show that some important factors have a great influence on the model evaluation, especially on the performance of models and the ranking among the models. However, these factors might be easily overlooked. Specifically, (1) the BLEU metric widely used in existing work of evaluating code summarization models has many variants. Ignoring the differences among these variants could greatly affect the validity of the claimed results. Besides, we discover and resolve an important and previously unknown bug in BLEU calculation in a commonly-used software package. Furthermore, we conduct human evaluations and find that the metric BLEU-DC is most correlated to human perception; (2) code pre-processing choices can have a large (from -18% to +25%) impact on the summarization performance and should not be neglected. We also explore the aggregation of pre-processing combinations and boost the performance of models; (3) some important char-acteristics of datasets (corpus sizes, data splitting methods, and duplication ratios) have a significant impact on model evaluation. Based on the experimental results, we give actionable suggestions for evaluating code summarization and choosing the best method in different scenarios. We also build a shared code summarization toolbox to facilitate future research. © 2022 ACM.">
            <text:p>Source code summaries are important for program comprehension and maintenance. However, there are plenty of programs with missing, outdated, or mismatched summaries. Recently, deep learning techniques have been exploited to automatically generate summaries for given code snippets. To achieve a profound understanding of how far we are from solving this problem and provide suggestions to future research, in this paper, we conduct a systematic and in-depth analysis of 5 state-of-the-art neural code summarization models on 6 widely used BLEU variants, 4 pre-processing operations and their combinations, and 3 widely used datasets. The evaluation results show that some important factors have a great influence on the model evaluation, especially on the performance of models and the ranking among the models. However, these factors might be easily overlooked. Specifically, (1) the BLEU metric widely used in existing work of evaluating code summarization models has many variants. Ignoring the differences among these variants could greatly affect the validity of the claimed results. Besides, we discover and resolve an important and previously unknown bug in BLEU calculation in a commonly-used software package. Furthermore, we conduct human evaluations and find that the metric BLEU-DC is most correlated to human perception; (2) code pre-processing choices can have a large (from -18% to +25%) impact on the summarization performance and should not be neglected. We also explore the aggregation of pre-processing combinations and boost the performance of models; (3) some important char-acteristics of datasets (corpus sizes, data splitting methods, and duplication ratios) have a significant impact on model evaluation. Based on the experimental results, we give actionable suggestions for evaluating code summarization and choosing the best method in different scenarios. We also build a shared code summarization toolbox to facilitate future research. © 2022 ACM.</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TDEU9FD">
            <text:p>ITDEU9FD</text:p>
          </table:table-cell>
          <table:table-cell office:value-type="string" office:value="Evaluation of building footprint generation from LiDAR data and orthoimages using object-based image analysis technique">
            <text:p>Evaluation of building footprint generation from LiDAR data and orthoimages using object-based image analysis technique</text:p>
          </table:table-cell>
          <table:table-cell office:value-type="string" office:value="">
            <text:p/>
          </table:table-cell>
          <table:table-cell office:value-type="string" office:value="The use of modern LiDAR technology in producing images and 3D models of high resolution made way for the generation of large scale flood hazard maps that have gained the attention of many government sectors and local units in the Philippines. In the absence of an existing flood-resilient database in the country, the Nationwide Disaster Risk Exposure and Assessment for Mitigation (DREAM) started the process of extracting building footprints from digital elevation models derived using LiDAR data. Manual digitization of building footprints proved to be time-consuming and required additional personnel to cover areas that have existing LiDAR data. In line with the need for a more efficient method of data extraction, this paper focuses on the semi-automation of extracting building footprints using orthoimages and digital elevation models. The study explores the method of object-based image analysis that includes a number of steps: ground separation, segmentation and classification, building extraction and post-processing of results. Slope and height measurements from digital surface model and spectral information from RGB imagery were used to further refine the classification. To ensure the quality of extraction, a quality evaluation using different measures is performed to identify the possible errors and accuracy based on the existence of buildings and building area of the derived output relative to the ground truth. Two software packages were used to generate two building footprint datasets used for comparison, namely, eCognition 8.1 and InterIMAGE. The best parameters were used and results were assessed to evaluate the quality of resulting building footprint and the effectiveness of the used methodologies in the Philippine setting.">
            <text:p>The use of modern LiDAR technology in producing images and 3D models of high resolution made way for the generation of large scale flood hazard maps that have gained the attention of many government sectors and local units in the Philippines. In the absence of an existing flood-resilient database in the country, the Nationwide Disaster Risk Exposure and Assessment for Mitigation (DREAM) started the process of extracting building footprints from digital elevation models derived using LiDAR data. Manual digitization of building footprints proved to be time-consuming and required additional personnel to cover areas that have existing LiDAR data. In line with the need for a more efficient method of data extraction, this paper focuses on the semi-automation of extracting building footprints using orthoimages and digital elevation models. The study explores the method of object-based image analysis that includes a number of steps: ground separation, segmentation and classification, building extraction and post-processing of results. Slope and height measurements from digital surface model and spectral information from RGB imagery were used to further refine the classification. To ensure the quality of extraction, a quality evaluation using different measures is performed to identify the possible errors and accuracy based on the existence of buildings and building area of the derived output relative to the ground truth. Two software packages were used to generate two building footprint datasets used for comparison, namely, eCognition 8.1 and InterIMAGE. The best parameters were used and results were assessed to evaluate the quality of resulting building footprint and the effectiveness of the used methodologies in the Philippine setting.</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CLDS5HG">
            <text:p>CCLDS5HG</text:p>
          </table:table-cell>
          <table:table-cell office:value-type="string" office:value="Development of programmable system on chip-based weld monitoring system for quality analysis of arc welding process">
            <text:p>Development of programmable system on chip-based weld monitoring system for quality analysis of arc welding process</text:p>
          </table:table-cell>
          <table:table-cell office:value-type="string" office:value="10.1080/0951192X.2020.1815847">
            <text:p>10.1080/0951192X.2020.1815847</text:p>
          </table:table-cell>
          <table:table-cell office:value-type="string" office:value="Arc welding uses power sources of the constant current type having drooping characteristics or constant voltage characteristics. However, in reality, arc welding is a stochastic process due to random arc behaviour and metal transfer. The quality of a weld depends on the extent of these variations. The random signal amplitudes and time characteristics of the weldingsignal (voltage and current) allow a quality analysis of the welding process and disturbances. These random variations in current and voltage cannot be recorded with ordinary instruments. In the present work, a Programmable System on Chip based embedded Weld Monitoring System (WMS) with suitable software package was designed and developed to measure all the dynamic variations of welding voltage and current. Welding data were acquired using this WMS for the duration of 20 seconds at a sampling rate of 100,000 samples/s. The data obtained were filtered and subjected to the time domain and statistical analyses to evaluate various arc-welding parameters. The results obtained with WMS indicated that the same can be used for evaluating the welding consumables and assessing the skill of the welders. Thus, this work proposes a standalone, affordable, and an innovative tool for comprehensive on-line analysis of an arc-welding process. © 2020 Informa UK Limited, trading as Taylor &amp; Francis Group.">
            <text:p>Arc welding uses power sources of the constant current type having drooping characteristics or constant voltage characteristics. However, in reality, arc welding is a stochastic process due to random arc behaviour and metal transfer. The quality of a weld depends on the extent of these variations. The random signal amplitudes and time characteristics of the weldingsignal (voltage and current) allow a quality analysis of the welding process and disturbances. These random variations in current and voltage cannot be recorded with ordinary instruments. In the present work, a Programmable System on Chip based embedded Weld Monitoring System (WMS) with suitable software package was designed and developed to measure all the dynamic variations of welding voltage and current. Welding data were acquired using this WMS for the duration of 20 seconds at a sampling rate of 100,000 samples/s. The data obtained were filtered and subjected to the time domain and statistical analyses to evaluate various arc-welding parameters. The results obtained with WMS indicated that the same can be used for evaluating the welding consumables and assessing the skill of the welders. Thus, this work proposes a standalone, affordable, and an innovative tool for comprehensive on-line analysis of an arc-welding process. © 2020 Informa UK Limited, trading as Taylor &amp; Francis Group.</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XUMXIKX">
            <text:p>EXUMXIKX</text:p>
          </table:table-cell>
          <table:table-cell office:value-type="string" office:value="A multiattribute decision-theoretic approach for the layout design problem">
            <text:p>A multiattribute decision-theoretic approach for the layout design problem</text:p>
          </table:table-cell>
          <table:table-cell office:value-type="string" office:value="10.1016/0377-2217(92)90045-B">
            <text:p>10.1016/0377-2217(92)90045-B</text:p>
          </table:table-cell>
          <table:table-cell office:value-type="string" office:value="This paper presents an application of decision theory to the layout design problem. Both the quantitative and qualitative aspects of the problem are considered. The approach is to utilize measurement results in defining a multicriteria objective function for layout evaluation. This objective function is used in the context of a heuristic algorithm for generating a layout. The algorithm is embedded in a software package. The effectiveness of using a multicriteria objective function is demonstrated using the proposed algorithm on a ten-department problem. © 1992.">
            <text:p>This paper presents an application of decision theory to the layout design problem. Both the quantitative and qualitative aspects of the problem are considered. The approach is to utilize measurement results in defining a multicriteria objective function for layout evaluation. This objective function is used in the context of a heuristic algorithm for generating a layout. The algorithm is embedded in a software package. The effectiveness of using a multicriteria objective function is demonstrated using the proposed algorithm on a ten-department problem. © 1992.</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37S6PPM">
            <text:p>437S6PPM</text:p>
          </table:table-cell>
          <table:table-cell office:value-type="string" office:value="Forward modeling magnetic fields of induced and remanent magnetization in the lithosphere using tesseroids">
            <text:p>Forward modeling magnetic fields of induced and remanent magnetization in the lithosphere using tesseroids</text:p>
          </table:table-cell>
          <table:table-cell office:value-type="string" office:value="10.1016/j.cageo.2016.08.004">
            <text:p>10.1016/j.cageo.2016.08.004</text:p>
          </table:table-cell>
          <table:table-cell office:value-type="string" office:value="A newly developed software package to calculate the magnetic field in a spherical coordinate system near the Earth's surface and on satellite height is shown to produce reliable modeling results for global and regional applications. The discretization cells of the model are uniformly magnetized spherical prisms, so called tesseroids. The presented algorithm extends an existing code for gravity calculations by applying Poisson's relation to identify the magnetic potential with the sum over pseudogravity fields of tesseroids. By testing different lithosphere discretization grids it is possible to determine the optimal size of tesseroids for field calculations on satellite altitude within realistic measurement error bounds. Also the influence of the Earth's ellipticity upon the modeling result is estimated and global examples are studied. The new software calculates induced and remanent magnetic fields for models at global and regional scale. For regional models far-field effects are evaluated and discussed. This provides bounds for the minimal size of a regional model that is necessary to predict meaningful satellite total field anomalies over the corresponding area. © 2016 Elsevier Ltd">
            <text:p>A newly developed software package to calculate the magnetic field in a spherical coordinate system near the Earth's surface and on satellite height is shown to produce reliable modeling results for global and regional applications. The discretization cells of the model are uniformly magnetized spherical prisms, so called tesseroids. The presented algorithm extends an existing code for gravity calculations by applying Poisson's relation to identify the magnetic potential with the sum over pseudogravity fields of tesseroids. By testing different lithosphere discretization grids it is possible to determine the optimal size of tesseroids for field calculations on satellite altitude within realistic measurement error bounds. Also the influence of the Earth's ellipticity upon the modeling result is estimated and global examples are studied. The new software calculates induced and remanent magnetic fields for models at global and regional scale. For regional models far-field effects are evaluated and discussed. This provides bounds for the minimal size of a regional model that is necessary to predict meaningful satellite total field anomalies over the corresponding area. © 2016 Elsevier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4AG4L5P">
            <text:p>B4AG4L5P</text:p>
          </table:table-cell>
          <table:table-cell office:value-type="string" office:value="Metric of highlighting the synchronicity of time series and its application in analyzing the fundamental frequencies of the speaker’s speech signal">
            <text:p>Metric of highlighting the synchronicity of time series and its application in analyzing the fundamental frequencies of the speaker’s speech signal</text:p>
          </table:table-cell>
          <table:table-cell office:value-type="string" office:value="10.3390/sym12121943">
            <text:p>10.3390/sym12121943</text:p>
          </table:table-cell>
          <table:table-cell office:value-type="string" office:value="As part of the study, the problem of developing and applying a metric for assessing the degree of similarity of time series is considered, which makes it possible to consider the assumptions about the model of a series when comparing, as well as to compare the values of the corresponding characteristics of the series. Characteristics can be values that describe the structure of a series, or directly the values of the approximating function, which can be obtained using nonparametric statistics methods. One of the directions in which this approach can be applied to assessing the similarity of time series is the study of vocal performances. In practice, the degree of similarity in the performance of melodies by several speakers was analyzed. It was determined that, using the synchronicity metric, it is possible to implement an exercise in which students need to repeat the melody after the teacher. In addition, this approach was applied in the segment identification module with an abrupt change in the sounding of the fundamental frequency. This work is devoted to the modification of the program complex for vocal recognition in order to identify notes with a sharp change in the fundamental frequency. The complex is aimed at carrying out additional independent training in teaching vocals. The use of the software package will allow, in real time, providing feedback to the user with an assessment of the quality of their singing. This should allow students to study not only under the supervision of a teacher, but also independently in the early stages of learning. The basic algorithm of the program recognizes notes without sharp changes in frequencies with high accuracy, which is confirmed by experiments. In order to recognize by the algorithms of the program notes sung vibrato and glissando in singing, a new analysis method based on the metric of time series synchronicity is proposed. © 2020 by the authors. Licensee MDPI, Basel, Switzerland.">
            <text:p>As part of the study, the problem of developing and applying a metric for assessing the degree of similarity of time series is considered, which makes it possible to consider the assumptions about the model of a series when comparing, as well as to compare the values of the corresponding characteristics of the series. Characteristics can be values that describe the structure of a series, or directly the values of the approximating function, which can be obtained using nonparametric statistics methods. One of the directions in which this approach can be applied to assessing the similarity of time series is the study of vocal performances. In practice, the degree of similarity in the performance of melodies by several speakers was analyzed. It was determined that, using the synchronicity metric, it is possible to implement an exercise in which students need to repeat the melody after the teacher. In addition, this approach was applied in the segment identification module with an abrupt change in the sounding of the fundamental frequency. This work is devoted to the modification of the program complex for vocal recognition in order to identify notes with a sharp change in the fundamental frequency. The complex is aimed at carrying out additional independent training in teaching vocals. The use of the software package will allow, in real time, providing feedback to the user with an assessment of the quality of their singing. This should allow students to study not only under the supervision of a teacher, but also independently in the early stages of learning. The basic algorithm of the program recognizes notes without sharp changes in frequencies with high accuracy, which is confirmed by experiments. In order to recognize by the algorithms of the program notes sung vibrato and glissando in singing, a new analysis method based on the metric of time series synchronicity is proposed. © 2020 by the authors. Licensee MDPI, Basel, Switzerlan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CT7DI8Q">
            <text:p>6CT7DI8Q</text:p>
          </table:table-cell>
          <table:table-cell office:value-type="string" office:value="Data acquisition backbone core DABC">
            <text:p>Data acquisition backbone core DABC</text:p>
          </table:table-cell>
          <table:table-cell office:value-type="string" office:value="10.1109/RTC.2007.4382824">
            <text:p>10.1109/RTC.2007.4382824</text:p>
          </table:table-cell>
          <table:table-cell office:value-type="string" office:value="For the new experiments at FAIR like CBM new concepts of data acquisition systems have to be developed like the distribution of self-triggered, time stamped data streams over high performance networks for event building. The Data Acquisition Backbone Core DABC is designed for FAIR detector tests, readout components test, data flow investigations, and DAQ controls. All kinds of data channels (front-end systems) are connected by plug-ins into functional components of DABC like data input, combiner, scheduler, event builder, analysis and storage. On the other hand, the current GSI DAQ system MBS with its huge installed hardware base (about 100 installed, 50% outside GSI) must be integrated in any new DAQ concept. After detailed simulations now real tests (on InfiniBand clusters) of event building over networks had been performed. Several software packages (uDAPL, OpenFabric IB Verbs, MFI2) have been used to measure the performance of InfiniBand. One can achieve about 80% of the bidirectional nominal IB bandwidth of 1 GByte/s. To achieve real reliable performance with IB one needs the optional real time extensions of the latest Linux kernel 2.6.21. Some infrastructure components of the XDAQ package developed for the CMS experiment have been evaluated for DABC. The development of key components is supported by the FutureDAQ project of the European Union (FP6 I3HP JRA1). © 2007 IEEE.">
            <text:p>For the new experiments at FAIR like CBM new concepts of data acquisition systems have to be developed like the distribution of self-triggered, time stamped data streams over high performance networks for event building. The Data Acquisition Backbone Core DABC is designed for FAIR detector tests, readout components test, data flow investigations, and DAQ controls. All kinds of data channels (front-end systems) are connected by plug-ins into functional components of DABC like data input, combiner, scheduler, event builder, analysis and storage. On the other hand, the current GSI DAQ system MBS with its huge installed hardware base (about 100 installed, 50% outside GSI) must be integrated in any new DAQ concept. After detailed simulations now real tests (on InfiniBand clusters) of event building over networks had been performed. Several software packages (uDAPL, OpenFabric IB Verbs, MFI2) have been used to measure the performance of InfiniBand. One can achieve about 80% of the bidirectional nominal IB bandwidth of 1 GByte/s. To achieve real reliable performance with IB one needs the optional real time extensions of the latest Linux kernel 2.6.21. Some infrastructure components of the XDAQ package developed for the CMS experiment have been evaluated for DABC. The development of key components is supported by the FutureDAQ project of the European Union (FP6 I3HP JRA1). © 2007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QB24IBS">
            <text:p>KQB24IBS</text:p>
          </table:table-cell>
          <table:table-cell office:value-type="string" office:value="Ontology-based meta-mining of knowledge discovery workflows">
            <text:p>Ontology-based meta-mining of knowledge discovery workflows</text:p>
          </table:table-cell>
          <table:table-cell office:value-type="string" office:value="10.1007/978-3-642-20980-2_9">
            <text:p>10.1007/978-3-642-20980-2_9</text:p>
          </table:table-cell>
          <table:table-cell office:value-type="string" office:value="This chapter describes a principled approach to meta-learning that has three distinctive features. First, whereas most previous work on meta-learning focused exclusively on the learning task, our approach applies meta-learning to the full knowledge discovery process and is thus more aptly referred to as meta-mining. Second, traditional meta-learning regards learning algorithms as black boxes and essentially correlates properties of their input (data) with the performance of their output (learned model). We propose to tear open the black box and analyse algorithms in terms of their core components, their underlying assumptions, the cost functions and optimization strategies they use, and the models and decision boundaries they generate. Third, to ground meta-mining on a declarative representation of the data mining (dm) process and its components, we built a DM ontology and knowledge base using the Web Ontology Language (owl). The Data Mining Optimization Ontology (dmop, pronounced dee-mope)) provides a unified conceptual framework for analysing dm tasks, algorithms, models, datasets, workflows and performance metrics, as well as their relationships. The dm knowledge base uses concepts from dmop to describe existing data mining algorithms and their implementations in major dm software packages. Meta-data collected from data mining experiments are also described in terms of concepts from the ontology and linked to algorithm and operator descriptions in the knowledge base; they are then stored in data mining experiment data bases to serve as training and evaluation data for the meta-miner. These three features together lay the groundwork for what we call deep or semantic meta-mining, i.e., dm process or workflow mining that is driven simultaneously by meta-data and by the collective expertise of data miners embodied in the data mining ontology and knowledge base. In Section 1, we review the state of the art in the fields of meta-learning and data mining ontologies; at the same time, we motivate the need for ontology-based meta-mining and distinguish our approach from related work in these two areas. Section 2 gives a detailed description of dmop, while Section 3 introduces a novel method for ontology-based discovery of generalized patterns from data mining workflows. Section 4 reports on proof-of-concept experiments conducted to gauge the efficacy of dmop-based workflow mining, and Section 5 concludes. © 2011 Springer-Verlag Berlin Heidelberg.">
            <text:p>This chapter describes a principled approach to meta-learning that has three distinctive features. First, whereas most previous work on meta-learning focused exclusively on the learning task, our approach applies meta-learning to the full knowledge discovery process and is thus more aptly referred to as meta-mining. Second, traditional meta-learning regards learning algorithms as black boxes and essentially correlates properties of their input (data) with the performance of their output (learned model). We propose to tear open the black box and analyse algorithms in terms of their core components, their underlying assumptions, the cost functions and optimization strategies they use, and the models and decision boundaries they generate. Third, to ground meta-mining on a declarative representation of the data mining (dm) process and its components, we built a DM ontology and knowledge base using the Web Ontology Language (owl). The Data Mining Optimization Ontology (dmop, pronounced dee-mope)) provides a unified conceptual framework for analysing dm tasks, algorithms, models, datasets, workflows and performance metrics, as well as their relationships. The dm knowledge base uses concepts from dmop to describe existing data mining algorithms and their implementations in major dm software packages. Meta-data collected from data mining experiments are also described in terms of concepts from the ontology and linked to algorithm and operator descriptions in the knowledge base; they are then stored in data mining experiment data bases to serve as training and evaluation data for the meta-miner. These three features together lay the groundwork for what we call deep or semantic meta-mining, i.e., dm process or workflow mining that is driven simultaneously by meta-data and by the collective expertise of data miners embodied in the data mining ontology and knowledge base. In Section 1, we review the state of the art in the fields of meta-learning and data mining ontologies; at the same time, we motivate the need for ontology-based meta-mining and distinguish our approach from related work in these two areas. Section 2 gives a detailed description of dmop, while Section 3 introduces a novel method for ontology-based discovery of generalized patterns from data mining workflows. Section 4 reports on proof-of-concept experiments conducted to gauge the efficacy of dmop-based workflow mining, and Section 5 concludes. © 2011 Springer-Verlag Berlin Heidelberg.</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7RVJBAG">
            <text:p>F7RVJBAG</text:p>
          </table:table-cell>
          <table:table-cell office:value-type="string" office:value="Methods for Categorizing and Recommending API Usage Patterns Based on Degree Centralities and Pattern Distances*">
            <text:p>Methods for Categorizing and Recommending API Usage Patterns Based on Degree Centralities and Pattern Distances*</text:p>
          </table:table-cell>
          <table:table-cell office:value-type="string" office:value="10.6688/JISE.201805_34(3).0002">
            <text:p>10.6688/JISE.201805_34(3).0002</text:p>
          </table:table-cell>
          <table:table-cell office:value-type="string" office:value="API usage patterns have been considered as significant materials in reusing software library APIs for saving development time and improving software quality. Although efforts have been made on discovering and searching API usage patterns, the following two issues are still largely unexplored: how to provide a well-organized view of the discovered API usage patterns? and how to recommend follow-up API usage patterns once a usage pattern is adopted? This paper proposes two methods for categorizing and recommending API usage patterns: first, categories of the usage patterns are automatically identified based on a proposed degree centrality-based clustering algorithm; and second, follow-up usage patterns of an adopted pattern are recommended based on a proposed metric of measuring distances between patterns. In the experimental evaluations, the patterns categorization can achieve 85.4% precision rate with 83% recall rate. The patterns recommendation had approximately half a chance of correctly predicting the follow-up patterns that were actually used by the programmers. © 2018 Institute of Information Science. All rights reserved.">
            <text:p>API usage patterns have been considered as significant materials in reusing software library APIs for saving development time and improving software quality. Although efforts have been made on discovering and searching API usage patterns, the following two issues are still largely unexplored: how to provide a well-organized view of the discovered API usage patterns? and how to recommend follow-up API usage patterns once a usage pattern is adopted? This paper proposes two methods for categorizing and recommending API usage patterns: first, categories of the usage patterns are automatically identified based on a proposed degree centrality-based clustering algorithm; and second, follow-up usage patterns of an adopted pattern are recommended based on a proposed metric of measuring distances between patterns. In the experimental evaluations, the patterns categorization can achieve 85.4% precision rate with 83% recall rate. The patterns recommendation had approximately half a chance of correctly predicting the follow-up patterns that were actually used by the programmers. © 2018 Institute of Information Science.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5UJNMW6">
            <text:p>M5UJNMW6</text:p>
          </table:table-cell>
          <table:table-cell office:value-type="string" office:value="Software reliability prediction using package level modularization metrics">
            <text:p>Software reliability prediction using package level modularization metrics</text:p>
          </table:table-cell>
          <table:table-cell office:value-type="string" office:value="10.1016/j.procs.2020.09.086">
            <text:p>10.1016/j.procs.2020.09.086</text:p>
          </table:table-cell>
          <table:table-cell office:value-type="string" office:value="Reliability ensures architectural strength and error free operations of software systems. Software design and architectural measures have been studied as key indicators of faults in software systems. However, association between quantification of reliability prediction using design-level metrics has not been explored. This paper presents a novel approach of developing reliability metrics and it's prediction using package level metrics. In particular, relevant fault severity information is empirically experimented with package level metrics in an effort-aware classification and ranking scenario. Results obtained hint significant view to predict the reliability of software systems using architectural level metrics. Therefore, the empirical analysis can guide development process to be design-focused and avoid accumulation of faults in implementation phase. © 2020 The Authors. Published by Elsevier B.V.">
            <text:p>Reliability ensures architectural strength and error free operations of software systems. Software design and architectural measures have been studied as key indicators of faults in software systems. However, association between quantification of reliability prediction using design-level metrics has not been explored. This paper presents a novel approach of developing reliability metrics and it's prediction using package level metrics. In particular, relevant fault severity information is empirically experimented with package level metrics in an effort-aware classification and ranking scenario. Results obtained hint significant view to predict the reliability of software systems using architectural level metrics. Therefore, the empirical analysis can guide development process to be design-focused and avoid accumulation of faults in implementation phase. © 2020 The Authors. Published by Elsevier B.V.</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VKG5GQQ">
            <text:p>2VKG5GQQ</text:p>
          </table:table-cell>
          <table:table-cell office:value-type="string" office:value="Power system dynamics during disturbances">
            <text:p>Power system dynamics during disturbances</text:p>
          </table:table-cell>
          <table:table-cell office:value-type="string" office:value="10.1109/IEEEGCC.2009.5734239">
            <text:p>10.1109/IEEEGCC.2009.5734239</text:p>
          </table:table-cell>
          <table:table-cell office:value-type="string" office:value="The main targets of power system operation are the security and stability of the power system as well as the reliability and quality of supply to all customers in an economic manner which is a big challenge nowadays. To achieve the above targets system disturbances have to be analyzed carefully to fix all problems in the minimum possible time and avoid the repetition of the same problem again (e.g. Faults and/or generating units tripping). This paper presents the concepts of one of the effective tools for disturbance analysis used in Saudi Electricity Company in the Western Region named as Dynamic System Monitoring (DSM). It is basically a computer system connected in each station to record voltage and current as well as frequency with fast rate (240 samples per second for 60 Hz system). When any system disturbance takes place causing the trigger of one or more of the predefined triggers, each event will be saved in the computer hard disk in one or more files defined by date and time with recording duration from 20 to 30 seconds for each file. The DSM units are linked by telephone lines and modems to the Master Station PC computer located in the Head Office and each disturbance event can be retrieved and analyzed by DADISP software package working under Windows 2000, NT or XR Three actual disturbances in the Western Region are described and analyzed in details using the records of the concerned DSM units and cross checked with the records of some numerical protection relays to insure the correct operation and the technical recommendations are listed and implemented in most cases to avoid repeating the same event in future. The paper also presents a good and practical new method for the evaluation of Active Spinning Reserve (ASR) which is also called immediate reserve loadable in the first three seconds for some generating units in Saudi Electricity Company using the actual records of the Dynamic System Monitoring (DSM). In case of big generating unit trips, system frequency drops causing DSM units to trigger and record all measurements in an event file which is used to analyze that event including the dynamic behaviour of each on bar generating unit to determine its load pick up share in MW for the restoration of system frequency. Actual incidents of big generator tripping and load rejections at Shoaibah (393 MW) and at Rabigh (266 MW) Power Plants are analyzed in details using DSM records to evaluate the average (ASR) for each unit in service which is of great importance in the evaluation of total system immediate reserve to insure system security and stability. The most recent tools similar to DSM units is also listed where higher scan rates are incorporated for more accurate results.">
            <text:p>The main targets of power system operation are the security and stability of the power system as well as the reliability and quality of supply to all customers in an economic manner which is a big challenge nowadays. To achieve the above targets system disturbances have to be analyzed carefully to fix all problems in the minimum possible time and avoid the repetition of the same problem again (e.g. Faults and/or generating units tripping). This paper presents the concepts of one of the effective tools for disturbance analysis used in Saudi Electricity Company in the Western Region named as Dynamic System Monitoring (DSM). It is basically a computer system connected in each station to record voltage and current as well as frequency with fast rate (240 samples per second for 60 Hz system). When any system disturbance takes place causing the trigger of one or more of the predefined triggers, each event will be saved in the computer hard disk in one or more files defined by date and time with recording duration from 20 to 30 seconds for each file. The DSM units are linked by telephone lines and modems to the Master Station PC computer located in the Head Office and each disturbance event can be retrieved and analyzed by DADISP software package working under Windows 2000, NT or XR Three actual disturbances in the Western Region are described and analyzed in details using the records of the concerned DSM units and cross checked with the records of some numerical protection relays to insure the correct operation and the technical recommendations are listed and implemented in most cases to avoid repeating the same event in future. The paper also presents a good and practical new method for the evaluation of Active Spinning Reserve (ASR) which is also called immediate reserve loadable in the first three seconds for some generating units in Saudi Electricity Company using the actual records of the Dynamic System Monitoring (DSM). In case of big generating unit trips, system frequency drops causing DSM units to trigger and record all measurements in an event file which is used to analyze that event including the dynamic behaviour of each on bar generating unit to determine its load pick up share in MW for the restoration of system frequency. Actual incidents of big generator tripping and load rejections at Shoaibah (393 MW) and at Rabigh (266 MW) Power Plants are analyzed in details using DSM records to evaluate the average (ASR) for each unit in service which is of great importance in the evaluation of total system immediate reserve to insure system security and stability. The most recent tools similar to DSM units is also listed where higher scan rates are incorporated for more accurate result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CES6DHP">
            <text:p>BCES6DHP</text:p>
          </table:table-cell>
          <table:table-cell office:value-type="string" office:value="Evaluation and certifications for component packages software">
            <text:p>Evaluation and certifications for component packages software</text:p>
          </table:table-cell>
          <table:table-cell office:value-type="string" office:value="10.1007/978-3-642-01203-7_18">
            <text:p>10.1007/978-3-642-01203-7_18</text:p>
          </table:table-cell>
          <table:table-cell office:value-type="string" office:value="There is a growing interest in tools and packages that support the capture, representation and gradual refinement of models of an organizations software processes, especially in the light of schemes. It is confined to definition, execution, and measurement of the process in the process life cycle while its application package scope is the overall business process within the company. In order to comprehensively manage and improve business process, collecting accurate data on software packages is needed. Package software should have the feature that purchasers can discriminate a product suitable for them among a number of software, which belong to the similar kind of product. Purchasers' ability to choose a package software depends on that they can judge whether a package software has the relevant standard conforming through objective quality test process and method or not. For building this system, there are the standards that can be applicable to package software, such as \textlessISO/IEC 14598-5: Quality Evaluation Process for Evaluator\textgreater and \textlessISO/IEC 12119: Information Technology - software package - Quality Requirements &amp; Test\textgreater. In this paper, we built the system that purchasers can effectively select a package software suitable for their needs, building quality test and certification process for package software and developing Test Metric and application method. © 2009 Springer-Verlag Berlin Heidelberg.">
            <text:p>There is a growing interest in tools and packages that support the capture, representation and gradual refinement of models of an organizations software processes, especially in the light of schemes. It is confined to definition, execution, and measurement of the process in the process life cycle while its application package scope is the overall business process within the company. In order to comprehensively manage and improve business process, collecting accurate data on software packages is needed. Package software should have the feature that purchasers can discriminate a product suitable for them among a number of software, which belong to the similar kind of product. Purchasers' ability to choose a package software depends on that they can judge whether a package software has the relevant standard conforming through objective quality test process and method or not. For building this system, there are the standards that can be applicable to package software, such as \textlessISO/IEC 14598-5: Quality Evaluation Process for Evaluator\textgreater and \textlessISO/IEC 12119: Information Technology - software package - Quality Requirements &amp; Test\textgreater. In this paper, we built the system that purchasers can effectively select a package software suitable for their needs, building quality test and certification process for package software and developing Test Metric and application method. © 2009 Springer-Verlag Berlin Heidelber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Q5MI8JQ">
            <text:p>AQ5MI8JQ</text:p>
          </table:table-cell>
          <table:table-cell office:value-type="string" office:value="Pushbroom hyperspectral imaging from an Unmanned Aircraft System (UAS) - Geometric processing workflow and accuracy assessment">
            <text:p>Pushbroom hyperspectral imaging from an Unmanned Aircraft System (UAS) - Geometric processing workflow and accuracy assessment</text:p>
          </table:table-cell>
          <table:table-cell office:value-type="string" office:value="10.5194/isprs-archives-XLII-2-W6-379-2017">
            <text:p>10.5194/isprs-archives-XLII-2-W6-379-2017</text:p>
          </table:table-cell>
          <table:table-cell office:value-type="string" office:value="In this study, we assess two push broom hyperspectral sensors as carried by small (10-15 kg) multi-rotor Unmanned Aircraft Systems (UAS). We used a Headwall Photonics micro-Hyperspec push broom sensor with 324 spectral bands (4-5 nm FWHM) and a Headwall Photonics nano-Hyperspec sensor with 270 spectral bands (6 nm FWHM) both in the VNIR spectral range (400-1000 nm). A gimbal was used to stabilise the sensors in relation to the aircraft flight dynamics, and for the micro-Hyperspec a tightly coupled dual frequency Global Navigation Satellite System (GNSS) receiver, an Inertial Measurement Unit (IMU), and Machine Vision Camera (MVC) were used for attitude and position determination. For the nano-Hyperspec, a navigation grade GNSS system and IMU provided position and attitude data. This study presents the geometric results of one flight over a grass oval on which a dense Ground Control Point (GCP) network was deployed. The aim being to ascertain the geometric accuracy achievable with the system. Using the PARGE software package (ReSe - Remote Sensing Applications) we ortho-rectify the push broom hyperspectral image strips and then quantify the accuracy of the ortho-rectification by using the GCPs as check points. The orientation (roll, pitch, and yaw) of the sensor is measured by the IMU. Alternatively imagery from a MVC running at 15 Hz, with accurate camera position data can be processed with Structure from Motion (SfM) software to obtain an estimated camera orientation. In this study, we look at which of these data sources will yield a flight strip with the highest geometric accuracy. © Authors 2017.">
            <text:p>In this study, we assess two push broom hyperspectral sensors as carried by small (10-15 kg) multi-rotor Unmanned Aircraft Systems (UAS). We used a Headwall Photonics micro-Hyperspec push broom sensor with 324 spectral bands (4-5 nm FWHM) and a Headwall Photonics nano-Hyperspec sensor with 270 spectral bands (6 nm FWHM) both in the VNIR spectral range (400-1000 nm). A gimbal was used to stabilise the sensors in relation to the aircraft flight dynamics, and for the micro-Hyperspec a tightly coupled dual frequency Global Navigation Satellite System (GNSS) receiver, an Inertial Measurement Unit (IMU), and Machine Vision Camera (MVC) were used for attitude and position determination. For the nano-Hyperspec, a navigation grade GNSS system and IMU provided position and attitude data. This study presents the geometric results of one flight over a grass oval on which a dense Ground Control Point (GCP) network was deployed. The aim being to ascertain the geometric accuracy achievable with the system. Using the PARGE software package (ReSe - Remote Sensing Applications) we ortho-rectify the push broom hyperspectral image strips and then quantify the accuracy of the ortho-rectification by using the GCPs as check points. The orientation (roll, pitch, and yaw) of the sensor is measured by the IMU. Alternatively imagery from a MVC running at 15 Hz, with accurate camera position data can be processed with Structure from Motion (SfM) software to obtain an estimated camera orientation. In this study, we look at which of these data sources will yield a flight strip with the highest geometric accuracy. © Authors 2017.</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676VYNG">
            <text:p>6676VYNG</text:p>
          </table:table-cell>
          <table:table-cell office:value-type="string" office:value="Web-based platform for evaluation of RF-based indoor localization algorithms">
            <text:p>Web-based platform for evaluation of RF-based indoor localization algorithms</text:p>
          </table:table-cell>
          <table:table-cell office:value-type="string" office:value="10.1109/ICCW.2015.7247280">
            <text:p>10.1109/ICCW.2015.7247280</text:p>
          </table:table-cell>
          <table:table-cell office:value-type="string" office:value="The experimental efforts for optimizing the performance of RF-based indoor localization algorithms for specific environments and scenarios is time consuming and costly. In this work, we address this problem by providing a publicly accessible platform for streamlined experimental evaluation of RF-based indoor localization algorithms, without the need of a physical testbed infrastructure. We also offer an extensive set of raw measurements that can be used as input data for indoor localization algorithms. The datasets are collected in multiple testbed environments, with various densities of measurement points, using different measuring devices and in various scenarios with controlled RF interference. The platform encompasses two core services: one focused on storage and management of raw data, and one focused on automated calculation of metrics for performance characterization of localization algorithms. Tools for visualization of the raw data, as well as software libraries for convenient access to the platform from MATLAB and Python, are also offered. By contrasting its fidelity and usability with respect to remote experiments on dedicated physical testbed infrastructure, we show that the virtual platform produces comparative performance results while offering significant reduction in the complexity, time and labor overheads. © 2015 IEEE.">
            <text:p>The experimental efforts for optimizing the performance of RF-based indoor localization algorithms for specific environments and scenarios is time consuming and costly. In this work, we address this problem by providing a publicly accessible platform for streamlined experimental evaluation of RF-based indoor localization algorithms, without the need of a physical testbed infrastructure. We also offer an extensive set of raw measurements that can be used as input data for indoor localization algorithms. The datasets are collected in multiple testbed environments, with various densities of measurement points, using different measuring devices and in various scenarios with controlled RF interference. The platform encompasses two core services: one focused on storage and management of raw data, and one focused on automated calculation of metrics for performance characterization of localization algorithms. Tools for visualization of the raw data, as well as software libraries for convenient access to the platform from MATLAB and Python, are also offered. By contrasting its fidelity and usability with respect to remote experiments on dedicated physical testbed infrastructure, we show that the virtual platform produces comparative performance results while offering significant reduction in the complexity, time and labor overheads. © 2015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9E8H86J">
            <text:p>89E8H86J</text:p>
          </table:table-cell>
          <table:table-cell office:value-type="string" office:value="Perk Station-Percutaneous surgery training and performance measurement platform">
            <text:p>Perk Station-Percutaneous surgery training and performance measurement platform</text:p>
          </table:table-cell>
          <table:table-cell office:value-type="string" office:value="10.1016/j.compmedimag.2009.05.001">
            <text:p>10.1016/j.compmedimag.2009.05.001</text:p>
          </table:table-cell>
          <table:table-cell office:value-type="string" office:value="Motivation: Image-guided percutaneous (through the skin) needle-based surgery has become part of routine clinical practice in performing procedures such as biopsies, injections and therapeutic implants. A novice physician typically performs needle interventions under the supervision of a senior physician; a slow and inherently subjective training process that lacks objective, quantitative assessment of the surgical skill and performance. Shortening the learning curve and increasing procedural consistency are important factors in assuring high-quality medical care. Methods: This paper describes a laboratory validation system, called Perk Station, for standardized training and performance measurement under different assistance techniques for needle-based surgical guidance systems. The initial goal of the Perk Station is to assess and compare different techniques: 2D image overlay, biplane laser guide, laser protractor and conventional freehand. The main focus of this manuscript is the planning and guidance software system developed on the 3D Slicer platform, a free, open source software package designed for visualization and analysis of medical image data. Results: The prototype Perk Station has been successfully developed, the associated needle insertion phantoms were built, and the graphical user interface was fully implemented. The system was inaugurated in undergraduate teaching and a wide array of outreach activities. Initial results, experiences, ongoing activities and future plans are reported. © 2009 Elsevier Ltd. All rights reserved.">
            <text:p>Motivation: Image-guided percutaneous (through the skin) needle-based surgery has become part of routine clinical practice in performing procedures such as biopsies, injections and therapeutic implants. A novice physician typically performs needle interventions under the supervision of a senior physician; a slow and inherently subjective training process that lacks objective, quantitative assessment of the surgical skill and performance. Shortening the learning curve and increasing procedural consistency are important factors in assuring high-quality medical care. Methods: This paper describes a laboratory validation system, called Perk Station, for standardized training and performance measurement under different assistance techniques for needle-based surgical guidance systems. The initial goal of the Perk Station is to assess and compare different techniques: 2D image overlay, biplane laser guide, laser protractor and conventional freehand. The main focus of this manuscript is the planning and guidance software system developed on the 3D Slicer platform, a free, open source software package designed for visualization and analysis of medical image data. Results: The prototype Perk Station has been successfully developed, the associated needle insertion phantoms were built, and the graphical user interface was fully implemented. The system was inaugurated in undergraduate teaching and a wide array of outreach activities. Initial results, experiences, ongoing activities and future plans are reported. © 2009 Elsevier Ltd.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9KB8F7A">
            <text:p>69KB8F7A</text:p>
          </table:table-cell>
          <table:table-cell office:value-type="string" office:value="Readability of documentation for end user searchers">
            <text:p>Readability of documentation for end user searchers</text:p>
          </table:table-cell>
          <table:table-cell office:value-type="string" office:value="10.1108/eb024296">
            <text:p>10.1108/eb024296</text:p>
          </table:table-cell>
          <table:table-cell office:value-type="string" office:value="Measures of readability, which assess the expected difficulty in reading a specific text, provide one means of assessing the quality of documentation for computer-based systems. In this study documentation designed for physicians searching the PDQ cancer database was analyzed using readability formulae in AT&amp;T's Writer's Workbench software package. The user manuals' reading grades ranged from tenth to thirteenth grade levels. This should be appropriate under normal circumstances for sophisticated searchers such as physicians. However, the distractions that are common in many online environments can decrease reader comprehension at any level.">
            <text:p>Measures of readability, which assess the expected difficulty in reading a specific text, provide one means of assessing the quality of documentation for computer-based systems. In this study documentation designed for physicians searching the PDQ cancer database was analyzed using readability formulae in AT&amp;T's Writer's Workbench software package. The user manuals' reading grades ranged from tenth to thirteenth grade levels. This should be appropriate under normal circumstances for sophisticated searchers such as physicians. However, the distractions that are common in many online environments can decrease reader comprehension at any level.</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Y3ERQM7">
            <text:p>UY3ERQM7</text:p>
          </table:table-cell>
          <table:table-cell office:value-type="string" office:value="A Framework for Event Log Generation and Knowledge Representation for Process Mining in Healthcare">
            <text:p>A Framework for Event Log Generation and Knowledge Representation for Process Mining in Healthcare</text:p>
          </table:table-cell>
          <table:table-cell office:value-type="string" office:value="10.1109/ICTAI.2018.00103">
            <text:p>10.1109/ICTAI.2018.00103</text:p>
          </table:table-cell>
          <table:table-cell office:value-type="string" office:value="Process Mining is of growing importance in the healthcare domain, where the quality of delivered services depends on the suitable and efficient execution of processes encoding the vast amount of clinical knowledge gained via the evidence-based medicine paradigm. In particular, to assess and measure the quality of delivered treatments, there is a strong interest in tools able to perform conformance checking. In process mining for the healthcare domain, a number of major challenges are posed by: (i) the complexity of involved data, that refers to patients' aspects such as disease, behaviour, clinical history, psychology, etc; (ii) the availability of data, that come from the heterogeneous, fragmented and scant connected healthcare system; and (iii) the wide range of available standards for communication (DICOM, IHE, etc.) or data representation (ICD9, SNOMED, etc.) purposes. To effectively perform process mining in the healthcare domain, it is crucial to build event logs capturing all the steps of running processes, which have to be derived by the knowledge stored in the Electronic Health Records. It is therefore crucial to cope with aforementioned data-related challenges. In this paper, we aim at supporting the exploitation of process mining in the healthcare domain, particularly with regards to conformance checking. We therefore introduce a set of specifically-designed techniques, provided as a suite of software packages written in R. In particular, the suite provides a flexible and agile way to automatically and reliably build Event Log from clinical data sources, and to effectively perform conformance checking. © 2018 IEEE.">
            <text:p>Process Mining is of growing importance in the healthcare domain, where the quality of delivered services depends on the suitable and efficient execution of processes encoding the vast amount of clinical knowledge gained via the evidence-based medicine paradigm. In particular, to assess and measure the quality of delivered treatments, there is a strong interest in tools able to perform conformance checking. In process mining for the healthcare domain, a number of major challenges are posed by: (i) the complexity of involved data, that refers to patients' aspects such as disease, behaviour, clinical history, psychology, etc; (ii) the availability of data, that come from the heterogeneous, fragmented and scant connected healthcare system; and (iii) the wide range of available standards for communication (DICOM, IHE, etc.) or data representation (ICD9, SNOMED, etc.) purposes. To effectively perform process mining in the healthcare domain, it is crucial to build event logs capturing all the steps of running processes, which have to be derived by the knowledge stored in the Electronic Health Records. It is therefore crucial to cope with aforementioned data-related challenges. In this paper, we aim at supporting the exploitation of process mining in the healthcare domain, particularly with regards to conformance checking. We therefore introduce a set of specifically-designed techniques, provided as a suite of software packages written in R. In particular, the suite provides a flexible and agile way to automatically and reliably build Event Log from clinical data sources, and to effectively perform conformance checking. © 2018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EQJFXKE">
            <text:p>FEQJFXKE</text:p>
          </table:table-cell>
          <table:table-cell office:value-type="string" office:value="A Closed-Loop Model of the Canine Cardiovascular System That Includes Ventricular Interaction">
            <text:p>A Closed-Loop Model of the Canine Cardiovascular System That Includes Ventricular Interaction</text:p>
          </table:table-cell>
          <table:table-cell office:value-type="string" office:value="https://doi.org/10.1006/cbmr.2000.1543">
            <text:p>https://doi.org/10.1006/cbmr.2000.1543</text:p>
          </table:table-cell>
          <table:table-cell office:value-type="string" office:value="A closed-loop model of cardiopulmonary circulation has been developed for the study of right–left ventricular interaction under physiologically normal and altered conditions. The core model provides insight into the effects of ventricular interaction and pericardial mechanics on hemodynamics. The complete model contains realistic descriptions of (a) the interacting ventricular free walls and septum, (b) the atria, (c) the pericardium, and (d) the systemic and pulmonary vascular loads. The current analysis extends previous work on ventricular interaction and pericardial influence under isolated heart conditions to loading conditions imposed by a closed-loop model of the circulation. A nonlinear least-squares parameter identification method (Levenberg–Marquardt algorithm) is used, together with parameter sensitivity analysis, to estimate the values of key parameters associated with the ventricular and circulation models. Pressure measurements taken at several anatomical locations in the circulation during open-chest experiments on dogs are used as data in the identification process. The complete circulatory model, including septal and pericardial coupling, serves as a virtual testbed for assessing the global affects of localized mechanical or hemodynamic alterations. Studies of both direct and series ventricular interaction, as well as the effect of the pericardium on cardiac performance, are accomplished with this model. Alterations in model parameter values are used to predict the impact of disease and/or clinical interventions on steady-state hemodynamic performance. Additionally, a software package titled CardioPV has been developed to integrate the complete model with data acquisition tools and a sophisticated graphical user interface. The complete software package enables users to collect experimental data, use the data to estimate model parameters, and view the model outputs in an online setting.">
            <text:p>A closed-loop model of cardiopulmonary circulation has been developed for the study of right–left ventricular interaction under physiologically normal and altered conditions. The core model provides insight into the effects of ventricular interaction and pericardial mechanics on hemodynamics. The complete model contains realistic descriptions of (a) the interacting ventricular free walls and septum, (b) the atria, (c) the pericardium, and (d) the systemic and pulmonary vascular loads. The current analysis extends previous work on ventricular interaction and pericardial influence under isolated heart conditions to loading conditions imposed by a closed-loop model of the circulation. A nonlinear least-squares parameter identification method (Levenberg–Marquardt algorithm) is used, together with parameter sensitivity analysis, to estimate the values of key parameters associated with the ventricular and circulation models. Pressure measurements taken at several anatomical locations in the circulation during open-chest experiments on dogs are used as data in the identification process. The complete circulatory model, including septal and pericardial coupling, serves as a virtual testbed for assessing the global affects of localized mechanical or hemodynamic alterations. Studies of both direct and series ventricular interaction, as well as the effect of the pericardium on cardiac performance, are accomplished with this model. Alterations in model parameter values are used to predict the impact of disease and/or clinical interventions on steady-state hemodynamic performance. Additionally, a software package titled CardioPV has been developed to integrate the complete model with data acquisition tools and a sophisticated graphical user interface. The complete software package enables users to collect experimental data, use the data to estimate model parameters, and view the model outputs in an online settin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TDJ3XJN">
            <text:p>PTDJ3XJN</text:p>
          </table:table-cell>
          <table:table-cell office:value-type="string" office:value="Model Based Computed Torque Control for an Experimental Test Bed">
            <text:p>Model Based Computed Torque Control for an Experimental Test Bed</text:p>
          </table:table-cell>
          <table:table-cell office:value-type="string" office:value="10.1109/SoSE50414.2020.9130545">
            <text:p>10.1109/SoSE50414.2020.9130545</text:p>
          </table:table-cell>
          <table:table-cell office:value-type="string" office:value="Contemporarily, numerous software packages are available to simulate the performance and reliability of new control methods and algorithms in research and development state. However, it is still advantageous to test these methods on real physical hardware to prove their real practical usability. During the several passed years, different versions of low cost aero-dynamical test beds was built at Óbuda University for this purpose and also for engineering education. In this paper, the details of latest improved version is presented, mainly concentrating on the assumptions and validation measurements concerning the test bed system model. Besides that, computed torque control (CTC) method was implemented and tested on the improved test bed for position regulation. The performance of CTC algorithm is also presented and evaluated in case of different experimental scenarios. © 2020 IEEE.">
            <text:p>Contemporarily, numerous software packages are available to simulate the performance and reliability of new control methods and algorithms in research and development state. However, it is still advantageous to test these methods on real physical hardware to prove their real practical usability. During the several passed years, different versions of low cost aero-dynamical test beds was built at Óbuda University for this purpose and also for engineering education. In this paper, the details of latest improved version is presented, mainly concentrating on the assumptions and validation measurements concerning the test bed system model. Besides that, computed torque control (CTC) method was implemented and tested on the improved test bed for position regulation. The performance of CTC algorithm is also presented and evaluated in case of different experimental scenarios. © 2020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TIRVKAZ">
            <text:p>CTIRVKAZ</text:p>
          </table:table-cell>
          <table:table-cell office:value-type="string" office:value="Software support for the classical, contemporary and future project management">
            <text:p>Software support for the classical, contemporary and future project management</text:p>
          </table:table-cell>
          <table:table-cell office:value-type="string" office:value="">
            <text:p/>
          </table:table-cell>
          <table:table-cell office:value-type="string" office:value="The volume and complexity of Project Management (PM) raises many questions for managers. What exactly are we managing? People? Performance? Efficiency? Effectiveness? Cost? Time? At what levels do projects become challenging and worthy of significant management attention? Can some projects be left on auto-pilot? Must others be managed more aggressively? What metrics are useful in Project Management? How can they be integrated with normal performance metrics in the organization? How can metrics be built into assessment programs that work? How can projects be monitored, re-planned to stay within the original budget and schedule deadlines? How good is the PM software support? Do we really need PM software packages or it should be the integral part of the company's information system (IS)? Where is the knowledge about company's previous projects and performance? Are we able to establish company or even industry wide standards for project management? Can we move from the PMBOK® guidelines and offer newer approach? We discussing three important questions in PM: responsibilities for concurrently executing several projects: multi-project (and multi objectives and multi deadlines), introducing a need for initiation, design, execution, and control using a virtual project management and application of the organizational project maturity model.">
            <text:p>The volume and complexity of Project Management (PM) raises many questions for managers. What exactly are we managing? People? Performance? Efficiency? Effectiveness? Cost? Time? At what levels do projects become challenging and worthy of significant management attention? Can some projects be left on auto-pilot? Must others be managed more aggressively? What metrics are useful in Project Management? How can they be integrated with normal performance metrics in the organization? How can metrics be built into assessment programs that work? How can projects be monitored, re-planned to stay within the original budget and schedule deadlines? How good is the PM software support? Do we really need PM software packages or it should be the integral part of the company's information system (IS)? Where is the knowledge about company's previous projects and performance? Are we able to establish company or even industry wide standards for project management? Can we move from the PMBOK® guidelines and offer newer approach? We discussing three important questions in PM: responsibilities for concurrently executing several projects: multi-project (and multi objectives and multi deadlines), introducing a need for initiation, design, execution, and control using a virtual project management and application of the organizational project maturity model.</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PDIKM7Y">
            <text:p>SPDIKM7Y</text:p>
          </table:table-cell>
          <table:table-cell office:value-type="string" office:value="KIPET – An Open-Source Kinetic Parameter Estimation Toolkit">
            <text:p>KIPET – An Open-Source Kinetic Parameter Estimation Toolkit</text:p>
          </table:table-cell>
          <table:table-cell office:value-type="string" office:value="10.1016/B978-0-12-818597-1.50047-3">
            <text:p>10.1016/B978-0-12-818597-1.50047-3</text:p>
          </table:table-cell>
          <table:table-cell office:value-type="string" office:value="This paper presents a new software package, KIPET, which is designed to estimate kinetic parameters from dynamic chemical reaction systems. The software toolkit is based on a unified framework that makes use of maximum likelihood principles, collocation-based discretization methods, and large-scale nonlinear optimization. KIPET contains a wide array of tools for kinetic parameter estimation and model evaluation in an easy-to-use open-source Python-based framework. The package can currently be used for data pre-processing, simulation of reactive systems described with differential algebraic equations, estimability analysis, estimation of system variances and measurement errors separately, estimation of kinetic parameters from spectroscopic data or concentration data, and the estimation of parameter confidence intervals using NLP sensitivities. Since large-scale NLP problems require robust initialization strategies, a variety of tools for initialization are also included. KIPET utilizes Pyomo, a Python-based open-source optimization modeling language, in the background to formulate and solve all optimization problems and leverages other open-source Python packages to provide visualization of results. KIPET is well-documented and available for free download from the code-hosting site Github. © 2019 Elsevier B.V.">
            <text:p>This paper presents a new software package, KIPET, which is designed to estimate kinetic parameters from dynamic chemical reaction systems. The software toolkit is based on a unified framework that makes use of maximum likelihood principles, collocation-based discretization methods, and large-scale nonlinear optimization. KIPET contains a wide array of tools for kinetic parameter estimation and model evaluation in an easy-to-use open-source Python-based framework. The package can currently be used for data pre-processing, simulation of reactive systems described with differential algebraic equations, estimability analysis, estimation of system variances and measurement errors separately, estimation of kinetic parameters from spectroscopic data or concentration data, and the estimation of parameter confidence intervals using NLP sensitivities. Since large-scale NLP problems require robust initialization strategies, a variety of tools for initialization are also included. KIPET utilizes Pyomo, a Python-based open-source optimization modeling language, in the background to formulate and solve all optimization problems and leverages other open-source Python packages to provide visualization of results. KIPET is well-documented and available for free download from the code-hosting site Github. © 2019 Elsevier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XSVMVXP">
            <text:p>5XSVMVXP</text:p>
          </table:table-cell>
          <table:table-cell office:value-type="string" office:value="Understanding users’ switching intentions and switching behavior on social networking sites">
            <text:p>Understanding users’ switching intentions and switching behavior on social networking sites</text:p>
          </table:table-cell>
          <table:table-cell office:value-type="string" office:value="10.1108/AJIM-08-2016-0127">
            <text:p>10.1108/AJIM-08-2016-0127</text:p>
          </table:table-cell>
          <table:table-cell office:value-type="string" office:value="Purpose: The purpose of this paper is to explore the relationship between social networking sites (SNSs) users’ switching intentions and switching behavior. With regard to the former, the authors focus on three factors (perceived value, trust, and perceived risk), and investigate whether and to what extent habit moderates the relationship between SNS-switching intention and actual switching behavior. Design/methodology/approach: Data collection for this study was carried out using an anonymous survey. The questionnaire was devised based on the literature review. It consisted of a total of 34 items, all of which used the seven-point Likert scale, and was divided into nine sections. Data collection lasted for approximately three months from March to May 2015. Data analysis used SPSS and SmartPLS statistical software packages. First, the descriptive statistics were computed. Next, reliability as a measure of internal consistency was calculated. Then, the relations between all factors were explored. Findings: Before they switch, users usually evaluate the perceived values and risks of the SNSs they might join, as well as establish the degrees of trust with respect to those networks. Hence, this study is potentially useful to SNS providers planning their business strategies, and/or seeking to optimize their services based on a detailed understanding of the concerns of users and potential users. Originality/value: This study is of considerable importance to the future development of research on switching intention behavior theory and practice, adding to the body of work on specific frameworks that explain the SNS-switching intention and behavior. The main theoretical implication is that the epistemic value component of the perceived value may not significantly affect switching intentions, at least in the SNS context. In addition, the results regarding the moderating effects of habits are a useful confirmation, in the SNS context, of the findings of a small but important body of prior studies. © 2017, © Emerald Publishing Limited.">
            <text:p>Purpose: The purpose of this paper is to explore the relationship between social networking sites (SNSs) users’ switching intentions and switching behavior. With regard to the former, the authors focus on three factors (perceived value, trust, and perceived risk), and investigate whether and to what extent habit moderates the relationship between SNS-switching intention and actual switching behavior. Design/methodology/approach: Data collection for this study was carried out using an anonymous survey. The questionnaire was devised based on the literature review. It consisted of a total of 34 items, all of which used the seven-point Likert scale, and was divided into nine sections. Data collection lasted for approximately three months from March to May 2015. Data analysis used SPSS and SmartPLS statistical software packages. First, the descriptive statistics were computed. Next, reliability as a measure of internal consistency was calculated. Then, the relations between all factors were explored. Findings: Before they switch, users usually evaluate the perceived values and risks of the SNSs they might join, as well as establish the degrees of trust with respect to those networks. Hence, this study is potentially useful to SNS providers planning their business strategies, and/or seeking to optimize their services based on a detailed understanding of the concerns of users and potential users. Originality/value: This study is of considerable importance to the future development of research on switching intention behavior theory and practice, adding to the body of work on specific frameworks that explain the SNS-switching intention and behavior. The main theoretical implication is that the epistemic value component of the perceived value may not significantly affect switching intentions, at least in the SNS context. In addition, the results regarding the moderating effects of habits are a useful confirmation, in the SNS context, of the findings of a small but important body of prior studies. © 2017, © Emerald Publishing Limit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ZWJ9FVD">
            <text:p>AZWJ9FVD</text:p>
          </table:table-cell>
          <table:table-cell office:value-type="string" office:value="The efficiency of e-learning activities in training mentor teachers">
            <text:p>The efficiency of e-learning activities in training mentor teachers</text:p>
          </table:table-cell>
          <table:table-cell office:value-type="string" office:value="">
            <text:p/>
          </table:table-cell>
          <table:table-cell office:value-type="string" office:value="In the present article we aim to present the general framework related to the laws and practice of mentorship in Romania, as well as the results of a related investigation of the POSDRU project concerning the training of professional insertion mentors, &quot;From start to success - national program for the professional insertion mentorship of teachers&quot;. The paper aims to measure the degree of efficiency of the project's e-learning platform. In this sense we are using an evaluation model for e-learning activities called Kirkpatrick's progressive evaluation model on 4 levels: Reaction, Learning, Behaviour, Results. To obtain a maximum congruence with these 4 progressive levels we use the following research methods: document analysis and survey-based research. The sample was comprised of 342 teachers from the lower secondary system, participants in the project in order to obtain an extra mentor qualification. The data processing was done in the IBM SPSS software package, the obtained results indicating a maximum level of efficiency of the project's e-learning platform both in assuring a high level of learning as well as implementing information on a behavioural level and the impact on the organizational context through the effects it can produce. Copyright © 2014 IADIS Press All rights reserved.">
            <text:p>In the present article we aim to present the general framework related to the laws and practice of mentorship in Romania, as well as the results of a related investigation of the POSDRU project concerning the training of professional insertion mentors, "From start to success - national program for the professional insertion mentorship of teachers". The paper aims to measure the degree of efficiency of the project's e-learning platform. In this sense we are using an evaluation model for e-learning activities called Kirkpatrick's progressive evaluation model on 4 levels: Reaction, Learning, Behaviour, Results. To obtain a maximum congruence with these 4 progressive levels we use the following research methods: document analysis and survey-based research. The sample was comprised of 342 teachers from the lower secondary system, participants in the project in order to obtain an extra mentor qualification. The data processing was done in the IBM SPSS software package, the obtained results indicating a maximum level of efficiency of the project's e-learning platform both in assuring a high level of learning as well as implementing information on a behavioural level and the impact on the organizational context through the effects it can produce. Copyright © 2014 IADIS Press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Q9AGJNF">
            <text:p>SQ9AGJNF</text:p>
          </table:table-cell>
          <table:table-cell office:value-type="string" office:value="Validation of MSG vegetation products. Part I: Field retrieval of LAI and FVC from hemispherical photographs">
            <text:p>Validation of MSG vegetation products. Part I: Field retrieval of LAI and FVC from hemispherical photographs</text:p>
          </table:table-cell>
          <table:table-cell office:value-type="string" office:value="10.1117/12.565491">
            <text:p>10.1117/12.565491</text:p>
          </table:table-cell>
          <table:table-cell office:value-type="string" office:value="The Satellite Application Facilities on Land Surface Analysis (LSA SAP) is aimed to produce and disseminate geophysical products using data from EUMETSAT satellites such as the geostationary MSG1 and the polar orbiting METOP. One of the main scientific objectives for LSA SAF validation activities is to provide the User Community with measures of uncertainty for all derived products. In this context, this document is the first of a two-part set which proposes a consistent methodology for the validation of the LSA SAF vegetation products (LAI/FVC/fAPAR) derived from SEVIR1/MSG2. The methodology includes (1) an appropriate field data sampling strategy over different test sites, (2) derivation of high-resolution biophysical variable maps over a larger area (approximately the same size as the SPOT4-HRVIR2 multispectral image) along with an associated uncertainty, and (3) up-scaling to medium and coarse (MSG) resolution scales. This paper aims at developing the stage (1) of the methodology at the specific test site of Barrax, an agricultural area in Central Spain (39°3'N, 2°12'W), whereas the part (2) is addressed in a second document (this issue) and the part (3) will be addressed for future tasks. This work includes a detailed description along with an exhaustive analysis of the vegetation product estimates by the hemispherical camera during the SPARC'033 field campaign, which took place in July 2003 at Barrax test site. The hemispherical photographs have proved to provide accurate estimates of biophysical parameters in crop canopies with significant advantages such as the possibility to evaluate the gap fraction in all viewing direction. On the other hand, a test analysis of the (CAN-EYE) software package used for the hemispherical photographs processing was undertaken. This paper also includes the intercomparison with another ground data set collected by the optical instrument LI-COR LAI2000 during the same campaign.">
            <text:p>The Satellite Application Facilities on Land Surface Analysis (LSA SAP) is aimed to produce and disseminate geophysical products using data from EUMETSAT satellites such as the geostationary MSG1 and the polar orbiting METOP. One of the main scientific objectives for LSA SAF validation activities is to provide the User Community with measures of uncertainty for all derived products. In this context, this document is the first of a two-part set which proposes a consistent methodology for the validation of the LSA SAF vegetation products (LAI/FVC/fAPAR) derived from SEVIR1/MSG2. The methodology includes (1) an appropriate field data sampling strategy over different test sites, (2) derivation of high-resolution biophysical variable maps over a larger area (approximately the same size as the SPOT4-HRVIR2 multispectral image) along with an associated uncertainty, and (3) up-scaling to medium and coarse (MSG) resolution scales. This paper aims at developing the stage (1) of the methodology at the specific test site of Barrax, an agricultural area in Central Spain (39°3'N, 2°12'W), whereas the part (2) is addressed in a second document (this issue) and the part (3) will be addressed for future tasks. This work includes a detailed description along with an exhaustive analysis of the vegetation product estimates by the hemispherical camera during the SPARC'033 field campaign, which took place in July 2003 at Barrax test site. The hemispherical photographs have proved to provide accurate estimates of biophysical parameters in crop canopies with significant advantages such as the possibility to evaluate the gap fraction in all viewing direction. On the other hand, a test analysis of the (CAN-EYE) software package used for the hemispherical photographs processing was undertaken. This paper also includes the intercomparison with another ground data set collected by the optical instrument LI-COR LAI2000 during the same campaign.</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WMVJJDJ">
            <text:p>7WMVJJDJ</text:p>
          </table:table-cell>
          <table:table-cell office:value-type="string" office:value="Comparative evaluation and analysis of online geocoding services">
            <text:p>Comparative evaluation and analysis of online geocoding services</text:p>
          </table:table-cell>
          <table:table-cell office:value-type="string" office:value="10.1080/13658810903289478">
            <text:p>10.1080/13658810903289478</text:p>
          </table:table-cell>
          <table:table-cell office:value-type="string" office:value="Geocoding is an uncertain process that associates an address or a place name with geographic coordinates. Traditionally, geocoding is performed locally on a stand-alone computer with the geocoding tools usually bundled in GIS software packages. The use of such tools requires skillful operators who know about the issues of geocoding, that is, reference databases and complicated geocoding interpolation techniques. These days, with the advancement in the Internet and Web services technologies, online geocoding provides its functionality to the Internet users with ease; thus, they are often unaware of such issues. With an increasing number of online geocoding services, which differ in their reference databases, the geocoding algorithms, and the strategy for dealing with inputs and outputs, it is crucial for the service requestors to realize the quality of the geocoded results of each service before choosing one for their applications. This is primarily because any errors associated with the geocoded addresses will be propagated to subsequent decisions, activities, modeling, and analysis. This article examines the quality of five online geocoding services: Geocoder.us, Google, MapPoint, MapQuest, and Yahoo!. The quality of each geocoding service is evaluated with three metrics: match rate, positional accuracy, and similarity. A set of addresses from the US Environmental Protection Agency (EPA) database were used as a baseline. The results were statistically analyzed with respect to different location characteristics. The outcome of this study reveals the differences among the online geocoding services on the quality of their geocoding results and it can be used as a general guideline for selecting a suitable service that matches an application's needs. © 2010 Taylor &amp; Francis.">
            <text:p>Geocoding is an uncertain process that associates an address or a place name with geographic coordinates. Traditionally, geocoding is performed locally on a stand-alone computer with the geocoding tools usually bundled in GIS software packages. The use of such tools requires skillful operators who know about the issues of geocoding, that is, reference databases and complicated geocoding interpolation techniques. These days, with the advancement in the Internet and Web services technologies, online geocoding provides its functionality to the Internet users with ease; thus, they are often unaware of such issues. With an increasing number of online geocoding services, which differ in their reference databases, the geocoding algorithms, and the strategy for dealing with inputs and outputs, it is crucial for the service requestors to realize the quality of the geocoded results of each service before choosing one for their applications. This is primarily because any errors associated with the geocoded addresses will be propagated to subsequent decisions, activities, modeling, and analysis. This article examines the quality of five online geocoding services: Geocoder.us, Google, MapPoint, MapQuest, and Yahoo!. The quality of each geocoding service is evaluated with three metrics: match rate, positional accuracy, and similarity. A set of addresses from the US Environmental Protection Agency (EPA) database were used as a baseline. The results were statistically analyzed with respect to different location characteristics. The outcome of this study reveals the differences among the online geocoding services on the quality of their geocoding results and it can be used as a general guideline for selecting a suitable service that matches an application's needs. © 2010 Taylor &amp; Franci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IAPR4DN">
            <text:p>PIAPR4DN</text:p>
          </table:table-cell>
          <table:table-cell office:value-type="string" office:value="Performance evaluation of ZEUS, Jade, and SkeletonAgent frameworks">
            <text:p>Performance evaluation of ZEUS, Jade, and SkeletonAgent frameworks</text:p>
          </table:table-cell>
          <table:table-cell office:value-type="string" office:value="">
            <text:p/>
          </table:table-cell>
          <table:table-cell office:value-type="string" office:value="Due the growing interest in the field of the intelligent agents and multi-agent systems researchers have developed different toolkits. The aim of those toolkits, or frameworks, is to help the designers and engineers to build complex systems based on the agent concept This paper presents a brief description of some of those frameworks: ZEUS, Jade and SkeletonAgent. These frameworks use its own agent architecture and other facilities like visual programming toolkits, documentation or reusable software libraries to facilitate the definition and development of multi-agent systems. The main aim of this paper is to compare the different frameworks in a common domain: to search news in several electronic newspapers. Because every one of those multi-agent toolkits use different features to buildt he whole multi-agent system, the behavior of any of those systems is expected to be different The empirical evaluation measures the request time and the number of retrieved documents for the different systems. Finally, the paper discusses the conclusions for the previous experiments.">
            <text:p>Due the growing interest in the field of the intelligent agents and multi-agent systems researchers have developed different toolkits. The aim of those toolkits, or frameworks, is to help the designers and engineers to build complex systems based on the agent concept This paper presents a brief description of some of those frameworks: ZEUS, Jade and SkeletonAgent. These frameworks use its own agent architecture and other facilities like visual programming toolkits, documentation or reusable software libraries to facilitate the definition and development of multi-agent systems. The main aim of this paper is to compare the different frameworks in a common domain: to search news in several electronic newspapers. Because every one of those multi-agent toolkits use different features to buildt he whole multi-agent system, the behavior of any of those systems is expected to be different The empirical evaluation measures the request time and the number of retrieved documents for the different systems. Finally, the paper discusses the conclusions for the previous experiment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3LEWNB9">
            <text:p>D3LEWNB9</text:p>
          </table:table-cell>
          <table:table-cell office:value-type="string" office:value="Design, implementation, and evaluation of the computer-aided clinical decision support system based on learning-to-rank: collaboration between physicians and machine learning in the differential diagnosis process">
            <text:p>Design, implementation, and evaluation of the computer-aided clinical decision support system based on learning-to-rank: collaboration between physicians and machine learning in the differential diagnosis process</text:p>
          </table:table-cell>
          <table:table-cell office:value-type="string" office:value="10.1186/s12911-023-02123-5">
            <text:p>10.1186/s12911-023-02123-5</text:p>
          </table:table-cell>
          <table:table-cell office:value-type="string" office:value="Background: We are researching, developing, and publishing the clinical decision support system based on learning-to-rank. The main objectives are (1) To support for differential diagnoses performed by internists and general practitioners and (2) To prevent diagnostic errors made by physicians. The main features are that “A physician inputs a patient's symptoms, findings, and test results to the system, and the system outputs a ranking list of possible diseases”. Method: The software libraries for machine learning and artificial intelligence are TensorFlow and TensorFlow Ranking. The prediction algorithm is Learning-to-Rank with the listwise approach. The ranking metric is normalized discounted cumulative gain (NDCG). The loss functions are Approximate NDCG (A-NDCG). We evaluated the machine learning performance on k-fold cross-validation. We evaluated the differential diagnosis performance with validated cases. Results: The machine learning performance of our system was much higher than that of the conventional system. The differential diagnosis performance of our system was much higher than that of the conventional system. We have shown that the clinical decision support system prevents physicians' diagnostic errors due to confirmation bias. Conclusions: We have demonstrated that the clinical decision support system is useful for supporting differential diagnoses and preventing diagnostic errors. We propose that differential diagnosis by physicians and learning-to-rank by machine has a high affinity. We found that information retrieval and clinical decision support systems have much in common (Target data, learning-to-rank, etc.). We propose that Clinical Decision Support Systems have the potential to support: (1) recall of rare diseases, (2) differential diagnoses for difficult-to-diagnoses cases, and (3) prevention of diagnostic errors. Our system can potentially evolve into an explainable clinical decision support system. © 2023, The Author(s).">
            <text:p>Background: We are researching, developing, and publishing the clinical decision support system based on learning-to-rank. The main objectives are (1) To support for differential diagnoses performed by internists and general practitioners and (2) To prevent diagnostic errors made by physicians. The main features are that “A physician inputs a patient's symptoms, findings, and test results to the system, and the system outputs a ranking list of possible diseases”. Method: The software libraries for machine learning and artificial intelligence are TensorFlow and TensorFlow Ranking. The prediction algorithm is Learning-to-Rank with the listwise approach. The ranking metric is normalized discounted cumulative gain (NDCG). The loss functions are Approximate NDCG (A-NDCG). We evaluated the machine learning performance on k-fold cross-validation. We evaluated the differential diagnosis performance with validated cases. Results: The machine learning performance of our system was much higher than that of the conventional system. The differential diagnosis performance of our system was much higher than that of the conventional system. We have shown that the clinical decision support system prevents physicians' diagnostic errors due to confirmation bias. Conclusions: We have demonstrated that the clinical decision support system is useful for supporting differential diagnoses and preventing diagnostic errors. We propose that differential diagnosis by physicians and learning-to-rank by machine has a high affinity. We found that information retrieval and clinical decision support systems have much in common (Target data, learning-to-rank, etc.). We propose that Clinical Decision Support Systems have the potential to support: (1) recall of rare diseases, (2) differential diagnoses for difficult-to-diagnoses cases, and (3) prevention of diagnostic errors. Our system can potentially evolve into an explainable clinical decision support system. © 2023,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X84WKIT">
            <text:p>HX84WKIT</text:p>
          </table:table-cell>
          <table:table-cell office:value-type="string" office:value="PyKEEN 1.0: A python library for training and evaluating knowledge graph embeddings">
            <text:p>PyKEEN 1.0: A python library for training and evaluating knowledge graph embeddings</text:p>
          </table:table-cell>
          <table:table-cell office:value-type="string" office:value="">
            <text:p/>
          </table:table-cell>
          <table:table-cell office:value-type="string" office:value="Recently, knowledge graph embeddings (KGEs) have received significant attention, and several software libraries have been developed for training and evaluation. While each of them addresses specific needs, we report on a community effort to a re-design and re-implementation of PyKEEN, one of the early KGE libraries. PyKEEN 1.0 enables users to compose knowledge graph embedding models based on a wide range of interaction models, training approaches, loss functions, and permits the explicit modeling of inverse relations. It allows users to measure each component’s influence individually on the model’s performance. Besides, an automatic memory optimization has been realized in order to optimally exploit the provided hardware. Through the integration of Optuna, extensive hyper-parameter optimization (HPO) functionalities are provided. © 2021 Mehdi Ali, Max Berrendorf, Charles Tapley Hoyt, Laurent Vermue, Sahand Sharifzadeh, Volker Tresp, and Jens Lehmann.">
            <text:p>Recently, knowledge graph embeddings (KGEs) have received significant attention, and several software libraries have been developed for training and evaluation. While each of them addresses specific needs, we report on a community effort to a re-design and re-implementation of PyKEEN, one of the early KGE libraries. PyKEEN 1.0 enables users to compose knowledge graph embedding models based on a wide range of interaction models, training approaches, loss functions, and permits the explicit modeling of inverse relations. It allows users to measure each component’s influence individually on the model’s performance. Besides, an automatic memory optimization has been realized in order to optimally exploit the provided hardware. Through the integration of Optuna, extensive hyper-parameter optimization (HPO) functionalities are provided. © 2021 Mehdi Ali, Max Berrendorf, Charles Tapley Hoyt, Laurent Vermue, Sahand Sharifzadeh, Volker Tresp, and Jens Lehmann.</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YAQRAXG">
            <text:p>KYAQRAXG</text:p>
          </table:table-cell>
          <table:table-cell office:value-type="string" office:value="Prediction of Software Defects Using Automated Machine Learning">
            <text:p>Prediction of Software Defects Using Automated Machine Learning</text:p>
          </table:table-cell>
          <table:table-cell office:value-type="string" office:value="10.1109/SNPD.2019.8935839">
            <text:p>10.1109/SNPD.2019.8935839</text:p>
          </table:table-cell>
          <table:table-cell office:value-type="string" office:value="The effectiveness of defect prediction depends on modeling techniques as well as their parameter optimization, data preprocessing and ensemble development. This paper focuses on auto-sklearn, which is a recently-developed software library for automated machine learning, that can automatically select appropriate prediction models, hyperparameters and data preprocessing techniques for a given data set and develop their ensemble with optimized weights. In this paper we empirically evaluate the effectiveness of auto-sklearn in predicting the number of defects in software modules. In the experiment, we used software metrics of 20 OSS projects for cross-release defect prediction and compared auto-sklearn with random forest, decision tree and linear discriminant analysis by using Norm(Popt) as a performance measure. As a result, auto-sklearn showed similar prediction performance as random forest, which is one of the best prediction models for defect prediction in past studies. This indicates that auto-sklearn can obtain good prediction performance for defect prediction without any knowledge of machine learning techniques and models. © 2019 IEEE.">
            <text:p>The effectiveness of defect prediction depends on modeling techniques as well as their parameter optimization, data preprocessing and ensemble development. This paper focuses on auto-sklearn, which is a recently-developed software library for automated machine learning, that can automatically select appropriate prediction models, hyperparameters and data preprocessing techniques for a given data set and develop their ensemble with optimized weights. In this paper we empirically evaluate the effectiveness of auto-sklearn in predicting the number of defects in software modules. In the experiment, we used software metrics of 20 OSS projects for cross-release defect prediction and compared auto-sklearn with random forest, decision tree and linear discriminant analysis by using Norm(Popt) as a performance measure. As a result, auto-sklearn showed similar prediction performance as random forest, which is one of the best prediction models for defect prediction in past studies. This indicates that auto-sklearn can obtain good prediction performance for defect prediction without any knowledge of machine learning techniques and models. © 2019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MQI5CYV">
            <text:p>SMQI5CYV</text:p>
          </table:table-cell>
          <table:table-cell office:value-type="string" office:value="A stylus/computer system describing three-dimensional engineering surfaces">
            <text:p>A stylus/computer system describing three-dimensional engineering surfaces</text:p>
          </table:table-cell>
          <table:table-cell office:value-type="string" office:value="10.1016/0166-3615(90)90002-7">
            <text:p>10.1016/0166-3615(90)90002-7</text:p>
          </table:table-cell>
          <table:table-cell office:value-type="string" office:value="A highly accurate system has been developed for providing (i) three-dimensional assessments of engineering surfaces, (ii) measurements of surface degradations due to wear or other deformation processes, and (iii) predictions of the true area of contact formed between two abutting solid surfaces. It is based on a stylus profile-tracing instrument and incorporates an automatically-controlled parallel-profile digitising stage. A software package has been developed to facilitate the processing, manipulation and visualisation of the numerical descriptors obtained for the surfaces. Examples of typical quantitative and qualitative full-colour surface representations, which emerge from the system, are presented. Such a surface-assessment capability has a major role to play in both research and industrial quality-assurance testing. © 1990.">
            <text:p>A highly accurate system has been developed for providing (i) three-dimensional assessments of engineering surfaces, (ii) measurements of surface degradations due to wear or other deformation processes, and (iii) predictions of the true area of contact formed between two abutting solid surfaces. It is based on a stylus profile-tracing instrument and incorporates an automatically-controlled parallel-profile digitising stage. A software package has been developed to facilitate the processing, manipulation and visualisation of the numerical descriptors obtained for the surfaces. Examples of typical quantitative and qualitative full-colour surface representations, which emerge from the system, are presented. Such a surface-assessment capability has a major role to play in both research and industrial quality-assurance testing. © 1990.</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QQH3CES">
            <text:p>8QQH3CES</text:p>
          </table:table-cell>
          <table:table-cell office:value-type="string" office:value="Style-Analyzer: Fixing Code Style Inconsistencies with Interpretable Unsupervised Algorithms">
            <text:p>Style-Analyzer: Fixing Code Style Inconsistencies with Interpretable Unsupervised Algorithms</text:p>
          </table:table-cell>
          <table:table-cell office:value-type="string" office:value="10.1109/MSR.2019.00073">
            <text:p>10.1109/MSR.2019.00073</text:p>
          </table:table-cell>
          <table:table-cell office:value-type="string" office:value="Source code reviews are manual, time-consuming, and expensive. Human involvement should be focused on analyzing the most relevant aspects of the program, such as logic and maintainability, rather than amending style, syntax, or formatting defects. Some tools with linting capabilities can format code automatically and report various stylistic violations for supported programming languages. They are based on rules written by domain experts, hence, their configuration is often tedious, and it is impractical for the given set of rules to cover all possible corner cases. Some machine learning-based solutions exist, but they remain uninterpretable black boxes. This paper introduces style-analyzer, a new open source tool to automatically fix code formatting violations using the decision tree forest model which adapts to each codebase and is fully unsupervised. style-analyzer is built on top of our novel assisted code review framework, Lookout. It accurately mines the formatting style of each analyzed Git repository and expresses the found format patterns with compact human-readable rules. style-analyzer can then suggest style inconsistency fixes in the form of code review comments. We evaluate the output quality and practical relevance of style-analyzer by demonstrating that it can reproduce the original style with high precision, measured on 19 popular JavaScript projects, and by showing that it yields promising results in fixing real style mistakes. style-analyzer includes a web application to visualize how the rules are triggered. We release style-analyzer as a reusable and extendable open source software package on GitHub for the benefit of the community.">
            <text:p>Source code reviews are manual, time-consuming, and expensive. Human involvement should be focused on analyzing the most relevant aspects of the program, such as logic and maintainability, rather than amending style, syntax, or formatting defects. Some tools with linting capabilities can format code automatically and report various stylistic violations for supported programming languages. They are based on rules written by domain experts, hence, their configuration is often tedious, and it is impractical for the given set of rules to cover all possible corner cases. Some machine learning-based solutions exist, but they remain uninterpretable black boxes. This paper introduces style-analyzer, a new open source tool to automatically fix code formatting violations using the decision tree forest model which adapts to each codebase and is fully unsupervised. style-analyzer is built on top of our novel assisted code review framework, Lookout. It accurately mines the formatting style of each analyzed Git repository and expresses the found format patterns with compact human-readable rules. style-analyzer can then suggest style inconsistency fixes in the form of code review comments. We evaluate the output quality and practical relevance of style-analyzer by demonstrating that it can reproduce the original style with high precision, measured on 19 popular JavaScript projects, and by showing that it yields promising results in fixing real style mistakes. style-analyzer includes a web application to visualize how the rules are triggered. We release style-analyzer as a reusable and extendable open source software package on GitHub for the benefit of the community.</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72U2UR5">
            <text:p>P72U2UR5</text:p>
          </table:table-cell>
          <table:table-cell office:value-type="string" office:value="A new approach for df/dt and active power imbalance in power system estimation using Huang’s Empirical Mode decomposition">
            <text:p>A new approach for df/dt and active power imbalance in power system estimation using Huang’s Empirical Mode decomposition</text:p>
          </table:table-cell>
          <table:table-cell office:value-type="string" office:value="https://doi.org/10.1016/j.ijepes.2019.02.044">
            <text:p>https://doi.org/10.1016/j.ijepes.2019.02.044</text:p>
          </table:table-cell>
          <table:table-cell office:value-type="string" office:value="In this paper, Huang’s Empirical Mode Decomposition approach is proposed for df/dt and active power imbalance in power system estimation. Applied approach implies availability of synchronized phasor measurement units. In addition to the successful applications in the analysis of nonstationary dynamic behavior of power system, identifications and analyses of low-frequency electromechanical oscillations and signals denoising, this approach also enables direct estimation of rate of change of a weighted average frequency (frequency of the center of inertia), as well as assessment of the overall imbalance in the power system. This demonstration is performed using computer simulation testing on the 39 Bus New England System and Western System Coordinating Council 118 bus test systems in the DigSILENT PowerFactory power system analysis software package. To validate the proposed approach the actual frequency information are used. Empirical Mode Decomposition approach is compared with Discrete Wavelet Transform, Method of Least Squares and the results from the DigSILENT PowerFactory. Also, performance of the empirical mode decomposition are compared with performances of the multivariate empirical mode decomposition and noise assisted multivariate empirical mode decomposition on both, simulated signals and field measurements. Applied approach is implemented in the MATLAB environment and results show very high accuracy.">
            <text:p>In this paper, Huang’s Empirical Mode Decomposition approach is proposed for df/dt and active power imbalance in power system estimation. Applied approach implies availability of synchronized phasor measurement units. In addition to the successful applications in the analysis of nonstationary dynamic behavior of power system, identifications and analyses of low-frequency electromechanical oscillations and signals denoising, this approach also enables direct estimation of rate of change of a weighted average frequency (frequency of the center of inertia), as well as assessment of the overall imbalance in the power system. This demonstration is performed using computer simulation testing on the 39 Bus New England System and Western System Coordinating Council 118 bus test systems in the DigSILENT PowerFactory power system analysis software package. To validate the proposed approach the actual frequency information are used. Empirical Mode Decomposition approach is compared with Discrete Wavelet Transform, Method of Least Squares and the results from the DigSILENT PowerFactory. Also, performance of the empirical mode decomposition are compared with performances of the multivariate empirical mode decomposition and noise assisted multivariate empirical mode decomposition on both, simulated signals and field measurements. Applied approach is implemented in the MATLAB environment and results show very high accurac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BFEPEWC">
            <text:p>ABFEPEWC</text:p>
          </table:table-cell>
          <table:table-cell office:value-type="string" office:value="A Novel Approach Combined with Therbligs and VACP Model to Evaluate the Workload During Simulated Maintenance Task">
            <text:p>A Novel Approach Combined with Therbligs and VACP Model to Evaluate the Workload During Simulated Maintenance Task</text:p>
          </table:table-cell>
          <table:table-cell office:value-type="string" office:value="10.1007/978-3-030-77074-7_13">
            <text:p>10.1007/978-3-030-77074-7_13</text:p>
          </table:table-cell>
          <table:table-cell office:value-type="string" office:value="Automobile maintenance is a primary necessary means to prolong the service life of the automobile, to improve the reliability of automobile use, and to reduce the operating costs. The cumbersome and bulky automobile equipment usually requires maintenance, which need multiple servicemen collaborate with each other. Workload is an important factor affecting maintenance efficiency, when the workload of servicemen is too high, it will affect the physical and mental health of servicemen, work efficiency, maintenance reliability. Therefore, through the study of multi-person maintenance workload, the performance of maintenance can be evaluated. We designed a comprehensive evaluation software for maintenance procedures based on C# programming and SQL server database, combined with objective and subjective metrics. Based on the VACP theory, this software is suitable for serial parallel multiplayer task analysis, that really combines analysis of therbligs with workload analysis, and displays the results dynamically. The software has passed usability test that is established through focus group discussion and heuristic evaluation. At present, the proposed software package has a friendly interface design, strong guidance, and good usability of data analysis. It’s anticipated to expand this convenient workload evaluation package combined with therbligs and VACP model to evaluate the maintenance work in automobile maintenance in future. © 2021, Springer Nature Switzerland AG.">
            <text:p>Automobile maintenance is a primary necessary means to prolong the service life of the automobile, to improve the reliability of automobile use, and to reduce the operating costs. The cumbersome and bulky automobile equipment usually requires maintenance, which need multiple servicemen collaborate with each other. Workload is an important factor affecting maintenance efficiency, when the workload of servicemen is too high, it will affect the physical and mental health of servicemen, work efficiency, maintenance reliability. Therefore, through the study of multi-person maintenance workload, the performance of maintenance can be evaluated. We designed a comprehensive evaluation software for maintenance procedures based on C# programming and SQL server database, combined with objective and subjective metrics. Based on the VACP theory, this software is suitable for serial parallel multiplayer task analysis, that really combines analysis of therbligs with workload analysis, and displays the results dynamically. The software has passed usability test that is established through focus group discussion and heuristic evaluation. At present, the proposed software package has a friendly interface design, strong guidance, and good usability of data analysis. It’s anticipated to expand this convenient workload evaluation package combined with therbligs and VACP model to evaluate the maintenance work in automobile maintenance in future. © 2021, Springer Nature Switzerland A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KYGA7GS">
            <text:p>FKYGA7GS</text:p>
          </table:table-cell>
          <table:table-cell office:value-type="string" office:value="Comparing a new volumetric breast density method (Volpara™) to Cumulus">
            <text:p>Comparing a new volumetric breast density method (Volpara™) to Cumulus</text:p>
          </table:table-cell>
          <table:table-cell office:value-type="string" office:value="10.1007/978-3-642-13666-5_55">
            <text:p>10.1007/978-3-642-13666-5_55</text:p>
          </table:table-cell>
          <table:table-cell office:value-type="string" office:value="Computer-aided thresholding programs, such as Cumulus, are seen as the gold standard for breast density measurement. In this paper we compare a new volumetric breast density software package, Volpara™ to an expert's BI-RADS visual assessment and Cumulus and show that all are closely related, whilst there is a less close relationship between Cumulus percent breast density and absolute volume of dense tissue. These results support the further validation of this new method against breast cancer outcomes. © 2010 Springer-Verlag.">
            <text:p>Computer-aided thresholding programs, such as Cumulus, are seen as the gold standard for breast density measurement. In this paper we compare a new volumetric breast density software package, Volpara™ to an expert's BI-RADS visual assessment and Cumulus and show that all are closely related, whilst there is a less close relationship between Cumulus percent breast density and absolute volume of dense tissue. These results support the further validation of this new method against breast cancer outcomes. © 2010 Springer-Verlag.</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7DEA9M6">
            <text:p>E7DEA9M6</text:p>
          </table:table-cell>
          <table:table-cell office:value-type="string" office:value="ELDEWAS - Online early warning system for landslide detection by means of dynamic weather nowcasts and knowledge based assessment">
            <text:p>ELDEWAS - Online early warning system for landslide detection by means of dynamic weather nowcasts and knowledge based assessment</text:p>
          </table:table-cell>
          <table:table-cell office:value-type="string" office:value="">
            <text:p/>
          </table:table-cell>
          <table:table-cell office:value-type="string" office:value="In many alpine and low mountain regions landslide events occur more frequently during the last years induced by a growing number of hazards. Since these events often cause high material damage with corresponding costs and/or even personal injury, there is an increasing demand of early warning systems in order to minimize the impact of the events. Currently static hazard index maps are used which indicate areas with a high disposition for landslide. These hazard index maps are derived from information about slope, land use, geotechnical structure, etc. Depending on crisp criteria (e.g. threshold parameters) several disposition classes are derived. Since these static disposition or susceptability maps do not consider up to date information and short-term conditions (e.g. precipitation, temperature), obviously the current danger of landslide events may differ considerably. Hence the key idea of ELDEWAS is to merge the static information with online data (e.g. from dynamic weather nowcasting) in order to detect the high danger landslide areas in real-time. The central challenge developing such an early warning system is to consider all available data (e.g. weather nowcasts, soil measurement data) and sources of knowledge (e.g. geological expert knowledge in terms of maps and heuristic expert knowledge; geological, hydrogeological and physical models). Obviously enhanced information fusion methods are required in order to deal with this very heterogenous sources of information in real-time. Especially the representation of the expert knowledge is crucial. In ELDEWAS the expert knowledge is represented by means of IF-THEN rules based on Fuzzy Logic. These rules in general can easily be formulated by the experts. Using Fuzzy Logic avoids crisp thresholds and binary decisions and hence provides an evaluation close to human decision makers. Static parameter maps represent the factors triggering landslide that can be merged in a case-dependent way and where the results correspond to current disposition for landslide/ mudflow. The weather nowcasting is computed by the software package INCA (Integrated Nowcasting through Comprehensive Analysis) that adopts forecasts from numerical weather models to a given topography by incorporating current measurements. This procedure allows a spatial and temporal refinement of the meteorological forecast/ nowcast. First results of the application of ELDEWAS to landslide detection for Lower Austria are presented.">
            <text:p>In many alpine and low mountain regions landslide events occur more frequently during the last years induced by a growing number of hazards. Since these events often cause high material damage with corresponding costs and/or even personal injury, there is an increasing demand of early warning systems in order to minimize the impact of the events. Currently static hazard index maps are used which indicate areas with a high disposition for landslide. These hazard index maps are derived from information about slope, land use, geotechnical structure, etc. Depending on crisp criteria (e.g. threshold parameters) several disposition classes are derived. Since these static disposition or susceptability maps do not consider up to date information and short-term conditions (e.g. precipitation, temperature), obviously the current danger of landslide events may differ considerably. Hence the key idea of ELDEWAS is to merge the static information with online data (e.g. from dynamic weather nowcasting) in order to detect the high danger landslide areas in real-time. The central challenge developing such an early warning system is to consider all available data (e.g. weather nowcasts, soil measurement data) and sources of knowledge (e.g. geological expert knowledge in terms of maps and heuristic expert knowledge; geological, hydrogeological and physical models). Obviously enhanced information fusion methods are required in order to deal with this very heterogenous sources of information in real-time. Especially the representation of the expert knowledge is crucial. In ELDEWAS the expert knowledge is represented by means of IF-THEN rules based on Fuzzy Logic. These rules in general can easily be formulated by the experts. Using Fuzzy Logic avoids crisp thresholds and binary decisions and hence provides an evaluation close to human decision makers. Static parameter maps represent the factors triggering landslide that can be merged in a case-dependent way and where the results correspond to current disposition for landslide/ mudflow. The weather nowcasting is computed by the software package INCA (Integrated Nowcasting through Comprehensive Analysis) that adopts forecasts from numerical weather models to a given topography by incorporating current measurements. This procedure allows a spatial and temporal refinement of the meteorological forecast/ nowcast. First results of the application of ELDEWAS to landslide detection for Lower Austria are present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9UFRQ8A">
            <text:p>X9UFRQ8A</text:p>
          </table:table-cell>
          <table:table-cell office:value-type="string" office:value="Assessment of the influence of survey design and processing choices on the accuracy of tree diameter at breast height (Dbh) measurements using uav-based photogrammetry">
            <text:p>Assessment of the influence of survey design and processing choices on the accuracy of tree diameter at breast height (Dbh) measurements using uav-based photogrammetry</text:p>
          </table:table-cell>
          <table:table-cell office:value-type="string" office:value="10.3390/drones5020043">
            <text:p>10.3390/drones5020043</text:p>
          </table:table-cell>
          <table:table-cell office:value-type="string" office:value="This work provides a systematic evaluation of how survey design and computer processing choices (such as the software used or the workflow/parameters chosen) influence unmanned aerial vehicle (UAV)-based photogrammetry retrieval of tree diameter at breast height (DBH), an important 3D structural parameter in forest inventory and biomass estimation. The study areas were an agricultural field located in the province of Málaga, Spain, where a small group of olive trees was chosen for the UAV surveys, and an open woodland area in the outskirts of Sofia, the capital of Bulgaria, where a 10 ha area grove, composed mainly of birch trees, was overflown. A DJI Phantom 4 Pro quadcopter UAV was used for the image acquisition. We applied structure from motion (SfM) to generate 3D point clouds of individual trees, using Agisoft and Pix4D software packages. The estimation of DBH in the point clouds was made using a RANSAC-based circle fitting tool from the TreeLS R package. All trees modeled had their DBH tape-measured on the ground for accuracy assessment. In the first study site, we executed many diversely designed flights, to identify which parameters (flying altitude, camera tilt, and processing method) gave us the most accurate DBH estimations; then, the resulting best settings configuration was used to assess the replicability of the method in the forested area in Bulgaria. The best configuration tested (flight altitudes of about 25 m above tree canopies, camera tilt 60◦, forward and side overlaps of 90%, Agisoft ultrahigh processing) resulted in root mean square errors (RMSEs; %) of below 5% of the tree diameters in the first site and below 12.5% in the forested area. We demonstrate that, when carefully designed methodologies are used, SfM can measure the DBH of single trees with very good accuracy, and to our knowledge, the results presented here are the best achieved so far using (above-canopy) UAV-based photogrammetry. © 2021 by the authors. Licensee MDPI, Basel, Switzerland.">
            <text:p>This work provides a systematic evaluation of how survey design and computer processing choices (such as the software used or the workflow/parameters chosen) influence unmanned aerial vehicle (UAV)-based photogrammetry retrieval of tree diameter at breast height (DBH), an important 3D structural parameter in forest inventory and biomass estimation. The study areas were an agricultural field located in the province of Málaga, Spain, where a small group of olive trees was chosen for the UAV surveys, and an open woodland area in the outskirts of Sofia, the capital of Bulgaria, where a 10 ha area grove, composed mainly of birch trees, was overflown. A DJI Phantom 4 Pro quadcopter UAV was used for the image acquisition. We applied structure from motion (SfM) to generate 3D point clouds of individual trees, using Agisoft and Pix4D software packages. The estimation of DBH in the point clouds was made using a RANSAC-based circle fitting tool from the TreeLS R package. All trees modeled had their DBH tape-measured on the ground for accuracy assessment. In the first study site, we executed many diversely designed flights, to identify which parameters (flying altitude, camera tilt, and processing method) gave us the most accurate DBH estimations; then, the resulting best settings configuration was used to assess the replicability of the method in the forested area in Bulgaria. The best configuration tested (flight altitudes of about 25 m above tree canopies, camera tilt 60◦, forward and side overlaps of 90%, Agisoft ultrahigh processing) resulted in root mean square errors (RMSEs; %) of below 5% of the tree diameters in the first site and below 12.5% in the forested area. We demonstrate that, when carefully designed methodologies are used, SfM can measure the DBH of single trees with very good accuracy, and to our knowledge, the results presented here are the best achieved so far using (above-canopy) UAV-based photogrammetry. © 2021 by the authors. Licensee MDPI, Basel, Switzerlan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KCI2F54">
            <text:p>RKCI2F54</text:p>
          </table:table-cell>
          <table:table-cell office:value-type="string" office:value="Monitoring of active rock glaciers by means of digital photogrammetry">
            <text:p>Monitoring of active rock glaciers by means of digital photogrammetry</text:p>
          </table:table-cell>
          <table:table-cell office:value-type="string" office:value="">
            <text:p/>
          </table:table-cell>
          <table:table-cell office:value-type="string" office:value="Rock glaciers are striking periglacial landforms, which can be found in many cold mountain areas on earth. Rock glaciers are composed of rocks and ice, and must not be confused with debris-covered glaciers. These ice/rock mixtures are slowly creeping downhill by force of gravity. Due to the physical properties of ice the creep process of active rock glaciers is mostly steady-state with annual creep/flow velocities in the cm to m range. Cumulative deformation causes a lava-like surface topography with furrows and ridges. In 1999 the International Permafrost Association (IPA) and the International Commission on Snow and Ice (ICSI) established a Task Force on &quot;Rock Glacier Dynamics and Permafrost Creep&quot; in order to better understand the complex dynamics of creeping permafrost and, especially, to study the influence of thermal conditions, e.g. global warming, on rock glaciers. In this paper we introduce our in-house developed software package A D V M (Automatic Displacement Vector Measurement) with which surface flow velocities and surface height change of rock glaciers can be measured semi-automatically by means of digital photogrammetric methods applied to digitized multi-temporal aerial photographs. The A D M V software has been tested within the framework of two case studies which comprised the spatio-temporal analysis of the dynamic behavior of three active rock glaciers in the Austrian Alps, i.e., the Inneres and Aeusseres Hochebenkar rock glaciers in the Oetztal Alps and the Hinteres Langtalkar rock glacier located in the Schober group, Hohe Tauern range. Multi-year aerial photographs taken in the years between 1953 and 1999 were evaluated. Some results of both case studies are presented numerically and graphically. © 2002 International Society for Photogrammetry and Remote Sensing. All rights reserved.">
            <text:p>Rock glaciers are striking periglacial landforms, which can be found in many cold mountain areas on earth. Rock glaciers are composed of rocks and ice, and must not be confused with debris-covered glaciers. These ice/rock mixtures are slowly creeping downhill by force of gravity. Due to the physical properties of ice the creep process of active rock glaciers is mostly steady-state with annual creep/flow velocities in the cm to m range. Cumulative deformation causes a lava-like surface topography with furrows and ridges. In 1999 the International Permafrost Association (IPA) and the International Commission on Snow and Ice (ICSI) established a Task Force on "Rock Glacier Dynamics and Permafrost Creep" in order to better understand the complex dynamics of creeping permafrost and, especially, to study the influence of thermal conditions, e.g. global warming, on rock glaciers. In this paper we introduce our in-house developed software package A D V M (Automatic Displacement Vector Measurement) with which surface flow velocities and surface height change of rock glaciers can be measured semi-automatically by means of digital photogrammetric methods applied to digitized multi-temporal aerial photographs. The A D M V software has been tested within the framework of two case studies which comprised the spatio-temporal analysis of the dynamic behavior of three active rock glaciers in the Austrian Alps, i.e., the Inneres and Aeusseres Hochebenkar rock glaciers in the Oetztal Alps and the Hinteres Langtalkar rock glacier located in the Schober group, Hohe Tauern range. Multi-year aerial photographs taken in the years between 1953 and 1999 were evaluated. Some results of both case studies are presented numerically and graphically. © 2002 International Society for Photogrammetry and Remote Sensing.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B4V5YUQ">
            <text:p>2B4V5YUQ</text:p>
          </table:table-cell>
          <table:table-cell office:value-type="string" office:value="Characterizing energy consumption of third-party API libraries using API utilization profiles">
            <text:p>Characterizing energy consumption of third-party API libraries using API utilization profiles</text:p>
          </table:table-cell>
          <table:table-cell office:value-type="string" office:value="10.1145/3382494.3410688">
            <text:p>10.1145/3382494.3410688</text:p>
          </table:table-cell>
          <table:table-cell office:value-type="string" office:value="Background: Third-party software libraries often serve as fundamental building blocks for developing applications. However, depending on such libraries for development raises a new concern, energy consumption, which has become of increased interest for the software engineering community in recent years. Understanding the energy implications of software design choices is an ongoing research challenge, especially when working with mobile devices that are constrained by limited battery life. Aims: Our goal is to research approaches, which will support software developers to better comprehend the energy implications of software design choices on Android. For this study, we particularly focus on APIs from thirdparty libraries for which we research methods that will enable estimating the energy consumption without the need for specific measurement hardware and laborious measurements. Method: To achieve the stipulated goal we introduce System API Utilization Profiles (uAPI) which are based on the general assumption that the actual energy consumption of a library is directly tied to its utilization of the underlying System API. We provide a formal definition and implementation of the proposed uAPI profiles that are calculated based on dynamic call graphs obtained from a library under test. To further show the connection between our proposed uAPI profiles and energy consumption, we empirically examined their correlation using two experiments. The first one is dedicated to Android I/O operations, the second one examines uAPI profiles based on a popular open-source library for JSON document processing. Results: In our empirical evaluation, we collected 1052 individual call graphs which we used as an input to evaluate the our model and compare it with the actual energy consumption measured. For each call graph, we measured the energy consumption with special hardware and attributed the measurements to individual methods. Based on that data, we examined a strong linear correlation between the proposed uAPI profiles and the actual measured energy consumption. Conclusions: uApi profiles serve as a lightweight and feasible approach to characterize the energy characteristics of thirdparty libraries. Their computation does not involve any special hardware, and there are no alterations on the target mobile device required. For future work, we investigate possibilities to use the proposed uAPI profiles as a foundation for a regression model, which would allow us to predict the energy consumption development of a library over time. © 2020 IEEE Computer Society. All rights reserved.">
            <text:p>Background: Third-party software libraries often serve as fundamental building blocks for developing applications. However, depending on such libraries for development raises a new concern, energy consumption, which has become of increased interest for the software engineering community in recent years. Understanding the energy implications of software design choices is an ongoing research challenge, especially when working with mobile devices that are constrained by limited battery life. Aims: Our goal is to research approaches, which will support software developers to better comprehend the energy implications of software design choices on Android. For this study, we particularly focus on APIs from thirdparty libraries for which we research methods that will enable estimating the energy consumption without the need for specific measurement hardware and laborious measurements. Method: To achieve the stipulated goal we introduce System API Utilization Profiles (uAPI) which are based on the general assumption that the actual energy consumption of a library is directly tied to its utilization of the underlying System API. We provide a formal definition and implementation of the proposed uAPI profiles that are calculated based on dynamic call graphs obtained from a library under test. To further show the connection between our proposed uAPI profiles and energy consumption, we empirically examined their correlation using two experiments. The first one is dedicated to Android I/O operations, the second one examines uAPI profiles based on a popular open-source library for JSON document processing. Results: In our empirical evaluation, we collected 1052 individual call graphs which we used as an input to evaluate the our model and compare it with the actual energy consumption measured. For each call graph, we measured the energy consumption with special hardware and attributed the measurements to individual methods. Based on that data, we examined a strong linear correlation between the proposed uAPI profiles and the actual measured energy consumption. Conclusions: uApi profiles serve as a lightweight and feasible approach to characterize the energy characteristics of thirdparty libraries. Their computation does not involve any special hardware, and there are no alterations on the target mobile device required. For future work, we investigate possibilities to use the proposed uAPI profiles as a foundation for a regression model, which would allow us to predict the energy consumption development of a library over time. © 2020 IEEE Computer Society.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VHBA9YD">
            <text:p>JVHBA9YD</text:p>
          </table:table-cell>
          <table:table-cell office:value-type="string" office:value="LN: A Meta-solver for Layered Queueing Network Analysis">
            <text:p>LN: A Meta-solver for Layered Queueing Network Analysis</text:p>
          </table:table-cell>
          <table:table-cell office:value-type="string" office:value="10.1007/978-3-031-16336-4_12">
            <text:p>10.1007/978-3-031-16336-4_12</text:p>
          </table:table-cell>
          <table:table-cell office:value-type="string" office:value="We overview LN, a novel solver introduced in the LINE software package to analyze layered queueing network (LQN) models. The novelty of the LN solver lies in its capability to analyze LQNs with a user-defined combination of solution paradigms, including discrete-event and stochastic simulation, continuous-time Markov chain analysis (CTMC), normalizing constant evaluation (NC), matrix analytic methods (MAM), mean-field approximations (FLUID), and mean-value analysis (MVA). Being parametric in the solver used for each LQN layer, LN as a whole enables the efficient computation of advanced performance metrics such as marginal and joint state probabilities, response and passage time distributions, and transient measures, leveraging individual strengths of the supported solution paradigms. We discuss in particular recent developments added to NC, the default layer solver of LN, which significantly improve the solution of queueing network models obtained using loose layering of the LQN. © 2022, Springer Nature Switzerland AG.">
            <text:p>We overview LN, a novel solver introduced in the LINE software package to analyze layered queueing network (LQN) models. The novelty of the LN solver lies in its capability to analyze LQNs with a user-defined combination of solution paradigms, including discrete-event and stochastic simulation, continuous-time Markov chain analysis (CTMC), normalizing constant evaluation (NC), matrix analytic methods (MAM), mean-field approximations (FLUID), and mean-value analysis (MVA). Being parametric in the solver used for each LQN layer, LN as a whole enables the efficient computation of advanced performance metrics such as marginal and joint state probabilities, response and passage time distributions, and transient measures, leveraging individual strengths of the supported solution paradigms. We discuss in particular recent developments added to NC, the default layer solver of LN, which significantly improve the solution of queueing network models obtained using loose layering of the LQN. © 2022, Springer Nature Switzerland A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69VLVVG">
            <text:p>P69VLVVG</text:p>
          </table:table-cell>
          <table:table-cell office:value-type="string" office:value="An empirical framework for intersection optimization based on uniform design">
            <text:p>An empirical framework for intersection optimization based on uniform design</text:p>
          </table:table-cell>
          <table:table-cell office:value-type="string" office:value="10.1155/2017/7396250">
            <text:p>10.1155/2017/7396250</text:p>
          </table:table-cell>
          <table:table-cell office:value-type="string" office:value="Operational performance optimization of signalized intersections is one of the most important tasks for traffic engineers and researchers. To compensate for the limitations of practical implementation, simulation software packages have been widely used to evaluate different optimization strategies and thus to improve the efficiency of the intersections as well as the entire network. However, for the existing optimization studies on signalized intersections, the relationships among various optimization measures and the combination of strategies have not been fully investigated. In this paper, uniform design experimentation was introduced to combine different optimization measures into strategies and achieve the minimum time cost in model construction. VISSIM software package was then calibrated and used to evaluate various optimization strategies and identify the one with the best measurement of performance, namely, control delay at the signalized intersection. By taking a representative congested intersection in Shanghai as a case study, the optimal strategy was identified to reduce the overall control delay by 27.3%, which further verified the modeling capability of the proposed method. © 2017 Ying Zhang et al.">
            <text:p>Operational performance optimization of signalized intersections is one of the most important tasks for traffic engineers and researchers. To compensate for the limitations of practical implementation, simulation software packages have been widely used to evaluate different optimization strategies and thus to improve the efficiency of the intersections as well as the entire network. However, for the existing optimization studies on signalized intersections, the relationships among various optimization measures and the combination of strategies have not been fully investigated. In this paper, uniform design experimentation was introduced to combine different optimization measures into strategies and achieve the minimum time cost in model construction. VISSIM software package was then calibrated and used to evaluate various optimization strategies and identify the one with the best measurement of performance, namely, control delay at the signalized intersection. By taking a representative congested intersection in Shanghai as a case study, the optimal strategy was identified to reduce the overall control delay by 27.3%, which further verified the modeling capability of the proposed method. © 2017 Ying Zhang et al.</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BUNX3PN">
            <text:p>IBUNX3PN</text:p>
          </table:table-cell>
          <table:table-cell office:value-type="string" office:value="MP3 compression and transmission of infrasonic sensor array signals and task-specific metrics for distortion evaluation">
            <text:p>MP3 compression and transmission of infrasonic sensor array signals and task-specific metrics for distortion evaluation</text:p>
          </table:table-cell>
          <table:table-cell office:value-type="string" office:value="10.1117/12.619319">
            <text:p>10.1117/12.619319</text:p>
          </table:table-cell>
          <table:table-cell office:value-type="string" office:value="Infrasonic sensor arrays are very useful for detecting natural and man-made events. This paper describes part of an ongoing project for compressing and transmitting a set of infrasonic signals that need to be delivered to a remote location for decompression and processing. The project also deals with the evaluation of the effect of the compression distortion on the signals by the use of task-specific distortion metrics. We evaluate the effectiveness of the scheme using one hour worth of signals that were collected during a Space Shuttle launch using a small array of 4 microphones. The approach described here is to combine the 4 signals/channels using a transmultiplexer and to use an off-the-shelf audio compression method, namely the popular MP3 method which is based on subband coding. The transmultiplexer is a 5-channel Cosine-Modulated filterbank from which only the first 4 channels are used. The codec used in this study is the readily available LAME software package which allows one to choose the output bits per second rate and to turn off the psychoacoustic model. To use an audio coder, the combined signal is first converted to 16 bits per sample and then associated with a 16 KHz. sampling frequency. In the application considered, the microphone signals are used to compute time evolving quantities including: average spectral coherence, beamforming, and phase velocity. These same quantities are used as task-specific metrics that reveal the distortion caused by the application of the MP3 compressor so that the user can evaluate distortion tolerances. From visual evaluation of these metrics we conclude that a compression ratio between 6.4:1 and 8:1 produces negligible distortion in the three task-specific metrics. The beamforming metric is the most sensitive to the compression distortion.">
            <text:p>Infrasonic sensor arrays are very useful for detecting natural and man-made events. This paper describes part of an ongoing project for compressing and transmitting a set of infrasonic signals that need to be delivered to a remote location for decompression and processing. The project also deals with the evaluation of the effect of the compression distortion on the signals by the use of task-specific distortion metrics. We evaluate the effectiveness of the scheme using one hour worth of signals that were collected during a Space Shuttle launch using a small array of 4 microphones. The approach described here is to combine the 4 signals/channels using a transmultiplexer and to use an off-the-shelf audio compression method, namely the popular MP3 method which is based on subband coding. The transmultiplexer is a 5-channel Cosine-Modulated filterbank from which only the first 4 channels are used. The codec used in this study is the readily available LAME software package which allows one to choose the output bits per second rate and to turn off the psychoacoustic model. To use an audio coder, the combined signal is first converted to 16 bits per sample and then associated with a 16 KHz. sampling frequency. In the application considered, the microphone signals are used to compute time evolving quantities including: average spectral coherence, beamforming, and phase velocity. These same quantities are used as task-specific metrics that reveal the distortion caused by the application of the MP3 compressor so that the user can evaluate distortion tolerances. From visual evaluation of these metrics we conclude that a compression ratio between 6.4:1 and 8:1 produces negligible distortion in the three task-specific metrics. The beamforming metric is the most sensitive to the compression distortion.</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9ZL6CR3">
            <text:p>Y9ZL6CR3</text:p>
          </table:table-cell>
          <table:table-cell office:value-type="string" office:value="Evaluation of network reliability and element importance metrics">
            <text:p>Evaluation of network reliability and element importance metrics</text:p>
          </table:table-cell>
          <table:table-cell office:value-type="string" office:value="">
            <text:p/>
          </table:table-cell>
          <table:table-cell office:value-type="string" office:value="The article considers an approach to assessing the importance metrics and reliability of networks. The Monte Carlo method is used to estimate Birnbaum metrics and failure probability with determination of the confidence interval. To conduct a computational experiment, the R software package is used. A description is given of the representation of the control system reliability model in the iGraph package, which provides visualization of the results. The model of a three-level network structure is considered as an example. © 2020 Copyright for this paper by its authors.">
            <text:p>The article considers an approach to assessing the importance metrics and reliability of networks. The Monte Carlo method is used to estimate Birnbaum metrics and failure probability with determination of the confidence interval. To conduct a computational experiment, the R software package is used. A description is given of the representation of the control system reliability model in the iGraph package, which provides visualization of the results. The model of a three-level network structure is considered as an example. © 2020 Copyright for this paper by its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B58PP6P">
            <text:p>9B58PP6P</text:p>
          </table:table-cell>
          <table:table-cell office:value-type="string" office:value="Application of parallel computing to gravity field recovery from satellite gravity gradiometric data">
            <text:p>Application of parallel computing to gravity field recovery from satellite gravity gradiometric data</text:p>
          </table:table-cell>
          <table:table-cell office:value-type="string" office:value="">
            <text:p/>
          </table:table-cell>
          <table:table-cell office:value-type="string" office:value="The Gravity field and steady-state Ocean Circulation Explorer (GOCE) is a dedicated gravity field mission currently under assessment by ESA (European Space Agency) for implementation in the 'Earth Explorer' Programme. The objective of the mission is to provide a unique global model of the Earth's gravity field with unprecedented accuracy and spatial resolution. This will provide new and fundamental insight into a wide range of disciplines such as Solid Earth Physics, Oceanography and Geodesy. The mission goals will be achieved from a combination of gravity gradient measurements by a spaceborne gradiometer (SGG) and satellite-to-satellite (SST) measurements by a GPS/GLONASS receiver. The estimation of the gravity field parameters from these observations is a real challenge from a numerical point of view. About 62500 gravity field parameters have to be estimated in a least-squares approach from more than 100 million observations collected during the mission lifetime of 12 months. The linear model relating the observations to the gravity field parameters does not allow calculating and storing the normal equations explicitly. Therefore, the available linear algebra software packages for MIMD machines are of little use and special algorithms for MIMD machines have to be designed. We will discuss the development of a parallellized data processing facility for SGG and SST data from GOCE on the CRAY-T3E supercomputer at Delft University of Technology. First results indicate that a problem-specific design of the algorithms allows estimating the gravity field parameters from GOCE SGG/SST data. We discuss the performance of our algorithm in terms of degree of parallellism, scalability properties and required waiting times.">
            <text:p>The Gravity field and steady-state Ocean Circulation Explorer (GOCE) is a dedicated gravity field mission currently under assessment by ESA (European Space Agency) for implementation in the 'Earth Explorer' Programme. The objective of the mission is to provide a unique global model of the Earth's gravity field with unprecedented accuracy and spatial resolution. This will provide new and fundamental insight into a wide range of disciplines such as Solid Earth Physics, Oceanography and Geodesy. The mission goals will be achieved from a combination of gravity gradient measurements by a spaceborne gradiometer (SGG) and satellite-to-satellite (SST) measurements by a GPS/GLONASS receiver. The estimation of the gravity field parameters from these observations is a real challenge from a numerical point of view. About 62500 gravity field parameters have to be estimated in a least-squares approach from more than 100 million observations collected during the mission lifetime of 12 months. The linear model relating the observations to the gravity field parameters does not allow calculating and storing the normal equations explicitly. Therefore, the available linear algebra software packages for MIMD machines are of little use and special algorithms for MIMD machines have to be designed. We will discuss the development of a parallellized data processing facility for SGG and SST data from GOCE on the CRAY-T3E supercomputer at Delft University of Technology. First results indicate that a problem-specific design of the algorithms allows estimating the gravity field parameters from GOCE SGG/SST data. We discuss the performance of our algorithm in terms of degree of parallellism, scalability properties and required waiting time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JC4AU57">
            <text:p>KJC4AU57</text:p>
          </table:table-cell>
          <table:table-cell office:value-type="string" office:value="New Wine in Old Skins, or, Was All This Ferment Really Necessary?">
            <text:p>New Wine in Old Skins, or, Was All This Ferment Really Necessary?</text:p>
          </table:table-cell>
          <table:table-cell office:value-type="string" office:value="10.1145/62548.62587">
            <text:p>10.1145/62548.62587</text:p>
          </table:table-cell>
          <table:table-cell office:value-type="string" office:value="Until five years ago, with one exception, the organization of Syracuse University's Academic Computing Services had been stable for many years. The user services unit had likewise been stable, both in staff and in tasks. In the fall of 1983, a new unit of Academic Computing Services, called the Microcomputer Resource Center, was formed. Looking back, it is easy to see that the creation of the Microcomputer Resource Center and the perturbations it caused were telltale bubbles of the reorganization ferment that began in earnest in the summer of 1985 and continues to this day.In the last five years, Academic Computing Services has instigated or has been affected by more than a dozen reorganizations, the goals of which have been to bring together staff members from different groups who were doing the same kind of work, to take advantage of the special skills or interests of staff members, and to create new units or rearrange old ones to offer new services.In July 1985, the University created a new administrative unit, Information Systems and Computing, headed by a Vice President, to which both administrative and academic computing units (among others) report, and the rate of change intensified after that.Five years ago, Academic Computing Services' major units were Operations, Systems Programming, Telecommunications &amp;amp; Engineering, Library Support, and Academic Services (the user services group). Academic Services' major services were teaching, consulting, and writing local computing bulletins and computing newsletters.Today Systems Programming, Operations, and Networking are no longer a part of Academic Computing Services, but have moved to a new organization called Computing &amp;amp; Network Services, a unit formed nearly three years ago to pull together technical staffs from the administrative and academic computing organizations. Academic Computing Services retains the library support and user services functions, but they have changed drastically.The present Academic Computing Services units are Director's Office (contains mainframe account service and HELP Line); Instructional Computing Services; Research Computing Services; Library and Database Services; Faculty Assistance and Computer Education Services; and Office Technology Services.Just naming units in the organization at two different times of its life cycle does not give an accurate picture of the intermediate stages, which mimic not so much yeast in the wine making process as The Wars of the Amoebae with units budding, dividing, and being devoured in turn by units or fragments of units which themselves budded from other units or were the products of other divisions. To get a flavor of the frenetic reorganization activity, look at the fate of the Microcomputer Resource Center: Created in the fall of 1983, the Microcomputer Resource Center (MRC) at first had two full-time staff members, the assistant directors for Academic Services (user services) and for Systems Programming. It reported to the Director of ACS. Another new unit, called Mainframe User Services to further emphasize the existence of a unit devoted to microcomputers, contained the rest of the of Systems Programming and Academic Services groups. Mainframe User Services reported temporarily to the Director and then to an assistant director hired several months later.In November of 1985, the MRC split in two, and some of its functions went to Instructional Computing Services (which had been itself created in October 1985 from the former Academic Services component of MUS), and part went to a new group called Computing Facilities and Office Automation (CFOA). The part of the MRC which went to Instructional Computing Services was (still) called the MRC.In July 1986, the MRC moved from ICS to CFOA.In July 1987, some functions of the MRC moved from CFOA to ICS, and some went to Faculty Assistance and Computer Education Services or FACES (which had been itself created in late summer 1986).In August 1987, the MRC as a separate entity was dissolved.This litany hints at other reorganizations, the histories of which are preserved in a series of organization charts. Even we who watched it happen are hard pressed to list all the changes.I said earlier that ACS now has mostly a user services role and that that role has greatly changed. The “traditional” user services functions of teaching, consulting, and writing documents are a large component of overall ACS services, and now all ACS units write, teach, and consult. In addition, ACS offers new services which have been absorbed by “old” units or by new units which have bubbled up. Nearly all the new units and new services were begun “skinny” by staff members from other units, and very few old services were discontinued.Some of the new services or activities and their associated units are: We plan, build, and manage microcomputer classrooms and labs (Instructional Computing Services)We host faculty and student advisory groups (Instructional Computing Services and Director's Office)We carry on advertising and public relations efforts through new publications (all units)We carry out extensive research projects to measure the penetration of computing technology into the various curricula and its effects on teaching and learning (Instructional Computing Services and FACES)We increased services to faculty members integrating computing into coursework. For example, we formed the Faculty Assistance Center and Faculty Loaner Program (FACES) and we take computing instruction in non-computing classes (ICS)We began new programs to find, evaluate and fund existing instructional software or encourage its local production (FACES)We added support for research faculty using supercomputers and other computers not on our campus (RCS)We added support for research faculty needing special graphics and printing capabilities (RCS)We added consulting support for research faculty and graduate students, using in particular statistical and data analysis software (RCS)We added support for research faculty using large internal and external data bases or producing their own data bases (RCS)In addition to new services, some old services have changed significantly to meet needs of the new sort of client we serve. For example, the ACS Publications Office maintains a collection of 130 technical bulletins describing idiosyncrasies of Syracuse University's academic computing resources and services or act as a bridge between the user and the not-always-readable vendor manuals. We have begun reorganizing and rewriting the part of the collection aimed at beginning users. In the past, our users wanted to know how operating systems and compilers worked. The new breed of user is more interested in the computer and software as tools to accomplish specific tasks. In addition to writing “task” documents, we are rewriting the “primers” for each operating system and editor (or word processor), so that most users can train themselves.In parallel, we have rethought the content of our computing workshops. In the past, we stood in classrooms and lectured to ten or twenty people about specific commands of specific packages. Now, however, students are coming to the university with some computing experience, so we think we need only give them a start rather than lead them through the ins and outs of every package. Now we give a two-hour orientation to a larger number of users and send them out into the public clusters with self-instruction manuals. (The new documents and teaching methods are an experiment, and we will evaluate their success at the end of a year. If we planned correctly, more users will have been well-served by the same number of staff.)Looking back from today, I can see that several things happened in the early 1980's which catalyzed change. The advent of microcomputers required a shift in resources of all kinds so we could evaluate hardware and software, advise faculty and students who wanted to buy microcomputers, and teach, consult, and write about them. ACS teachers, consultants, writers, and technical staff all scrambled to learn about the new way of computing while still supporting the old.The formation of Information Systems and Computing, with its Vice President, in July 1985 caused another ripple of reorganizations and redefinitions of service, because the new Vice President could combine and rearrange staffs from two computing units (administrative and academic).Furthermore, the Vice President convened a campus-wide committee of faculty and staff members who within nine months had published a five-year plan for academic and administrative computing with specific goals and recommendations.The pressure of all these events (influx of microcomputers, reorganization of the University, and the increasing participation in computing decisions by the faculty) fostered the evolution of academic computing services and the reorganization of the units which delivered those services.Both the academic computing support staff and the users have been affected by the changes. The number of reorganizations and service changes in so short a time has both confused and delighted users at different times. Once most users understood which unit delivered which service to which group, they began to use and appreciate the new services.In the five-year plan, the faculty, under pressure from their colleagues in other universities and from their students, asked ACS to pay them more attention in every way. They asked for better access to computing equipment, consultants dedicated to them, special equipment and software for researchers, special training for those who had little computing experience, and so on. We responded by creating Research Computing Services and Faculty Assistance and Computer Education Services.The faculty asked for more support for incorporating computing in their coursework. We responded by adding tasks to Instructional Computing Services which in addition to writing, teaching, and consulting, builds and manages public computing labs some of which are reserved for classroom instruction; shares computing bulletins and teaching materials; takes computing instruction into sessions of non-computing courses; and maintains consulting centers for students using computing in coursework.The faculty asked for more participation in academic computing decisions, and we responded by forming seven advisory groups which we consult regularly and whose advice we take seriously.The faculty asked for more information about services and suggested ways we could more effectively communicate with them and with their students. We responded by adding a range of information programs, from new informational brochures, to computing handbooks, to letters and flyers mailed directly to faculty members and students, to new newsletters to users of specific services.Perhaps these new services could have been absorbed by existing ACS units. However, it seemed important not only to listen and to change but to point out in dramatic ways that we had changed. Reorganizing and renaming were visible signals to our clients and to the university as a whole that we had heard what they said and were responding.Even though there were good reasons for the ferment, it was a stressful time for the computing support staff. Computing services people are used to rapid, continuous hardware and software changes, but they are little better than other workers at adapting to rapid, continuous changes in job titles, responsibilities, reporting chains, project deadlines, priorities, and expectations.In the thirty-six months since I have been in charge of Instructional Computing Services, I have seen at one time or another, to one degree or another, in nearly everyone in the unit (including myself) confusion, resentment, physical and mental fatigue, burnout, minor and major stress-related illnesses resulting in three and four times the usual amount of sick time, frayed or snapped tempers, temporary mental lapses, marital problems, drug and alcohol problems, precipitous weight loss, insomnia, and depression. One person left Academic Computing Services as a direct result of the constant changes; several others came close. But some people discovered new talents and have blossomed with new responsibilities. Some professional and personal friendships have died and others are crippled. But new working and personal relationships have been distilled.The rate of change has now slowed and the organization seems temporarily stable. It is useful to look back and evaluate the experience of the last five years to see what we have learned.Much has been written about the necessity for hiring different kinds of people for “new” user services roles or for retraining and refocusing long-time employees. A commonly expressed gem of wisdom is that long-time user services staffers know too much to talk to the new breed of user. I have never understood this comment. It implies that a trainer or consultant who is very good with hardware or software is necessarily poor with people. Or that we have for years hired people who can “talk to machines but not to human beings.” Or that the new users are so frightened, so fragile, so traumatized by computing that they would rather talk to people with little more than a wonderful telephone technique than to trained consultants.I disagree that we have to make wholesale changes in personnel. User services organizations have traditionally hired people with strong commitments to their clients, with strong “people” skills, and with an interest in imparting knowledge. Therefore, in general they are still the right kind of people to work with the “new” clients. The old wine, long distilled, aged and mellowed by experience with many different kinds of hardware, software, and people, is a treasure which we do well to appreciate and nurture.We many need to decant the old wine into new skins, however. In the last few years, more people from more different academic units, with more diverse experience are using computing in more different ways than ever before. User services staff may have to brush up on certain skills, such as problem diagnosis, and re-evaluate training consulting, and documentation practices to suit the new users and new uses. Furthermore, as computing becomes a useful tool in varied academic disciplines, user services staff must be more aware of course content and the ways in which computing can advance the goals of the faculty.In addition to keeping abreast of hardware and software changes and understanding the ways in which our students and faculty use computing for academic projects and personal productivity, user services staff must suggest ways to add or change services. At Syracuse, in addition to changing the way we write computing bulletins and teach computing workshops, we have made several other important changes.When rapid change is called for, necessary, inevitable, user services staff members, particularly those in consulting roles, including undergraduate students at Syracuse, are in the position of having to make the changes and having to explain them to faculty and students. Therefore, they need extra support from management.The basic tenet of change management is that to move people from the old way of doing things to the new, you must make it harder and less rewarding to perform in the old way and easier and more rewarding to perform in the new way. Good communication between management and staff is absolutely necessary, especially since the staff will perform better and be more effective at explaining changes to clients if they themselves are comfortable with the changes.Good communication requires honesty, compassion, a sense of security, active listening, and effective talking. Good communication takes time, and in the midst of rapid change, time is short. However, I believe time taken for good communication is repaid many times over in a better understanding of the goals, in group cohesiveness, in productivity, in morale, and in dedication to serving clients. Here are Sally's Seven Suggestions for Saving Staff Sanity in time of rapid change.The Chinese character for “change” is made up of two other characters: one for “danger” and one for “opportunity.” Periods of rapid change, particularly those which accompany the inclusion of computing technology in higher education, are manageable and can be exhilarating if you remain open to the opportunities.">
            <text:p>Until five years ago, with one exception, the organization of Syracuse University's Academic Computing Services had been stable for many years. The user services unit had likewise been stable, both in staff and in tasks. In the fall of 1983, a new unit of Academic Computing Services, called the Microcomputer Resource Center, was formed. Looking back, it is easy to see that the creation of the Microcomputer Resource Center and the perturbations it caused were telltale bubbles of the reorganization ferment that began in earnest in the summer of 1985 and continues to this day.In the last five years, Academic Computing Services has instigated or has been affected by more than a dozen reorganizations, the goals of which have been to bring together staff members from different groups who were doing the same kind of work, to take advantage of the special skills or interests of staff members, and to create new units or rearrange old ones to offer new services.In July 1985, the University created a new administrative unit, Information Systems and Computing, headed by a Vice President, to which both administrative and academic computing units (among others) report, and the rate of change intensified after that.Five years ago, Academic Computing Services' major units were Operations, Systems Programming, Telecommunications &amp;amp; Engineering, Library Support, and Academic Services (the user services group). Academic Services' major services were teaching, consulting, and writing local computing bulletins and computing newsletters.Today Systems Programming, Operations, and Networking are no longer a part of Academic Computing Services, but have moved to a new organization called Computing &amp;amp; Network Services, a unit formed nearly three years ago to pull together technical staffs from the administrative and academic computing organizations. Academic Computing Services retains the library support and user services functions, but they have changed drastically.The present Academic Computing Services units are Director's Office (contains mainframe account service and HELP Line); Instructional Computing Services; Research Computing Services; Library and Database Services; Faculty Assistance and Computer Education Services; and Office Technology Services.Just naming units in the organization at two different times of its life cycle does not give an accurate picture of the intermediate stages, which mimic not so much yeast in the wine making process as The Wars of the Amoebae with units budding, dividing, and being devoured in turn by units or fragments of units which themselves budded from other units or were the products of other divisions. To get a flavor of the frenetic reorganization activity, look at the fate of the Microcomputer Resource Center: Created in the fall of 1983, the Microcomputer Resource Center (MRC) at first had two full-time staff members, the assistant directors for Academic Services (user services) and for Systems Programming. It reported to the Director of ACS. Another new unit, called Mainframe User Services to further emphasize the existence of a unit devoted to microcomputers, contained the rest of the of Systems Programming and Academic Services groups. Mainframe User Services reported temporarily to the Director and then to an assistant director hired several months later.In November of 1985, the MRC split in two, and some of its functions went to Instructional Computing Services (which had been itself created in October 1985 from the former Academic Services component of MUS), and part went to a new group called Computing Facilities and Office Automation (CFOA). The part of the MRC which went to Instructional Computing Services was (still) called the MRC.In July 1986, the MRC moved from ICS to CFOA.In July 1987, some functions of the MRC moved from CFOA to ICS, and some went to Faculty Assistance and Computer Education Services or FACES (which had been itself created in late summer 1986).In August 1987, the MRC as a separate entity was dissolved.This litany hints at other reorganizations, the histories of which are preserved in a series of organization charts. Even we who watched it happen are hard pressed to list all the changes.I said earlier that ACS now has mostly a user services role and that that role has greatly changed. The “traditional” user services functions of teaching, consulting, and writing documents are a large component of overall ACS services, and now all ACS units write, teach, and consult. In addition, ACS offers new services which have been absorbed by “old” units or by new units which have bubbled up. Nearly all the new units and new services were begun “skinny” by staff members from other units, and very few old services were discontinued.Some of the new services or activities and their associated units are: We plan, build, and manage microcomputer classrooms and labs (Instructional Computing Services)We host faculty and student advisory groups (Instructional Computing Services and Director's Office)We carry on advertising and public relations efforts through new publications (all units)We carry out extensive research projects to measure the penetration of computing technology into the various curricula and its effects on teaching and learning (Instructional Computing Services and FACES)We increased services to faculty members integrating computing into coursework. For example, we formed the Faculty Assistance Center and Faculty Loaner Program (FACES) and we take computing instruction in non-computing classes (ICS)We began new programs to find, evaluate and fund existing instructional software or encourage its local production (FACES)We added support for research faculty using supercomputers and other computers not on our campus (RCS)We added support for research faculty needing special graphics and printing capabilities (RCS)We added consulting support for research faculty and graduate students, using in particular statistical and data analysis software (RCS)We added support for research faculty using large internal and external data bases or producing their own data bases (RCS)In addition to new services, some old services have changed significantly to meet needs of the new sort of client we serve. For example, the ACS Publications Office maintains a collection of 130 technical bulletins describing idiosyncrasies of Syracuse University's academic computing resources and services or act as a bridge between the user and the not-always-readable vendor manuals. We have begun reorganizing and rewriting the part of the collection aimed at beginning users. In the past, our users wanted to know how operating systems and compilers worked. The new breed of user is more interested in the computer and software as tools to accomplish specific tasks. In addition to writing “task” documents, we are rewriting the “primers” for each operating system and editor (or word processor), so that most users can train themselves.In parallel, we have rethought the content of our computing workshops. In the past, we stood in classrooms and lectured to ten or twenty people about specific commands of specific packages. Now, however, students are coming to the university with some computing experience, so we think we need only give them a start rather than lead them through the ins and outs of every package. Now we give a two-hour orientation to a larger number of users and send them out into the public clusters with self-instruction manuals. (The new documents and teaching methods are an experiment, and we will evaluate their success at the end of a year. If we planned correctly, more users will have been well-served by the same number of staff.)Looking back from today, I can see that several things happened in the early 1980's which catalyzed change. The advent of microcomputers required a shift in resources of all kinds so we could evaluate hardware and software, advise faculty and students who wanted to buy microcomputers, and teach, consult, and write about them. ACS teachers, consultants, writers, and technical staff all scrambled to learn about the new way of computing while still supporting the old.The formation of Information Systems and Computing, with its Vice President, in July 1985 caused another ripple of reorganizations and redefinitions of service, because the new Vice President could combine and rearrange staffs from two computing units (administrative and academic).Furthermore, the Vice President convened a campus-wide committee of faculty and staff members who within nine months had published a five-year plan for academic and administrative computing with specific goals and recommendations.The pressure of all these events (influx of microcomputers, reorganization of the University, and the increasing participation in computing decisions by the faculty) fostered the evolution of academic computing services and the reorganization of the units which delivered those services.Both the academic computing support staff and the users have been affected by the changes. The number of reorganizations and service changes in so short a time has both confused and delighted users at different times. Once most users understood which unit delivered which service to which group, they began to use and appreciate the new services.In the five-year plan, the faculty, under pressure from their colleagues in other universities and from their students, asked ACS to pay them more attention in every way. They asked for better access to computing equipment, consultants dedicated to them, special equipment and software for researchers, special training for those who had little computing experience, and so on. We responded by creating Research Computing Services and Faculty Assistance and Computer Education Services.The faculty asked for more support for incorporating computing in their coursework. We responded by adding tasks to Instructional Computing Services which in addition to writing, teaching, and consulting, builds and manages public computing labs some of which are reserved for classroom instruction; shares computing bulletins and teaching materials; takes computing instruction into sessions of non-computing courses; and maintains consulting centers for students using computing in coursework.The faculty asked for more participation in academic computing decisions, and we responded by forming seven advisory groups which we consult regularly and whose advice we take seriously.The faculty asked for more information about services and suggested ways we could more effectively communicate with them and with their students. We responded by adding a range of information programs, from new informational brochures, to computing handbooks, to letters and flyers mailed directly to faculty members and students, to new newsletters to users of specific services.Perhaps these new services could have been absorbed by existing ACS units. However, it seemed important not only to listen and to change but to point out in dramatic ways that we had changed. Reorganizing and renaming were visible signals to our clients and to the university as a whole that we had heard what they said and were responding.Even though there were good reasons for the ferment, it was a stressful time for the computing support staff. Computing services people are used to rapid, continuous hardware and software changes, but they are little better than other workers at adapting to rapid, continuous changes in job titles, responsibilities, reporting chains, project deadlines, priorities, and expectations.In the thirty-six months since I have been in charge of Instructional Computing Services, I have seen at one time or another, to one degree or another, in nearly everyone in the unit (including myself) confusion, resentment, physical and mental fatigue, burnout, minor and major stress-related illnesses resulting in three and four times the usual amount of sick time, frayed or snapped tempers, temporary mental lapses, marital problems, drug and alcohol problems, precipitous weight loss, insomnia, and depression. One person left Academic Computing Services as a direct result of the constant changes; several others came close. But some people discovered new talents and have blossomed with new responsibilities. Some professional and personal friendships have died and others are crippled. But new working and personal relationships have been distilled.The rate of change has now slowed and the organization seems temporarily stable. It is useful to look back and evaluate the experience of the last five years to see what we have learned.Much has been written about the necessity for hiring different kinds of people for “new” user services roles or for retraining and refocusing long-time employees. A commonly expressed gem of wisdom is that long-time user services staffers know too much to talk to the new breed of user. I have never understood this comment. It implies that a trainer or consultant who is very good with hardware or software is necessarily poor with people. Or that we have for years hired people who can “talk to machines but not to human beings.” Or that the new users are so frightened, so fragile, so traumatized by computing that they would rather talk to people with little more than a wonderful telephone technique than to trained consultants.I disagree that we have to make wholesale changes in personnel. User services organizations have traditionally hired people with strong commitments to their clients, with strong “people” skills, and with an interest in imparting knowledge. Therefore, in general they are still the right kind of people to work with the “new” clients. The old wine, long distilled, aged and mellowed by experience with many different kinds of hardware, software, and people, is a treasure which we do well to appreciate and nurture.We many need to decant the old wine into new skins, however. In the last few years, more people from more different academic units, with more diverse experience are using computing in more different ways than ever before. User services staff may have to brush up on certain skills, such as problem diagnosis, and re-evaluate training consulting, and documentation practices to suit the new users and new uses. Furthermore, as computing becomes a useful tool in varied academic disciplines, user services staff must be more aware of course content and the ways in which computing can advance the goals of the faculty.In addition to keeping abreast of hardware and software changes and understanding the ways in which our students and faculty use computing for academic projects and personal productivity, user services staff must suggest ways to add or change services. At Syracuse, in addition to changing the way we write computing bulletins and teach computing workshops, we have made several other important changes.When rapid change is called for, necessary, inevitable, user services staff members, particularly those in consulting roles, including undergraduate students at Syracuse, are in the position of having to make the changes and having to explain them to faculty and students. Therefore, they need extra support from management.The basic tenet of change management is that to move people from the old way of doing things to the new, you must make it harder and less rewarding to perform in the old way and easier and more rewarding to perform in the new way. Good communication between management and staff is absolutely necessary, especially since the staff will perform better and be more effective at explaining changes to clients if they themselves are comfortable with the changes.Good communication requires honesty, compassion, a sense of security, active listening, and effective talking. Good communication takes time, and in the midst of rapid change, time is short. However, I believe time taken for good communication is repaid many times over in a better understanding of the goals, in group cohesiveness, in productivity, in morale, and in dedication to serving clients. Here are Sally's Seven Suggestions for Saving Staff Sanity in time of rapid change.The Chinese character for “change” is made up of two other characters: one for “danger” and one for “opportunity.” Periods of rapid change, particularly those which accompany the inclusion of computing technology in higher education, are manageable and can be exhilarating if you remain open to the opportunitie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WE6WYKZ">
            <text:p>6WE6WYKZ</text:p>
          </table:table-cell>
          <table:table-cell office:value-type="string" office:value="Information technologies in processing psychological experiments">
            <text:p>Information technologies in processing psychological experiments</text:p>
          </table:table-cell>
          <table:table-cell office:value-type="string" office:value="">
            <text:p/>
          </table:table-cell>
          <table:table-cell office:value-type="string" office:value="The article discusses the possibilities of using the methods of mathematical statistics and the use of computer programs for collecting information about the respondent and processing the results of psychological research. The use of computerized survey systems really saves the psychologist's time when conducting thematic tests with large groups of respondents, eliminates the likelihood of errors in processing the results. At the same time, long-term storage of information is possible, and when conducting similar studies after a significant period of time, it allows one to compare the results and draw appropriate conclusions about the effectiveness of the psychological measures taken. The set of developed software includes thematic tests, divided into separate questionnaire programs for the relevant sections of the psychological research. Each program includes not only tests, but also a system for their processing, with the issuance of results. The use of different tests on the same topic allows you to comprehensively assess the situation under consideration. At present, the software package is being successfully tested when testing specialists from fire and rescue centers and disaster medicine services. The results of computer tests are used by psychologists to work to prevent professional deformations among emergency services specialists. As an example, the article presents a computer program for assessing the manifestations of professional burnout among specialists of the Disaster Medicine Service of different age groups on the basis of tests interpreted by N.Ye. Vodopyanova, V.V. Boyko, V.A. Doskin and G. Eysenck. In addition, when analyzing test results, methods of processing mathematical statistics (Fisher's angular transformation or Student's t test) are used. Copyright © 2021 for this paper by its authors.">
            <text:p>The article discusses the possibilities of using the methods of mathematical statistics and the use of computer programs for collecting information about the respondent and processing the results of psychological research. The use of computerized survey systems really saves the psychologist's time when conducting thematic tests with large groups of respondents, eliminates the likelihood of errors in processing the results. At the same time, long-term storage of information is possible, and when conducting similar studies after a significant period of time, it allows one to compare the results and draw appropriate conclusions about the effectiveness of the psychological measures taken. The set of developed software includes thematic tests, divided into separate questionnaire programs for the relevant sections of the psychological research. Each program includes not only tests, but also a system for their processing, with the issuance of results. The use of different tests on the same topic allows you to comprehensively assess the situation under consideration. At present, the software package is being successfully tested when testing specialists from fire and rescue centers and disaster medicine services. The results of computer tests are used by psychologists to work to prevent professional deformations among emergency services specialists. As an example, the article presents a computer program for assessing the manifestations of professional burnout among specialists of the Disaster Medicine Service of different age groups on the basis of tests interpreted by N.Ye. Vodopyanova, V.V. Boyko, V.A. Doskin and G. Eysenck. In addition, when analyzing test results, methods of processing mathematical statistics (Fisher's angular transformation or Student's t test) are used. Copyright © 2021 for this paper by its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TU8HMHF">
            <text:p>BTU8HMHF</text:p>
          </table:table-cell>
          <table:table-cell office:value-type="string" office:value="Protection systems against unmanned aircraft vehicle evaluation">
            <text:p>Protection systems against unmanned aircraft vehicle evaluation</text:p>
          </table:table-cell>
          <table:table-cell office:value-type="string" office:value="">
            <text:p/>
          </table:table-cell>
          <table:table-cell office:value-type="string" office:value="The purpose of this investigation is to present the protection systems used against the low, slow, and small (LSS) unmanned aerial systems (UAS) capabilities. The results of a market survey are included that highlights potential commercial entities that could contribute some technology that assists in the detection, classification, and neutralization of a LSS UAS. In order to accurately select a protection system which will later be used by all Lithuanian Armed Forces units the nine existing protection systems were analyzed. The analysis was done under the technical specifications for acquisitions and the detailed requirements of the measures were set out on the basis of the Operational Requirements Document. This article provides the existing protection systems against unmanned aircraft vehicle (PSAUAV) technical conditions analysis with the aim to help to make the choices in defining a protection system that can be adaptive to contemporary and future needs for the Lithuanian Armed Forces. The numerous requirements and expectations for nine PSAUAV were analyzed by statistical software package SPSS version 20. There were used the experts’ evaluation methods based on experts’ surveyed sample analysis. The Kendall’s coefficient of concordance (W) was selected for quantitative assessments of experts’ decisions data analysis. In addition for PSAUAV technical conditions evaluation was used the hierarchical clustering. © Proceedings of the 1st International Conference on Challenges to National Defence in Contemporary Geopolitical Situation, CNDCGS 2018. All rights reserved.">
            <text:p>The purpose of this investigation is to present the protection systems used against the low, slow, and small (LSS) unmanned aerial systems (UAS) capabilities. The results of a market survey are included that highlights potential commercial entities that could contribute some technology that assists in the detection, classification, and neutralization of a LSS UAS. In order to accurately select a protection system which will later be used by all Lithuanian Armed Forces units the nine existing protection systems were analyzed. The analysis was done under the technical specifications for acquisitions and the detailed requirements of the measures were set out on the basis of the Operational Requirements Document. This article provides the existing protection systems against unmanned aircraft vehicle (PSAUAV) technical conditions analysis with the aim to help to make the choices in defining a protection system that can be adaptive to contemporary and future needs for the Lithuanian Armed Forces. The numerous requirements and expectations for nine PSAUAV were analyzed by statistical software package SPSS version 20. There were used the experts’ evaluation methods based on experts’ surveyed sample analysis. The Kendall’s coefficient of concordance (W) was selected for quantitative assessments of experts’ decisions data analysis. In addition for PSAUAV technical conditions evaluation was used the hierarchical clustering. © Proceedings of the 1st International Conference on Challenges to National Defence in Contemporary Geopolitical Situation, CNDCGS 2018.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M96N8SW">
            <text:p>HM96N8SW</text:p>
          </table:table-cell>
          <table:table-cell office:value-type="string" office:value="Optimizing hardware for distributed imagery processing: A case study">
            <text:p>Optimizing hardware for distributed imagery processing: A case study</text:p>
          </table:table-cell>
          <table:table-cell office:value-type="string" office:value="">
            <text:p/>
          </table:table-cell>
          <table:table-cell office:value-type="string" office:value="This case study details the procedures, tools and necessity of a thorough examination of a firm's entire processing infrastructure. When Keystone Aerial Surveys, Inc. needed to upgrade its processing hardware, Keystone first set out to determine how the software it used interacted with its enterprise and workstation hardware. As a primary data acquisition company using Microsoft\Vexcel UltraCams, Keystone uses the UltraMap suite to process the hundreds of thousands of raw images it collects every year. This case study demonstrates how organizations running UltraMap or similar software can understand and measure how the software uses system resources and take steps to evaluate their software/hardware implementation. Many primary acquisition vendors creating downstream products can benefit from the implementation of the test structure, tools and techniques demonstrated. The topics of IOPS, latency and response times of storage systems are crucial when discussing system performance and must be addressed by a qualified storage or systems professional. Using an outside vendor is often the ideal solution for a small to mid-sized company, thus correctly describing the unique technology needs of the geospatial industry with industry pros and creating a proper system stress plan are vital to determine how software uses network connectivity, Random Access Memory (RAM), Hard Disk, Central Processing Unit (CPU) and Graphics Processing Unit (GPU) capabilities. Background: Over the past 25 years the photogrammetric industry has moved from the film based tasks of stereo plotting to softcopy and now to all digital work flows. As the industry has taken to using digital imagery in digital workflows, the software designs and algorithms have grown in their ability to produce more accurate results. Simultaneously, hardware has grown at staggering rate in accordance with Moore's law. Moore's Law, named after Gordon Moore, a founder of Intel, was originally a theory stating that computer processor capacity would double every two years. The law has morphed over the years to doubling every 18 months, but the description of exponential growth has generally been true. (Li, 2013) In October of 1990 Intel released the 80368SL, the first chip made specifically for the burgeoning portable computer market. The chip was a 32 bit processor with 20 MHz clock speed, 4 GB maximum memory with 855,000 transistors. (Intel Corp, 2015) In 2012, Intel released the 64-bit Xeon E5-2667 with a 3.2 GHz speed, 786 GB maximum addressable memory and 2.6 Billion transistors. This represents a growth rate of 160%, 196% and 3040% respectively! With this explosion of hardware capabilities, software has been able to advance in its attempts to automate nearly all processes of the photogrammetric, image processing and other geospatial activities. The use of parallel programming (multi-threading), CUDA programming for GPUs and other technologies are available to software designers, but use of the technology varies by vendor. Geospatial software providers have tackled the performance issues presented by the algorithms of semi-global matching and other matching algorithms, automated tie point extraction, 3D point extraction, Orthophoto production, automatic seamline generation and other computative intensive processes unique to the industry. Software providers have attempted to use new algorithms for optimized use of hardware resources such as GPUs, distributed processing and proprietary formats. However, most manufacturers have limited access to massive hardware arrays from multiple manufacturers and, due to the relatively small nature of the geospatial industry, the hardware vendors do not test geospatial algorithms or software as is done with other types of common business software tasks. Keystone set out to do this itself by testing and quantifying the resources used by its most commonly run software package in order to optimize the company processing workflow. Some details are given below about hardware and software, but generally the lessons to be learned are generic to any software or situation.">
            <text:p>This case study details the procedures, tools and necessity of a thorough examination of a firm's entire processing infrastructure. When Keystone Aerial Surveys, Inc. needed to upgrade its processing hardware, Keystone first set out to determine how the software it used interacted with its enterprise and workstation hardware. As a primary data acquisition company using Microsoft\Vexcel UltraCams, Keystone uses the UltraMap suite to process the hundreds of thousands of raw images it collects every year. This case study demonstrates how organizations running UltraMap or similar software can understand and measure how the software uses system resources and take steps to evaluate their software/hardware implementation. Many primary acquisition vendors creating downstream products can benefit from the implementation of the test structure, tools and techniques demonstrated. The topics of IOPS, latency and response times of storage systems are crucial when discussing system performance and must be addressed by a qualified storage or systems professional. Using an outside vendor is often the ideal solution for a small to mid-sized company, thus correctly describing the unique technology needs of the geospatial industry with industry pros and creating a proper system stress plan are vital to determine how software uses network connectivity, Random Access Memory (RAM), Hard Disk, Central Processing Unit (CPU) and Graphics Processing Unit (GPU) capabilities. Background: Over the past 25 years the photogrammetric industry has moved from the film based tasks of stereo plotting to softcopy and now to all digital work flows. As the industry has taken to using digital imagery in digital workflows, the software designs and algorithms have grown in their ability to produce more accurate results. Simultaneously, hardware has grown at staggering rate in accordance with Moore's law. Moore's Law, named after Gordon Moore, a founder of Intel, was originally a theory stating that computer processor capacity would double every two years. The law has morphed over the years to doubling every 18 months, but the description of exponential growth has generally been true. (Li, 2013) In October of 1990 Intel released the 80368SL, the first chip made specifically for the burgeoning portable computer market. The chip was a 32 bit processor with 20 MHz clock speed, 4 GB maximum memory with 855,000 transistors. (Intel Corp, 2015) In 2012, Intel released the 64-bit Xeon E5-2667 with a 3.2 GHz speed, 786 GB maximum addressable memory and 2.6 Billion transistors. This represents a growth rate of 160%, 196% and 3040% respectively! With this explosion of hardware capabilities, software has been able to advance in its attempts to automate nearly all processes of the photogrammetric, image processing and other geospatial activities. The use of parallel programming (multi-threading), CUDA programming for GPUs and other technologies are available to software designers, but use of the technology varies by vendor. Geospatial software providers have tackled the performance issues presented by the algorithms of semi-global matching and other matching algorithms, automated tie point extraction, 3D point extraction, Orthophoto production, automatic seamline generation and other computative intensive processes unique to the industry. Software providers have attempted to use new algorithms for optimized use of hardware resources such as GPUs, distributed processing and proprietary formats. However, most manufacturers have limited access to massive hardware arrays from multiple manufacturers and, due to the relatively small nature of the geospatial industry, the hardware vendors do not test geospatial algorithms or software as is done with other types of common business software tasks. Keystone set out to do this itself by testing and quantifying the resources used by its most commonly run software package in order to optimize the company processing workflow. Some details are given below about hardware and software, but generally the lessons to be learned are generic to any software or situation.</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EBNVWGU">
            <text:p>IEBNVWGU</text:p>
          </table:table-cell>
          <table:table-cell office:value-type="string" office:value="Calibration and use of a pyroelectric thermal camera and imaging system for greenhouse infrared heating evaluation">
            <text:p>Calibration and use of a pyroelectric thermal camera and imaging system for greenhouse infrared heating evaluation</text:p>
          </table:table-cell>
          <table:table-cell office:value-type="string" office:value="10.1016/0168-1699(94)90042-6">
            <text:p>10.1016/0168-1699(94)90042-6</text:p>
          </table:table-cell>
          <table:table-cell office:value-type="string" office:value="Infrared sensing instruments were calibrated and used to measure crop surface temperature distributions in a gas-fired, infrared heated greenhouse. These instruments included thermistors, narrow field of view infrared thermometers for small spot areas, and a pyroelectric thermal vision camera, equipped with a variable automatic gain to optimize the grey scale circuit. The thermal vision camera was used for both qualitative and quantitative temperature measurement by evaluating temperatures from crop images, using machine vision. Calibration was conducted using hot and cold reference surfaces of known temperature. Images were digitized with a computer and frame grabber, and analyzed with a commercial software package. Grey-scale values of the calibration surfaces correlated well (r2 = 0.98) with other corresponding temperature measurements. Crop surface temperature under radiant heating in a greenhouse was observed to be quite uniform ±2.5°C. Sources of radiant energy loss were identified in the greenhouse, operated at a suboptimal air temperature, for improved heating efficiency. © 1994.">
            <text:p>Infrared sensing instruments were calibrated and used to measure crop surface temperature distributions in a gas-fired, infrared heated greenhouse. These instruments included thermistors, narrow field of view infrared thermometers for small spot areas, and a pyroelectric thermal vision camera, equipped with a variable automatic gain to optimize the grey scale circuit. The thermal vision camera was used for both qualitative and quantitative temperature measurement by evaluating temperatures from crop images, using machine vision. Calibration was conducted using hot and cold reference surfaces of known temperature. Images were digitized with a computer and frame grabber, and analyzed with a commercial software package. Grey-scale values of the calibration surfaces correlated well (r2 = 0.98) with other corresponding temperature measurements. Crop surface temperature under radiant heating in a greenhouse was observed to be quite uniform ±2.5°C. Sources of radiant energy loss were identified in the greenhouse, operated at a suboptimal air temperature, for improved heating efficiency. © 1994.</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JYQDH49">
            <text:p>HJYQDH49</text:p>
          </table:table-cell>
          <table:table-cell office:value-type="string" office:value="An empirical study of metric-based comparisons of software libraries">
            <text:p>An empirical study of metric-based comparisons of software libraries</text:p>
          </table:table-cell>
          <table:table-cell office:value-type="string" office:value="10.1145/3273934.3273937">
            <text:p>10.1145/3273934.3273937</text:p>
          </table:table-cell>
          <table:table-cell office:value-type="string" office:value="BACKGROUND: Software libraries provide a set of reusable functionality, which helps developers write code in a systematic and timely manner. However, selecting the appropriate library to use is often not a trivial task. AIMS: In this paper, we investigate the usefulness of software metrics in helping developers choose libraries. Different developers care about different aspects of a library and two developers looking for a library in a given domain may not necessarily choose the same library. Thus, instead of directly recommending a library to use, we provide developers with a metric-based comparison of libraries in the same domain to empower them with the information they need to make an informed decision. METHOD: We use software data analytics from several sources of information to create quantifiable metric-based comparisons of software libraries. For evaluation, we select 34 open-source Java libraries from 10 popular domains and extract nine metrics related to these libraries. We then conduct a survey of 61 developers to evaluate whether our proposed metric-based comparison is useful, and to understand which metrics developers care about. RESULTS: Our results show that developers find that the proposed technique provides useful information when selecting libraries. We observe that developers care the most about metrics related to the popularity, security, and performance of libraries. We also find that the usefulness of some metrics may vary according to the domain. CONCLUSIONS: Our survey results showed that our proposed technique is useful. We are currently building a public website for metric-based library comparisons, while incorporating the feedback we obtained from our survey participants. © 2018 Association for Computing Machinery.">
            <text:p>BACKGROUND: Software libraries provide a set of reusable functionality, which helps developers write code in a systematic and timely manner. However, selecting the appropriate library to use is often not a trivial task. AIMS: In this paper, we investigate the usefulness of software metrics in helping developers choose libraries. Different developers care about different aspects of a library and two developers looking for a library in a given domain may not necessarily choose the same library. Thus, instead of directly recommending a library to use, we provide developers with a metric-based comparison of libraries in the same domain to empower them with the information they need to make an informed decision. METHOD: We use software data analytics from several sources of information to create quantifiable metric-based comparisons of software libraries. For evaluation, we select 34 open-source Java libraries from 10 popular domains and extract nine metrics related to these libraries. We then conduct a survey of 61 developers to evaluate whether our proposed metric-based comparison is useful, and to understand which metrics developers care about. RESULTS: Our results show that developers find that the proposed technique provides useful information when selecting libraries. We observe that developers care the most about metrics related to the popularity, security, and performance of libraries. We also find that the usefulness of some metrics may vary according to the domain. CONCLUSIONS: Our survey results showed that our proposed technique is useful. We are currently building a public website for metric-based library comparisons, while incorporating the feedback we obtained from our survey participants. © 2018 Association for Computing Machinery.</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R2AYP7P">
            <text:p>BR2AYP7P</text:p>
          </table:table-cell>
          <table:table-cell office:value-type="string" office:value="Ultrasonic detection of photothermal interaction of laser with tissue using a pulsed Doppler system">
            <text:p>Ultrasonic detection of photothermal interaction of laser with tissue using a pulsed Doppler system</text:p>
          </table:table-cell>
          <table:table-cell office:value-type="string" office:value="10.1117/12.209918">
            <text:p>10.1117/12.209918</text:p>
          </table:table-cell>
          <table:table-cell office:value-type="string" office:value="Thermal therapy using various heating sources such as lasers or microwaves to destroy benign and malignant lesions has recently gained widespread acceptance. However, the accurate prediction of thermal damage in tissue according to theoretical or computer modeling is difficult and unreliable due to target variability with respect to physical properties, geometry, and blood perfusion. Thus, one of the major obstacles to application of thermal therapies has been the lack of a noninvasive, real-time method that could determine the extent and geometry of treated tissue. To evaluate the effects of laser heating on tissue, we have developed an analog-digital hybrid Doppler ultrasound system to measure the phase and amplitude of ultrasonic echoes returned from the heated tissue. The system consists of an eight-gate pulsed Doppler detector, a 16-channel 12-bit A/D converter, and a signal analysis and visualization software package. In vitro studies using canine liver showed two distinct types of modulation of the echoes along the ultrasound beam path during laser irradiation using an 810 nm diode laser. Type 1 signals showed a small and slow variation in amplitude and phase, and were attributed to tissue coagulation. Type 2 signals showed large and rapid variations in amplitude and phase which usually appeared after tissue surface explosion and were indicative of tissue ablation. We hypothesize that the observed phase changes in type 1 signals are due to thermal effects within the tissue consistent with tissue expansion and contraction while the phase changes in type 2 signals are likely due to formation and motion of gas bubbles in the tissue. A further development of the Doppler ultrasound technique could lead to the generation of feedback information needed for monitoring and automatic control of thermal treatment using various heating modalities such as laser, high intensity focused ultrasound, microwaves, or radio frequency waves. © 1995 SPIE. All rights reserved.">
            <text:p>Thermal therapy using various heating sources such as lasers or microwaves to destroy benign and malignant lesions has recently gained widespread acceptance. However, the accurate prediction of thermal damage in tissue according to theoretical or computer modeling is difficult and unreliable due to target variability with respect to physical properties, geometry, and blood perfusion. Thus, one of the major obstacles to application of thermal therapies has been the lack of a noninvasive, real-time method that could determine the extent and geometry of treated tissue. To evaluate the effects of laser heating on tissue, we have developed an analog-digital hybrid Doppler ultrasound system to measure the phase and amplitude of ultrasonic echoes returned from the heated tissue. The system consists of an eight-gate pulsed Doppler detector, a 16-channel 12-bit A/D converter, and a signal analysis and visualization software package. In vitro studies using canine liver showed two distinct types of modulation of the echoes along the ultrasound beam path during laser irradiation using an 810 nm diode laser. Type 1 signals showed a small and slow variation in amplitude and phase, and were attributed to tissue coagulation. Type 2 signals showed large and rapid variations in amplitude and phase which usually appeared after tissue surface explosion and were indicative of tissue ablation. We hypothesize that the observed phase changes in type 1 signals are due to thermal effects within the tissue consistent with tissue expansion and contraction while the phase changes in type 2 signals are likely due to formation and motion of gas bubbles in the tissue. A further development of the Doppler ultrasound technique could lead to the generation of feedback information needed for monitoring and automatic control of thermal treatment using various heating modalities such as laser, high intensity focused ultrasound, microwaves, or radio frequency waves. © 1995 SPIE.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VGRUE8I">
            <text:p>4VGRUE8I</text:p>
          </table:table-cell>
          <table:table-cell office:value-type="string" office:value="High stability Windows programming for real time control">
            <text:p>High stability Windows programming for real time control</text:p>
          </table:table-cell>
          <table:table-cell office:value-type="string" office:value="10.1109/CCST.2010.5678705">
            <text:p>10.1109/CCST.2010.5678705</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EE8V5GR">
            <text:p>BEE8V5GR</text:p>
          </table:table-cell>
          <table:table-cell office:value-type="string" office:value="MEArec: A Fast and Customizable Testbench Simulator for Ground-truth Extracellular Spiking Activity">
            <text:p>MEArec: A Fast and Customizable Testbench Simulator for Ground-truth Extracellular Spiking Activity</text:p>
          </table:table-cell>
          <table:table-cell office:value-type="string" office:value="10.1007/s12021-020-09467-7">
            <text:p>10.1007/s12021-020-09467-7</text:p>
          </table:table-cell>
          <table:table-cell office:value-type="string" office:value="When recording neural activity from extracellular electrodes, both in vivo and in vitro, spike sorting is a required and very important processing step that allows for identification of single neurons’ activity. Spike sorting is a complex algorithmic procedure, and in recent years many groups have attempted to tackle this problem, resulting in numerous methods and software packages. However, validation of spike sorting techniques is complicated. It is an inherently unsupervised problem and it is hard to find universal metrics to evaluate performance. Simultaneous recordings that combine extracellular and patch-clamp or juxtacellular techniques can provide ground-truth data to evaluate spike sorting methods. However, their utility is limited by the fact that only a few cells can be measured at the same time. Simulated ground-truth recordings can provide a powerful alternative mean to rank the performance of spike sorters. We present here MEArec, a Python-based software which permits flexible and fast simulation of extracellular recordings. MEArec allows users to generate extracellular signals on various customizable electrode designs and can replicate various problematic aspects for spike sorting, such as bursting, spatio-temporal overlapping events, and drifts. We expect MEArec will provide a common testbench for spike sorting development and evaluation, in which spike sorting developers can rapidly generate and evaluate the performance of their algorithms. © 2020, The Author(s).">
            <text:p>When recording neural activity from extracellular electrodes, both in vivo and in vitro, spike sorting is a required and very important processing step that allows for identification of single neurons’ activity. Spike sorting is a complex algorithmic procedure, and in recent years many groups have attempted to tackle this problem, resulting in numerous methods and software packages. However, validation of spike sorting techniques is complicated. It is an inherently unsupervised problem and it is hard to find universal metrics to evaluate performance. Simultaneous recordings that combine extracellular and patch-clamp or juxtacellular techniques can provide ground-truth data to evaluate spike sorting methods. However, their utility is limited by the fact that only a few cells can be measured at the same time. Simulated ground-truth recordings can provide a powerful alternative mean to rank the performance of spike sorters. We present here MEArec, a Python-based software which permits flexible and fast simulation of extracellular recordings. MEArec allows users to generate extracellular signals on various customizable electrode designs and can replicate various problematic aspects for spike sorting, such as bursting, spatio-temporal overlapping events, and drifts. We expect MEArec will provide a common testbench for spike sorting development and evaluation, in which spike sorting developers can rapidly generate and evaluate the performance of their algorithms. © 2020,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9IE38X5">
            <text:p>29IE38X5</text:p>
          </table:table-cell>
          <table:table-cell office:value-type="string" office:value="Critical assessment of object segmentation in aerial image using Geo-Hausdorff Distance">
            <text:p>Critical assessment of object segmentation in aerial image using Geo-Hausdorff Distance</text:p>
          </table:table-cell>
          <table:table-cell office:value-type="string" office:value="10.5194/isprsarchives-XLI-B4-187-2016">
            <text:p>10.5194/isprsarchives-XLI-B4-187-2016</text:p>
          </table:table-cell>
          <table:table-cell office:value-type="string" office:value="Aerial Image records the large-range earth objects with the ever-improving spatial and radiometric resolution. It becomes a powerful tool for earth observation, land-coverage survey, geographical census, etc., and helps delineating the boundary of different kinds of objects on the earth both manually and automatically. In light of the geo-spatial correspondence between the pixel locations of aerial image and the spatial coordinates of ground objects, there is an increasing need of super-pixel segmentation and high-accuracy positioning of objects in aerial image. Besides the commercial software package of eCognition and ENVI, many algorithms have also been developed in the literature to segment objects of aerial images. But how to evaluate the segmentation results remains a challenge, especially in the context of the geo-spatial correspondence. The Geo-Hausdorff Distance (GHD) is proposed to measure the geo-spatial distance between the results of various object segmentation that can be done with the manual ground truth or with the automatic algorithms. Based on the early-breaking and random-sampling design, the GHD calculates the geographical Hausdorff distance with nearly-linear complexity. Segmentation results of several state-of-the-art algorithms, including those of the commercial packages, are evaluated with a diverse set of aerial images. They have different signal-to-noise ratio around the object boundaries and are hard to trace correctly even for human operators. The GHD value is analyzed to comprehensively measure the suitability of different object segmentation methods for aerial images of different spatial resolution. By critically assessing the strengths and limitations of the existing algorithms, the paper provides valuable insight and guideline for extensive research in automating object detection and classification of aerial image in the nation-wide geographic census. It is also promising for the optimal design of operational specification of remote sensing interpretation under the constraints of limited resource.">
            <text:p>Aerial Image records the large-range earth objects with the ever-improving spatial and radiometric resolution. It becomes a powerful tool for earth observation, land-coverage survey, geographical census, etc., and helps delineating the boundary of different kinds of objects on the earth both manually and automatically. In light of the geo-spatial correspondence between the pixel locations of aerial image and the spatial coordinates of ground objects, there is an increasing need of super-pixel segmentation and high-accuracy positioning of objects in aerial image. Besides the commercial software package of eCognition and ENVI, many algorithms have also been developed in the literature to segment objects of aerial images. But how to evaluate the segmentation results remains a challenge, especially in the context of the geo-spatial correspondence. The Geo-Hausdorff Distance (GHD) is proposed to measure the geo-spatial distance between the results of various object segmentation that can be done with the manual ground truth or with the automatic algorithms. Based on the early-breaking and random-sampling design, the GHD calculates the geographical Hausdorff distance with nearly-linear complexity. Segmentation results of several state-of-the-art algorithms, including those of the commercial packages, are evaluated with a diverse set of aerial images. They have different signal-to-noise ratio around the object boundaries and are hard to trace correctly even for human operators. The GHD value is analyzed to comprehensively measure the suitability of different object segmentation methods for aerial images of different spatial resolution. By critically assessing the strengths and limitations of the existing algorithms, the paper provides valuable insight and guideline for extensive research in automating object detection and classification of aerial image in the nation-wide geographic census. It is also promising for the optimal design of operational specification of remote sensing interpretation under the constraints of limited resourc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ZN2JBDS">
            <text:p>AZN2JBDS</text:p>
          </table:table-cell>
          <table:table-cell office:value-type="string" office:value="DTM generation through UAV survey with a Fisheye camera on a vineyard">
            <text:p>DTM generation through UAV survey with a Fisheye camera on a vineyard</text:p>
          </table:table-cell>
          <table:table-cell office:value-type="string" office:value="10.5194/isprs-archives-XLII-2-983-2018">
            <text:p>10.5194/isprs-archives-XLII-2-983-2018</text:p>
          </table:table-cell>
          <table:table-cell office:value-type="string" office:value="Precision agriculture recommends a sustainable employment of nutrients and water, according to the site-specific crop requirements. In this context, the knowledge of soil characteristics allows to appropriately manage resources. Even the topography can influence the spatial distribution of the water on a field. This work focuses on the production of high-resolution Digital Terrain Model (DTM) in agriculture by photogrammetric processing fisheye images, acquired with very light Unmanned Aerial Vehicle (UAV). Particular attention is given to the data processing procedures and to the assessment of the quality of the results, considering the peculiarity of the acquired images. An experimental test has been carried out on a vineyard located in Monzambano, Northern Italy, through photogrammetric survey with Parrot Bebop 2 UAV. It has been realized at the end of the vegetation season, to investigate the ground without any impediment due to the presence of leaves or branches. In addition, the survey has been used for evaluating the performance of Bebop fisheye camera in viticulture. Different flight strategies have been tested, together with different Ground Control Points (GCPs) and Check Points (CPs) configurations and software packages. The computed DTMs have been compared with a reference model obtained through Kriging interpolation of GNSS-RTK measurements. Residuals on CPs are of the order of 0.06 m, for all the considered scenarios, that for agricultural applications is by far sufficient. The photogrammetric DTMs show a good agreement with the reference one. © Authors 2018. CC BY 4.0 License.">
            <text:p>Precision agriculture recommends a sustainable employment of nutrients and water, according to the site-specific crop requirements. In this context, the knowledge of soil characteristics allows to appropriately manage resources. Even the topography can influence the spatial distribution of the water on a field. This work focuses on the production of high-resolution Digital Terrain Model (DTM) in agriculture by photogrammetric processing fisheye images, acquired with very light Unmanned Aerial Vehicle (UAV). Particular attention is given to the data processing procedures and to the assessment of the quality of the results, considering the peculiarity of the acquired images. An experimental test has been carried out on a vineyard located in Monzambano, Northern Italy, through photogrammetric survey with Parrot Bebop 2 UAV. It has been realized at the end of the vegetation season, to investigate the ground without any impediment due to the presence of leaves or branches. In addition, the survey has been used for evaluating the performance of Bebop fisheye camera in viticulture. Different flight strategies have been tested, together with different Ground Control Points (GCPs) and Check Points (CPs) configurations and software packages. The computed DTMs have been compared with a reference model obtained through Kriging interpolation of GNSS-RTK measurements. Residuals on CPs are of the order of 0.06 m, for all the considered scenarios, that for agricultural applications is by far sufficient. The photogrammetric DTMs show a good agreement with the reference one. © Authors 2018. CC BY 4.0 Licens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F8RYSVR">
            <text:p>GF8RYSVR</text:p>
          </table:table-cell>
          <table:table-cell office:value-type="string" office:value="Estimation of Defect Proneness Using Design Complexity Measurements in Object-Oriented Software">
            <text:p>Estimation of Defect Proneness Using Design Complexity Measurements in Object-Oriented Software</text:p>
          </table:table-cell>
          <table:table-cell office:value-type="string" office:value="10.1109/ICSPS.2009.163">
            <text:p>10.1109/ICSPS.2009.163</text:p>
          </table:table-cell>
          <table:table-cell office:value-type="string" office:value="Software engineering is continuously facing the challenges of growing complexity of software packages and increased level of data on defects and drawbacks from software production process. This makes a clarion call for inventions and methods which can enable a more reusable, reliable, easily maintainable and high quality software systems with deeper control on software generation process. Quality and productivity are indeed the two most important parameters for controlling any industrial process. Implementation of a successful control system requires some means of measurement. Software metrics play an important role in the management aspects of the software development process such as better planning, assessment of improvements, resource allocation and reduction of unpredictability. The process involving early detection of potential problems, productivity evaluation and evaluating external quality factors such as reusability, maintainability, defect proneness and complexity are of utmost importance. Here we discuss the application of CK metrics and estimation model to predict the external quality parameters for optimizing the design process and production process for desired levels of quality. Estimation of defect-proneness in object-oriented system at design level is developed using a novel methodology where models of relationship between CK metrics and defect-proneness index is achieved. A multifunctional estimation approach captures the correlation between CK metrics and defect proneness level of software modules. © 2009 IEEE.">
            <text:p>Software engineering is continuously facing the challenges of growing complexity of software packages and increased level of data on defects and drawbacks from software production process. This makes a clarion call for inventions and methods which can enable a more reusable, reliable, easily maintainable and high quality software systems with deeper control on software generation process. Quality and productivity are indeed the two most important parameters for controlling any industrial process. Implementation of a successful control system requires some means of measurement. Software metrics play an important role in the management aspects of the software development process such as better planning, assessment of improvements, resource allocation and reduction of unpredictability. The process involving early detection of potential problems, productivity evaluation and evaluating external quality factors such as reusability, maintainability, defect proneness and complexity are of utmost importance. Here we discuss the application of CK metrics and estimation model to predict the external quality parameters for optimizing the design process and production process for desired levels of quality. Estimation of defect-proneness in object-oriented system at design level is developed using a novel methodology where models of relationship between CK metrics and defect-proneness index is achieved. A multifunctional estimation approach captures the correlation between CK metrics and defect proneness level of software modules. © 2009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6EQGXEQ">
            <text:p>S6EQGXEQ</text:p>
          </table:table-cell>
          <table:table-cell office:value-type="string" office:value="Educational impact of digital visualization and auditing tools on a digital character production course">
            <text:p>Educational impact of digital visualization and auditing tools on a digital character production course</text:p>
          </table:table-cell>
          <table:table-cell office:value-type="string" office:value="10.1145/1536513.1536567">
            <text:p>10.1145/1536513.1536567</text:p>
          </table:table-cell>
          <table:table-cell office:value-type="string" office:value="Many Universities and Colleges are building interdisciplinary programs that overlap engineering and fine art departments allowing a focus on games, special effects, animation and other forms of invention that require interdisciplinary efforts. With increasing demands for education linking the Engineering Sciences and Fine Arts, fueled by the competitive nature of the industries that recruit graduates, educators need to become more efficient and effective in their jobs of educating engineering and fine art majors in cross-disciplinary courses. Many of the courses that draw from the disciplines of the engineering sciences and fine arts are neglected in the research of educational best practices and tools for enhancing the learning experiences of the students. The courses are also becoming larger and more unmanageable as presently taught. Digital character production courses can range from predominantly engineering content to one with mostly art content, or a combination in the middle of the two departments depending on curriculum design. Our course at the University of Utah is directly in the center, drawing equally from both disciplines. It gives students an applied experience in 3D graphics and the computer science that helps to produce 3D graphics. It is a prerequisite for our Machinima Class, which extends the blend of art and technology as it immerses students into 3D game engines for creating cinematic short animations. Our particular digital character production curriculum has been taught at many universities and has been refined over the last twelve years. Presented in this paper are two experimental comparisons between traditional visualization tools and digital visualization tools, which are less expensive, easier to distribute, easier to arrange/procure and easier to transport than the traditional tools. Traditional visualization tools include lifelike skeleton reproductions, wooden body mass structures, actual human models and anatomy drawing books. They are used in conjunction with lectures, demonstrations and one-on-one lab instruction. The digital visualization tools that are contrasted in this paper are: a layered anatomically correct, digital human model (skin, muscles, masses and some bones adapted from several sources) and a VisTrails MAYA version of a properly produced human figure (interactive animation). The digital tools are used to replace the traditional visualization tools used in the same educational curriculum, which teaches students to design, model and produce digital characters for games, machinima, and animation. The first experiment assesses if the digital visualization tools are comparable to traditional tools in three areas; for improving a student's understanding of the complex software packages used to produce characters, for improving specific techniques used to model 3D characters, and for improving understanding of 3D form/visual relationships. The second experimental comparison extends the analysis of the third area garnered from the other experiment to determine if the improved understanding of form/visual relationships extends into non-digital medium. Both experiments were designed to measure learning experiences and the ability to adapt modeling processes to a variety of different characters and not to just duplicate the process on similar characters. Copyright 2009 ACM.">
            <text:p>Many Universities and Colleges are building interdisciplinary programs that overlap engineering and fine art departments allowing a focus on games, special effects, animation and other forms of invention that require interdisciplinary efforts. With increasing demands for education linking the Engineering Sciences and Fine Arts, fueled by the competitive nature of the industries that recruit graduates, educators need to become more efficient and effective in their jobs of educating engineering and fine art majors in cross-disciplinary courses. Many of the courses that draw from the disciplines of the engineering sciences and fine arts are neglected in the research of educational best practices and tools for enhancing the learning experiences of the students. The courses are also becoming larger and more unmanageable as presently taught. Digital character production courses can range from predominantly engineering content to one with mostly art content, or a combination in the middle of the two departments depending on curriculum design. Our course at the University of Utah is directly in the center, drawing equally from both disciplines. It gives students an applied experience in 3D graphics and the computer science that helps to produce 3D graphics. It is a prerequisite for our Machinima Class, which extends the blend of art and technology as it immerses students into 3D game engines for creating cinematic short animations. Our particular digital character production curriculum has been taught at many universities and has been refined over the last twelve years. Presented in this paper are two experimental comparisons between traditional visualization tools and digital visualization tools, which are less expensive, easier to distribute, easier to arrange/procure and easier to transport than the traditional tools. Traditional visualization tools include lifelike skeleton reproductions, wooden body mass structures, actual human models and anatomy drawing books. They are used in conjunction with lectures, demonstrations and one-on-one lab instruction. The digital visualization tools that are contrasted in this paper are: a layered anatomically correct, digital human model (skin, muscles, masses and some bones adapted from several sources) and a VisTrails MAYA version of a properly produced human figure (interactive animation). The digital tools are used to replace the traditional visualization tools used in the same educational curriculum, which teaches students to design, model and produce digital characters for games, machinima, and animation. The first experiment assesses if the digital visualization tools are comparable to traditional tools in three areas; for improving a student's understanding of the complex software packages used to produce characters, for improving specific techniques used to model 3D characters, and for improving understanding of 3D form/visual relationships. The second experimental comparison extends the analysis of the third area garnered from the other experiment to determine if the improved understanding of form/visual relationships extends into non-digital medium. Both experiments were designed to measure learning experiences and the ability to adapt modeling processes to a variety of different characters and not to just duplicate the process on similar characters. Copyright 2009 ACM.</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AUN4G7Y">
            <text:p>NAUN4G7Y</text:p>
          </table:table-cell>
          <table:table-cell office:value-type="string" office:value="TRACKER: A sensor fusion simulator for generalised tracking">
            <text:p>TRACKER: A sensor fusion simulator for generalised tracking</text:p>
          </table:table-cell>
          <table:table-cell office:value-type="string" office:value="10.1109/IDC.1999.754184">
            <text:p>10.1109/IDC.1999.754184</text:p>
          </table:table-cell>
          <table:table-cell office:value-type="string" office:value="This paper presents a multisensor, multitarget tracking simulator TRACKER that can be used to demonstrate and evaluate airborne early warning and control surveillance systems. TRACKER is a Level 1 fusion surveillance software package that generates a unified object state vector and its measure of uncertainty for each tracked object based on cluttered multitarget augmented (kinematic and discrete type) measurements from multiple dissimilar sensors. It integrates sensors and other sources of information without requiring synchronism and unifies tracking and identification. The resulting track and identity estimates are of a higher quality than those from algorithm in which tracking and identification are carried out separately. The software package is modular in structure and consists of a tracking and data fusion component written in MATLAB, and a graphical user interface written in Java. The package is equipped with a scenario generator and a set of post-mission analysis tools. © 1999 IEEE.">
            <text:p>This paper presents a multisensor, multitarget tracking simulator TRACKER that can be used to demonstrate and evaluate airborne early warning and control surveillance systems. TRACKER is a Level 1 fusion surveillance software package that generates a unified object state vector and its measure of uncertainty for each tracked object based on cluttered multitarget augmented (kinematic and discrete type) measurements from multiple dissimilar sensors. It integrates sensors and other sources of information without requiring synchronism and unifies tracking and identification. The resulting track and identity estimates are of a higher quality than those from algorithm in which tracking and identification are carried out separately. The software package is modular in structure and consists of a tracking and data fusion component written in MATLAB, and a graphical user interface written in Java. The package is equipped with a scenario generator and a set of post-mission analysis tools. © 1999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RS8EU9E">
            <text:p>JRS8EU9E</text:p>
          </table:table-cell>
          <table:table-cell office:value-type="string" office:value="An empirical study of injected versus actual interface errors">
            <text:p>An empirical study of injected versus actual interface errors</text:p>
          </table:table-cell>
          <table:table-cell office:value-type="string" office:value="10.1145/2610384.2610418">
            <text:p>10.1145/2610384.2610418</text:p>
          </table:table-cell>
          <table:table-cell office:value-type="string" office:value="The reuse of software components is a common practice in commercial applications and increasingly appearing in safety critical systems as driven also by cost considerations. This practice puts dependability at risk, as differing operating conditions in different reuse scenarios may expose residual software faults in the components. Consequently, software fault injection techniques are used to assess how residual faults of reused software components may affect the system, and to identify appropriate counter-measures. As fault injection in components' code suffers from a number of practical disadvantages, it is often replaced by error injection at the component interface level. However, it is still an open issue, whether such injected errors are actually representative of the effects of residual faults. To this end, we propose a method for analyzing how software faults turn into interface errors, with the ultimate aim of supporting more representative interface error injection experiments. Our analysis in the context of widely used software libraries reveals that existing interface error models are not suitable for emulating software faults, and provides useful insights for improving the representativeness of interface error injection. Copyright 2014 ACM.">
            <text:p>The reuse of software components is a common practice in commercial applications and increasingly appearing in safety critical systems as driven also by cost considerations. This practice puts dependability at risk, as differing operating conditions in different reuse scenarios may expose residual software faults in the components. Consequently, software fault injection techniques are used to assess how residual faults of reused software components may affect the system, and to identify appropriate counter-measures. As fault injection in components' code suffers from a number of practical disadvantages, it is often replaced by error injection at the component interface level. However, it is still an open issue, whether such injected errors are actually representative of the effects of residual faults. To this end, we propose a method for analyzing how software faults turn into interface errors, with the ultimate aim of supporting more representative interface error injection experiments. Our analysis in the context of widely used software libraries reveals that existing interface error models are not suitable for emulating software faults, and provides useful insights for improving the representativeness of interface error injection. Copyright 2014 ACM.</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PP6TVD3">
            <text:p>NPP6TVD3</text:p>
          </table:table-cell>
          <table:table-cell office:value-type="string" office:value="MEMS reliability assessment program - Progress to date">
            <text:p>MEMS reliability assessment program - Progress to date</text:p>
          </table:table-cell>
          <table:table-cell office:value-type="string" office:value="10.1117/12.708242">
            <text:p>10.1117/12.708242</text:p>
          </table:table-cell>
          <table:table-cell office:value-type="string" office:value="As the Army transforms into a more lethal, lighter and agile force, the technologies that support these systems must decrease in size while increasing in intelligence. Micro-electromechanical systems (MEMS) are one such technology that the Army and Department of Defense will rely on heavily to achieve these objectives. Current and future military applications of MEMS devices include safety and arming devices, fuzing devices, various guidance systems, sensors/detectors, inertial measurement units, tracking devices, radio frequency devices, wireless RFIDs and network systems, GPSs, radar systems, mobile base systems, satellites, missiles and the like. The MEMS devices may be required to last as long as the lifetime of the weapon systems in which they are embedded which may be decades. MEMS devices may also be required to function properly after extended periods of inactivity while in storage. Despite the increasing reliance on MEMS devices, there have been limited studies performed to determine their reliability and failure mechanisms. Accordingly, the US Army Corrosion Office at Picatinny, NJ manages the MEMS Reliability Assessment Program to address this issue. The goals of the MEMS Reliability Assessment Program are to: 1) establish the reliability of MEMS devices including the impact of transportation, long term storage, operating environment, and packaging &amp; interconnection issues, 2) analyze the compatibility of MEMS devices with energetic and other reactive materials that may be found in military items, 3) identify failure mechanisms and failure rates, 4) develop accelerated test protocols for assessing the reliability of MEMS, 5)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impacts of long-term storage as well as development of test standards and requirements, 2) initiation of Environmental Stress Screening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and test capabilities for the assessment of MEMs reliability. Recent accomplishments of the program include an assessment of the MEMS &amp; NEMS technologies currently of interest to the DOD, Test Guidelines for Environmental Stress Screening (ESS) of MEMS devices and components, Long-Term Storage Test Guidelines, Assessment of the Barriers to Implementation, and other tools and methodologies to facilitate the transition of MEMS &amp; NEMS to the Department of Defense. The tools and capabilities generated under this program will benefit the MEMS user community by filling the information gap that currently exists for reliability. This will facilitate transition of this technology into weapon systems. With the rapid growth of the MEMS industry, it is crucial to consider the reliability of this emerging technology and its applications in the early stages of development.">
            <text:p>As the Army transforms into a more lethal, lighter and agile force, the technologies that support these systems must decrease in size while increasing in intelligence. Micro-electromechanical systems (MEMS) are one such technology that the Army and Department of Defense will rely on heavily to achieve these objectives. Current and future military applications of MEMS devices include safety and arming devices, fuzing devices, various guidance systems, sensors/detectors, inertial measurement units, tracking devices, radio frequency devices, wireless RFIDs and network systems, GPSs, radar systems, mobile base systems, satellites, missiles and the like. The MEMS devices may be required to last as long as the lifetime of the weapon systems in which they are embedded which may be decades. MEMS devices may also be required to function properly after extended periods of inactivity while in storage. Despite the increasing reliance on MEMS devices, there have been limited studies performed to determine their reliability and failure mechanisms. Accordingly, the US Army Corrosion Office at Picatinny, NJ manages the MEMS Reliability Assessment Program to address this issue. The goals of the MEMS Reliability Assessment Program are to: 1) establish the reliability of MEMS devices including the impact of transportation, long term storage, operating environment, and packaging &amp; interconnection issues, 2) analyze the compatibility of MEMS devices with energetic and other reactive materials that may be found in military items, 3) identify failure mechanisms and failure rates, 4) develop accelerated test protocols for assessing the reliability of MEMS, 5)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impacts of long-term storage as well as development of test standards and requirements, 2) initiation of Environmental Stress Screening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and test capabilities for the assessment of MEMs reliability. Recent accomplishments of the program include an assessment of the MEMS &amp; NEMS technologies currently of interest to the DOD, Test Guidelines for Environmental Stress Screening (ESS) of MEMS devices and components, Long-Term Storage Test Guidelines, Assessment of the Barriers to Implementation, and other tools and methodologies to facilitate the transition of MEMS &amp; NEMS to the Department of Defense. The tools and capabilities generated under this program will benefit the MEMS user community by filling the information gap that currently exists for reliability. This will facilitate transition of this technology into weapon systems. With the rapid growth of the MEMS industry, it is crucial to consider the reliability of this emerging technology and its applications in the early stages of development.</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PFVDTM4">
            <text:p>GPFVDTM4</text:p>
          </table:table-cell>
          <table:table-cell office:value-type="string" office:value="Using process history to predict software quality">
            <text:p>Using process history to predict software quality</text:p>
          </table:table-cell>
          <table:table-cell office:value-type="string" office:value="10.1109/2.666844">
            <text:p>10.1109/2.666844</text:p>
          </table:table-cell>
          <table:table-cell office:value-type="string" office:value="Many software quality models use only software product metrics to predict module reliability. For evolving systems, however, software process measures are also important. In this case study, the authors use module history data to predict module reliability in a subsystem of JStars, a real-time military system.">
            <text:p>Many software quality models use only software product metrics to predict module reliability. For evolving systems, however, software process measures are also important. In this case study, the authors use module history data to predict module reliability in a subsystem of JStars, a real-time military syste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DD7QBWG">
            <text:p>MDD7QBWG</text:p>
          </table:table-cell>
          <table:table-cell office:value-type="string" office:value="An approach for controlled energization/re-energization of shunt compensated transmission lines">
            <text:p>An approach for controlled energization/re-energization of shunt compensated transmission lines</text:p>
          </table:table-cell>
          <table:table-cell office:value-type="string" office:value="https://doi.org/10.1016/j.ijepes.2020.105986">
            <text:p>https://doi.org/10.1016/j.ijepes.2020.105986</text:p>
          </table:table-cell>
          <table:table-cell office:value-type="string" office:value="In Asia-pacific region, at Ultra High Voltage/Extra High Voltage (UHV/EHV) levels, the combination of Controlled Switching Device (CSD) and Circuit Breaker having Pre-Insertion Resistor (PIR-CB) is readily available in schemes such as tie circuit breaker used in One-and-a-Half-Breaker (OHB) scheme. Therefore, in this paper, a new strategy is presented using CSD with PIR-CB to mitigate the level of switching surge during energization/re-energization of Shunt-Compensated Transmission Line (SCTL). The proposed methodology requires lineside voltage measurement during the dead time of CB. The performance of the proposed methodology has been evaluated by modelling an existing Indian 400 kV, 400-km long SCTL using PSCAD/EMTDC software package. Moreover, its performance remains unaffected during wide variation in the length of the line, level of compensation, type of fault, duration of fault, fault inception angle, fault location, short circuit capacity of source, and inclusion/removal of Switching Arrestor (SA). At the end, comparative evaluation of the proposed methodology with the reported methodology clearly shows its effectiveness in terms of reduction in the level of the switching surge considering Mechanical Operating Time (MOT) scatter of the CB. The philosophy presented here can also be extended for discrimination between permanent fault &amp; temporary fault and identification of fault type.">
            <text:p>In Asia-pacific region, at Ultra High Voltage/Extra High Voltage (UHV/EHV) levels, the combination of Controlled Switching Device (CSD) and Circuit Breaker having Pre-Insertion Resistor (PIR-CB) is readily available in schemes such as tie circuit breaker used in One-and-a-Half-Breaker (OHB) scheme. Therefore, in this paper, a new strategy is presented using CSD with PIR-CB to mitigate the level of switching surge during energization/re-energization of Shunt-Compensated Transmission Line (SCTL). The proposed methodology requires lineside voltage measurement during the dead time of CB. The performance of the proposed methodology has been evaluated by modelling an existing Indian 400 kV, 400-km long SCTL using PSCAD/EMTDC software package. Moreover, its performance remains unaffected during wide variation in the length of the line, level of compensation, type of fault, duration of fault, fault inception angle, fault location, short circuit capacity of source, and inclusion/removal of Switching Arrestor (SA). At the end, comparative evaluation of the proposed methodology with the reported methodology clearly shows its effectiveness in terms of reduction in the level of the switching surge considering Mechanical Operating Time (MOT) scatter of the CB. The philosophy presented here can also be extended for discrimination between permanent fault &amp; temporary fault and identification of fault typ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XL9JFS9">
            <text:p>HXL9JFS9</text:p>
          </table:table-cell>
          <table:table-cell office:value-type="string" office:value="MarketMaker – An interactive tool to create links between supply chain actors: Experience in the U.S. food sector">
            <text:p>MarketMaker – An interactive tool to create links between supply chain actors: Experience in the U.S. food sector</text:p>
          </table:table-cell>
          <table:table-cell office:value-type="string" office:value="">
            <text:p/>
          </table:table-cell>
          <table:table-cell office:value-type="string" office:value="Understanding the need for a well-developed market information infrastructure, about twenty U.S. states have created an interactive, web-based software package (MarketMaker). By creating interrelationships between mapping software, customer demographics and business directories, MarketMaker provides an important link between producers, wholesalers, processors, food service providers, retailers and consumers in the agri-food sector of partnering states. Although the program in most states is led by Land-Grant Universities, specific funding models and partnership and management structures vary from state to state. Despite tracking of website hits and users, the program has not been rigorously evaluated and appropriate tools are not yet established to measure financial and economic impacts. The program’s future growth and success depends upon its ability to create a stable management and organizational structure, and increase in the number of users. There is also a need for designing and implementing an effective revenue generation strategy to make MarketMaker a self-sustained program. © 2012 Gesellschaft fur Informatik (GI). All rights reserved.">
            <text:p>Understanding the need for a well-developed market information infrastructure, about twenty U.S. states have created an interactive, web-based software package (MarketMaker). By creating interrelationships between mapping software, customer demographics and business directories, MarketMaker provides an important link between producers, wholesalers, processors, food service providers, retailers and consumers in the agri-food sector of partnering states. Although the program in most states is led by Land-Grant Universities, specific funding models and partnership and management structures vary from state to state. Despite tracking of website hits and users, the program has not been rigorously evaluated and appropriate tools are not yet established to measure financial and economic impacts. The program’s future growth and success depends upon its ability to create a stable management and organizational structure, and increase in the number of users. There is also a need for designing and implementing an effective revenue generation strategy to make MarketMaker a self-sustained program. © 2012 Gesellschaft fur Informatik (GI).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6R9EIU4">
            <text:p>V6R9EIU4</text:p>
          </table:table-cell>
          <table:table-cell office:value-type="string" office:value="Development and evaluation of science and technology education program using interferometric SAR">
            <text:p>Development and evaluation of science and technology education program using interferometric SAR</text:p>
          </table:table-cell>
          <table:table-cell office:value-type="string" office:value="10.5194/isprsarchives-XLI-B6-123-2016">
            <text:p>10.5194/isprsarchives-XLI-B6-123-2016</text:p>
          </table:table-cell>
          <table:table-cell office:value-type="string" office:value="This paper proposes a science and technology education program to teach junior high school students to measure terrain changes by using interferometric synthetic aperture radar (SAR). The objectives of the proposed program are to evaluate and use information technology by performing SAR data processing in order to measure ground deformation, and to incorporate an understanding of Earth sciences by analyzing interferometric SAR processing results. To draft the teaching guidance plan for the developed education program, this study considers both science and technology education. The education program was used in a Japanese junior high school. An educational SAR processor developed by the authors and the customized Delft object-oriented radar interferometric software package were employed. Earthquakes as diastrophism events were chosen as practical teaching materials. The selected events indicate clear ground deformation in differential interferograms with high coherence levels. The learners were able to investigate the ground deformations and disasters caused by the events. They interactively used computers and became skilled at recognizing the knowledge and techniques of information technology, and then they evaluated the technology. Based on the results of pre-and post-questionnaire surveys and self-evaluation by the learners, it was clarified that the proposed program was applicable for junior high school education, and the learners recognized the usefulness of Earth observation technology by using interferometric SAR. The usefulness of the teaching materials in the learning activities was also shown through the practical teaching experience.">
            <text:p>This paper proposes a science and technology education program to teach junior high school students to measure terrain changes by using interferometric synthetic aperture radar (SAR). The objectives of the proposed program are to evaluate and use information technology by performing SAR data processing in order to measure ground deformation, and to incorporate an understanding of Earth sciences by analyzing interferometric SAR processing results. To draft the teaching guidance plan for the developed education program, this study considers both science and technology education. The education program was used in a Japanese junior high school. An educational SAR processor developed by the authors and the customized Delft object-oriented radar interferometric software package were employed. Earthquakes as diastrophism events were chosen as practical teaching materials. The selected events indicate clear ground deformation in differential interferograms with high coherence levels. The learners were able to investigate the ground deformations and disasters caused by the events. They interactively used computers and became skilled at recognizing the knowledge and techniques of information technology, and then they evaluated the technology. Based on the results of pre-and post-questionnaire surveys and self-evaluation by the learners, it was clarified that the proposed program was applicable for junior high school education, and the learners recognized the usefulness of Earth observation technology by using interferometric SAR. The usefulness of the teaching materials in the learning activities was also shown through the practical teaching experienc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DJPZFDW">
            <text:p>TDJPZFDW</text:p>
          </table:table-cell>
          <table:table-cell office:value-type="string" office:value="Development and evaluation of education program using interferometric SAR">
            <text:p>Development and evaluation of education program using interferometric SAR</text:p>
          </table:table-cell>
          <table:table-cell office:value-type="string" office:value="">
            <text:p/>
          </table:table-cell>
          <table:table-cell office:value-type="string" office:value="This paper proposes an education program to teach junior high school students to measure terrain by using interferometric SAR. The objectives of the proposed program are to evaluate and use information technology by performing SAR data processing in order to measure ground conditions over wide areas, and to incorporate an understanding of earth sciences by analyzing interferometric SAR processing results. An educational SAR processor developed by the authors and the improved Delft object-oriented radar interferometric software package were employed. Earthquakes were chosen as practical teaching materials. The candidate earthquakes indicate clear ground deformation in differential interferograms with high coherence levels. The learners investigate the ground deformations and disasters caused by earthquakes. They interactively use computers and become skilled at recognizing the knowledge and techniques of information technology, and then they evaluate the technology. A teaching guidance plan of the developed education program was constructed for 8 classes and put to use in 2014. Based on the results of pre- and post-questionnaire surveys, it is clear that the learners recognized the usefulness of Earth observation technology by using SAR. The usefulness of the teaching materials in the learning activities was also shown through the teaching practice.">
            <text:p>This paper proposes an education program to teach junior high school students to measure terrain by using interferometric SAR. The objectives of the proposed program are to evaluate and use information technology by performing SAR data processing in order to measure ground conditions over wide areas, and to incorporate an understanding of earth sciences by analyzing interferometric SAR processing results. An educational SAR processor developed by the authors and the improved Delft object-oriented radar interferometric software package were employed. Earthquakes were chosen as practical teaching materials. The candidate earthquakes indicate clear ground deformation in differential interferograms with high coherence levels. The learners investigate the ground deformations and disasters caused by earthquakes. They interactively use computers and become skilled at recognizing the knowledge and techniques of information technology, and then they evaluate the technology. A teaching guidance plan of the developed education program was constructed for 8 classes and put to use in 2014. Based on the results of pre- and post-questionnaire surveys, it is clear that the learners recognized the usefulness of Earth observation technology by using SAR. The usefulness of the teaching materials in the learning activities was also shown through the teaching practic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4GF63IE">
            <text:p>H4GF63IE</text:p>
          </table:table-cell>
          <table:table-cell office:value-type="string" office:value="Accuracy assessment of direct georeferencing for photogrammetric applications on small unmanned aerial platforms">
            <text:p>Accuracy assessment of direct georeferencing for photogrammetric applications on small unmanned aerial platforms</text:p>
          </table:table-cell>
          <table:table-cell office:value-type="string" office:value="10.5194/isprsarchives-XL-3-W4-77-2016">
            <text:p>10.5194/isprsarchives-XL-3-W4-77-2016</text:p>
          </table:table-cell>
          <table:table-cell office:value-type="string" office:value="Efficient mapping from unmanned aerial platforms cannot rely on aerial triangulation using known ground control points. The cost and time of setting ground control, added to the need for increased overlap between flight lines, severely limits the ability of small VTOL platforms, in particular, to handle mapping-grade missions of all but the very smallest survey areas. Applanix has brought its experience in manned photogrammetry applications to this challenge, setting out the requirements for increasing the efficiency of mapping operations from small UAVs, using survey-grade GNSS-Inertial technology to accomplish direct georeferencing of the platform and/or the imaging payload. The Direct Mapping Solution for Unmanned Aerial Vehicles (DMS-UAV) is a complete and ready-to-integrate OEM solution for Direct Georeferencing (DG) on unmanned aerial platforms. Designed as a solution for systems integrators to create mapping payloads for UAVs of all types and sizes, the DMS produces directly georeferenced products for any imaging payload (visual, LiDAR, infrared, multispectral imaging, even video). Additionally, DMS addresses the airframe's requirements for high-accuracy position and orientation for such tasks as precision RTK landing and Precision Orientation for Air Data Systems (ADS), Guidance and Control. This paper presents results using a DMS comprised of an Applanix APX-15 UAV with a Sony a7R camera to produce highly accurate orthorectified imagery without Ground Control Points on a Microdrones md4-1000 platform conducted by Applanix and Avyon. APX-15 UAV is a single-board, small-form-factor GNSS-Inertial system designed for use on small, lightweight platforms. The Sony a7R is a prosumer digital RGB camera sensor, with a 36MP, 4.9-micron CCD producing images at 7360 columns by 4912 rows. It was configured with a 50mm AF-S Nikkor f/1.8 lens and subsequently with a 35mm Zeiss Sonnar T∗ FE F2.8 lens. Both the camera/lens combinations and the APX-15 were mounted to a Microdrones md4-1000 quad-rotor VTOL UAV. The Sony A7R and each lens combination were focused and calibrated terrestrially using the Applanix camera calibration facility, and then integrated with the APX-15 GNSS-Inertial system using a custom mount specifically designed for UAV applications. The mount is constructed in such a way as to maintain the stability of both the interior orientation and IMU boresight calibration over shock and vibration, thus turning the Sony A7R into a metric imaging solution. In July and August 2015, Applanix and Avyon carried out a series of test flights of this system. The goal of these test flights was to assess the performance of DMS APX-15 direct georeferencing system under various scenarios. Furthermore, an examination of how DMS APX-15 can be used to produce accurate map products without the use of ground control points and with reduced sidelap was also carried out. Reducing the side lap for survey missions performed by small UAVs can significantly increase the mapping productivity of these platforms. The area mapped during the first flight campaign was a 250m × 300m block and a 775m long railway corridor in a rural setting in Ontario, Canada. The second area mapped was a 450m long corridor over a dam known as Fryer Dam (over Richelieu River in Quebec, Canada). Several ground control points were distributed within both test areas. The flight over the block area included 8 North-South lines and 1 cross strip flown at 80m AGL, resulting in a ∼1cm GSD. The flight over the railway corridor included 2 North-South lines also flown at 80m AGL. Similarly, the flight over the dam corridor included 2 North-South lines flown at 50m AGL. The focus of this paper was to analyse the results obtained from the two corridors. Test results from both areas were processed using Direct Georeferencing techniques, and then compared for accuracy against the known positions of ground control points in each test area. The GNSS-Inertial data collected by the APX-15 was post-processed in Single Base mode, using a base station located in the project area via POSPac UAV. For the block and railway corridor, the base-station's position was precisely determined by processing a 12-hour session using the CSRS-PPP Post Processing service. Similarly, for the flight over Fryer Dam, the base-station's position was also precisely determined by processing a 4-hour session using the CSRS-PPP Post Processing service. POSPac UAV's camera calibration and quality control (CalQC) module was used to refine the camera interior orientation parameters using an Integrated Sensor Orientation (ISO) approach. POSPac UAV was also used to generate the Exterior Orientation parameters for images collected during the test flight. The Inpho photogrammetric software package was used to develop the final map products for both corridors under various scenarios. The imagery was first imported into an Inpho project, with updated focal length, principal point offsets and Exterior Orientation parameters. First, a Digital Terrain/Surface Model (DTM/DSM) was extracted from the stereo imagery, following which the raw images were orthorectified to produce an orthomosaic product.">
            <text:p>Efficient mapping from unmanned aerial platforms cannot rely on aerial triangulation using known ground control points. The cost and time of setting ground control, added to the need for increased overlap between flight lines, severely limits the ability of small VTOL platforms, in particular, to handle mapping-grade missions of all but the very smallest survey areas. Applanix has brought its experience in manned photogrammetry applications to this challenge, setting out the requirements for increasing the efficiency of mapping operations from small UAVs, using survey-grade GNSS-Inertial technology to accomplish direct georeferencing of the platform and/or the imaging payload. The Direct Mapping Solution for Unmanned Aerial Vehicles (DMS-UAV) is a complete and ready-to-integrate OEM solution for Direct Georeferencing (DG) on unmanned aerial platforms. Designed as a solution for systems integrators to create mapping payloads for UAVs of all types and sizes, the DMS produces directly georeferenced products for any imaging payload (visual, LiDAR, infrared, multispectral imaging, even video). Additionally, DMS addresses the airframe's requirements for high-accuracy position and orientation for such tasks as precision RTK landing and Precision Orientation for Air Data Systems (ADS), Guidance and Control. This paper presents results using a DMS comprised of an Applanix APX-15 UAV with a Sony a7R camera to produce highly accurate orthorectified imagery without Ground Control Points on a Microdrones md4-1000 platform conducted by Applanix and Avyon. APX-15 UAV is a single-board, small-form-factor GNSS-Inertial system designed for use on small, lightweight platforms. The Sony a7R is a prosumer digital RGB camera sensor, with a 36MP, 4.9-micron CCD producing images at 7360 columns by 4912 rows. It was configured with a 50mm AF-S Nikkor f/1.8 lens and subsequently with a 35mm Zeiss Sonnar T∗ FE F2.8 lens. Both the camera/lens combinations and the APX-15 were mounted to a Microdrones md4-1000 quad-rotor VTOL UAV. The Sony A7R and each lens combination were focused and calibrated terrestrially using the Applanix camera calibration facility, and then integrated with the APX-15 GNSS-Inertial system using a custom mount specifically designed for UAV applications. The mount is constructed in such a way as to maintain the stability of both the interior orientation and IMU boresight calibration over shock and vibration, thus turning the Sony A7R into a metric imaging solution. In July and August 2015, Applanix and Avyon carried out a series of test flights of this system. The goal of these test flights was to assess the performance of DMS APX-15 direct georeferencing system under various scenarios. Furthermore, an examination of how DMS APX-15 can be used to produce accurate map products without the use of ground control points and with reduced sidelap was also carried out. Reducing the side lap for survey missions performed by small UAVs can significantly increase the mapping productivity of these platforms. The area mapped during the first flight campaign was a 250m × 300m block and a 775m long railway corridor in a rural setting in Ontario, Canada. The second area mapped was a 450m long corridor over a dam known as Fryer Dam (over Richelieu River in Quebec, Canada). Several ground control points were distributed within both test areas. The flight over the block area included 8 North-South lines and 1 cross strip flown at 80m AGL, resulting in a ∼1cm GSD. The flight over the railway corridor included 2 North-South lines also flown at 80m AGL. Similarly, the flight over the dam corridor included 2 North-South lines flown at 50m AGL. The focus of this paper was to analyse the results obtained from the two corridors. Test results from both areas were processed using Direct Georeferencing techniques, and then compared for accuracy against the known positions of ground control points in each test area. The GNSS-Inertial data collected by the APX-15 was post-processed in Single Base mode, using a base station located in the project area via POSPac UAV. For the block and railway corridor, the base-station's position was precisely determined by processing a 12-hour session using the CSRS-PPP Post Processing service. Similarly, for the flight over Fryer Dam, the base-station's position was also precisely determined by processing a 4-hour session using the CSRS-PPP Post Processing service. POSPac UAV's camera calibration and quality control (CalQC) module was used to refine the camera interior orientation parameters using an Integrated Sensor Orientation (ISO) approach. POSPac UAV was also used to generate the Exterior Orientation parameters for images collected during the test flight. The Inpho photogrammetric software package was used to develop the final map products for both corridors under various scenarios. The imagery was first imported into an Inpho project, with updated focal length, principal point offsets and Exterior Orientation parameters. First, a Digital Terrain/Surface Model (DTM/DSM) was extracted from the stereo imagery, following which the raw images were orthorectified to produce an orthomosaic product.</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LS5ADVA">
            <text:p>BLS5ADVA</text:p>
          </table:table-cell>
          <table:table-cell office:value-type="string" office:value="Quantifying COTS component functional adaptation">
            <text:p>Quantifying COTS component functional adaptation</text:p>
          </table:table-cell>
          <table:table-cell office:value-type="string" office:value="10.1007/978-3-540-27799-6_16">
            <text:p>10.1007/978-3-540-27799-6_16</text:p>
          </table:table-cell>
          <table:table-cell office:value-type="string" office:value="For successful COTS component selection and integration, composers increasingly look at software measurement techniques. However, determining the complexity of a component's adapter is still an ongoing concern. Here, a suite of measures is presented to address this problem within a COTS-based software measurement activity. Our measures are based on a formally defined component-based model, aiming at expressing and measuring some aspects of component adaptations. © Springer-Verlag 2004.">
            <text:p>For successful COTS component selection and integration, composers increasingly look at software measurement techniques. However, determining the complexity of a component's adapter is still an ongoing concern. Here, a suite of measures is presented to address this problem within a COTS-based software measurement activity. Our measures are based on a formally defined component-based model, aiming at expressing and measuring some aspects of component adaptations. © Springer-Verlag 2004.</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EG28VTK">
            <text:p>WEG28VTK</text:p>
          </table:table-cell>
          <table:table-cell office:value-type="string" office:value="Assessment of policies for low-carbon agriculture by means of multi-agent simulation">
            <text:p>Assessment of policies for low-carbon agriculture by means of multi-agent simulation</text:p>
          </table:table-cell>
          <table:table-cell office:value-type="string" office:value="">
            <text:p/>
          </table:table-cell>
          <table:table-cell office:value-type="string" office:value="Agriculture and agriculture-inflicted land use change is a major source of greenhouse gas (GHG) emissions. Reducing excessive deforestation and intensification of agricultural land use and consequently reducing associated GHG emissions is an important pathway of transition to a global low-carbon economy. Adoption of low-carbon agricultural systems and practices requires setting appropriate economic incentives for land users through smart policy instruments. For effective implementation of such instruments integrated ex-ante policy assessments are crucial. In this article we discuss and illustrate the benefits and potentials of applying multi-agent system models for the assessment of low-carbon policies and technologies. As an empirical example we discuss the use of the software package MPMAS that we are currently deploying for the assessment of impacts of low-carbon technologies and policies in the Southern part of Brazilian Amazon. Our agent-based application implements one-to-one correspondence between real-world farms and computational agents and is able to realize spatially explicit simulations of farm behavior. MPMAS is externally coupled with the dynamic, process-based crop growth model MONICA hereby interlinking economic behavior of farms with processes of carbon, nitrogen and water turnover. The values of GHG emissions are simulated by the biochemistry model DNDC, which was calibrated in situ based on empirical measurements. Our application has a graphical GIS-interface that can inform policy evaluators about simulated results.">
            <text:p>Agriculture and agriculture-inflicted land use change is a major source of greenhouse gas (GHG) emissions. Reducing excessive deforestation and intensification of agricultural land use and consequently reducing associated GHG emissions is an important pathway of transition to a global low-carbon economy. Adoption of low-carbon agricultural systems and practices requires setting appropriate economic incentives for land users through smart policy instruments. For effective implementation of such instruments integrated ex-ante policy assessments are crucial. In this article we discuss and illustrate the benefits and potentials of applying multi-agent system models for the assessment of low-carbon policies and technologies. As an empirical example we discuss the use of the software package MPMAS that we are currently deploying for the assessment of impacts of low-carbon technologies and policies in the Southern part of Brazilian Amazon. Our agent-based application implements one-to-one correspondence between real-world farms and computational agents and is able to realize spatially explicit simulations of farm behavior. MPMAS is externally coupled with the dynamic, process-based crop growth model MONICA hereby interlinking economic behavior of farms with processes of carbon, nitrogen and water turnover. The values of GHG emissions are simulated by the biochemistry model DNDC, which was calibrated in situ based on empirical measurements. Our application has a graphical GIS-interface that can inform policy evaluators about simulated result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HBK9QPU">
            <text:p>PHBK9QPU</text:p>
          </table:table-cell>
          <table:table-cell office:value-type="string" office:value="Zero-crossing technique modification for the frequency measurements of real power grids">
            <text:p>Zero-crossing technique modification for the frequency measurements of real power grids</text:p>
          </table:table-cell>
          <table:table-cell office:value-type="string" office:value="10.1109/EExPolytech50912.2020.9244009">
            <text:p>10.1109/EExPolytech50912.2020.9244009</text:p>
          </table:table-cell>
          <table:table-cell office:value-type="string" office:value="Currently, the most popular method of the frequency measurement of electric power grids signals is the zero-crossing technique. The main disadvantage of this method is associated with the sensitivity of this method to harmonics, noise and flicker of the measured signal. The existing methods of reducing the measurement error results to an increase of the measurement time, which is a significant disadvantage for a number of practical tasks. This paper discusses a method of reducing the frequency measurement error when applying the zero-crossing technique. The proposed method is based on the determination of the moments of signal transition through the level which corresponds to signal maximum derivative. To clarify the moments of signal transition through a given level, a piecewise-linear approximation of the signal in the vicinity of its transition through a given level was applied. To determine the value of the derivative, a seventh-order digital differentiator is proposed. Analytical expressions for the frequency measurement error estimation for the proposed measurement method are obtained. The effectiveness of the proposed method of reducing the measurement error in comparison with the 'traditional' zero-crossing technique has been evaluated. By using the Simulink software package, a model of simulation modeling of a frequency measurement transducer that implements the proposed measurement method has been proposed. The reliability of the obtained analytical expressions is confirmed by the coincidence of the results of simulation modeling and analytical expressions at check points. © 2020 IEEE.">
            <text:p>Currently, the most popular method of the frequency measurement of electric power grids signals is the zero-crossing technique. The main disadvantage of this method is associated with the sensitivity of this method to harmonics, noise and flicker of the measured signal. The existing methods of reducing the measurement error results to an increase of the measurement time, which is a significant disadvantage for a number of practical tasks. This paper discusses a method of reducing the frequency measurement error when applying the zero-crossing technique. The proposed method is based on the determination of the moments of signal transition through the level which corresponds to signal maximum derivative. To clarify the moments of signal transition through a given level, a piecewise-linear approximation of the signal in the vicinity of its transition through a given level was applied. To determine the value of the derivative, a seventh-order digital differentiator is proposed. Analytical expressions for the frequency measurement error estimation for the proposed measurement method are obtained. The effectiveness of the proposed method of reducing the measurement error in comparison with the 'traditional' zero-crossing technique has been evaluated. By using the Simulink software package, a model of simulation modeling of a frequency measurement transducer that implements the proposed measurement method has been proposed. The reliability of the obtained analytical expressions is confirmed by the coincidence of the results of simulation modeling and analytical expressions at check points. © 2020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TE9KPJZ">
            <text:p>MTE9KPJZ</text:p>
          </table:table-cell>
          <table:table-cell office:value-type="string" office:value="Interactive video lessons for electromagnetic education">
            <text:p>Interactive video lessons for electromagnetic education</text:p>
          </table:table-cell>
          <table:table-cell office:value-type="string" office:value="10.1002/cae.6180010206">
            <text:p>10.1002/cae.6180010206</text:p>
          </table:table-cell>
          <table:table-cell office:value-type="string" office:value="With the availability of a large number of software packages for electromagnetic (EM) education through the national Computer Applications in Electromagnetic Education (CAEME) Center [1] and other individual efforts, there have been some concerns regarding the ability to integrate this software effectively in routine classroom teaching. Basically, congested EM curricula do not provide instructors with sufficient time to include software demonstrations and simulations during class periods. It is also not clear whether students will be able, adequately and independently, to understand basic underlying concepts and physical phenomena from visualization of colorful graphics and from the output of performed simulations. To help integrate available EM software in classroom teaching for both instructor use and student independent study, CAEME developed three interactive video lessons for student instruction. Interactive media lessons integrate and allow individuals to interactively manipulate information from multimedia such as video, software, and animated graphics, and also include instructional information such as quizzes and tutorials. In this article, we present the features of three interactive video lessons in EM developed by CAEME. These lessons include tutorials, simulations from CAEME software and videos, and quizzes to evaluate student understanding. The lessons use animated graphics illustrating specific dynamic phenomena and specific measurement procedures. They also keep a record of student quiz scores for instructor use. These, as well as other features of the three developed interactive video lessons, and the software and hardware requirements for developing such lessons, will be described. Copyright © 1993 John Wiley &amp; Sons, Inc.">
            <text:p>With the availability of a large number of software packages for electromagnetic (EM) education through the national Computer Applications in Electromagnetic Education (CAEME) Center [1] and other individual efforts, there have been some concerns regarding the ability to integrate this software effectively in routine classroom teaching. Basically, congested EM curricula do not provide instructors with sufficient time to include software demonstrations and simulations during class periods. It is also not clear whether students will be able, adequately and independently, to understand basic underlying concepts and physical phenomena from visualization of colorful graphics and from the output of performed simulations. To help integrate available EM software in classroom teaching for both instructor use and student independent study, CAEME developed three interactive video lessons for student instruction. Interactive media lessons integrate and allow individuals to interactively manipulate information from multimedia such as video, software, and animated graphics, and also include instructional information such as quizzes and tutorials. In this article, we present the features of three interactive video lessons in EM developed by CAEME. These lessons include tutorials, simulations from CAEME software and videos, and quizzes to evaluate student understanding. The lessons use animated graphics illustrating specific dynamic phenomena and specific measurement procedures. They also keep a record of student quiz scores for instructor use. These, as well as other features of the three developed interactive video lessons, and the software and hardware requirements for developing such lessons, will be described. Copyright © 1993 John Wiley &amp; Sons, Inc.</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FSCD6LM">
            <text:p>LFSCD6LM</text:p>
          </table:table-cell>
          <table:table-cell office:value-type="string" office:value="Evaluation of 0.4 to 2.2 μm atmospheric correction techniques using the spectral similarity scale">
            <text:p>Evaluation of 0.4 to 2.2 μm atmospheric correction techniques using the spectral similarity scale</text:p>
          </table:table-cell>
          <table:table-cell office:value-type="string" office:value="10.1117/12.450709">
            <text:p>10.1117/12.450709</text:p>
          </table:table-cell>
          <table:table-cell office:value-type="string" office:value="The purpose of this research study is to evaluate the effectiveness of atmospheric correction and radiometric calibration techniques by measuring the differences of corrected data and ground truth spectra. Several atmospheric correction methods have been performed utilizing the ATREM and ACORN software packages. A variety of different settings (14 for ATREM and 5 for ACORN) have been tested and evaluated. The Spectral Similarity Scale (SSS) developed by BAE SYSTEMS is a measure of spectral similarity based on spectral magnitude and shape. The SSS-based spectral comparison process indicates that the default settings for iron rich soils are the best ATREM inputs for the Shelton, NE AVIRIS scene. The SSS comparison of the ACORN results with the spectral ground troth revealed that ACORN with the artifact type I was the best correction setting available for both ATREM and ACORN. For atmospheric water we find that ACORN is superior to ATREM. ATREM does correct for gain offsets that ACORN does not correct for with default settings. When used incorrectly, it is possible to severely reduce the spectral accuracy with either software package.">
            <text:p>The purpose of this research study is to evaluate the effectiveness of atmospheric correction and radiometric calibration techniques by measuring the differences of corrected data and ground truth spectra. Several atmospheric correction methods have been performed utilizing the ATREM and ACORN software packages. A variety of different settings (14 for ATREM and 5 for ACORN) have been tested and evaluated. The Spectral Similarity Scale (SSS) developed by BAE SYSTEMS is a measure of spectral similarity based on spectral magnitude and shape. The SSS-based spectral comparison process indicates that the default settings for iron rich soils are the best ATREM inputs for the Shelton, NE AVIRIS scene. The SSS comparison of the ACORN results with the spectral ground troth revealed that ACORN with the artifact type I was the best correction setting available for both ATREM and ACORN. For atmospheric water we find that ACORN is superior to ATREM. ATREM does correct for gain offsets that ACORN does not correct for with default settings. When used incorrectly, it is possible to severely reduce the spectral accuracy with either software packag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GY5VSNZ">
            <text:p>KGY5VSNZ</text:p>
          </table:table-cell>
          <table:table-cell office:value-type="string" office:value="Leveraging Towards Analytical Approach of Fixed batch-based Queueing assisted Blockchain System">
            <text:p>Leveraging Towards Analytical Approach of Fixed batch-based Queueing assisted Blockchain System</text:p>
          </table:table-cell>
          <table:table-cell office:value-type="string" office:value="10.1145/3549206.3549247">
            <text:p>10.1145/3549206.3549247</text:p>
          </table:table-cell>
          <table:table-cell office:value-type="string" office:value="Bitcoin is a virtual cryptocurrency built on the blockchain, a transaction-ledger database. The blockchain is updated and maintained by a miner passing through a mining process in which a group of miners competes to solve a tough puzzle-like challenge. Users' transactions are grouped into blocks, and when an algorithmic problem specialized for the block is solved, the block is recorded to the blockchain. According to a recent study, newly arrived transactions are not included in the block being mined and waits in the unconfirmed transaction pool and mined by a miner till the number of transaction matches a minimum batch size i.e. the block size limit. The transaction-confirmation time is investigated in this paper by simulating the mining process using a queueing system with batch service. We assume a Markovian queue that processes transactions in fixed batch K. Additionally, we evaluate the model's performance metrics, such as the estimated number of transactions seeking to enter the block from the queue, the mean number of transactions waiting in the unconfirmed transaction pool, the waiting time for a transaction, and the confirmation time for every transaction. The validation of the analytical model was performed utilizing the software packages MAPLE 18 to analyze the conclusions acquired by the queueing model. © 2022 ACM.">
            <text:p>Bitcoin is a virtual cryptocurrency built on the blockchain, a transaction-ledger database. The blockchain is updated and maintained by a miner passing through a mining process in which a group of miners competes to solve a tough puzzle-like challenge. Users' transactions are grouped into blocks, and when an algorithmic problem specialized for the block is solved, the block is recorded to the blockchain. According to a recent study, newly arrived transactions are not included in the block being mined and waits in the unconfirmed transaction pool and mined by a miner till the number of transaction matches a minimum batch size i.e. the block size limit. The transaction-confirmation time is investigated in this paper by simulating the mining process using a queueing system with batch service. We assume a Markovian queue that processes transactions in fixed batch K. Additionally, we evaluate the model's performance metrics, such as the estimated number of transactions seeking to enter the block from the queue, the mean number of transactions waiting in the unconfirmed transaction pool, the waiting time for a transaction, and the confirmation time for every transaction. The validation of the analytical model was performed utilizing the software packages MAPLE 18 to analyze the conclusions acquired by the queueing model. © 2022 ACM.</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QJPDUY4">
            <text:p>MQJPDUY4</text:p>
          </table:table-cell>
          <table:table-cell office:value-type="string" office:value="Quality assessment of image matchers for DSM generation - A comparative study based on UAV images">
            <text:p>Quality assessment of image matchers for DSM generation - A comparative study based on UAV images</text:p>
          </table:table-cell>
          <table:table-cell office:value-type="string" office:value="">
            <text:p/>
          </table:table-cell>
          <table:table-cell office:value-type="string" office:value="Recently developed automatic dense image matching algorithms are now being implemented for DSM/DTM production, with their pixel-level surface generation capability offering the prospect of partially alleviating the need for manual and semi-automatic stereoscopic measurements. In this paper, five commercial/public software packages for 3D surface generation are evaluated, using 5cm GSD imagery recorded from a UAV. Generated surface models are assessed against point clouds generated from mobile LiDAR and manual stereoscopic measurements. The software packages considered are APS, MICMAC, SURE, Pix4UAV and an SGM implementation from DLR. The evaluation is conducted on a typical urban scene of 354 m × 185 m size, containing buildings, roads, variable terrain and tropical vegetation. DSMs are initially generated by the five software packages and then co-registered to the ground reference data using least-squares 3D surface matching, which minimizes the squared sum of the Euclidean differences between the matched DSM and the ground reference. The RMSEs, standard deviations and the error distributions (the analysis of blunders in particular) are used for the evaluation of the matchers on both solid (buildings, road surfaces, bare earth, etc.) and 'soft' objects (trees, bushes, etc.). The analysis covers the full dataset, the case of solid objects only, and finally a buildings-only DSM. The results of the experiments provide a useful indicator of matcher performance under the particular UAV imagery conditions considered.">
            <text:p>Recently developed automatic dense image matching algorithms are now being implemented for DSM/DTM production, with their pixel-level surface generation capability offering the prospect of partially alleviating the need for manual and semi-automatic stereoscopic measurements. In this paper, five commercial/public software packages for 3D surface generation are evaluated, using 5cm GSD imagery recorded from a UAV. Generated surface models are assessed against point clouds generated from mobile LiDAR and manual stereoscopic measurements. The software packages considered are APS, MICMAC, SURE, Pix4UAV and an SGM implementation from DLR. The evaluation is conducted on a typical urban scene of 354 m × 185 m size, containing buildings, roads, variable terrain and tropical vegetation. DSMs are initially generated by the five software packages and then co-registered to the ground reference data using least-squares 3D surface matching, which minimizes the squared sum of the Euclidean differences between the matched DSM and the ground reference. The RMSEs, standard deviations and the error distributions (the analysis of blunders in particular) are used for the evaluation of the matchers on both solid (buildings, road surfaces, bare earth, etc.) and 'soft' objects (trees, bushes, etc.). The analysis covers the full dataset, the case of solid objects only, and finally a buildings-only DSM. The results of the experiments provide a useful indicator of matcher performance under the particular UAV imagery conditions consider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BXM58C7">
            <text:p>QBXM58C7</text:p>
          </table:table-cell>
          <table:table-cell office:value-type="string" office:value="Evaluation of novice reader diagnostic performance in coronary CT angiography using an advanced cardiac software package">
            <text:p>Evaluation of novice reader diagnostic performance in coronary CT angiography using an advanced cardiac software package</text:p>
          </table:table-cell>
          <table:table-cell office:value-type="string" office:value="10.1007/s11548-013-0953-0">
            <text:p>10.1007/s11548-013-0953-0</text:p>
          </table:table-cell>
          <table:table-cell office:value-type="string" office:value="Purpose: The purpose of this research was to evaluate whether a commercially available advanced cardiac software package for coronary CT angiography (CTA) interpretation may reliably assist inexperienced readers to screen for significant coronary artery stenoses. Methods: Coronary CTA data sets of 61 consecutive patients with suspected coronary artery disease were evaluated by three novice readers with no experience in cardiac CT interpretation. In the first 15 patients, the novice readers were trained to use the advanced cardiac software package (includes automatic detection of coronary vessels, curved MPR and VRT reconstructions and a measurement too) knowing the results of an expert read. In the next 46 patients, the novice readers had to state whether there is a significant coronary artery stenosis (&gt;50 %) and if they are confident with their diagnosis. The results of the novice readers were compared to the expert read. Results: The 46 coronary CTA data sets contained 184 vessels with 15 stenoses in 9 patients. On a per-vessel analysis, novice reader 1/2/3 demonstrated 60 %/100 %/ 93% sensitivity, and 98 %/90 %/86 % specificity. Per patient, the readers diagnosed 36/28/29 cases correctly as free of stenoses, 6/9/8 correctly as having at least one stenosis, missed 3/0/1 cases with a stenosis and overdiagnosed 1/9/8 patients. Cohen’s kappa values for the three readers versus the expert were 0.60, 0.61 and 0.54. The three novice readers felt confident in the diagnosis of 36/33/30 patients. In these patients, they missed one significant stenosis, showed a sensitivity of 100 %/100 %/75 % and a specificity of 100 %/92 %/88 %. Conclusions: The evaluated advanced cardiac software package successfully assists novice readers in interpreting coronary CTA data sets especially in ruling out significant coronary artery stenosis. © 2013, The Author(s).">
            <text:p>Purpose: The purpose of this research was to evaluate whether a commercially available advanced cardiac software package for coronary CT angiography (CTA) interpretation may reliably assist inexperienced readers to screen for significant coronary artery stenoses. Methods: Coronary CTA data sets of 61 consecutive patients with suspected coronary artery disease were evaluated by three novice readers with no experience in cardiac CT interpretation. In the first 15 patients, the novice readers were trained to use the advanced cardiac software package (includes automatic detection of coronary vessels, curved MPR and VRT reconstructions and a measurement too) knowing the results of an expert read. In the next 46 patients, the novice readers had to state whether there is a significant coronary artery stenosis (&gt;50 %) and if they are confident with their diagnosis. The results of the novice readers were compared to the expert read. Results: The 46 coronary CTA data sets contained 184 vessels with 15 stenoses in 9 patients. On a per-vessel analysis, novice reader 1/2/3 demonstrated 60 %/100 %/ 93% sensitivity, and 98 %/90 %/86 % specificity. Per patient, the readers diagnosed 36/28/29 cases correctly as free of stenoses, 6/9/8 correctly as having at least one stenosis, missed 3/0/1 cases with a stenosis and overdiagnosed 1/9/8 patients. Cohen’s kappa values for the three readers versus the expert were 0.60, 0.61 and 0.54. The three novice readers felt confident in the diagnosis of 36/33/30 patients. In these patients, they missed one significant stenosis, showed a sensitivity of 100 %/100 %/75 % and a specificity of 100 %/92 %/88 %. Conclusions: The evaluated advanced cardiac software package successfully assists novice readers in interpreting coronary CTA data sets especially in ruling out significant coronary artery stenosis. © 2013,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IL8S5RA">
            <text:p>7IL8S5RA</text:p>
          </table:table-cell>
          <table:table-cell office:value-type="string" office:value="NDECOAX: A software package for nondestructive evaluation of stratified dielectric media">
            <text:p>NDECOAX: A software package for nondestructive evaluation of stratified dielectric media</text:p>
          </table:table-cell>
          <table:table-cell office:value-type="string" office:value="10.1016/j.softx.2019.02.001">
            <text:p>10.1016/j.softx.2019.02.001</text:p>
          </table:table-cell>
          <table:table-cell office:value-type="string" office:value="This article presents a software package based on the C++ language for accurate computation of material properties of a stratified media using an open ended coaxial probe (OECP). Since OECP is one of the most commonly used sensors for evaluation of materials today, the program developed can be customized for real time nondestructive evaluation of materials. The main contribution of this article is a computationally efficient software for solving an infinite domain integral with multiple singularities based on plane wave spectrum theory. The computed results for aperture admittance of the coaxial probe using the developed software show good agreement with both measurements and results from a commercial solver using the finite element method (FEM). It is also proved that, the execution time per frequency point of the developed code is much faster than FEM. © 2019 The Authors">
            <text:p>This article presents a software package based on the C++ language for accurate computation of material properties of a stratified media using an open ended coaxial probe (OECP). Since OECP is one of the most commonly used sensors for evaluation of materials today, the program developed can be customized for real time nondestructive evaluation of materials. The main contribution of this article is a computationally efficient software for solving an infinite domain integral with multiple singularities based on plane wave spectrum theory. The computed results for aperture admittance of the coaxial probe using the developed software show good agreement with both measurements and results from a commercial solver using the finite element method (FEM). It is also proved that, the execution time per frequency point of the developed code is much faster than FEM. © 2019 The Autho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LXP65TW">
            <text:p>4LXP65TW</text:p>
          </table:table-cell>
          <table:table-cell office:value-type="string" office:value="Risk zone modelling and early warning system for Visceral Leishmaniasis (Kala-azar) disease in Bihar, India using remote sensing and GIS">
            <text:p>Risk zone modelling and early warning system for Visceral Leishmaniasis (Kala-azar) disease in Bihar, India using remote sensing and GIS</text:p>
          </table:table-cell>
          <table:table-cell office:value-type="string" office:value="">
            <text:p/>
          </table:table-cell>
          <table:table-cell office:value-type="string" office:value="Visceral Leishmaniasis (VL) commonly known as Kala-azar is one of the most neglected tropical disease affecting approximately 200 million poorest populations 'at risk' in 109 districts of three endemic countries namely Bangladesh, India and Nepal at different levels. This tropical disease is caused by the protozoan parasite Leishmania donovani and transmitted by female Phlebotomus argentipes sand flies. The analysis of disease dynamics indicate the periodicity at seasonal and inter-annual temporal scale which forms the basis for development of advanced early warning system. Study area of highly endemic Vaishali district, Bihar, India has been taken for model development. A Systematic study of geo-environmental parameters derived from satellite data in conjunction with ground intelligence enabled modelling of infectious disease and risk villages. High resolution Indian satellites data of IRS LISS IV (multi-spectral) and Cartosat-1 (Pan) have been used for studying environmentally risk parameters viz. peri-domestic vegetation, dwelling condition, wetland ecosystem, cropping pattern, Normalised Difference Vegetation Index (NDVI), detailed land use etc towards risk assessment. Univariate analysis of the relationship between vector density and various land cover categories and climatic variables suggested that all the variables are significantly correlated. Using the significantly correlated variables with vector density, a seasonal multivariate regression model has been carried out incorporating geo-environmental parameters, climate variables and seasonal time series disease parameters. Linear and non-linear models have been applied for periodicity and inter-annual temporal scale to predict Man-hour-density (MHD) and 'out-of-fit' data set used for validating the model with reasonable accuracy. To improve the MHD predictive approach, fuzzy model has also been incorporated in GIS environment combining spatial geo-environmental and climatic variables using fuzzy membership logic. Based on the perceived importance of the geo-environmental parameters assigned by epidemiology expert, combined fuzzy membership has been calculated. The combined fuzzy membership indicate the predictive measure of vector density in each village. A γ factor has been introduced to have increasing effect in the higher side and decreasing effect in the lower side which facilitated for prioritisation of the villages. This approach is not only to predict vector density but also to prioritise the villages for effective control measures. A software package for modelling the risk villages integrating multivariate regression and fuzzy membership analysis models have been developed to estimate MHD (vector density) as part of the early warning system.">
            <text:p>Visceral Leishmaniasis (VL) commonly known as Kala-azar is one of the most neglected tropical disease affecting approximately 200 million poorest populations 'at risk' in 109 districts of three endemic countries namely Bangladesh, India and Nepal at different levels. This tropical disease is caused by the protozoan parasite Leishmania donovani and transmitted by female Phlebotomus argentipes sand flies. The analysis of disease dynamics indicate the periodicity at seasonal and inter-annual temporal scale which forms the basis for development of advanced early warning system. Study area of highly endemic Vaishali district, Bihar, India has been taken for model development. A Systematic study of geo-environmental parameters derived from satellite data in conjunction with ground intelligence enabled modelling of infectious disease and risk villages. High resolution Indian satellites data of IRS LISS IV (multi-spectral) and Cartosat-1 (Pan) have been used for studying environmentally risk parameters viz. peri-domestic vegetation, dwelling condition, wetland ecosystem, cropping pattern, Normalised Difference Vegetation Index (NDVI), detailed land use etc towards risk assessment. Univariate analysis of the relationship between vector density and various land cover categories and climatic variables suggested that all the variables are significantly correlated. Using the significantly correlated variables with vector density, a seasonal multivariate regression model has been carried out incorporating geo-environmental parameters, climate variables and seasonal time series disease parameters. Linear and non-linear models have been applied for periodicity and inter-annual temporal scale to predict Man-hour-density (MHD) and 'out-of-fit' data set used for validating the model with reasonable accuracy. To improve the MHD predictive approach, fuzzy model has also been incorporated in GIS environment combining spatial geo-environmental and climatic variables using fuzzy membership logic. Based on the perceived importance of the geo-environmental parameters assigned by epidemiology expert, combined fuzzy membership has been calculated. The combined fuzzy membership indicate the predictive measure of vector density in each village. A γ factor has been introduced to have increasing effect in the higher side and decreasing effect in the lower side which facilitated for prioritisation of the villages. This approach is not only to predict vector density but also to prioritise the villages for effective control measures. A software package for modelling the risk villages integrating multivariate regression and fuzzy membership analysis models have been developed to estimate MHD (vector density) as part of the early warning syste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J5SWQ2V">
            <text:p>LJ5SWQ2V</text:p>
          </table:table-cell>
          <table:table-cell office:value-type="string" office:value="Personalized Models for Injected Activity Levels in SPECT Myocardial Perfusion Imaging">
            <text:p>Personalized Models for Injected Activity Levels in SPECT Myocardial Perfusion Imaging</text:p>
          </table:table-cell>
          <table:table-cell office:value-type="string" office:value="10.1109/TMI.2018.2885319">
            <text:p>10.1109/TMI.2018.2885319</text:p>
          </table:table-cell>
          <table:table-cell office:value-type="string" office:value="We propose a patient-specific ('personalized') approach for tailoring the injected activities to individual patients in order to achieve dose reduction in SPECT-myocardial perfusion imaging (MPI). First, we develop a strategy to determine the minimum dose levels required for each patient in a large set of clinical acquisitions (857 subjects) such that the reconstructed images are sufficiently similar to that obtained at conventional clinical dose. We then apply machine learning models to predict the required dose levels on an individual basis based on a set of patient attributes which include body measurements and various clinical variables. We demonstrate the personalized dose models for two commonly used reconstruction methods in clinical SPECT-MPI: 1) conventional filtered backprojection (FBP) with post-filtering and 2) ordered-subsets expectation-maximization (OS-EM) with corrections for attenuation, scatter and resolution, and evaluate their performance in perfusion-defect detection by using the clinical Quantitative Perfusion SPECT software package. The results indicate that the achieved dose reduction can vary greatly among individuals from their conventional clinical dose and that the personalized dose models can achieve further reduction on average compared with a global (non-patient specific) dose reduction approach. In particular, the average personalized dose level can be reduced to 58% and 54% of the full clinical dose, respectively, for FBP and OS-EM reconstruction, while without deteriorating the accuracy in perfusion-defect detection. Furthermore, with the average personalized dose further reduced to only 16% of full dose, OS-EM can still achieve a detection accuracy level comparable to that of FBP with full dose. © 1982-2012 IEEE.">
            <text:p>We propose a patient-specific ('personalized') approach for tailoring the injected activities to individual patients in order to achieve dose reduction in SPECT-myocardial perfusion imaging (MPI). First, we develop a strategy to determine the minimum dose levels required for each patient in a large set of clinical acquisitions (857 subjects) such that the reconstructed images are sufficiently similar to that obtained at conventional clinical dose. We then apply machine learning models to predict the required dose levels on an individual basis based on a set of patient attributes which include body measurements and various clinical variables. We demonstrate the personalized dose models for two commonly used reconstruction methods in clinical SPECT-MPI: 1) conventional filtered backprojection (FBP) with post-filtering and 2) ordered-subsets expectation-maximization (OS-EM) with corrections for attenuation, scatter and resolution, and evaluate their performance in perfusion-defect detection by using the clinical Quantitative Perfusion SPECT software package. The results indicate that the achieved dose reduction can vary greatly among individuals from their conventional clinical dose and that the personalized dose models can achieve further reduction on average compared with a global (non-patient specific) dose reduction approach. In particular, the average personalized dose level can be reduced to 58% and 54% of the full clinical dose, respectively, for FBP and OS-EM reconstruction, while without deteriorating the accuracy in perfusion-defect detection. Furthermore, with the average personalized dose further reduced to only 16% of full dose, OS-EM can still achieve a detection accuracy level comparable to that of FBP with full dose. © 1982-2012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SVDKNFM">
            <text:p>3SVDKNFM</text:p>
          </table:table-cell>
          <table:table-cell office:value-type="string" office:value="Validating module network learning algorithms using simulated data">
            <text:p>Validating module network learning algorithms using simulated data</text:p>
          </table:table-cell>
          <table:table-cell office:value-type="string" office:value="10.1186/1471-2105-8-S2-S5">
            <text:p>10.1186/1471-2105-8-S2-S5</text:p>
          </table:table-cell>
          <table:table-cell office:value-type="string" office:value="Background: In recent years, several authors have used probabilistic graphical models to learn expression modules and their regulatory programs from gene expression data. Despite the demonstrated success of such algorithms in uncovering biologically relevant regulatory relations, further developments in the area are hampered by a lack of tools to compare the performance of alternative module network learning strategies. Here, we demonstrate the use of the synthetic data generator SynTReN for the purpose of testing and comparing module network learning algorithms. We introduce a software package for learning module networks, called LeMoNe, which incorporates a novel strategy for learning regulatory programs. Novelties include the use of a bottom-up Bayesian hierarchical clustering to construct the regulatory programs, and the use of a conditional entropy measure to assign regulators to the regulation program nodes. Using SynTReN data, we test the performance of LeMoNe in a completely controlled situation and assess the effect of the methodological changes we made with respect to an existing software package, namely Genomica. Additionally, we assess the effect of various parameters, such as the size of the data set and the amount of noise, on the inference performance. Results: Overall, application of Genomica and LeMoNe to simulated data sets gave comparable results. However, LeMoNe offers some advantages, one of them being that the learning process is considerably faster for larger data sets. Additionally, we show that the location of the regulators in the LeMoNe regulation programs and their conditional entropy may be used to prioritize regulators for functional validation, and that the combination of the bottom-up clustering strategy with the conditional entropy-based assignment of regulators improves the handling of missing or hidden regulators. Conclusion: We show that data simulators such as SynTReN are very well suited for the purpose of developing, testing and improving module network algorithms. We used SynTReN data to develop and test an alternative module network learning strategy, which is incorporated in the software package LeMoNe, and we provide evidence that this alternative strategy has several advantages with respect to existing methods. © 2007 Michoel et al; licensee BioMed Central Ltd.">
            <text:p>Background: In recent years, several authors have used probabilistic graphical models to learn expression modules and their regulatory programs from gene expression data. Despite the demonstrated success of such algorithms in uncovering biologically relevant regulatory relations, further developments in the area are hampered by a lack of tools to compare the performance of alternative module network learning strategies. Here, we demonstrate the use of the synthetic data generator SynTReN for the purpose of testing and comparing module network learning algorithms. We introduce a software package for learning module networks, called LeMoNe, which incorporates a novel strategy for learning regulatory programs. Novelties include the use of a bottom-up Bayesian hierarchical clustering to construct the regulatory programs, and the use of a conditional entropy measure to assign regulators to the regulation program nodes. Using SynTReN data, we test the performance of LeMoNe in a completely controlled situation and assess the effect of the methodological changes we made with respect to an existing software package, namely Genomica. Additionally, we assess the effect of various parameters, such as the size of the data set and the amount of noise, on the inference performance. Results: Overall, application of Genomica and LeMoNe to simulated data sets gave comparable results. However, LeMoNe offers some advantages, one of them being that the learning process is considerably faster for larger data sets. Additionally, we show that the location of the regulators in the LeMoNe regulation programs and their conditional entropy may be used to prioritize regulators for functional validation, and that the combination of the bottom-up clustering strategy with the conditional entropy-based assignment of regulators improves the handling of missing or hidden regulators. Conclusion: We show that data simulators such as SynTReN are very well suited for the purpose of developing, testing and improving module network algorithms. We used SynTReN data to develop and test an alternative module network learning strategy, which is incorporated in the software package LeMoNe, and we provide evidence that this alternative strategy has several advantages with respect to existing methods. © 2007 Michoel et al; licensee BioMed Central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8I23Z7E">
            <text:p>68I23Z7E</text:p>
          </table:table-cell>
          <table:table-cell office:value-type="string" office:value="Morphometric analysis of trabecular bone thickness using different algorithms">
            <text:p>Morphometric analysis of trabecular bone thickness using different algorithms</text:p>
          </table:table-cell>
          <table:table-cell office:value-type="string" office:value="10.1109/CJECE.2007.4413127">
            <text:p>10.1109/CJECE.2007.4413127</text:p>
          </table:table-cell>
          <table:table-cell office:value-type="string" office:value="Investigations have been carried out with the goal of assessing the trabecular bone thickness of biological samples using images obtained by micro-computed tomography and magnetic resonance imaging. There is no conventional definition of trabecular bone thickness, and many methods may be involved in determining it. However, the results of the available algorithms or software packages differ considerably from each other. This paper determines trabecular bone thickness on the basis of several algorithms. A deep understanding of the performance of different methods is achieved by studying pseudo-three-dimensional images of both geometrical models of well-defined thickness and real bone samples with different bone densities. The models facilitate comparisons between the algorithms or software packages. Comparison of the results obtained from these commercial software packages and other state-of-the-art algorithms shows that the thickness, spatial distribution, and shape of an object affect each result differently, but in a significant manner. This is primarily due to variations in the thresholding algorithms used to distinguish object area elements (pixels/voxels) from the background, or non-object, region. Additionally, the results show that the average difference in thickness measurements can vary by up to 102.34% for models and 46.49% for real bone samples. This data shows that the differences in measurements of the trabecular bone thickness due simply to the algorithm involved are remarkable. Therefore, biomedical engineers and scientists should be careful to select the algorithm that is most compatible with their specific application.">
            <text:p>Investigations have been carried out with the goal of assessing the trabecular bone thickness of biological samples using images obtained by micro-computed tomography and magnetic resonance imaging. There is no conventional definition of trabecular bone thickness, and many methods may be involved in determining it. However, the results of the available algorithms or software packages differ considerably from each other. This paper determines trabecular bone thickness on the basis of several algorithms. A deep understanding of the performance of different methods is achieved by studying pseudo-three-dimensional images of both geometrical models of well-defined thickness and real bone samples with different bone densities. The models facilitate comparisons between the algorithms or software packages. Comparison of the results obtained from these commercial software packages and other state-of-the-art algorithms shows that the thickness, spatial distribution, and shape of an object affect each result differently, but in a significant manner. This is primarily due to variations in the thresholding algorithms used to distinguish object area elements (pixels/voxels) from the background, or non-object, region. Additionally, the results show that the average difference in thickness measurements can vary by up to 102.34% for models and 46.49% for real bone samples. This data shows that the differences in measurements of the trabecular bone thickness due simply to the algorithm involved are remarkable. Therefore, biomedical engineers and scientists should be careful to select the algorithm that is most compatible with their specific application.</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4YEK9HH">
            <text:p>H4YEK9HH</text:p>
          </table:table-cell>
          <table:table-cell office:value-type="string" office:value="Improving Retrieval Efficacy of Homology Searches Using the False Discovery Rate">
            <text:p>Improving Retrieval Efficacy of Homology Searches Using the False Discovery Rate</text:p>
          </table:table-cell>
          <table:table-cell office:value-type="string" office:value="10.1109/TCBB.2014.2366112">
            <text:p>10.1109/TCBB.2014.2366112</text:p>
          </table:table-cell>
          <table:table-cell office:value-type="string" office:value="Over the past few decades, discovery based on sequence homology has become a widely accepted practice. Consequently, comparative accuracy of retrieval algorithms (e.g., BLAST) has been rigorously studied for improvement. Unlike most components of retrieval algorithms, the E-value threshold criterion has yet to be thoroughly investigated. An investigation of the threshold is important as it exclusively dictates which sequences are declared relevant and irrelevant. In this paper, we introduce the false discovery rate (FDR) statistic as a replacement for the uniform threshold criterion in order to improve efficacy in retrieval systems. Using NCBI's BLAST and PSI-BLAST software packages, we demonstrate the applicability of such a replacement in both non-iterative (BLASTFDR) and iterative (PSI-BLASTFDR) homology searches. For each application, we performed an evaluation of retrieval efficacy with five different multiple testing methods on a large training database. For each algorithm, we choose the best performing method, Benjamini-Hochberg, as the default statistic. As measured by the threshold average precision, BLASTFDR yielded 14.1 percent better retrieval performance than BLAST on a large (5,161 queries) test database and PSI-BLASTFDR attained 11.8 percent better retrieval performance than PSI-BLAST. The C++ source code specific to BLASTFDR and PSI-BLASTFDR and instructions are available at http://www.cs.mtsu.edu/ hcarroll/blast_fdr/.">
            <text:p>Over the past few decades, discovery based on sequence homology has become a widely accepted practice. Consequently, comparative accuracy of retrieval algorithms (e.g., BLAST) has been rigorously studied for improvement. Unlike most components of retrieval algorithms, the E-value threshold criterion has yet to be thoroughly investigated. An investigation of the threshold is important as it exclusively dictates which sequences are declared relevant and irrelevant. In this paper, we introduce the false discovery rate (FDR) statistic as a replacement for the uniform threshold criterion in order to improve efficacy in retrieval systems. Using NCBI's BLAST and PSI-BLAST software packages, we demonstrate the applicability of such a replacement in both non-iterative (BLASTFDR) and iterative (PSI-BLASTFDR) homology searches. For each application, we performed an evaluation of retrieval efficacy with five different multiple testing methods on a large training database. For each algorithm, we choose the best performing method, Benjamini-Hochberg, as the default statistic. As measured by the threshold average precision, BLASTFDR yielded 14.1 percent better retrieval performance than BLAST on a large (5,161 queries) test database and PSI-BLASTFDR attained 11.8 percent better retrieval performance than PSI-BLAST. The C++ source code specific to BLASTFDR and PSI-BLASTFDR and instructions are available at http://www.cs.mtsu.edu/ hcarroll/blast_fdr/.</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X6LX2S9">
            <text:p>WX6LX2S9</text:p>
          </table:table-cell>
          <table:table-cell office:value-type="string" office:value="Contribution of the Pico Event Timer to satellite laser station performance improvement">
            <text:p>Contribution of the Pico Event Timer to satellite laser station performance improvement</text:p>
          </table:table-cell>
          <table:table-cell office:value-type="string" office:value="10.1117/12.373038">
            <text:p>10.1117/12.373038</text:p>
          </table:table-cell>
          <table:table-cell office:value-type="string" office:value="To contribute to future laser ranging we have developed the Pico Event Timer (PET), consisting of two, or more, Event Timing Modules, Clock Generator Module, Input Trigger Module, Control Unit, Range Gate Generator, Microprocessor Module and the Software Package. The Pico Event Timer is designed and constructed entirely for the purpose of millimetre precision laser ranging to Satellites and the Moon. Timing Modules provide the picosecond event timing, Clock Generator Module supplies the precise clock frequency for timing, the Gate Generator Module maintains the smart arming and gating of the entire timing system. The Microprocessor Module equipped with a powerful operating system dedicated for parallel processing provides a real time control of the device, evaluates in a real time the gating epochs, identifies the measurements pairs and controls the data flow between the PET device and the host computer. The PET has been employed at five laser ranging stations for millimetre precision, two wavelength satellite laser ranging and for calibration reference purposes.">
            <text:p>To contribute to future laser ranging we have developed the Pico Event Timer (PET), consisting of two, or more, Event Timing Modules, Clock Generator Module, Input Trigger Module, Control Unit, Range Gate Generator, Microprocessor Module and the Software Package. The Pico Event Timer is designed and constructed entirely for the purpose of millimetre precision laser ranging to Satellites and the Moon. Timing Modules provide the picosecond event timing, Clock Generator Module supplies the precise clock frequency for timing, the Gate Generator Module maintains the smart arming and gating of the entire timing system. The Microprocessor Module equipped with a powerful operating system dedicated for parallel processing provides a real time control of the device, evaluates in a real time the gating epochs, identifies the measurements pairs and controls the data flow between the PET device and the host computer. The PET has been employed at five laser ranging stations for millimetre precision, two wavelength satellite laser ranging and for calibration reference purpose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HPSAISW">
            <text:p>QHPSAISW</text:p>
          </table:table-cell>
          <table:table-cell office:value-type="string" office:value="Mutation of Java objects">
            <text:p>Mutation of Java objects</text:p>
          </table:table-cell>
          <table:table-cell office:value-type="string" office:value="10.1109/ISSRE.2002.1173285">
            <text:p>10.1109/ISSRE.2002.1173285</text:p>
          </table:table-cell>
          <table:table-cell office:value-type="string" office:value="Fault insertion based techniques have been used for measuring test adequacy and testability of programs. Mutation analysis inserts faults into a program with the goal of creating mutation-adequate test sets that distinguish the mutant from the original program. Software testability is measured by calculating the probability that a program will fail on the next test input coming from a predefined input distribution, given that the software includes a fault. Inserted faults must represent plausible errors. It is relatively easy to apply standard transformations to mutate scalar values such as integers, floats, and character data, because their semantics are well understood. Mutating objects that are instances of user defined types is more difficult. There is no obvious way to modify such objects in a manner consistent with realistic faults, without writing custom mutation methods for each object class. We propose a new object mutation approach along with a set of mutation operators and support tools for inserting faults into objects that instantiate items from common Java libraries heavily used in commercial software as well as user defined classes. Preliminary evaluation of our technique shows that it should be effective for evaluating real-world software testing suites. © 2002 IEEE.">
            <text:p>Fault insertion based techniques have been used for measuring test adequacy and testability of programs. Mutation analysis inserts faults into a program with the goal of creating mutation-adequate test sets that distinguish the mutant from the original program. Software testability is measured by calculating the probability that a program will fail on the next test input coming from a predefined input distribution, given that the software includes a fault. Inserted faults must represent plausible errors. It is relatively easy to apply standard transformations to mutate scalar values such as integers, floats, and character data, because their semantics are well understood. Mutating objects that are instances of user defined types is more difficult. There is no obvious way to modify such objects in a manner consistent with realistic faults, without writing custom mutation methods for each object class. We propose a new object mutation approach along with a set of mutation operators and support tools for inserting faults into objects that instantiate items from common Java libraries heavily used in commercial software as well as user defined classes. Preliminary evaluation of our technique shows that it should be effective for evaluating real-world software testing suites. © 2002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I2R2VAU">
            <text:p>MI2R2VAU</text:p>
          </table:table-cell>
          <table:table-cell office:value-type="string" office:value="A comparative study of the reliability of nine statistical software packages">
            <text:p>A comparative study of the reliability of nine statistical software packages</text:p>
          </table:table-cell>
          <table:table-cell office:value-type="string" office:value="10.1016/j.csda.2006.02.013">
            <text:p>10.1016/j.csda.2006.02.013</text:p>
          </table:table-cell>
          <table:table-cell office:value-type="string" office:value="The reliabilities of nine software packages commonly used in performing statistical analysis are assessed and compared. The (American) National Institute of Standards and Technology (NIST) data sets are used to evaluate the performance of these software packages with regard to univariate summary statistics, one-way ANOVA, linear regression, and nonlinear regression. Previous research has examined various versions of these software packages using the NIST data sets, but typically with fewer software packages than used in this study. This study provides insight into a relative comparison of a wide variety of software packages including two free statistical software packages, basic and advanced statistical software packages, and the popular Excel package. Substantive improvements from previous software reliability assessments are noted. Plots of principal components of a measure of the correct number of significant digits reveal how these packages tend to cluster for ANOVA and nonlinear regression. © 2006 Elsevier B.V. All rights reserved.">
            <text:p>The reliabilities of nine software packages commonly used in performing statistical analysis are assessed and compared. The (American) National Institute of Standards and Technology (NIST) data sets are used to evaluate the performance of these software packages with regard to univariate summary statistics, one-way ANOVA, linear regression, and nonlinear regression. Previous research has examined various versions of these software packages using the NIST data sets, but typically with fewer software packages than used in this study. This study provides insight into a relative comparison of a wide variety of software packages including two free statistical software packages, basic and advanced statistical software packages, and the popular Excel package. Substantive improvements from previous software reliability assessments are noted. Plots of principal components of a measure of the correct number of significant digits reveal how these packages tend to cluster for ANOVA and nonlinear regression. © 2006 Elsevier B.V.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CGDFRMP">
            <text:p>TCGDFRMP</text:p>
          </table:table-cell>
          <table:table-cell office:value-type="string" office:value="How do software ecosystems evolve? A quantitative assessment of the R ecosystem">
            <text:p>How do software ecosystems evolve? A quantitative assessment of the R ecosystem</text:p>
          </table:table-cell>
          <table:table-cell office:value-type="string" office:value="10.1145/2934466.2934488">
            <text:p>10.1145/2934466.2934488</text:p>
          </table:table-cell>
          <table:table-cell office:value-type="string" office:value="In this work we advance the understanding of software ecosystems research by examining the structure and evolution of the R statistical computing open-source ecosystem. Our research attempts to shed light on the following intriguing question: what makes software ecosystems successful? The approach we follow is to perform a quantitative analysis of the R ecosystem. R is a well-established and popular ecosystem, whose community and marketplace are steadily growing. We assess and quantify the ecosystem throughout its history, and derive metrics on its core software components, the marketplace as well as its community. We use our insights to make observations that are applicable to ecosystems in general, validate existing theories from the literature, and propose a predictive model for the evolution of software packages. Our results show that the success of the ecosystem relies on a strong commitment by a small core of users who support a large and growing community. © 2016 ACM.">
            <text:p>In this work we advance the understanding of software ecosystems research by examining the structure and evolution of the R statistical computing open-source ecosystem. Our research attempts to shed light on the following intriguing question: what makes software ecosystems successful? The approach we follow is to perform a quantitative analysis of the R ecosystem. R is a well-established and popular ecosystem, whose community and marketplace are steadily growing. We assess and quantify the ecosystem throughout its history, and derive metrics on its core software components, the marketplace as well as its community. We use our insights to make observations that are applicable to ecosystems in general, validate existing theories from the literature, and propose a predictive model for the evolution of software packages. Our results show that the success of the ecosystem relies on a strong commitment by a small core of users who support a large and growing community. © 2016 ACM.</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K2AQ7W3">
            <text:p>RK2AQ7W3</text:p>
          </table:table-cell>
          <table:table-cell office:value-type="string" office:value="Estimating the predominant number of clusters in a dataset">
            <text:p>Estimating the predominant number of clusters in a dataset</text:p>
          </table:table-cell>
          <table:table-cell office:value-type="string" office:value="10.3233/IDA-130596">
            <text:p>10.3233/IDA-130596</text:p>
          </table:table-cell>
          <table:table-cell office:value-type="string" office:value="In cluster analysis, finding the number of clusters, K, for a given dataset is an important yet very tricky task, simply for the facts that there is no universally accepted correct or wrong answer for most real world problems and it all depends on the context and purpose of a cluster study. Numerous methods have been developed for estimating K, but most are not widely used in practice due to their poor performance. Thus, it is still quite common that human user is required to select a specific value or a range for K for many clustering methods before they are used. Inappropriate predetermination for K can result in poor clustering results. This paper presents a new method for estimating the most probable number of clusters automatically. It firstly calculates the length of constant similarity intervals, L, and then considers the longest ones as the representations of the most probable numbers of the clusters under the set context and the chosen similarity measure. An error function is defined to measure and evaluate the goodness of estimations. The proposed method has been tested on 3 synthetic datasets and 8 real-world benchmark datasets, and compared with some other popular methods including particularly the TwoStep implemented in IBM/SPSS Modeler software package. The experimental results showed that the proposed method is able to find the &quot;desired&quot; predominant number of clusters for all the simulated datasets and most of the benchmark datasets, and the statistical tests indicate that our method is significantly better. © 2013 - IOS Press and the authors. All rights reserved.">
            <text:p>In cluster analysis, finding the number of clusters, K, for a given dataset is an important yet very tricky task, simply for the facts that there is no universally accepted correct or wrong answer for most real world problems and it all depends on the context and purpose of a cluster study. Numerous methods have been developed for estimating K, but most are not widely used in practice due to their poor performance. Thus, it is still quite common that human user is required to select a specific value or a range for K for many clustering methods before they are used. Inappropriate predetermination for K can result in poor clustering results. This paper presents a new method for estimating the most probable number of clusters automatically. It firstly calculates the length of constant similarity intervals, L, and then considers the longest ones as the representations of the most probable numbers of the clusters under the set context and the chosen similarity measure. An error function is defined to measure and evaluate the goodness of estimations. The proposed method has been tested on 3 synthetic datasets and 8 real-world benchmark datasets, and compared with some other popular methods including particularly the TwoStep implemented in IBM/SPSS Modeler software package. The experimental results showed that the proposed method is able to find the "desired" predominant number of clusters for all the simulated datasets and most of the benchmark datasets, and the statistical tests indicate that our method is significantly better. © 2013 - IOS Press and the author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S3JYMCK">
            <text:p>BS3JYMCK</text:p>
          </table:table-cell>
          <table:table-cell office:value-type="string" office:value="Mathematical and Computer Model of the Tree Crown Ignition Process from a Mobile Grassroots Fire">
            <text:p>Mathematical and Computer Model of the Tree Crown Ignition Process from a Mobile Grassroots Fire</text:p>
          </table:table-cell>
          <table:table-cell office:value-type="string" office:value="10.1007/978-3-031-16203-9_9">
            <text:p>10.1007/978-3-031-16203-9_9</text:p>
          </table:table-cell>
          <table:table-cell office:value-type="string" office:value="Forest fires cause great damage to the environment and are difficult to predict and eliminate. Mathematical models of temperature regimes of forest fires can create a scientific basis for improving the effectiveness of firefighting measures. The study of fire propagation processes and temperature regimes during a fire is an urgent task that many researchers are engaged in. The processes of heat exchange in the process of fire are very complex and include many factors. For this reason, they are difficult to model. The equations of heat transfer processes themselves are also difficult to solve and obtain analytical solutions.The aim of this work is to create a mathematical model of the ignition of a needle from the flame of a moving ground fire. The solution of the set tasks was carried out by the method of direct integration.The model of the process of heating the lower part of the tree crown due to the moving grass fire described in this paper has the advantage that it is based on mathematical calculations that can be easily performed using the mathematical software package Maple. The program in the Maple package is offered, which, depending on the input data: the size of the fire area, the speed of fire spread, the distance from the ground to the bottom of the crown, calculates the air temperature. These results can be used to calculate and assess the operational situation during forest fires. © 2023, The Author(s), under exclusive license to Springer Nature Switzerland AG.">
            <text:p>Forest fires cause great damage to the environment and are difficult to predict and eliminate. Mathematical models of temperature regimes of forest fires can create a scientific basis for improving the effectiveness of firefighting measures. The study of fire propagation processes and temperature regimes during a fire is an urgent task that many researchers are engaged in. The processes of heat exchange in the process of fire are very complex and include many factors. For this reason, they are difficult to model. The equations of heat transfer processes themselves are also difficult to solve and obtain analytical solutions.The aim of this work is to create a mathematical model of the ignition of a needle from the flame of a moving ground fire. The solution of the set tasks was carried out by the method of direct integration.The model of the process of heating the lower part of the tree crown due to the moving grass fire described in this paper has the advantage that it is based on mathematical calculations that can be easily performed using the mathematical software package Maple. The program in the Maple package is offered, which, depending on the input data: the size of the fire area, the speed of fire spread, the distance from the ground to the bottom of the crown, calculates the air temperature. These results can be used to calculate and assess the operational situation during forest fires. © 2023, The Author(s), under exclusive license to Springer Nature Switzerland AG.</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9XIJFF5">
            <text:p>D9XIJFF5</text:p>
          </table:table-cell>
          <table:table-cell office:value-type="string" office:value="A digital model for the venous junctions">
            <text:p>A digital model for the venous junctions</text:p>
          </table:table-cell>
          <table:table-cell office:value-type="string" office:value="10.1080/1025584021000011109">
            <text:p>10.1080/1025584021000011109</text:p>
          </table:table-cell>
          <table:table-cell office:value-type="string" office:value="The venous network in the lower limbs is composed of a considerable number of confluent junctions. Each of these singularities introduces some blood flow disturbances. Each physiological junction is unique, in terms of its geometry as well as the blood flow rate. In order to account for this great variability, we developed a numerical model based on the use of the N3S code (a software package for solving Navier-Stokes equations). To test the validity of the model, one of the numerical simulations is compared with the data obtained in the corresponding experimental configuration. The velocity measurements were carried out with an ultrasonic pulsed Doppler velocimeter. We also measured pressure differences using differential sensors. The numerical computations were then used to obtain the values of the flow variables at any point, with various geometrical and flow configurations. As far as the velocity field is concerned, a very marked three-dimensional pattern with swirls was observed. The pressure evolution was also strongly disturbed, with a non-linear decrease. All these data indicate that confluence effects cannot be neglected when evaluating pressure decreases.With a tool of this kind, it is possible to accurately predict the disturbances associated with any geometrical configuration or any flow rate. © 2002 Taylor &amp; Francis Ltd.">
            <text:p>The venous network in the lower limbs is composed of a considerable number of confluent junctions. Each of these singularities introduces some blood flow disturbances. Each physiological junction is unique, in terms of its geometry as well as the blood flow rate. In order to account for this great variability, we developed a numerical model based on the use of the N3S code (a software package for solving Navier-Stokes equations). To test the validity of the model, one of the numerical simulations is compared with the data obtained in the corresponding experimental configuration. The velocity measurements were carried out with an ultrasonic pulsed Doppler velocimeter. We also measured pressure differences using differential sensors. The numerical computations were then used to obtain the values of the flow variables at any point, with various geometrical and flow configurations. As far as the velocity field is concerned, a very marked three-dimensional pattern with swirls was observed. The pressure evolution was also strongly disturbed, with a non-linear decrease. All these data indicate that confluence effects cannot be neglected when evaluating pressure decreases.With a tool of this kind, it is possible to accurately predict the disturbances associated with any geometrical configuration or any flow rate. © 2002 Taylor &amp; Francis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4KX7UIR">
            <text:p>I4KX7UIR</text:p>
          </table:table-cell>
          <table:table-cell office:value-type="string" office:value="Digital multisensoral video-thermal system for close range metrology applications">
            <text:p>Digital multisensoral video-thermal system for close range metrology applications</text:p>
          </table:table-cell>
          <table:table-cell office:value-type="string" office:value="">
            <text:p/>
          </table:table-cell>
          <table:table-cell office:value-type="string" office:value="The presented digital multisensoral, hybride system VISION PLUS along with software POPOS combines the video and thermal images acquisition and advanced processing on one system-measurement platform. The system enables images recording in real-time in on-line mode with four video cameras CCD and one thermal camera. The capturing and digitization of successive images sequences is made in an original developed frame grabber PCI plug-in card. The images processing is carried out interactive in the off-line mode. The system consists of the main tool VISION PLUS for controlling and management of digital data acquisition. Simultaneously this package is created for archiving, processing, measuring and analyzing the data from thermal and visual images. The system architecture is supported by the additional photogrammetric software package POPOS. This program is designed for 3D object coordinates estimation, using the DLT and/or the method of bundle adjustment. The selfcalibration of the CCD cameras can optionally be performed. The software has a modular object structure and open architecture and it was written in Delphi and/or C++ language. The presented system is characterized by functionality, multi purpose universality and user friendly interface working in the Windows 95/98/NT environment. VISION PLUS is mainly designed for common determination of geometrical and thermal object information in close range metrology applications, especially for high speed and dynamic processes. The close range metrology elaboration in this digital system could be realized in the following schedule: images acquisition, cameras calibration, photogrammetric objects reconstruction, thermograms evaluation, directional emissivity correction. In this paper typical close range imaging and elaboration are discussed. © 2000 International Society for Photogrammetry and Remote Sensing. All rights reserved.">
            <text:p>The presented digital multisensoral, hybride system VISION PLUS along with software POPOS combines the video and thermal images acquisition and advanced processing on one system-measurement platform. The system enables images recording in real-time in on-line mode with four video cameras CCD and one thermal camera. The capturing and digitization of successive images sequences is made in an original developed frame grabber PCI plug-in card. The images processing is carried out interactive in the off-line mode. The system consists of the main tool VISION PLUS for controlling and management of digital data acquisition. Simultaneously this package is created for archiving, processing, measuring and analyzing the data from thermal and visual images. The system architecture is supported by the additional photogrammetric software package POPOS. This program is designed for 3D object coordinates estimation, using the DLT and/or the method of bundle adjustment. The selfcalibration of the CCD cameras can optionally be performed. The software has a modular object structure and open architecture and it was written in Delphi and/or C++ language. The presented system is characterized by functionality, multi purpose universality and user friendly interface working in the Windows 95/98/NT environment. VISION PLUS is mainly designed for common determination of geometrical and thermal object information in close range metrology applications, especially for high speed and dynamic processes. The close range metrology elaboration in this digital system could be realized in the following schedule: images acquisition, cameras calibration, photogrammetric objects reconstruction, thermograms evaluation, directional emissivity correction. In this paper typical close range imaging and elaboration are discussed. © 2000 International Society for Photogrammetry and Remote Sensing.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R5MH2RT">
            <text:p>ZR5MH2RT</text:p>
          </table:table-cell>
          <table:table-cell office:value-type="string" office:value="A simulated annealing approach to police district design">
            <text:p>A simulated annealing approach to police district design</text:p>
          </table:table-cell>
          <table:table-cell office:value-type="string" office:value="https://doi.org/10.1016/S0305-0548(01)00056-9">
            <text:p>https://doi.org/10.1016/S0305-0548(01)00056-9</text:p>
          </table:table-cell>
          <table:table-cell office:value-type="string" office:value="This paper considers the problem of redistricting or redrawing police command boundaries. We model this problem as a constrained graph-partitioning problem involving the partitioning of a police jurisdiction into command districts subject to constraints of contiguity, compactness, convexity and size. Since the districting affects urban emergency services, there also exist quality-of-service constraints, which limit the response time (queue time plus travel time) to calls for service. Confronted with the combinatorial challenge of the districting problem, we propose a simulated annealing algorithm to search for a “good” partitioning of the police jurisdiction. At each iteration of the algorithm, we employ a variant of the well-known PCAM model to optimally assign the patrol cars and assess the “goodness” of a particular district design with respect to some prescribed performance measures. This approach differs from the well-known Hypercube queuing model, which simply evaluates the performance of a user-specified district design and allocation. A computational case study using data from the Buffalo, New York, Police Department reveals the merits of this approach. Scope and purpose Two of the primary concerns of urban police departments are the effective use of patrol cars and the workload balance between officers in different geographical districts. In recent years, a well known, public domain software package based on the Patrol Car Allocation Model (PCAM) has been developed. PCAM was designed to help police management specify the number of patrol cars that should be on duty at various times of the day on each day of the week in each district. For long-term planning, police management also faces the thorny problem of designing these districts. To address this problem, we employ a simulated annealing search method to determine the geographic boundaries between the police districts. PCAM is used to evaluate the “goodness” of each district design encountered in this search, where “goodness” involves minimizing the disparity between the maximum workload and the minimum workload of the police officers. Working with the Buffalo, New York, Police Department, we were able to significantly reduce officer workload disparity while maintaining current levels of response time.">
            <text:p>This paper considers the problem of redistricting or redrawing police command boundaries. We model this problem as a constrained graph-partitioning problem involving the partitioning of a police jurisdiction into command districts subject to constraints of contiguity, compactness, convexity and size. Since the districting affects urban emergency services, there also exist quality-of-service constraints, which limit the response time (queue time plus travel time) to calls for service. Confronted with the combinatorial challenge of the districting problem, we propose a simulated annealing algorithm to search for a “good” partitioning of the police jurisdiction. At each iteration of the algorithm, we employ a variant of the well-known PCAM model to optimally assign the patrol cars and assess the “goodness” of a particular district design with respect to some prescribed performance measures. This approach differs from the well-known Hypercube queuing model, which simply evaluates the performance of a user-specified district design and allocation. A computational case study using data from the Buffalo, New York, Police Department reveals the merits of this approach. Scope and purpose Two of the primary concerns of urban police departments are the effective use of patrol cars and the workload balance between officers in different geographical districts. In recent years, a well known, public domain software package based on the Patrol Car Allocation Model (PCAM) has been developed. PCAM was designed to help police management specify the number of patrol cars that should be on duty at various times of the day on each day of the week in each district. For long-term planning, police management also faces the thorny problem of designing these districts. To address this problem, we employ a simulated annealing search method to determine the geographic boundaries between the police districts. PCAM is used to evaluate the “goodness” of each district design encountered in this search, where “goodness” involves minimizing the disparity between the maximum workload and the minimum workload of the police officers. Working with the Buffalo, New York, Police Department, we were able to significantly reduce officer workload disparity while maintaining current levels of response tim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F7VFI72">
            <text:p>6F7VFI72</text:p>
          </table:table-cell>
          <table:table-cell office:value-type="string" office:value="Histomorphometry of the ligaments using a generic-purpose image processing software, a new strategy for semi-automatized measurements">
            <text:p>Histomorphometry of the ligaments using a generic-purpose image processing software, a new strategy for semi-automatized measurements</text:p>
          </table:table-cell>
          <table:table-cell office:value-type="string" office:value="10.1007/s10278-011-9440-8">
            <text:p>10.1007/s10278-011-9440-8</text:p>
          </table:table-cell>
          <table:table-cell office:value-type="string" office:value="Gold chloride technique can be combined with Adobe Photoshop software to yield a quantitative assessment of the different areas in heterogeneous structures as are ligament. A semi-automatized method based on the sum of two- and three-dimensional morphological criteria upon colorimetric criteria allows the identification and measurement of the area occupied by a structure of interest. It also allows the quantification of color intensity to differentiate structures with similar staining avidity, like vessels and nerves. This computer-assisted, semiquantitative procedure for computerized morphometry is relatively simple to perform. The accuracy, efficiency, and reproducibility of this method based on a commercially available imaging program were considered adequate when tested on the anterior cruciate ligament of the cat. Image normalization by trained observers using a commercially available software package designed for photography, applied to a sample randomly chosen, has provided the means of making reproducible measurements of heterogeneous structures. © 2011 Society for Imaging Informatics in Medicine.">
            <text:p>Gold chloride technique can be combined with Adobe Photoshop software to yield a quantitative assessment of the different areas in heterogeneous structures as are ligament. A semi-automatized method based on the sum of two- and three-dimensional morphological criteria upon colorimetric criteria allows the identification and measurement of the area occupied by a structure of interest. It also allows the quantification of color intensity to differentiate structures with similar staining avidity, like vessels and nerves. This computer-assisted, semiquantitative procedure for computerized morphometry is relatively simple to perform. The accuracy, efficiency, and reproducibility of this method based on a commercially available imaging program were considered adequate when tested on the anterior cruciate ligament of the cat. Image normalization by trained observers using a commercially available software package designed for photography, applied to a sample randomly chosen, has provided the means of making reproducible measurements of heterogeneous structures. © 2011 Society for Imaging Informatics in Medicin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RJPLTP4">
            <text:p>4RJPLTP4</text:p>
          </table:table-cell>
          <table:table-cell office:value-type="string" office:value="An expert system model for implementing statistical process control in the health care industry">
            <text:p>An expert system model for implementing statistical process control in the health care industry</text:p>
          </table:table-cell>
          <table:table-cell office:value-type="string" office:value="10.1016/0360-8352(96)00061-7">
            <text:p>10.1016/0360-8352(96)00061-7</text:p>
          </table:table-cell>
          <table:table-cell office:value-type="string" office:value="Today's health care industry is under increased pressure to become more efficient and cost effective. In addition, hospitals are now required to adopt the techniques and methods of Continuous Quality Improvement (CQI) as part of their accreditation requirements. One of the main challenges facing health care providers implementing CQI is how to manage, control and improve processes using Statistical Process Control (SPC) techniques, especially control charts. This paper describes the development of an SPC expert system which is designed to advise hospital personnel how to measure and control their processes effectively using different types of control charts such as X-bar and R-charts, P-charts, IC-charts and Individual-X and Moving charts.The SPC expert system is implemented in GURU, a menu driven, totally integrated expert system development tool. The structure of the SPC expert system is described and examples, using actual data from a local hospital are presented. A complete step-by-step interactive session with the expert system is also shown. Finally, the effectiveness of the SPC Expert System is evaluated and the feasibility of linking the expert system directly to SPC software packages is explored.">
            <text:p>Today's health care industry is under increased pressure to become more efficient and cost effective. In addition, hospitals are now required to adopt the techniques and methods of Continuous Quality Improvement (CQI) as part of their accreditation requirements. One of the main challenges facing health care providers implementing CQI is how to manage, control and improve processes using Statistical Process Control (SPC) techniques, especially control charts. This paper describes the development of an SPC expert system which is designed to advise hospital personnel how to measure and control their processes effectively using different types of control charts such as X-bar and R-charts, P-charts, IC-charts and Individual-X and Moving charts.The SPC expert system is implemented in GURU, a menu driven, totally integrated expert system development tool. The structure of the SPC expert system is described and examples, using actual data from a local hospital are presented. A complete step-by-step interactive session with the expert system is also shown. Finally, the effectiveness of the SPC Expert System is evaluated and the feasibility of linking the expert system directly to SPC software packages is explor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6J4MR4G">
            <text:p>E6J4MR4G</text:p>
          </table:table-cell>
          <table:table-cell office:value-type="string" office:value="A format for databasing and comparison of AFLP fingerprint profiles">
            <text:p>A format for databasing and comparison of AFLP fingerprint profiles</text:p>
          </table:table-cell>
          <table:table-cell office:value-type="string" office:value="10.1186/1471-2105-4-7">
            <text:p>10.1186/1471-2105-4-7</text:p>
          </table:table-cell>
          <table:table-cell office:value-type="string" office:value="Background: Amplified fragment length polymorphism (AFLP) is a PCR-based technique that involves restriction of genomic DNA followed by ligation of adaptors to the fragments generated and selective PCR amplification of a subset of these fragments. The amplified fragments are separated on a sequencing gel and visualized by autoradiography or fluorescent sequencing equipment. AFLP allows high-resolution genotyping but the lack of a format for databasing and comparison of AFLP fingerprint profiles limits its wider applications in profiling large numbers of biological samples. Results: A scheme is described to represent a DNA fingerprint profile with a nucleotide sequence-like format in which the information line contains the minimal necessary details to interpret an AFLP DNA fingerprint profile. They include technique used, information on restriction enzymes, primer combination, biological source for DNA materials, fragment sizing and annotation. The bodylines contain information on size and relative intensity of DNA fragments by a string of defined alphabets or symbols. Algorithms for normalizing raw data, binning of fragments and comparing AFLP DNA fingerprint profiles are described. Firstly, the peak heights are normalized against their average and then represented by five symbols according to their relative intensities. Secondly, a binning algorithm based loosely on common springs and rubber bands is applied, which positions sequence fragments into their best possible integer approximations. A BLAST-like reward-penalty concept is used to compare AFLP fingerprint profiles by matching peaks using two metrics: score and percentage of similarity. A software package was developed based on our scheme and proposed algorithms. Example of use this software is given in evaluating novelty of a new tropical orchid cultivar by comparing its AFLP fingerprint profile against those of related commercial cultivars in a database. Conclusions: AFLP DNA fingerprint profiles can be databased and compared effectively with software developed based on our scheme and algorithms. It will facilitate wider use of this DNA fingerprinting technique in areas such as forensic study, intellectual property protection for biological materials and biodiversity management. Moreover, the same concepts can be applied to databasing and comparing DNA fingerprint profiles obtained with other DNA fingerprint techniques. © 2003 Hong and Chuah; licensee BioMed Central Ltd.">
            <text:p>Background: Amplified fragment length polymorphism (AFLP) is a PCR-based technique that involves restriction of genomic DNA followed by ligation of adaptors to the fragments generated and selective PCR amplification of a subset of these fragments. The amplified fragments are separated on a sequencing gel and visualized by autoradiography or fluorescent sequencing equipment. AFLP allows high-resolution genotyping but the lack of a format for databasing and comparison of AFLP fingerprint profiles limits its wider applications in profiling large numbers of biological samples. Results: A scheme is described to represent a DNA fingerprint profile with a nucleotide sequence-like format in which the information line contains the minimal necessary details to interpret an AFLP DNA fingerprint profile. They include technique used, information on restriction enzymes, primer combination, biological source for DNA materials, fragment sizing and annotation. The bodylines contain information on size and relative intensity of DNA fragments by a string of defined alphabets or symbols. Algorithms for normalizing raw data, binning of fragments and comparing AFLP DNA fingerprint profiles are described. Firstly, the peak heights are normalized against their average and then represented by five symbols according to their relative intensities. Secondly, a binning algorithm based loosely on common springs and rubber bands is applied, which positions sequence fragments into their best possible integer approximations. A BLAST-like reward-penalty concept is used to compare AFLP fingerprint profiles by matching peaks using two metrics: score and percentage of similarity. A software package was developed based on our scheme and proposed algorithms. Example of use this software is given in evaluating novelty of a new tropical orchid cultivar by comparing its AFLP fingerprint profile against those of related commercial cultivars in a database. Conclusions: AFLP DNA fingerprint profiles can be databased and compared effectively with software developed based on our scheme and algorithms. It will facilitate wider use of this DNA fingerprinting technique in areas such as forensic study, intellectual property protection for biological materials and biodiversity management. Moreover, the same concepts can be applied to databasing and comparing DNA fingerprint profiles obtained with other DNA fingerprint techniques. © 2003 Hong and Chuah; licensee BioMed Central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X3TMHWS">
            <text:p>3X3TMHWS</text:p>
          </table:table-cell>
          <table:table-cell office:value-type="string" office:value="The Cost of a Macaroon">
            <text:p>The Cost of a Macaroon</text:p>
          </table:table-cell>
          <table:table-cell office:value-type="string" office:value="10.1109/SSS47320.2020.9174369">
            <text:p>10.1109/SSS47320.2020.9174369</text:p>
          </table:table-cell>
          <table:table-cell office:value-type="string" office:value="Macaroons are authorization credentials which have high efficiency and expressiveness that rivals public-key-based mechanisms like Simple Public Key Infrastructure (SPKI) / Simple Distributed Security Infrastructure (SDSI). Macaroons are simple and easy to deploy similar to web cookies. Additionally, they offer secure delegation via their chained hashed message authentication code (HMAC) construction which provides a construct for decentralized delegation. These characteristics are motivating factors for the adoption of macaroons; however, the modern web environment has changed since the initial concept was demonstrated on a local server and since that time there has been a broad adoption of cloud services and an expansion of mobile and embedded devices with the trend of Internet of Things (IoT).The approach utilized by macaroons has a much lower processing overhead and lower latency compared to other authorization methods used in the cloud. Our work investigates factors relating to the overhead costs of macaroon primitives. We implement a macaroons library in Python and replicate the measurements taken by Birgisson et al. in 2014. Then we evaluate the overhead of macaroon primitives and validate the prior findings regarding the cost of authorization primitives on a comparable computing platform. We also run tests with different payload sizes to assess if the prior results continue to hold true using a variety of common payload sizes. Our results provided insight into the trade offs of how efficient and expressive macaroons can be. We additionally evaluate the differences for the cost of authorization primitives across a variety of platforms to assess macaroons relative to the use of modern computer processors and modern software libraries, including ARM architecture processors to evaluate their use with IoT devices. Our results indicate that hardware and software advances have decreased the cost of using macaroons and they are efficient enough to use in low-power embedded platforms. © 2020 IEEE.">
            <text:p>Macaroons are authorization credentials which have high efficiency and expressiveness that rivals public-key-based mechanisms like Simple Public Key Infrastructure (SPKI) / Simple Distributed Security Infrastructure (SDSI). Macaroons are simple and easy to deploy similar to web cookies. Additionally, they offer secure delegation via their chained hashed message authentication code (HMAC) construction which provides a construct for decentralized delegation. These characteristics are motivating factors for the adoption of macaroons; however, the modern web environment has changed since the initial concept was demonstrated on a local server and since that time there has been a broad adoption of cloud services and an expansion of mobile and embedded devices with the trend of Internet of Things (IoT).The approach utilized by macaroons has a much lower processing overhead and lower latency compared to other authorization methods used in the cloud. Our work investigates factors relating to the overhead costs of macaroon primitives. We implement a macaroons library in Python and replicate the measurements taken by Birgisson et al. in 2014. Then we evaluate the overhead of macaroon primitives and validate the prior findings regarding the cost of authorization primitives on a comparable computing platform. We also run tests with different payload sizes to assess if the prior results continue to hold true using a variety of common payload sizes. Our results provided insight into the trade offs of how efficient and expressive macaroons can be. We additionally evaluate the differences for the cost of authorization primitives across a variety of platforms to assess macaroons relative to the use of modern computer processors and modern software libraries, including ARM architecture processors to evaluate their use with IoT devices. Our results indicate that hardware and software advances have decreased the cost of using macaroons and they are efficient enough to use in low-power embedded platforms. © 2020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ZIZNRX9">
            <text:p>6ZIZNRX9</text:p>
          </table:table-cell>
          <table:table-cell office:value-type="string" office:value="Unsupervised active learning techniques for labeling training sets: An experimental evaluation on sequential data">
            <text:p>Unsupervised active learning techniques for labeling training sets: An experimental evaluation on sequential data</text:p>
          </table:table-cell>
          <table:table-cell office:value-type="string" office:value="10.3233/IDA-163075">
            <text:p>10.3233/IDA-163075</text:p>
          </table:table-cell>
          <table:table-cell office:value-type="string" office:value="Many real-world applications, such as those related to sensors, allow collecting large amounts of inexpensive unlabeled sequential data. However, the use of supervised machine learning methods is frequently hindered by the high costs involved in gathering labels for such data. These methods assume the availability of a considerable amount of labeled data to build an accurate classification model. To overcome this bottleneck, active learning methods are designed to selectively label the most informative examples instead of requesting all true labels. Although active learning has been widely used in many problems, most of the methods consider the presence of labeled data or some prior knowledge about the problem, as the number of classes. Differently, in this paper, we are interested in the realistic scenario where the active learning is performed from scratch on a fully unlabeled dataset and with the absence of any classifier or prior knowledge about the data. In general, the methods that consider fully unlabeled data use random sampling to select examples to label. The goal of this work is to show a broad experimental evaluation with different unsupervised active learning methods to select examples from fully unlabeled sequential data. We evaluated methods based on clustering algorithms and centrality measures from graphs for instance selection and the performance of supervised and semi-supervised learning algorithms in the classification task. Given our evaluation on a benchmark of sequential data and in a case study of insect species classification, we indicated the sampling based on hierarchical clustering or k-Means. These methods present a statistically significantly better performance to the popular random sampling. In addition, they are simple algorithms and readily available in many software packages. © 2017 - IOS Press and the authors. All rights reserved.">
            <text:p>Many real-world applications, such as those related to sensors, allow collecting large amounts of inexpensive unlabeled sequential data. However, the use of supervised machine learning methods is frequently hindered by the high costs involved in gathering labels for such data. These methods assume the availability of a considerable amount of labeled data to build an accurate classification model. To overcome this bottleneck, active learning methods are designed to selectively label the most informative examples instead of requesting all true labels. Although active learning has been widely used in many problems, most of the methods consider the presence of labeled data or some prior knowledge about the problem, as the number of classes. Differently, in this paper, we are interested in the realistic scenario where the active learning is performed from scratch on a fully unlabeled dataset and with the absence of any classifier or prior knowledge about the data. In general, the methods that consider fully unlabeled data use random sampling to select examples to label. The goal of this work is to show a broad experimental evaluation with different unsupervised active learning methods to select examples from fully unlabeled sequential data. We evaluated methods based on clustering algorithms and centrality measures from graphs for instance selection and the performance of supervised and semi-supervised learning algorithms in the classification task. Given our evaluation on a benchmark of sequential data and in a case study of insect species classification, we indicated the sampling based on hierarchical clustering or k-Means. These methods present a statistically significantly better performance to the popular random sampling. In addition, they are simple algorithms and readily available in many software packages. © 2017 - IOS Press and the author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34PE2FH">
            <text:p>H34PE2FH</text:p>
          </table:table-cell>
          <table:table-cell office:value-type="string" office:value="A Web-Based Software Package for Clinical Cardiac Autonomic Tests">
            <text:p>A Web-Based Software Package for Clinical Cardiac Autonomic Tests</text:p>
          </table:table-cell>
          <table:table-cell office:value-type="string" office:value="10.1109/BMEI.2009.5302045">
            <text:p>10.1109/BMEI.2009.5302045</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YVH7PIL">
            <text:p>SYVH7PIL</text:p>
          </table:table-cell>
          <table:table-cell office:value-type="string" office:value="FSFI: A full system simulator-based fault injection tool">
            <text:p>FSFI: A full system simulator-based fault injection tool</text:p>
          </table:table-cell>
          <table:table-cell office:value-type="string" office:value="10.1109/IMCCC.2011.88">
            <text:p>10.1109/IMCCC.2011.88</text:p>
          </table:table-cell>
          <table:table-cell office:value-type="string" office:value="With VLSI technology advances and the increasing popularity of COTS components and multi-core processor in space, aviation, and military harsh environment, dependability becomes more attractive to overcome the increasing susceptibility to transient, permanent, and wear-out induced intermittent fault. Fault injection is widely used in dependability evaluation and fault emulation. As compared to physical- and software based fault-injection tool, this paper presents a simulation based Fault Injection tool, namely FSFI, to study high-level propagations of faults and system-level manifestations, especially the underlying causes of fault manifestations, namely Symptoms in this paper. The primary contributions of this paper are as follows. First and foremost, FSFI - A Full System simulator based Fault Injection tool is designed and described in great details. FSFI is based on an open source full system simulator (SAM) and it is heavily modified to support different processor component such as ALU, decoder, integer register files, and AGEN (Address Generation Unit). Additional four modules are added to the FSFI-simulator: Fault Injector, Monitor, Analyzer, and Controller. Second, transient faults are injected into different SPARC processor components, such as ALU, decoder, integer register files, and AGEN to deliberately study fault high level manifestations and propagations from processor component, through SPARC architecture level, hyper visor, OS, to application. Third, the underlying causes of fault manifestations, namely Symptoms, such as fatal trap, high OS, high hyper, and hangs, are captured by FSFI Monitor. The distributions of Symptoms for different components against typical benchmarks are investigated, and the underlying reasons are analyzed in detail. Preliminary experiment results show that FSFI is effective for fault high level propagation and Symptom research, and some of our future work is prospected. © 2011 IEEE.">
            <text:p>With VLSI technology advances and the increasing popularity of COTS components and multi-core processor in space, aviation, and military harsh environment, dependability becomes more attractive to overcome the increasing susceptibility to transient, permanent, and wear-out induced intermittent fault. Fault injection is widely used in dependability evaluation and fault emulation. As compared to physical- and software based fault-injection tool, this paper presents a simulation based Fault Injection tool, namely FSFI, to study high-level propagations of faults and system-level manifestations, especially the underlying causes of fault manifestations, namely Symptoms in this paper. The primary contributions of this paper are as follows. First and foremost, FSFI - A Full System simulator based Fault Injection tool is designed and described in great details. FSFI is based on an open source full system simulator (SAM) and it is heavily modified to support different processor component such as ALU, decoder, integer register files, and AGEN (Address Generation Unit). Additional four modules are added to the FSFI-simulator: Fault Injector, Monitor, Analyzer, and Controller. Second, transient faults are injected into different SPARC processor components, such as ALU, decoder, integer register files, and AGEN to deliberately study fault high level manifestations and propagations from processor component, through SPARC architecture level, hyper visor, OS, to application. Third, the underlying causes of fault manifestations, namely Symptoms, such as fatal trap, high OS, high hyper, and hangs, are captured by FSFI Monitor. The distributions of Symptoms for different components against typical benchmarks are investigated, and the underlying reasons are analyzed in detail. Preliminary experiment results show that FSFI is effective for fault high level propagation and Symptom research, and some of our future work is prospected. © 2011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E2Z4Q9W">
            <text:p>QE2Z4Q9W</text:p>
          </table:table-cell>
          <table:table-cell office:value-type="string" office:value="Measuring implicit attitude in information systems research with the implicit association test">
            <text:p>Measuring implicit attitude in information systems research with the implicit association test</text:p>
          </table:table-cell>
          <table:table-cell office:value-type="string" office:value="10.17705/1CAIS.04719">
            <text:p>10.17705/1CAIS.04719</text:p>
          </table:table-cell>
          <table:table-cell office:value-type="string" office:value="Information systems (IS) research has primarily focused on explicit perceptions, attitudes, and intentions of which users are largely aware. We argue that this view may be too narrow. We extend it by presenting the concept of implicit attitude, which is as a stable subconscious evaluation of an IS that is developed a priori, stored in memory, and triggered with limited or no awareness and intentional effort when users are exposed to system-related stimuli. We further discuss the theoretical aspects of implicit attitude toward IS and document a set of guidelines regarding a technique for implicit attitude measurement: the implicit association test (IAT). We further present an overview of the FreeIAT software package and offer a practical example and configuration of the IAT, which includes its administration and scoring. Overall, this tutorial builds methodological foundations for future inquiries into the role of implicit processes in IS research. © 2020 by the Association for Information Systems.">
            <text:p>Information systems (IS) research has primarily focused on explicit perceptions, attitudes, and intentions of which users are largely aware. We argue that this view may be too narrow. We extend it by presenting the concept of implicit attitude, which is as a stable subconscious evaluation of an IS that is developed a priori, stored in memory, and triggered with limited or no awareness and intentional effort when users are exposed to system-related stimuli. We further discuss the theoretical aspects of implicit attitude toward IS and document a set of guidelines regarding a technique for implicit attitude measurement: the implicit association test (IAT). We further present an overview of the FreeIAT software package and offer a practical example and configuration of the IAT, which includes its administration and scoring. Overall, this tutorial builds methodological foundations for future inquiries into the role of implicit processes in IS research. © 2020 by the Association for Information System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AHPUTVP">
            <text:p>VAHPUTVP</text:p>
          </table:table-cell>
          <table:table-cell office:value-type="string" office:value="A hybrid chaos and neural network cipher encryption algorithm for compressed video signal transmission over wireless channel">
            <text:p>A hybrid chaos and neural network cipher encryption algorithm for compressed video signal transmission over wireless channel</text:p>
          </table:table-cell>
          <table:table-cell office:value-type="string" office:value="10.1109/ICED.2014.7015772">
            <text:p>10.1109/ICED.2014.7015772</text:p>
          </table:table-cell>
          <table:table-cell office:value-type="string" office:value="In this paper, a hybrid framework of compressed and encrypted video signal transmission over wireless channel has been designed and implemented. Chaos theory property has been combined with artificial neural network to construct a cipher algorithm called a Chaotic Neural Network (CNN). This algorithm has been embedded and integrated inside MPEG-2 video codec standard to transform the plaintext (compressed video data) into an unintelligible form. The resultant compressed and encrypted bitstream has been transmitted from source to destination by using Orthogonal Frequency Division Multiplexing (OFDM) modulation technique. The effect of wireless channel condition has been investigated for both AWGN and Rayleigh fading channel. A video signal sample of size 176 × 144 (QCIF standard format) with rate of 30 frame per second has been used for test and simulate the overall system model framework performance. MATLAB software package has been used for system model framework implementation. The proposed framework is flexible and has ability to control output video quality, bit rate, and group of picture (GOP) number and their arrangement. Subjective and objective measurements have been used for overall system model performance evaluation. Results indicate high sensitivity behavior for both key and plaintext modification with high entropy result value.">
            <text:p>In this paper, a hybrid framework of compressed and encrypted video signal transmission over wireless channel has been designed and implemented. Chaos theory property has been combined with artificial neural network to construct a cipher algorithm called a Chaotic Neural Network (CNN). This algorithm has been embedded and integrated inside MPEG-2 video codec standard to transform the plaintext (compressed video data) into an unintelligible form. The resultant compressed and encrypted bitstream has been transmitted from source to destination by using Orthogonal Frequency Division Multiplexing (OFDM) modulation technique. The effect of wireless channel condition has been investigated for both AWGN and Rayleigh fading channel. A video signal sample of size 176 × 144 (QCIF standard format) with rate of 30 frame per second has been used for test and simulate the overall system model framework performance. MATLAB software package has been used for system model framework implementation. The proposed framework is flexible and has ability to control output video quality, bit rate, and group of picture (GOP) number and their arrangement. Subjective and objective measurements have been used for overall system model performance evaluation. Results indicate high sensitivity behavior for both key and plaintext modification with high entropy result valu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A9JA3KV">
            <text:p>VA9JA3KV</text:p>
          </table:table-cell>
          <table:table-cell office:value-type="string" office:value="Comparing lexical analysis tools for buffer overflow detection in network software">
            <text:p>Comparing lexical analysis tools for buffer overflow detection in network software</text:p>
          </table:table-cell>
          <table:table-cell office:value-type="string" office:value="">
            <text:p/>
          </table:table-cell>
          <table:table-cell office:value-type="string" office:value="Many of the bugs in distributed software modules are security vulnerabilities, the most common and also the most exploited of which are buffer overflows and they typically arise in programs written in the C language. This paper, focusing on static analysis tools for detecting buffer overflows in C programs, presents a methodology for experimentally evaluating and comparing the main objective features of such tools. The proposed method is based on testing all the tools on a common set of publicly available, open source software packages, and makes use of specific metrics defined to evaluate the main tool features. In particular, the evaluation aims at quantifying how close the tool is to a complete and sound tool. Our approach has been applied for an initial evaluation of the class of static analysis tools that are based on lexical analysis, using as test cases three well known network software packages. The results obtained, illustrated and commented on in this paper, offer some interesting indications. © 2006 IEEE.">
            <text:p>Many of the bugs in distributed software modules are security vulnerabilities, the most common and also the most exploited of which are buffer overflows and they typically arise in programs written in the C language. This paper, focusing on static analysis tools for detecting buffer overflows in C programs, presents a methodology for experimentally evaluating and comparing the main objective features of such tools. The proposed method is based on testing all the tools on a common set of publicly available, open source software packages, and makes use of specific metrics defined to evaluate the main tool features. In particular, the evaluation aims at quantifying how close the tool is to a complete and sound tool. Our approach has been applied for an initial evaluation of the class of static analysis tools that are based on lexical analysis, using as test cases three well known network software packages. The results obtained, illustrated and commented on in this paper, offer some interesting indications. © 2006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GPKKUJN">
            <text:p>NGPKKUJN</text:p>
          </table:table-cell>
          <table:table-cell office:value-type="string" office:value="Functional state assessment of the power supply system based on system operation parameters">
            <text:p>Functional state assessment of the power supply system based on system operation parameters</text:p>
          </table:table-cell>
          <table:table-cell office:value-type="string" office:value="10.1109/SCM.2016.7519709">
            <text:p>10.1109/SCM.2016.7519709</text:p>
          </table:table-cell>
          <table:table-cell office:value-type="string" office:value="The system of assessing the high voltage equipment technical state, taking into account power grid operation modes, is presented in the paper. The developed model is based on fuzzy logics, neural networks and statistical analysis methods. The model was verified in the context of transformer equipment with the use of specialized software package. The technical diagnostics data and the values of currents and voltages obtained by data measurement systems were taken as initial data. Differences in the results of the high voltage equipment state analysis with and without consideration of power grid operation modes were also defined, dependences and impacts of the power grid operation on the high voltage equipment state were discovered within the framework of the presented paper. The developed model allows improving the accuracy and reliability of the high voltage equipment technical state assessment which, in its turn, improves the equipment operation reliability. © 2016 IEEE.">
            <text:p>The system of assessing the high voltage equipment technical state, taking into account power grid operation modes, is presented in the paper. The developed model is based on fuzzy logics, neural networks and statistical analysis methods. The model was verified in the context of transformer equipment with the use of specialized software package. The technical diagnostics data and the values of currents and voltages obtained by data measurement systems were taken as initial data. Differences in the results of the high voltage equipment state analysis with and without consideration of power grid operation modes were also defined, dependences and impacts of the power grid operation on the high voltage equipment state were discovered within the framework of the presented paper. The developed model allows improving the accuracy and reliability of the high voltage equipment technical state assessment which, in its turn, improves the equipment operation reliability. © 2016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3MPCWC7">
            <text:p>J3MPCWC7</text:p>
          </table:table-cell>
          <table:table-cell office:value-type="string" office:value="HEpiMA: Software for the identification of heterogeneity in meta-analysis">
            <text:p>HEpiMA: Software for the identification of heterogeneity in meta-analysis</text:p>
          </table:table-cell>
          <table:table-cell office:value-type="string" office:value="10.1016/S0169-2607(00)00087-0">
            <text:p>10.1016/S0169-2607(00)00087-0</text:p>
          </table:table-cell>
          <table:table-cell office:value-type="string" office:value="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 × 2 tables. © 2001 Elsevier Science Ireland Ltd. 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2 tables.">
            <text:p>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 × 2 tables. © 2001 Elsevier Science Ireland Ltd. 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2 table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AKZZ22U">
            <text:p>AAKZZ22U</text:p>
          </table:table-cell>
          <table:table-cell office:value-type="string" office:value="Off-the-shelf close-range photogrammetric software for cultural heritage documentation at stonehenge">
            <text:p>Off-the-shelf close-range photogrammetric software for cultural heritage documentation at stonehenge</text:p>
          </table:table-cell>
          <table:table-cell office:value-type="string" office:value="">
            <text:p/>
          </table:table-cell>
          <table:table-cell office:value-type="string" office:value="This paper is a summary of a student internship with English Heritage's Photogrammetric Unit. During this placement affordable solutions for heritage close-range photogrammetric measurement were examined. Topcon's Image Surveying Station PI-3000 photogrammetric software was used on a project to record carvings found on one of the stones at Stonehenge. Analysis of this carving (and others) is essential in order to understand Stonehenge's history as well as to help to conserve its condition. An original survey of this carving was carried out in 1967 (Atkinson, 1968) providing context against which this survey using PI-3000 could be compared to in the future. In preparation for this work a comparison of camera calibration techniques (using PI-3000 and PhotoModeler) was carried out. Creating a 3D model using the photogrammetric method based on a bundle adjustment requires knowledge of camera calibration parameters. Photogrammetric camera calibration parameters allow for the recovery of the central perspective bundle. They can be determined during a self calibration process if using appropriate software. It was decided to assess the camera calibration provided by PI-3000. Therefore, to test the software, a Canon IXUS 900Ti was calibrated using PI-3000 and PhotoModeler. The paper presents the results of these calibrations and compares the two software packages. PI-3000 was then used to document a single carving found on inner face of the 53rd stone of Stonehenge. The outcome could be compared with the survey performed in 1967. Around ten images were collected with a calibrated Cannon A640 camera. Scale was introduced to the scene using a ruler laid against the stone. PI-3000 was then used to produce a meshed surface of the carving. Results will be presented. The paper concludes that off-the-shelf photogrammetric equipment and software could be utilized in commercial projects to provide heritage recording. However, principles of close range photogrammetry still needed to be understood in order to produce high quality results.">
            <text:p>This paper is a summary of a student internship with English Heritage's Photogrammetric Unit. During this placement affordable solutions for heritage close-range photogrammetric measurement were examined. Topcon's Image Surveying Station PI-3000 photogrammetric software was used on a project to record carvings found on one of the stones at Stonehenge. Analysis of this carving (and others) is essential in order to understand Stonehenge's history as well as to help to conserve its condition. An original survey of this carving was carried out in 1967 (Atkinson, 1968) providing context against which this survey using PI-3000 could be compared to in the future. In preparation for this work a comparison of camera calibration techniques (using PI-3000 and PhotoModeler) was carried out. Creating a 3D model using the photogrammetric method based on a bundle adjustment requires knowledge of camera calibration parameters. Photogrammetric camera calibration parameters allow for the recovery of the central perspective bundle. They can be determined during a self calibration process if using appropriate software. It was decided to assess the camera calibration provided by PI-3000. Therefore, to test the software, a Canon IXUS 900Ti was calibrated using PI-3000 and PhotoModeler. The paper presents the results of these calibrations and compares the two software packages. PI-3000 was then used to document a single carving found on inner face of the 53rd stone of Stonehenge. The outcome could be compared with the survey performed in 1967. Around ten images were collected with a calibrated Cannon A640 camera. Scale was introduced to the scene using a ruler laid against the stone. PI-3000 was then used to produce a meshed surface of the carving. Results will be presented. The paper concludes that off-the-shelf photogrammetric equipment and software could be utilized in commercial projects to provide heritage recording. However, principles of close range photogrammetry still needed to be understood in order to produce high quality result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SNJ4LAL">
            <text:p>BSNJ4LAL</text:p>
          </table:table-cell>
          <table:table-cell office:value-type="string" office:value="A system for automated quantification of cutaneous electrogastrograms">
            <text:p>A system for automated quantification of cutaneous electrogastrograms</text:p>
          </table:table-cell>
          <table:table-cell office:value-type="string" office:value="10.1109/EMBC.2015.7319783">
            <text:p>10.1109/EMBC.2015.7319783</text:p>
          </table:table-cell>
          <table:table-cell office:value-type="string" office:value="Clinical evaluation of cutaneous electrogastrograms (EGG) is important for understanding the role of slow waves in functional motility disorders and may be a useful diagnostic aid. An automated software package has been developed which computes metrics of interest from EGG and from slow wave recordings from the gastric mucosa and serosa in a reliable and efficient manner. In particular, the frequency and amplitude of the gastric slow waves were computed, after which signal integrity checks were performed to assess if the signals are valid. For validation, manual estimates of the frequency and amplitude were compared to automated estimates. The methods were packaged into a software executable which processes the data and presents the results in an intuitive graphical and a spreadsheet formats. Automated EGG analysis allows for clinical translation of bio-electrical analysis for potential diagnostics, as commonly used in the cardiac field. © 2015 IEEE.">
            <text:p>Clinical evaluation of cutaneous electrogastrograms (EGG) is important for understanding the role of slow waves in functional motility disorders and may be a useful diagnostic aid. An automated software package has been developed which computes metrics of interest from EGG and from slow wave recordings from the gastric mucosa and serosa in a reliable and efficient manner. In particular, the frequency and amplitude of the gastric slow waves were computed, after which signal integrity checks were performed to assess if the signals are valid. For validation, manual estimates of the frequency and amplitude were compared to automated estimates. The methods were packaged into a software executable which processes the data and presents the results in an intuitive graphical and a spreadsheet formats. Automated EGG analysis allows for clinical translation of bio-electrical analysis for potential diagnostics, as commonly used in the cardiac field. © 2015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YFLUZP6">
            <text:p>AYFLUZP6</text:p>
          </table:table-cell>
          <table:table-cell office:value-type="string" office:value="COSMIC functional size automation of Java web applications using the spring MVC framework">
            <text:p>COSMIC functional size automation of Java web applications using the spring MVC framework</text:p>
          </table:table-cell>
          <table:table-cell office:value-type="string" office:value="">
            <text:p/>
          </table:table-cell>
          <table:table-cell office:value-type="string" office:value="Functional size measurement provides a solid basis for estimating costs and maintaining good governance during software project lifecycle. As measuring manually is more labor intensive, costly and error prone, automating the measurement process has become a priority for researchers and practitioners throughout the world. In order to measure functional size based on the COSMIC method, this work targets to automate the functional size measurement from software source code, and more particularly from Web Java applications using the Spring Web MVC framework. This paper reports on activities carried out in order to meet the following four objectives: 1) Reduce measurement effort with an accuracy of more than 90% compared to experienced practitioner’s measurement; 2) Obtain functional size any time during the software lifecycle; 3) Offer a reusable and modular solution; and 4) Publish the solution as open source software. To do this, we followed a five-phases methodology: 1-Start-up; 2-Prototyping; 3-Realization; 4-Evaluation; and 5-Publication. This methodology made it possible to create the CFP4J Library and publish it as open source software on the GitLab source code repository. In the current state of the CFP4J Library, the four objectives have been achieved. The contribution of this paper is in the definition of mapping rules from code and a publicly available software library to automate COSMIC functional size of Web Java applications that use the Spring MVC framework. These rules and this library can be expanded to other technologies. Copyright © 2020 for this paper by its authors.">
            <text:p>Functional size measurement provides a solid basis for estimating costs and maintaining good governance during software project lifecycle. As measuring manually is more labor intensive, costly and error prone, automating the measurement process has become a priority for researchers and practitioners throughout the world. In order to measure functional size based on the COSMIC method, this work targets to automate the functional size measurement from software source code, and more particularly from Web Java applications using the Spring Web MVC framework. This paper reports on activities carried out in order to meet the following four objectives: 1) Reduce measurement effort with an accuracy of more than 90% compared to experienced practitioner’s measurement; 2) Obtain functional size any time during the software lifecycle; 3) Offer a reusable and modular solution; and 4) Publish the solution as open source software. To do this, we followed a five-phases methodology: 1-Start-up; 2-Prototyping; 3-Realization; 4-Evaluation; and 5-Publication. This methodology made it possible to create the CFP4J Library and publish it as open source software on the GitLab source code repository. In the current state of the CFP4J Library, the four objectives have been achieved. The contribution of this paper is in the definition of mapping rules from code and a publicly available software library to automate COSMIC functional size of Web Java applications that use the Spring MVC framework. These rules and this library can be expanded to other technologies. Copyright © 2020 for this paper by its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5WEXJSG">
            <text:p>W5WEXJSG</text:p>
          </table:table-cell>
          <table:table-cell office:value-type="string" office:value="Statistical model for the validation of unidirectional OTDR splice loss measurements">
            <text:p>Statistical model for the validation of unidirectional OTDR splice loss measurements</text:p>
          </table:table-cell>
          <table:table-cell office:value-type="string" office:value="10.1049/ip-opt:20060001">
            <text:p>10.1049/ip-opt:20060001</text:p>
          </table:table-cell>
          <table:table-cell office:value-type="string" office:value="A mathematical model is developed along with an associated software tool which, for two given fibre types and a given one-way optical time domain reflectometer splice loss result, evaluates the probability of the splice being within a set specification. The model includes both mode field diameter (MFD) mismatch splice loss, difference in backscatter levels due to MFD and refractive index (RI) differences for each fibre, and also takes into account the statistical variation of MFD and RI. The mathematical assumptions are validated against Monte Carlo simulations, and the mathematical model against a data set of bi-directional splice loss measurements from 1638 splices between seven fibre types with MFDs ranging from 5.98 to 11.8m. Practically, the model is implemented as a stand-alone software package featuring a user-friendly interface. © The Institution of Engineering and Technology 2006.">
            <text:p>A mathematical model is developed along with an associated software tool which, for two given fibre types and a given one-way optical time domain reflectometer splice loss result, evaluates the probability of the splice being within a set specification. The model includes both mode field diameter (MFD) mismatch splice loss, difference in backscatter levels due to MFD and refractive index (RI) differences for each fibre, and also takes into account the statistical variation of MFD and RI. The mathematical assumptions are validated against Monte Carlo simulations, and the mathematical model against a data set of bi-directional splice loss measurements from 1638 splices between seven fibre types with MFDs ranging from 5.98 to 11.8m. Practically, the model is implemented as a stand-alone software package featuring a user-friendly interface. © The Institution of Engineering and Technology 2006.</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J3RN8JQ">
            <text:p>IJ3RN8JQ</text:p>
          </table:table-cell>
          <table:table-cell office:value-type="string" office:value="A Compact Ultra-thin Flexible Solar Panel based Metamaterials Characterizations for Self-Powered Wireless Systems">
            <text:p>A Compact Ultra-thin Flexible Solar Panel based Metamaterials Characterizations for Self-Powered Wireless Systems</text:p>
          </table:table-cell>
          <table:table-cell office:value-type="string" office:value="10.1109/SCEE.2018.8684161">
            <text:p>10.1109/SCEE.2018.8684161</text:p>
          </table:table-cell>
          <table:table-cell office:value-type="string" office:value="In this paper, an experimental study is performed to realize the electromagnetic properties permittivity (ϵr) and permeability (μr), of a solar panel substrate with SRR inclusions.The proposed study is conducted for the modern wireless communication applications. The solar panel structure is based on a flexible layer of PTFE. The SRR structure is constructed from two concentric rings of three periodical unit cells in their lattice. The substrate layer, based solar panel, properties are measured using a modified Nicholson-Ross-Weir formulations (NRW) to retrieve ϵr=ϵr'+jϵr» and μr=μr'+jμr» from the measured S-parameters. The Finite Integral Technique (FIT) simulations based on CST MWS software package formulations is invoked to evaluate the S-parameters based on the retrieved ϵr, μr and compare them to their relative measurements. Next, a PTFE sample is used to validate the proposed technique. It is found that the properties of the PTFE sample are quite relative to those published in the literature where ϵr=2.07+j0.001 and μr=0.999+j0.0001. Finally, an excellent matching is realized between the measured and simulated results. © 2018 IEEE.">
            <text:p>In this paper, an experimental study is performed to realize the electromagnetic properties permittivity (ϵr) and permeability (μr), of a solar panel substrate with SRR inclusions.The proposed study is conducted for the modern wireless communication applications. The solar panel structure is based on a flexible layer of PTFE. The SRR structure is constructed from two concentric rings of three periodical unit cells in their lattice. The substrate layer, based solar panel, properties are measured using a modified Nicholson-Ross-Weir formulations (NRW) to retrieve ϵr=ϵr'+jϵr» and μr=μr'+jμr» from the measured S-parameters. The Finite Integral Technique (FIT) simulations based on CST MWS software package formulations is invoked to evaluate the S-parameters based on the retrieved ϵr, μr and compare them to their relative measurements. Next, a PTFE sample is used to validate the proposed technique. It is found that the properties of the PTFE sample are quite relative to those published in the literature where ϵr=2.07+j0.001 and μr=0.999+j0.0001. Finally, an excellent matching is realized between the measured and simulated results. © 2018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ISKE8QH">
            <text:p>TISKE8QH</text:p>
          </table:table-cell>
          <table:table-cell office:value-type="string" office:value="Defining and applying measures of distance between specifications">
            <text:p>Defining and applying measures of distance between specifications</text:p>
          </table:table-cell>
          <table:table-cell office:value-type="string" office:value="10.1109/32.940565">
            <text:p>10.1109/32.940565</text:p>
          </table:table-cell>
          <table:table-cell office:value-type="string" office:value="The measures of functional distances between relational program specifications were defined using mathematical techniques. Distances were measured using values in a partially ordered sets that were used to capture various aspects of similarity between requirements specification. The definition of these measures of distances were correlated with pragmatic decisions that arose in the practice of software engineering and were used as a basis for quantifying these decisions. Statistical relationships were highlighted and were used as blueprints for computer assisted tools that supported these decisions.">
            <text:p>The measures of functional distances between relational program specifications were defined using mathematical techniques. Distances were measured using values in a partially ordered sets that were used to capture various aspects of similarity between requirements specification. The definition of these measures of distances were correlated with pragmatic decisions that arose in the practice of software engineering and were used as a basis for quantifying these decisions. Statistical relationships were highlighted and were used as blueprints for computer assisted tools that supported these decision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THPTTJF">
            <text:p>RTHPTTJF</text:p>
          </table:table-cell>
          <table:table-cell office:value-type="string" office:value="FAIRSECO: An infrastructure for measuring impact of research software">
            <text:p>FAIRSECO: An infrastructure for measuring impact of research software</text:p>
          </table:table-cell>
          <table:table-cell office:value-type="string" office:value="">
            <text:p/>
          </table:table-cell>
          <table:table-cell office:value-type="string" office:value="Finding research software is a complex task, as research software engineers regularly search for algorithms and methods deeply embedded in large software packages during the creation of research software. Furthermore, they go through lengthy evaluation and extraction processes to find one particular algorithm relevant to their research project. Additionally, for creators of research software, it is hard to show the impact that their code has made on the field, and only very course measures exist for evaluating the success of research software. This study introduces the concept of FAIRSECO, which aims to enable research software engineers to rapidly find and extract relevant software fragments from the worldwide research software ecosystem. Research software engineers from all fields can transplant these source code fragments, maintain the provenance of source code, and easily credit the original authors of the software. Simultaneously, the platform also enables research software engineers to report on their software's impact. With FAIRSECO, we introduce a platform for research software engineers that creates a “method economy”, i.e., where smaller granularity reuse becomes possible while increasing FAIRness (Findable, Accessible, Interoperable, and Reusable) of the worldwide research software ecosystem. © 2022 Copyright for this paper by its authors. Use permitted under Creative Commons License Attribution 4.0 International (CC BY 4.0)">
            <text:p>Finding research software is a complex task, as research software engineers regularly search for algorithms and methods deeply embedded in large software packages during the creation of research software. Furthermore, they go through lengthy evaluation and extraction processes to find one particular algorithm relevant to their research project. Additionally, for creators of research software, it is hard to show the impact that their code has made on the field, and only very course measures exist for evaluating the success of research software. This study introduces the concept of FAIRSECO, which aims to enable research software engineers to rapidly find and extract relevant software fragments from the worldwide research software ecosystem. Research software engineers from all fields can transplant these source code fragments, maintain the provenance of source code, and easily credit the original authors of the software. Simultaneously, the platform also enables research software engineers to report on their software's impact. With FAIRSECO, we introduce a platform for research software engineers that creates a “method economy”, i.e., where smaller granularity reuse becomes possible while increasing FAIRness (Findable, Accessible, Interoperable, and Reusable) of the worldwide research software ecosystem. © 2022 Copyright for this paper by its authors. Use permitted under Creative Commons License Attribution 4.0 International (CC BY 4.0)</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SULQEG8">
            <text:p>9SULQEG8</text:p>
          </table:table-cell>
          <table:table-cell office:value-type="string" office:value="The internal consistencies of the 1987 SEI maturity questionnaire and the SPICE capability dimension">
            <text:p>The internal consistencies of the 1987 SEI maturity questionnaire and the SPICE capability dimension</text:p>
          </table:table-cell>
          <table:table-cell office:value-type="string" office:value="10.1023/A:1008036316053">
            <text:p>10.1023/A:1008036316053</text:p>
          </table:table-cell>
          <table:table-cell office:value-type="string" office:value="This paper presents the results of an empirical evaluation of the reliability of two commonly used assessment instruments: the 1987 SEI Maturity Questionnaire and the SPICE v1 capability dimension. The type of reliability that was evaluated is internal consistency. A study of the internal consistency of the 1987 questionnaire was only briefly mentioned in a 1991 article, and the internal consistency of the SPICE v l capability dimension has not been evaluated thus far. We used two different data sets to evaluate the internal consistency of each instrument. Our results indicate that both assessment instruments are very reliable and also have similar reliability levels. The results are encouraging for users of assessment instruments, and provide a baseline with which to compare subsequent versions of these instruments.">
            <text:p>This paper presents the results of an empirical evaluation of the reliability of two commonly used assessment instruments: the 1987 SEI Maturity Questionnaire and the SPICE v1 capability dimension. The type of reliability that was evaluated is internal consistency. A study of the internal consistency of the 1987 questionnaire was only briefly mentioned in a 1991 article, and the internal consistency of the SPICE v l capability dimension has not been evaluated thus far. We used two different data sets to evaluate the internal consistency of each instrument. Our results indicate that both assessment instruments are very reliable and also have similar reliability levels. The results are encouraging for users of assessment instruments, and provide a baseline with which to compare subsequent versions of these instrument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GRCHLPD">
            <text:p>BGRCHLPD</text:p>
          </table:table-cell>
          <table:table-cell office:value-type="string" office:value="mir_eval: A transparent implementation of common MIR metrics">
            <text:p>mir_eval: A transparent implementation of common MIR metrics</text:p>
          </table:table-cell>
          <table:table-cell office:value-type="string" office:value="">
            <text:p/>
          </table:table-cell>
          <table:table-cell office:value-type="string" office:value="Central to the field of MIR research is the evaluation of algorithms used to extract information from music data. We present mir_eval, an open source software library which provides a transparent and easy-to-use implementation of the most common metrics used to measure the performance of MIR algorithms. In this paper, we enumerate the metrics implemented by mir_eval and quantitatively compare each to existing implementations. When the scores reported by mir_eval differ substantially from the reference, we detail the differences in implementation. We also provide a brief overview of mir_eval’s architecture, design, and intended use. © Colin Raffel, Brian McFee, Eric J. Humphrey, Justin Salamon, Oriol Nieto, Dawen Liang, Daniel P. W. Ellis.">
            <text:p>Central to the field of MIR research is the evaluation of algorithms used to extract information from music data. We present mir_eval, an open source software library which provides a transparent and easy-to-use implementation of the most common metrics used to measure the performance of MIR algorithms. In this paper, we enumerate the metrics implemented by mir_eval and quantitatively compare each to existing implementations. When the scores reported by mir_eval differ substantially from the reference, we detail the differences in implementation. We also provide a brief overview of mir_eval’s architecture, design, and intended use. © Colin Raffel, Brian McFee, Eric J. Humphrey, Justin Salamon, Oriol Nieto, Dawen Liang, Daniel P. W. Elli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KE5SU8H">
            <text:p>9KE5SU8H</text:p>
          </table:table-cell>
          <table:table-cell office:value-type="string" office:value="Framework for reproducible objective video quality research with case study on PSNR implementations">
            <text:p>Framework for reproducible objective video quality research with case study on PSNR implementations</text:p>
          </table:table-cell>
          <table:table-cell office:value-type="string" office:value="10.1016/j.dsp.2017.09.013">
            <text:p>10.1016/j.dsp.2017.09.013</text:p>
          </table:table-cell>
          <table:table-cell office:value-type="string" office:value="Reproducibility is an important and recurrent issue in objective video quality research because the presented algorithms are complex, depend on specific implementations in software packages or their parameters need to be trained on a particular, sometimes unpublished, dataset. Textual descriptions often lack the required detail and even for the simple Peak Signal to Noise Ratio (PSNR) several mutations exist for images and videos, in particular considering the choice of the peak value and the temporal pooling. This work presents results achieved through the analysis of objective video quality measures evaluated on a reproducible large scale database containing about 60,000 HEVC coded video sequences. We focus on PSNR, one of the most widespread measures, considering its two most common definitions. The sometimes largely different results achieved by applying the two definitions highlight the importance of the strict reproducibility of the research in video quality evaluation in particular. Reproducibility is also often a question of computational power and PSNR is a computationally inexpensive algorithm running faster than realtime. Complex algorithms cannot be reasonably developed and evaluated on the abovementioned 160 hours of video sequences. Therefore, techniques to select subsets of coding parameters are then introduced. Results show that an accurate selection can preserve the variety of the results seen on the large database but with much lower complexity. Finally, note that our SoftwareX accompanying paper presents the software framework which allows the full reproducibility of all the research results presented here, as well as how the same framework can be used to produce derived work for other measures or indexes proposed by other researchers which we strongly encourage for integration in our open framework. © 2017 Elsevier Inc.">
            <text:p>Reproducibility is an important and recurrent issue in objective video quality research because the presented algorithms are complex, depend on specific implementations in software packages or their parameters need to be trained on a particular, sometimes unpublished, dataset. Textual descriptions often lack the required detail and even for the simple Peak Signal to Noise Ratio (PSNR) several mutations exist for images and videos, in particular considering the choice of the peak value and the temporal pooling. This work presents results achieved through the analysis of objective video quality measures evaluated on a reproducible large scale database containing about 60,000 HEVC coded video sequences. We focus on PSNR, one of the most widespread measures, considering its two most common definitions. The sometimes largely different results achieved by applying the two definitions highlight the importance of the strict reproducibility of the research in video quality evaluation in particular. Reproducibility is also often a question of computational power and PSNR is a computationally inexpensive algorithm running faster than realtime. Complex algorithms cannot be reasonably developed and evaluated on the abovementioned 160 hours of video sequences. Therefore, techniques to select subsets of coding parameters are then introduced. Results show that an accurate selection can preserve the variety of the results seen on the large database but with much lower complexity. Finally, note that our SoftwareX accompanying paper presents the software framework which allows the full reproducibility of all the research results presented here, as well as how the same framework can be used to produce derived work for other measures or indexes proposed by other researchers which we strongly encourage for integration in our open framework. © 2017 Elsevier Inc.</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9CNM9KK">
            <text:p>Y9CNM9KK</text:p>
          </table:table-cell>
          <table:table-cell office:value-type="string" office:value="Reliable visual analytics, a prerequisite for outcome assessment of engineering systems">
            <text:p>Reliable visual analytics, a prerequisite for outcome assessment of engineering systems</text:p>
          </table:table-cell>
          <table:table-cell office:value-type="string" office:value="10.14232/ACTACYB.24.3.2020.3">
            <text:p>10.14232/ACTACYB.24.3.2020.3</text:p>
          </table:table-cell>
          <table:table-cell office:value-type="string" office:value="Various evaluation approaches exist for multi-purpose visual analytics (VA) frameworks. They are based on empirical studies in information visualization or on community activities, for example, VA Science and Technology Challenge (2006-2014) created as a community evaluation resource to “decide upon the right metrics to use, and the appropriate implementation of those metrics including datasets and evaluators” 1. In this paper, we propose to use evaluated VA environments for computer-based processes or systems with the main goal of aligning user plans, system models and software results. For this purpose, trust in VA outcome should be established, which can be done by following the (meta-)design principles of a human-centered verification and validation assessment and also in dependence on users’ task models and interaction styles, since the possibility to work with the visualization interactively is an integral part of VA. To define reliable VA, we point out various dimensions of reliability along with their quality criteria, requirements, attributes and metrics. Several software packages are used to illustrate the concepts. © 2020 University of Szeged, Institute of Informatics. All rights reserved.">
            <text:p>Various evaluation approaches exist for multi-purpose visual analytics (VA) frameworks. They are based on empirical studies in information visualization or on community activities, for example, VA Science and Technology Challenge (2006-2014) created as a community evaluation resource to “decide upon the right metrics to use, and the appropriate implementation of those metrics including datasets and evaluators” 1. In this paper, we propose to use evaluated VA environments for computer-based processes or systems with the main goal of aligning user plans, system models and software results. For this purpose, trust in VA outcome should be established, which can be done by following the (meta-)design principles of a human-centered verification and validation assessment and also in dependence on users’ task models and interaction styles, since the possibility to work with the visualization interactively is an integral part of VA. To define reliable VA, we point out various dimensions of reliability along with their quality criteria, requirements, attributes and metrics. Several software packages are used to illustrate the concepts. © 2020 University of Szeged, Institute of Informatic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46V7B7D">
            <text:p>R46V7B7D</text:p>
          </table:table-cell>
          <table:table-cell office:value-type="string" office:value="A performance evaluation of multi-FPGA architectures for computations of information transfer">
            <text:p>A performance evaluation of multi-FPGA architectures for computations of information transfer</text:p>
          </table:table-cell>
          <table:table-cell office:value-type="string" office:value="10.1145/b3229631.3229635">
            <text:p>10.1145/b3229631.3229635</text:p>
          </table:table-cell>
          <table:table-cell office:value-type="string" office:value="Mutual Information (MI) and Transfer Entropy (TE) algorithms compute statistical measurements on the information shared between two dependent random processes. These measurements have focused on pairwise computations of time series in a broad range of fields, such as Econometrics, Neuroscience, Data Mining and Computer Vision. Unlike previous works which mostly focus on 8-bit Computer Vision applications, this work proposes the first generic hardware architectures for the acceleration of the MI and TE algorithms to target any dataset for a realistic, multi-FPGA platform. We evaluate and compare two such systems, the Maxeler MAX3A Vectis and the Convey HC-2ex platforms, and provide insight into each one's benefits and limitations. All reported results are from actual experimental runs, including I/O overhead, and comprise lower bounds of our systems' full capabilities for large-scale datasets. These are compared to equivalent optimized multi-threaded software implementations, yielding ∼19x speedup vs. out-of-the-box software packages and ∼2.5x speedup vs. highly optimized software that is presented in the related work. These hardware architectures are obtained with a small fraction of the FPGA resources, and are limited by I/O bandwidth. This means that with near-future FPGA I/O capabilities, the performance of the architectures presented in this work for the O(n 2 ) Mutual Information and the O(n 3 ) Transfer Entropy problems will easily scale up. © 2018 ACM.">
            <text:p>Mutual Information (MI) and Transfer Entropy (TE) algorithms compute statistical measurements on the information shared between two dependent random processes. These measurements have focused on pairwise computations of time series in a broad range of fields, such as Econometrics, Neuroscience, Data Mining and Computer Vision. Unlike previous works which mostly focus on 8-bit Computer Vision applications, this work proposes the first generic hardware architectures for the acceleration of the MI and TE algorithms to target any dataset for a realistic, multi-FPGA platform. We evaluate and compare two such systems, the Maxeler MAX3A Vectis and the Convey HC-2ex platforms, and provide insight into each one's benefits and limitations. All reported results are from actual experimental runs, including I/O overhead, and comprise lower bounds of our systems' full capabilities for large-scale datasets. These are compared to equivalent optimized multi-threaded software implementations, yielding ∼19x speedup vs. out-of-the-box software packages and ∼2.5x speedup vs. highly optimized software that is presented in the related work. These hardware architectures are obtained with a small fraction of the FPGA resources, and are limited by I/O bandwidth. This means that with near-future FPGA I/O capabilities, the performance of the architectures presented in this work for the O(n 2 ) Mutual Information and the O(n 3 ) Transfer Entropy problems will easily scale up. © 2018 ACM.</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QCB3LAK">
            <text:p>5QCB3LAK</text:p>
          </table:table-cell>
          <table:table-cell office:value-type="string" office:value="Semi-automatic level-set based segmentation and stenosis quantification of the internal carotid artery in 3D CTA data sets">
            <text:p>Semi-automatic level-set based segmentation and stenosis quantification of the internal carotid artery in 3D CTA data sets</text:p>
          </table:table-cell>
          <table:table-cell office:value-type="string" office:value="10.1016/j.media.2006.09.004">
            <text:p>10.1016/j.media.2006.09.004</text:p>
          </table:table-cell>
          <table:table-cell office:value-type="string" office:value="We present a new level-set based method to segment and quantify stenosed internal carotid arteries (ICAs) in 3D contrast-enhanced computed tomography angiography (CTA). Within these data sets it is a difficult task to evaluate the degree of stenoses deterministically even for the experienced physician because the actual vessel lumen is hardly distinguishable from calcified plaque and there is no sharp border between lumen and arterial wall. According to our knowledge no commercially available software package allows the detection of the boundary between lumen and plaque components. Therefore in the clinical environment physicians have to perform the evaluation manually. This approach suffers from both intra- and inter-observer variability. The limitation of the manual approach requires the development of a semi-automatic method that is able to achieve deterministic segmentation results of the internal carotid artery via level-set techniques. With the new method different kinds of plaques were almost completely excluded from the segmented regions. For an objective evaluation we also studied the method's performance with four different phantom data sets for which the ground truth of the degree of stenosis was known a priori. Finally, we applied the method to 10 ICAs and compared the obtained segmentations with manual measurements of three physicians. © 2006 Elsevier B.V. All rights reserved.">
            <text:p>We present a new level-set based method to segment and quantify stenosed internal carotid arteries (ICAs) in 3D contrast-enhanced computed tomography angiography (CTA). Within these data sets it is a difficult task to evaluate the degree of stenoses deterministically even for the experienced physician because the actual vessel lumen is hardly distinguishable from calcified plaque and there is no sharp border between lumen and arterial wall. According to our knowledge no commercially available software package allows the detection of the boundary between lumen and plaque components. Therefore in the clinical environment physicians have to perform the evaluation manually. This approach suffers from both intra- and inter-observer variability. The limitation of the manual approach requires the development of a semi-automatic method that is able to achieve deterministic segmentation results of the internal carotid artery via level-set techniques. With the new method different kinds of plaques were almost completely excluded from the segmented regions. For an objective evaluation we also studied the method's performance with four different phantom data sets for which the ground truth of the degree of stenosis was known a priori. Finally, we applied the method to 10 ICAs and compared the obtained segmentations with manual measurements of three physicians. © 2006 Elsevier B.V.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5Q7X2QY">
            <text:p>A5Q7X2QY</text:p>
          </table:table-cell>
          <table:table-cell office:value-type="string" office:value="A reproducible POI recommendation framework: Works mapping and benchmark evaluation">
            <text:p>A reproducible POI recommendation framework: Works mapping and benchmark evaluation</text:p>
          </table:table-cell>
          <table:table-cell office:value-type="string" office:value="10.1016/j.is.2022.102019">
            <text:p>10.1016/j.is.2022.102019</text:p>
          </table:table-cell>
          <table:table-cell office:value-type="string" office:value="This work is a companion reproducibility paper that presents a framework to reproduce our previous experiments and results reported in Werneck et al. (2021). In that previous paper, we introduced a systematic mapping process of points-of-interest (POI) recommendation methods and provided a uniform evaluation methodology based on metrics covering different aspects besides accuracy. Due to the lack of reproducible and extensible benchmarks, our work introduces a reproducibility framework for POI methods based on a collection of Python software libraries and a Docker image. Our proposal is composed of: (1) a package to perform a protocol that reproduces our systematic mapping process Werneck et al. (2021), containing all collected data, insightful views on current advances and opened challenges; and (2) an extensible benchmark to perform a protocol to reproduce experimental evaluations on POI recommendation, considering different datasets, metrics, and the strongest baselines in the literature. This work also demonstrates all processes required to instantiate its framework. Moreover, our work can be considered at least weakly reproducible, since we were able to reproduce the results of the previous paper, leading us to the same conclusions. © 2022">
            <text:p>This work is a companion reproducibility paper that presents a framework to reproduce our previous experiments and results reported in Werneck et al. (2021). In that previous paper, we introduced a systematic mapping process of points-of-interest (POI) recommendation methods and provided a uniform evaluation methodology based on metrics covering different aspects besides accuracy. Due to the lack of reproducible and extensible benchmarks, our work introduces a reproducibility framework for POI methods based on a collection of Python software libraries and a Docker image. Our proposal is composed of: (1) a package to perform a protocol that reproduces our systematic mapping process Werneck et al. (2021), containing all collected data, insightful views on current advances and opened challenges; and (2) an extensible benchmark to perform a protocol to reproduce experimental evaluations on POI recommendation, considering different datasets, metrics, and the strongest baselines in the literature. This work also demonstrates all processes required to instantiate its framework. Moreover, our work can be considered at least weakly reproducible, since we were able to reproduce the results of the previous paper, leading us to the same conclusions. © 2022</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MLDD7RW">
            <text:p>AMLDD7RW</text:p>
          </table:table-cell>
          <table:table-cell office:value-type="string" office:value="GOexpress: An R/Bioconductor package for the identification and visualisation of robust gene ontology signatures through supervised learning of gene expression data">
            <text:p>GOexpress: An R/Bioconductor package for the identification and visualisation of robust gene ontology signatures through supervised learning of gene expression data</text:p>
          </table:table-cell>
          <table:table-cell office:value-type="string" office:value="10.1186/s12859-016-0971-3">
            <text:p>10.1186/s12859-016-0971-3</text:p>
          </table:table-cell>
          <table:table-cell office:value-type="string" office:value="Background: Identification of gene expression profiles that differentiate experimental groups is critical for discovery and analysis of key molecular pathways and also for selection of robust diagnostic or prognostic biomarkers. While integration of differential expression statistics has been used to refine gene set enrichment analyses, such approaches are typically limited to single gene lists resulting from simple two-group comparisons or time-series analyses. In contrast, functional class scoring and machine learning approaches provide powerful alternative methods to leverage molecular measurements for pathway analyses, and to compare continuous and multi-level categorical factors. Results: We introduce GOexpress, a software package for scoring and summarising the capacity of gene ontology features to simultaneously classify samples from multiple experimental groups. GOexpress integrates normalised gene expression data (e.g., from microarray and RNA-seq experiments) and phenotypic information of individual samples with gene ontology annotations to derive a ranking of genes and gene ontology terms using a supervised learning approach. The default random forest algorithm allows interactions between all experimental factors, and competitive scoring of expressed genes to evaluate their relative importance in classifying predefined groups of samples. Conclusions: GOexpress enables rapid identification and visualisation of ontology-related gene panels that robustly classify groups of samples and supports both categorical (e.g., infection status, treatment) and continuous (e.g., time-series, drug concentrations) experimental factors. The use of standard Bioconductor extension packages and publicly available gene ontology annotations facilitates straightforward integration of GOexpress within existing computational biology pipelines. © 2016 Rue-Albrecht et al.">
            <text:p>Background: Identification of gene expression profiles that differentiate experimental groups is critical for discovery and analysis of key molecular pathways and also for selection of robust diagnostic or prognostic biomarkers. While integration of differential expression statistics has been used to refine gene set enrichment analyses, such approaches are typically limited to single gene lists resulting from simple two-group comparisons or time-series analyses. In contrast, functional class scoring and machine learning approaches provide powerful alternative methods to leverage molecular measurements for pathway analyses, and to compare continuous and multi-level categorical factors. Results: We introduce GOexpress, a software package for scoring and summarising the capacity of gene ontology features to simultaneously classify samples from multiple experimental groups. GOexpress integrates normalised gene expression data (e.g., from microarray and RNA-seq experiments) and phenotypic information of individual samples with gene ontology annotations to derive a ranking of genes and gene ontology terms using a supervised learning approach. The default random forest algorithm allows interactions between all experimental factors, and competitive scoring of expressed genes to evaluate their relative importance in classifying predefined groups of samples. Conclusions: GOexpress enables rapid identification and visualisation of ontology-related gene panels that robustly classify groups of samples and supports both categorical (e.g., infection status, treatment) and continuous (e.g., time-series, drug concentrations) experimental factors. The use of standard Bioconductor extension packages and publicly available gene ontology annotations facilitates straightforward integration of GOexpress within existing computational biology pipelines. © 2016 Rue-Albrecht et al.</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UFTLHQT">
            <text:p>4UFTLHQT</text:p>
          </table:table-cell>
          <table:table-cell office:value-type="string" office:value="Evaluating the accuracy of three-dimensional image registration algorithms used in multimodal image fusion">
            <text:p>Evaluating the accuracy of three-dimensional image registration algorithms used in multimodal image fusion</text:p>
          </table:table-cell>
          <table:table-cell office:value-type="string" office:value="10.1117/12.185184">
            <text:p>10.1117/12.185184</text:p>
          </table:table-cell>
          <table:table-cell office:value-type="string" office:value="Composite or &quot;fused&quot; images generated using multimodality/multispectral images from magnetic resonance images (MRI) and computed tomography (CT) are increasingly being used in various diagnostic and therapeutic procedures such as neurosurgery and radiotherapy treatment planning. To be able to make quantitative measurements from these images it is important to determine the error introduced by the image registration algorithm. We have quantified the errors introduced by one such algorithm, the surface matching algorithm available in the ANALYZE software package. Image data from a head phantom and from actual patient data are used in the analysis. Three indicators are evaluated - translation error, residual gray scale error and the error in external marker distances. Results are presented for out-of-plane, in-plane and multiaxis rotation over a range of angles. The registration error increases with an increase in the out-of-plane rotation. Error introduced by the interpolation and truncation of data in the registration procedure is also evaluated and remains fairly constant. A high degree of correlation is seen among the three measures of error and these should prove useful in evaluating other algorithms as well. © 1994 SPIE. All rights reserved.">
            <text:p>Composite or "fused" images generated using multimodality/multispectral images from magnetic resonance images (MRI) and computed tomography (CT) are increasingly being used in various diagnostic and therapeutic procedures such as neurosurgery and radiotherapy treatment planning. To be able to make quantitative measurements from these images it is important to determine the error introduced by the image registration algorithm. We have quantified the errors introduced by one such algorithm, the surface matching algorithm available in the ANALYZE software package. Image data from a head phantom and from actual patient data are used in the analysis. Three indicators are evaluated - translation error, residual gray scale error and the error in external marker distances. Results are presented for out-of-plane, in-plane and multiaxis rotation over a range of angles. The registration error increases with an increase in the out-of-plane rotation. Error introduced by the interpolation and truncation of data in the registration procedure is also evaluated and remains fairly constant. A high degree of correlation is seen among the three measures of error and these should prove useful in evaluating other algorithms as well. © 1994 SPIE.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YNXUUQX">
            <text:p>GYNXUUQX</text:p>
          </table:table-cell>
          <table:table-cell office:value-type="string" office:value="Analysis of the measurement uncertainty of a positional error calibrator based on a laser interferometer">
            <text:p>Analysis of the measurement uncertainty of a positional error calibrator based on a laser interferometer</text:p>
          </table:table-cell>
          <table:table-cell office:value-type="string" office:value="10.1117/12.664329">
            <text:p>10.1117/12.664329</text:p>
          </table:table-cell>
          <table:table-cell office:value-type="string" office:value="A positional error calibrator for evaluating the positioning accuracy of 6-dof simulation system under dynamic conditions has been developed. It is based on the Hewlett Packard 5529A laser interferometer, which is capable of performing dynamic calibration. This laser interferometer measures the position of the slide as it moves continuously along the simulation system axis under test. The data are collected on a position basis by triggering the laser interferometer from a position-based reference signal. A software package has been developed for data acquisition and presentation of the positional errors in accordance with ISO 230-2 standard. This paper deals with the evaluation of the measurement uncertainty of this positional error calibrator. In order to assess the total measurement uncertainty of this calibrator, an analysis of the individual errors that make up the accuracy and repeatability error budgets has been carried out. These error budgets consist of three components. This uncertainty analysis was carried out when this calibrator was used to assess the positional errors of a 6-dof simulation system.">
            <text:p>A positional error calibrator for evaluating the positioning accuracy of 6-dof simulation system under dynamic conditions has been developed. It is based on the Hewlett Packard 5529A laser interferometer, which is capable of performing dynamic calibration. This laser interferometer measures the position of the slide as it moves continuously along the simulation system axis under test. The data are collected on a position basis by triggering the laser interferometer from a position-based reference signal. A software package has been developed for data acquisition and presentation of the positional errors in accordance with ISO 230-2 standard. This paper deals with the evaluation of the measurement uncertainty of this positional error calibrator. In order to assess the total measurement uncertainty of this calibrator, an analysis of the individual errors that make up the accuracy and repeatability error budgets has been carried out. These error budgets consist of three components. This uncertainty analysis was carried out when this calibrator was used to assess the positional errors of a 6-dof simulation syste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T9E2EGD">
            <text:p>KT9E2EGD</text:p>
          </table:table-cell>
          <table:table-cell office:value-type="string" office:value="Availability estimation for facilities in extreme geographical locations">
            <text:p>Availability estimation for facilities in extreme geographical locations</text:p>
          </table:table-cell>
          <table:table-cell office:value-type="string" office:value="10.1109/RAMS.2012.6175472">
            <text:p>10.1109/RAMS.2012.6175472</text:p>
          </table:table-cell>
          <table:table-cell office:value-type="string" office:value="A value added analysis for the Reliability, Availability and Maintainability of McMurdo Ground Station was developed, which will be a useful tool for system managers in sparing, maintenance planning and determining vital performance metrics needed for readiness assessment of the up grades to the McMurdo System. Output of this study can also be used as inputs and recommendations for the application of Reliability Centered Maintenance (RCM) for the system. ReliaSoft's BlockSim [1], a commercial Reliability Analysis software package, has been used to model the availability of the system upgrade to the National Aeronautics and Space Administration (NASA) Near Earth Network (NEN) Ground Station at McMurdo Station [2] in the An tarctica. The logistics challenges due to the closure of access to McMurdo Station during the Antarctic winter was modeled using a weighted composite of four Weibull distributions, one of the possible choices for statistical distributions throughout the software program and usually used to account for failure rates of components supplied by different manufacturers. The inaccessibility of the antenna site on a hill outside McMurdo Station throughout one year due to severe weather was modeled with a Weibull distribution for the repair crew availability. The Weibull distribution is based on an analysis of the available weather data for the antenna site for 2007 in combination with the rules for travel restrictions due to severe weather imposed by the administrating agency, the National Science Foundation (NSF). The simulations resulted in an upper bound for the system availability and allowed for identification of components that would improve availability based on a higher on-site spare count than initially planned. © 2012 IEEE.">
            <text:p>A value added analysis for the Reliability, Availability and Maintainability of McMurdo Ground Station was developed, which will be a useful tool for system managers in sparing, maintenance planning and determining vital performance metrics needed for readiness assessment of the up grades to the McMurdo System. Output of this study can also be used as inputs and recommendations for the application of Reliability Centered Maintenance (RCM) for the system. ReliaSoft's BlockSim [1], a commercial Reliability Analysis software package, has been used to model the availability of the system upgrade to the National Aeronautics and Space Administration (NASA) Near Earth Network (NEN) Ground Station at McMurdo Station [2] in the An tarctica. The logistics challenges due to the closure of access to McMurdo Station during the Antarctic winter was modeled using a weighted composite of four Weibull distributions, one of the possible choices for statistical distributions throughout the software program and usually used to account for failure rates of components supplied by different manufacturers. The inaccessibility of the antenna site on a hill outside McMurdo Station throughout one year due to severe weather was modeled with a Weibull distribution for the repair crew availability. The Weibull distribution is based on an analysis of the available weather data for the antenna site for 2007 in combination with the rules for travel restrictions due to severe weather imposed by the administrating agency, the National Science Foundation (NSF). The simulations resulted in an upper bound for the system availability and allowed for identification of components that would improve availability based on a higher on-site spare count than initially planned. © 2012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KDZY62K">
            <text:p>7KDZY62K</text:p>
          </table:table-cell>
          <table:table-cell office:value-type="string" office:value="University outreach in STEM education through a roller coaster science and engineering camp">
            <text:p>University outreach in STEM education through a roller coaster science and engineering camp</text:p>
          </table:table-cell>
          <table:table-cell office:value-type="string" office:value="10.1109/FIE.2011.6143020">
            <text:p>10.1109/FIE.2011.6143020</text:p>
          </table:table-cell>
          <table:table-cell office:value-type="string" office:value="We describe the structure, implementation, and outcomes of a Roller Coaster Science and Engineering Camp for students in grades 7-12. The framework for the camp has been developed over several years with the goal of providing a unique experience in STEM education using the theme of roller coaster science and engineering. Students form simulated ́roller coaster design companies,́ whose goal is to design a working roller coaster. To assist with the design process, we have developed a Roller Coaster Card Game that incorporates a series of track segments depicting starting hills, vertical loops, corkscrews, cobra rolls, horseshoe turns, and brake segments which can be assembled to initiate the design process. Based on scientific analysis, students exchange cards from the original design with cards depicting similar segments and corrected dimensions. Only certain card combinations result in a working model. The final design is then programmed into a commercial roller coaster software package, where it can be simulated from a first-person rider perspective. We discuss the impact of the camp on student involvement in other research projects and enrichment opportunities. While the specific impact of any single intervention is difficult to measure, we offer some assessment of student participant performance in math/science. © 2011 IEEE.">
            <text:p>We describe the structure, implementation, and outcomes of a Roller Coaster Science and Engineering Camp for students in grades 7-12. The framework for the camp has been developed over several years with the goal of providing a unique experience in STEM education using the theme of roller coaster science and engineering. Students form simulated ́roller coaster design companies,́ whose goal is to design a working roller coaster. To assist with the design process, we have developed a Roller Coaster Card Game that incorporates a series of track segments depicting starting hills, vertical loops, corkscrews, cobra rolls, horseshoe turns, and brake segments which can be assembled to initiate the design process. Based on scientific analysis, students exchange cards from the original design with cards depicting similar segments and corrected dimensions. Only certain card combinations result in a working model. The final design is then programmed into a commercial roller coaster software package, where it can be simulated from a first-person rider perspective. We discuss the impact of the camp on student involvement in other research projects and enrichment opportunities. While the specific impact of any single intervention is difficult to measure, we offer some assessment of student participant performance in math/science. © 2011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YNMMJRJ">
            <text:p>AYNMMJRJ</text:p>
          </table:table-cell>
          <table:table-cell office:value-type="string" office:value="Exploring genome characteristics and sequence quality without a reference">
            <text:p>Exploring genome characteristics and sequence quality without a reference</text:p>
          </table:table-cell>
          <table:table-cell office:value-type="string" office:value="10.1093/bioinformatics/btu023">
            <text:p>10.1093/bioinformatics/btu023</text:p>
          </table:table-cell>
          <table:table-cell office:value-type="string" office:value="Motivation: The de novo assembly of large, complex genomes is a significant challenge with currently available DNA sequencing technology. While many de novo assembly software packages are available, comparatively little attention has been paid to assisting the user with the assembly. Results: This article addresses the practical aspects of de novo assembly by introducing new ways to perform quality assessment on a collection of sequence reads. The software implementation calculates per-base error rates, paired-end fragment-size distributions and coverage metrics in the absence of a reference genome. Additionally, the software will estimate characteristics of the sequenced genome, such as repeat content and heterozygosity that are key determinants of assembly difficulty. © The Author 2013. Published by Oxford University Press.">
            <text:p>Motivation: The de novo assembly of large, complex genomes is a significant challenge with currently available DNA sequencing technology. While many de novo assembly software packages are available, comparatively little attention has been paid to assisting the user with the assembly. Results: This article addresses the practical aspects of de novo assembly by introducing new ways to perform quality assessment on a collection of sequence reads. The software implementation calculates per-base error rates, paired-end fragment-size distributions and coverage metrics in the absence of a reference genome. Additionally, the software will estimate characteristics of the sequenced genome, such as repeat content and heterozygosity that are key determinants of assembly difficulty. © The Author 2013. Published by Oxford University Pres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69AD2UB">
            <text:p>S69AD2UB</text:p>
          </table:table-cell>
          <table:table-cell office:value-type="string" office:value="MEA-ToolBox: an Open Source Toolbox for Standardized Analysis of Multi-Electrode Array Data">
            <text:p>MEA-ToolBox: an Open Source Toolbox for Standardized Analysis of Multi-Electrode Array Data</text:p>
          </table:table-cell>
          <table:table-cell office:value-type="string" office:value="10.1007/s12021-022-09591-6">
            <text:p>10.1007/s12021-022-09591-6</text:p>
          </table:table-cell>
          <table:table-cell office:value-type="string" office:value="Functional assessment of in vitro neuronal networks—of relevance for disease modelling and drug testing—can be performed using multi-electrode array (MEA) technology. However, the handling and processing of the large amount of data typically generated in MEA experiments remains a huge hurdle for researchers. Various software packages have been developed to tackle this issue, but to date, most are either not accessible through the links provided by the authors or only tackle parts of the analysis. Here, we present ‘‘MEA-ToolBox’’, a free open-source general MEA analytical toolbox that uses a variety of literature-based algorithms to process the data, detect spikes from raw recordings, and extract information at both the single-channel and array-wide network level. MEA-ToolBox extracts information about spike trains, burst-related analysis and connectivity metrics without the need of manual intervention. MEA-ToolBox is tailored for comparing different sets of measurements and will analyze data from multiple recorded files placed in the same folder sequentially, thus considerably streamlining the analysis pipeline. MEA-ToolBox is available with a graphic user interface (GUI) thus eliminating the need for any coding expertise while offering functionality to inspect, explore and post-process the data. As proof-of-concept, MEA-ToolBox was tested on earlier-published MEA recordings from neuronal networks derived from human induced pluripotent stem cells (hiPSCs) obtained from healthy subjects and patients with neurodevelopmental disorders. Neuronal networks derived from patient’s hiPSCs showed a clear phenotype compared to those from healthy subjects, demonstrating that the toolbox could extract useful parameters and assess differences between normal and diseased profiles. © 2022, The Author(s).">
            <text:p>Functional assessment of in vitro neuronal networks—of relevance for disease modelling and drug testing—can be performed using multi-electrode array (MEA) technology. However, the handling and processing of the large amount of data typically generated in MEA experiments remains a huge hurdle for researchers. Various software packages have been developed to tackle this issue, but to date, most are either not accessible through the links provided by the authors or only tackle parts of the analysis. Here, we present ‘‘MEA-ToolBox’’, a free open-source general MEA analytical toolbox that uses a variety of literature-based algorithms to process the data, detect spikes from raw recordings, and extract information at both the single-channel and array-wide network level. MEA-ToolBox extracts information about spike trains, burst-related analysis and connectivity metrics without the need of manual intervention. MEA-ToolBox is tailored for comparing different sets of measurements and will analyze data from multiple recorded files placed in the same folder sequentially, thus considerably streamlining the analysis pipeline. MEA-ToolBox is available with a graphic user interface (GUI) thus eliminating the need for any coding expertise while offering functionality to inspect, explore and post-process the data. As proof-of-concept, MEA-ToolBox was tested on earlier-published MEA recordings from neuronal networks derived from human induced pluripotent stem cells (hiPSCs) obtained from healthy subjects and patients with neurodevelopmental disorders. Neuronal networks derived from patient’s hiPSCs showed a clear phenotype compared to those from healthy subjects, demonstrating that the toolbox could extract useful parameters and assess differences between normal and diseased profiles. © 2022,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39KSG9N">
            <text:p>639KSG9N</text:p>
          </table:table-cell>
          <table:table-cell office:value-type="string" office:value="Gaphyl: A genetic algorithms approach to cladistics">
            <text:p>Gaphyl: A genetic algorithms approach to cladistics</text:p>
          </table:table-cell>
          <table:table-cell office:value-type="string" office:value="10.1007/3-540-44794-6_6">
            <text:p>10.1007/3-540-44794-6_6</text:p>
          </table:table-cell>
          <table:table-cell office:value-type="string" office:value="This research investigates the use of genetic algorithms to solve problems from cladistics – a technique used by biologists to hypothesize the evolutionary relationships between organisms. Since exhaustive search is not practical in this domain, typical cladistics software packages use heuristic search methods to navigate through the space of possible trees in an attempt to find one or more “best” solutions. We have developed a system called Gaphyl, which uses the genetic algorithm approach as a search technique for finding cladograms, and a tree evaluation metric from a common cladistics software package (Phylip). On a nontrivial problem (49 species with 61 attributes), Gaphyl is able to find more of the best known trees with less computational effort than Phylip is able to find (corresponding to more equally plausible evolutionary hypotheses). © Springer-Verlag Berlin Heidelberg 2001.">
            <text:p>This research investigates the use of genetic algorithms to solve problems from cladistics – a technique used by biologists to hypothesize the evolutionary relationships between organisms. Since exhaustive search is not practical in this domain, typical cladistics software packages use heuristic search methods to navigate through the space of possible trees in an attempt to find one or more “best” solutions. We have developed a system called Gaphyl, which uses the genetic algorithm approach as a search technique for finding cladograms, and a tree evaluation metric from a common cladistics software package (Phylip). On a nontrivial problem (49 species with 61 attributes), Gaphyl is able to find more of the best known trees with less computational effort than Phylip is able to find (corresponding to more equally plausible evolutionary hypotheses). © Springer-Verlag Berlin Heidelberg 2001.</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X5ZQI26">
            <text:p>VX5ZQI26</text:p>
          </table:table-cell>
          <table:table-cell office:value-type="string" office:value="A remote sensing model estimating lake evaporation">
            <text:p>A remote sensing model estimating lake evaporation</text:p>
          </table:table-cell>
          <table:table-cell office:value-type="string" office:value="10.1109/IGARSS.2008.4779752">
            <text:p>10.1109/IGARSS.2008.4779752</text:p>
          </table:table-cell>
          <table:table-cell office:value-type="string" office:value="There is a need to create an accurate and convenient method to measure lak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
            <text:p>There is a need to create an accurate and convenient method to measure lak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ESUXANZ">
            <text:p>YESUXANZ</text:p>
          </table:table-cell>
          <table:table-cell office:value-type="string" office:value="SHyFTOO, an object-oriented Monte Carlo simulation library for the modeling of Stochastic Hybrid Fault Tree Automaton">
            <text:p>SHyFTOO, an object-oriented Monte Carlo simulation library for the modeling of Stochastic Hybrid Fault Tree Automaton</text:p>
          </table:table-cell>
          <table:table-cell office:value-type="string" office:value="10.1016/j.eswa.2019.113139">
            <text:p>10.1016/j.eswa.2019.113139</text:p>
          </table:table-cell>
          <table:table-cell office:value-type="string" office:value="Dependability assessment is a crucial activity to ensure the correct operation of complex systems. The output of dependability assessment activities include the quantification of reliability, availability, maintenance and safety related metrics. These metrics can assist in the identification of the system weak points or in the conception of mitigation strategies to increase the system dependability level. The development of advanced computer-aided methodologies to support dependability assessment activities is essential to automate and reduce the efforts implied by this process and similarly, the development of accurate dependability assessment methods is very important to increase the quality of the results. In this context, it is possible to identify different contributions that improve the dependability assessment through general-purpose modeling methodologies. However, existing solutions are ad-hoc applications specified with low-level stochastic formalisms and this complicates their adoption in the industry. Accordingly, this paper presents Stochastic Hybrid Fault Tree Automaton (SHyFTA) based simulation algorithm that allows the accurate dependability analysis of repairable multi-state systems. SHyFTA integrates the stochastic and deterministic operation of the system under study as well as their interactions. The algorithm is formalized through an object-oriented software architecture, which is developed as a software library for the modeling and simulation of repairable SHyFTA models. Following the proposed architecture, a Matlab® implementation of this library, SHyFTOO, has been developed and validated with a thorough test campaign. In order to provide a guideline to the end-users and show the potential of the SHyFTOO library, the case study of a feed-water pumping system is implemented in detail and it is used to evaluate different preventive maintenance policies. The SHyFTOO library can open the way to further investigations that address the interactions between the failure behavior and the functional operation of a system and their combined effect on system dependability. © 2019">
            <text:p>Dependability assessment is a crucial activity to ensure the correct operation of complex systems. The output of dependability assessment activities include the quantification of reliability, availability, maintenance and safety related metrics. These metrics can assist in the identification of the system weak points or in the conception of mitigation strategies to increase the system dependability level. The development of advanced computer-aided methodologies to support dependability assessment activities is essential to automate and reduce the efforts implied by this process and similarly, the development of accurate dependability assessment methods is very important to increase the quality of the results. In this context, it is possible to identify different contributions that improve the dependability assessment through general-purpose modeling methodologies. However, existing solutions are ad-hoc applications specified with low-level stochastic formalisms and this complicates their adoption in the industry. Accordingly, this paper presents Stochastic Hybrid Fault Tree Automaton (SHyFTA) based simulation algorithm that allows the accurate dependability analysis of repairable multi-state systems. SHyFTA integrates the stochastic and deterministic operation of the system under study as well as their interactions. The algorithm is formalized through an object-oriented software architecture, which is developed as a software library for the modeling and simulation of repairable SHyFTA models. Following the proposed architecture, a Matlab® implementation of this library, SHyFTOO, has been developed and validated with a thorough test campaign. In order to provide a guideline to the end-users and show the potential of the SHyFTOO library, the case study of a feed-water pumping system is implemented in detail and it is used to evaluate different preventive maintenance policies. The SHyFTOO library can open the way to further investigations that address the interactions between the failure behavior and the functional operation of a system and their combined effect on system dependability. © 2019</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WGIAKDE">
            <text:p>XWGIAKDE</text:p>
          </table:table-cell>
          <table:table-cell office:value-type="string" office:value="Early detection of cots functional suitability for an e-payment case study">
            <text:p>Early detection of cots functional suitability for an e-payment case study</text:p>
          </table:table-cell>
          <table:table-cell office:value-type="string" office:value="">
            <text:p/>
          </table:table-cell>
          <table:table-cell office:value-type="string" office:value="The adoption of COTS-based development brings with it many challenges about the identification and finding of candidate components for reuse. Particularly, the first stage in the identification of COTS candidates is currently carried out dealing with unstructured information on the Web, which makes the evaluation process highly costing when applying complex evaluation criteria. To facilitate the process, in this paper we introduce an early measurement procedure for functional suitability of COTS candidates, and we illustrate the proposal by evaluating components for an e-payment case study.">
            <text:p>The adoption of COTS-based development brings with it many challenges about the identification and finding of candidate components for reuse. Particularly, the first stage in the identification of COTS candidates is currently carried out dealing with unstructured information on the Web, which makes the evaluation process highly costing when applying complex evaluation criteria. To facilitate the process, in this paper we introduce an early measurement procedure for functional suitability of COTS candidates, and we illustrate the proposal by evaluating components for an e-payment case stud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M4FPPKU">
            <text:p>UM4FPPKU</text:p>
          </table:table-cell>
          <table:table-cell office:value-type="string" office:value="Landslide monitoring using terrestrial laser scanner: Georeferencing and canopy filtering issues in a case study">
            <text:p>Landslide monitoring using terrestrial laser scanner: Georeferencing and canopy filtering issues in a case study</text:p>
          </table:table-cell>
          <table:table-cell office:value-type="string" office:value="">
            <text:p/>
          </table:table-cell>
          <table:table-cell office:value-type="string" office:value="In order to define a methodology that faces the major critical issues, we used a Terrestrial Laser Scanner to monitor a large landslide that caused significant disruptions both to an important state road and to a major railway line in Italy. To survey the landslide we used three different models of Terrestrial Laser Scanners, including a &quot;full wave form&quot; one, potentially useful for filtering vegetation from the data. The output of each measurement campaign is a Digital Surface Model referred to a unique reference system. Starting from the DSMs we produced the Digital Terrain Models, one for each survey. The use of different models of TLS together with the software packages recommended by the companies for data processing, allowed us to compare the surveys and to evaluate the reliability and the accuracy of results. The comparison of data has been useful in order to identify and analyse over time the areas of greatest deformation and the directions of landslide movement and it also gives us some elements about the validity of the technique in this kind of applications. The laser surveys have shown a strong dynamic of the slope but have also highlighted some difficulties in order to efficiently filtering the data. Using two different kinds of TLS, full wave form and mono eco, on the same portion of landslide allows us to make comparisons between the two methodologies for landslide monitoring in a real-world context.">
            <text:p>In order to define a methodology that faces the major critical issues, we used a Terrestrial Laser Scanner to monitor a large landslide that caused significant disruptions both to an important state road and to a major railway line in Italy. To survey the landslide we used three different models of Terrestrial Laser Scanners, including a "full wave form" one, potentially useful for filtering vegetation from the data. The output of each measurement campaign is a Digital Surface Model referred to a unique reference system. Starting from the DSMs we produced the Digital Terrain Models, one for each survey. The use of different models of TLS together with the software packages recommended by the companies for data processing, allowed us to compare the surveys and to evaluate the reliability and the accuracy of results. The comparison of data has been useful in order to identify and analyse over time the areas of greatest deformation and the directions of landslide movement and it also gives us some elements about the validity of the technique in this kind of applications. The laser surveys have shown a strong dynamic of the slope but have also highlighted some difficulties in order to efficiently filtering the data. Using two different kinds of TLS, full wave form and mono eco, on the same portion of landslide allows us to make comparisons between the two methodologies for landslide monitoring in a real-world context.</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BNISZG2">
            <text:p>EBNISZG2</text:p>
          </table:table-cell>
          <table:table-cell office:value-type="string" office:value="How Does Library Migration Impact Software Quality and Comprehension? An Empirical Study">
            <text:p>How Does Library Migration Impact Software Quality and Comprehension? An Empirical Study</text:p>
          </table:table-cell>
          <table:table-cell office:value-type="string" office:value="10.1007/978-3-030-64694-3_15">
            <text:p>10.1007/978-3-030-64694-3_15</text:p>
          </table:table-cell>
          <table:table-cell office:value-type="string" office:value="The process of migration between different third-party software libraries, while being an typical library reuse practice, is complex, time consuming and error-prone. Typically, during a library migration process, developers opt to replace methods from a retired library with other methods from a new library without altering the software behavior. However, the extent to which the process of migrating to new libraries will be rewarded with improved software quality is still unknown. In this paper, our goal is to study the impact of library API migration on software quality. We conducted a large-scale empirical study on 9 popular API migrations, collected from a corpus of 57,447 open-source Java projects. We computed the values of commonly-used software quality metrics before and after a migration occurs. The statistical analysis of the obtained results provides evidence that library migrations are likely to improve different software quality attributes including significantly reduced coupling, increased cohesion, and improved code readability. Furthermore, we released an online portal that helps software developers to understand the impact of a library migration on software quality and recommend migration examples that adopt best design and implementation practices to improve software quality. Finally, we provide the software engineering community with a large scale dataset to foster research in software library migration. © 2020, Springer Nature Switzerland AG.">
            <text:p>The process of migration between different third-party software libraries, while being an typical library reuse practice, is complex, time consuming and error-prone. Typically, during a library migration process, developers opt to replace methods from a retired library with other methods from a new library without altering the software behavior. However, the extent to which the process of migrating to new libraries will be rewarded with improved software quality is still unknown. In this paper, our goal is to study the impact of library API migration on software quality. We conducted a large-scale empirical study on 9 popular API migrations, collected from a corpus of 57,447 open-source Java projects. We computed the values of commonly-used software quality metrics before and after a migration occurs. The statistical analysis of the obtained results provides evidence that library migrations are likely to improve different software quality attributes including significantly reduced coupling, increased cohesion, and improved code readability. Furthermore, we released an online portal that helps software developers to understand the impact of a library migration on software quality and recommend migration examples that adopt best design and implementation practices to improve software quality. Finally, we provide the software engineering community with a large scale dataset to foster research in software library migration. © 2020, Springer Nature Switzerland AG.</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7FVBS8L">
            <text:p>K7FVBS8L</text:p>
          </table:table-cell>
          <table:table-cell office:value-type="string" office:value="Improving the flexibility and robustness of model-based derivative-free optimization solvers">
            <text:p>Improving the flexibility and robustness of model-based derivative-free optimization solvers</text:p>
          </table:table-cell>
          <table:table-cell office:value-type="string" office:value="10.1145/3338517">
            <text:p>10.1145/3338517</text:p>
          </table:table-cell>
          <table:table-cell office:value-type="string" office:value="We present two software packages for derivative-free optimization (DFO): DFO-LS for nonlinear least-squares problems and Py-BOBYQA for general objectives, both with optional bound constraints. Inspired by the Gauss-Newton method, DFO-LS constructs simplified linear regression models for the residuals and allows flexible initialization for expensive problems, whereby it can begin making progress after as few as two objective evaluations. Numerical results show DFO-LS can gain reasonable progress on some medium-scale problems with fewer objective evaluations than is needed for one gradient evaluation. DFO-LS has improved robustness to noise, allowing sample averaging, regression-based model construction, and multiple restart strategies with an auto-detection mechanism. Our extensive numerical experimentation shows that restarting the solver when stagnation is detected is a cheap and effective mechanism for achieving robustness, with superior performance over sampling and regression techniques. The package Py-BOBYQA is a Python implementation of BOBYQA (Powell 2009), with novel features such as the implementation of robustness to noise strategies. Our numerical experiments show that Py-BOBYQA is comparable to or better than existing general DFO solvers for noisy problems. In our comparisons, we introduce an adaptive accuracy measure for data profiles of noisy functions, striking a balance between measuring the true and the noisy objective improvement. © 2019 Association for Computing Machinery.">
            <text:p>We present two software packages for derivative-free optimization (DFO): DFO-LS for nonlinear least-squares problems and Py-BOBYQA for general objectives, both with optional bound constraints. Inspired by the Gauss-Newton method, DFO-LS constructs simplified linear regression models for the residuals and allows flexible initialization for expensive problems, whereby it can begin making progress after as few as two objective evaluations. Numerical results show DFO-LS can gain reasonable progress on some medium-scale problems with fewer objective evaluations than is needed for one gradient evaluation. DFO-LS has improved robustness to noise, allowing sample averaging, regression-based model construction, and multiple restart strategies with an auto-detection mechanism. Our extensive numerical experimentation shows that restarting the solver when stagnation is detected is a cheap and effective mechanism for achieving robustness, with superior performance over sampling and regression techniques. The package Py-BOBYQA is a Python implementation of BOBYQA (Powell 2009), with novel features such as the implementation of robustness to noise strategies. Our numerical experiments show that Py-BOBYQA is comparable to or better than existing general DFO solvers for noisy problems. In our comparisons, we introduce an adaptive accuracy measure for data profiles of noisy functions, striking a balance between measuring the true and the noisy objective improvement. © 2019 Association for Computing Machiner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DX263NN">
            <text:p>JDX263NN</text:p>
          </table:table-cell>
          <table:table-cell office:value-type="string" office:value="Consideration of insolation characteristics in sizing stand-alone PV stations">
            <text:p>Consideration of insolation characteristics in sizing stand-alone PV stations</text:p>
          </table:table-cell>
          <table:table-cell office:value-type="string" office:value="10.1109/EMPD.1998.702762">
            <text:p>10.1109/EMPD.1998.702762</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TR58IVH">
            <text:p>UTR58IVH</text:p>
          </table:table-cell>
          <table:table-cell office:value-type="string" office:value="Generalized Computational Experiment and Verification Problems">
            <text:p>Generalized Computational Experiment and Verification Problems</text:p>
          </table:table-cell>
          <table:table-cell office:value-type="string" office:value="10.1134/S0361768821030026">
            <text:p>10.1134/S0361768821030026</text:p>
          </table:table-cell>
          <table:table-cell office:value-type="string" office:value="Abstract: This paper considers the construction of a generalized computational experiment for solving verification problems. The problem of comparative accuracy assessment of numerical methods is currently acquiring special relevance due to the introduction of published standards and widespread use of software packages that include a large number of different solvers. A generalized computational experiment makes it possible to obtain a numerical solution for a class of problems determined by variation ranges of their governing parameters. Analysis of results represented as multidimensional arrays, where the number of measurements depends on the dimension of the space of governing parameters, requires the use of scientific visualization and visual analytics tools. Some approaches to the application of generalized computational experiments with and without a reference solution are discussed. An example of constructing error surfaces when comparing some solvers from the OpenFOAM software package is considered. The classical problem of an inviscid oblique shock wave is used as a basic problem. Certain variations of its main parameters—Mach number and angle of attack—are analyzed. In addition, we consider an example of the cone flow problem with variable Mach number, cone angle, and angle of attack. The concept of an error index is introduced as an integral characteristic of deviations from the exact solution for each solver in the class of problems under consideration. © 2021, Pleiades Publishing, Ltd.">
            <text:p>Abstract: This paper considers the construction of a generalized computational experiment for solving verification problems. The problem of comparative accuracy assessment of numerical methods is currently acquiring special relevance due to the introduction of published standards and widespread use of software packages that include a large number of different solvers. A generalized computational experiment makes it possible to obtain a numerical solution for a class of problems determined by variation ranges of their governing parameters. Analysis of results represented as multidimensional arrays, where the number of measurements depends on the dimension of the space of governing parameters, requires the use of scientific visualization and visual analytics tools. Some approaches to the application of generalized computational experiments with and without a reference solution are discussed. An example of constructing error surfaces when comparing some solvers from the OpenFOAM software package is considered. The classical problem of an inviscid oblique shock wave is used as a basic problem. Certain variations of its main parameters—Mach number and angle of attack—are analyzed. In addition, we consider an example of the cone flow problem with variable Mach number, cone angle, and angle of attack. The concept of an error index is introduced as an integral characteristic of deviations from the exact solution for each solver in the class of problems under consideration. © 2021, Pleiades Publishing,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WSSXZ6N">
            <text:p>GWSSXZ6N</text:p>
          </table:table-cell>
          <table:table-cell office:value-type="string" office:value="A Web service based application serving vegetation condition indices for Flood Crop Loss Assessment">
            <text:p>A Web service based application serving vegetation condition indices for Flood Crop Loss Assessment</text:p>
          </table:table-cell>
          <table:table-cell office:value-type="string" office:value="10.1109/Argo-Geoinformatics.2013.6621910">
            <text:p>10.1109/Argo-Geoinformatics.2013.6621910</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HUKD5MZ">
            <text:p>RHUKD5MZ</text:p>
          </table:table-cell>
          <table:table-cell office:value-type="string" office:value="A comparison of object-triple mapping libraries">
            <text:p>A comparison of object-triple mapping libraries</text:p>
          </table:table-cell>
          <table:table-cell office:value-type="string" office:value="10.3233/SW-190345">
            <text:p>10.3233/SW-190345</text:p>
          </table:table-cell>
          <table:table-cell office:value-type="string" office:value="Domain-independent information systems like ontology editors provide only limited usability for non-experts when domain-specific linked data need to be created. On the contrary, domain-specific applications require adequate architecture for data authoring and validation, typically using the object-oriented paradigm. So far, several software libraries mapping the RDF model (representing linked data) to the object model have been introduced in the literature. In this paper, we develop a novel framework for comparison of object-triple mapping solutions in terms of features and performance. For feature comparison, we designed a set of qualitative criteria reflecting object-oriented application developer's needs. For the performance comparison, we introduce a benchmark based on a real-world information system that we implemented using one of the compared object-triple mapping (OTM) solutions - JOPA. We present a detailed evaluation of a selected set of OTM libraries, showing how they differ in terms of features. We further narrow down the set of selected OTM libraries to contain only RDF4J-compatible ones and use the benchmark to measure their time and memory efficiency. © 2020 - IOS Press and the authors. All rights reserved.">
            <text:p>Domain-independent information systems like ontology editors provide only limited usability for non-experts when domain-specific linked data need to be created. On the contrary, domain-specific applications require adequate architecture for data authoring and validation, typically using the object-oriented paradigm. So far, several software libraries mapping the RDF model (representing linked data) to the object model have been introduced in the literature. In this paper, we develop a novel framework for comparison of object-triple mapping solutions in terms of features and performance. For feature comparison, we designed a set of qualitative criteria reflecting object-oriented application developer's needs. For the performance comparison, we introduce a benchmark based on a real-world information system that we implemented using one of the compared object-triple mapping (OTM) solutions - JOPA. We present a detailed evaluation of a selected set of OTM libraries, showing how they differ in terms of features. We further narrow down the set of selected OTM libraries to contain only RDF4J-compatible ones and use the benchmark to measure their time and memory efficiency. © 2020 - IOS Press and the author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RKJ5RGT">
            <text:p>5RKJ5RGT</text:p>
          </table:table-cell>
          <table:table-cell office:value-type="string" office:value="Software Development for Medical Instrumentation">
            <text:p>Software Development for Medical Instrumentation</text:p>
          </table:table-cell>
          <table:table-cell office:value-type="string" office:value="10.1023/A:1005632231593">
            <text:p>10.1023/A:1005632231593</text:p>
          </table:table-cell>
          <table:table-cell office:value-type="string" office:value="Computer-assisted medical instrumentation has recently become more common. For accuracy and precision, the computer and interfacing circuit with the associated digital signal processing algorithm can be used for the evaluation of biological signal. The measurement system based on this structure has a very high degree of efficieny and flexibility because different algorithms can be used. In addition, the system can employ some newly developed software packages. This paper will submit a procedure for computer-assisted medical instrumentation, and also will show a specific application on blood flow.">
            <text:p>Computer-assisted medical instrumentation has recently become more common. For accuracy and precision, the computer and interfacing circuit with the associated digital signal processing algorithm can be used for the evaluation of biological signal. The measurement system based on this structure has a very high degree of efficieny and flexibility because different algorithms can be used. In addition, the system can employ some newly developed software packages. This paper will submit a procedure for computer-assisted medical instrumentation, and also will show a specific application on blood flow.</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R5XMCYK">
            <text:p>LR5XMCYK</text:p>
          </table:table-cell>
          <table:table-cell office:value-type="string" office:value="Automated low-cost photogrammetry for flexible structure monitoring">
            <text:p>Automated low-cost photogrammetry for flexible structure monitoring</text:p>
          </table:table-cell>
          <table:table-cell office:value-type="string" office:value="">
            <text:p/>
          </table:table-cell>
          <table:table-cell office:value-type="string" office:value="Structural monitoring requires instruments which can provide high precision and accuracy, reliable measurements at good temporal resolution and rapid processing speeds. Long-term campaigns and flexible structures are regarded as two of the most challenging subjects in monitoring engineering structures. Long-term monitoring in civil engineering is generally considered to be labourintensive and financially expensive and it can take significant effort to arrange the necessary human resources, transportation and equipment maintenance. When dealing with flexible structure monitoring, it is of paramount importance that any monitoring equipment used is able to carry out rapid sampling. Low cost, automated, photogrammetric techniques therefore have the potential to become routinely viable for monitoring non-rigid structures. This research aims to provide a photogrammetric solution for long-term flexible structural monitoring purposes. The automated approach was achieved using low-cost imaging devices (mobile phones) to replace traditional image acquisition stations and substantially reduce the equipment costs. A self-programmed software package was developed to deal with the hardware-software integration and system operation. In order to evaluate the performance of this low-cost monitoring system, a shaking table experiment was undertaken. Different network configurations and target sizes were used to determine the best configuration. A large quantity of image data was captured by four DSLR cameras and four mobile phone cameras respectively. These image data were processed using photogrammetric techniques to calculate the final results for the system evaluation.">
            <text:p>Structural monitoring requires instruments which can provide high precision and accuracy, reliable measurements at good temporal resolution and rapid processing speeds. Long-term campaigns and flexible structures are regarded as two of the most challenging subjects in monitoring engineering structures. Long-term monitoring in civil engineering is generally considered to be labourintensive and financially expensive and it can take significant effort to arrange the necessary human resources, transportation and equipment maintenance. When dealing with flexible structure monitoring, it is of paramount importance that any monitoring equipment used is able to carry out rapid sampling. Low cost, automated, photogrammetric techniques therefore have the potential to become routinely viable for monitoring non-rigid structures. This research aims to provide a photogrammetric solution for long-term flexible structural monitoring purposes. The automated approach was achieved using low-cost imaging devices (mobile phones) to replace traditional image acquisition stations and substantially reduce the equipment costs. A self-programmed software package was developed to deal with the hardware-software integration and system operation. In order to evaluate the performance of this low-cost monitoring system, a shaking table experiment was undertaken. Different network configurations and target sizes were used to determine the best configuration. A large quantity of image data was captured by four DSLR cameras and four mobile phone cameras respectively. These image data were processed using photogrammetric techniques to calculate the final results for the system evaluation.</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TDGABU9">
            <text:p>LTDGABU9</text:p>
          </table:table-cell>
          <table:table-cell office:value-type="string" office:value="Comprehensive comparison of two types of algorithm for circRNA detection from short-read RNA-Seq">
            <text:p>Comprehensive comparison of two types of algorithm for circRNA detection from short-read RNA-Seq</text:p>
          </table:table-cell>
          <table:table-cell office:value-type="string" office:value="10.1093/bioinformatics/btac302">
            <text:p>10.1093/bioinformatics/btac302</text:p>
          </table:table-cell>
          <table:table-cell office:value-type="string" office:value="Motivation: Circular RNA is generally formed by the 'back-splicing' process between the upstream splice acceptor and the downstream donor in/not in the regulation of the corresponding RNA-binding proteins or cis-elements. Therefore, more and more software packages have been developed and they are mostly based on the identification of the back-spliced junction reads. However, recent studies developed two software tools that can detect circRNA candidates by constructing k-mer table or/and de Bruijn graph rather than reads mapping. Results: Here, we compared the precision, sensitivity and detection efficiency between software tools based on different algorithms. Eleven representative detection tools with two types of algorithm were selected for the overall pipeline analysis of RNA-seq datasets with/without RNase R treatment in two cell lines. Precision, sensitivity, AUC, F1 score and detection efficiency metrics were assessed to compare the prediction tools. Meanwhile, the sensitivity and distribution of highly expressed circRNAs before and after RNase R treatment were also revealed by their enrichment, unaffected and depleted candidate frequencies. Eventually, we found that compared to the k-mer based tools, CIRI2 and KNIFE based on reads mapping had relatively superior and more balanced detection performance regardless of the cell line or RNase R (-/+) datasets. © 2022 The Author(s). Published by Oxford University Press. All rights reserved.">
            <text:p>Motivation: Circular RNA is generally formed by the 'back-splicing' process between the upstream splice acceptor and the downstream donor in/not in the regulation of the corresponding RNA-binding proteins or cis-elements. Therefore, more and more software packages have been developed and they are mostly based on the identification of the back-spliced junction reads. However, recent studies developed two software tools that can detect circRNA candidates by constructing k-mer table or/and de Bruijn graph rather than reads mapping. Results: Here, we compared the precision, sensitivity and detection efficiency between software tools based on different algorithms. Eleven representative detection tools with two types of algorithm were selected for the overall pipeline analysis of RNA-seq datasets with/without RNase R treatment in two cell lines. Precision, sensitivity, AUC, F1 score and detection efficiency metrics were assessed to compare the prediction tools. Meanwhile, the sensitivity and distribution of highly expressed circRNAs before and after RNase R treatment were also revealed by their enrichment, unaffected and depleted candidate frequencies. Eventually, we found that compared to the k-mer based tools, CIRI2 and KNIFE based on reads mapping had relatively superior and more balanced detection performance regardless of the cell line or RNase R (-/+) datasets. © 2022 The Author(s). Published by Oxford University Pres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KNIV7VV">
            <text:p>ZKNIV7VV</text:p>
          </table:table-cell>
          <table:table-cell office:value-type="string" office:value="SpotDSQ: A 2D-Gel Image Analysis Tool for Protein Spot Detection, Segmentation and Quantification">
            <text:p>SpotDSQ: A 2D-Gel Image Analysis Tool for Protein Spot Detection, Segmentation and Quantification</text:p>
          </table:table-cell>
          <table:table-cell office:value-type="string" office:value="10.1109/BIBE.2019.00015">
            <text:p>10.1109/BIBE.2019.00015</text:p>
          </table:table-cell>
          <table:table-cell office:value-type="string" office:value="The field of proteomics offers powerful methods for studying and analyzing protein expression levels in cells. The Two-Dimensional Gel Electrophoresis technique is a well-established proteomics technique focusing on protein separation and identification that provides digital images containing thousands of protein spots. 2D-gel images are then segmented into spots and background in order to quantify the expression levels of proteins located on a single gel or of differentially expressed proteins between samples from a series of 2D-gels. Spot detection and segmentation are complex and arduous tasks due to the inherent characteristics of 2D-gel images. Several software packages and experimental methods are available for 2D-gel image analysis, achieving different levels of success, each one having its respective advantages and drawbacks. A common characteristic is their dependency on user intervention in order to achieve optimal results, a process that leads to subjective and usually non-reproducible results. In this work, the authors present SpotDSQ, a software tool for 2D-gel electrophoresis image analysis that incorporates novel algorithms for accurate spot detection, segmentation and quantification. SpotDSQ provides high quality automatic protein spot detection, segmentation and quantification by employing novel algorithms that outperform state-of-the-art alternatives. Local automated multi-thresholding along with a modified version of the grow-cut segmentation algorithm is utilized in order to detect areas containing spots as well as the spot centers. The segmentation process is then guided by the information gathered during the detection step, utilizing the detected spot centers as seeds for a region growing approach that separates spot areas, while morphological operators are then utilized in order to accurately detect the protein spots boundaries. SpotDSQ offers an easy-to-use graphical user interface that requires no special training to operate. Results are exported as images and text data in order to facilitate further analysis. The performance of SpotDSQ was evaluated on real as well as synthetic 2D-gel images using well established statistical measures. Spot detection performance was evaluated by means of precision, sensitivity, and the F-measure. Volumetric overlap, volumetric error and volumetric overlap error were utilized for evaluating the segmentation performance. The high F-measure (94.8%) value, the low volumetric overlap error (8.3%), and the accurate spot boundaries achieved by SpotDSQ indicate its effectiveness compared to alternative methods. Experimental results show that SpotDSQ outperforms state-of-the-art software packages as well as methods proposed in the literature, achieving high accuracy and reduced errors. The advantages of SpotDSQ indicate that it has the potential to be a powerful and reliable tool for 2D-gel image analysis in biomedical laboratories. © 2019 IEEE.">
            <text:p>The field of proteomics offers powerful methods for studying and analyzing protein expression levels in cells. The Two-Dimensional Gel Electrophoresis technique is a well-established proteomics technique focusing on protein separation and identification that provides digital images containing thousands of protein spots. 2D-gel images are then segmented into spots and background in order to quantify the expression levels of proteins located on a single gel or of differentially expressed proteins between samples from a series of 2D-gels. Spot detection and segmentation are complex and arduous tasks due to the inherent characteristics of 2D-gel images. Several software packages and experimental methods are available for 2D-gel image analysis, achieving different levels of success, each one having its respective advantages and drawbacks. A common characteristic is their dependency on user intervention in order to achieve optimal results, a process that leads to subjective and usually non-reproducible results. In this work, the authors present SpotDSQ, a software tool for 2D-gel electrophoresis image analysis that incorporates novel algorithms for accurate spot detection, segmentation and quantification. SpotDSQ provides high quality automatic protein spot detection, segmentation and quantification by employing novel algorithms that outperform state-of-the-art alternatives. Local automated multi-thresholding along with a modified version of the grow-cut segmentation algorithm is utilized in order to detect areas containing spots as well as the spot centers. The segmentation process is then guided by the information gathered during the detection step, utilizing the detected spot centers as seeds for a region growing approach that separates spot areas, while morphological operators are then utilized in order to accurately detect the protein spots boundaries. SpotDSQ offers an easy-to-use graphical user interface that requires no special training to operate. Results are exported as images and text data in order to facilitate further analysis. The performance of SpotDSQ was evaluated on real as well as synthetic 2D-gel images using well established statistical measures. Spot detection performance was evaluated by means of precision, sensitivity, and the F-measure. Volumetric overlap, volumetric error and volumetric overlap error were utilized for evaluating the segmentation performance. The high F-measure (94.8%) value, the low volumetric overlap error (8.3%), and the accurate spot boundaries achieved by SpotDSQ indicate its effectiveness compared to alternative methods. Experimental results show that SpotDSQ outperforms state-of-the-art software packages as well as methods proposed in the literature, achieving high accuracy and reduced errors. The advantages of SpotDSQ indicate that it has the potential to be a powerful and reliable tool for 2D-gel image analysis in biomedical laboratories. © 2019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EEYVU64">
            <text:p>FEEYVU64</text:p>
          </table:table-cell>
          <table:table-cell office:value-type="string" office:value="Generating beta random numbers and Dirichlet random vectors in R: The package rBeta2009">
            <text:p>Generating beta random numbers and Dirichlet random vectors in R: The package rBeta2009</text:p>
          </table:table-cell>
          <table:table-cell office:value-type="string" office:value="10.1016/j.csda.2013.02.019">
            <text:p>10.1016/j.csda.2013.02.019</text:p>
          </table:table-cell>
          <table:table-cell office:value-type="string" office:value="A software package, rBeta2009, developed to generate beta random numbers and Dirichlet random vectors in R is presented. The package incorporates state-of-the-art algorithms so as to minimize the computer generation time. In addition, it is designed in a way that (i) the generation efficiency is robust to changes of computer architecture; (ii) memory allocation is flexible; and (iii) the exported objects can be easily integrated with other software. The usage of this package is then illustrated and evaluated in terms of various performance metrics. © 2013 Elsevier Inc. All rights reserved.">
            <text:p>A software package, rBeta2009, developed to generate beta random numbers and Dirichlet random vectors in R is presented. The package incorporates state-of-the-art algorithms so as to minimize the computer generation time. In addition, it is designed in a way that (i) the generation efficiency is robust to changes of computer architecture; (ii) memory allocation is flexible; and (iii) the exported objects can be easily integrated with other software. The usage of this package is then illustrated and evaluated in terms of various performance metrics. © 2013 Elsevier Inc.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PSKS7ZC">
            <text:p>SPSKS7ZC</text:p>
          </table:table-cell>
          <table:table-cell office:value-type="string" office:value="Intelligent data analysis for forecasting threats in complex distributed systems">
            <text:p>Intelligent data analysis for forecasting threats in complex distributed systems</text:p>
          </table:table-cell>
          <table:table-cell office:value-type="string" office:value="">
            <text:p/>
          </table:table-cell>
          <table:table-cell office:value-type="string" office:value="A threat prediction method based on the intellectual analysis of historical data in complex distributed systems (CDS) is proposed. The relevance of the chosen research topic in terms of considering the flood as a physical process of raising the water level, which is measured at stationary and automatic hydrological posts, is substantiated. Based on this, a mathematical formulation of the problem is formulated, within the framework of which an artificial neural network based on the freely distributed TensorFlow software library is implemented. The analysis of the effectiveness of the implemented artificial neural network was carried out, according to which the average deviation of the predicted water level when forecasting for one day at a stationary hydrological post was 3.323%. For further research on forecasting water levels, an algorithm is proposed for evaluating historical data at automatic posts, which will allow using these data to predict water levels according to the proposed method and at automatic posts. Thus, the neural network allows predicting the flood situation with acceptable accuracy, which allows special services to take measures to counter this threat. © 2020 for this paper by its authors. Use permitted under Creative Commons License Attribution 4.0 International (CC BY 4.0).">
            <text:p>A threat prediction method based on the intellectual analysis of historical data in complex distributed systems (CDS) is proposed. The relevance of the chosen research topic in terms of considering the flood as a physical process of raising the water level, which is measured at stationary and automatic hydrological posts, is substantiated. Based on this, a mathematical formulation of the problem is formulated, within the framework of which an artificial neural network based on the freely distributed TensorFlow software library is implemented. The analysis of the effectiveness of the implemented artificial neural network was carried out, according to which the average deviation of the predicted water level when forecasting for one day at a stationary hydrological post was 3.323%. For further research on forecasting water levels, an algorithm is proposed for evaluating historical data at automatic posts, which will allow using these data to predict water levels according to the proposed method and at automatic posts. Thus, the neural network allows predicting the flood situation with acceptable accuracy, which allows special services to take measures to counter this threat. © 2020 for this paper by its authors. Use permitted under Creative Commons License Attribution 4.0 International (CC BY 4.0).</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M66VFC6">
            <text:p>TM66VFC6</text:p>
          </table:table-cell>
          <table:table-cell office:value-type="string" office:value="Semi-automated simulations: Know your schedules">
            <text:p>Semi-automated simulations: Know your schedules</text:p>
          </table:table-cell>
          <table:table-cell office:value-type="string" office:value="">
            <text:p/>
          </table:table-cell>
          <table:table-cell office:value-type="string" office:value="This study tests semi-automated simulation measures such as schedules and occupancy profiles in B I M software packages to establish energy performance predictions for the purposes of providing evidence of compliance. These predictions are tested against an archetypal range of household operation figures that are based on the data collected of approximately 400 households monitored for 11 months each. This study identifies that standardising the simulations by using the archetypal range of dwelling occupation predictions produces a more consistent outcome in energy evaluation across both software packages. However, both of the B I M software packages tested in this study are unable to establish energy performance predictions that align with the real-world measured data. This suggests that in-built semi-automated simulation measures, beyond the optimised schedules and occupancy profiles, investigated in this study, need to be examined in greater detail. © 2019 Building Simulation Conference Proceedings. All rights reserved.">
            <text:p>This study tests semi-automated simulation measures such as schedules and occupancy profiles in B I M software packages to establish energy performance predictions for the purposes of providing evidence of compliance. These predictions are tested against an archetypal range of household operation figures that are based on the data collected of approximately 400 households monitored for 11 months each. This study identifies that standardising the simulations by using the archetypal range of dwelling occupation predictions produces a more consistent outcome in energy evaluation across both software packages. However, both of the B I M software packages tested in this study are unable to establish energy performance predictions that align with the real-world measured data. This suggests that in-built semi-automated simulation measures, beyond the optimised schedules and occupancy profiles, investigated in this study, need to be examined in greater detail. © 2019 Building Simulation Conference Proceedings.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8E8T43D">
            <text:p>98E8T43D</text:p>
          </table:table-cell>
          <table:table-cell office:value-type="string" office:value="Attribute selection using fuzzy roughset based customized similarity measure for lung cancer microarray gene expression data">
            <text:p>Attribute selection using fuzzy roughset based customized similarity measure for lung cancer microarray gene expression data</text:p>
          </table:table-cell>
          <table:table-cell office:value-type="string" office:value="https://doi.org/10.1016/j.fcij.2018.02.002">
            <text:p>https://doi.org/10.1016/j.fcij.2018.02.002</text:p>
          </table:table-cell>
          <table:table-cell office:value-type="string" office:value="Microarray gene expression data plays a prominent role in feature selection that helps in diagnosis and treatment of a wide variety of diseases. Microarray gene expression data contains redundant feature genes of high dimensionality and smaller training and testing samples. This paper proposes a customized similarity measure using fuzzy rough quick reduct algorithm for attribute selection. Information Gain based entropy is used to reduce the dimensionality in the first stage and the proposed fuzzy rough quick reduct method that defines a customized similarity measure for selecting the minimum number of informative genes and removing the redundant genes is employed at the second stage. The proposed method is evaluated using leukemia, lung and ovarian cancer gene expression datasets on a random forest classifier. The proposed method produces 97.22%, 99.45% and 99.6% classifier accuracy on leukemia, lung and ovarian cancer gene expression datasets respectively. The research study is carried out using the R open source software package. The proposed method shows substantial improvement in the performance with respect to various statistical parameters like classification accuracy, precision, recall, f-measure and region of characteristic compared to available methods in literature.">
            <text:p>Microarray gene expression data plays a prominent role in feature selection that helps in diagnosis and treatment of a wide variety of diseases. Microarray gene expression data contains redundant feature genes of high dimensionality and smaller training and testing samples. This paper proposes a customized similarity measure using fuzzy rough quick reduct algorithm for attribute selection. Information Gain based entropy is used to reduce the dimensionality in the first stage and the proposed fuzzy rough quick reduct method that defines a customized similarity measure for selecting the minimum number of informative genes and removing the redundant genes is employed at the second stage. The proposed method is evaluated using leukemia, lung and ovarian cancer gene expression datasets on a random forest classifier. The proposed method produces 97.22%, 99.45% and 99.6% classifier accuracy on leukemia, lung and ovarian cancer gene expression datasets respectively. The research study is carried out using the R open source software package. The proposed method shows substantial improvement in the performance with respect to various statistical parameters like classification accuracy, precision, recall, f-measure and region of characteristic compared to available methods in literatur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ECT9VLK">
            <text:p>ZECT9VLK</text:p>
          </table:table-cell>
          <table:table-cell office:value-type="string" office:value="Statistical treatment of the information content of a database">
            <text:p>Statistical treatment of the information content of a database</text:p>
          </table:table-cell>
          <table:table-cell office:value-type="string" office:value="10.1016/0306-4379(86)90029-3">
            <text:p>10.1016/0306-4379(86)90029-3</text:p>
          </table:table-cell>
          <table:table-cell office:value-type="string" office:value="The statistical analysis of the database contents is usually performed by using software packages, that require the numerical coding of database attributes. Unfortunately, statistics computed from attribute values ciphered might be meaningless (this is the case when the attribute values are intrinsically not ordered in any way). We present an analytical data model, where the information content of a database relation is represented by a contingency table and analysed using the methods of the multivariate information theory. From these quantitative tools of analysis may benefit first the database user interested in a statistical view of the database contents and inclined to put queries like &quot;to what extent are attributes related (in a given database state)?&quot; or like &quot;how does one attribute depend on the others (in a given database state)?&quot;. A second application, here only sketched, is the measurement of the record selectivities for queries, in view of an evaluation of the physical database organization performance. © 1986.">
            <text:p>The statistical analysis of the database contents is usually performed by using software packages, that require the numerical coding of database attributes. Unfortunately, statistics computed from attribute values ciphered might be meaningless (this is the case when the attribute values are intrinsically not ordered in any way). We present an analytical data model, where the information content of a database relation is represented by a contingency table and analysed using the methods of the multivariate information theory. From these quantitative tools of analysis may benefit first the database user interested in a statistical view of the database contents and inclined to put queries like "to what extent are attributes related (in a given database state)?" or like "how does one attribute depend on the others (in a given database state)?". A second application, here only sketched, is the measurement of the record selectivities for queries, in view of an evaluation of the physical database organization performance. © 1986.</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AMSN48A">
            <text:p>KAMSN48A</text:p>
          </table:table-cell>
          <table:table-cell office:value-type="string" office:value="Application of interferometric fringe evaluation software at Technical University Graz">
            <text:p>Application of interferometric fringe evaluation software at Technical University Graz</text:p>
          </table:table-cell>
          <table:table-cell office:value-type="string" office:value="">
            <text:p/>
          </table:table-cell>
          <table:table-cell office:value-type="string" office:value="For one and a half decade, software for interferometric fringe evaluation has been developed and used at Technical University Graz. Within the framework of an awarded grant to one of the authors, the Austrian Government funded activities on optical metrology in mechanical engineering. In this grant these software packages on interferometric fringe evaluation had been subsumed under Windows95/98/NT and the Unix/X-Window-System. This software is made accessible via internet to the public domain (http://optics.tu-graz.ac.at). Its main features are phase-stepping, Fourier domain evaluation and unwrapping techniques as well as algorithms for Abel-inversion and tomographical reconstruction. Additionally, we implemented a bunch of tools for data manipulation, e.g. multiple file handling, filtering, and flexible visualization of data. Some of these features with examples from a multidirectional holographic measurement on a plasma discharge and from speckle interferometry are presented.">
            <text:p>For one and a half decade, software for interferometric fringe evaluation has been developed and used at Technical University Graz. Within the framework of an awarded grant to one of the authors, the Austrian Government funded activities on optical metrology in mechanical engineering. In this grant these software packages on interferometric fringe evaluation had been subsumed under Windows95/98/NT and the Unix/X-Window-System. This software is made accessible via internet to the public domain (http://optics.tu-graz.ac.at). Its main features are phase-stepping, Fourier domain evaluation and unwrapping techniques as well as algorithms for Abel-inversion and tomographical reconstruction. Additionally, we implemented a bunch of tools for data manipulation, e.g. multiple file handling, filtering, and flexible visualization of data. Some of these features with examples from a multidirectional holographic measurement on a plasma discharge and from speckle interferometry are present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ZVJU43Z">
            <text:p>KZVJU43Z</text:p>
          </table:table-cell>
          <table:table-cell office:value-type="string" office:value="Probabilitic flows for reliability evaluation of multiarea power system interconnections">
            <text:p>Probabilitic flows for reliability evaluation of multiarea power system interconnections</text:p>
          </table:table-cell>
          <table:table-cell office:value-type="string" office:value="https://doi.org/10.1016/0142-0615(83)90014-5">
            <text:p>https://doi.org/10.1016/0142-0615(83)90014-5</text:p>
          </table:table-cell>
          <table:table-cell office:value-type="string" office:value="The development of a solution method and computer program for the evaluation of multiarea reliability is reported. An interconnected power system is modelled as a capacitated network with probabilistic arc capacities. The proposed solution method consists of an analytic state space decomposition phase and a Monte-Carlo simulation phase. An optimization problem is solved to minimize the total computational time for the two phases. The solution of the optimal mix problem determines the termination of the decomposition phase and the size of sample for the Monte-Carlo phase. A new reliability index, the inadequate transfer capability, is introduced. This measure indicates the relative effectiveness of either increasing existing capacities or opening new interconnections between two areas. The proposed method has been incorporated into a computationally efficient production grade software package, called Remain (Reliability Evaluation of Multiarea Interconnections). The application of Remain to a seven-area example for planning-system enhancement is given. Computational-times data is also presented.">
            <text:p>The development of a solution method and computer program for the evaluation of multiarea reliability is reported. An interconnected power system is modelled as a capacitated network with probabilistic arc capacities. The proposed solution method consists of an analytic state space decomposition phase and a Monte-Carlo simulation phase. An optimization problem is solved to minimize the total computational time for the two phases. The solution of the optimal mix problem determines the termination of the decomposition phase and the size of sample for the Monte-Carlo phase. A new reliability index, the inadequate transfer capability, is introduced. This measure indicates the relative effectiveness of either increasing existing capacities or opening new interconnections between two areas. The proposed method has been incorporated into a computationally efficient production grade software package, called Remain (Reliability Evaluation of Multiarea Interconnections). The application of Remain to a seven-area example for planning-system enhancement is given. Computational-times data is also present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K36BKPS">
            <text:p>ZK36BKPS</text:p>
          </table:table-cell>
          <table:table-cell office:value-type="string" office:value="PolarBRDF: A general purpose Python package for visualization and quantitative analysis of multi-angular remote sensing measurements">
            <text:p>PolarBRDF: A general purpose Python package for visualization and quantitative analysis of multi-angular remote sensing measurements</text:p>
          </table:table-cell>
          <table:table-cell office:value-type="string" office:value="10.1016/j.cageo.2016.08.015">
            <text:p>10.1016/j.cageo.2016.08.015</text:p>
          </table:table-cell>
          <table:table-cell office:value-type="string" office:value="The Bidirectional Reflectance Distribution Function (BRDF) is a fundamental concept for characterizing the reflectance property of a surface, and helps in the analysis of remote sensing data from satellite, airborne and surface platforms. Multi-angular remote sensing measurements are required for the development and evaluation of BRDF models for improved characterization of surface properties. However, multi-angular data and the associated BRDF models are typically multidimensional involving multi-angular and multi-wavelength information. Effective visualization of such complex multidimensional measurements for different wavelength combinations is presently somewhat lacking in the literature, and could serve as a potentially useful research and teaching tool in aiding both interpretation and analysis of BRDF measurements. This article describes a newly developed software package in Python (PolarBRDF) to help visualize and analyze multi-angular data in polar and False Color Composite (FCC) forms. PolarBRDF also includes functionalities for computing important multi-angular reflectance/albedo parameters including spectral albedo, principal plane reflectance and spectral reflectance slope. Application of PolarBRDF is demonstrated using various case studies obtained from airborne multi-angular remote sensing measurements using NASA's Cloud Absorption Radiometer (CAR). Our visualization program also provides functionalities for untangling complex surface/atmosphere features embedded in pixel-based remote sensing measurements, such as the FCC imagery generation of BRDF measurements of grasslands in the presence of wildfire smoke and clouds. Furthermore, PolarBRDF also provides quantitative information of the angular distribution of scattered surface/atmosphere radiation, in the form of relevant BRDF variables such as sunglint, hotspot and scattering statistics. © 2016 Elsevier Ltd">
            <text:p>The Bidirectional Reflectance Distribution Function (BRDF) is a fundamental concept for characterizing the reflectance property of a surface, and helps in the analysis of remote sensing data from satellite, airborne and surface platforms. Multi-angular remote sensing measurements are required for the development and evaluation of BRDF models for improved characterization of surface properties. However, multi-angular data and the associated BRDF models are typically multidimensional involving multi-angular and multi-wavelength information. Effective visualization of such complex multidimensional measurements for different wavelength combinations is presently somewhat lacking in the literature, and could serve as a potentially useful research and teaching tool in aiding both interpretation and analysis of BRDF measurements. This article describes a newly developed software package in Python (PolarBRDF) to help visualize and analyze multi-angular data in polar and False Color Composite (FCC) forms. PolarBRDF also includes functionalities for computing important multi-angular reflectance/albedo parameters including spectral albedo, principal plane reflectance and spectral reflectance slope. Application of PolarBRDF is demonstrated using various case studies obtained from airborne multi-angular remote sensing measurements using NASA's Cloud Absorption Radiometer (CAR). Our visualization program also provides functionalities for untangling complex surface/atmosphere features embedded in pixel-based remote sensing measurements, such as the FCC imagery generation of BRDF measurements of grasslands in the presence of wildfire smoke and clouds. Furthermore, PolarBRDF also provides quantitative information of the angular distribution of scattered surface/atmosphere radiation, in the form of relevant BRDF variables such as sunglint, hotspot and scattering statistics. © 2016 Elsevier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DJGDHMY">
            <text:p>5DJGDHMY</text:p>
          </table:table-cell>
          <table:table-cell office:value-type="string" office:value="Computer modeling of excavation in cohesive soils">
            <text:p>Computer modeling of excavation in cohesive soils</text:p>
          </table:table-cell>
          <table:table-cell office:value-type="string" office:value="">
            <text:p/>
          </table:table-cell>
          <table:table-cell office:value-type="string" office:value="Most soils have stiffness properties characterized by nonlinearity and inelasticity. Soils are often heterogeneous and may be subject to complicated stratigraphy. The presence of ground water and the localized pressures of that ground water often have a major effect on the design of support systems for deep excavations in predominately fine-grained soils. Because of the interaction of nonlinear soil response with the behavior of structural entities and components, the designer's ingenuity lies in the choice of a computational method that most reasonably approximates a real life problem, but still permits a solution to be obtained. In the absence of a convenient source of codification of detailed hand or elementary computer calculation routines, teaching methods in excavation design currently include procedures that could be carried through by hand or with a calculator. Hand calculations with the design of support systems for some excavations may require prodigious amounts of labor and are usually accomplished by dividing the overall task into smaller segments, each requiring considerations of only a few design parameters. Since computational capabilities of digital computers have, for all practical purposes, surpassed engineers' ability to model materials with which they have to deal, the key to improving educational effectiveness with courses dealing with excavation design certainly rests on multiplying the time the student actually spends learning basic design skills through working out a comprehensive range of problems. The basic objective of the paper is to illustrate with the software &quot;CLAYEX&quot;, to both practitioners and students, the advantage of using a computer to perform a design process that is otherwise lengthy and tedious. The &quot;CLAYTEX&quot; software package is an interactive program developed for the complete design of support systems for excavations made in fine-grained soils. The program uses recent design practices, computerizes manual methods of design to achieve improved speed as well as reliability of calculations, and runs on IBM-PC or other compatible microcomputer hardware using the DOS operation system. The program follows a minimum learning curve strategy and achieves a high degree of user friendliness through an easily followed format and highly explicit data prompts. Primary emphasis in developing the software is placed on assessment of the effect of complex, as well as nonuniform, soil conditions and such random factors as the force with which the structural members are wedged home, and the time elapsed between excavation and installation of support members, in order to achieve the safest and most economical design. Apparent lateral pressure distributions, used in design of support systems, are taken as semi-empirical envelopes covering all the random distributions obtained from field measurements under varying soil conditions. The software considers effects of heaving of bottom excavation, depth of penetration of soldier piles or sheetpiles below the bottom of excavation, and settlement as well as lateral movement of the adjacent ground. For each support system, soldier piles and laggings or sheetpiles, the software provides several choices of steel members (structs, piles, and wales), based on the requirements of the American Institute of Steel Construction (AISC) ASD Manual.">
            <text:p>Most soils have stiffness properties characterized by nonlinearity and inelasticity. Soils are often heterogeneous and may be subject to complicated stratigraphy. The presence of ground water and the localized pressures of that ground water often have a major effect on the design of support systems for deep excavations in predominately fine-grained soils. Because of the interaction of nonlinear soil response with the behavior of structural entities and components, the designer's ingenuity lies in the choice of a computational method that most reasonably approximates a real life problem, but still permits a solution to be obtained. In the absence of a convenient source of codification of detailed hand or elementary computer calculation routines, teaching methods in excavation design currently include procedures that could be carried through by hand or with a calculator. Hand calculations with the design of support systems for some excavations may require prodigious amounts of labor and are usually accomplished by dividing the overall task into smaller segments, each requiring considerations of only a few design parameters. Since computational capabilities of digital computers have, for all practical purposes, surpassed engineers' ability to model materials with which they have to deal, the key to improving educational effectiveness with courses dealing with excavation design certainly rests on multiplying the time the student actually spends learning basic design skills through working out a comprehensive range of problems. The basic objective of the paper is to illustrate with the software "CLAYEX", to both practitioners and students, the advantage of using a computer to perform a design process that is otherwise lengthy and tedious. The "CLAYTEX" software package is an interactive program developed for the complete design of support systems for excavations made in fine-grained soils. The program uses recent design practices, computerizes manual methods of design to achieve improved speed as well as reliability of calculations, and runs on IBM-PC or other compatible microcomputer hardware using the DOS operation system. The program follows a minimum learning curve strategy and achieves a high degree of user friendliness through an easily followed format and highly explicit data prompts. Primary emphasis in developing the software is placed on assessment of the effect of complex, as well as nonuniform, soil conditions and such random factors as the force with which the structural members are wedged home, and the time elapsed between excavation and installation of support members, in order to achieve the safest and most economical design. Apparent lateral pressure distributions, used in design of support systems, are taken as semi-empirical envelopes covering all the random distributions obtained from field measurements under varying soil conditions. The software considers effects of heaving of bottom excavation, depth of penetration of soldier piles or sheetpiles below the bottom of excavation, and settlement as well as lateral movement of the adjacent ground. For each support system, soldier piles and laggings or sheetpiles, the software provides several choices of steel members (structs, piles, and wales), based on the requirements of the American Institute of Steel Construction (AISC) ASD Manual.</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7CKANUN">
            <text:p>M7CKANUN</text:p>
          </table:table-cell>
          <table:table-cell office:value-type="string" office:value="Note on hydrogenic atomic orbitals to evaluate sensitive properties of molecules: An example of NMR chemical shifts">
            <text:p>Note on hydrogenic atomic orbitals to evaluate sensitive properties of molecules: An example of NMR chemical shifts</text:p>
          </table:table-cell>
          <table:table-cell office:value-type="string" office:value="10.1142/S0219633604000945">
            <text:p>10.1142/S0219633604000945</text:p>
          </table:table-cell>
          <table:table-cell office:value-type="string" office:value="Now that the problems surrounding ab initio calculations over a Slater Type Orbital basis have been solved, it is available in several software packages. For general structures the STOP package (Slater Type Orbital Package) has offered ab initio SCF molecular properties since 1996, the requisite integrals all being evaluated analytically, including the four center term available since 1994. SMILES (Slater Molecular Integrals for Large Electronic Systems) has offered various basis sets, geometry optimization and CI since 2001. For density functional work, ADF, the Amsterdam Density Functional suite of programs, is a project dating from the 1970s with a 2003 edition. In this work the preferred ETOs (Exponential Type Orbitals) will be shown to be the hydrogenic orbitals and similar Coulomb Sturmians. Slater Type Functions (STFs) will be compared to them and suitable equivalent combinations, which are rarely used, given. The correct shielding of the nucleus, resulting from radial factors of hydrogenic orbitals is shown to be essential in the evaluation of precise nuclear shielding tensors for NMR spectroscopy of molecules using ab initio or DFT methods. The case study of benzothiazoles using natural abundance 15N is re-examined and compared with previous work including measurements.">
            <text:p>Now that the problems surrounding ab initio calculations over a Slater Type Orbital basis have been solved, it is available in several software packages. For general structures the STOP package (Slater Type Orbital Package) has offered ab initio SCF molecular properties since 1996, the requisite integrals all being evaluated analytically, including the four center term available since 1994. SMILES (Slater Molecular Integrals for Large Electronic Systems) has offered various basis sets, geometry optimization and CI since 2001. For density functional work, ADF, the Amsterdam Density Functional suite of programs, is a project dating from the 1970s with a 2003 edition. In this work the preferred ETOs (Exponential Type Orbitals) will be shown to be the hydrogenic orbitals and similar Coulomb Sturmians. Slater Type Functions (STFs) will be compared to them and suitable equivalent combinations, which are rarely used, given. The correct shielding of the nucleus, resulting from radial factors of hydrogenic orbitals is shown to be essential in the evaluation of precise nuclear shielding tensors for NMR spectroscopy of molecules using ab initio or DFT methods. The case study of benzothiazoles using natural abundance 15N is re-examined and compared with previous work including measurement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BJPG7Y6">
            <text:p>3BJPG7Y6</text:p>
          </table:table-cell>
          <table:table-cell office:value-type="string" office:value="Infrared phase-shifting digital interferometer">
            <text:p>Infrared phase-shifting digital interferometer</text:p>
          </table:table-cell>
          <table:table-cell office:value-type="string" office:value="">
            <text:p/>
          </table:table-cell>
          <table:table-cell office:value-type="string" office:value="This paper describes theory and performance of a self- developed IR phase-shifting digital interferometer which uses a CO 2 laser as light source, this instrument comprises of a Fizeau interferometer whose aperture reaches Φ 250mm with accuracy better than λ/50, and a Twyman spherical interferometer. Using piezoelectric transducer to shift reference mirror, phase measurement interferometry can be carried out as well as the temperature modulation of PEV target. A series of software packages used as wavefront fitting, image quality evaluation, are incorporated into the instrument. With the help of microcomputer, this interferometric system can measure refractive-index homogeneity of IR transmitting materials, wavefront error of IR optical system and surface quality of rough surface etc., which can all be shown by detailed data of optical path difference, vivid 2D contour and 3D surface.">
            <text:p>This paper describes theory and performance of a self- developed IR phase-shifting digital interferometer which uses a CO 2 laser as light source, this instrument comprises of a Fizeau interferometer whose aperture reaches Φ 250mm with accuracy better than λ/50, and a Twyman spherical interferometer. Using piezoelectric transducer to shift reference mirror, phase measurement interferometry can be carried out as well as the temperature modulation of PEV target. A series of software packages used as wavefront fitting, image quality evaluation, are incorporated into the instrument. With the help of microcomputer, this interferometric system can measure refractive-index homogeneity of IR transmitting materials, wavefront error of IR optical system and surface quality of rough surface etc., which can all be shown by detailed data of optical path difference, vivid 2D contour and 3D surfac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ZLZ7FJJ">
            <text:p>2ZLZ7FJJ</text:p>
          </table:table-cell>
          <table:table-cell office:value-type="string" office:value="Evaluation of osteoporosis using CT image of proximal femur compared with dual energy x-ray absorptiometry (DXA) as the standard">
            <text:p>Evaluation of osteoporosis using CT image of proximal femur compared with dual energy x-ray absorptiometry (DXA) as the standard</text:p>
          </table:table-cell>
          <table:table-cell office:value-type="string" office:value="10.1109/ICECTECH.2011.5941767">
            <text:p>10.1109/ICECTECH.2011.5941767</text:p>
          </table:table-cell>
          <table:table-cell office:value-type="string" office:value="Osteoporosis is a disorder of bone that leads to an increased risk of fracture, when it loses an excessive amount of mineral compositions. Bone densitometry techniques are useful to diagnose the disease as well as to predict the future risk of fracture. Dual energy x-ray absorptiometry (DXA) is currently considered as the 'gold' standard for measuring areal bone mineral density, BMD (gcm-2). Quantitative computed tomography (QCT) is used to measure volumetric BMD (g cm-3) at lumbar spine using a phantom with a dedicated software; but it cannot be used to measure femur volumetric BMD. The aim of this study was to estimate apparent physical BMD (Est-vol. BMD, g cm-3) of the proximal femur from CT image with good accuracy in the evaluation of post-menopausal osteoporosis. A total number of 50 Indian women, age ranged from 20-80 years were studied. No one had previous osteoporotic fractures. Each woman, the following investigations were carried out: i) BMD of the right proximal femur by DXA whole-body bone densitometer and ii) CT image of the right proximal femur. WHO's diagnostic criteria based on the measured femur neck BMD was used to classify the patients. According to this, total women were divided into the following groups: i) Normal (n=23, mean ± SD age = 42.8 ±11.1 years) ii) Osteopenia (n= 17, mean ± SD age = 49.6 ±12.5 years) and iii) Osteoporosis (n=10, mean ± SD age = 69.2 ±12.7 years) The CT image was analysed by Materialise's interactive medical image control system (MIMICS) software. Hounsfield Unit (HU) was measured in the regions of the proximal femur: i) Neck ii) Trochanter, iii) Head and iv) Shaft Using the measured mean HU value, Est-vol. BMD (g cm -3) was estimated. Data was analysed by SPSS statistical software package. In osteoporotic Indian women group (n=10), the Est-vol. BMD (g cm -3) of femur neck was correlated statistically significant (p=0.05) with BMD-DXA (g cm-2) of all ROI's of the proximal femur, viz., femur neck, Ward's triangle, trochanter, femur shaft, and total hip. The obtained square of the correlation coefficients (r2) were 0.22, 0.25, 0.23, 0.41, and 0.34 respectively. In osteoporotic women, the mean values of BMD-DXA (g cm-2) and Est-vol. BMD (g cm-3) of femur neck were significantly (p=0.01) reduced by 36.7% and 71.8% respectively, when comparing to normal healthy women. Further, in osteoporotic women, the mean values of BMD-DXA as well as Est-vol. BMD of trochanter were significantly (p=0.01) reduced by 45.7% and 80.2% respectively, when comparing to normal healthy women. It was found that the percentage decrease in Est-vol. BMD was greater in osteoporotic women than the measured BMD-DXA, and it can be useful in the evaluation of the disease. © 2011 IEEE.">
            <text:p>Osteoporosis is a disorder of bone that leads to an increased risk of fracture, when it loses an excessive amount of mineral compositions. Bone densitometry techniques are useful to diagnose the disease as well as to predict the future risk of fracture. Dual energy x-ray absorptiometry (DXA) is currently considered as the 'gold' standard for measuring areal bone mineral density, BMD (gcm-2). Quantitative computed tomography (QCT) is used to measure volumetric BMD (g cm-3) at lumbar spine using a phantom with a dedicated software; but it cannot be used to measure femur volumetric BMD. The aim of this study was to estimate apparent physical BMD (Est-vol. BMD, g cm-3) of the proximal femur from CT image with good accuracy in the evaluation of post-menopausal osteoporosis. A total number of 50 Indian women, age ranged from 20-80 years were studied. No one had previous osteoporotic fractures. Each woman, the following investigations were carried out: i) BMD of the right proximal femur by DXA whole-body bone densitometer and ii) CT image of the right proximal femur. WHO's diagnostic criteria based on the measured femur neck BMD was used to classify the patients. According to this, total women were divided into the following groups: i) Normal (n=23, mean ± SD age = 42.8 ±11.1 years) ii) Osteopenia (n= 17, mean ± SD age = 49.6 ±12.5 years) and iii) Osteoporosis (n=10, mean ± SD age = 69.2 ±12.7 years) The CT image was analysed by Materialise's interactive medical image control system (MIMICS) software. Hounsfield Unit (HU) was measured in the regions of the proximal femur: i) Neck ii) Trochanter, iii) Head and iv) Shaft Using the measured mean HU value, Est-vol. BMD (g cm -3) was estimated. Data was analysed by SPSS statistical software package. In osteoporotic Indian women group (n=10), the Est-vol. BMD (g cm -3) of femur neck was correlated statistically significant (p=0.05) with BMD-DXA (g cm-2) of all ROI's of the proximal femur, viz., femur neck, Ward's triangle, trochanter, femur shaft, and total hip. The obtained square of the correlation coefficients (r2) were 0.22, 0.25, 0.23, 0.41, and 0.34 respectively. In osteoporotic women, the mean values of BMD-DXA (g cm-2) and Est-vol. BMD (g cm-3) of femur neck were significantly (p=0.01) reduced by 36.7% and 71.8% respectively, when comparing to normal healthy women. Further, in osteoporotic women, the mean values of BMD-DXA as well as Est-vol. BMD of trochanter were significantly (p=0.01) reduced by 45.7% and 80.2% respectively, when comparing to normal healthy women. It was found that the percentage decrease in Est-vol. BMD was greater in osteoporotic women than the measured BMD-DXA, and it can be useful in the evaluation of the disease. © 2011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KUG2MZ5">
            <text:p>6KUG2MZ5</text:p>
          </table:table-cell>
          <table:table-cell office:value-type="string" office:value="Software defect-proneness prediction with package cohesion and coupling metrics based on complex network theory">
            <text:p>Software defect-proneness prediction with package cohesion and coupling metrics based on complex network theory</text:p>
          </table:table-cell>
          <table:table-cell office:value-type="string" office:value="10.1007/978-3-030-62822-2_12">
            <text:p>10.1007/978-3-030-62822-2_12</text:p>
          </table:table-cell>
          <table:table-cell office:value-type="string" office:value="Driven by functionality requirements, software codes are increasingly inflated, and invocations between codes are frequent and randomThis makes it difficult for programmers to be thoughtful when modifying code, increasing the risk of defectsIn an object-oriented software system, packages take the role of a middle tier that aggregates classes and limits class accessHowever, as the software system evolves, the logic and correctness of packages are weakenedIn this paper, we explore the relation between package metrics and object-oriented software defect-pronenessWe use two metrics of package cohesion and coupling based on complex network theory to verify the impact of code structure on software qualityOn six Java software systems, the experimental result shows that the cohesion and coupling metrics play a positive role in software defect prediction, and they can correctly and effectively evaluate package organization structureMeanwhile, our study confirms that compliance with the design principle of high cohesion and low coupling can reduce the risk of software defect-proneness and improve software quality. © 2020, Springer Nature Switzerland AG.">
            <text:p>Driven by functionality requirements, software codes are increasingly inflated, and invocations between codes are frequent and randomThis makes it difficult for programmers to be thoughtful when modifying code, increasing the risk of defectsIn an object-oriented software system, packages take the role of a middle tier that aggregates classes and limits class accessHowever, as the software system evolves, the logic and correctness of packages are weakenedIn this paper, we explore the relation between package metrics and object-oriented software defect-pronenessWe use two metrics of package cohesion and coupling based on complex network theory to verify the impact of code structure on software qualityOn six Java software systems, the experimental result shows that the cohesion and coupling metrics play a positive role in software defect prediction, and they can correctly and effectively evaluate package organization structureMeanwhile, our study confirms that compliance with the design principle of high cohesion and low coupling can reduce the risk of software defect-proneness and improve software quality. © 2020, Springer Nature Switzerland AG.</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UUUJY8I">
            <text:p>5UUUJY8I</text:p>
          </table:table-cell>
          <table:table-cell office:value-type="string" office:value="DMOSS: Open source software documentation assessment">
            <text:p>DMOSS: Open source software documentation assessment</text:p>
          </table:table-cell>
          <table:table-cell office:value-type="string" office:value="10.2298/CSIS131005027C">
            <text:p>10.2298/CSIS131005027C</text:p>
          </table:table-cell>
          <table:table-cell office:value-type="string" office:value="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3 is a toolkit designed to systematically assess the quality of non source code conten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This paper discusses the motivations for this work, continues with a description of the toolkit implementation and design goals. This is followed by an example of its usage to process a software package, and the produced report. © 2014, ComSIS Consortium. All rights reserved.">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3 is a toolkit designed to systematically assess the quality of non source code conten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This paper discusses the motivations for this work, continues with a description of the toolkit implementation and design goals. This is followed by an example of its usage to process a software package, and the produced report. © 2014, ComSIS Consortium.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659GLFZ">
            <text:p>G659GLFZ</text:p>
          </table:table-cell>
          <table:table-cell office:value-type="string" office:value="Open source software documentation mining for quality assessment">
            <text:p>Open source software documentation mining for quality assessment</text:p>
          </table:table-cell>
          <table:table-cell office:value-type="string" office:value="10.1007/978-3-642-36981-0_73">
            <text:p>10.1007/978-3-642-36981-0_73</text:p>
          </table:table-cell>
          <table:table-cell office:value-type="string" office:value="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 is a toolkit designed to systematically assess the quality of non source code tex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of the software. This paper discusses the motivations for this work, continues with a description of the toolkit implementation and design goals. Follows an example of its usage to process a software package, and the produced report. Finally some final remarks and trends for future work are presented. © 2013 Springer-Verla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 is a toolkit designed to systematically assess the quality of non source code tex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of the software. This paper discusses the motivations for this work, continues with a description of the toolkit implementation and design goals. Follows an example of its usage to process a software package, and the produced report. Finally some final remarks and trends for future work are presented. © 2013 Springer-Verlag.</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3BDXQZN">
            <text:p>Z3BDXQZN</text:p>
          </table:table-cell>
          <table:table-cell office:value-type="string" office:value="CSA: An efficient algorithm to improve circular DNA multiple alignment">
            <text:p>CSA: An efficient algorithm to improve circular DNA multiple alignment</text:p>
          </table:table-cell>
          <table:table-cell office:value-type="string" office:value="10.1186/1471-2105-10-230">
            <text:p>10.1186/1471-2105-10-230</text:p>
          </table:table-cell>
          <table:table-cell office:value-type="string" office:value="Background: The comparison of homologous sequences from different species is an essential approach to reconstruct the evolutionary history of species and of the genes they harbour in their genomes. Several complete mitochondrial and nuclear genomes are now available, increasing the importance of using multiple sequence alignment algorithms in comparative genomics. MtDNA has long been used in phylogenetic analysis and errors in the alignments can lead to errors in the interpretation of evolutionary information. Although a large number of multiple sequence alignment algorithms have been proposed to date, they all deal with linear DNA and cannot handle directly circular DNA. Researchers interested in aligning circular DNA sequences must first rotate them to the &quot;right&quot; place using an essentially manual process, before they can use multiple sequence alignment tools. Results: In this paper we propose an efficient algorithm that identifies the most interesting region to cut circular genomes in order to improve phylogenetic analysis when using standard multiple sequence alignment algorithms. This algorithm identifies the largest chain of non-repeated longest subsequences common to a set of circular mitochondrial DNA sequences. All the sequences are then rotated and made linear for multiple alignment purposes. To evaluate the effectiveness of this new tool, three different sets of mitochondrial DNA sequences were considered. Other tests considering randomly rotated sequences were also performed. The software package Arlequin was used to evaluate the standard genetic measures of the alignments obtained with and without the use of the CSA algorithm with two well known multiple alignment algorithms, the CLUSTALW and the MAVID tools, and also the visualization tool SinicView. Conclusion: The results show that a circularization and rotation pre-processing step significantly improves the efficiency of public available multiple sequence alignment algorithms when used in the alignment of circular DNA sequences. The resulting alignments lead to more realistic phylogenetic comparisons between species. © 2009 Fernandes et al; licensee BioMed Central Ltd.">
            <text:p>Background: The comparison of homologous sequences from different species is an essential approach to reconstruct the evolutionary history of species and of the genes they harbour in their genomes. Several complete mitochondrial and nuclear genomes are now available, increasing the importance of using multiple sequence alignment algorithms in comparative genomics. MtDNA has long been used in phylogenetic analysis and errors in the alignments can lead to errors in the interpretation of evolutionary information. Although a large number of multiple sequence alignment algorithms have been proposed to date, they all deal with linear DNA and cannot handle directly circular DNA. Researchers interested in aligning circular DNA sequences must first rotate them to the "right" place using an essentially manual process, before they can use multiple sequence alignment tools. Results: In this paper we propose an efficient algorithm that identifies the most interesting region to cut circular genomes in order to improve phylogenetic analysis when using standard multiple sequence alignment algorithms. This algorithm identifies the largest chain of non-repeated longest subsequences common to a set of circular mitochondrial DNA sequences. All the sequences are then rotated and made linear for multiple alignment purposes. To evaluate the effectiveness of this new tool, three different sets of mitochondrial DNA sequences were considered. Other tests considering randomly rotated sequences were also performed. The software package Arlequin was used to evaluate the standard genetic measures of the alignments obtained with and without the use of the CSA algorithm with two well known multiple alignment algorithms, the CLUSTALW and the MAVID tools, and also the visualization tool SinicView. Conclusion: The results show that a circularization and rotation pre-processing step significantly improves the efficiency of public available multiple sequence alignment algorithms when used in the alignment of circular DNA sequences. The resulting alignments lead to more realistic phylogenetic comparisons between species. © 2009 Fernandes et al; licensee BioMed Central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UL6HR59">
            <text:p>DUL6HR59</text:p>
          </table:table-cell>
          <table:table-cell office:value-type="string" office:value="3D Gabor wavelets for evaluating SPM normalization algorithm">
            <text:p>3D Gabor wavelets for evaluating SPM normalization algorithm</text:p>
          </table:table-cell>
          <table:table-cell office:value-type="string" office:value="https://doi.org/10.1016/j.media.2007.12.004">
            <text:p>https://doi.org/10.1016/j.media.2007.12.004</text:p>
          </table:table-cell>
          <table:table-cell office:value-type="string" office:value="A Gabor wavelets based method is proposed in this paper for evaluating and tuning the parameters of image registration algorithms. We propose a 3D local anatomical structure descriptor, namely the Maximum Responded Gabor Wavelet (MRGW), for measuring registration quality based on anatomical variability of registered images. The effectiveness of the descriptor is demonstrated through a practical application, using the variance of MRGW response to tune parameters of a nonlinear spatial normalization algorithm, which is part of the popular software package for medical image processing – the Statistical Parametric Mapping (SPM).">
            <text:p>A Gabor wavelets based method is proposed in this paper for evaluating and tuning the parameters of image registration algorithms. We propose a 3D local anatomical structure descriptor, namely the Maximum Responded Gabor Wavelet (MRGW), for measuring registration quality based on anatomical variability of registered images. The effectiveness of the descriptor is demonstrated through a practical application, using the variance of MRGW response to tune parameters of a nonlinear spatial normalization algorithm, which is part of the popular software package for medical image processing – the Statistical Parametric Mapping (SP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EPE4ZRV">
            <text:p>FEPE4ZRV</text:p>
          </table:table-cell>
          <table:table-cell office:value-type="string" office:value="Performance of a deeply coupled commercial grade GPS/INS system from KVH and novatel inc.">
            <text:p>Performance of a deeply coupled commercial grade GPS/INS system from KVH and novatel inc.</text:p>
          </table:table-cell>
          <table:table-cell office:value-type="string" office:value="10.1109/PLANS.2008.4569965">
            <text:p>10.1109/PLANS.2008.4569965</text:p>
          </table:table-cell>
          <table:table-cell office:value-type="string" office:value="NovAtel Inc. and KVH Industries have jointly developed a commercial grade, single enclosure GPS/INS system. The integrated KVH CG-5100 IMU features fiber-optic gyros and MEMs accelerometers, and provides inertial data at 100 Hz. NovAtel's OEMV3 receiver is the GPS engine. Weighing 5.2 lbs, the combined system will feature the tightly coupled architecture that is a key characteristic of NovAtel's SPAN (Synchronized Position Attitude Navigation) technology. The GPS receiver provides aiding information for the INS, and is reciprocally aided by feedback from the INS to improve signal tracking. The feedback from the INS to the GPS engine is the deeply coupled aspect of the system. It is also tightly coupled. GPS measurements are used to update the INS filter, providing high quality aiding information whenever there are least two satellites available. The combined system has an optional wheel sensor, which is used to further aid the INS during times of reduced GPS availability in land vehicle applications. The GPS/INS navigation solution is computed on-board the OEMV3 and is available in real-time. Raw data can be simultaneously logged for post-processing. For applications that need higher accuracy, post-processing can be performed with the Inertial Explorer software package, which features a fixed interval smoother. This paper provides a preliminary performance assessment of the NovAtel-KVH GNSS/INS system. Results from real world data are presented. The analysis focuses on signal tracking performance and the accuracy of the GPS/INS solution, under favorable GPS conditions and under challenging GPS conditions. © 2008 IEEE.">
            <text:p>NovAtel Inc. and KVH Industries have jointly developed a commercial grade, single enclosure GPS/INS system. The integrated KVH CG-5100 IMU features fiber-optic gyros and MEMs accelerometers, and provides inertial data at 100 Hz. NovAtel's OEMV3 receiver is the GPS engine. Weighing 5.2 lbs, the combined system will feature the tightly coupled architecture that is a key characteristic of NovAtel's SPAN (Synchronized Position Attitude Navigation) technology. The GPS receiver provides aiding information for the INS, and is reciprocally aided by feedback from the INS to improve signal tracking. The feedback from the INS to the GPS engine is the deeply coupled aspect of the system. It is also tightly coupled. GPS measurements are used to update the INS filter, providing high quality aiding information whenever there are least two satellites available. The combined system has an optional wheel sensor, which is used to further aid the INS during times of reduced GPS availability in land vehicle applications. The GPS/INS navigation solution is computed on-board the OEMV3 and is available in real-time. Raw data can be simultaneously logged for post-processing. For applications that need higher accuracy, post-processing can be performed with the Inertial Explorer software package, which features a fixed interval smoother. This paper provides a preliminary performance assessment of the NovAtel-KVH GNSS/INS system. Results from real world data are presented. The analysis focuses on signal tracking performance and the accuracy of the GPS/INS solution, under favorable GPS conditions and under challenging GPS conditions. © 2008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4CE4RT5">
            <text:p>54CE4RT5</text:p>
          </table:table-cell>
          <table:table-cell office:value-type="string" office:value="Equalizer reduces SNP bias in Affymetrix microarrays">
            <text:p>Equalizer reduces SNP bias in Affymetrix microarrays</text:p>
          </table:table-cell>
          <table:table-cell office:value-type="string" office:value="10.1186/s12859-015-0669-y">
            <text:p>10.1186/s12859-015-0669-y</text:p>
          </table:table-cell>
          <table:table-cell office:value-type="string" office:value="Background: Gene expression microarrays measure the levels of messenger ribonucleic acid (mRNA) in a sample using probe sequences that hybridize with transcribed regions. These probe sequences are designed using a reference genome for the relevant species. However, most model organisms and all humans have genomes that deviate from their reference. These variations, which include single nucleotide polymorphisms, insertions of additional nucleotides, and nucleotide deletions, can affect the microarray's performance. Genetic experiments comparing individuals bearing different population-associated single nucleotide polymorphisms that intersect microarray probes are therefore subject to systemic bias, as the reduction in binding efficiency due to a technical artifact is confounded with genetic differences between parental strains. This problem has been recognized for some time, and earlier methods of compensation have attempted to identify probes affected by genome variants using statistical models. These methods may require replicate microarray measurement of gene expression in the relevant tissue in inbred parental samples, which are not always available in model organisms and are never available in humans. Results: By using sequence information for the genomes of organisms under investigation, potentially problematic probes can now be identified a priori. However, there is no published software tool that makes it easy to eliminate these probes from an annotation. I present equalizer, a software package that uses genome variant data to modify annotation files for the commonly used Affymetrix IVT and Gene/Exon platforms. These files can be used by any microarray normalization method for subsequent analysis. I demonstrate how use of equalizer on experiments mapping germline influence on gene expression in a genetic cross between two divergent mouse species and in human samples significantly reduces probe hybridization-induced bias, reducing false positive and false negative findings. Conclusions: The equalizer package reduces probe hybridization bias from experiments performed on the Affymetrix microarray platform, allowing accurate assessment of germline influence on gene expression. © 2015 Quigley.">
            <text:p>Background: Gene expression microarrays measure the levels of messenger ribonucleic acid (mRNA) in a sample using probe sequences that hybridize with transcribed regions. These probe sequences are designed using a reference genome for the relevant species. However, most model organisms and all humans have genomes that deviate from their reference. These variations, which include single nucleotide polymorphisms, insertions of additional nucleotides, and nucleotide deletions, can affect the microarray's performance. Genetic experiments comparing individuals bearing different population-associated single nucleotide polymorphisms that intersect microarray probes are therefore subject to systemic bias, as the reduction in binding efficiency due to a technical artifact is confounded with genetic differences between parental strains. This problem has been recognized for some time, and earlier methods of compensation have attempted to identify probes affected by genome variants using statistical models. These methods may require replicate microarray measurement of gene expression in the relevant tissue in inbred parental samples, which are not always available in model organisms and are never available in humans. Results: By using sequence information for the genomes of organisms under investigation, potentially problematic probes can now be identified a priori. However, there is no published software tool that makes it easy to eliminate these probes from an annotation. I present equalizer, a software package that uses genome variant data to modify annotation files for the commonly used Affymetrix IVT and Gene/Exon platforms. These files can be used by any microarray normalization method for subsequent analysis. I demonstrate how use of equalizer on experiments mapping germline influence on gene expression in a genetic cross between two divergent mouse species and in human samples significantly reduces probe hybridization-induced bias, reducing false positive and false negative findings. Conclusions: The equalizer package reduces probe hybridization bias from experiments performed on the Affymetrix microarray platform, allowing accurate assessment of germline influence on gene expression. © 2015 Quigle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XFH4JMU">
            <text:p>8XFH4JMU</text:p>
          </table:table-cell>
          <table:table-cell office:value-type="string" office:value="Throughput prediction in cognitive radio using adaptive neural fuzzy inference system">
            <text:p>Throughput prediction in cognitive radio using adaptive neural fuzzy inference system</text:p>
          </table:table-cell>
          <table:table-cell office:value-type="string" office:value="10.1109/EIC.2015.7230739">
            <text:p>10.1109/EIC.2015.7230739</text:p>
          </table:table-cell>
          <table:table-cell office:value-type="string" office:value="In today's engineering challenge intelligence is required to keep up with the rapid evolution of wireless communications, specifically managing and allocating the scarce, radio spectrum in the highly varying and disparate modern environments. The cognitive engine derives and enforces decisions to the software-based radio by constantly adjusting its parameters, observing and measuring the outcomes and taking actions to move the radio toward some desired operational state within the cognition cycle. For such a process, learning mechanisms which are capable of exploiting measurements are sensed from the environment, gathered experience and stored knowledge, are assessed for taking decisions and actions. A cognitive Radio system assures to handle this situation by utilizing intelligent software packages that enrich their transceiver with radio'awareness, capability and adaptability to learn. This paper introduces and assesses learning schemes which are based on artificial neural networks and can be used for predicting the capabilities (e.g.Throughput) which can be achieved by a specific radio configuration. © 2014 IEEE.">
            <text:p>In today's engineering challenge intelligence is required to keep up with the rapid evolution of wireless communications, specifically managing and allocating the scarce, radio spectrum in the highly varying and disparate modern environments. The cognitive engine derives and enforces decisions to the software-based radio by constantly adjusting its parameters, observing and measuring the outcomes and taking actions to move the radio toward some desired operational state within the cognition cycle. For such a process, learning mechanisms which are capable of exploiting measurements are sensed from the environment, gathered experience and stored knowledge, are assessed for taking decisions and actions. A cognitive Radio system assures to handle this situation by utilizing intelligent software packages that enrich their transceiver with radio'awareness, capability and adaptability to learn. This paper introduces and assesses learning schemes which are based on artificial neural networks and can be used for predicting the capabilities (e.g.Throughput) which can be achieved by a specific radio configuration. © 2014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DM6F8TL">
            <text:p>7DM6F8TL</text:p>
          </table:table-cell>
          <table:table-cell office:value-type="string" office:value="Simulation of the Municipal-Household Electrical Supply System for Calculation and Forecasting the Level Current and Voltage Higher Harmonics">
            <text:p>Simulation of the Municipal-Household Electrical Supply System for Calculation and Forecasting the Level Current and Voltage Higher Harmonics</text:p>
          </table:table-cell>
          <table:table-cell office:value-type="string" office:value="10.1109/EIConRus49466.2020.9038935">
            <text:p>10.1109/EIConRus49466.2020.9038935</text:p>
          </table:table-cell>
          <table:table-cell office:value-type="string" office:value="The article discusses the results of simulated a municipal-households power supply system in the Matlab/Simulink software package to calculate and forecasting the level of higher harmonics of current and voltage. Fulfilled assessment accuracy implemented model of the selected section of the power supply systems for the higher harmonics. Conducted assessment inaccuracies designed models by comparing measurement results of power quality indicators with the simulation results. Defined the level of higher harmonics of current and voltage of the selected power supply system and explained causes of deterioration in the power quality. Forecasting increases the level of higher harmonics of current and voltage due to increase in consumers of municipal-households sector. © 2020 IEEE.">
            <text:p>The article discusses the results of simulated a municipal-households power supply system in the Matlab/Simulink software package to calculate and forecasting the level of higher harmonics of current and voltage. Fulfilled assessment accuracy implemented model of the selected section of the power supply systems for the higher harmonics. Conducted assessment inaccuracies designed models by comparing measurement results of power quality indicators with the simulation results. Defined the level of higher harmonics of current and voltage of the selected power supply system and explained causes of deterioration in the power quality. Forecasting increases the level of higher harmonics of current and voltage due to increase in consumers of municipal-households sector. © 2020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P4GGIIG">
            <text:p>XP4GGIIG</text:p>
          </table:table-cell>
          <table:table-cell office:value-type="string" office:value="Improving the energy efficiency of school buildings by using passive design systems">
            <text:p>Improving the energy efficiency of school buildings by using passive design systems</text:p>
          </table:table-cell>
          <table:table-cell office:value-type="string" office:value="10.23919/SpliTech49282.2020.9243794">
            <text:p>10.23919/SpliTech49282.2020.9243794</text:p>
          </table:table-cell>
          <table:table-cell office:value-type="string" office:value="The existing public buildings in Serbia provide many opportunities for energy-efficient improvements and energy savings. Based on a computer simulation using the SketchUp and EnergyPlus software packages, the energy consumption of existing primary schools in Niš, Serbia. The parametric study included interventions on the building envelope (thermal insulation, glazing characteristics), as well as using of Trombe wall (TW), double skin façade (DSF), and green roof (GR), Blinds (BL) as a representative of passive design (PD) strategies. This study aims to determine the most favorable combination of proposed interventions as a strategy for improving the energy efficiency of existing school buildings. Outputs from the analysis are evaluated to find out which measures are the best for heating and cooling energy savings during the whole school year. Based on the obtained results, the study proposes the combination of alternatives that yielded the highest and lowest energy savings for heating and cooling. © 2020 University of Split, FESB.">
            <text:p>The existing public buildings in Serbia provide many opportunities for energy-efficient improvements and energy savings. Based on a computer simulation using the SketchUp and EnergyPlus software packages, the energy consumption of existing primary schools in Niš, Serbia. The parametric study included interventions on the building envelope (thermal insulation, glazing characteristics), as well as using of Trombe wall (TW), double skin façade (DSF), and green roof (GR), Blinds (BL) as a representative of passive design (PD) strategies. This study aims to determine the most favorable combination of proposed interventions as a strategy for improving the energy efficiency of existing school buildings. Outputs from the analysis are evaluated to find out which measures are the best for heating and cooling energy savings during the whole school year. Based on the obtained results, the study proposes the combination of alternatives that yielded the highest and lowest energy savings for heating and cooling. © 2020 University of Split, FESB.</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LKSJ6AB">
            <text:p>6LKSJ6AB</text:p>
          </table:table-cell>
          <table:table-cell office:value-type="string" office:value="Random generalized linear model: A highly accurate and interpretable ensemble predictor">
            <text:p>Random generalized linear model: A highly accurate and interpretable ensemble predictor</text:p>
          </table:table-cell>
          <table:table-cell office:value-type="string" office:value="10.1186/1471-2105-14-5">
            <text:p>10.1186/1471-2105-14-5</text:p>
          </table:table-cell>
          <table:table-cell office:value-type="string" office:value="Background: Ensemble predictors such as the random forest are known to have superior accuracy but their black-box predictions are difficult to interpret. In contrast, a generalized linear model (GLM) is very interpretable especially when forward feature selection is used to construct the model. However, forward feature selection tends to overfit the data and leads to low predictive accuracy. Therefore, it remains an important research goal to combine the advantages of ensemble predictors (high accuracy) with the advantages of forward regression modeling (interpretability). To address this goal several articles have explored GLM based ensemble predictors. Since limited evaluations suggested that these ensemble predictors were less accurate than alternative predictors, they have found little attention in the literature.Results: Comprehensive evaluations involving hundreds of genomic data sets, the UCI machine learning benchmark data, and simulations are used to give GLM based ensemble predictors a new and careful look. A novel bootstrap aggregated (bagged) GLM predictor that incorporates several elements of randomness and instability (random subspace method, optional interaction terms, forward variable selection) often outperforms a host of alternative prediction methods including random forests and penalized regression models (ridge regression, elastic net, lasso). This random generalized linear model (RGLM) predictor provides variable importance measures that can be used to define a &quot; thinned&quot; ensemble predictor (involving few features) that retains excellent predictive accuracy.Conclusion: RGLM is a state of the art predictor that shares the advantages of a random forest (excellent predictive accuracy, feature importance measures, out-of-bag estimates of accuracy) with those of a forward selected generalized linear model (interpretability). These methods are implemented in the freely available R software package randomGLM. © 2013 Song et al.; licensee BioMed Central Ltd.">
            <text:p>Background: Ensemble predictors such as the random forest are known to have superior accuracy but their black-box predictions are difficult to interpret. In contrast, a generalized linear model (GLM) is very interpretable especially when forward feature selection is used to construct the model. However, forward feature selection tends to overfit the data and leads to low predictive accuracy. Therefore, it remains an important research goal to combine the advantages of ensemble predictors (high accuracy) with the advantages of forward regression modeling (interpretability). To address this goal several articles have explored GLM based ensemble predictors. Since limited evaluations suggested that these ensemble predictors were less accurate than alternative predictors, they have found little attention in the literature.Results: Comprehensive evaluations involving hundreds of genomic data sets, the UCI machine learning benchmark data, and simulations are used to give GLM based ensemble predictors a new and careful look. A novel bootstrap aggregated (bagged) GLM predictor that incorporates several elements of randomness and instability (random subspace method, optional interaction terms, forward variable selection) often outperforms a host of alternative prediction methods including random forests and penalized regression models (ridge regression, elastic net, lasso). This random generalized linear model (RGLM) predictor provides variable importance measures that can be used to define a " thinned" ensemble predictor (involving few features) that retains excellent predictive accuracy.Conclusion: RGLM is a state of the art predictor that shares the advantages of a random forest (excellent predictive accuracy, feature importance measures, out-of-bag estimates of accuracy) with those of a forward selected generalized linear model (interpretability). These methods are implemented in the freely available R software package randomGLM. © 2013 Song et al.; licensee BioMed Central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5QL3VCF">
            <text:p>85QL3VCF</text:p>
          </table:table-cell>
          <table:table-cell office:value-type="string" office:value="Parallel algorithms for evaluating centrality indices in real-world networks">
            <text:p>Parallel algorithms for evaluating centrality indices in real-world networks</text:p>
          </table:table-cell>
          <table:table-cell office:value-type="string" office:value="10.1109/ICPP.2006.57">
            <text:p>10.1109/ICPP.2006.57</text:p>
          </table:table-cell>
          <table:table-cell office:value-type="string" office:value="This paper discusses fast parallel algorithms for evaluating several centrality indices frequently used in complex network analysis. These algorithms have been optimized to exploit properties typically observed in real-world large scale networks, such as the low average distance, high local density, and heavy-tailed power law degree distributions. We test our implementations on real datasets such as the web graph, protein-interaction networks, movie-actor and citation networks, and report impressive parallel performance for evaluation of the computationally intensive centrality metrics (betweenness and closeness centrality) on high-end shared memory symmetric multiprocessor and multithreaded architectures. To our knowledge, these are the first parallel implementations of these widely-used social network analysis metrics. We demonstrate that it is possible to rigorously analyze networks three orders of magnitude larger than instances that can be handled by existing network analysis (SNA) software packages. For instance, we compute the exact betweenness centrality value for each vertex in a large US patent citation network (3 million patents, 16 million citations) in 42 minutes on 16 processors, utilizing 20GB RAM of the IBM p5 570. Current SNA packages on the other hand cannot handle graphs with more than hundred thousand edges. © 2006 IEEE.">
            <text:p>This paper discusses fast parallel algorithms for evaluating several centrality indices frequently used in complex network analysis. These algorithms have been optimized to exploit properties typically observed in real-world large scale networks, such as the low average distance, high local density, and heavy-tailed power law degree distributions. We test our implementations on real datasets such as the web graph, protein-interaction networks, movie-actor and citation networks, and report impressive parallel performance for evaluation of the computationally intensive centrality metrics (betweenness and closeness centrality) on high-end shared memory symmetric multiprocessor and multithreaded architectures. To our knowledge, these are the first parallel implementations of these widely-used social network analysis metrics. We demonstrate that it is possible to rigorously analyze networks three orders of magnitude larger than instances that can be handled by existing network analysis (SNA) software packages. For instance, we compute the exact betweenness centrality value for each vertex in a large US patent citation network (3 million patents, 16 million citations) in 42 minutes on 16 processors, utilizing 20GB RAM of the IBM p5 570. Current SNA packages on the other hand cannot handle graphs with more than hundred thousand edges. © 2006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UQF4GRNZ">
            <text:p>UQF4GRNZ</text:p>
          </table:table-cell>
          <table:table-cell office:value-type="string" office:value="A system for brain tumor volume estimation via MR imaging and fuzzy connectedness">
            <text:p>A system for brain tumor volume estimation via MR imaging and fuzzy connectedness</text:p>
          </table:table-cell>
          <table:table-cell office:value-type="string" office:value="10.1016/j.compmedimag.2004.07.008">
            <text:p>10.1016/j.compmedimag.2004.07.008</text:p>
          </table:table-cell>
          <table:table-cell office:value-type="string" office:value="This paper presents a method for the precise, accurate and efficient quantification of brain tumor (glioblastomas) via MRI that can be used routinely in the clinic. Tumor volume is considered useful in evaluating disease progression and response to therapy, and in assessing the need for changes in treatment plans. We use multiple MRI protocols including FLAIR, T1, and T1 with Gd enhancement to gather information about different aspects of the tumor and its vicinity. These include enhancing tissue, nonenhancing tumor, edema, and combinations of edema and tumor. We have adapted the fuzzy connectedness framework for tumor segmentation in this work and the method requires only limited user interaction in routine clinical use. The system has been tested for its precision, accuracy, and efficiency, utilizing 10 patient studies. The percent coefficient of variation (% CV) in volume due to operator subjectivity in specifying seeds for fuzzy connectedness segmentation is less than 1%. The mean operator and computer time required per study for estimating the volumes of both edema and enhancing tumor is about 16 min. The software package is designed to run under operator supervision. Delineation has been found to agree with the operators' visual inspection most of the time except in some cases when the tumor is close to the boundary of the brain. In the latter case, the scalp, surgical scar, or orbital contents are included in the delineation, and an operator has to exclude this manually. The methodology is rapid, robust, consistent, yielding highly reproducible measurements, and is likely to become part of the routine evaluation of brain tumor patients in our health system. © 2004 Elsevier Ltd. All rights reserved.">
            <text:p>This paper presents a method for the precise, accurate and efficient quantification of brain tumor (glioblastomas) via MRI that can be used routinely in the clinic. Tumor volume is considered useful in evaluating disease progression and response to therapy, and in assessing the need for changes in treatment plans. We use multiple MRI protocols including FLAIR, T1, and T1 with Gd enhancement to gather information about different aspects of the tumor and its vicinity. These include enhancing tissue, nonenhancing tumor, edema, and combinations of edema and tumor. We have adapted the fuzzy connectedness framework for tumor segmentation in this work and the method requires only limited user interaction in routine clinical use. The system has been tested for its precision, accuracy, and efficiency, utilizing 10 patient studies. The percent coefficient of variation (% CV) in volume due to operator subjectivity in specifying seeds for fuzzy connectedness segmentation is less than 1%. The mean operator and computer time required per study for estimating the volumes of both edema and enhancing tumor is about 16 min. The software package is designed to run under operator supervision. Delineation has been found to agree with the operators' visual inspection most of the time except in some cases when the tumor is close to the boundary of the brain. In the latter case, the scalp, surgical scar, or orbital contents are included in the delineation, and an operator has to exclude this manually. The methodology is rapid, robust, consistent, yielding highly reproducible measurements, and is likely to become part of the routine evaluation of brain tumor patients in our health system. © 2004 Elsevier Ltd.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TSZ7SQV">
            <text:p>7TSZ7SQV</text:p>
          </table:table-cell>
          <table:table-cell office:value-type="string" office:value="Automatic Mining of Specifications from Invocation Traces and Method Invariants">
            <text:p>Automatic Mining of Specifications from Invocation Traces and Method Invariants</text:p>
          </table:table-cell>
          <table:table-cell office:value-type="string" office:value="10.1145/2635868.2635890">
            <text:p>10.1145/2635868.2635890</text:p>
          </table:table-cell>
          <table:table-cell office:value-type="string" office:value="Software library documentation often describes individual methods' APIs, but not the intended protocols and method interactions. This can lead to library misuse, and restrict runtime detection of protocol violations and automated verification of software that uses the library. Specification mining, if accurate, can help mitigate these issues, which has led to significant research into new modelinference techniques that produce FSM-based models from program invariants and execution traces. However, there is currently a lack of empirical studies that, in a principled way, measure the impact of the inference strategies on model quality. To this end, we identify four such strategies and systematically study the quality of the models they produce for nine off-the-shelf libraries. We find that (1) using invariants to infer an initial model significantly improves model quality, increasing precision by 4% and recall by 41%, on average; (2) effective invariant filtering is crucial for quality and scalability of strategies that use invariants; and (3) using traces in combination with invariants greatly improves robustness to input noise. We present our empirical evaluation, implement new and extend existing model-inference techniques, and make public our implementations, ground-truth models, and experimental data. Our work can lead to higher-quality model inference, and directly improve the techniques and tools that rely on model inference. Copyright 2014 ACM.">
            <text:p>Software library documentation often describes individual methods' APIs, but not the intended protocols and method interactions. This can lead to library misuse, and restrict runtime detection of protocol violations and automated verification of software that uses the library. Specification mining, if accurate, can help mitigate these issues, which has led to significant research into new modelinference techniques that produce FSM-based models from program invariants and execution traces. However, there is currently a lack of empirical studies that, in a principled way, measure the impact of the inference strategies on model quality. To this end, we identify four such strategies and systematically study the quality of the models they produce for nine off-the-shelf libraries. We find that (1) using invariants to infer an initial model significantly improves model quality, increasing precision by 4% and recall by 41%, on average; (2) effective invariant filtering is crucial for quality and scalability of strategies that use invariants; and (3) using traces in combination with invariants greatly improves robustness to input noise. We present our empirical evaluation, implement new and extend existing model-inference techniques, and make public our implementations, ground-truth models, and experimental data. Our work can lead to higher-quality model inference, and directly improve the techniques and tools that rely on model inference. Copyright 2014 AC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LNXXWW5">
            <text:p>3LNXXWW5</text:p>
          </table:table-cell>
          <table:table-cell office:value-type="string" office:value="Resampling methods for variable selection in robust regression">
            <text:p>Resampling methods for variable selection in robust regression</text:p>
          </table:table-cell>
          <table:table-cell office:value-type="string" office:value="10.1016/S0167-9473(02)00235-9">
            <text:p>10.1016/S0167-9473(02)00235-9</text:p>
          </table:table-cell>
          <table:table-cell office:value-type="string" office:value="With the inundation of large data sets requiring analysis and empirical model building, outliers have become commonplace. Fortunately, several standard statistical software packages have allowed practitioners to use robust regression estimators to easily fit data sets that are contaminated with outliers. However, little guidance is available for selecting the best subset of the predictor variables when using these robust estimators. We initially consider cross-validation and bootstrap resampling methods that have performed well for least-squares variable selection. It turns out that these variable selection methods cannot be directly applied to contaminated data sets using a robust estimation scheme. The prediction errors, inflated by the outliers, are not reliable measures of how well the robust model fits the data. As a result, new resampling variable selection methods are proposed by introducing alternative estimates of prediction error in the contaminated model. We demonstrate that, although robust estimation and resampling variable selection are computationally complex procedures, we can combine both techniques for superior results using modest computational resources. Monte Carlo simulation is used to evaluate the proposed variable selection procedures against alternatives through a designed experiment approach. The experiment factors include percentage of outliers, outlier geometry, bootstrap sample size, number of bootstrap samples, and cross-validation assessment size. The results are summarized and recommendations for use are provided. © 2002 Elsevier B.V. All rights reserved.">
            <text:p>With the inundation of large data sets requiring analysis and empirical model building, outliers have become commonplace. Fortunately, several standard statistical software packages have allowed practitioners to use robust regression estimators to easily fit data sets that are contaminated with outliers. However, little guidance is available for selecting the best subset of the predictor variables when using these robust estimators. We initially consider cross-validation and bootstrap resampling methods that have performed well for least-squares variable selection. It turns out that these variable selection methods cannot be directly applied to contaminated data sets using a robust estimation scheme. The prediction errors, inflated by the outliers, are not reliable measures of how well the robust model fits the data. As a result, new resampling variable selection methods are proposed by introducing alternative estimates of prediction error in the contaminated model. We demonstrate that, although robust estimation and resampling variable selection are computationally complex procedures, we can combine both techniques for superior results using modest computational resources. Monte Carlo simulation is used to evaluate the proposed variable selection procedures against alternatives through a designed experiment approach. The experiment factors include percentage of outliers, outlier geometry, bootstrap sample size, number of bootstrap samples, and cross-validation assessment size. The results are summarized and recommendations for use are provided. © 2002 Elsevier B.V.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4FGR7FB">
            <text:p>34FGR7FB</text:p>
          </table:table-cell>
          <table:table-cell office:value-type="string" office:value="Evaluation of AODV and DSDV routing protocols for a FANET: Further results towards robotic vehicle networks">
            <text:p>Evaluation of AODV and DSDV routing protocols for a FANET: Further results towards robotic vehicle networks</text:p>
          </table:table-cell>
          <table:table-cell office:value-type="string" office:value="10.1109/LASCAS.2018.8399972">
            <text:p>10.1109/LASCAS.2018.8399972</text:p>
          </table:table-cell>
          <table:table-cell office:value-type="string" office:value="Flying Ad-Hoc Network (FANET) is basically a special form of Mobile Ad-Hoc Network (MANET) which is formed by a group of wireless nodes, which can dynamically form a network to exchange information without the necessity of using a fixed network infrastructure. Its good performance and its low cost, make it suitable for use in several applications such as environment sensors, vehicular communications, disaster rescue operations, air/land/navy defense and so on. In the present work the performance evaluation of Ad hoc on Demand Distance Vector (AODV) and Destination-Sequenced Distance-Vector (DSDV) routing protocols for a FANET using the software package NS2. The metrics of delivery rate, end-To-end delay and throughput are calculated for both protocols in order to evaluate its performance in the network. Besides, an energy analysis is shown for each protocol since energy is a key technical challenge for embedded and mobile applications. These results represent the base for future development of collaborative control protocols for robotic vehicle networks. © 2018 IEEE.">
            <text:p>Flying Ad-Hoc Network (FANET) is basically a special form of Mobile Ad-Hoc Network (MANET) which is formed by a group of wireless nodes, which can dynamically form a network to exchange information without the necessity of using a fixed network infrastructure. Its good performance and its low cost, make it suitable for use in several applications such as environment sensors, vehicular communications, disaster rescue operations, air/land/navy defense and so on. In the present work the performance evaluation of Ad hoc on Demand Distance Vector (AODV) and Destination-Sequenced Distance-Vector (DSDV) routing protocols for a FANET using the software package NS2. The metrics of delivery rate, end-To-end delay and throughput are calculated for both protocols in order to evaluate its performance in the network. Besides, an energy analysis is shown for each protocol since energy is a key technical challenge for embedded and mobile applications. These results represent the base for future development of collaborative control protocols for robotic vehicle networks. © 2018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T28FEH4">
            <text:p>8T28FEH4</text:p>
          </table:table-cell>
          <table:table-cell office:value-type="string" office:value="Comparison of selected methods for document clustering">
            <text:p>Comparison of selected methods for document clustering</text:p>
          </table:table-cell>
          <table:table-cell office:value-type="string" office:value="10.1007/978-3-642-18029-3_11">
            <text:p>10.1007/978-3-642-18029-3_11</text:p>
          </table:table-cell>
          <table:table-cell office:value-type="string" office:value="17 cluster analysis techniques proposed for document clustering in terms of internal and external quality measures of clustering and computing time demands are compared. These are combinations of three basic methods (direct, repeated bisection and agglomerative) and five clustering criterion functions for solution assessment (two intra∈-∈cluster, one inter∈- ∈cluster, and two complex ones); all implemented in the CLUTO software package. Furthermore, in the case of the agglomerative method we also applied a single linkage and complete linkage clustering as a criterion function. Collection 20 Newsgroups, a binary vector representation of e-mail messages, was used for comparing the methods. Experiments with document clustering have proved that, from the point of view of entropy and purity, the direct method provides the best results. As regards computing time, the repeated bisection (divisive) method has been the fastest. © 2011 Springer-Verlag Berlin Heidelberg.">
            <text:p>17 cluster analysis techniques proposed for document clustering in terms of internal and external quality measures of clustering and computing time demands are compared. These are combinations of three basic methods (direct, repeated bisection and agglomerative) and five clustering criterion functions for solution assessment (two intra∈-∈cluster, one inter∈- ∈cluster, and two complex ones); all implemented in the CLUTO software package. Furthermore, in the case of the agglomerative method we also applied a single linkage and complete linkage clustering as a criterion function. Collection 20 Newsgroups, a binary vector representation of e-mail messages, was used for comparing the methods. Experiments with document clustering have proved that, from the point of view of entropy and purity, the direct method provides the best results. As regards computing time, the repeated bisection (divisive) method has been the fastest. © 2011 Springer-Verlag Berlin Heidelberg.</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JNHDJ7G">
            <text:p>YJNHDJ7G</text:p>
          </table:table-cell>
          <table:table-cell office:value-type="string" office:value="PINTRACE: a computer program for assessment of pin positions in routine radiographs of femoral neck fractures">
            <text:p>PINTRACE: a computer program for assessment of pin positions in routine radiographs of femoral neck fractures</text:p>
          </table:table-cell>
          <table:table-cell office:value-type="string" office:value="10.1016/0169-2607(92)90093-M">
            <text:p>10.1016/0169-2607(92)90093-M</text:p>
          </table:table-cell>
          <table:table-cell office:value-type="string" office:value="A new method for determination of pin positions in internally fixated femoral neck fractures is described. In AP and lateral radiographs of the hip, measurements are made of the cervicofemoral angles, the diameter of the femoral head and neck, and the distances from the central femoral neck axis to each pin. From these values the positions of the fixation pins in defined straight AP and lateral projections are determined by geometric calculations. A computer program in BASIC was developed to perform the calculations and to produce graphic displays of cross-sections of the femoral head and neck with the corrected pin positions indicated. For routine radiographic examinations with unknown inclination angles of the X-ray beams, the error of the method is less than 5% of the femoral head diameter. With conventional methods of determining pin positions the error can exceed 25% of the femoral head diameter. © 1992.">
            <text:p>A new method for determination of pin positions in internally fixated femoral neck fractures is described. In AP and lateral radiographs of the hip, measurements are made of the cervicofemoral angles, the diameter of the femoral head and neck, and the distances from the central femoral neck axis to each pin. From these values the positions of the fixation pins in defined straight AP and lateral projections are determined by geometric calculations. A computer program in BASIC was developed to perform the calculations and to produce graphic displays of cross-sections of the femoral head and neck with the corrected pin positions indicated. For routine radiographic examinations with unknown inclination angles of the X-ray beams, the error of the method is less than 5% of the femoral head diameter. With conventional methods of determining pin positions the error can exceed 25% of the femoral head diameter. © 1992.</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4QDR75J">
            <text:p>R4QDR75J</text:p>
          </table:table-cell>
          <table:table-cell office:value-type="string" office:value="Mercury: Performance and dependability evaluation of systems with exponential, expolynomial, and general distributions">
            <text:p>Mercury: Performance and dependability evaluation of systems with exponential, expolynomial, and general distributions</text:p>
          </table:table-cell>
          <table:table-cell office:value-type="string" office:value="10.1109/PRDC.2017.16">
            <text:p>10.1109/PRDC.2017.16</text:p>
          </table:table-cell>
          <table:table-cell office:value-type="string" office:value="The evaluation of dependability or performance of general systems usually relies on the assistance of stochastic modeling and simulation tools. Those software packages enables the creation of models and computation of metrics quickly and accurately. This paper introduces the Mercury tool, which is an integrated software that enables creating and evaluating Reliability Block Diagrams, Stochastic Petri Nets, Continuous Time Markov Chains, and Energy Flow Models. Mercury provides a graphical user interface, a script language for command-line interface, and also an API (Application Programming Interface) that enables interaction through external applications. The evaluation of models is not restricted to the assumption of Exponential distributions, which is a common constraint in other similar tools. Mercury implements a simulation framework that allows more than 25 probability distributions, as well as a moment matching method that enables expolynomial - phase-type - distributions for models solved through numerical analysis. This paper presents the main features and methods available in Mercury to aid the dependability and performance evaluation of various systems, for both academy and industry. The accuracy and applicability of the tool is illustrated by a case study of packet loss and throughput for a Video on Demand (VoD) system. © 2017 IEEE.">
            <text:p>The evaluation of dependability or performance of general systems usually relies on the assistance of stochastic modeling and simulation tools. Those software packages enables the creation of models and computation of metrics quickly and accurately. This paper introduces the Mercury tool, which is an integrated software that enables creating and evaluating Reliability Block Diagrams, Stochastic Petri Nets, Continuous Time Markov Chains, and Energy Flow Models. Mercury provides a graphical user interface, a script language for command-line interface, and also an API (Application Programming Interface) that enables interaction through external applications. The evaluation of models is not restricted to the assumption of Exponential distributions, which is a common constraint in other similar tools. Mercury implements a simulation framework that allows more than 25 probability distributions, as well as a moment matching method that enables expolynomial - phase-type - distributions for models solved through numerical analysis. This paper presents the main features and methods available in Mercury to aid the dependability and performance evaluation of various systems, for both academy and industry. The accuracy and applicability of the tool is illustrated by a case study of packet loss and throughput for a Video on Demand (VoD) system. © 2017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G2NDQQL">
            <text:p>4G2NDQQL</text:p>
          </table:table-cell>
          <table:table-cell office:value-type="string" office:value="On the Feasibility of Supervised Machine Learning for the Detection of Malicious Software Packages">
            <text:p>On the Feasibility of Supervised Machine Learning for the Detection of Malicious Software Packages</text:p>
          </table:table-cell>
          <table:table-cell office:value-type="string" office:value="10.1145/3538969.3544415">
            <text:p>10.1145/3538969.3544415</text:p>
          </table:table-cell>
          <table:table-cell office:value-type="string" office:value="Modern software development heavily relies on a multitude of externally - often also open source - developed components that constitute a so-called Software Supply Chain. Over the last few years a rise of trojanized (i.e., maliciously manipulated) software packages have been observed and addressed in multiple academic publications. A central issue of this is the timely detection of such malicious packages for which typically single heuristic- or machine learning based approaches have been chosen. Especially the general suitability of supervised machine learning is currently not fully covered. In order to gain insight, we analyze a diverse set of commonly employed supervised machine learning techniques, both quantitatively and qualitatively. More precisely, we leverage a labeled dataset of known malicious software packages on which we measure the performance of each technique. This is followed by an in-depth analysis of the three best performing classifiers on unlabeled data, i.e., the whole npm package repository. Our combination of multiple classifiers indicates a good viability of supervised machine learning for the detection of malicious packages by pre-selecting a feasible number of suspicious packages for further manual analysis. This research effort includes the evaluation of over 25,210 different models which led to True Positive Rates of over 70 % and the detection and reporting of 13 previously unknown malicious packages. © 2022 ACM.">
            <text:p>Modern software development heavily relies on a multitude of externally - often also open source - developed components that constitute a so-called Software Supply Chain. Over the last few years a rise of trojanized (i.e., maliciously manipulated) software packages have been observed and addressed in multiple academic publications. A central issue of this is the timely detection of such malicious packages for which typically single heuristic- or machine learning based approaches have been chosen. Especially the general suitability of supervised machine learning is currently not fully covered. In order to gain insight, we analyze a diverse set of commonly employed supervised machine learning techniques, both quantitatively and qualitatively. More precisely, we leverage a labeled dataset of known malicious software packages on which we measure the performance of each technique. This is followed by an in-depth analysis of the three best performing classifiers on unlabeled data, i.e., the whole npm package repository. Our combination of multiple classifiers indicates a good viability of supervised machine learning for the detection of malicious packages by pre-selecting a feasible number of suspicious packages for further manual analysis. This research effort includes the evaluation of over 25,210 different models which led to True Positive Rates of over 70 % and the detection and reporting of 13 previously unknown malicious packages. © 2022 AC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TE8UB93">
            <text:p>2TE8UB93</text:p>
          </table:table-cell>
          <table:table-cell office:value-type="string" office:value="Autonomous Racing: A Comparison of SLAM Algorithms for Large Scale Outdoor Environments">
            <text:p>Autonomous Racing: A Comparison of SLAM Algorithms for Large Scale Outdoor Environments</text:p>
          </table:table-cell>
          <table:table-cell office:value-type="string" office:value="10.1145/3332305.3332319">
            <text:p>10.1145/3332305.3332319</text:p>
          </table:table-cell>
          <table:table-cell office:value-type="string" office:value="The task of simultaneous localization and mapping (SLAM) is a widely studied field in robotics research in the last decades. The goal of SLAM is to create an accurate map of the environment considering uncertainties in the pose as well as the environmental perception of the robot. Historically SLAM algorithms are applied in the field of indoor robotics. Recent developments in the area of autonomous driving surge a focus for SLAM applications in large scale outdoor environments.Two notable open source SLAM software packages are Gmapping and Google Cartographer. This paper focuses on a qualitative comparison of the aforementioned algorithms for such a scenario. We discuss the underlying algorithmic differences of the two packages. This serves as the foundation to present the SLAM results for different parameter configurations. We evaluate the accuracy of the resulting maps and the respective computational limitations. The maps are further evaluated against manually measured ground truth track boundaries. We show that the existing approaches can be adapted to large-scale outdoor environments.">
            <text:p>The task of simultaneous localization and mapping (SLAM) is a widely studied field in robotics research in the last decades. The goal of SLAM is to create an accurate map of the environment considering uncertainties in the pose as well as the environmental perception of the robot. Historically SLAM algorithms are applied in the field of indoor robotics. Recent developments in the area of autonomous driving surge a focus for SLAM applications in large scale outdoor environments.Two notable open source SLAM software packages are Gmapping and Google Cartographer. This paper focuses on a qualitative comparison of the aforementioned algorithms for such a scenario. We discuss the underlying algorithmic differences of the two packages. This serves as the foundation to present the SLAM results for different parameter configurations. We evaluate the accuracy of the resulting maps and the respective computational limitations. The maps are further evaluated against manually measured ground truth track boundaries. We show that the existing approaches can be adapted to large-scale outdoor environment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X6N2XHV">
            <text:p>NX6N2XHV</text:p>
          </table:table-cell>
          <table:table-cell office:value-type="string" office:value="Expert Systems in Insurance Underwriting: Model Development and Application">
            <text:p>Expert Systems in Insurance Underwriting: Model Development and Application</text:p>
          </table:table-cell>
          <table:table-cell office:value-type="string" office:value="10.1145/24533.24541">
            <text:p>10.1145/24533.24541</text:p>
          </table:table-cell>
          <table:table-cell office:value-type="string" office:value="The paper examines the work of Dr. Gary A. Wicklund and doctoral student Ms. Roberta M. Roth of the University of Iowa in the development and implementation of an insurance underwriting expert system for a Midwestern insurance company. The underwriting function reviews applicant data for determination of insurability. The feasibility of utilizing an expert system in this area was examined and determined to be practical, and development of a prototype was initiated.The authors began a broad search for and examination of available expert system tools for a personal computer environment. The review of six expert system software packages narrowed the field to two viable candidates. The Ml package from Teknowledge was selected for the first prototyping stage. The prototype was quickly developed with a very limited set of rules to provide a simple demonstration of the applicability of an expert system in this area. The demonstration of the expert system concepts through the prototype to upper management and underwriting management at a local insurance company was well accepted and authorization to build the expert system was given.The host mainframe at the sponsoring insurance company proved incompatible with the M1 software, which was replaced by RuleMaster from Radian. The prototyping work was transferred to RuleMaster, which proved to be beneficial beyond the compatibility concerns. RuleMaster is a modular system as opposed to the inference network approach used in M1, which more closely resembles LISP or PROLOG in structure. With the modular structure, knowledge and rule base building and modifications proved much easier from a programming standpoint.The interviewing of the domain expert was very valuable for future reference in the next domain to be prototyped. Because of the inexperience of the parties, the interviews were unstructured and the knowledge acquisition was a laborious task for the knowledge engineer and the expert. The next interviews were videotaped and replayed later to allow the knowledge engineer closer scrutiny of the responses and adequate time for formulation of additional inquiries. The domain expert and knowledge engineer reviewed sample applicant data to determine key fields and values in those fields which triggered thought processes in the domain expert. By using this approach, the programming of the modular system was simplified, as the software also uses key fields and values which interact with rules for treatment of possible values and provides classification of these values. This also aided the domain expert in understanding how his reactions would be utilized and assisted him in his responses regarding his thought processes.After the initial prototyping and knowledge and rule base building, the system began its refinement stage. During this period the system ran identical data with the domain expert, for comparison with the conclusions which were reached. Discrepancies between the system and the domain expert identified shortcomings and areas for refinement. RuleMaster again proved beneficial in that it provides reasoning for the conclusions reached, which could then be more closely examined by the domain expert and knowledge engineer for modification. Another programming asset of RuleMaster is its ability to induce rules from examples and their treatment which are entered in a simple table by the knowledge engineer. These tables can be easily modified and all changes are immediately reflected in RuleMaster. The sponsoring insurance company also requested that the conclusions include a conclusion strength factor (in this case numeric) which would be highly recognizable to the user as an additional supporting measurement of the conclusion reached. The sponsor will soon begin to run the system parallel with its entire underwriting staff for further analysis and as the first step toward implementation.">
            <text:p>The paper examines the work of Dr. Gary A. Wicklund and doctoral student Ms. Roberta M. Roth of the University of Iowa in the development and implementation of an insurance underwriting expert system for a Midwestern insurance company. The underwriting function reviews applicant data for determination of insurability. The feasibility of utilizing an expert system in this area was examined and determined to be practical, and development of a prototype was initiated.The authors began a broad search for and examination of available expert system tools for a personal computer environment. The review of six expert system software packages narrowed the field to two viable candidates. The Ml package from Teknowledge was selected for the first prototyping stage. The prototype was quickly developed with a very limited set of rules to provide a simple demonstration of the applicability of an expert system in this area. The demonstration of the expert system concepts through the prototype to upper management and underwriting management at a local insurance company was well accepted and authorization to build the expert system was given.The host mainframe at the sponsoring insurance company proved incompatible with the M1 software, which was replaced by RuleMaster from Radian. The prototyping work was transferred to RuleMaster, which proved to be beneficial beyond the compatibility concerns. RuleMaster is a modular system as opposed to the inference network approach used in M1, which more closely resembles LISP or PROLOG in structure. With the modular structure, knowledge and rule base building and modifications proved much easier from a programming standpoint.The interviewing of the domain expert was very valuable for future reference in the next domain to be prototyped. Because of the inexperience of the parties, the interviews were unstructured and the knowledge acquisition was a laborious task for the knowledge engineer and the expert. The next interviews were videotaped and replayed later to allow the knowledge engineer closer scrutiny of the responses and adequate time for formulation of additional inquiries. The domain expert and knowledge engineer reviewed sample applicant data to determine key fields and values in those fields which triggered thought processes in the domain expert. By using this approach, the programming of the modular system was simplified, as the software also uses key fields and values which interact with rules for treatment of possible values and provides classification of these values. This also aided the domain expert in understanding how his reactions would be utilized and assisted him in his responses regarding his thought processes.After the initial prototyping and knowledge and rule base building, the system began its refinement stage. During this period the system ran identical data with the domain expert, for comparison with the conclusions which were reached. Discrepancies between the system and the domain expert identified shortcomings and areas for refinement. RuleMaster again proved beneficial in that it provides reasoning for the conclusions reached, which could then be more closely examined by the domain expert and knowledge engineer for modification. Another programming asset of RuleMaster is its ability to induce rules from examples and their treatment which are entered in a simple table by the knowledge engineer. These tables can be easily modified and all changes are immediately reflected in RuleMaster. The sponsoring insurance company also requested that the conclusions include a conclusion strength factor (in this case numeric) which would be highly recognizable to the user as an additional supporting measurement of the conclusion reached. The sponsor will soon begin to run the system parallel with its entire underwriting staff for further analysis and as the first step toward implementation.</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V88QXVP">
            <text:p>MV88QXVP</text:p>
          </table:table-cell>
          <table:table-cell office:value-type="string" office:value="Comparison of commercial structure-from-motion photogrammety software used for underwater three-dimensional modeling of coral reef environments">
            <text:p>Comparison of commercial structure-from-motion photogrammety software used for underwater three-dimensional modeling of coral reef environments</text:p>
          </table:table-cell>
          <table:table-cell office:value-type="string" office:value="10.5194/isprs-archives-XLII-2-W3-127-2017">
            <text:p>10.5194/isprs-archives-XLII-2-W3-127-2017</text:p>
          </table:table-cell>
          <table:table-cell office:value-type="string" office:value="Structural complexity in ecosystems creates an assortment of microhabitat types and has been shown to support greater diversity and abundance of associated organisms. The 3D structure of an environment also directly affects important ecological parameters such as habitat provisioning and light availability and can therefore strongly influence ecosystem function. Coral reefs are architecturally complex 3D habitats, whose structure is intrinsically linked to the ecosystem biodiversity, productivity, and function. The field of coral ecology has, however, been primarily limited to using 2-dimensional (2D) planar survey techniques for studying the physical structure of reefs. This conventional approach fails to capture or quantify the intricate structural complexity of corals that influences habitat facilitation and biodiversity. A 3-dimensional (3D) approach can obtain accurate measurements of architectural complexity, topography, rugosity, volume, and other structural characteristics that affect biodiversity and abundance of reef organisms. Structure-from-Motion (SfM) photogrammetry is an emerging computer vision technology that provides a simple and cost-effective method for 3D reconstruction of natural environments. SfM has been used in several studies to investigate the relationship between habitat complexity and ecological processes in coral reef ecosystems. This study compared two commercial SfM software packages, Agisoft Photoscan Pro and Pix4Dmapper Pro 3.1, in order to assess the cpaability and spatial accuracy of these programs for conducting 3D modeling of coral reef habitats at three spatial scales.">
            <text:p>Structural complexity in ecosystems creates an assortment of microhabitat types and has been shown to support greater diversity and abundance of associated organisms. The 3D structure of an environment also directly affects important ecological parameters such as habitat provisioning and light availability and can therefore strongly influence ecosystem function. Coral reefs are architecturally complex 3D habitats, whose structure is intrinsically linked to the ecosystem biodiversity, productivity, and function. The field of coral ecology has, however, been primarily limited to using 2-dimensional (2D) planar survey techniques for studying the physical structure of reefs. This conventional approach fails to capture or quantify the intricate structural complexity of corals that influences habitat facilitation and biodiversity. A 3-dimensional (3D) approach can obtain accurate measurements of architectural complexity, topography, rugosity, volume, and other structural characteristics that affect biodiversity and abundance of reef organisms. Structure-from-Motion (SfM) photogrammetry is an emerging computer vision technology that provides a simple and cost-effective method for 3D reconstruction of natural environments. SfM has been used in several studies to investigate the relationship between habitat complexity and ecological processes in coral reef ecosystems. This study compared two commercial SfM software packages, Agisoft Photoscan Pro and Pix4Dmapper Pro 3.1, in order to assess the cpaability and spatial accuracy of these programs for conducting 3D modeling of coral reef habitats at three spatial scale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VGIMZKP">
            <text:p>HVGIMZKP</text:p>
          </table:table-cell>
          <table:table-cell office:value-type="string" office:value="Defect proneness estimation and feedback approach for software design quality improvement">
            <text:p>Defect proneness estimation and feedback approach for software design quality improvement</text:p>
          </table:table-cell>
          <table:table-cell office:value-type="string" office:value="10.1016/j.infsof.2011.10.001">
            <text:p>10.1016/j.infsof.2011.10.001</text:p>
          </table:table-cell>
          <table:table-cell office:value-type="string" office:value="Context: Modern software engineering demands professionals and researchers to proactively and collectively work towards exploring and experimenting viable and valuable mechanisms in order to extract all kinds of degenerative bugs, security holes, and possible deviations at the initial stage. Having understood the real need here, we have introduced a novel methodology for the estimation of defect proneness of class structures in object oriented (OO) software systems at design stage. Objective: The objective of this work is to develop an estimation model that provides significant assessment of defect proneness of object oriented software packages at design phase of SDLC. This frame work enhances the efficiency of SDLC through design quality improvement. Method: This involves a data driven methodology which is based on the empirical study of the relationship existing between design parameters and defect proneness. In the first phase, a mapping of the relationship between the design metrics and normal occurrence pattern of defects are carried out. This is represented as a set of non linear multifunctional regression equations which reflects the influence of individual design metrics on defect proneness. The defect proneness estimation model is then generated by weighted linear combination of these multifunctional regression equations. The weighted coefficients are evaluated through GQM (Goal Question Metric) paradigm. Results: The model evaluation and validation is carried out with a selected set of cases which is found to be promising. The current study is successfully dealt with three projects and it opens up the opportunity to extend this to a wide range of projects across industries. Conclusion: The defect proneness estimation at design stage facilitates an effective feedback to the design architect and enabling him to identify and reduce the number of defects in the modules appropriately. This results in a considerable improvement in software design leading to cost effective products. © 2011 Elsevier B.V. All rights reserved.">
            <text:p>Context: Modern software engineering demands professionals and researchers to proactively and collectively work towards exploring and experimenting viable and valuable mechanisms in order to extract all kinds of degenerative bugs, security holes, and possible deviations at the initial stage. Having understood the real need here, we have introduced a novel methodology for the estimation of defect proneness of class structures in object oriented (OO) software systems at design stage. Objective: The objective of this work is to develop an estimation model that provides significant assessment of defect proneness of object oriented software packages at design phase of SDLC. This frame work enhances the efficiency of SDLC through design quality improvement. Method: This involves a data driven methodology which is based on the empirical study of the relationship existing between design parameters and defect proneness. In the first phase, a mapping of the relationship between the design metrics and normal occurrence pattern of defects are carried out. This is represented as a set of non linear multifunctional regression equations which reflects the influence of individual design metrics on defect proneness. The defect proneness estimation model is then generated by weighted linear combination of these multifunctional regression equations. The weighted coefficients are evaluated through GQM (Goal Question Metric) paradigm. Results: The model evaluation and validation is carried out with a selected set of cases which is found to be promising. The current study is successfully dealt with three projects and it opens up the opportunity to extend this to a wide range of projects across industries. Conclusion: The defect proneness estimation at design stage facilitates an effective feedback to the design architect and enabling him to identify and reduce the number of defects in the modules appropriately. This results in a considerable improvement in software design leading to cost effective products. © 2011 Elsevier B.V.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XJQPGVW">
            <text:p>IXJQPGVW</text:p>
          </table:table-cell>
          <table:table-cell office:value-type="string" office:value="An Information Retrieval Approach for Automatically Constructing Software Libraries">
            <text:p>An Information Retrieval Approach for Automatically Constructing Software Libraries</text:p>
          </table:table-cell>
          <table:table-cell office:value-type="string" office:value="10.1109/32.83915">
            <text:p>10.1109/32.83915</text:p>
          </table:table-cell>
          <table:table-cell office:value-type="string" office:value="Although software reuse presents clear advantages for programmer productivity and code reliability, it is not practiced enough. One of the reasons for the only moderate success of reuse is the lack of software libraries that facilitate the actual locating and understanding of reusable components. This paper describes a technology for automatically assembling large software libraries which promote software reuse by helping the user locate the components closest to her/his needs. Software libraries are automatically assembled from a set of unorganized components by using information retrieval techniques. The construction of the library is done in two steps. First, attributes are automatically extracted from natural language documentation by using a new indexing scheme based on the notions of lexical affinities and quantity of information. Then a hierarchy for browsing is automatically generated using a clustering technique which draws only on the information provided by the attributes. Thanks to the free-text indexing scheme, tools following this approach can accept free-style natural language queries. This technology has been implemented in the GURU system, which has been applied to construct an organized library of AIX utilities. An experiment was conducted in order to evaluate the retrieval effectiveness of GURU as compared to INFOEXPLORER a hypertext library system for AIX 3 on the IBM RISC System/6000 series. We followed the usual evaluation procedure used in information retrieval, based upon recall and precision measures, and determined that our system performs 15% better on a random test set, while being much less expensive to build than INFOEXPLORER. © 1991 IEEE">
            <text:p>Although software reuse presents clear advantages for programmer productivity and code reliability, it is not practiced enough. One of the reasons for the only moderate success of reuse is the lack of software libraries that facilitate the actual locating and understanding of reusable components. This paper describes a technology for automatically assembling large software libraries which promote software reuse by helping the user locate the components closest to her/his needs. Software libraries are automatically assembled from a set of unorganized components by using information retrieval techniques. The construction of the library is done in two steps. First, attributes are automatically extracted from natural language documentation by using a new indexing scheme based on the notions of lexical affinities and quantity of information. Then a hierarchy for browsing is automatically generated using a clustering technique which draws only on the information provided by the attributes. Thanks to the free-text indexing scheme, tools following this approach can accept free-style natural language queries. This technology has been implemented in the GURU system, which has been applied to construct an organized library of AIX utilities. An experiment was conducted in order to evaluate the retrieval effectiveness of GURU as compared to INFOEXPLORER a hypertext library system for AIX 3 on the IBM RISC System/6000 series. We followed the usual evaluation procedure used in information retrieval, based upon recall and precision measures, and determined that our system performs 15% better on a random test set, while being much less expensive to build than INFOEXPLORER. © 1991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U23P53W">
            <text:p>KU23P53W</text:p>
          </table:table-cell>
          <table:table-cell office:value-type="string" office:value="Use of fast Fourier transform methods in maintaining stability of production CD-SEMs">
            <text:p>Use of fast Fourier transform methods in maintaining stability of production CD-SEMs</text:p>
          </table:table-cell>
          <table:table-cell office:value-type="string" office:value="">
            <text:p/>
          </table:table-cell>
          <table:table-cell office:value-type="string" office:value="CD-SEM dynamic accuracy and stability is fundamentally linked to the quality of beam tuning. One source of beam instability is stigmation drift. Uncorrected stigmation drift can account for, in extreme cases, up to 20 nm of CD error on a 0.18 μm linewidth. As most current CD-SEMs do not feature robust auto-stigmation systems, periodic beam tuning is usually performed manually. This solution, however, does not yield the desired results, as a 0.18 μm linewidth can still err by unacceptable amounts due to human variability. One method of monitoring beam quality is the use of fast-Fourier transform (FFT) techniques, as first described by Postek and Vladar of NIST, where an FFT of an image of a very fine, random, isotropic, high-contrast defect surface is used to calculate beam sharpness and eccentricity. Advantages of this are: 1) beam-tuning is controlled to the point that measurements of 0.18 μm linewidths after the beam tuning vary by only 2 nm, 2) this result is rendered operator-independent, and 3) the resulting sharpness and eccentricity values quantify the beam quality and do not bias with time due to charging, as do repeated linewidth measurements (i.e. as in a `hammer test'), allowing a trend-chart to be used for process control. This FFT technique has been implemented in SEM Monitor, a software package from Spectel Company, under contract by Sematech AMAG. This software is now used for periodic qualification of our production CD-SEMs. This article demonstrates our evaluation data of the Spectel SEM Monitor workstation, resulting beam-stability trend data of our OPAL 7830Si CD-SEMs, and details about the sample used with this technique.">
            <text:p>CD-SEM dynamic accuracy and stability is fundamentally linked to the quality of beam tuning. One source of beam instability is stigmation drift. Uncorrected stigmation drift can account for, in extreme cases, up to 20 nm of CD error on a 0.18 μm linewidth. As most current CD-SEMs do not feature robust auto-stigmation systems, periodic beam tuning is usually performed manually. This solution, however, does not yield the desired results, as a 0.18 μm linewidth can still err by unacceptable amounts due to human variability. One method of monitoring beam quality is the use of fast-Fourier transform (FFT) techniques, as first described by Postek and Vladar of NIST, where an FFT of an image of a very fine, random, isotropic, high-contrast defect surface is used to calculate beam sharpness and eccentricity. Advantages of this are: 1) beam-tuning is controlled to the point that measurements of 0.18 μm linewidths after the beam tuning vary by only 2 nm, 2) this result is rendered operator-independent, and 3) the resulting sharpness and eccentricity values quantify the beam quality and do not bias with time due to charging, as do repeated linewidth measurements (i.e. as in a `hammer test'), allowing a trend-chart to be used for process control. This FFT technique has been implemented in SEM Monitor, a software package from Spectel Company, under contract by Sematech AMAG. This software is now used for periodic qualification of our production CD-SEMs. This article demonstrates our evaluation data of the Spectel SEM Monitor workstation, resulting beam-stability trend data of our OPAL 7830Si CD-SEMs, and details about the sample used with this techniqu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G24M5YK">
            <text:p>ZG24M5YK</text:p>
          </table:table-cell>
          <table:table-cell office:value-type="string" office:value="Evaluation of photogrammetry and inclusion of control points: Significance for infrastructure monitoring">
            <text:p>Evaluation of photogrammetry and inclusion of control points: Significance for infrastructure monitoring</text:p>
          </table:table-cell>
          <table:table-cell office:value-type="string" office:value="10.3390/data4010042">
            <text:p>10.3390/data4010042</text:p>
          </table:table-cell>
          <table:table-cell office:value-type="string" office:value="Structure from Motion (SfM)/Photogrammetry is a powerful mapping tool in extracting three-dimensional (3D) models from photographs. This method has been applied to a range of applications, including monitoring of infrastructure systems. This technique could potentially become a substitute, or at least a complement, for costlier approaches such as laser scanning for infrastructure monitoring. This study expands on previous investigations, which utilize photogrammetry point cloud data to measure failure mode behavior of a retaining wall model, emphasizing further robust spatial testing. In this study, a comparison of two commonly used photogrammetry software packages was implemented to assess the computing performance of the method and the significance of control points in this approach. The impact of control point selection, as part of the photogrammetric modeling processes, was also evaluated. Comparisons between the two software tools reveal similar performances in capturing quantitative changes of a retaining wall structure. Results also demonstrate that increasing the number of control points above a certain number does not, necessarily, increase 3D modeling accuracies, but, in some cases, their spatial distribution can be more critical. Furthermore, errors in model reproducibility, when compared with total station measurements, were found to be spatially correlated with the arrangement of control points. © 2019 by the authors. Licensee MDPI, Basel, Switzerland.">
            <text:p>Structure from Motion (SfM)/Photogrammetry is a powerful mapping tool in extracting three-dimensional (3D) models from photographs. This method has been applied to a range of applications, including monitoring of infrastructure systems. This technique could potentially become a substitute, or at least a complement, for costlier approaches such as laser scanning for infrastructure monitoring. This study expands on previous investigations, which utilize photogrammetry point cloud data to measure failure mode behavior of a retaining wall model, emphasizing further robust spatial testing. In this study, a comparison of two commonly used photogrammetry software packages was implemented to assess the computing performance of the method and the significance of control points in this approach. The impact of control point selection, as part of the photogrammetric modeling processes, was also evaluated. Comparisons between the two software tools reveal similar performances in capturing quantitative changes of a retaining wall structure. Results also demonstrate that increasing the number of control points above a certain number does not, necessarily, increase 3D modeling accuracies, but, in some cases, their spatial distribution can be more critical. Furthermore, errors in model reproducibility, when compared with total station measurements, were found to be spatially correlated with the arrangement of control points. © 2019 by the authors. Licensee MDPI, Basel, Switzerlan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8FT59UG">
            <text:p>W8FT59UG</text:p>
          </table:table-cell>
          <table:table-cell office:value-type="string" office:value="A UWB Monopole Antenna Design based RF Energy Harvesting Technology">
            <text:p>A UWB Monopole Antenna Design based RF Energy Harvesting Technology</text:p>
          </table:table-cell>
          <table:table-cell office:value-type="string" office:value="10.1109/SCEE.2018.8684112">
            <text:p>10.1109/SCEE.2018.8684112</text:p>
          </table:table-cell>
          <table:table-cell office:value-type="string" office:value="In this paper, an Ultra-Wide-Band (UWB) printed monopole antenna based Hard Surface (HS) is proposed for RF energy harvesting to serve the application of the Internet of Things (IoT). The proposed antenna is constructed of a monopole of an open mouth flower patch mounted on an FR4 substrate and followed by an HS array. The antenna is backed with a partial ground plane to enhance the antenna bandwidth. The stability in the antenna radiation pattern over the entire frequency band is achieved by introducing three rows of the proposed HS based on H-Resonators (HS-HR) next to the patch edge. Such arrays provide an Omni directional antenna at several frequency bands that suit the application of RF energy harvesting. The array of the proposed HS-HR provides high electromagnetic impedance within the frequency band of interest toward the patch length. Numerical simulations are accompanied using CST MWS and HFSS software packages to evaluate the antenna performance. Finally, the related measurements to the antenna performance and RF harvesting are conducted at 2.45GHz. It is found that the proposed antenna provides a conversion efficiency of 35% with an acceptable gain-bandwidth product. © 2018 IEEE.">
            <text:p>In this paper, an Ultra-Wide-Band (UWB) printed monopole antenna based Hard Surface (HS) is proposed for RF energy harvesting to serve the application of the Internet of Things (IoT). The proposed antenna is constructed of a monopole of an open mouth flower patch mounted on an FR4 substrate and followed by an HS array. The antenna is backed with a partial ground plane to enhance the antenna bandwidth. The stability in the antenna radiation pattern over the entire frequency band is achieved by introducing three rows of the proposed HS based on H-Resonators (HS-HR) next to the patch edge. Such arrays provide an Omni directional antenna at several frequency bands that suit the application of RF energy harvesting. The array of the proposed HS-HR provides high electromagnetic impedance within the frequency band of interest toward the patch length. Numerical simulations are accompanied using CST MWS and HFSS software packages to evaluate the antenna performance. Finally, the related measurements to the antenna performance and RF harvesting are conducted at 2.45GHz. It is found that the proposed antenna provides a conversion efficiency of 35% with an acceptable gain-bandwidth product. © 2018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WNH37CX">
            <text:p>LWNH37CX</text:p>
          </table:table-cell>
          <table:table-cell office:value-type="string" office:value="Approach for estimating similarity between procedures in differently compiled binaries">
            <text:p>Approach for estimating similarity between procedures in differently compiled binaries</text:p>
          </table:table-cell>
          <table:table-cell office:value-type="string" office:value="10.1016/j.infsof.2014.06.012">
            <text:p>10.1016/j.infsof.2014.06.012</text:p>
          </table:table-cell>
          <table:table-cell office:value-type="string" office:value="Context: Detection of an unauthorized use of a software library is a clone detection problem that in case of commercial products has additional complexity due to the fact that only binary code is available. Objective: The goal of this paper is to propose an approach for estimating the level of similarity between the procedures originating from different binary codes. The assumption is that the clones in the binary codes come from the use of a common software library that may be compiled with different toolsets. Method: The approach uses a set of software metrics adapted from the high level languages and it also extends the set with new metrics that take into account syntactical changes that are introduced by the usage of different toolsets and optimizations. Moreover, the approach compares metric values and introduces transformers and formulas that can use training data for production of measure of similarities between the two procedures in binary codes. The approach has been evaluated on programs from STAMP benchmark and BusyBox tool, compiled with different toolsets in different modes. Results: The experiments with programs from STAMP benchmark show that detecting the same procedures recall can be up to 1.44 times higher using new metrics. Knowledge about the used compiling toolset can bring up to 2.28 times improvement in recall. The experiment with BusyBox tool shows 43% recall for 43% precision. Conclusion: The most useful newly proposed metrics are those that consider the frequency of arithmetic instructions, the number and frequency of occurrences for instructions, and the number of occurrences for target addresses in calls. The best way to combine the results of comparing metrics is to use a geometric mean or when previous knowledge is available, to use an arithmetic mean with appropriate transformer. © 2014 Elsevier B.V. All rights reserved.">
            <text:p>Context: Detection of an unauthorized use of a software library is a clone detection problem that in case of commercial products has additional complexity due to the fact that only binary code is available. Objective: The goal of this paper is to propose an approach for estimating the level of similarity between the procedures originating from different binary codes. The assumption is that the clones in the binary codes come from the use of a common software library that may be compiled with different toolsets. Method: The approach uses a set of software metrics adapted from the high level languages and it also extends the set with new metrics that take into account syntactical changes that are introduced by the usage of different toolsets and optimizations. Moreover, the approach compares metric values and introduces transformers and formulas that can use training data for production of measure of similarities between the two procedures in binary codes. The approach has been evaluated on programs from STAMP benchmark and BusyBox tool, compiled with different toolsets in different modes. Results: The experiments with programs from STAMP benchmark show that detecting the same procedures recall can be up to 1.44 times higher using new metrics. Knowledge about the used compiling toolset can bring up to 2.28 times improvement in recall. The experiment with BusyBox tool shows 43% recall for 43% precision. Conclusion: The most useful newly proposed metrics are those that consider the frequency of arithmetic instructions, the number and frequency of occurrences for instructions, and the number of occurrences for target addresses in calls. The best way to combine the results of comparing metrics is to use a geometric mean or when previous knowledge is available, to use an arithmetic mean with appropriate transformer. © 2014 Elsevier B.V.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EHYZRGX">
            <text:p>QEHYZRGX</text:p>
          </table:table-cell>
          <table:table-cell office:value-type="string" office:value="IntClust: A Software Package for Clustering Replicated Microarray Data">
            <text:p>IntClust: A Software Package for Clustering Replicated Microarray Data</text:p>
          </table:table-cell>
          <table:table-cell office:value-type="string" office:value="10.1109/BIBE.2006.253322">
            <text:p>10.1109/BIBE.2006.253322</text:p>
          </table:table-cell>
          <table:table-cell office:value-type="string" office:value="IntClust is a software package for clustering gene-expression data with repeated measurements based on interval data analysis. By utilizing interval data for representing replicated microarray data, IntClust is able to take into account the scopes where replicate microarray data are distributed instead of simple data points. The software package offers several transformation models for interval data representations, supports different extended dissimilarity/distance measures for interval data analysis, provides some variations of modified K-means clustering, and presents three popular clustering quality evaluation measures. Our experiments show that IntClust improves the clustering performance of gene-expression microarray data over traditional approaches. The software package is available at http://cadse24.cs.flu.edu/ IntClust. © 2006 IEEE.">
            <text:p>IntClust is a software package for clustering gene-expression data with repeated measurements based on interval data analysis. By utilizing interval data for representing replicated microarray data, IntClust is able to take into account the scopes where replicate microarray data are distributed instead of simple data points. The software package offers several transformation models for interval data representations, supports different extended dissimilarity/distance measures for interval data analysis, provides some variations of modified K-means clustering, and presents three popular clustering quality evaluation measures. Our experiments show that IntClust improves the clustering performance of gene-expression microarray data over traditional approaches. The software package is available at http://cadse24.cs.flu.edu/ IntClust. © 2006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VYHLVFIG">
            <text:p>VYHLVFIG</text:p>
          </table:table-cell>
          <table:table-cell office:value-type="string" office:value="White light optical profiling to unworn contact lenses surface topography analysis">
            <text:p>White light optical profiling to unworn contact lenses surface topography analysis</text:p>
          </table:table-cell>
          <table:table-cell office:value-type="string" office:value="10.1117/12.891952">
            <text:p>10.1117/12.891952</text:p>
          </table:table-cell>
          <table:table-cell office:value-type="string" office:value="Purpose: White light optical profiling (WLOP), no usually applied to contact lenses (CL), is a well-established technique for non-contact measurement of surface topography over large areas at moderate lateral and high vertical resolution (sub-nanometer). The aim of this study is to analyze surface properties of five hydrogel CL evaluating representative roughness parameters as Roughness Average (Ra) and Root-Mean-Square Roughness (Rq), that depend on the sampling length, obtained by WLOP. Methods: Lenses used in this study were two highly biocompatible CL and three silicone-hydrogel CL. Unworn CL surface roughness and topography were studied with WLOP (Wyco NT1100) in VSI mode (Vertical Scanning Interferometry). 50X and 20X objectives were used. Height roughness parameters Ra and Rq were calculated for 625, 2500, 10829 and 67646 μm2 areas using the WycoVision®32 analytical software package. Results: High quality 3D topographic images were recorded at randomly different surface locations. Surface topography and Ra and Rq show different values depending on the contact lens and the measurement areas, with the highest roughness scores in biocompatible CL (R a/Rq for 625, 2500, 10829 and 67646 μm2 areas were: Hioxifilcon 31,04/40,07 - 32,88/44,94 - 42,26/61,54 and 47,88/63,24; omafilcon A 17,61/22,41 - 22,18/28,20 - 49,84/65,98 and 67,12/89,37; senofilcon A 14.47/18,65 - 14,79/18,84 - 12,62/16,09 and 35,93/46,61; comfilcon A: 9,58/11,93 - 14,70/18,42 - 12,17/16,21 and 38,81/51,13; balafilcon A: 7,60/9,69 - 16,30/20,84/ - 9,77/12,83 and 24,19/32,09). Higher roughness parameters were obtained for larger areas in all lenses. Conclusions: Highly biocompatible CL presented the highest roughness surface. WLOP provides useful information about contact lens surface measuring larger areas than other techniques used before. © 2011 Copyright Society of Photo-Optical Instrumentation Engineers (SPIE).">
            <text:p>Purpose: White light optical profiling (WLOP), no usually applied to contact lenses (CL), is a well-established technique for non-contact measurement of surface topography over large areas at moderate lateral and high vertical resolution (sub-nanometer). The aim of this study is to analyze surface properties of five hydrogel CL evaluating representative roughness parameters as Roughness Average (Ra) and Root-Mean-Square Roughness (Rq), that depend on the sampling length, obtained by WLOP. Methods: Lenses used in this study were two highly biocompatible CL and three silicone-hydrogel CL. Unworn CL surface roughness and topography were studied with WLOP (Wyco NT1100) in VSI mode (Vertical Scanning Interferometry). 50X and 20X objectives were used. Height roughness parameters Ra and Rq were calculated for 625, 2500, 10829 and 67646 μm2 areas using the WycoVision®32 analytical software package. Results: High quality 3D topographic images were recorded at randomly different surface locations. Surface topography and Ra and Rq show different values depending on the contact lens and the measurement areas, with the highest roughness scores in biocompatible CL (R a/Rq for 625, 2500, 10829 and 67646 μm2 areas were: Hioxifilcon 31,04/40,07 - 32,88/44,94 - 42,26/61,54 and 47,88/63,24; omafilcon A 17,61/22,41 - 22,18/28,20 - 49,84/65,98 and 67,12/89,37; senofilcon A 14.47/18,65 - 14,79/18,84 - 12,62/16,09 and 35,93/46,61; comfilcon A: 9,58/11,93 - 14,70/18,42 - 12,17/16,21 and 38,81/51,13; balafilcon A: 7,60/9,69 - 16,30/20,84/ - 9,77/12,83 and 24,19/32,09). Higher roughness parameters were obtained for larger areas in all lenses. Conclusions: Highly biocompatible CL presented the highest roughness surface. WLOP provides useful information about contact lens surface measuring larger areas than other techniques used before. © 2011 Copyright Society of Photo-Optical Instrumentation Engineers (SPI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A8UCLC4">
            <text:p>SA8UCLC4</text:p>
          </table:table-cell>
          <table:table-cell office:value-type="string" office:value="An Empirical Evaluation of Time-Series Feature Sets">
            <text:p>An Empirical Evaluation of Time-Series Feature Sets</text:p>
          </table:table-cell>
          <table:table-cell office:value-type="string" office:value="10.1109/ICDMW53433.2021.00134">
            <text:p>10.1109/ICDMW53433.2021.00134</text:p>
          </table:table-cell>
          <table:table-cell office:value-type="string" office:value="Solving time-series problems using informative features has been rising in popularity due to the availability of numerous software packages for time-series feature extraction. Feature-based time-series analysis can now be performed using any one of a range of time-series feature sets, including hctsa (7730 features: Matlab), feasts (42 features: R), tsfeatures (63 features: R), Kats (40 features: Python), tsfresh (up to 1558 features: Python), TSFEL (390 features: Python), and the C-coded catch22 (22 features, able to be run from Matlab, R, Python, and Julia). There is substantial overlap in the types of time-series analysis methods included in these feature sets (including properties of the autocorrelation function and Fourier power spectrum, and distributional shape statistics), but they are yet to be systematically compared. Here we compare these seven feature sets on their computational speed, assess the redundancy of features contained in each set, and evaluate the overlap and redundancy across different feature sets. We take an empirical approach to measuring feature similarity, based on the similarity of their outputs across a diverse set of real-world and model-simulated time series. We find that feature sets vary across approximately three orders of magnitude in their computation time per feature on a laptop for a 1000-sample time series, from the fastest feature sets catch22 and TSFEL (∼ 0.1 ms per feature) to tsfeatures (∼ 3 s per feature). Using PCA to evaluate feature redundancy within each set, we find the highest within-set redundancy for TSFEL and tsfresh. For example, in TSFEL, 90% of the variance across 390 features can be captured with just four principal components. Finally, we introduce a metric for quantifying overlap between pairs of feature sets, which indicates substantial overlap between the feature sets. We found that the largest feature set, hctsa, is the most comprehensive, and that tsfresh is the most distinctive, due to its incorporation of large numbers of Fourier coefficients that are summarized at higher levels in the other sets. Our results provide empirical understanding of the differences between existing feature sets, information that can be used to better understand and tailor feature sets to their applications. © 2021 IEEE.">
            <text:p>Solving time-series problems using informative features has been rising in popularity due to the availability of numerous software packages for time-series feature extraction. Feature-based time-series analysis can now be performed using any one of a range of time-series feature sets, including hctsa (7730 features: Matlab), feasts (42 features: R), tsfeatures (63 features: R), Kats (40 features: Python), tsfresh (up to 1558 features: Python), TSFEL (390 features: Python), and the C-coded catch22 (22 features, able to be run from Matlab, R, Python, and Julia). There is substantial overlap in the types of time-series analysis methods included in these feature sets (including properties of the autocorrelation function and Fourier power spectrum, and distributional shape statistics), but they are yet to be systematically compared. Here we compare these seven feature sets on their computational speed, assess the redundancy of features contained in each set, and evaluate the overlap and redundancy across different feature sets. We take an empirical approach to measuring feature similarity, based on the similarity of their outputs across a diverse set of real-world and model-simulated time series. We find that feature sets vary across approximately three orders of magnitude in their computation time per feature on a laptop for a 1000-sample time series, from the fastest feature sets catch22 and TSFEL (∼ 0.1 ms per feature) to tsfeatures (∼ 3 s per feature). Using PCA to evaluate feature redundancy within each set, we find the highest within-set redundancy for TSFEL and tsfresh. For example, in TSFEL, 90% of the variance across 390 features can be captured with just four principal components. Finally, we introduce a metric for quantifying overlap between pairs of feature sets, which indicates substantial overlap between the feature sets. We found that the largest feature set, hctsa, is the most comprehensive, and that tsfresh is the most distinctive, due to its incorporation of large numbers of Fourier coefficients that are summarized at higher levels in the other sets. Our results provide empirical understanding of the differences between existing feature sets, information that can be used to better understand and tailor feature sets to their applications. © 2021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VSYUQ3K">
            <text:p>EVSYUQ3K</text:p>
          </table:table-cell>
          <table:table-cell office:value-type="string" office:value="IMPLEMENTATION THE FUZZY MODELING TECHNOLOGY BY MEANS OF FUZZYTECH INTO THE PROCESS OF MANAGEMENT THE RISKINESS OF BUSINESS ENTITIES ACTIVITY">
            <text:p>IMPLEMENTATION THE FUZZY MODELING TECHNOLOGY BY MEANS OF FUZZYTECH INTO THE PROCESS OF MANAGEMENT THE RISKINESS OF BUSINESS ENTITIES ACTIVITY</text:p>
          </table:table-cell>
          <table:table-cell office:value-type="string" office:value="10.15587/1729-4061.2020.209836">
            <text:p>10.15587/1729-4061.2020.209836</text:p>
          </table:table-cell>
          <table:table-cell office:value-type="string" office:value="The study was carried out as essential for increasing the importance of the issue of introducing fuzzy modelling by means of fuzzy- TECH to manage the risks of activities. It has been determined that the feasibility of using fuzzyTECH-based fuzzy modelling is explained by the fact that there is a possibility to specify the levels and values of linguistic variables for these levels. Moreover, the fuzzyTECH software package makes it possible to automate this process. A block diagram of the algorithm was built to introduce fuzzy modelling by means of fuzzyTECH into managing the risks of economic entities. The proposed steps are general for use by economic entities in various fields of activity. Based on the constructed block diagram of the managerial decision-making algorithm, it is advisable to apply it at the level of intermediate values of the intervals of each individual indicator, as well as for the obtained levels of risk of the activities of economic entities. These levels of risk were determined to be very high, high, medium, low, and very low. Depending on the level of risk to economic entities, it is advisable to develop appropriate measures and make managerial decisions. It is essential to include among them the development of measures for quick and gradual responses, tactical and strategic, as well as measures already at the level of the economic entity's strategy. In order to test the block of the algorithm responsible for the assessment, the system of techniques for assessing the risks of activities was tested for the studied economic entities. The intervals of the values of the scale selected to assess to indicators were obtained; a fuzzy model to estimate the risks of the economic entities by means of fuzzyTECH was built, set, and tested, and a system of fuzzy inference was obtained. Using the tools of fuzzy sets, a model for calculating the number of points for the aggregate assessment of the risks of the researched economic entities was built. It constitutes the preconditions for the transfer of the obtained scientific and practical results already into the system of risk-oriented management of economic entities. © 2020. All Rights Reserved.">
            <text:p>The study was carried out as essential for increasing the importance of the issue of introducing fuzzy modelling by means of fuzzy- TECH to manage the risks of activities. It has been determined that the feasibility of using fuzzyTECH-based fuzzy modelling is explained by the fact that there is a possibility to specify the levels and values of linguistic variables for these levels. Moreover, the fuzzyTECH software package makes it possible to automate this process. A block diagram of the algorithm was built to introduce fuzzy modelling by means of fuzzyTECH into managing the risks of economic entities. The proposed steps are general for use by economic entities in various fields of activity. Based on the constructed block diagram of the managerial decision-making algorithm, it is advisable to apply it at the level of intermediate values of the intervals of each individual indicator, as well as for the obtained levels of risk of the activities of economic entities. These levels of risk were determined to be very high, high, medium, low, and very low. Depending on the level of risk to economic entities, it is advisable to develop appropriate measures and make managerial decisions. It is essential to include among them the development of measures for quick and gradual responses, tactical and strategic, as well as measures already at the level of the economic entity's strategy. In order to test the block of the algorithm responsible for the assessment, the system of techniques for assessing the risks of activities was tested for the studied economic entities. The intervals of the values of the scale selected to assess to indicators were obtained; a fuzzy model to estimate the risks of the economic entities by means of fuzzyTECH was built, set, and tested, and a system of fuzzy inference was obtained. Using the tools of fuzzy sets, a model for calculating the number of points for the aggregate assessment of the risks of the researched economic entities was built. It constitutes the preconditions for the transfer of the obtained scientific and practical results already into the system of risk-oriented management of economic entities. © 2020.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3UDFJYA">
            <text:p>83UDFJYA</text:p>
          </table:table-cell>
          <table:table-cell office:value-type="string" office:value="Filtering Continuous Glucose Monitoring Signal Using Savitzky-Golay Filter and Simple Multivariate Thresholding">
            <text:p>Filtering Continuous Glucose Monitoring Signal Using Savitzky-Golay Filter and Simple Multivariate Thresholding</text:p>
          </table:table-cell>
          <table:table-cell office:value-type="string" office:value="https://doi.org/10.1016/j.procs.2016.09.410">
            <text:p>https://doi.org/10.1016/j.procs.2016.09.410</text:p>
          </table:table-cell>
          <table:table-cell office:value-type="string" office:value="Diabetes mellitus is a chronic disease that causes critical health complications like renal failure, heart disease, stroke, and blindness. For precluding the adverse effects of diabetes mellitus, humans use continuous glucose monitoring systems (CGMS) that represent a method of measuring blood glucose concentrations under real-life conditions. Glucose monitoring is an essential component of diabetes care but there are some limitations on accuracy. Accuracy possibly is restricted owing to manufacturing variances, storage, and aging. Because of their limitations on the environment, like temperature or elevation or to patient factors such as incorrect coding, wrong hand washing, unchangeable hematocrit, or inherently resulting interfering substances. Furthermore, exogenous interfering substances may also contribute errors to the system evaluation of blood glucose, as delay time, random fluctuations and noise concerned with sensor physics and chemistry. This paper suggests De-noising methods Savitzky-Golay Filter with Simple Multivariate Thresholding methods to remove all types of noise in CGM signal. This work has been commented with simulated data received from Glucosim that is an educational software package that simulates blood glucose and insulin dynamics in healthy individuals and patients with type 1 diabetes and approved with the Peak signal to noise ratio.">
            <text:p>Diabetes mellitus is a chronic disease that causes critical health complications like renal failure, heart disease, stroke, and blindness. For precluding the adverse effects of diabetes mellitus, humans use continuous glucose monitoring systems (CGMS) that represent a method of measuring blood glucose concentrations under real-life conditions. Glucose monitoring is an essential component of diabetes care but there are some limitations on accuracy. Accuracy possibly is restricted owing to manufacturing variances, storage, and aging. Because of their limitations on the environment, like temperature or elevation or to patient factors such as incorrect coding, wrong hand washing, unchangeable hematocrit, or inherently resulting interfering substances. Furthermore, exogenous interfering substances may also contribute errors to the system evaluation of blood glucose, as delay time, random fluctuations and noise concerned with sensor physics and chemistry. This paper suggests De-noising methods Savitzky-Golay Filter with Simple Multivariate Thresholding methods to remove all types of noise in CGM signal. This work has been commented with simulated data received from Glucosim that is an educational software package that simulates blood glucose and insulin dynamics in healthy individuals and patients with type 1 diabetes and approved with the Peak signal to noise ratio.</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TZ5YGRD">
            <text:p>HTZ5YGRD</text:p>
          </table:table-cell>
          <table:table-cell office:value-type="string" office:value="Haplotype inference for present-absent genotype data using previously identified haplotypes and haplotype patterns">
            <text:p>Haplotype inference for present-absent genotype data using previously identified haplotypes and haplotype patterns</text:p>
          </table:table-cell>
          <table:table-cell office:value-type="string" office:value="10.1093/bioinformatics/btm371">
            <text:p>10.1093/bioinformatics/btm371</text:p>
          </table:table-cell>
          <table:table-cell office:value-type="string" office:value="Motivation: Killer immunoglobulin-like receptor (KIR) genes vary considerably in their presence or absence on a specific regional haplotype. Because presence or absence of these genes is largely detected using locus-specific genotyping technology, the distinction between homozygosity and hemizygosity is often ambiguous. The performance of methods for haplotype inference (e.g. PL-EM, PHASE) for KIR genes may be compromised due to the large portion of ambiguous data. At the same time, many haplotypes or partial haplotype patterns have been previously identified and can be incorporated to facilitate haplotype inference for unphased genotype data. To accommodate the increased ambiguity of present-absent genotyping of KIR genes, we developed a hybrid approach combining a greedy algorithm with the Expectation-Maximization (EM) method for haplotype inference based on previously identified haplotypes and haplotype patterns. Results: We implemented this algorithm in a software package named HAPLO-IHP (Haplotype inference using identified haplotype patterns) and compared its performance with that of HAPLORE and PHASE on simulated KIR genotypes. We compared five measures in order to evaluate the reliability of haplotype assignments and the accuracy in estimating haplotype frequency. Our method outperformed the two existing techniques by all five measures when either 60% or 25% of previously identified haplotypes were incorporated into the analyses. © The Author 2007. Published by Oxford University Press. All rights reserved.">
            <text:p>Motivation: Killer immunoglobulin-like receptor (KIR) genes vary considerably in their presence or absence on a specific regional haplotype. Because presence or absence of these genes is largely detected using locus-specific genotyping technology, the distinction between homozygosity and hemizygosity is often ambiguous. The performance of methods for haplotype inference (e.g. PL-EM, PHASE) for KIR genes may be compromised due to the large portion of ambiguous data. At the same time, many haplotypes or partial haplotype patterns have been previously identified and can be incorporated to facilitate haplotype inference for unphased genotype data. To accommodate the increased ambiguity of present-absent genotyping of KIR genes, we developed a hybrid approach combining a greedy algorithm with the Expectation-Maximization (EM) method for haplotype inference based on previously identified haplotypes and haplotype patterns. Results: We implemented this algorithm in a software package named HAPLO-IHP (Haplotype inference using identified haplotype patterns) and compared its performance with that of HAPLORE and PHASE on simulated KIR genotypes. We compared five measures in order to evaluate the reliability of haplotype assignments and the accuracy in estimating haplotype frequency. Our method outperformed the two existing techniques by all five measures when either 60% or 25% of previously identified haplotypes were incorporated into the analyses. © The Author 2007. Published by Oxford University Press.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4CDM23S">
            <text:p>N4CDM23S</text:p>
          </table:table-cell>
          <table:table-cell office:value-type="string" office:value="MIEP — A time-resolved X-ray image evaluation program">
            <text:p>MIEP — A time-resolved X-ray image evaluation program</text:p>
          </table:table-cell>
          <table:table-cell office:value-type="string" office:value="10.1016/j.softx.2021.100705">
            <text:p>10.1016/j.softx.2021.100705</text:p>
          </table:table-cell>
          <table:table-cell office:value-type="string" office:value="Advanced imaging techniques become more and more important in research fields such as biology, medicine, chemistry, and physics and provide valuable information. While time resolved observation of dynamic phenomena yields valuable insights down to the picosecond timescale, the evaluation of such data sets can in fact turn out to be tremendously challenging. The presented software package provides an interface which is capable of importing, evaluating, and exporting time resolved measurement sets while also supporting its user with basic utilities such as a lab book function. Moreover, it provides a comprehensive set of analysis techniques for static as well as time resolved imaging data, while its modular software design ensures easy extensibility and future-proofness. By offering a fast and reliable solution for the processing of time resolved data sets, the program allows to reveal measurement features more easily and rapidly. © 2021 The Authors">
            <text:p>Advanced imaging techniques become more and more important in research fields such as biology, medicine, chemistry, and physics and provide valuable information. While time resolved observation of dynamic phenomena yields valuable insights down to the picosecond timescale, the evaluation of such data sets can in fact turn out to be tremendously challenging. The presented software package provides an interface which is capable of importing, evaluating, and exporting time resolved measurement sets while also supporting its user with basic utilities such as a lab book function. Moreover, it provides a comprehensive set of analysis techniques for static as well as time resolved imaging data, while its modular software design ensures easy extensibility and future-proofness. By offering a fast and reliable solution for the processing of time resolved data sets, the program allows to reveal measurement features more easily and rapidly. © 2021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A5E3ZCA">
            <text:p>KA5E3ZCA</text:p>
          </table:table-cell>
          <table:table-cell office:value-type="string" office:value="Hybrid genetic algorithm and fuzzy clustering for bankruptcy prediction">
            <text:p>Hybrid genetic algorithm and fuzzy clustering for bankruptcy prediction</text:p>
          </table:table-cell>
          <table:table-cell office:value-type="string" office:value="10.1016/j.asoc.2017.03.014">
            <text:p>10.1016/j.asoc.2017.03.014</text:p>
          </table:table-cell>
          <table:table-cell office:value-type="string" office:value="In the design of a financial bankruptcy prediction model, financial ratio selection and classifier design play major roles. Methodology based on expert opinion, statistical theory and computational intelligence technique has been widely applied. In this study, a hybrid structure integrating statistical theory and computational intelligence technique was developed using genetic algorithm (GA) with statistical measurements and fuzzy logic based fitness functions for key ratio selection. A fuzzy clustering algorithm was used for the classifier design. In the experiments, two financial ratio sets, one extracted from the suggestions of other studies and the other obtained by using the GA toolbox in the SAS statistical software package, were applied to examine the proposed ratio selection schemes. For classifier design, the developed fuzzy classifier was compared with the well known BPNN classifier frequently used in other studies. Besides, comparison between the developed hybrid structure and other well applied structures was also given. Experimental results based on one to four years of financial data prior to the occurrence of bankruptcy were used to evaluate the performance of the proposed prediction model. © 2017 Elsevier B.V.">
            <text:p>In the design of a financial bankruptcy prediction model, financial ratio selection and classifier design play major roles. Methodology based on expert opinion, statistical theory and computational intelligence technique has been widely applied. In this study, a hybrid structure integrating statistical theory and computational intelligence technique was developed using genetic algorithm (GA) with statistical measurements and fuzzy logic based fitness functions for key ratio selection. A fuzzy clustering algorithm was used for the classifier design. In the experiments, two financial ratio sets, one extracted from the suggestions of other studies and the other obtained by using the GA toolbox in the SAS statistical software package, were applied to examine the proposed ratio selection schemes. For classifier design, the developed fuzzy classifier was compared with the well known BPNN classifier frequently used in other studies. Besides, comparison between the developed hybrid structure and other well applied structures was also given. Experimental results based on one to four years of financial data prior to the occurrence of bankruptcy were used to evaluate the performance of the proposed prediction model. © 2017 Elsevier B.V.</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F9GUCGL">
            <text:p>JF9GUCGL</text:p>
          </table:table-cell>
          <table:table-cell office:value-type="string" office:value="Detecting latency degradation patterns in service-based systems">
            <text:p>Detecting latency degradation patterns in service-based systems</text:p>
          </table:table-cell>
          <table:table-cell office:value-type="string" office:value="10.1145/3358960.3379126">
            <text:p>10.1145/3358960.3379126</text:p>
          </table:table-cell>
          <table:table-cell office:value-type="string" office:value="Performance in heterogeneous service-based systems shows non-determistic trends. Even for the same request type, latency may vary from one request to another. These variations can occur due to several reasons on different levels of the software stack: operating system, network, software libraries, application code or others. Furthermore, a request may involve several Remote Procedure Calls (RPC), where each call can be subject to performance variation. Performance analysts inspect distributed traces and seek for recurrent patterns in trace attributes, such as RPCs execution time, in order to cluster traces in which variations may be induced by the same cause. Clustering &quot;similar&quot; traces is a prerequisite for effective performance debugging. Given the scale of the problem, such activity can be tedious and expensive. In this paper, we present an automated approach that detects relevant RPCs execution time patterns associated to request latency degradation, i.e. latency degradation patterns. The presented approach is based on a genetic search algorithm driven by an information retrieval relevance metric and an optimized fitness evaluation. Each latency degradation pattern identifies a cluster of requests subject to latency degradation with similar patterns in RPCs execution time. We show on a microservice-based application case study that the proposed approach can effectively detect clusters identified by artificially injected latency degradation patterns. Experimental results show that our approach outperforms in terms of F-score a state-of-art approach for latency profile analysis and widely popular machine learning clustering algorithms. We also show how our approach can be easily extended to trace attributes other than RPC execution time (e.g. HTTP headers, execution node, etc.). © 2020 ACM.">
            <text:p>Performance in heterogeneous service-based systems shows non-determistic trends. Even for the same request type, latency may vary from one request to another. These variations can occur due to several reasons on different levels of the software stack: operating system, network, software libraries, application code or others. Furthermore, a request may involve several Remote Procedure Calls (RPC), where each call can be subject to performance variation. Performance analysts inspect distributed traces and seek for recurrent patterns in trace attributes, such as RPCs execution time, in order to cluster traces in which variations may be induced by the same cause. Clustering "similar" traces is a prerequisite for effective performance debugging. Given the scale of the problem, such activity can be tedious and expensive. In this paper, we present an automated approach that detects relevant RPCs execution time patterns associated to request latency degradation, i.e. latency degradation patterns. The presented approach is based on a genetic search algorithm driven by an information retrieval relevance metric and an optimized fitness evaluation. Each latency degradation pattern identifies a cluster of requests subject to latency degradation with similar patterns in RPCs execution time. We show on a microservice-based application case study that the proposed approach can effectively detect clusters identified by artificially injected latency degradation patterns. Experimental results show that our approach outperforms in terms of F-score a state-of-art approach for latency profile analysis and widely popular machine learning clustering algorithms. We also show how our approach can be easily extended to trace attributes other than RPC execution time (e.g. HTTP headers, execution node, etc.). © 2020 AC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W3KG5G9">
            <text:p>3W3KG5G9</text:p>
          </table:table-cell>
          <table:table-cell office:value-type="string" office:value="Recruit Until It Fails: Exploring Performance Limits for Identification Systems">
            <text:p>Recruit Until It Fails: Exploring Performance Limits for Identification Systems</text:p>
          </table:table-cell>
          <table:table-cell office:value-type="string" office:value="10.1145/3351262">
            <text:p>10.1145/3351262</text:p>
          </table:table-cell>
          <table:table-cell office:value-type="string" office:value="Distinguishing identities is useful for several applications such as automated grocery or personalized recommendations. Unfortunately, several recent proposals for identification systems are evaluated using poor recruitment practices. We discovered that 23 out of 30 surveyed systems used datasets with 20 participants or less. Those studies achieved an average classification accuracy of 93%. We show that the classifier performance is misleading when the participant count is small. This is because the finite precision of measurements creates upper limits on the number of users that can be distinguished.To demonstrate why classifier performance is misleading, we used publicly available datasets. The data was collected from human subjects. We created five systems with at least 20 participants each. In three cases we achieved accuracies greater than 90% by merely applying readily available machine learning software packages, often with default parameters. For datasets where we had sufficient participants, we evaluated how the performance degrades as the number of participants increases. One of the systems built suffered a drop in accuracy that was over 35% as the participant count increased from 20 to 250. We argue that data from small participant count datasets do not adequately explore variations. Systems trained on such limited data are likely to incorrectly identify users when the user base increases beyond what was tested. We conclude by explaining generalizable reasons for this issue and provide insights on how to conduct more robust system analysis and design.">
            <text:p>Distinguishing identities is useful for several applications such as automated grocery or personalized recommendations. Unfortunately, several recent proposals for identification systems are evaluated using poor recruitment practices. We discovered that 23 out of 30 surveyed systems used datasets with 20 participants or less. Those studies achieved an average classification accuracy of 93%. We show that the classifier performance is misleading when the participant count is small. This is because the finite precision of measurements creates upper limits on the number of users that can be distinguished.To demonstrate why classifier performance is misleading, we used publicly available datasets. The data was collected from human subjects. We created five systems with at least 20 participants each. In three cases we achieved accuracies greater than 90% by merely applying readily available machine learning software packages, often with default parameters. For datasets where we had sufficient participants, we evaluated how the performance degrades as the number of participants increases. One of the systems built suffered a drop in accuracy that was over 35% as the participant count increased from 20 to 250. We argue that data from small participant count datasets do not adequately explore variations. Systems trained on such limited data are likely to incorrectly identify users when the user base increases beyond what was tested. We conclude by explaining generalizable reasons for this issue and provide insights on how to conduct more robust system analysis and design.</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Q8TCSG47">
            <text:p>Q8TCSG47</text:p>
          </table:table-cell>
          <table:table-cell office:value-type="string" office:value="2D-gel spot detection and segmentation based on modified image-aware grow-cut and regional intensity information">
            <text:p>2D-gel spot detection and segmentation based on modified image-aware grow-cut and regional intensity information</text:p>
          </table:table-cell>
          <table:table-cell office:value-type="string" office:value="10.1016/j.cmpb.2015.06.007">
            <text:p>10.1016/j.cmpb.2015.06.007</text:p>
          </table:table-cell>
          <table:table-cell office:value-type="string" office:value="Background: Proteomics, the study of proteomes, has been increasingly utilized in a wide variety of biological problems. The Two-Dimensional Gel Electrophoresis (2D-PAGE) technique is a powerful proteomics technique aiming at separation of the complex protein mixtures. Spot detection and segmentation are fundamental components of 2D-gel image analysis but remain arduous and difficult tasks. Several software packages and academic approaches are available for 2D-gel image spot detection and segmentation. Each one has its respective advantages and disadvantages and achieves a different level of success in dealing with the challenges of 2D-gel image analysis. A common characteristic of the available methods is their dependency on user intervention in order to achieve optimal results, a process that can lead to subjective and non-reproducible results. In this work, the authors propose a novel spot detection and segmentation methodology for 2D-gel images. Methods: This work introduces a novel spot detection and spot segmentation methodology that is based on a multi-thresholding scheme applied on overlapping regions of the image, a custom grow-cut algorithm, a region growing scheme and morphological operators. The performance of the proposed methodology is evaluated on real as well as synthetic 2D-gel images using well established statistical measures, including precision, sensitivity, and their weighted measure, F-measure, as well as volumetric overlap, volumetric error and volumetric overlap error. Results: Experimental results show that the proposed methodology outperforms state-of-the-art software packages and methods proposed in the literature and results in more plausible spot boundaries and more accurate segmentation. The proposed method achieved the highest F-measure (94.8%) for spot detection and the lowest volumetric overlap error (8.3%) for the segmentation process. Conclusions: Evaluation against state-of-the-art 2D-gel image analysis software packages and techniques proposed in the literature, including Melanie 7, Delta2D, PDQuest and Scimo, demonstrates that the proposed approach outperforms the other methods evaluated in this work and constitutes an advantageous and reliable solution for 2D-gel image analysis. © 2015 Elsevier Ireland Ltd.">
            <text:p>Background: Proteomics, the study of proteomes, has been increasingly utilized in a wide variety of biological problems. The Two-Dimensional Gel Electrophoresis (2D-PAGE) technique is a powerful proteomics technique aiming at separation of the complex protein mixtures. Spot detection and segmentation are fundamental components of 2D-gel image analysis but remain arduous and difficult tasks. Several software packages and academic approaches are available for 2D-gel image spot detection and segmentation. Each one has its respective advantages and disadvantages and achieves a different level of success in dealing with the challenges of 2D-gel image analysis. A common characteristic of the available methods is their dependency on user intervention in order to achieve optimal results, a process that can lead to subjective and non-reproducible results. In this work, the authors propose a novel spot detection and segmentation methodology for 2D-gel images. Methods: This work introduces a novel spot detection and spot segmentation methodology that is based on a multi-thresholding scheme applied on overlapping regions of the image, a custom grow-cut algorithm, a region growing scheme and morphological operators. The performance of the proposed methodology is evaluated on real as well as synthetic 2D-gel images using well established statistical measures, including precision, sensitivity, and their weighted measure, F-measure, as well as volumetric overlap, volumetric error and volumetric overlap error. Results: Experimental results show that the proposed methodology outperforms state-of-the-art software packages and methods proposed in the literature and results in more plausible spot boundaries and more accurate segmentation. The proposed method achieved the highest F-measure (94.8%) for spot detection and the lowest volumetric overlap error (8.3%) for the segmentation process. Conclusions: Evaluation against state-of-the-art 2D-gel image analysis software packages and techniques proposed in the literature, including Melanie 7, Delta2D, PDQuest and Scimo, demonstrates that the proposed approach outperforms the other methods evaluated in this work and constitutes an advantageous and reliable solution for 2D-gel image analysis. © 2015 Elsevier Ireland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KVPLW3A">
            <text:p>JKVPLW3A</text:p>
          </table:table-cell>
          <table:table-cell office:value-type="string" office:value="Performance evaluation of artificial neural network-based learning schemes for cognitive radio systems">
            <text:p>Performance evaluation of artificial neural network-based learning schemes for cognitive radio systems</text:p>
          </table:table-cell>
          <table:table-cell office:value-type="string" office:value="10.1016/j.compeleceng.2009.12.005">
            <text:p>10.1016/j.compeleceng.2009.12.005</text:p>
          </table:table-cell>
          <table:table-cell office:value-type="string" office:value="Over the last decade the world of wireless communications has been undergoing some crucial changes, which have brought it at the forefront of international research and development interest, eventually resulting in the advent of a multitude of innovative technologies and associated products such as WiFi, WiMax, 802.20, 802.22, wireless mesh networks and software defined radio. Such a disparate and highly varying radio environment calls for intelligent management, allocation and usage of a scarce resource, namely the radio spectrum. One of the most prominent emerging technologies that promise to handle such situations is cognitive radio. Cognitive radio systems are based on software defined radio technology and utilize intelligent software packages that enrich their transceivers with the highly attractive properties of self-awareness, adaptability and capability to learn. A cognitive radio system has the ability to adjust its operating parameters, observe the results and, eventually take actions, that is to say, decide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discovering the performance (e.g. data rate) that can be achieved by a specific radio configuration in a cognitive radio system. Interesting scenarios, which include both commercial off-the-shelf and simulation hardware/software products, are mobilized for the performance assessment work, conducted in order to design and use an appropriate neural network structure, while indicative results are presented and discussed in order to showcase the benefits of incorporating such learning schemes into cognitive radio systems. © 2009 Elsevier Ltd. All rights reserved.">
            <text:p>Over the last decade the world of wireless communications has been undergoing some crucial changes, which have brought it at the forefront of international research and development interest, eventually resulting in the advent of a multitude of innovative technologies and associated products such as WiFi, WiMax, 802.20, 802.22, wireless mesh networks and software defined radio. Such a disparate and highly varying radio environment calls for intelligent management, allocation and usage of a scarce resource, namely the radio spectrum. One of the most prominent emerging technologies that promise to handle such situations is cognitive radio. Cognitive radio systems are based on software defined radio technology and utilize intelligent software packages that enrich their transceivers with the highly attractive properties of self-awareness, adaptability and capability to learn. A cognitive radio system has the ability to adjust its operating parameters, observe the results and, eventually take actions, that is to say, decide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discovering the performance (e.g. data rate) that can be achieved by a specific radio configuration in a cognitive radio system. Interesting scenarios, which include both commercial off-the-shelf and simulation hardware/software products, are mobilized for the performance assessment work, conducted in order to design and use an appropriate neural network structure, while indicative results are presented and discussed in order to showcase the benefits of incorporating such learning schemes into cognitive radio systems. © 2009 Elsevier Ltd.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BWAQN98">
            <text:p>ZBWAQN98</text:p>
          </table:table-cell>
          <table:table-cell office:value-type="string" office:value="A hybrid analysis method for multi-class queueing networks with multi-server nodes">
            <text:p>A hybrid analysis method for multi-class queueing networks with multi-server nodes</text:p>
          </table:table-cell>
          <table:table-cell office:value-type="string" office:value="10.1016/j.dss.2012.05.056">
            <text:p>10.1016/j.dss.2012.05.056</text:p>
          </table:table-cell>
          <table:table-cell office:value-type="string" office:value="There is no doubt that Rapid Modeling based on queueing theory serves the purpose of understanding complex manufacturing systems. It enables managers to integrate operational performance measures when evaluating alternative process designs. This helps decision-makers to avoid the mistake of focusing mainly on short-term financial results instead of finding sustainable solutions. However, we are facing several limitations of state-of-the-art algorithms for queueing systems. In particular, the precision of the estimates of the performance measures vary under different conditions, and information about the distribution of the output variables is available only for a few special cases. In this paper, we propose a set of recursive equations to describe the behavior of multi-class, multi-server queueing systems: Σ Gi/G i/m. We will show the application to simulation and propose a hybrid decomposition method for queueing networks of Σ Gi/G i/m stations. The proposed method is intended to deliver better estimates of the performance measures than the available decomposition algorithms and, at the same time, to be faster and easier to implement than full simulation. We illustrate the performance of the hybrid solution by comparing the results of discrete event simulation with the results of a software package implementing the hybrid algorithm and software packages applying alternative algorithms. © 2012 Elsevier B.V.">
            <text:p>There is no doubt that Rapid Modeling based on queueing theory serves the purpose of understanding complex manufacturing systems. It enables managers to integrate operational performance measures when evaluating alternative process designs. This helps decision-makers to avoid the mistake of focusing mainly on short-term financial results instead of finding sustainable solutions. However, we are facing several limitations of state-of-the-art algorithms for queueing systems. In particular, the precision of the estimates of the performance measures vary under different conditions, and information about the distribution of the output variables is available only for a few special cases. In this paper, we propose a set of recursive equations to describe the behavior of multi-class, multi-server queueing systems: Σ Gi/G i/m. We will show the application to simulation and propose a hybrid decomposition method for queueing networks of Σ Gi/G i/m stations. The proposed method is intended to deliver better estimates of the performance measures than the available decomposition algorithms and, at the same time, to be faster and easier to implement than full simulation. We illustrate the performance of the hybrid solution by comparing the results of discrete event simulation with the results of a software package implementing the hybrid algorithm and software packages applying alternative algorithms. © 2012 Elsevier B.V.</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5N8LIJH">
            <text:p>R5N8LIJH</text:p>
          </table:table-cell>
          <table:table-cell office:value-type="string" office:value="Tunability: Importance of hyperparameters of machine learning algorithms">
            <text:p>Tunability: Importance of hyperparameters of machine learning algorithms</text:p>
          </table:table-cell>
          <table:table-cell office:value-type="string" office:value="10.5555/3322706.3361994">
            <text:p>10.5555/3322706.3361994</text:p>
          </table:table-cell>
          <table:table-cell office:value-type="string" office:value="Modern supervised machine learning algorithms involve hyperparameters that have to be set before running them. Options for setting hyperparameters are default values from the software package, manual configuration by the user or configuring them for optimal predictive performance by a tuning procedure. The goal of this paper is two-fold. Firstly, we formalize the problem of tuning from a statistical point of view, define data-based defaults and suggest general measures quantifying the tunability of hyperparameters of algorithms. Secondly, we conduct a large-scale benchmarking study based on 38 datasets from the OpenML platform and six common machine learning algorithms. We apply our measures to assess the tunability of their parameters. Our results yield default values for hyperparameters and enable users to decide whether it is worth conducting a possibly time consuming tuning strategy, to focus on the most important hyperparameters and to choose adequate hyperparameter spaces for tuning. © 2019 Philipp Probst, Anne-Laure Boulesteix and Bernd Bischl.">
            <text:p>Modern supervised machine learning algorithms involve hyperparameters that have to be set before running them. Options for setting hyperparameters are default values from the software package, manual configuration by the user or configuring them for optimal predictive performance by a tuning procedure. The goal of this paper is two-fold. Firstly, we formalize the problem of tuning from a statistical point of view, define data-based defaults and suggest general measures quantifying the tunability of hyperparameters of algorithms. Secondly, we conduct a large-scale benchmarking study based on 38 datasets from the OpenML platform and six common machine learning algorithms. We apply our measures to assess the tunability of their parameters. Our results yield default values for hyperparameters and enable users to decide whether it is worth conducting a possibly time consuming tuning strategy, to focus on the most important hyperparameters and to choose adequate hyperparameter spaces for tuning. © 2019 Philipp Probst, Anne-Laure Boulesteix and Bernd Bischl.</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NUL7BSF">
            <text:p>6NUL7BSF</text:p>
          </table:table-cell>
          <table:table-cell office:value-type="string" office:value="PheValuator 2.0: Methodological improvements for the PheValuator approach to semi-automated phenotype algorithm evaluation">
            <text:p>PheValuator 2.0: Methodological improvements for the PheValuator approach to semi-automated phenotype algorithm evaluation</text:p>
          </table:table-cell>
          <table:table-cell office:value-type="string" office:value="10.1016/j.jbi.2022.104177">
            <text:p>10.1016/j.jbi.2022.104177</text:p>
          </table:table-cell>
          <table:table-cell office:value-type="string" office:value="Purpose: Phenotype algorithms are central to performing analyses using observational data. These algorithms translate the clinical idea of a health condition into an executable set of rules allowing for queries of data elements from a database. PheValuator, a software package in the Observational Health Data Sciences and Informatics (OHDSI) tool stack, provides a method to assess the performance characteristics of these algorithms, namely, sensitivity, specificity, and positive and negative predictive value. It uses machine learning to develop predictive models for determining a probabilistic gold standard of subjects for assessment of cases and non-cases of health conditions. PheValuator was developed to complement or even replace the traditional approach of algorithm validation, i.e., by expert assessment of subject records through chart review. Results in our first PheValuator paper suggest a systematic underestimation of the PPV compared to previous results using chart review. In this paper we evaluate modifications made to the method designed to improve its performance. Methods: The major changes to PheValuator included allowing all diagnostic conditions, clinical observations, drug prescriptions, and laboratory measurements to be included as predictors within the modeling process whereas in the prior version there were significant restrictions on the included predictors. We also have allowed for the inclusion of the temporal relationships of the predictors in the model. To evaluate the performance of the new method, we compared the results from the new and original methods against results found from the literature using traditional validation of algorithms for 19 phenotypes. We performed these tests using data from five commercial databases. Results: In the assessment aggregating all phenotype algorithms, the median difference between the PheValuator estimate and the gold standard estimate for PPV was reduced from −21 (IQR −34, −3) in Version 1.0 to 4 (IQR −3, 15) using Version 2.0. We found a median difference in specificity of 3 (IQR 1, 4.25) for Version 1.0 and 3 (IQR 1, 4) for Version 2.0. The median difference between the two versions of PheValuator and the gold standard for estimates of sensitivity was reduced from −39 (-51, −20) to −16 (-34, −6). Conclusion: PheValuator 2.0 produces estimates for the performance characteristics for phenotype algorithms that are significantly closer to estimates from traditional validation through chart review compared to version 1.0. With this tool in researcher's toolkits, methods, such as quantitative bias analysis, may now be used to improve the reliability and reproducibility of research studies using observational data. © 2022 The Authors">
            <text:p>Purpose: Phenotype algorithms are central to performing analyses using observational data. These algorithms translate the clinical idea of a health condition into an executable set of rules allowing for queries of data elements from a database. PheValuator, a software package in the Observational Health Data Sciences and Informatics (OHDSI) tool stack, provides a method to assess the performance characteristics of these algorithms, namely, sensitivity, specificity, and positive and negative predictive value. It uses machine learning to develop predictive models for determining a probabilistic gold standard of subjects for assessment of cases and non-cases of health conditions. PheValuator was developed to complement or even replace the traditional approach of algorithm validation, i.e., by expert assessment of subject records through chart review. Results in our first PheValuator paper suggest a systematic underestimation of the PPV compared to previous results using chart review. In this paper we evaluate modifications made to the method designed to improve its performance. Methods: The major changes to PheValuator included allowing all diagnostic conditions, clinical observations, drug prescriptions, and laboratory measurements to be included as predictors within the modeling process whereas in the prior version there were significant restrictions on the included predictors. We also have allowed for the inclusion of the temporal relationships of the predictors in the model. To evaluate the performance of the new method, we compared the results from the new and original methods against results found from the literature using traditional validation of algorithms for 19 phenotypes. We performed these tests using data from five commercial databases. Results: In the assessment aggregating all phenotype algorithms, the median difference between the PheValuator estimate and the gold standard estimate for PPV was reduced from −21 (IQR −34, −3) in Version 1.0 to 4 (IQR −3, 15) using Version 2.0. We found a median difference in specificity of 3 (IQR 1, 4.25) for Version 1.0 and 3 (IQR 1, 4) for Version 2.0. The median difference between the two versions of PheValuator and the gold standard for estimates of sensitivity was reduced from −39 (-51, −20) to −16 (-34, −6). Conclusion: PheValuator 2.0 produces estimates for the performance characteristics for phenotype algorithms that are significantly closer to estimates from traditional validation through chart review compared to version 1.0. With this tool in researcher's toolkits, methods, such as quantitative bias analysis, may now be used to improve the reliability and reproducibility of research studies using observational data. © 2022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P7VV9GQ">
            <text:p>RP7VV9GQ</text:p>
          </table:table-cell>
          <table:table-cell office:value-type="string" office:value="Textual summarisation of owcharts in patent drawings for CLEF-IP 2012">
            <text:p>Textual summarisation of owcharts in patent drawings for CLEF-IP 2012</text:p>
          </table:table-cell>
          <table:table-cell office:value-type="string" office:value="">
            <text:p/>
          </table:table-cell>
          <table:table-cell office:value-type="string" office:value="The CLEF-IP 2012 track included the Flowchart Recognition task, an image-based task where the goal was to process binary images of owcharts taken from patent drawings to produce summaries containing information about their structure. The textual summaries include information about the owchart title, the box-node shapes, the connecting edge types, text describing owchart content and the structural relationships between nodes and edges. An algorithm designed for this task and characterised by the following method steps is presented: Text-graphic segmentation based on connected-component clustering; Line segment bridging with an adaptive, oriented filter; Box shape classification using a stretch-invariant transform to extract features based on shape-specific symmetry; Text object recognition using a noisy channel model to enhance the results of a commercial OCR package. Performance evaluation results for the CLEF-IP 2012 Flowchart Recognition task are not yet available so the performance of the algorithm has been measured by comparing algorithm output with object-level ground-truth values. An average F-score was calculated by combining node classification and edge detection (ignoring edge directivity). Using this measure, a third of all drawings were recognized without error (average F-score=1.00) and 75% show an F-score of 0.78 or better. The most important failure modes of the algorithm have been identified as text-graphic segmentation, line-segment bridging and edge directivity classification. The text object recognition module of the algorithm has been independently evaluated. Two different state-of-the-art OCR software packages were compared and a post-correction method was applied to their output. Post-correction yields an improvement of 9% in OCR accuracy and a 26% reduction in the word error rate.">
            <text:p>The CLEF-IP 2012 track included the Flowchart Recognition task, an image-based task where the goal was to process binary images of owcharts taken from patent drawings to produce summaries containing information about their structure. The textual summaries include information about the owchart title, the box-node shapes, the connecting edge types, text describing owchart content and the structural relationships between nodes and edges. An algorithm designed for this task and characterised by the following method steps is presented: Text-graphic segmentation based on connected-component clustering; Line segment bridging with an adaptive, oriented filter; Box shape classification using a stretch-invariant transform to extract features based on shape-specific symmetry; Text object recognition using a noisy channel model to enhance the results of a commercial OCR package. Performance evaluation results for the CLEF-IP 2012 Flowchart Recognition task are not yet available so the performance of the algorithm has been measured by comparing algorithm output with object-level ground-truth values. An average F-score was calculated by combining node classification and edge detection (ignoring edge directivity). Using this measure, a third of all drawings were recognized without error (average F-score=1.00) and 75% show an F-score of 0.78 or better. The most important failure modes of the algorithm have been identified as text-graphic segmentation, line-segment bridging and edge directivity classification. The text object recognition module of the algorithm has been independently evaluated. Two different state-of-the-art OCR software packages were compared and a post-correction method was applied to their output. Post-correction yields an improvement of 9% in OCR accuracy and a 26% reduction in the word error rat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4NYQX2X">
            <text:p>J4NYQX2X</text:p>
          </table:table-cell>
          <table:table-cell office:value-type="string" office:value="Scatter correction techniques in 3D PET: a Monte Carlo evaluation">
            <text:p>Scatter correction techniques in 3D PET: a Monte Carlo evaluation</text:p>
          </table:table-cell>
          <table:table-cell office:value-type="string" office:value="10.1109/23.819282">
            <text:p>10.1109/23.819282</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EP36DNT">
            <text:p>8EP36DNT</text:p>
          </table:table-cell>
          <table:table-cell office:value-type="string" office:value="Evaluating machine learning algorithms for sentiment classification of tweets in credit assessment">
            <text:p>Evaluating machine learning algorithms for sentiment classification of tweets in credit assessment</text:p>
          </table:table-cell>
          <table:table-cell office:value-type="string" office:value="">
            <text:p/>
          </table:table-cell>
          <table:table-cell office:value-type="string" office:value="The extraction of sentiment scores from textual user generated content of social media platforms in order to identify hints for financial (in)stability of companies provides meaningful potential for corporate credit risk assessment. Still, sentiment analysis in this domain has only been conducted with manual or dictionary based approaches until today. Since the manual approaches require human coders, which cause high labour costs, and dictionary based coding attains only mediocre results, we evaluate in how far machine learning based sentiment classification is able to attain superior performance measures. For this purpose, we identify and apply 216 combinations of textual feature extraction, dimensionality reduction and feature representation techniques as well as machine learning algorithms onto a manually classified corpus of 7071 texts from the microblogging platform Twitter, which are called Tweets. Results of McNemar's test indicate, that the Bag-of-Words technique for feature representation, dimensionality reduction including stemming, conversion to lower case letters and the removal of punctuation, numbers, URLs as well as stop words in combination with binary feature representation and a Support Vector Machine as a machine learning algorithm is most qualified. This combination attains significant higher evaluation figures than the remaining 215 combinations. Nevertheless, regression based machine learning is more robust towards pre-processing techniques than Support Vector Machines and might be more useful in practical applications despite its prolonged calculation time. The findings extend the current body of literature as they show how the quality of automated text analysis in the domain of corporate credit risk analysis can be improved. Researchers and practitioners can rely on the results in order to construct domain-specific sentiment classifiers. Researchers can further adopt the implemented classifiers, which are composed of various software libraries, and apply them in other scientific and practical domains. Thus, the best fit combinations for different fields of application can be identified.">
            <text:p>The extraction of sentiment scores from textual user generated content of social media platforms in order to identify hints for financial (in)stability of companies provides meaningful potential for corporate credit risk assessment. Still, sentiment analysis in this domain has only been conducted with manual or dictionary based approaches until today. Since the manual approaches require human coders, which cause high labour costs, and dictionary based coding attains only mediocre results, we evaluate in how far machine learning based sentiment classification is able to attain superior performance measures. For this purpose, we identify and apply 216 combinations of textual feature extraction, dimensionality reduction and feature representation techniques as well as machine learning algorithms onto a manually classified corpus of 7071 texts from the microblogging platform Twitter, which are called Tweets. Results of McNemar's test indicate, that the Bag-of-Words technique for feature representation, dimensionality reduction including stemming, conversion to lower case letters and the removal of punctuation, numbers, URLs as well as stop words in combination with binary feature representation and a Support Vector Machine as a machine learning algorithm is most qualified. This combination attains significant higher evaluation figures than the remaining 215 combinations. Nevertheless, regression based machine learning is more robust towards pre-processing techniques than Support Vector Machines and might be more useful in practical applications despite its prolonged calculation time. The findings extend the current body of literature as they show how the quality of automated text analysis in the domain of corporate credit risk analysis can be improved. Researchers and practitioners can rely on the results in order to construct domain-specific sentiment classifiers. Researchers can further adopt the implemented classifiers, which are composed of various software libraries, and apply them in other scientific and practical domains. Thus, the best fit combinations for different fields of application can be identifi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SPMLDFK">
            <text:p>DSPMLDFK</text:p>
          </table:table-cell>
          <table:table-cell office:value-type="string" office:value="A low-energy retrofit study of an off-gas welsh village using renewable energy simulation combined with the UK standard assessment procedure">
            <text:p>A low-energy retrofit study of an off-gas welsh village using renewable energy simulation combined with the UK standard assessment procedure</text:p>
          </table:table-cell>
          <table:table-cell office:value-type="string" office:value="">
            <text:p/>
          </table:table-cell>
          <table:table-cell office:value-type="string" office:value="26 million homes1 (Killip G., 2008) in the UK are traditional and 'hard-to-treat'2 dwellings that need urgent attention in order to meet the government's carbon reduction targets. Most of these homes are situated in villages without mains gas. A computational methodology will be used to formulate energy retrofit and renewable energy technology (RET) solutions for a Welsh village. The UK Government's widely used tool, Standard Assessment Procedure (SAP), is used for modelling baseline energy consumptions and energy sefficiency measures for the dwellings. Due to shortfalls in SAP, the small power demand will be assessed in EnergyPlus in order to design power generating RETs. Furthermore, RETs such as solar photovoltaic (PV) and wind turbines will be modelled using software packages PV*;;;;;;;Sol and RetScreen respectively. The assessment highlights the limitations of the chosen computational simulation methods by formulating various feasible alternative energy solutions for the village.">
            <text:p>26 million homes1 (Killip G., 2008) in the UK are traditional and 'hard-to-treat'2 dwellings that need urgent attention in order to meet the government's carbon reduction targets. Most of these homes are situated in villages without mains gas. A computational methodology will be used to formulate energy retrofit and renewable energy technology (RET) solutions for a Welsh village. The UK Government's widely used tool, Standard Assessment Procedure (SAP), is used for modelling baseline energy consumptions and energy sefficiency measures for the dwellings. Due to shortfalls in SAP, the small power demand will be assessed in EnergyPlus in order to design power generating RETs. Furthermore, RETs such as solar photovoltaic (PV) and wind turbines will be modelled using software packages PV*;;;;;;;Sol and RetScreen respectively. The assessment highlights the limitations of the chosen computational simulation methods by formulating various feasible alternative energy solutions for the villag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RSFCUHS">
            <text:p>LRSFCUHS</text:p>
          </table:table-cell>
          <table:table-cell office:value-type="string" office:value="Art care: A multi-modality coronary 3D reconstruction and hemodynamic status assessment software">
            <text:p>Art care: A multi-modality coronary 3D reconstruction and hemodynamic status assessment software</text:p>
          </table:table-cell>
          <table:table-cell office:value-type="string" office:value="10.3233/THC-170881">
            <text:p>10.3233/THC-170881</text:p>
          </table:table-cell>
          <table:table-cell office:value-type="string" office:value="BACKGROUND: Due to the incremental increase of clinical interest in the development of software that allows the 3-dimensional (3D) reconstruction and the functional assessment of the coronary vasculature, several software packages have been developed and are available today. OBJECTIVE: Taking this into consideration, we have developed an innovative suite of software modules that perform 3D reconstruction of coronary arterial segments using different coronary imaging modalities such as IntraVascular UltraSound (IVUS) and invasive coronary angiography images (ICA), Optical Coherence Tomography (OCT) and ICA images, or plain ICA images and can safely and accurately assess the hemodynamic status of the artery of interest. METHODS: The user can perform automated or manual segmentation of the IVUS or OCT images, visualize in 3D the reconstructed vessel and export it to formats, which are compatible with other Computer Aided Design (CAD) software systems. We employ finite elements to provide the capability to assess the hemodynamic functionality of the reconstructed vessels by calculating the virtual functional assessment index (vFAI), an index that corresponds and has been shown to correlate well to the actual fractional flow reserve (FFR) value. RESULTS: All the modules of the proposed system have been thoroughly validated. In brief, the 3D-QCA module, compared to a successful commercial software of the same genre, presented very good correlation using several validation metrics, with a Pearson's correlation coefficient (R) for the calculated volumes, vFAI, length and minimum lumen diameter of 0.99, 0.99, 0.99 and 0.88, respectively. Moreover, the automatic lumen detection modules for IVUS and OCT presented very high accuracy compared to the annotations by medical experts with the Pearson's correlation coefficient reaching the values of 0.94 and 0.99, respectively. CONCLUSIONS: In this study, we have presented a user-friendly software for the 3D reconstruction of coronary arterial segments and the accurate hemodynamic assessment of the severity of existing stenosis.">
            <text:p>BACKGROUND: Due to the incremental increase of clinical interest in the development of software that allows the 3-dimensional (3D) reconstruction and the functional assessment of the coronary vasculature, several software packages have been developed and are available today. OBJECTIVE: Taking this into consideration, we have developed an innovative suite of software modules that perform 3D reconstruction of coronary arterial segments using different coronary imaging modalities such as IntraVascular UltraSound (IVUS) and invasive coronary angiography images (ICA), Optical Coherence Tomography (OCT) and ICA images, or plain ICA images and can safely and accurately assess the hemodynamic status of the artery of interest. METHODS: The user can perform automated or manual segmentation of the IVUS or OCT images, visualize in 3D the reconstructed vessel and export it to formats, which are compatible with other Computer Aided Design (CAD) software systems. We employ finite elements to provide the capability to assess the hemodynamic functionality of the reconstructed vessels by calculating the virtual functional assessment index (vFAI), an index that corresponds and has been shown to correlate well to the actual fractional flow reserve (FFR) value. RESULTS: All the modules of the proposed system have been thoroughly validated. In brief, the 3D-QCA module, compared to a successful commercial software of the same genre, presented very good correlation using several validation metrics, with a Pearson's correlation coefficient (R) for the calculated volumes, vFAI, length and minimum lumen diameter of 0.99, 0.99, 0.99 and 0.88, respectively. Moreover, the automatic lumen detection modules for IVUS and OCT presented very high accuracy compared to the annotations by medical experts with the Pearson's correlation coefficient reaching the values of 0.94 and 0.99, respectively. CONCLUSIONS: In this study, we have presented a user-friendly software for the 3D reconstruction of coronary arterial segments and the accurate hemodynamic assessment of the severity of existing stenosi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ECEBGB6">
            <text:p>IECEBGB6</text:p>
          </table:table-cell>
          <table:table-cell office:value-type="string" office:value="A transparent and transportable methodology for evaluating Data Linkage software">
            <text:p>A transparent and transportable methodology for evaluating Data Linkage software</text:p>
          </table:table-cell>
          <table:table-cell office:value-type="string" office:value="https://doi.org/10.1016/j.jbi.2011.10.006">
            <text:p>https://doi.org/10.1016/j.jbi.2011.10.006</text:p>
          </table:table-cell>
          <table:table-cell office:value-type="string" office:value="There has been substantial growth in Data Linkage (DL) activities in recent years. This reflects growth in both the demand for, and the supply of, linked or linkable data. Increased utilisation of DL &quot; services&quot; has brought with it increased need for impartial information about the suitability and performance capabilities of DL software programs and packages.Although evaluations of DL software exist; most have been restricted to the comparison of two or three packages. Evaluations of a large number of packages are rare because of the time and resource burden placed on the evaluators and the need for a suitable &quot; gold standard&quot; evaluation dataset.In this paper we present an evaluation methodology that overcomes a number of these difficulties. Our approach involves the generation and use of representative synthetic data; the execution of a series of linkages using a pre-defined linkage strategy; and the use of standard linkage quality metrics to assess performance. The methodology is both transparent and transportable, producing genuinely comparable results. The methodology was used by the Centre for Data Linkage (CDL) at Curtin University in an evaluation of ten DL software packages. It is also being used to evaluate larger linkage systems (not just packages). The methodology provides a unique opportunity to benchmark the quality of linkages in different operational environments. © 2011 Elsevier Inc.">
            <text:p>There has been substantial growth in Data Linkage (DL) activities in recent years. This reflects growth in both the demand for, and the supply of, linked or linkable data. Increased utilisation of DL " services" has brought with it increased need for impartial information about the suitability and performance capabilities of DL software programs and packages.Although evaluations of DL software exist; most have been restricted to the comparison of two or three packages. Evaluations of a large number of packages are rare because of the time and resource burden placed on the evaluators and the need for a suitable " gold standard" evaluation dataset.In this paper we present an evaluation methodology that overcomes a number of these difficulties. Our approach involves the generation and use of representative synthetic data; the execution of a series of linkages using a pre-defined linkage strategy; and the use of standard linkage quality metrics to assess performance. The methodology is both transparent and transportable, producing genuinely comparable results. The methodology was used by the Centre for Data Linkage (CDL) at Curtin University in an evaluation of ten DL software packages. It is also being used to evaluate larger linkage systems (not just packages). The methodology provides a unique opportunity to benchmark the quality of linkages in different operational environments. © 2011 Elsevier Inc.</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43LBCGQ">
            <text:p>L43LBCGQ</text:p>
          </table:table-cell>
          <table:table-cell office:value-type="string" office:value="SAMSA: A comprehensive metatranscriptome analysis pipeline">
            <text:p>SAMSA: A comprehensive metatranscriptome analysis pipeline</text:p>
          </table:table-cell>
          <table:table-cell office:value-type="string" office:value="10.1186/s12859-016-1270-8">
            <text:p>10.1186/s12859-016-1270-8</text:p>
          </table:table-cell>
          <table:table-cell office:value-type="string" office:value="Background: Although metatranscriptomics-the study of diverse microbial population activity based on RNA-seq data-is rapidly growing in popularity, there are limited options for biologists to analyze this type of data. Current approaches for processing metatranscriptomes rely on restricted databases and a dedicated computing cluster, or metagenome-based approaches that have not been fully evaluated for processing metatranscriptomic datasets. We created a new bioinformatics pipeline, designed specifically for metatranscriptome dataset analysis, which runs in conjunction with Metagenome-RAST (MG-RAST) servers. Designed for use by researchers with relatively little bioinformatics experience, SAMSA offers a breakdown of metatranscriptome transcription activity levels by organism or transcript function, and is fully open source. We used this new tool to evaluate best practices for sequencing stool metatranscriptomes. Results: Working with the MG-RAST annotation server, we constructed the Simple Annotation of Metatranscriptomes by Sequence Analysis (SAMSA) software package, a complete pipeline for the analysis of gut microbiome data. SAMSA can summarize and evaluate raw annotation results, identifying abundant species and significant functional differences between metatranscriptomes. Using pilot data and simulated subsets, we determined experimental requirements for fecal gut metatranscriptomes. Sequences need to be either long reads (longer than 100 bp) or joined paired-end reads. Each sample needs 40-50 million raw sequences, which can be expected to yield the 5-10 million annotated reads necessary for accurate abundance measures. We also demonstrated that ribosomal RNA depletion does not equally deplete ribosomes from all species within a sample, and remaining rRNA sequences should be discarded. Using publicly available metatranscriptome data in which rRNA was not depleted, we were able to demonstrate that overall organism transcriptional activity can be measured using mRNA counts. We were also able to detect significant differences between control and experimental groups in both organism transcriptional activity and specific cellular functions. Conclusions: By making this new pipeline publicly available, we have created a powerful new tool for metatranscriptomics research, offering a new method for greater insight into the activity of diverse microbial communities. We further recommend that stool metatranscriptomes be ribodepleted and sequenced in a 100 bp paired end format with a minimum of 40 million reads per sample. © 2016 The Author(s).">
            <text:p>Background: Although metatranscriptomics-the study of diverse microbial population activity based on RNA-seq data-is rapidly growing in popularity, there are limited options for biologists to analyze this type of data. Current approaches for processing metatranscriptomes rely on restricted databases and a dedicated computing cluster, or metagenome-based approaches that have not been fully evaluated for processing metatranscriptomic datasets. We created a new bioinformatics pipeline, designed specifically for metatranscriptome dataset analysis, which runs in conjunction with Metagenome-RAST (MG-RAST) servers. Designed for use by researchers with relatively little bioinformatics experience, SAMSA offers a breakdown of metatranscriptome transcription activity levels by organism or transcript function, and is fully open source. We used this new tool to evaluate best practices for sequencing stool metatranscriptomes. Results: Working with the MG-RAST annotation server, we constructed the Simple Annotation of Metatranscriptomes by Sequence Analysis (SAMSA) software package, a complete pipeline for the analysis of gut microbiome data. SAMSA can summarize and evaluate raw annotation results, identifying abundant species and significant functional differences between metatranscriptomes. Using pilot data and simulated subsets, we determined experimental requirements for fecal gut metatranscriptomes. Sequences need to be either long reads (longer than 100 bp) or joined paired-end reads. Each sample needs 40-50 million raw sequences, which can be expected to yield the 5-10 million annotated reads necessary for accurate abundance measures. We also demonstrated that ribosomal RNA depletion does not equally deplete ribosomes from all species within a sample, and remaining rRNA sequences should be discarded. Using publicly available metatranscriptome data in which rRNA was not depleted, we were able to demonstrate that overall organism transcriptional activity can be measured using mRNA counts. We were also able to detect significant differences between control and experimental groups in both organism transcriptional activity and specific cellular functions. Conclusions: By making this new pipeline publicly available, we have created a powerful new tool for metatranscriptomics research, offering a new method for greater insight into the activity of diverse microbial communities. We further recommend that stool metatranscriptomes be ribodepleted and sequenced in a 100 bp paired end format with a minimum of 40 million reads per sample. © 2016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P24S24Y">
            <text:p>CP24S24Y</text:p>
          </table:table-cell>
          <table:table-cell office:value-type="string" office:value="Diffusion study in bcc_A2 Fe-Mn-Si system: Experimental measurement and CALPHAD assessment">
            <text:p>Diffusion study in bcc_A2 Fe-Mn-Si system: Experimental measurement and CALPHAD assessment</text:p>
          </table:table-cell>
          <table:table-cell office:value-type="string" office:value="10.1016/j.calphad.2017.01.008">
            <text:p>10.1016/j.calphad.2017.01.008</text:p>
          </table:table-cell>
          <table:table-cell office:value-type="string" office:value="Based on the recently developed numerical inverse method, high-throughput measurement of the composition-dependent interdiffusivity matrices in the bcc_A2 Fe-Mn-Si alloys at 1173, 1273 and 1373 K was performed in the present work. To verify the reliability of the presently determined interdiffusivities, the ternary interdiffusivities evaluated by the traditional Matano-Kirkaldy method at the intersection points of the diffusion paths were employed to make a direct comparison. Subsequently, on the basis of the presently obtained interdiffusivities together with the thermodynamic descriptions for bcc_A2 phase in the Fe-Mn-Si system, atomic mobilities of Fe, Mn and Si in bcc_A2 Fe-Mn-Si alloys were assessed by means of DICTRA (DIffusion Controlled TRAnsformatim) software package. The comprehensive comparison between various calculated/model-predicted diffusion properties, including interdiffusivities, concentration profiles, interdiffusion fluxes and diffusion paths, and the experimental data indicates that most of the experimental data can be well produced by the presently obtained atomic mobilities. Moreover, the reliability of the present atomic mobilities was further validated by reproducing the experimental composition profiles which were not utilized in the assessment procedure. © 2017 Elsevier Ltd">
            <text:p>Based on the recently developed numerical inverse method, high-throughput measurement of the composition-dependent interdiffusivity matrices in the bcc_A2 Fe-Mn-Si alloys at 1173, 1273 and 1373 K was performed in the present work. To verify the reliability of the presently determined interdiffusivities, the ternary interdiffusivities evaluated by the traditional Matano-Kirkaldy method at the intersection points of the diffusion paths were employed to make a direct comparison. Subsequently, on the basis of the presently obtained interdiffusivities together with the thermodynamic descriptions for bcc_A2 phase in the Fe-Mn-Si system, atomic mobilities of Fe, Mn and Si in bcc_A2 Fe-Mn-Si alloys were assessed by means of DICTRA (DIffusion Controlled TRAnsformatim) software package. The comprehensive comparison between various calculated/model-predicted diffusion properties, including interdiffusivities, concentration profiles, interdiffusion fluxes and diffusion paths, and the experimental data indicates that most of the experimental data can be well produced by the presently obtained atomic mobilities. Moreover, the reliability of the present atomic mobilities was further validated by reproducing the experimental composition profiles which were not utilized in the assessment procedure. © 2017 Elsevier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3MU5SXZ">
            <text:p>P3MU5SXZ</text:p>
          </table:table-cell>
          <table:table-cell office:value-type="string" office:value="Homogenizing estimates of heritability among SOLAR-eclipse, OpenMX, APACE, and FPHI software packages in neuroimaging data">
            <text:p>Homogenizing estimates of heritability among SOLAR-eclipse, OpenMX, APACE, and FPHI software packages in neuroimaging data</text:p>
          </table:table-cell>
          <table:table-cell office:value-type="string" office:value="10.3389/fninf.2019.00016">
            <text:p>10.3389/fninf.2019.00016</text:p>
          </table:table-cell>
          <table:table-cell office:value-type="string" office:value="Imaging genetic analyses use heritability calculations to measure the fraction of phenotypic variance attributable to additive genetic factors. We tested the agreement between heritability estimates provided by four methods that are used for heritability estimates in neuroimaging traits. SOLAR-Eclipse and OpenMx use iterative maximum likelihood estimation (MLE) methods. Accelerated Permutation inference for ACE (APACE) and fast permutation heritability inference (FPHI), employ fast, non-iterative approximation-based methods. We performed this evaluation in a simulated twin-sibling pedigree and phenotypes and in diffusion tensor imaging (DTI) data from three twin-sibling cohorts, the human connectome project (HCP), netherlands twin register (NTR) and BrainSCALE projects provided as a part of the enhancing neuro imaging genetics analysis (ENIGMA) consortium. We observed that heritability estimate may differ depending on the underlying method and dataset. The heritability estimates from the two MLE approaches provided excellent agreement in both simulated and imaging data. The heritability estimates for two approximation approaches showed reduced heritability estimates in datasets with deviations from data normality. We propose a data homogenization approach (implemented in solar-eclipse; www.solar-eclipse-genetics.org) to improve the convergence of heritability estimates across different methods. The homogenization steps include consistent regression of any nuisance covariates and enforcing normality on the trait data using inverse Gaussian transformation. Under these conditions, the heritability estimates for simulated and DTI phenotypes produced converging heritability estimates regardless of the method. Thus, using these simple suggestions may help new heritability studies to provide outcomes that are comparable regardless of software package. © 2019 Kochunov, Patel, Ganjgahi, Donohue, Ryan, Hong, Chen, Adhikari, Jahanshad, Thompson, Van’t Ent, den Braber, de Geus, Brouwer, Boomsma, Hulshoff Pol, de Zubicaray, McMahon, Martin, Wright and Nichols.">
            <text:p>Imaging genetic analyses use heritability calculations to measure the fraction of phenotypic variance attributable to additive genetic factors. We tested the agreement between heritability estimates provided by four methods that are used for heritability estimates in neuroimaging traits. SOLAR-Eclipse and OpenMx use iterative maximum likelihood estimation (MLE) methods. Accelerated Permutation inference for ACE (APACE) and fast permutation heritability inference (FPHI), employ fast, non-iterative approximation-based methods. We performed this evaluation in a simulated twin-sibling pedigree and phenotypes and in diffusion tensor imaging (DTI) data from three twin-sibling cohorts, the human connectome project (HCP), netherlands twin register (NTR) and BrainSCALE projects provided as a part of the enhancing neuro imaging genetics analysis (ENIGMA) consortium. We observed that heritability estimate may differ depending on the underlying method and dataset. The heritability estimates from the two MLE approaches provided excellent agreement in both simulated and imaging data. The heritability estimates for two approximation approaches showed reduced heritability estimates in datasets with deviations from data normality. We propose a data homogenization approach (implemented in solar-eclipse; www.solar-eclipse-genetics.org) to improve the convergence of heritability estimates across different methods. The homogenization steps include consistent regression of any nuisance covariates and enforcing normality on the trait data using inverse Gaussian transformation. Under these conditions, the heritability estimates for simulated and DTI phenotypes produced converging heritability estimates regardless of the method. Thus, using these simple suggestions may help new heritability studies to provide outcomes that are comparable regardless of software package. © 2019 Kochunov, Patel, Ganjgahi, Donohue, Ryan, Hong, Chen, Adhikari, Jahanshad, Thompson, Van’t Ent, den Braber, de Geus, Brouwer, Boomsma, Hulshoff Pol, de Zubicaray, McMahon, Martin, Wright and Nichol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JZKN3UT">
            <text:p>DJZKN3UT</text:p>
          </table:table-cell>
          <table:table-cell office:value-type="string" office:value="Interactive correspondence analysis in a dynamic object-oriented environment">
            <text:p>Interactive correspondence analysis in a dynamic object-oriented environment</text:p>
          </table:table-cell>
          <table:table-cell office:value-type="string" office:value="10.18637/jss.v002.i08">
            <text:p>10.18637/jss.v002.i08</text:p>
          </table:table-cell>
          <table:table-cell office:value-type="string" office:value="A highly interactive, user-friendly object-oriented software package written in Lisp-Stat is introduced that performs simple and multiple correspondence analysis, and profile analysis. These three techniques are integrated into a single environment driven by a user-friendly graphical interface that takes advantage of Lisp-Stat's advanced graphical capabilities. Techniques that assess the stability of the solution are also introduced. Some of the features of the package include colored graphics, incremental graph zooming capabilities, manual point separation to determine identities of overlapping points, and stability and fit measures. The features of the package are used to show some interesting trends in a large educational dataset.">
            <text:p>A highly interactive, user-friendly object-oriented software package written in Lisp-Stat is introduced that performs simple and multiple correspondence analysis, and profile analysis. These three techniques are integrated into a single environment driven by a user-friendly graphical interface that takes advantage of Lisp-Stat's advanced graphical capabilities. Techniques that assess the stability of the solution are also introduced. Some of the features of the package include colored graphics, incremental graph zooming capabilities, manual point separation to determine identities of overlapping points, and stability and fit measures. The features of the package are used to show some interesting trends in a large educational dataset.</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GKTRWDA">
            <text:p>FGKTRWDA</text:p>
          </table:table-cell>
          <table:table-cell office:value-type="string" office:value="Focus-shifting patterns of OSS developers and their congruence with call graphs">
            <text:p>Focus-shifting patterns of OSS developers and their congruence with call graphs</text:p>
          </table:table-cell>
          <table:table-cell office:value-type="string" office:value="10.1145/2635868.2635914">
            <text:p>10.1145/2635868.2635914</text:p>
          </table:table-cell>
          <table:table-cell office:value-type="string" office:value="Developers in complex, self-organized open-source projects often work on many different files, and over time switch focus between them. Shifting focus can have impact on the software quality and productivity, and is thus an important topic of investigation. In this paper, we study focus shifting patterns (FSPs) of developers by comparing trace data from a dozen open source software (OSS) projects of their longitudinal commit activities and file dependencies from the projects call graphs. Using information theoretic measures of network structure, we find that fairly complex focusshifting patterns emerge, and FSPs in the same project are more similar to each other. We show that developers tend to shift focus along with, rather than away from, software dependency links described by the call graphs. This tendency becomes weaker as either the interval between successive commits, or the organizational distance between committed files (i.e. directory distance), gets larger. Interestingly, this tendency appears stronger with more productive developers. We hope our study will initiate interest in further understanding of FSPs, which can ultimately help to (1) improve current recommender systems to predict the next focus of developers, and (2) provide insight into better call graph design, so as to facilitate developers' work. Copyright 2014 ACM.">
            <text:p>Developers in complex, self-organized open-source projects often work on many different files, and over time switch focus between them. Shifting focus can have impact on the software quality and productivity, and is thus an important topic of investigation. In this paper, we study focus shifting patterns (FSPs) of developers by comparing trace data from a dozen open source software (OSS) projects of their longitudinal commit activities and file dependencies from the projects call graphs. Using information theoretic measures of network structure, we find that fairly complex focusshifting patterns emerge, and FSPs in the same project are more similar to each other. We show that developers tend to shift focus along with, rather than away from, software dependency links described by the call graphs. This tendency becomes weaker as either the interval between successive commits, or the organizational distance between committed files (i.e. directory distance), gets larger. Interestingly, this tendency appears stronger with more productive developers. We hope our study will initiate interest in further understanding of FSPs, which can ultimately help to (1) improve current recommender systems to predict the next focus of developers, and (2) provide insight into better call graph design, so as to facilitate developers' work. Copyright 2014 ACM.</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JBVZHYZM">
            <text:p>JBVZHYZM</text:p>
          </table:table-cell>
          <table:table-cell office:value-type="string" office:value="A generic framework for stochastic dynamic simulation of chemical engineering systems using free/open source software">
            <text:p>A generic framework for stochastic dynamic simulation of chemical engineering systems using free/open source software</text:p>
          </table:table-cell>
          <table:table-cell office:value-type="string" office:value="10.1016/B978-0-444-53711-9.50030-4">
            <text:p>10.1016/B978-0-444-53711-9.50030-4</text:p>
          </table:table-cell>
          <table:table-cell office:value-type="string" office:value="Chemical engineering process modelling and simulation pose significant challenges to the computer program developer. Chemical processes are invariably described by non-linear equations such as chemical reaction kinetics, flow-pressure relationships and physical properties. Dynamic simulation of such systems involves the solution of sets of non-linear differential and algebraic equations. There is also uncertainty associated with the model equations themselves (model uncertainty), their parameters (parametric uncertainty) and the inputs into the model (input uncertainty). Tools that aid chemical engineers in the solution of these problems have been successfully commercialised and enjoy a measure of success, although the adoption of dynamic and stochastic simulation packages is lagging behind the steady-state flowsheeting tools. Commercial software solutions can be prohibitively expensive in addition to confining users to adhere to proprietary standards. The Free Software and Open Source movements have made inroads into providing non-proprietary alternatives to many commercial software packages, which has encouraged the adoption of open standards. This work presents a framework for the development of stochastic dynamic simulations of chemical processes using only free and open source software. The large problem of stochastic dynamic simulation has been broken down into stages: 1.Input modelling using Markov chain models trained on process data or seeded by hand in addition to stationary distribution models. This enables dynamic scenarios to be handled with the minimum of special case code generation.2.Process modelling using an object-oriented approach in the Modelica language. Modelica has an actively developed open source implementation called OpenModelica and is an open standard modelling language.3.Monte Carlo simulation using extensions to the OpenModelica compiler that ease parallel simulations4.Postprocessing, including visualisation and statistical analysis. Statistics that are generated can be used for control evaluation purposes. The Tennessee-Eastman challenge process is used to illustrate its capabilities. © 2011 Elsevier B.V.">
            <text:p>Chemical engineering process modelling and simulation pose significant challenges to the computer program developer. Chemical processes are invariably described by non-linear equations such as chemical reaction kinetics, flow-pressure relationships and physical properties. Dynamic simulation of such systems involves the solution of sets of non-linear differential and algebraic equations. There is also uncertainty associated with the model equations themselves (model uncertainty), their parameters (parametric uncertainty) and the inputs into the model (input uncertainty). Tools that aid chemical engineers in the solution of these problems have been successfully commercialised and enjoy a measure of success, although the adoption of dynamic and stochastic simulation packages is lagging behind the steady-state flowsheeting tools. Commercial software solutions can be prohibitively expensive in addition to confining users to adhere to proprietary standards. The Free Software and Open Source movements have made inroads into providing non-proprietary alternatives to many commercial software packages, which has encouraged the adoption of open standards. This work presents a framework for the development of stochastic dynamic simulations of chemical processes using only free and open source software. The large problem of stochastic dynamic simulation has been broken down into stages: 1.Input modelling using Markov chain models trained on process data or seeded by hand in addition to stationary distribution models. This enables dynamic scenarios to be handled with the minimum of special case code generation.2.Process modelling using an object-oriented approach in the Modelica language. Modelica has an actively developed open source implementation called OpenModelica and is an open standard modelling language.3.Monte Carlo simulation using extensions to the OpenModelica compiler that ease parallel simulations4.Postprocessing, including visualisation and statistical analysis. Statistics that are generated can be used for control evaluation purposes. The Tennessee-Eastman challenge process is used to illustrate its capabilities. © 2011 Elsevier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MBVEADD5">
            <text:p>MBVEADD5</text:p>
          </table:table-cell>
          <table:table-cell office:value-type="string" office:value="Comparative evaluation of control loop performance assessment schemes in an industrial chemical process plant">
            <text:p>Comparative evaluation of control loop performance assessment schemes in an industrial chemical process plant</text:p>
          </table:table-cell>
          <table:table-cell office:value-type="string" office:value="10.1109/CCDC.2010.5498754">
            <text:p>10.1109/CCDC.2010.5498754</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RDTLHWD">
            <text:p>7RDTLHWD</text:p>
          </table:table-cell>
          <table:table-cell office:value-type="string" office:value="Application of the Quadrature Demodulation Technique for the Active Power in a Given Frequency Band Measurement">
            <text:p>Application of the Quadrature Demodulation Technique for the Active Power in a Given Frequency Band Measurement</text:p>
          </table:table-cell>
          <table:table-cell office:value-type="string" office:value="10.1109/FarEastCon50210.2020.9271178">
            <text:p>10.1109/FarEastCon50210.2020.9271178</text:p>
          </table:table-cell>
          <table:table-cell office:value-type="string" office:value="Currently, active power in a given frequency band is the most informative parameter of the active power. To measure this parameter, a method based on extracting a DC component of instantaneous power by applying spectral analysis can be applied. Typically, a discrete Fourier transform (DFT) is used to obtain the DC component of the instantaneous power signal. An alternative approach is based on the application of quadrature demodulation, which is more accurate than DFT. For the case of applying a quadrature demodulator, the study of the influence of the signal frequency deviation on the measurement error of active power has been carried out. In the article, analytical expressions are obtained that allows to calculate the measurement error in the cause of frequency deviation and the quadrature demodulator parameters. An approach based on additional measurement of the frequency and adjustment of the quadrature modulator parameters is considered, which can significantly reduce the active power measurement error. The tasks of influence of the instrumental error components of the measurement channel on the active power measurement error when using the considered measurement method are investigated. Additive, multiplicative components, linearity error and quantization error are considered. Analytical expressions have been obtained that make it possible to evaluate it influence on the active power measurement error. By applying the Simulink software package, a mathematical simulation model has been established, which makes it possible to estimate the active power measurement errors for the considered measurement method. The reliability of the obtained expressions is confirmed by the coincidence of the simulation results and analytical modeling results which are performed in Simulink software package. © 2020 IEEE.">
            <text:p>Currently, active power in a given frequency band is the most informative parameter of the active power. To measure this parameter, a method based on extracting a DC component of instantaneous power by applying spectral analysis can be applied. Typically, a discrete Fourier transform (DFT) is used to obtain the DC component of the instantaneous power signal. An alternative approach is based on the application of quadrature demodulation, which is more accurate than DFT. For the case of applying a quadrature demodulator, the study of the influence of the signal frequency deviation on the measurement error of active power has been carried out. In the article, analytical expressions are obtained that allows to calculate the measurement error in the cause of frequency deviation and the quadrature demodulator parameters. An approach based on additional measurement of the frequency and adjustment of the quadrature modulator parameters is considered, which can significantly reduce the active power measurement error. The tasks of influence of the instrumental error components of the measurement channel on the active power measurement error when using the considered measurement method are investigated. Additive, multiplicative components, linearity error and quantization error are considered. Analytical expressions have been obtained that make it possible to evaluate it influence on the active power measurement error. By applying the Simulink software package, a mathematical simulation model has been established, which makes it possible to estimate the active power measurement errors for the considered measurement method. The reliability of the obtained expressions is confirmed by the coincidence of the simulation results and analytical modeling results which are performed in Simulink software package. © 2020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UI373HL">
            <text:p>2UI373HL</text:p>
          </table:table-cell>
          <table:table-cell office:value-type="string" office:value="Netmes: Assessing gene network inference algorithms by network-based measures">
            <text:p>Netmes: Assessing gene network inference algorithms by network-based measures</text:p>
          </table:table-cell>
          <table:table-cell office:value-type="string" office:value="10.4137/EBO.S13481">
            <text:p>10.4137/EBO.S13481</text:p>
          </table:table-cell>
          <table:table-cell office:value-type="string" office:value="Gene regulatory network inference (GRNI) algorithms are essential for efficiently utilizing large-scale microarray datasets to elucidate biochemical interactions among molecules in a cell. Recently, the combination of network-based error measures complemented with an ensemble approach became popular for assessing the inference performance of the GRNI algorithms. For this reason, we developed a software package to facilitate the usage of such metrics. In this paper, we present netmes, an R software package that allows the assessment of GRNI algorithms. The software package netmes is available from the R-Forge web site https://r-forge.r-project.org/projects/netmes/. © the authors.">
            <text:p>Gene regulatory network inference (GRNI) algorithms are essential for efficiently utilizing large-scale microarray datasets to elucidate biochemical interactions among molecules in a cell. Recently, the combination of network-based error measures complemented with an ensemble approach became popular for assessing the inference performance of the GRNI algorithms. For this reason, we developed a software package to facilitate the usage of such metrics. In this paper, we present netmes, an R software package that allows the assessment of GRNI algorithms. The software package netmes is available from the R-Forge web site https://r-forge.r-project.org/projects/netmes/. ©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2HJV9D3">
            <text:p>52HJV9D3</text:p>
          </table:table-cell>
          <table:table-cell office:value-type="string" office:value="Molecular modelling simulations to predict density and solubility parameters of ionic liquids">
            <text:p>Molecular modelling simulations to predict density and solubility parameters of ionic liquids</text:p>
          </table:table-cell>
          <table:table-cell office:value-type="string" office:value="10.1080/08927020802412362">
            <text:p>10.1080/08927020802412362</text:p>
          </table:table-cell>
          <table:table-cell office:value-type="string" office:value="Molecular modelling simulations are one of the most convenient tools to predict solvent properties of ionic liquids, which are otherwise difficult to predict or measure by experimental means. Ionic liquids have emerged as effective and desirable alternative solvents during the last decade. Their use is greatly favoured because of their 'green' characteristics: low vapour pressure, non-flammability and chemical stability. An enormous variety of ionic liquids are potentially available and thus the design of task-specific ionic liquids is gaining importance. Traditional solvents are often evaluated based on their multi-component solubility parameters to assess their compatibility with different solutes. The analogous parameter values for ionic liquids are also useful, though their availability is often limited. Consequently, solvent design and pre-screening of candidates by molecular modelling tools are attractive alternatives. In this work, the density and two-component solubility parameter of a variety of ionic liquids were investigated using atomistic level molecular modelling and the commercially available Materials Studio® software package. The ionic liquids chosen consisted of ethyl, butyl and hexyl imidazolium cations in conjunction with four anions (Cl-, [(CN)2N] -, [CF3CO2]- and [Tf 2N]-). The goal was to develop appropriate computational protocols and carry out calculations, which are able to predict densities and two-component solubility parameters for these ionic liquids, as well as to evaluate the usefulness and accuracy of the currently available commercial molecular modelling software for these applications. It was found that the density of ionic liquids comprised of all possible combinations of these cations and anions could be calculated with satisfactory accuracy with the exception of systems containing the Cl- anion. A Hess cycle-based protocol was developed to correct cohesive energy densities and solubility parameters as calculated in Materials Studio to take into account ion pair interactions to successfully reproduce the experimental results. It was found that both the cation and the anion of the ionic liquid had a strong impact on the components of the solubility parameter.">
            <text:p>Molecular modelling simulations are one of the most convenient tools to predict solvent properties of ionic liquids, which are otherwise difficult to predict or measure by experimental means. Ionic liquids have emerged as effective and desirable alternative solvents during the last decade. Their use is greatly favoured because of their 'green' characteristics: low vapour pressure, non-flammability and chemical stability. An enormous variety of ionic liquids are potentially available and thus the design of task-specific ionic liquids is gaining importance. Traditional solvents are often evaluated based on their multi-component solubility parameters to assess their compatibility with different solutes. The analogous parameter values for ionic liquids are also useful, though their availability is often limited. Consequently, solvent design and pre-screening of candidates by molecular modelling tools are attractive alternatives. In this work, the density and two-component solubility parameter of a variety of ionic liquids were investigated using atomistic level molecular modelling and the commercially available Materials Studio® software package. The ionic liquids chosen consisted of ethyl, butyl and hexyl imidazolium cations in conjunction with four anions (Cl-, [(CN)2N] -, [CF3CO2]- and [Tf 2N]-). The goal was to develop appropriate computational protocols and carry out calculations, which are able to predict densities and two-component solubility parameters for these ionic liquids, as well as to evaluate the usefulness and accuracy of the currently available commercial molecular modelling software for these applications. It was found that the density of ionic liquids comprised of all possible combinations of these cations and anions could be calculated with satisfactory accuracy with the exception of systems containing the Cl- anion. A Hess cycle-based protocol was developed to correct cohesive energy densities and solubility parameters as calculated in Materials Studio to take into account ion pair interactions to successfully reproduce the experimental results. It was found that both the cation and the anion of the ionic liquid had a strong impact on the components of the solubility parameter.</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YA96DRX">
            <text:p>GYA96DRX</text:p>
          </table:table-cell>
          <table:table-cell office:value-type="string" office:value="Thumb-tip force estimation from sEMG and a musculoskeletal model for real-time finger prosthesis">
            <text:p>Thumb-tip force estimation from sEMG and a musculoskeletal model for real-time finger prosthesis</text:p>
          </table:table-cell>
          <table:table-cell office:value-type="string" office:value="10.1109/ICORR.2009.5209518">
            <text:p>10.1109/ICORR.2009.5209518</text:p>
          </table:table-cell>
          <table:table-cell office:value-type="string" office:value="Due to the difficulties in measurement of muscle activities and the complex musculoskeletal structure, estimations of the thumb-tip force in real time have been a challenge for controlling artificial prosthesis naturally. This study describes an isometric thumb-tip force estimation technique based on phenomenological muscle model named Hill's model. The surface electromyogram (sEMG) signals of the muscles near surface were measured and converted to muscle activation information. The activations of deep muscles were inferred from the ratios of muscle activations from earlier study. The muscle length of each contributed muscle was obtained by using motion capture system and musculoskeletal modeling software packages. Once muscle forces were calculated, thumb-tip force was estimated based on mapping model from the muscle force to thumb-tip force. The proposed method was evaluated in comparisons with an artificial neural network (ANN) under four different thumb configurations to investigate the potential for estimations under conditions in which the thumb configuration changes. The results seem to be promising and the proposed method could be applied to predict finger-tip forces from non-invasive neurosignals with a real-time prosthesis control system. ©2009 IEEE.">
            <text:p>Due to the difficulties in measurement of muscle activities and the complex musculoskeletal structure, estimations of the thumb-tip force in real time have been a challenge for controlling artificial prosthesis naturally. This study describes an isometric thumb-tip force estimation technique based on phenomenological muscle model named Hill's model. The surface electromyogram (sEMG) signals of the muscles near surface were measured and converted to muscle activation information. The activations of deep muscles were inferred from the ratios of muscle activations from earlier study. The muscle length of each contributed muscle was obtained by using motion capture system and musculoskeletal modeling software packages. Once muscle forces were calculated, thumb-tip force was estimated based on mapping model from the muscle force to thumb-tip force. The proposed method was evaluated in comparisons with an artificial neural network (ANN) under four different thumb configurations to investigate the potential for estimations under conditions in which the thumb configuration changes. The results seem to be promising and the proposed method could be applied to predict finger-tip forces from non-invasive neurosignals with a real-time prosthesis control system. ©2009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CPIAV5J">
            <text:p>SCPIAV5J</text:p>
          </table:table-cell>
          <table:table-cell office:value-type="string" office:value="Reliability of a clinical 3D freehand ultrasound technique: Analyses on healthy and pathological muscles">
            <text:p>Reliability of a clinical 3D freehand ultrasound technique: Analyses on healthy and pathological muscles</text:p>
          </table:table-cell>
          <table:table-cell office:value-type="string" office:value="10.1016/j.cmpb.2017.12.023">
            <text:p>10.1016/j.cmpb.2017.12.023</text:p>
          </table:table-cell>
          <table:table-cell office:value-type="string" office:value="Background and objective 3D freehand Ultrasonography is a medical imaging technique that can be used to measure muscle and tendon morphological and structural properties, including volume, lengths and echo-intensity. These properties are clinically relevant in neurological disorders such as spastic cerebral palsy to monitor disease progression and evaluate the effect of treatment. This study presents a methodology for extracting these parameters along with a clinical reliability analysis for the data acquisition and processing. Methods The medial gastrocnemius muscles and Achilles tendon of 10 typically developing children and 10 children with spastic cerebral palsy were assessed. An open-source in-house software library developed in Python (Py3DFreeHandUS) was used to reconstruct, into one 3D data set, the data simultaneously acquired from an US machine and a motion tracking system. US images were manually segmented and linearly interpolated by means of a new simplified approach which involved sequentially decreasing the total number of images used for muscle border segmentation from 100% to 5%. Acquisition and processing reliability was defined based on repeated measures from different data processers and from different data acquirers, respectively. Results When only 10% of the US images were outlined, there was an average underestimation of muscle volume of 1.1% and 1.6% with respect the computation of all the available images, for the typically developing and spastic cerebral palsy groups, respectively. For both groups, the reliability was higher for data processing than for data acquisition. High inter-class correlation coefficient values were found for processing and acquisition reliability, with worst case values of 0.89 and 0.61, respectively. The standard error of measurement, expressed as a percentage of the average volumes, was smaller than 2.6 ml (4.8%) in all cases. Conclusions: The present analysis demonstrates the effectiveness of applying 3D freehand ultrasonography in a clinical setting for analysing healthy and pathological paediatric muscle. © 2017 Elsevier B.V.">
            <text:p>Background and objective 3D freehand Ultrasonography is a medical imaging technique that can be used to measure muscle and tendon morphological and structural properties, including volume, lengths and echo-intensity. These properties are clinically relevant in neurological disorders such as spastic cerebral palsy to monitor disease progression and evaluate the effect of treatment. This study presents a methodology for extracting these parameters along with a clinical reliability analysis for the data acquisition and processing. Methods The medial gastrocnemius muscles and Achilles tendon of 10 typically developing children and 10 children with spastic cerebral palsy were assessed. An open-source in-house software library developed in Python (Py3DFreeHandUS) was used to reconstruct, into one 3D data set, the data simultaneously acquired from an US machine and a motion tracking system. US images were manually segmented and linearly interpolated by means of a new simplified approach which involved sequentially decreasing the total number of images used for muscle border segmentation from 100% to 5%. Acquisition and processing reliability was defined based on repeated measures from different data processers and from different data acquirers, respectively. Results When only 10% of the US images were outlined, there was an average underestimation of muscle volume of 1.1% and 1.6% with respect the computation of all the available images, for the typically developing and spastic cerebral palsy groups, respectively. For both groups, the reliability was higher for data processing than for data acquisition. High inter-class correlation coefficient values were found for processing and acquisition reliability, with worst case values of 0.89 and 0.61, respectively. The standard error of measurement, expressed as a percentage of the average volumes, was smaller than 2.6 ml (4.8%) in all cases. Conclusions: The present analysis demonstrates the effectiveness of applying 3D freehand ultrasonography in a clinical setting for analysing healthy and pathological paediatric muscle. © 2017 Elsevier B.V.</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56ZE2D2">
            <text:p>E56ZE2D2</text:p>
          </table:table-cell>
          <table:table-cell office:value-type="string" office:value="A remote sensing model estimating water body evaporation">
            <text:p>A remote sensing model estimating water body evaporation</text:p>
          </table:table-cell>
          <table:table-cell office:value-type="string" office:value="10.1109/EORSA.2008.4620355">
            <text:p>10.1109/EORSA.2008.4620355</text:p>
          </table:table-cell>
          <table:table-cell office:value-type="string" office:value="International water delivery management is a difficult issue. For example, according to the US and Mexico water delivery treaty, the U.S. needs to deliver a certain amount of water from the Elephant Butte Reservoir (in US New Mexico state) to Mexico every year. Similarly, Mexico also needs to deliver a certain amount of water to the US each year. However, Mexico had amassed a water deficit to the US since 1992. The deficit reached 1.5 million acre-feet at its highest point, costing U.S. agricultural producers in the Rio Grande Valley $1 billion. Farmers in both countries complained to their government that the water provider country did not deliver enough water. Their government explained to the farmers that although the reservoirs had a certain level of inflow, the evaporation (E) loss was large enough to decrease the outflow significantly. Reservoir evaporation measurements from an inflow-outflow water balance method, pan measurement method, or eddy covariance methods are time and labor intensive. Additionally, the accuracy of the methods may be affected by environmental factors and some of their assumptions. There is a need to create an accurate and convenient method to measure th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
            <text:p>International water delivery management is a difficult issue. For example, according to the US and Mexico water delivery treaty, the U.S. needs to deliver a certain amount of water from the Elephant Butte Reservoir (in US New Mexico state) to Mexico every year. Similarly, Mexico also needs to deliver a certain amount of water to the US each year. However, Mexico had amassed a water deficit to the US since 1992. The deficit reached 1.5 million acre-feet at its highest point, costing U.S. agricultural producers in the Rio Grande Valley $1 billion. Farmers in both countries complained to their government that the water provider country did not deliver enough water. Their government explained to the farmers that although the reservoirs had a certain level of inflow, the evaporation (E) loss was large enough to decrease the outflow significantly. Reservoir evaporation measurements from an inflow-outflow water balance method, pan measurement method, or eddy covariance methods are time and labor intensive. Additionally, the accuracy of the methods may be affected by environmental factors and some of their assumptions. There is a need to create an accurate and convenient method to measure th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XQTCGAT">
            <text:p>WXQTCGAT</text:p>
          </table:table-cell>
          <table:table-cell office:value-type="string" office:value="Estimating Method of the Spectrum Measurement Error Caused by the ADC Quantization Noiset">
            <text:p>Estimating Method of the Spectrum Measurement Error Caused by the ADC Quantization Noiset</text:p>
          </table:table-cell>
          <table:table-cell office:value-type="string" office:value="10.1109/EUROCON.2019.8861779">
            <text:p>10.1109/EUROCON.2019.8861779</text:p>
          </table:table-cell>
          <table:table-cell office:value-type="string" office:value="Currently, the method of spectrum measurement based on the application of discrete Fourier transform (DFT) is the most popular. To perform DPF, the input signal must be discrete, which implies the presence of an analog-to-digital converter (ADC) in the measuring channel. Resolution of any ADC is finite, and it is create the quantization error. The error of ADC quantization results to additional measurement error of amplitude and phase spectrum. The simulation results show that the existing methods of estimation of this error results to a significant overstatement of the evaluation value. The paper considers a new technique (the 'composite' method) of estimating the measurement error of amplitude spectrum caused by the ADC quantization noise. The proposed method is based on approximation of the spectrum of the ADC output signal (code) by a simple analytical function. Analytical expressions which allow for a given input signal, ADC chip and sample rate to estimate the measurement error of the signal spectrum caused by the ADC quantization noise are obtained. The comparison of the proposed method of error estimation with the existing methods is performed. Simulation results are obtained in Matlab software package. © 2019 IEEE.">
            <text:p>Currently, the method of spectrum measurement based on the application of discrete Fourier transform (DFT) is the most popular. To perform DPF, the input signal must be discrete, which implies the presence of an analog-to-digital converter (ADC) in the measuring channel. Resolution of any ADC is finite, and it is create the quantization error. The error of ADC quantization results to additional measurement error of amplitude and phase spectrum. The simulation results show that the existing methods of estimation of this error results to a significant overstatement of the evaluation value. The paper considers a new technique (the 'composite' method) of estimating the measurement error of amplitude spectrum caused by the ADC quantization noise. The proposed method is based on approximation of the spectrum of the ADC output signal (code) by a simple analytical function. Analytical expressions which allow for a given input signal, ADC chip and sample rate to estimate the measurement error of the signal spectrum caused by the ADC quantization noise are obtained. The comparison of the proposed method of error estimation with the existing methods is performed. Simulation results are obtained in Matlab software package. © 2019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ECSIQAM">
            <text:p>XECSIQAM</text:p>
          </table:table-cell>
          <table:table-cell office:value-type="string" office:value="Evaluating dense 3d reconstruction software packages for oblique monitoring of crop canopy surface">
            <text:p>Evaluating dense 3d reconstruction software packages for oblique monitoring of crop canopy surface</text:p>
          </table:table-cell>
          <table:table-cell office:value-type="string" office:value="10.5194/isprsarchives-XLI-B5-785-2016">
            <text:p>10.5194/isprsarchives-XLI-B5-785-2016</text:p>
          </table:table-cell>
          <table:table-cell office:value-type="string" office:value="Crop Surface Models (CSMs) are 2.5D raster surfaces representing absolute plant canopy height. Using multiple CMSs generated from data acquired at multiple time steps, a crop surface monitoring is enabled. This makes it possible to monitor crop growth over time and can be used for monitoring in-field crop growth variability which is useful in the context of high- Throughput phenotyping. This study aims to evaluate several software packages for dense 3D reconstruction from multiple overlapping RGB images on field and plot-scale. A summer barley field experiment located at the Campus Klein-Altendorf of University of Bonn was observed by acquiring stereo images from an oblique angle using consumer-grade smart cameras. Two such cameras were mounted at an elevation of 10 m and acquired images for a period of two months during the growing period of 2014. The field experiment consisted of nine barley cultivars that were cultivated in multiple repetitions and nitrogen treatments. Manual plant height measurements were carried out at four dates during the observation period. The software packages Agisoft PhotoScan, VisualSfM with CMVS/PMVS2 and SURE are investigated. The point clouds are georeferenced through a set of ground control points. Where adequate results are reached, a statistical analysis is performed.">
            <text:p>Crop Surface Models (CSMs) are 2.5D raster surfaces representing absolute plant canopy height. Using multiple CMSs generated from data acquired at multiple time steps, a crop surface monitoring is enabled. This makes it possible to monitor crop growth over time and can be used for monitoring in-field crop growth variability which is useful in the context of high- Throughput phenotyping. This study aims to evaluate several software packages for dense 3D reconstruction from multiple overlapping RGB images on field and plot-scale. A summer barley field experiment located at the Campus Klein-Altendorf of University of Bonn was observed by acquiring stereo images from an oblique angle using consumer-grade smart cameras. Two such cameras were mounted at an elevation of 10 m and acquired images for a period of two months during the growing period of 2014. The field experiment consisted of nine barley cultivars that were cultivated in multiple repetitions and nitrogen treatments. Manual plant height measurements were carried out at four dates during the observation period. The software packages Agisoft PhotoScan, VisualSfM with CMVS/PMVS2 and SURE are investigated. The point clouds are georeferenced through a set of ground control points. Where adequate results are reached, a statistical analysis is perform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3PE2NRY">
            <text:p>E3PE2NRY</text:p>
          </table:table-cell>
          <table:table-cell office:value-type="string" office:value="Randomly Generated Test Problems for Positive Definite Quadratic Programming">
            <text:p>Randomly Generated Test Problems for Positive Definite Quadratic Programming</text:p>
          </table:table-cell>
          <table:table-cell office:value-type="string" office:value="10.1145/356068.356075">
            <text:p>10.1145/356068.356075</text:p>
          </table:table-cell>
          <table:table-cell office:value-type="string" office:value="A procedure is described for randomly generating positive definite quadratic programming test problems. The test problems are constructed in the form of linear least-squares problems subject to hnear constraints. The probability measure for the problems so generated is mvanant under orthogonal transformations. The procedure allows the user to specify the size of the least-squares problem (number of unknown parameters, number of observations, and number of constraints), the relative magnitude of the residuals, the condition number of the Hessian matrix of the objective function, and the structure of the feasible region (the number of equality constraints and of inequalities which will be active at the feasible starting point and at the optimal solution). An example is given dlustrating how these problems can be used to evaluate the performance of a software package. © 1984, ACM. All rights reserved.">
            <text:p>A procedure is described for randomly generating positive definite quadratic programming test problems. The test problems are constructed in the form of linear least-squares problems subject to hnear constraints. The probability measure for the problems so generated is mvanant under orthogonal transformations. The procedure allows the user to specify the size of the least-squares problem (number of unknown parameters, number of observations, and number of constraints), the relative magnitude of the residuals, the condition number of the Hessian matrix of the objective function, and the structure of the feasible region (the number of equality constraints and of inequalities which will be active at the feasible starting point and at the optimal solution). An example is given dlustrating how these problems can be used to evaluate the performance of a software package. © 1984, ACM.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XLSWGL4">
            <text:p>EXLSWGL4</text:p>
          </table:table-cell>
          <table:table-cell office:value-type="string" office:value="Adaptive Network Coded Clouds: High Speed Downloads and Cost-Effective Version Control">
            <text:p>Adaptive Network Coded Clouds: High Speed Downloads and Cost-Effective Version Control</text:p>
          </table:table-cell>
          <table:table-cell office:value-type="string" office:value="10.1109/TCC.2015.2481433">
            <text:p>10.1109/TCC.2015.2481433</text:p>
          </table:table-cell>
          <table:table-cell office:value-type="string" office:value="Although cloud systems provide a reliable and flexible storage solution, the use of a single cloud service constitutes a single point of failure, which can compromise data availability, download speed, and security. To address these challenges, we advocate for the use of multiple cloud storage providers simultaneously using network coding as the key enabling technology. Our goal is to study two challenges of network coded storage systems. First, the efficient update of the number of coded fragments per cloud in a system aggregating multiple clouds in order to boost the download speed of files. We developed a novel scheme using recoding with limited packets to trade-off storage space, reliability, and data retrieval speed. Implementation and measurements with commercial cloud providers show that up to 9x less network use is needed compared to other network coding schemes, while maintaining similar download speeds and reliability. Second, the ability to update coded fragments from a linear erasure code when the original file is modified. We exploit code structure to provide efficient representations of the evolution of the file. Evaluations using file changes on software library repositories show that a five-order of magnitude reduction in network and storage use is possible compared to state-of-the-art. © 2013 IEEE.">
            <text:p>Although cloud systems provide a reliable and flexible storage solution, the use of a single cloud service constitutes a single point of failure, which can compromise data availability, download speed, and security. To address these challenges, we advocate for the use of multiple cloud storage providers simultaneously using network coding as the key enabling technology. Our goal is to study two challenges of network coded storage systems. First, the efficient update of the number of coded fragments per cloud in a system aggregating multiple clouds in order to boost the download speed of files. We developed a novel scheme using recoding with limited packets to trade-off storage space, reliability, and data retrieval speed. Implementation and measurements with commercial cloud providers show that up to 9x less network use is needed compared to other network coding schemes, while maintaining similar download speeds and reliability. Second, the ability to update coded fragments from a linear erasure code when the original file is modified. We exploit code structure to provide efficient representations of the evolution of the file. Evaluations using file changes on software library repositories show that a five-order of magnitude reduction in network and storage use is possible compared to state-of-the-art. © 2013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ZI4WA9B">
            <text:p>XZI4WA9B</text:p>
          </table:table-cell>
          <table:table-cell office:value-type="string" office:value="Enabling personal genomics with an explicit test of epistasis">
            <text:p>Enabling personal genomics with an explicit test of epistasis</text:p>
          </table:table-cell>
          <table:table-cell office:value-type="string" office:value="">
            <text:p/>
          </table:table-cell>
          <table:table-cell office:value-type="string" office:value="One goal of personal genomics is to use information about genomic variation to predict who is at risk for various common diseases. Technological advances in genotyping have spawned several personal genetic testing services that market genotyping services directly to the consumer. An important goal of consumer genetic testing is to provide health information along with the genotyping results. This has the potential to integrate detailed personal genetic and genomic information into healthcare decision making. Despite the potential importance of these advances, there are some important limitations. One concern is that much of the literature that is used to formulate personal genetics reports is based on genetic association studies that consider each genetic variant independently of the others. It is our working hypothesis that the true value of personal genomics will only be realized when the complexity of the genotype-to-phenotype mapping relationship is embraced, rather than ignored. We focus here on complexity in genetic architecture due to epistasis or nonlinear gene-gene interaction. We have previously developed a multifactor dimensionality reduction (MDR) algorithm and software package for detecting nonlinear interactions in genetic association studies. In most prior MDR analyses, the permutation testing strategy used to assess statistical significance was unable to differentiate MDR models that captured only interaction effects from those that also detected independent main effects. Statistical interpretation of MDR models required post-hoc analysis using entropy-based measures of interaction information. We introduce here a novel permutation test that allows the effects of nonlinear interactions between multiple genetic variants to be specifically tested in a manner that is not confounded by linear additive effects. We show using simulated nonlinear interactions that the power using the explicit test of epistasis is no different than a standard permutation test. We also show that the test has the appropriate size or type I error rate of approximately 0.05. We then apply MDR with the new explicit test of epistasis to a large genetic study of bladder cancer and show that a previously reported nonlinear interaction between is indeed significant, even after considering the strong additive effect of smoking in the model. Finally, we evaluated the power of the explicit test of epistasis to detect the nonlinear interaction between two XPD gene polymorphisms by simulating data from the MDR model of bladder cancer susceptibility. The results of this study provide for the first time a simple method for explicitly testing epistasis or gene-gene interaction effects in genetic association studies. Although we demonstrated the method with MDR, an important advantage is that it can be combined with any modeling approach. The explicit test of epistasis brings us a step closer to the type of routine gene-gene interaction analysis that is needed if we are to enable personal genomics. © 2010 World Scientific Publishing Co. Pte. Ltd.">
            <text:p>One goal of personal genomics is to use information about genomic variation to predict who is at risk for various common diseases. Technological advances in genotyping have spawned several personal genetic testing services that market genotyping services directly to the consumer. An important goal of consumer genetic testing is to provide health information along with the genotyping results. This has the potential to integrate detailed personal genetic and genomic information into healthcare decision making. Despite the potential importance of these advances, there are some important limitations. One concern is that much of the literature that is used to formulate personal genetics reports is based on genetic association studies that consider each genetic variant independently of the others. It is our working hypothesis that the true value of personal genomics will only be realized when the complexity of the genotype-to-phenotype mapping relationship is embraced, rather than ignored. We focus here on complexity in genetic architecture due to epistasis or nonlinear gene-gene interaction. We have previously developed a multifactor dimensionality reduction (MDR) algorithm and software package for detecting nonlinear interactions in genetic association studies. In most prior MDR analyses, the permutation testing strategy used to assess statistical significance was unable to differentiate MDR models that captured only interaction effects from those that also detected independent main effects. Statistical interpretation of MDR models required post-hoc analysis using entropy-based measures of interaction information. We introduce here a novel permutation test that allows the effects of nonlinear interactions between multiple genetic variants to be specifically tested in a manner that is not confounded by linear additive effects. We show using simulated nonlinear interactions that the power using the explicit test of epistasis is no different than a standard permutation test. We also show that the test has the appropriate size or type I error rate of approximately 0.05. We then apply MDR with the new explicit test of epistasis to a large genetic study of bladder cancer and show that a previously reported nonlinear interaction between is indeed significant, even after considering the strong additive effect of smoking in the model. Finally, we evaluated the power of the explicit test of epistasis to detect the nonlinear interaction between two XPD gene polymorphisms by simulating data from the MDR model of bladder cancer susceptibility. The results of this study provide for the first time a simple method for explicitly testing epistasis or gene-gene interaction effects in genetic association studies. Although we demonstrated the method with MDR, an important advantage is that it can be combined with any modeling approach. The explicit test of epistasis brings us a step closer to the type of routine gene-gene interaction analysis that is needed if we are to enable personal genomics. © 2010 World Scientific Publishing Co. Pte.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YUIZ2VV">
            <text:p>GYUIZ2VV</text:p>
          </table:table-cell>
          <table:table-cell office:value-type="string" office:value="Dental digital radiography evaluation system: Modulation transfer function and noise power spectrum dependence on the radiation dose">
            <text:p>Dental digital radiography evaluation system: Modulation transfer function and noise power spectrum dependence on the radiation dose</text:p>
          </table:table-cell>
          <table:table-cell office:value-type="string" office:value="10.1109/CCECE.2012.6334912">
            <text:p>10.1109/CCECE.2012.6334912</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8HRH7GD">
            <text:p>H8HRH7GD</text:p>
          </table:table-cell>
          <table:table-cell office:value-type="string" office:value="Conditional density estimation tools in python and R with applications to photometric redshifts and likelihood-free cosmological inference">
            <text:p>Conditional density estimation tools in python and R with applications to photometric redshifts and likelihood-free cosmological inference</text:p>
          </table:table-cell>
          <table:table-cell office:value-type="string" office:value="https://doi.org/10.1016/j.ascom.2019.100362">
            <text:p>https://doi.org/10.1016/j.ascom.2019.100362</text:p>
          </table:table-cell>
          <table:table-cell office:value-type="string" office:value="It is well known in astronomy that propagating non-Gaussian prediction uncertainty in photometric redshift estimates is key to reducing bias in downstream cosmological analyses. Similarly, likelihood-free inference approaches, which are beginning to emerge as a tool for cosmological analysis, require a characterization of the full uncertainty landscape of the parameters of interest given observed data. However, most machine learning (ML) or training-based methods with open-source software target point prediction or classification, and hence fall short in quantifying uncertainty in complex regression and parameter inference settings such as the applications mentioned above. As an alternative to methods that focus on predicting the response (or parameters) y from features x, we provide nonparametric conditional density estimation (CDE) tools for approximating and validating the entire probability density function (PDF) p(y|x) of y given (i.e., conditional on) x. This density approach offers a more nuanced accounting of uncertainty in situations with, e.g., nonstandard error distributions and multimodal or heteroskedastic response variables that are often present in astronomical data sets. As there is no one-size-fits-all CDE method, and the ultimate choice of model depends on the application and the training sample size, the goal of this work is to provide a comprehensive range of statistical tools and open-source software for nonparametric CDE and method assessment which can accommodate different types of settings – involving, e.g., mixed-type input from multiple sources, functional data, and images – and which in addition can easily be fit to the problem at hand. Specifically, we introduce four CDE software packages in Python and R based on ML prediction methods adapted and optimized for CDE: NNKCDE, RFCDE, FlexCode, and DeepCDE. Furthermore, we present the cdetools package with evaluation metrics. This package includes functions for computing a CDE loss function for tuning and assessing the quality of individual PDFs, together with diagnostic functions that probe the population-level performance of the PDFs. We provide sample code in Python and R as well as examples of applications to photometric redshift estimation and likelihood-free cosmological inference via CDE. © 2020 Elsevier B.V.">
            <text:p>It is well known in astronomy that propagating non-Gaussian prediction uncertainty in photometric redshift estimates is key to reducing bias in downstream cosmological analyses. Similarly, likelihood-free inference approaches, which are beginning to emerge as a tool for cosmological analysis, require a characterization of the full uncertainty landscape of the parameters of interest given observed data. However, most machine learning (ML) or training-based methods with open-source software target point prediction or classification, and hence fall short in quantifying uncertainty in complex regression and parameter inference settings such as the applications mentioned above. As an alternative to methods that focus on predicting the response (or parameters) y from features x, we provide nonparametric conditional density estimation (CDE) tools for approximating and validating the entire probability density function (PDF) p(y|x) of y given (i.e., conditional on) x. This density approach offers a more nuanced accounting of uncertainty in situations with, e.g., nonstandard error distributions and multimodal or heteroskedastic response variables that are often present in astronomical data sets. As there is no one-size-fits-all CDE method, and the ultimate choice of model depends on the application and the training sample size, the goal of this work is to provide a comprehensive range of statistical tools and open-source software for nonparametric CDE and method assessment which can accommodate different types of settings – involving, e.g., mixed-type input from multiple sources, functional data, and images – and which in addition can easily be fit to the problem at hand. Specifically, we introduce four CDE software packages in Python and R based on ML prediction methods adapted and optimized for CDE: NNKCDE, RFCDE, FlexCode, and DeepCDE. Furthermore, we present the cdetools package with evaluation metrics. This package includes functions for computing a CDE loss function for tuning and assessing the quality of individual PDFs, together with diagnostic functions that probe the population-level performance of the PDFs. We provide sample code in Python and R as well as examples of applications to photometric redshift estimation and likelihood-free cosmological inference via CDE. © 2020 Elsevier B.V.</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3Q4KUU6">
            <text:p>G3Q4KUU6</text:p>
          </table:table-cell>
          <table:table-cell office:value-type="string" office:value="Registration of FA and T1-Weighted MRI data of healthy human brain based on template matching and normalized cross-correlation">
            <text:p>Registration of FA and T1-Weighted MRI data of healthy human brain based on template matching and normalized cross-correlation</text:p>
          </table:table-cell>
          <table:table-cell office:value-type="string" office:value="10.1007/s10278-012-9561-8">
            <text:p>10.1007/s10278-012-9561-8</text:p>
          </table:table-cell>
          <table:table-cell office:value-type="string" office:value="In this work, we propose a new approach for three-dimensional registration of MR fractional anisotropy images with T1-weighted anatomy images of human brain. From the clinical point of view, this accurate coregistration allows precise detection of nerve fibers that is essential in neuroscience. A template matching algorithm combined with normalized cross-correlation was used for this registration task. To show the suitability of the proposed method, it was compared with the normalized mutual information-based B-spline registration provided by the Elastix software library, considered a reference method. We also propose a general framework for the evaluation of robustness and reliability of both registration methods. Both registration methods were tested by four evaluation criteria on a dataset consisting of 74 healthy subjects. The template matching algorithm has shown more reliable results than the reference method in registration of the MR fractional anisotropy and T1 anatomy image data. Significant differences were observed in the regions splenium of corpus callosum and genu of corpus callosum, considered very important areas of brain connectivity. We demonstrate that, in this registration task, the currently used mutual information-based parametric registration can be replaced by more accurate local template matching utilizing the normalized cross-correlation similarity measure. © 2012 Society for Imaging Informatics in Medicine.">
            <text:p>In this work, we propose a new approach for three-dimensional registration of MR fractional anisotropy images with T1-weighted anatomy images of human brain. From the clinical point of view, this accurate coregistration allows precise detection of nerve fibers that is essential in neuroscience. A template matching algorithm combined with normalized cross-correlation was used for this registration task. To show the suitability of the proposed method, it was compared with the normalized mutual information-based B-spline registration provided by the Elastix software library, considered a reference method. We also propose a general framework for the evaluation of robustness and reliability of both registration methods. Both registration methods were tested by four evaluation criteria on a dataset consisting of 74 healthy subjects. The template matching algorithm has shown more reliable results than the reference method in registration of the MR fractional anisotropy and T1 anatomy image data. Significant differences were observed in the regions splenium of corpus callosum and genu of corpus callosum, considered very important areas of brain connectivity. We demonstrate that, in this registration task, the currently used mutual information-based parametric registration can be replaced by more accurate local template matching utilizing the normalized cross-correlation similarity measure. © 2012 Society for Imaging Informatics in Medicin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FZGAAP2">
            <text:p>ZFZGAAP2</text:p>
          </table:table-cell>
          <table:table-cell office:value-type="string" office:value="A new paradigm to analyze data completeness of patient data">
            <text:p>A new paradigm to analyze data completeness of patient data</text:p>
          </table:table-cell>
          <table:table-cell office:value-type="string" office:value="10.4338/ACI-2016-04-RA-0063">
            <text:p>10.4338/ACI-2016-04-RA-0063</text:p>
          </table:table-cell>
          <table:table-cell office:value-type="string" office:value="Background: There is a need to develop a tool that will measure data completeness of patient records using sophisticated statistical metrics. Patient data integrity is important in providing timely and appropriate care. Completeness is an important step, with an emphasis on understanding the complex relationships between data fields and their relative importance in delivering care. This tool will not only help understand where data problems are but also help uncover the underlying issues behind them. Objectives: Develop a tool that can be used alongside a variety of health care database software packages to determine the completeness of individual patient records as well as aggregate patient records across health care centers and subpopulations. Methods: The methodology of this project is encapsulated within the Data Completeness Analysis Package (DCAP) tool, with the major components including concept mapping, CSV parsing, and statistical analysis. Results: The results from testing DCAP with Healthcare Cost and Utilization Project (HCUP) State Inpatient Database (SID) data show that this tool is successful in identifying relative data completeness at the patient, subpopulation, and database levels. These results also solidify a need for further analysis and call for hypothesis driven research to find underlying causes for data incompleteness. Conclusion: DCAP examines patient records and generates statistics that can be used to determine the completeness of individual patient data as well as the general thoroughness of record keeping in a medical database. DCAP uses a component that is customized to the settings of the software package used for storing patient data as well as a Comma Separated Values (CSV) file parser to determine the appropriate measurements. DCAP itself is assessed through a proof of concept exercise using hypothetical data as well as available HCUP SID patient data. © Schattauer 2016.">
            <text:p>Background: There is a need to develop a tool that will measure data completeness of patient records using sophisticated statistical metrics. Patient data integrity is important in providing timely and appropriate care. Completeness is an important step, with an emphasis on understanding the complex relationships between data fields and their relative importance in delivering care. This tool will not only help understand where data problems are but also help uncover the underlying issues behind them. Objectives: Develop a tool that can be used alongside a variety of health care database software packages to determine the completeness of individual patient records as well as aggregate patient records across health care centers and subpopulations. Methods: The methodology of this project is encapsulated within the Data Completeness Analysis Package (DCAP) tool, with the major components including concept mapping, CSV parsing, and statistical analysis. Results: The results from testing DCAP with Healthcare Cost and Utilization Project (HCUP) State Inpatient Database (SID) data show that this tool is successful in identifying relative data completeness at the patient, subpopulation, and database levels. These results also solidify a need for further analysis and call for hypothesis driven research to find underlying causes for data incompleteness. Conclusion: DCAP examines patient records and generates statistics that can be used to determine the completeness of individual patient data as well as the general thoroughness of record keeping in a medical database. DCAP uses a component that is customized to the settings of the software package used for storing patient data as well as a Comma Separated Values (CSV) file parser to determine the appropriate measurements. DCAP itself is assessed through a proof of concept exercise using hypothetical data as well as available HCUP SID patient data. © Schattauer 2016.</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ZY7ZWL4">
            <text:p>2ZY7ZWL4</text:p>
          </table:table-cell>
          <table:table-cell office:value-type="string" office:value="A Systematic Assessment of Embedded Neural Networks for Object Detection">
            <text:p>A Systematic Assessment of Embedded Neural Networks for Object Detection</text:p>
          </table:table-cell>
          <table:table-cell office:value-type="string" office:value="10.1109/ETFA46521.2020.9212130">
            <text:p>10.1109/ETFA46521.2020.9212130</text:p>
          </table:table-cell>
          <table:table-cell office:value-type="string" office:value="Object detection is arguably one of the most important and complex tasks to enable the advent of next-generation autonomous systems. Recent advancements in deep learning techniques allowed a significant improvement in detection accuracy and latency of modern neural networks, allowing their adoption in automotive, avionics and industrial embedded systems, where performances are required to meet size, weight and power constraints.Multiple benchmarks and surveys exist to compare state-of-the-art detection networks, profiling important metrics, like precision, latency and power efficiency on Commercial-off-the-Shelf (COTS) embedded platforms. However, we observed a fundamental lack of fairness in the existing comparisons, with a number of implicit assumptions that may significantly bias the metrics of interest. This includes using heterogeneous settings for the input size, training dataset, threshold confidences, and, most importantly, platform-specific optimizations, that are especially important when assessing latency and energy-related values. The lack of uniform comparisons is mainly due to the significant effort required to re-implement network models, whenever openly available, on the specific platforms, to properly configure the available acceleration engines for optimizing performance, and to re-train the model using a homogeneous dataset.This paper aims at filling this gap, providing a comprehensive and fair comparison of the best-in-class Convolution Neural Networks (CNNs) for real-time embedded systems, detailing the effort made to achieve an unbiased characterization on cutting-edge system-on-chips. Multi-dimensional trade-offs are explored for achieving a proper configuration of the available programmable accelerators for neural inference, adopting the best available software libraries. To stimulate the adoption of fair benchmarking assessments, the framework is released to the public in an open source repository. © 2020 IEEE.">
            <text:p>Object detection is arguably one of the most important and complex tasks to enable the advent of next-generation autonomous systems. Recent advancements in deep learning techniques allowed a significant improvement in detection accuracy and latency of modern neural networks, allowing their adoption in automotive, avionics and industrial embedded systems, where performances are required to meet size, weight and power constraints.Multiple benchmarks and surveys exist to compare state-of-the-art detection networks, profiling important metrics, like precision, latency and power efficiency on Commercial-off-the-Shelf (COTS) embedded platforms. However, we observed a fundamental lack of fairness in the existing comparisons, with a number of implicit assumptions that may significantly bias the metrics of interest. This includes using heterogeneous settings for the input size, training dataset, threshold confidences, and, most importantly, platform-specific optimizations, that are especially important when assessing latency and energy-related values. The lack of uniform comparisons is mainly due to the significant effort required to re-implement network models, whenever openly available, on the specific platforms, to properly configure the available acceleration engines for optimizing performance, and to re-train the model using a homogeneous dataset.This paper aims at filling this gap, providing a comprehensive and fair comparison of the best-in-class Convolution Neural Networks (CNNs) for real-time embedded systems, detailing the effort made to achieve an unbiased characterization on cutting-edge system-on-chips. Multi-dimensional trade-offs are explored for achieving a proper configuration of the available programmable accelerators for neural inference, adopting the best available software libraries. To stimulate the adoption of fair benchmarking assessments, the framework is released to the public in an open source repository. © 2020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YULQ2FD">
            <text:p>WYULQ2FD</text:p>
          </table:table-cell>
          <table:table-cell office:value-type="string" office:value="U.S. Army Corrosion Office's storage and quality requirements for military MEMS program">
            <text:p>U.S. Army Corrosion Office's storage and quality requirements for military MEMS program</text:p>
          </table:table-cell>
          <table:table-cell office:value-type="string" office:value="10.1117/12.716111">
            <text:p>10.1117/12.716111</text:p>
          </table:table-cell>
          <table:table-cell office:value-type="string" office:value="As the Army transforms into a more lethal, lighter and agile force, the technologies that support these systems must decrease in size while increasing in intelligence. Micro-electromechanical systems (MEMS) are one such technology that the Army and DOD will rely on heavily to accomplish these objectives. Conditions for utilization of MEMS by the military are unique. Operational and storage environments for the military are significantly different than those found in the commercial sector. Issues unique to the military include; high G-forces during gun launch, extreme temperature and humidity ranges, extended periods of inactivity (20 years plus) and interaction with explosives and propellants. The military operational environments in which MEMS will be stored or required to function are extreme and far surpass any commercial operating conditions. Security and encryption are a must for all MEMS communication, tracking, or data reporting devices employed by the military. Current and future military applications of MEMS devices include safety and arming devices, fuzing devices, various guidance systems, sensors/detectors, inertial measurement units, tracking devices, radio frequency devices, wireless Radio Frequency Identifications (RFIDs) and network systems, GPS's, radar systems, mobile base systems and information technology. MEMS embedded into these weapons systems will provide the military with new levels of speed, awareness, lethality, and information dissemination. The system capabilities enhanced by MEMS will translate directly into tactical and strategic military advantages. While reliance on MEMS devices has been increasing, limited studies have been performed to assess their reliability and identify failure mechanisms. Accordingly, the US Army Corrosion Office at Picatinny, NJ has initiated the &quot;Storage &amp; Quality Requirements for Military MEMS&quot; as part of their MEMS Reliability Assessment Program to address these issues. The goals of the MEMS Reliability Assessment Program are to: 1) establish the reliability of MEMS devices including the impact of transportation, long term storage, operating environment, packaging &amp; interconnection issues, 2) analyze the compatibility of MEMS devices with energetic and other hazardous materials found in military items, 3) identify failure mechanisms and failure rates, 4) develop accelerated test protocols for assessing the reliability of MEMS, S)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long-term storage performance and standards requirements, 2) initiation of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for the assessment of MEMS reliability. This program will benefit the MEMS user community by filling the information gap that currently exists for reliability, including: Assessment of the operational environments in which the military MEMS device may be utilized Determining &amp; developing methods to preserve MEMS devices during long term storage before they are designed into products Independent assessment of reliability that cannot be obtained from private industry Establishment of reliability data that will be fed back into development &amp; design to improve MEMS devices Production &amp; design process can be vastly improved increasing yields that will drive costs down With the rapid growth of the MEMS industry and the potential for MEMS utilization in advanced weapon systems, it is crucial to consider the reliability of this emerging technology in the early stages of development.">
            <text:p>As the Army transforms into a more lethal, lighter and agile force, the technologies that support these systems must decrease in size while increasing in intelligence. Micro-electromechanical systems (MEMS) are one such technology that the Army and DOD will rely on heavily to accomplish these objectives. Conditions for utilization of MEMS by the military are unique. Operational and storage environments for the military are significantly different than those found in the commercial sector. Issues unique to the military include; high G-forces during gun launch, extreme temperature and humidity ranges, extended periods of inactivity (20 years plus) and interaction with explosives and propellants. The military operational environments in which MEMS will be stored or required to function are extreme and far surpass any commercial operating conditions. Security and encryption are a must for all MEMS communication, tracking, or data reporting devices employed by the military. Current and future military applications of MEMS devices include safety and arming devices, fuzing devices, various guidance systems, sensors/detectors, inertial measurement units, tracking devices, radio frequency devices, wireless Radio Frequency Identifications (RFIDs) and network systems, GPS's, radar systems, mobile base systems and information technology. MEMS embedded into these weapons systems will provide the military with new levels of speed, awareness, lethality, and information dissemination. The system capabilities enhanced by MEMS will translate directly into tactical and strategic military advantages. While reliance on MEMS devices has been increasing, limited studies have been performed to assess their reliability and identify failure mechanisms. Accordingly, the US Army Corrosion Office at Picatinny, NJ has initiated the "Storage &amp; Quality Requirements for Military MEMS" as part of their MEMS Reliability Assessment Program to address these issues. The goals of the MEMS Reliability Assessment Program are to: 1) establish the reliability of MEMS devices including the impact of transportation, long term storage, operating environment, packaging &amp; interconnection issues, 2) analyze the compatibility of MEMS devices with energetic and other hazardous materials found in military items, 3) identify failure mechanisms and failure rates, 4) develop accelerated test protocols for assessing the reliability of MEMS, S)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long-term storage performance and standards requirements, 2) initiation of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for the assessment of MEMS reliability. This program will benefit the MEMS user community by filling the information gap that currently exists for reliability, including: Assessment of the operational environments in which the military MEMS device may be utilized Determining &amp; developing methods to preserve MEMS devices during long term storage before they are designed into products Independent assessment of reliability that cannot be obtained from private industry Establishment of reliability data that will be fed back into development &amp; design to improve MEMS devices Production &amp; design process can be vastly improved increasing yields that will drive costs down With the rapid growth of the MEMS industry and the potential for MEMS utilization in advanced weapon systems, it is crucial to consider the reliability of this emerging technology in the early stages of development.</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H6SK59M">
            <text:p>2H6SK59M</text:p>
          </table:table-cell>
          <table:table-cell office:value-type="string" office:value="Issues in Multiagent Resource Allocation">
            <text:p>Issues in Multiagent Resource Allocation</text:p>
          </table:table-cell>
          <table:table-cell office:value-type="string" office:value="">
            <text:p/>
          </table:table-cell>
          <table:table-cell office:value-type="string" office:value="The allocation of resources within a system of autonomous agents, that not only have preferences over alternative allocations of resources but also actively participate in computing an allocation, is an exciting area of research at the interface of Computer Science and Economics. This paper is a survey of some of the most salient issues in Multiagent Resource Allocation. In particular, we review various languages to represent the preferences of agents over alternative allocations of resources as well as different measures of social welfare to assess the overall quality of an allocation. We also discuss pertinent issues regarding allocation procedures and present important complexity results. Our presentation of theoretical issues is complemented by a discussion of software packages for the simulation of agent-based market places. We also introduce four major application areas for Multiagent Resource Allocation, namely industrial procurement, sharing of satellite resources, manufacturing control, and grid computing.">
            <text:p>The allocation of resources within a system of autonomous agents, that not only have preferences over alternative allocations of resources but also actively participate in computing an allocation, is an exciting area of research at the interface of Computer Science and Economics. This paper is a survey of some of the most salient issues in Multiagent Resource Allocation. In particular, we review various languages to represent the preferences of agents over alternative allocations of resources as well as different measures of social welfare to assess the overall quality of an allocation. We also discuss pertinent issues regarding allocation procedures and present important complexity results. Our presentation of theoretical issues is complemented by a discussion of software packages for the simulation of agent-based market places. We also introduce four major application areas for Multiagent Resource Allocation, namely industrial procurement, sharing of satellite resources, manufacturing control, and grid computing.</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CWHM3EZ">
            <text:p>4CWHM3EZ</text:p>
          </table:table-cell>
          <table:table-cell office:value-type="string" office:value="Risk analysis using influence diagrams">
            <text:p>Risk analysis using influence diagrams</text:p>
          </table:table-cell>
          <table:table-cell office:value-type="string" office:value="10.1109/ISUMA.1990.151277">
            <text:p>10.1109/ISUMA.1990.151277</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DBHX2N4">
            <text:p>4DBHX2N4</text:p>
          </table:table-cell>
          <table:table-cell office:value-type="string" office:value="Metabolic pathway inference using multi-label classification with rich pathway features">
            <text:p>Metabolic pathway inference using multi-label classification with rich pathway features</text:p>
          </table:table-cell>
          <table:table-cell office:value-type="string" office:value="10.1371/journal.pcbi.1008174">
            <text:p>10.1371/journal.pcbi.1008174</text:p>
          </table:table-cell>
          <table:table-cell office:value-type="string" office:value="Metabolic inference from genomic sequence information is a necessary step in determining the capacity of cells to make a living in the world at different levels of biological organization. A common method for determining the metabolic potential encoded in genomes is to map conceptually translated open reading frames onto a database containing known product descriptions. Such gene-centric methods are limited in their capacity to predict pathway presence or absence and do not support standardized rule sets for automated and reproducible research. Pathway-centric methods based on defined rule sets or machine learning algorithms provide an adjunct or alternative inference method that supports hypothesis generation and testing of metabolic relationships within and between cells. Here, we present mlLGPR, multi-label based on logistic regression for pathway prediction, a software package that uses supervised multi-label classification and rich pathway features to infer metabolic networks in organismal and multi-organismal datasets. We evaluated mlLGPR performance using a corpora of 12 experimental datasets manifesting diverse multi-label properties, including manually curated organismal genomes, synthetic microbial communities and low complexity microbial communities. Resulting performance metrics equaled or exceeded previous reports for organismal genomes and identify specific challenges associated with features engineering and training data for community-level metabolic inference. Copyright: © 2020 M. A. Basher et al. This is an open access article distributed under the terms of the Creative Commons Attribution License, which permits unrestricted use, distribution, and reproduction in any medium, provided the original author and source are credited.">
            <text:p>Metabolic inference from genomic sequence information is a necessary step in determining the capacity of cells to make a living in the world at different levels of biological organization. A common method for determining the metabolic potential encoded in genomes is to map conceptually translated open reading frames onto a database containing known product descriptions. Such gene-centric methods are limited in their capacity to predict pathway presence or absence and do not support standardized rule sets for automated and reproducible research. Pathway-centric methods based on defined rule sets or machine learning algorithms provide an adjunct or alternative inference method that supports hypothesis generation and testing of metabolic relationships within and between cells. Here, we present mlLGPR, multi-label based on logistic regression for pathway prediction, a software package that uses supervised multi-label classification and rich pathway features to infer metabolic networks in organismal and multi-organismal datasets. We evaluated mlLGPR performance using a corpora of 12 experimental datasets manifesting diverse multi-label properties, including manually curated organismal genomes, synthetic microbial communities and low complexity microbial communities. Resulting performance metrics equaled or exceeded previous reports for organismal genomes and identify specific challenges associated with features engineering and training data for community-level metabolic inference. Copyright: © 2020 M. A. Basher et al. This is an open access article distributed under the terms of the Creative Commons Attribution License, which permits unrestricted use, distribution, and reproduction in any medium, provided the original author and source are credit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T8JM46CL">
            <text:p>T8JM46CL</text:p>
          </table:table-cell>
          <table:table-cell office:value-type="string" office:value="Image tag core generation">
            <text:p>Image tag core generation</text:p>
          </table:table-cell>
          <table:table-cell office:value-type="string" office:value="">
            <text:p/>
          </table:table-cell>
          <table:table-cell office:value-type="string" office:value="In this paper, we explore the task of tag aggregations or merge of tags meanings for the video and image. In our work, based on our previous research we try to merge tag meanings of video files. We present the result of our experiments using word2vec and clustering algorithms. For our experiments, we use the auto-tagging program from Imagga company as the generating program. As data, we use 5 videos which were split into shots for future processing. Our experiments showed that such clustering algorithms as k-means and Affinity propagation could not be used for aggregation tag meanings. We used word2vec model from spaCy software library and combined the similarity score with score from the auto-tagging program. Our results are not very excellent but better than for clustering algorithms. We received Fmean-measure = 0.62. For a detailed analysis of this task, we need to create a dataset with human annotations. It will help to evaluate the Fmean-measure of our approach more precision. Copyright © 2019 for this paper by its authors. Use permitted under Creative Commons License Attribution 4.0 International (CC BY 4.0)">
            <text:p>In this paper, we explore the task of tag aggregations or merge of tags meanings for the video and image. In our work, based on our previous research we try to merge tag meanings of video files. We present the result of our experiments using word2vec and clustering algorithms. For our experiments, we use the auto-tagging program from Imagga company as the generating program. As data, we use 5 videos which were split into shots for future processing. Our experiments showed that such clustering algorithms as k-means and Affinity propagation could not be used for aggregation tag meanings. We used word2vec model from spaCy software library and combined the similarity score with score from the auto-tagging program. Our results are not very excellent but better than for clustering algorithms. We received Fmean-measure = 0.62. For a detailed analysis of this task, we need to create a dataset with human annotations. It will help to evaluate the Fmean-measure of our approach more precision. Copyright © 2019 for this paper by its authors. Use permitted under Creative Commons License Attribution 4.0 International (CC BY 4.0)</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YTLDTZ8">
            <text:p>3YTLDTZ8</text:p>
          </table:table-cell>
          <table:table-cell office:value-type="string" office:value="Assessing and tracing the outcomes and impact of research infrastructures">
            <text:p>Assessing and tracing the outcomes and impact of research infrastructures</text:p>
          </table:table-cell>
          <table:table-cell office:value-type="string" office:value="10.1002/asi.23721">
            <text:p>10.1002/asi.23721</text:p>
          </table:table-cell>
          <table:table-cell office:value-type="string" office:value="Recent policy shifts on the part of funding agencies and journal publishers are causing changes in the acknowledgment and citation behaviors of scholars. A growing emphasis on open science and reproducibility is changing how authors cite and acknowledge “research infrastructures”—entities that are used as inputs to or as underlying foundations for scholarly research, including data sets, software packages, computational models, observational platforms, and computing facilities. At the same time, stakeholder interest in quantitative understanding of impact is spurring increased collection and analysis of metrics related to use of research infrastructures. This article reviews work spanning several decades on tracing and assessing the outcomes and impacts from these kinds of research infrastructures. We discuss how research infrastructures are identified and referenced by scholars in the research literature and how those references are being collected and analyzed for the purposes of evaluating impact. Synthesizing common features of a wide range of studies, we identify notable challenges that impede the analysis of impact metrics for research infrastructures and outline key open research questions that can guide future research and applications related to such metrics. © 2016 The Authors. Journal of the Association for Information Science and Technology published by Wiley Periodicals, Inc. on behalf of ASIS&amp;T">
            <text:p>Recent policy shifts on the part of funding agencies and journal publishers are causing changes in the acknowledgment and citation behaviors of scholars. A growing emphasis on open science and reproducibility is changing how authors cite and acknowledge “research infrastructures”—entities that are used as inputs to or as underlying foundations for scholarly research, including data sets, software packages, computational models, observational platforms, and computing facilities. At the same time, stakeholder interest in quantitative understanding of impact is spurring increased collection and analysis of metrics related to use of research infrastructures. This article reviews work spanning several decades on tracing and assessing the outcomes and impacts from these kinds of research infrastructures. We discuss how research infrastructures are identified and referenced by scholars in the research literature and how those references are being collected and analyzed for the purposes of evaluating impact. Synthesizing common features of a wide range of studies, we identify notable challenges that impede the analysis of impact metrics for research infrastructures and outline key open research questions that can guide future research and applications related to such metrics. © 2016 The Authors. Journal of the Association for Information Science and Technology published by Wiley Periodicals, Inc. on behalf of ASIS&amp;T</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S4JQGPIM">
            <text:p>S4JQGPIM</text:p>
          </table:table-cell>
          <table:table-cell office:value-type="string" office:value="Derived metrics for the game of Go – intrinsic network strength assessment and cheat-detection">
            <text:p>Derived metrics for the game of Go – intrinsic network strength assessment and cheat-detection</text:p>
          </table:table-cell>
          <table:table-cell office:value-type="string" office:value="10.1109/CANDAR51075.2020.00010">
            <text:p>10.1109/CANDAR51075.2020.00010</text:p>
          </table:table-cell>
          <table:table-cell office:value-type="string" office:value="—The widespread availability of superhuman AI engines is changing how we play the ancient game of Go. The open-source software packages developed after the AlphaGo series shifted focus from producing strong playing entities to providing tools for analyzing games. Here we describe two ways of how the innovations of the second generation engines (e.g. score estimates, variable komi) can be used for defining new metrics that help deepen our understanding of the game. First, we study how much information the search component contributes in addition to the raw neural network policy output. This gives an intrinsic strength measurement for the neural network. Second, we define the effect of a move by the difference in score estimates. This gives a fine-grained, move-by-move performance evaluation of a player. We use this in combating the new challenge of detecting online cheating. © 2020 IEEE">
            <text:p>—The widespread availability of superhuman AI engines is changing how we play the ancient game of Go. The open-source software packages developed after the AlphaGo series shifted focus from producing strong playing entities to providing tools for analyzing games. Here we describe two ways of how the innovations of the second generation engines (e.g. score estimates, variable komi) can be used for defining new metrics that help deepen our understanding of the game. First, we study how much information the search component contributes in addition to the raw neural network policy output. This gives an intrinsic strength measurement for the neural network. Second, we define the effect of a move by the difference in score estimates. This gives a fine-grained, move-by-move performance evaluation of a player. We use this in combating the new challenge of detecting online cheating. © 2020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YIW2SZJ">
            <text:p>WYIW2SZJ</text:p>
          </table:table-cell>
          <table:table-cell office:value-type="string" office:value="A framework for analysis of music similarity measures">
            <text:p>A framework for analysis of music similarity measures</text:p>
          </table:table-cell>
          <table:table-cell office:value-type="string" office:value="">
            <text:p/>
          </table:table-cell>
          <table:table-cell office:value-type="string" office:value="To analyze specific properties of music similarity measures that the commonly used genre classification evaluation procedure does not reveal, we introduce a MIDI based test framework for music similarity measures. We introduce the framework by example and thus outline an experiment to analyze the dependency of a music similarity measure on the instrumentation of a song compared to the melody, and to analyze its sensitivity to transpositions. Using the outlined experiment, we analyze music similarity measures from three software packages, namely Marsyas, MA toolbox and Intelligent Sound Processing toolbox. The tested timbral similarity measures perform instrument recognition relatively well, although they are sensitive to transpositions and differences between sound fonts. The beat/rhythm/melody similarity measures are not always able to recognize the same melody played with different instruments. © 2007 EURASIP.">
            <text:p>To analyze specific properties of music similarity measures that the commonly used genre classification evaluation procedure does not reveal, we introduce a MIDI based test framework for music similarity measures. We introduce the framework by example and thus outline an experiment to analyze the dependency of a music similarity measure on the instrumentation of a song compared to the melody, and to analyze its sensitivity to transpositions. Using the outlined experiment, we analyze music similarity measures from three software packages, namely Marsyas, MA toolbox and Intelligent Sound Processing toolbox. The tested timbral similarity measures perform instrument recognition relatively well, although they are sensitive to transpositions and differences between sound fonts. The beat/rhythm/melody similarity measures are not always able to recognize the same melody played with different instruments. © 2007 EURASIP.</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X7ILSJ7">
            <text:p>IX7ILSJ7</text:p>
          </table:table-cell>
          <table:table-cell office:value-type="string" office:value="A portable scanning system for evaluation of spray deposit distribution">
            <text:p>A portable scanning system for evaluation of spray deposit distribution</text:p>
          </table:table-cell>
          <table:table-cell office:value-type="string" office:value="10.1016/j.compag.2011.01.003">
            <text:p>10.1016/j.compag.2011.01.003</text:p>
          </table:table-cell>
          <table:table-cell office:value-type="string" office:value="Preventing over- or under-spray applications on intended targets require a system to rapidly measure spray coverage and provide spray quality feedback information. A portable scanning system was developed that could quickly evaluate spray deposit distribution and coverage area on deposit collectors such as water sensitive paper or Kromekote® card. The system is integrated with a handheld business card scanner, deposit collectors, a laptop computer, and a custom-designed software package entitled &quot;DepositScan&quot; The software is composed of a set of custom plug-ins that are used by an image-processing program (ImageJ) to produce a number of measurements suitable for describing spray deposit distribution. The program worked with the handheld business card scanner to scan spray deposits on the collectors. After scanning the collectors, individual droplet sizes, their distributions, total droplet number, droplet density, amount of spray deposits, and percentage of spray coverage are displayed on the computer screen and saved in a spreadsheet. Spots smaller than 23.9μm are ignored by DepositScan when 2400dpi resolution was used. Observations of nominal size spots through a stereoscopic microscope verified the accuracy of the system, and demonstrated that because of pixel limitations, the accuracy of any image-processing program using the pixel recognition technique would decrease as the spot sizes decrease. The portable scanning system offers a convenient solution for on-the-spot evaluation of spray quality under various working conditions. © 2011 Elsevier B.V.">
            <text:p>Preventing over- or under-spray applications on intended targets require a system to rapidly measure spray coverage and provide spray quality feedback information. A portable scanning system was developed that could quickly evaluate spray deposit distribution and coverage area on deposit collectors such as water sensitive paper or Kromekote® card. The system is integrated with a handheld business card scanner, deposit collectors, a laptop computer, and a custom-designed software package entitled "DepositScan" The software is composed of a set of custom plug-ins that are used by an image-processing program (ImageJ) to produce a number of measurements suitable for describing spray deposit distribution. The program worked with the handheld business card scanner to scan spray deposits on the collectors. After scanning the collectors, individual droplet sizes, their distributions, total droplet number, droplet density, amount of spray deposits, and percentage of spray coverage are displayed on the computer screen and saved in a spreadsheet. Spots smaller than 23.9μm are ignored by DepositScan when 2400dpi resolution was used. Observations of nominal size spots through a stereoscopic microscope verified the accuracy of the system, and demonstrated that because of pixel limitations, the accuracy of any image-processing program using the pixel recognition technique would decrease as the spot sizes decrease. The portable scanning system offers a convenient solution for on-the-spot evaluation of spray quality under various working conditions. © 2011 Elsevier B.V.</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HSDHLHX">
            <text:p>2HSDHLHX</text:p>
          </table:table-cell>
          <table:table-cell office:value-type="string" office:value="Reference criteria for the timing of the replacement of a six-fluted end-mill cutter">
            <text:p>Reference criteria for the timing of the replacement of a six-fluted end-mill cutter</text:p>
          </table:table-cell>
          <table:table-cell office:value-type="string" office:value="10.1007/s00170-015-7712-z">
            <text:p>10.1007/s00170-015-7712-z</text:p>
          </table:table-cell>
          <table:table-cell office:value-type="string" office:value="This study investigates the contact interface for both a retired six-fluted end-mill cutter and a new one and then compares them using ultrasonic scanning, surface roughness measurement, and SEM evaluation. This is a static measurement, because the objective is to provide information for wear diagnosis. The relationship between the surface roughness and the contact area of the cutting teeth is also determined. The results show that the retired cutting teeth have an obviously smoother surface roughness and a greater contact area than those of the new cutter. The contact area between the six-fluted end-mill cutter and the specimen is calculated using an image analysis software package. The range of contact areas varies from 7.21 to 49.44 mm2 for the retired cutter and from 2.82 to 37.2 mm2 for the new item, depending on both the contact force and the definition of the contrast ratio. The SEM views of the surface topography of the end-mills under ×200, ×400, and ×800 magnifications are also presented. © 2015, Springer-Verlag London.">
            <text:p>This study investigates the contact interface for both a retired six-fluted end-mill cutter and a new one and then compares them using ultrasonic scanning, surface roughness measurement, and SEM evaluation. This is a static measurement, because the objective is to provide information for wear diagnosis. The relationship between the surface roughness and the contact area of the cutting teeth is also determined. The results show that the retired cutting teeth have an obviously smoother surface roughness and a greater contact area than those of the new cutter. The contact area between the six-fluted end-mill cutter and the specimen is calculated using an image analysis software package. The range of contact areas varies from 7.21 to 49.44 mm2 for the retired cutter and from 2.82 to 37.2 mm2 for the new item, depending on both the contact force and the definition of the contrast ratio. The SEM views of the surface topography of the end-mills under ×200, ×400, and ×800 magnifications are also presented. © 2015, Springer-Verlag London.</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3R8E4LT">
            <text:p>R3R8E4LT</text:p>
          </table:table-cell>
          <table:table-cell office:value-type="string" office:value="CLASP: a computerised aid to cost effective perimeter security">
            <text:p>CLASP: a computerised aid to cost effective perimeter security</text:p>
          </table:table-cell>
          <table:table-cell office:value-type="string" office:value="10.1109/CCST.1992.253741">
            <text:p>10.1109/CCST.1992.253741</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6LDWA27">
            <text:p>G6LDWA27</text:p>
          </table:table-cell>
          <table:table-cell office:value-type="string" office:value="Thermal modeling of a MEMS for determination of fluid and flow characteristics">
            <text:p>Thermal modeling of a MEMS for determination of fluid and flow characteristics</text:p>
          </table:table-cell>
          <table:table-cell office:value-type="string" office:value="10.1117/12.448847">
            <text:p>10.1117/12.448847</text:p>
          </table:table-cell>
          <table:table-cell office:value-type="string" office:value="The paper presents an one-dimensional model for the heat transfer in a limited but significant region of an actuator-sensor structure for the determination of fluid and flow characteristics. As an essential step for the designing of this structure, the usefulness of the model in the framework of the structure's functionality is underlined. In the first part of the work, the main heat transfer mechanisms are detailed by qualitative and quantitative evaluations. The one-dimensional model is derived from the heat balance of the region we are interested in. In the second part of the work, we compare the data obtained by simulating this model with the experimental data we have. Also, some full three-dimensional simulations of the fluid flow and heat transfer were made using a commercial software package. Part of these numerical results are compared with the corresponding experimental data. The modeling errors are discussed for the both sets of comparisons. Finally, we comment the merits of the one-dimensional model versus the three-dimensional approach. The achieved results obtained herein might be directly used for various thermal based actuators and sensors for flow control and measurement both in micro and macro world.">
            <text:p>The paper presents an one-dimensional model for the heat transfer in a limited but significant region of an actuator-sensor structure for the determination of fluid and flow characteristics. As an essential step for the designing of this structure, the usefulness of the model in the framework of the structure's functionality is underlined. In the first part of the work, the main heat transfer mechanisms are detailed by qualitative and quantitative evaluations. The one-dimensional model is derived from the heat balance of the region we are interested in. In the second part of the work, we compare the data obtained by simulating this model with the experimental data we have. Also, some full three-dimensional simulations of the fluid flow and heat transfer were made using a commercial software package. Part of these numerical results are compared with the corresponding experimental data. The modeling errors are discussed for the both sets of comparisons. Finally, we comment the merits of the one-dimensional model versus the three-dimensional approach. The achieved results obtained herein might be directly used for various thermal based actuators and sensors for flow control and measurement both in micro and macro worl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J6S5H2X">
            <text:p>XJ6S5H2X</text:p>
          </table:table-cell>
          <table:table-cell office:value-type="string" office:value="Evaluation of range parameters of the cameras for security system protecting the selected critical infrastructure of seaport">
            <text:p>Evaluation of range parameters of the cameras for security system protecting the selected critical infrastructure of seaport</text:p>
          </table:table-cell>
          <table:table-cell office:value-type="string" office:value="10.1117/12.974514">
            <text:p>10.1117/12.974514</text:p>
          </table:table-cell>
          <table:table-cell office:value-type="string" office:value="There are many separated infrastructural objects within a harbor area that may be considered ?critical, such as gas and oil terminals or anchored naval vessels. Those objects require special protection, including security systems capable of monitoring both surface and underwater areas, because an intrusion into the protected area may be attempted using small surface vehicles (boats, kayaks, rafts, floating devices with weapons and explosives) as well as underwater ones (manned or unmanned submarines, scuba divers). The cameras used in security systems operate in several different spectral ranges in order to improve the probability of detection of incoming objects (potential threats). The cameras should then have adequate range parameters for detection, recognition and identification and those parameters, both measured and obtained through numerical simulations, will be presented in the paper. The range parameters of thermal cameras were calculated using NVTherm software package. Parameters of four observation thermal cameras were also measured on a specialized test stand at Institute of Optoelectronics, MUT. This test stand makes it also possible to test visual cameras. The parameters of five observation cameras working in the visual range were measured and on the basis of those data the detection, recognition and identification ranges were determined. The measurement results and simulation data will be compared. The evaluation of range parameters obtained for the tested camera types will define their usability in the real security system for the protection of selected critical infrastructure of a seaport.small surface objects (such as RIB boats) by a camera system and real test results in various weather conditions will also be presented. © 2012 SPIE.">
            <text:p>There are many separated infrastructural objects within a harbor area that may be considered ?critical, such as gas and oil terminals or anchored naval vessels. Those objects require special protection, including security systems capable of monitoring both surface and underwater areas, because an intrusion into the protected area may be attempted using small surface vehicles (boats, kayaks, rafts, floating devices with weapons and explosives) as well as underwater ones (manned or unmanned submarines, scuba divers). The cameras used in security systems operate in several different spectral ranges in order to improve the probability of detection of incoming objects (potential threats). The cameras should then have adequate range parameters for detection, recognition and identification and those parameters, both measured and obtained through numerical simulations, will be presented in the paper. The range parameters of thermal cameras were calculated using NVTherm software package. Parameters of four observation thermal cameras were also measured on a specialized test stand at Institute of Optoelectronics, MUT. This test stand makes it also possible to test visual cameras. The parameters of five observation cameras working in the visual range were measured and on the basis of those data the detection, recognition and identification ranges were determined. The measurement results and simulation data will be compared. The evaluation of range parameters obtained for the tested camera types will define their usability in the real security system for the protection of selected critical infrastructure of a seaport.small surface objects (such as RIB boats) by a camera system and real test results in various weather conditions will also be presented. © 2012 SPI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HW7Z77Y9">
            <text:p>HW7Z77Y9</text:p>
          </table:table-cell>
          <table:table-cell office:value-type="string" office:value="Improving the affective analysis in texts: Automatic method to detect affective intensity in lexicons based on Plutchik’s wheel of emotions">
            <text:p>Improving the affective analysis in texts: Automatic method to detect affective intensity in lexicons based on Plutchik’s wheel of emotions</text:p>
          </table:table-cell>
          <table:table-cell office:value-type="string" office:value="10.1108/EL-11-2018-0219">
            <text:p>10.1108/EL-11-2018-0219</text:p>
          </table:table-cell>
          <table:table-cell office:value-type="string" office:value="Purpose: This paper aims to propose a method for automatically labelling an affective lexicon with intensity values by using the WordNet Similarity (WS) software package with the purpose of improving the results of an affective analysis process, which is relevant to interpreting the textual information that is available in social networks. The hypothesis states that it is possible to improve affective analysis by using a lexicon that is enriched with the intensity values obtained from similarity metrics. Encouraging results were obtained when an affective analysis based on a labelled lexicon was compared with that based on another lexicon without intensity values. Design/methodology/approach: The authors propose a method for the automatic extraction of the affective intensity values of words using the similarity metrics implemented in WS. First, the intensity values were calculated for words having an affective root in WordNet. Then, to evaluate the effectiveness of the proposal, the results of the affective analysis based on a labelled lexicon were compared to the results of an analysis with and without affective intensity values. Findings: The main contribution of this research is a method for the automatic extraction of the intensity values of affective words used to enrich a lexicon compared with the manual labelling process. The results obtained from the affective analysis with the new lexicon are encouraging, as they provide a better performance than those achieved using a lexicon without affective intensity values. Research limitations/implications: Given the restrictions for calculating the similarity between two words, the lexicon labelled with intensity values is a subset of the original lexicon, which means that a large proportion of the words in the corpus are not labelled in the new lexicon. Practical implications: The practical implications of this work include providing tools to improve the analysis of the feelings of the users of social networks. In particular, it is of interest to provide an affective lexicon that improves attempts to solve the problems of a digital society, such as the detection of cyberbullying. In this case, by achieving greater precision in the detection of emotions, it is possible to detect the roles of participants in a situation of cyberbullying, for example, the bully and victim. Other problems in which the application of affective lexicons is of importance are the detection of aggressiveness against women or gender violence or the detection of depressive states in young people and children. Social implications: This work is interested in providing an affective lexicon that improves attempts to solve the problems of a digital society, such as the detection of cyberbullying. In this case, by achieving greater precision in the detection of emotions, it is possible to detect the roles of participants in a situation of cyber bullying, for example, the bully and victim. Other problems in which the application of affective lexicons is of importance are the detection of aggressiveness against women or gender violence or the detection of depressive states in young people and children. Originality/value: The originality of the research lies in the proposed method for automatically labelling the words of an affective lexicon with intensity values by using WS. To date, a lexicon labelled with intensity values has been constructed using the opinions of experts, but that method is more expensive and requires more time than other existing methods. On the other hand, the new method developed herein is applicable to larger lexicons, requires less time and facilitates automatic updating. © 2019, Emerald Publishing Limited.">
            <text:p>Purpose: This paper aims to propose a method for automatically labelling an affective lexicon with intensity values by using the WordNet Similarity (WS) software package with the purpose of improving the results of an affective analysis process, which is relevant to interpreting the textual information that is available in social networks. The hypothesis states that it is possible to improve affective analysis by using a lexicon that is enriched with the intensity values obtained from similarity metrics. Encouraging results were obtained when an affective analysis based on a labelled lexicon was compared with that based on another lexicon without intensity values. Design/methodology/approach: The authors propose a method for the automatic extraction of the affective intensity values of words using the similarity metrics implemented in WS. First, the intensity values were calculated for words having an affective root in WordNet. Then, to evaluate the effectiveness of the proposal, the results of the affective analysis based on a labelled lexicon were compared to the results of an analysis with and without affective intensity values. Findings: The main contribution of this research is a method for the automatic extraction of the intensity values of affective words used to enrich a lexicon compared with the manual labelling process. The results obtained from the affective analysis with the new lexicon are encouraging, as they provide a better performance than those achieved using a lexicon without affective intensity values. Research limitations/implications: Given the restrictions for calculating the similarity between two words, the lexicon labelled with intensity values is a subset of the original lexicon, which means that a large proportion of the words in the corpus are not labelled in the new lexicon. Practical implications: The practical implications of this work include providing tools to improve the analysis of the feelings of the users of social networks. In particular, it is of interest to provide an affective lexicon that improves attempts to solve the problems of a digital society, such as the detection of cyberbullying. In this case, by achieving greater precision in the detection of emotions, it is possible to detect the roles of participants in a situation of cyberbullying, for example, the bully and victim. Other problems in which the application of affective lexicons is of importance are the detection of aggressiveness against women or gender violence or the detection of depressive states in young people and children. Social implications: This work is interested in providing an affective lexicon that improves attempts to solve the problems of a digital society, such as the detection of cyberbullying. In this case, by achieving greater precision in the detection of emotions, it is possible to detect the roles of participants in a situation of cyber bullying, for example, the bully and victim. Other problems in which the application of affective lexicons is of importance are the detection of aggressiveness against women or gender violence or the detection of depressive states in young people and children. Originality/value: The originality of the research lies in the proposed method for automatically labelling the words of an affective lexicon with intensity values by using WS. To date, a lexicon labelled with intensity values has been constructed using the opinions of experts, but that method is more expensive and requires more time than other existing methods. On the other hand, the new method developed herein is applicable to larger lexicons, requires less time and facilitates automatic updating. © 2019, Emerald Publishing Limit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BU7TR9A">
            <text:p>NBU7TR9A</text:p>
          </table:table-cell>
          <table:table-cell office:value-type="string" office:value="A novel method for determining pulse counting circuitry dead time using the Nuclear Weapons Inspection System">
            <text:p>A novel method for determining pulse counting circuitry dead time using the Nuclear Weapons Inspection System</text:p>
          </table:table-cell>
          <table:table-cell office:value-type="string" office:value="10.1109/23.682620">
            <text:p>10.1109/23.682620</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EMAVHTA">
            <text:p>YEMAVHTA</text:p>
          </table:table-cell>
          <table:table-cell office:value-type="string" office:value="Systems dynamics applied to the analysis of risk at an industrial installation">
            <text:p>Systems dynamics applied to the analysis of risk at an industrial installation</text:p>
          </table:table-cell>
          <table:table-cell office:value-type="string" office:value="10.1007/978-3-319-96259-7_2">
            <text:p>10.1007/978-3-319-96259-7_2</text:p>
          </table:table-cell>
          <table:table-cell office:value-type="string" office:value="This chapter presents a framework for the implementation of the dynamic modelling of systems to support risk management at an industrial facility. This approach, implemented using the S℡LA® software package, provides the decision maker with a way to model a system and simulate its behaviour over time. It takes a dynamic approach to the analysis of industrial risks, based on four complementary stages that facilitate detailed analyses and the continuous improvement of risk management (Fig. 2.1): Design of the dynamic model and simulation of system behaviour: This stage involves: identifying the variables that describe the state of continuously interacting system components; defining hypotheses that establish the interactions with a view to formalizing the proposed system; developing a model of causal relationships between variables; formulating these relationships as differential equations; and implementing them in software (Forrester 1961; Donnadieu and Karsky 2002).Comprehensive failure analysis: This stage uses a classical risk analysis method, HAZOP (Andrews and Moss 2002). This method is used to try to identify all potential failures. Using the dynamic model, potential changes in the system’s behaviour can be analysed.Comprehensive simulation of the consequences of failures: This stage uses the PHAST® software package (see the DNV website) to simulate hazardous phenomena (toxic emissions, overpressure, thermal flows, etc.) and assess their potential consequences.Testing of prevention and protection methods: This stage consists of assessing the effectiveness of prevention, protection and backup measures. It makes it possible to define new measures, if necessary. The model can then be re-developed based on the assumption that the identified prevention and protection measures have been implemented (Garbolino et al. 2009). © Springer International Publishing AG, part of Springer Nature 2019.">
            <text:p>This chapter presents a framework for the implementation of the dynamic modelling of systems to support risk management at an industrial facility. This approach, implemented using the S℡LA® software package, provides the decision maker with a way to model a system and simulate its behaviour over time. It takes a dynamic approach to the analysis of industrial risks, based on four complementary stages that facilitate detailed analyses and the continuous improvement of risk management (Fig. 2.1): Design of the dynamic model and simulation of system behaviour: This stage involves: identifying the variables that describe the state of continuously interacting system components; defining hypotheses that establish the interactions with a view to formalizing the proposed system; developing a model of causal relationships between variables; formulating these relationships as differential equations; and implementing them in software (Forrester 1961; Donnadieu and Karsky 2002).Comprehensive failure analysis: This stage uses a classical risk analysis method, HAZOP (Andrews and Moss 2002). This method is used to try to identify all potential failures. Using the dynamic model, potential changes in the system’s behaviour can be analysed.Comprehensive simulation of the consequences of failures: This stage uses the PHAST® software package (see the DNV website) to simulate hazardous phenomena (toxic emissions, overpressure, thermal flows, etc.) and assess their potential consequences.Testing of prevention and protection methods: This stage consists of assessing the effectiveness of prevention, protection and backup measures. It makes it possible to define new measures, if necessary. The model can then be re-developed based on the assumption that the identified prevention and protection measures have been implemented (Garbolino et al. 2009). © Springer International Publishing AG, part of Springer Nature 2019.</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9PMKH9M">
            <text:p>E9PMKH9M</text:p>
          </table:table-cell>
          <table:table-cell office:value-type="string" office:value="PyMS: A Python toolkit for processing of gas chromatography-mass spectrometry (GC-MS) data. Application and comparative study of selected tools">
            <text:p>PyMS: A Python toolkit for processing of gas chromatography-mass spectrometry (GC-MS) data. Application and comparative study of selected tools</text:p>
          </table:table-cell>
          <table:table-cell office:value-type="string" office:value="10.1186/1471-2105-13-115">
            <text:p>10.1186/1471-2105-13-115</text:p>
          </table:table-cell>
          <table:table-cell office:value-type="string" office:value="Background: Gas chromatography-mass spectrometry (GC-MS) is a technique frequently used in targeted and non-targeted measurements of metabolites. Most existing software tools for processing of raw instrument GC-MS data tightly integrate data processing methods with graphical user interface facilitating interactive data processing. While interactive processing remains critically important in GC-MS applications, high-throughput studies increasingly dictate the need for command line tools, suitable for scripting of high-throughput, customized processing pipelines.Results: PyMS comprises a library of functions for processing of instrument GC-MS data developed in Python. PyMS currently provides a complete set of GC-MS processing functions, including reading of standard data formats (ANDI- MS/NetCDF and JCAMP-DX), noise smoothing, baseline correction, peak detection, peak deconvolution, peak integration, and peak alignment by dynamic programming. A novel common ion single quantitation algorithm allows automated, accurate quantitation of GC-MS electron impact (EI) fragmentation spectra when a large number of experiments are being analyzed. PyMS implements parallel processing for by-row and by-column data processing tasks based on Message Passing Interface (MPI), allowing processing to scale on multiple CPUs in distributed computing environments. A set of specifically designed experiments was performed in-house and used to comparatively evaluate the performance of PyMS and three widely used software packages for GC-MS data processing (AMDIS, AnalyzerPro, and XCMS).Conclusions: PyMS is a novel software package for the processing of raw GC-MS data, particularly suitable for scripting of customized processing pipelines and for data processing in batch mode. PyMS provides limited graphical capabilities and can be used both for routine data processing and interactive/exploratory data analysis. In real-life GC-MS data processing scenarios PyMS performs as well or better than leading software packages. We demonstrate data processing scenarios simple to implement in PyMS, yet difficult to achieve with many conventional GC-MS data processing software. Automated sample processing and quantitation with PyMS can provide substantial time savings compared to more traditional interactive software systems that tightly integrate data processing with the graphical user interface. © 2012 O'Callaghan et al.; licensee BioMed Central Ltd.">
            <text:p>Background: Gas chromatography-mass spectrometry (GC-MS) is a technique frequently used in targeted and non-targeted measurements of metabolites. Most existing software tools for processing of raw instrument GC-MS data tightly integrate data processing methods with graphical user interface facilitating interactive data processing. While interactive processing remains critically important in GC-MS applications, high-throughput studies increasingly dictate the need for command line tools, suitable for scripting of high-throughput, customized processing pipelines.Results: PyMS comprises a library of functions for processing of instrument GC-MS data developed in Python. PyMS currently provides a complete set of GC-MS processing functions, including reading of standard data formats (ANDI- MS/NetCDF and JCAMP-DX), noise smoothing, baseline correction, peak detection, peak deconvolution, peak integration, and peak alignment by dynamic programming. A novel common ion single quantitation algorithm allows automated, accurate quantitation of GC-MS electron impact (EI) fragmentation spectra when a large number of experiments are being analyzed. PyMS implements parallel processing for by-row and by-column data processing tasks based on Message Passing Interface (MPI), allowing processing to scale on multiple CPUs in distributed computing environments. A set of specifically designed experiments was performed in-house and used to comparatively evaluate the performance of PyMS and three widely used software packages for GC-MS data processing (AMDIS, AnalyzerPro, and XCMS).Conclusions: PyMS is a novel software package for the processing of raw GC-MS data, particularly suitable for scripting of customized processing pipelines and for data processing in batch mode. PyMS provides limited graphical capabilities and can be used both for routine data processing and interactive/exploratory data analysis. In real-life GC-MS data processing scenarios PyMS performs as well or better than leading software packages. We demonstrate data processing scenarios simple to implement in PyMS, yet difficult to achieve with many conventional GC-MS data processing software. Automated sample processing and quantitation with PyMS can provide substantial time savings compared to more traditional interactive software systems that tightly integrate data processing with the graphical user interface. © 2012 O'Callaghan et al.; licensee BioMed Central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4V3787N">
            <text:p>B4V3787N</text:p>
          </table:table-cell>
          <table:table-cell office:value-type="string" office:value="Solving a parameter estimation problem in a three-dimensional conical tube on a parallel and distributed software infrastructure">
            <text:p>Solving a parameter estimation problem in a three-dimensional conical tube on a parallel and distributed software infrastructure</text:p>
          </table:table-cell>
          <table:table-cell office:value-type="string" office:value="10.1016/j.jocs.2011.01.002">
            <text:p>10.1016/j.jocs.2011.01.002</text:p>
          </table:table-cell>
          <table:table-cell office:value-type="string" office:value="A parameter estimation problem arising from a three-dimensional computational fluid dynamics problem is formulated. The goal is to estimate the inflow velocity of a fluid flowing through a conical measuring cell from actual nuclear magnetic resonance measurements of the velocity in a certain region of the flow field. The flow is described by the incompressible Navier-Stokes equations and numerically solved by the parallel adaptive finite element package DROPS. Three different optimization algorithms for the solution of the parameter estimation problem are compared from within the EFCOSS environment. In this distributed component-based software architecture, one can access various optimization algorithms without the need to manually adapt the interfaces between the parallel flow solver DROPS and the different serial optimization software packages. Numerical experiments on a cluster consisting of Xeon-based quad-core processors connected by an InfiniBand network are reported. The results demonstrate a successful estimation of the inflow velocity by different optimization algorithms and a reduction of the time to evaluate the objective of the parameter estimation by a factor of roughly 27 using 40 processes. © 2011 Elsevier B.V.">
            <text:p>A parameter estimation problem arising from a three-dimensional computational fluid dynamics problem is formulated. The goal is to estimate the inflow velocity of a fluid flowing through a conical measuring cell from actual nuclear magnetic resonance measurements of the velocity in a certain region of the flow field. The flow is described by the incompressible Navier-Stokes equations and numerically solved by the parallel adaptive finite element package DROPS. Three different optimization algorithms for the solution of the parameter estimation problem are compared from within the EFCOSS environment. In this distributed component-based software architecture, one can access various optimization algorithms without the need to manually adapt the interfaces between the parallel flow solver DROPS and the different serial optimization software packages. Numerical experiments on a cluster consisting of Xeon-based quad-core processors connected by an InfiniBand network are reported. The results demonstrate a successful estimation of the inflow velocity by different optimization algorithms and a reduction of the time to evaluate the objective of the parameter estimation by a factor of roughly 27 using 40 processes. © 2011 Elsevier B.V.</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6UZK3IC3">
            <text:p>6UZK3IC3</text:p>
          </table:table-cell>
          <table:table-cell office:value-type="string" office:value="Using mobile devices as scientific measurement instruments: Reliable android task scheduling">
            <text:p>Using mobile devices as scientific measurement instruments: Reliable android task scheduling</text:p>
          </table:table-cell>
          <table:table-cell office:value-type="string" office:value="10.1016/j.pmcj.2022.101550">
            <text:p>10.1016/j.pmcj.2022.101550</text:p>
          </table:table-cell>
          <table:table-cell office:value-type="string" office:value="In various usage scenarios, smartphones are used as measuring instruments to systematically and unobtrusively collect data measurements (e.g., sensor data, user activity, phone usage data). Unfortunately, in the race towards extending battery life and improving privacy, mobile phone manufacturers are gradually restricting developers in (frequently) scheduling background (sensing) tasks and impede the exact scheduling of their execution time (i.e., Android's “best effort” approach). This evolution hampers successful deployment of smartphones in sensing applications in scientific contexts, with unreliable and incomplete sampling rates frequently reported in literature. In this article, we discuss the ins and outs of Android's background tasks scheduling mechanism, and formulate guidelines for developers to successfully implement reliable task scheduling. Implementing these guidelines, we present a software library, agnostic from the underlying Android scheduling mechanisms and restrictions, that allows Android developers to reliably schedule tasks with a maximum sampling rate of one minute. Our evaluation demonstrates the use and versatility of our task scheduler, and experimentally confirms its reliability and acceptable energy usage. © 2022 The Author(s)">
            <text:p>In various usage scenarios, smartphones are used as measuring instruments to systematically and unobtrusively collect data measurements (e.g., sensor data, user activity, phone usage data). Unfortunately, in the race towards extending battery life and improving privacy, mobile phone manufacturers are gradually restricting developers in (frequently) scheduling background (sensing) tasks and impede the exact scheduling of their execution time (i.e., Android's “best effort” approach). This evolution hampers successful deployment of smartphones in sensing applications in scientific contexts, with unreliable and incomplete sampling rates frequently reported in literature. In this article, we discuss the ins and outs of Android's background tasks scheduling mechanism, and formulate guidelines for developers to successfully implement reliable task scheduling. Implementing these guidelines, we present a software library, agnostic from the underlying Android scheduling mechanisms and restrictions, that allows Android developers to reliably schedule tasks with a maximum sampling rate of one minute. Our evaluation demonstrates the use and versatility of our task scheduler, and experimentally confirms its reliability and acceptable energy usage. © 2022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EFB5VNTD">
            <text:p>EFB5VNTD</text:p>
          </table:table-cell>
          <table:table-cell office:value-type="string" office:value="A Review of Predictive Software for the Design of Community Microgrids">
            <text:p>A Review of Predictive Software for the Design of Community Microgrids</text:p>
          </table:table-cell>
          <table:table-cell office:value-type="string" office:value="10.1155/2018/5350981">
            <text:p>10.1155/2018/5350981</text:p>
          </table:table-cell>
          <table:table-cell office:value-type="string" office:value="This paper discusses adding a spatial dimension to the design of community microgrid projects in the interest of expanding the existing discourse related to energy performance optimization measures. A multidimensional vision for designing community microgrids with higher energy performance is considered, leveraging urban form (superstructure) to understand how it impacts the performance of the system's distributed energy resources and loads (infrastructure). This vision engages the design sector in the technical conversation of developing community microgrids, leading to energy efficient designs of microgrid-connected communities well before their construction. A new generation of computational modeling and simulation tools that address this interaction are required. In order to position the research, this paper presents a survey of existing software packages, belonging to two distinct categories of modeling, simulation, and evaluation of community microgrids: the energy infrastructure modeling and the urban superstructure energy modeling. Results of this software survey identify a lack in software tools and simulation packages that simultaneously address the necessary interaction between the superstructure and infrastructure of community microgrids, given the importance of its study. Conclusions represent how a proposed experimental software prototype may fill an existing gap in current related software packages. © 2018 Mina Rahimian et al.">
            <text:p>This paper discusses adding a spatial dimension to the design of community microgrid projects in the interest of expanding the existing discourse related to energy performance optimization measures. A multidimensional vision for designing community microgrids with higher energy performance is considered, leveraging urban form (superstructure) to understand how it impacts the performance of the system's distributed energy resources and loads (infrastructure). This vision engages the design sector in the technical conversation of developing community microgrids, leading to energy efficient designs of microgrid-connected communities well before their construction. A new generation of computational modeling and simulation tools that address this interaction are required. In order to position the research, this paper presents a survey of existing software packages, belonging to two distinct categories of modeling, simulation, and evaluation of community microgrids: the energy infrastructure modeling and the urban superstructure energy modeling. Results of this software survey identify a lack in software tools and simulation packages that simultaneously address the necessary interaction between the superstructure and infrastructure of community microgrids, given the importance of its study. Conclusions represent how a proposed experimental software prototype may fill an existing gap in current related software packages. © 2018 Mina Rahimian et al.</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BJBZE67Z">
            <text:p>BJBZE67Z</text:p>
          </table:table-cell>
          <table:table-cell office:value-type="string" office:value="CoMET: A conceptual coupling based metrics suite for software defect prediction">
            <text:p>CoMET: A conceptual coupling based metrics suite for software defect prediction</text:p>
          </table:table-cell>
          <table:table-cell office:value-type="string" office:value="10.1016/j.procs.2020.08.004">
            <text:p>10.1016/j.procs.2020.08.004</text:p>
          </table:table-cell>
          <table:table-cell office:value-type="string" office:value="Identifying defective software components is an essential activity during software development which contributes to continuously improving the software quality. Since relatively numerous defects are due to violated software dependencies, coupling metrics could increase the performance of software defect prediction. Among various measures expressing the coupling between software components, the conceptual coupling metrics capture similarities based on the semantic information contained in the source code. We are introducing a new conceptual coupling based metric suite, named COMET, for software defect prediction. Experiments conducted on publicly available data sets, using both unsupervised and supervised learning models, emphasize that COMET metrics suite is superior to the software metrics widely used in the defect prediction literature. © 2020 The Authors. Published by Elsevier B.V.">
            <text:p>Identifying defective software components is an essential activity during software development which contributes to continuously improving the software quality. Since relatively numerous defects are due to violated software dependencies, coupling metrics could increase the performance of software defect prediction. Among various measures expressing the coupling between software components, the conceptual coupling metrics capture similarities based on the semantic information contained in the source code. We are introducing a new conceptual coupling based metric suite, named COMET, for software defect prediction. Experiments conducted on publicly available data sets, using both unsupervised and supervised learning models, emphasize that COMET metrics suite is superior to the software metrics widely used in the defect prediction literature. © 2020 The Authors. Published by Elsevier B.V.</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HQCFPBX">
            <text:p>WHQCFPBX</text:p>
          </table:table-cell>
          <table:table-cell office:value-type="string" office:value="INDUCTWISE: Inductance-wise interconnect simulator and extractor">
            <text:p>INDUCTWISE: Inductance-wise interconnect simulator and extractor</text:p>
          </table:table-cell>
          <table:table-cell office:value-type="string" office:value="10.1109/TCAD.2003.814260">
            <text:p>10.1109/TCAD.2003.814260</text:p>
          </table:table-cell>
          <table:table-cell office:value-type="string" office:value="A robust, efficient, and accurate inductance extraction and simulation tool, INDUCTWISE, is developed and described in this paper. This work advances the state-of-the-art inductance extraction and simulation techniques, and has several major contributions. First, albeit the great benefits of efficiency, the recently proposed inductance matrix sparsification algorithm, the K-method (Ji et al. 2001), has a Haw in the stability proof for general geometry. We provide a theoretical analysis as well as a provable stable algorithm for it. Second, a robust window-selection algorithm is presented for general geometry. Third, integrated with the nodal analysis formulation, INDUCTWISE achieves exceptional performance without frequency-dependent complex operations and directly gives time-domain responses. Experimental results show that INDUCTWISE extractor and simulator have dramatic speedup compared to FastHenry and SPICE3, respectively. It has been well tested and released on the web for public usage (Available: http://vlsi.ece.wisc.edu/Inductwise.htm).">
            <text:p>A robust, efficient, and accurate inductance extraction and simulation tool, INDUCTWISE, is developed and described in this paper. This work advances the state-of-the-art inductance extraction and simulation techniques, and has several major contributions. First, albeit the great benefits of efficiency, the recently proposed inductance matrix sparsification algorithm, the K-method (Ji et al. 2001), has a Haw in the stability proof for general geometry. We provide a theoretical analysis as well as a provable stable algorithm for it. Second, a robust window-selection algorithm is presented for general geometry. Third, integrated with the nodal analysis formulation, INDUCTWISE achieves exceptional performance without frequency-dependent complex operations and directly gives time-domain responses. Experimental results show that INDUCTWISE extractor and simulator have dramatic speedup compared to FastHenry and SPICE3, respectively. It has been well tested and released on the web for public usage (Available: http://vlsi.ece.wisc.edu/Inductwise.ht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YNIHTPL">
            <text:p>7YNIHTPL</text:p>
          </table:table-cell>
          <table:table-cell office:value-type="string" office:value="ICARO: a package for wind field studies over complex terrain">
            <text:p>ICARO: a package for wind field studies over complex terrain</text:p>
          </table:table-cell>
          <table:table-cell office:value-type="string" office:value="10.1016/0266-9838(92)90007-Q">
            <text:p>10.1016/0266-9838(92)90007-Q</text:p>
          </table:table-cell>
          <table:table-cell office:value-type="string" office:value="ICARO is a software package developed to construct, examine, and compare wind fields in complex terrain. The user may interactively run mathematical models to evaluate three dimensional wind fields from available experimental measurements. Graphics and post-processing programs are implemented in ICARO to analyze and intercompare wind field results, as well as verify results with measurements. These features may be extended to results from other fluid-dynamic models. Different vertical grid resolutions are possible for verification of models performance. ICARO has proved to be a very quick and useful tool for both case studies and field experiments. The package is written in FORTRAN 77 and runs on DEC-VAX computers with a VMS operating system using NCAR graphics routines. © 1992.">
            <text:p>ICARO is a software package developed to construct, examine, and compare wind fields in complex terrain. The user may interactively run mathematical models to evaluate three dimensional wind fields from available experimental measurements. Graphics and post-processing programs are implemented in ICARO to analyze and intercompare wind field results, as well as verify results with measurements. These features may be extended to results from other fluid-dynamic models. Different vertical grid resolutions are possible for verification of models performance. ICARO has proved to be a very quick and useful tool for both case studies and field experiments. The package is written in FORTRAN 77 and runs on DEC-VAX computers with a VMS operating system using NCAR graphics routines. © 1992.</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RCN8NFF">
            <text:p>KRCN8NFF</text:p>
          </table:table-cell>
          <table:table-cell office:value-type="string" office:value="Measurement and management of the level of quality control process in SoC (System on Chip) embedded software development">
            <text:p>Measurement and management of the level of quality control process in SoC (System on Chip) embedded software development</text:p>
          </table:table-cell>
          <table:table-cell office:value-type="string" office:value="10.5772/45642">
            <text:p>10.5772/45642</text:p>
          </table:table-cell>
          <table:table-cell office:value-type="string" office:value="This paper presents the process of measuring the level of quality control process to ensure the quality of delivered software package during the development cycle. The success of the project requires three prerequisites and they constrain one another. Quality is the most important factor for successful project completion. In other words, quality should not be sacrificed for the sake of meeting cost budget or delivering within schedule. Also, cost caused by any quality issues such as defect resolution increases exponentially once the product is out of the door. Having said that, we also have to consider the schedule side of constraints for the successful project. In other words, we have no time to do a quality job and we have to compete with other competitors to ship the product to the market earlier than them. So, the quality measurement and management concept is introduced to meet the agile software development environment in conjunction with performance strategies to execute within organization. Obviously, there are many key performance indexes derivable from the actual data associated with quality control activities and it is desirable to create a quality process to integrally represent overall level of quality control activities performed while developing the software deliverables. With the quality process, it is possible to evaluate whether enough quality control activities are performed for the project officially and secure the quality of the software deliverables before it is delivered to the customers. © 2011 Song and Kim; licensee InTech.">
            <text:p>This paper presents the process of measuring the level of quality control process to ensure the quality of delivered software package during the development cycle. The success of the project requires three prerequisites and they constrain one another. Quality is the most important factor for successful project completion. In other words, quality should not be sacrificed for the sake of meeting cost budget or delivering within schedule. Also, cost caused by any quality issues such as defect resolution increases exponentially once the product is out of the door. Having said that, we also have to consider the schedule side of constraints for the successful project. In other words, we have no time to do a quality job and we have to compete with other competitors to ship the product to the market earlier than them. So, the quality measurement and management concept is introduced to meet the agile software development environment in conjunction with performance strategies to execute within organization. Obviously, there are many key performance indexes derivable from the actual data associated with quality control activities and it is desirable to create a quality process to integrally represent overall level of quality control activities performed while developing the software deliverables. With the quality process, it is possible to evaluate whether enough quality control activities are performed for the project officially and secure the quality of the software deliverables before it is delivered to the customers. © 2011 Song and Kim; licensee InTech.</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3WY5PFL2">
            <text:p>3WY5PFL2</text:p>
          </table:table-cell>
          <table:table-cell office:value-type="string" office:value="WebOCD: A restful web-based overlapping community detection framework">
            <text:p>WebOCD: A restful web-based overlapping community detection framework</text:p>
          </table:table-cell>
          <table:table-cell office:value-type="string" office:value="10.1145/2809563.2809593">
            <text:p>10.1145/2809563.2809593</text:p>
          </table:table-cell>
          <table:table-cell office:value-type="string" office:value="We introduce WebOCD, a Web-based framework for developing, evaluating and analysing (overlapping) community detection (OCD) algorithms. WebOCD is not only open source and extensible but also comprises several baseline algorithms. Thus, it provides a test bed for comparison of innovative algorithms. Moreover, all the functionalities are accessible as RESTful Web services and are consequently easily integratable into other software packages. An additional Web client provides a simple interface for end users. Besides the OCD algorithms, the framework allows the generation of benchmark graphs, metric calculation and community visualization. © 2015 ACM.">
            <text:p>We introduce WebOCD, a Web-based framework for developing, evaluating and analysing (overlapping) community detection (OCD) algorithms. WebOCD is not only open source and extensible but also comprises several baseline algorithms. Thus, it provides a test bed for comparison of innovative algorithms. Moreover, all the functionalities are accessible as RESTful Web services and are consequently easily integratable into other software packages. An additional Web client provides a simple interface for end users. Besides the OCD algorithms, the framework allows the generation of benchmark graphs, metric calculation and community visualization. © 2015 ACM.</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4XZ2H53">
            <text:p>54XZ2H53</text:p>
          </table:table-cell>
          <table:table-cell office:value-type="string" office:value="UV climatology from quality controlled ground-based spectral UV-measurements">
            <text:p>UV climatology from quality controlled ground-based spectral UV-measurements</text:p>
          </table:table-cell>
          <table:table-cell office:value-type="string" office:value="10.1117/12.689794">
            <text:p>10.1117/12.689794</text:p>
          </table:table-cell>
          <table:table-cell office:value-type="string" office:value="Solar spectral UV-monitoring data for 8 European sites with 5-10 years of data, and covering a latitudinal range from 41 degrees North to 67 North have been re-evaluated and resubmitted to the European UV-database (EUVDB) in Finland as part of the EU-project SCOUT-O3. All resubmitted spectra (420000) were quality checked, flagged, and corrected with respect to wavelength scale errors and spectral distortions using the SHICrivm software package. Additional data products provided by the software are standardized spectra, spectral atmospheric transmissions, and biologically weighted UV-irradiances for a wide variety of biological action spectra. The resubmitted spectra were shown to have improved based on the EUVDB quality flagging criteria. Spectral and effective irradiances were integrated and summed in a standardized way to obtain daily, monthly, and seasonal UV-doses. The measured summer sums varies from 478 kJ/m2 for Thessaloniki to 228 kJ/m2 for Sodankylä. Clouds reduced the exposure during summer time by 30% on average, in Bilthoven this was 35%, while in Thessaloniki only 17% was reduced. Using co-located ozone and pyranometer measurements results of a generic UV-modelling approach, derived in a specific low albedo and low surface elevation environment, are systematically compared to the UV-doses obtained for all sites. Generally, a good agreement is found, measured and modelled total UV-doses agree within a few percent with a standard deviation of 15 typically. Deviations with respect to the application in a high surface albedo and high altitude environment have been identified and handles to improve the modelling have been assigned.">
            <text:p>Solar spectral UV-monitoring data for 8 European sites with 5-10 years of data, and covering a latitudinal range from 41 degrees North to 67 North have been re-evaluated and resubmitted to the European UV-database (EUVDB) in Finland as part of the EU-project SCOUT-O3. All resubmitted spectra (420000) were quality checked, flagged, and corrected with respect to wavelength scale errors and spectral distortions using the SHICrivm software package. Additional data products provided by the software are standardized spectra, spectral atmospheric transmissions, and biologically weighted UV-irradiances for a wide variety of biological action spectra. The resubmitted spectra were shown to have improved based on the EUVDB quality flagging criteria. Spectral and effective irradiances were integrated and summed in a standardized way to obtain daily, monthly, and seasonal UV-doses. The measured summer sums varies from 478 kJ/m2 for Thessaloniki to 228 kJ/m2 for Sodankylä. Clouds reduced the exposure during summer time by 30% on average, in Bilthoven this was 35%, while in Thessaloniki only 17% was reduced. Using co-located ozone and pyranometer measurements results of a generic UV-modelling approach, derived in a specific low albedo and low surface elevation environment, are systematically compared to the UV-doses obtained for all sites. Generally, a good agreement is found, measured and modelled total UV-doses agree within a few percent with a standard deviation of 15 typically. Deviations with respect to the application in a high surface albedo and high altitude environment have been identified and handles to improve the modelling have been assign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ZCRVVII">
            <text:p>GZCRVVII</text:p>
          </table:table-cell>
          <table:table-cell office:value-type="string" office:value="GOSim - An R-package for computation of information theoretic GO similarities between terms and gene products">
            <text:p>GOSim - An R-package for computation of information theoretic GO similarities between terms and gene products</text:p>
          </table:table-cell>
          <table:table-cell office:value-type="string" office:value="10.1186/1471-2105-8-166">
            <text:p>10.1186/1471-2105-8-166</text:p>
          </table:table-cell>
          <table:table-cell office:value-type="string" office:value="Background: With the increased availability of high throughput data, such as DNA microarray data, researchers are capable of producing large amounts of biological data. During the analysis of such data often there is the need to further explore the similarity of genes not only with respect to their expression, but also with respect to their functional annotation which can be obtained from Gene Ontology (GO). Results: We present the freely available software package GOSim, which allows to calculate the functional similarity of genes based on various information theoretic similarity concepts for GO terms. GOSim extends existing tools by providing additional lately developed functional similarity measures for genes. These can e.g. be used to cluster genes according to their biological function. Vice versa, they can also be used to evaluate the homogeneity of a given grouping of genes with respect to their GO annotation. GOSim hence provides the researcher with a flexible and powerful tool to combine knowledge stored in GO with experimental data. It can be seen as complementary to other tools that, for instance, search for significantly overrepresented GO terms within a given group of genes. Conclusion: GOSim is implemented as a package for the statistical computing environment R and is distributed under GPL within the CRAN project. © 2007 Fröhlich et al; licensee BioMed Central Ltd.">
            <text:p>Background: With the increased availability of high throughput data, such as DNA microarray data, researchers are capable of producing large amounts of biological data. During the analysis of such data often there is the need to further explore the similarity of genes not only with respect to their expression, but also with respect to their functional annotation which can be obtained from Gene Ontology (GO). Results: We present the freely available software package GOSim, which allows to calculate the functional similarity of genes based on various information theoretic similarity concepts for GO terms. GOSim extends existing tools by providing additional lately developed functional similarity measures for genes. These can e.g. be used to cluster genes according to their biological function. Vice versa, they can also be used to evaluate the homogeneity of a given grouping of genes with respect to their GO annotation. GOSim hence provides the researcher with a flexible and powerful tool to combine knowledge stored in GO with experimental data. It can be seen as complementary to other tools that, for instance, search for significantly overrepresented GO terms within a given group of genes. Conclusion: GOSim is implemented as a package for the statistical computing environment R and is distributed under GPL within the CRAN project. © 2007 Fröhlich et al; licensee BioMed Central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ADDJ3E4Z">
            <text:p>ADDJ3E4Z</text:p>
          </table:table-cell>
          <table:table-cell office:value-type="string" office:value="National Airspace System architecture metrics assessment">
            <text:p>National Airspace System architecture metrics assessment</text:p>
          </table:table-cell>
          <table:table-cell office:value-type="string" office:value="10.1109/DASC.1997.636193">
            <text:p>10.1109/DASC.1997.636193</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XTUBUQV">
            <text:p>KXTUBUQV</text:p>
          </table:table-cell>
          <table:table-cell office:value-type="string" office:value="Numerical simulation of odor plume in indoor ventilated environments for studying odor source localization with mobile robots">
            <text:p>Numerical simulation of odor plume in indoor ventilated environments for studying odor source localization with mobile robots</text:p>
          </table:table-cell>
          <table:table-cell office:value-type="string" office:value="10.1109/ROBIO.2012.6491104">
            <text:p>10.1109/ROBIO.2012.6491104</text:p>
          </table:table-cell>
          <table:table-cell office:value-type="string" office:value="">
            <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T6ASAIB">
            <text:p>FT6ASAIB</text:p>
          </table:table-cell>
          <table:table-cell office:value-type="string" office:value="Designing and evaluating an adaptive spoken dialogue system">
            <text:p>Designing and evaluating an adaptive spoken dialogue system</text:p>
          </table:table-cell>
          <table:table-cell office:value-type="string" office:value="10.1023/A:1015036910358">
            <text:p>10.1023/A:1015036910358</text:p>
          </table:table-cell>
          <table:table-cell office:value-type="string" office:value="Spoken dialogue system performance can vary widely for different users, as well for the same user during different dialogues. This paper presents the design and evaluation of an adaptive version of TOOT, a spoken dialogue system for retrieving online train schedules. Based on rules learned from a set of training dialogues, adaptive TOOT constructs a user model representing whether the user is having speech recognition problems as a particular dialogue progresses. Adaptive TOOT then automatically adapts its dialogue strategies based on this dynamically changing user model. An empirical evaluation of the system demonstrates the utility of the approach.">
            <text:p>Spoken dialogue system performance can vary widely for different users, as well for the same user during different dialogues. This paper presents the design and evaluation of an adaptive version of TOOT, a spoken dialogue system for retrieving online train schedules. Based on rules learned from a set of training dialogues, adaptive TOOT constructs a user model representing whether the user is having speech recognition problems as a particular dialogue progresses. Adaptive TOOT then automatically adapts its dialogue strategies based on this dynamically changing user model. An empirical evaluation of the system demonstrates the utility of the approach.</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B7S4C57">
            <text:p>IB7S4C57</text:p>
          </table:table-cell>
          <table:table-cell office:value-type="string" office:value="Informatics software for the ecologist's toolbox: A basic example">
            <text:p>Informatics software for the ecologist's toolbox: A basic example</text:p>
          </table:table-cell>
          <table:table-cell office:value-type="string" office:value="10.1016/j.ecoinf.2006.03.007">
            <text:p>10.1016/j.ecoinf.2006.03.007</text:p>
          </table:table-cell>
          <table:table-cell office:value-type="string" office:value="Machine learning techniques for ecological applications or &quot;eco-informatics&quot; are becoming increasingly useful and accessible as software for these techniques becomes more readily available. Complex ecological data sets with a multitude of variables are also increasingly available. Ecologists, who do not necessarily have extensive backgrounds in machine-learning techniques, are facing decisions on new methods of data analysis. We evaluated the predictive ability of three commercially available (i.e. user-friendly) software packages for artificial neural networks (ANNs), evolutionary algorithms (EAs), and classification/regression trees (CART). To demonstrate their usage, we analyzed fish and habitat data from the mid-Atlantic region of the US, which was collected by the U.S. Environmental Protection Agency (EPA). These data, including over 200 environmental descriptors summarizing watershed, stream, and water chemistry, and physical habitat characteristics in addition to fish community metrics (i.e. richness, Index of Biotic Integrity (IBI) scores, % exotics), were collected as part of the EPA's Environmental Monitoring and Protection program. We predicted fish IBI scores as a function of these local and regional scale habitat variables. Predictive ability is evaluated with independent validation data. These approaches could prove especially useful for conservation or management applications where ecologists seek to utilize the most comprehensive data to make predictions at various scales. By employing &quot;user-friendly&quot; software we hope to show that ecologists, without extensive knowledge of computational science, can benefit from these techniques by extracting more information about complex ecosystems. We found that all models predicted better than chance (p &lt; 0.05). Relative strengths and weaknesses of these three approaches are compared and recommendations for their use in ecological applications are presented. © 2006 Elsevier B.V. All rights reserved.">
            <text:p>Machine learning techniques for ecological applications or "eco-informatics" are becoming increasingly useful and accessible as software for these techniques becomes more readily available. Complex ecological data sets with a multitude of variables are also increasingly available. Ecologists, who do not necessarily have extensive backgrounds in machine-learning techniques, are facing decisions on new methods of data analysis. We evaluated the predictive ability of three commercially available (i.e. user-friendly) software packages for artificial neural networks (ANNs), evolutionary algorithms (EAs), and classification/regression trees (CART). To demonstrate their usage, we analyzed fish and habitat data from the mid-Atlantic region of the US, which was collected by the U.S. Environmental Protection Agency (EPA). These data, including over 200 environmental descriptors summarizing watershed, stream, and water chemistry, and physical habitat characteristics in addition to fish community metrics (i.e. richness, Index of Biotic Integrity (IBI) scores, % exotics), were collected as part of the EPA's Environmental Monitoring and Protection program. We predicted fish IBI scores as a function of these local and regional scale habitat variables. Predictive ability is evaluated with independent validation data. These approaches could prove especially useful for conservation or management applications where ecologists seek to utilize the most comprehensive data to make predictions at various scales. By employing "user-friendly" software we hope to show that ecologists, without extensive knowledge of computational science, can benefit from these techniques by extracting more information about complex ecosystems. We found that all models predicted better than chance (p &lt; 0.05). Relative strengths and weaknesses of these three approaches are compared and recommendations for their use in ecological applications are presented. © 2006 Elsevier B.V.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XRGKI58">
            <text:p>8XRGKI58</text:p>
          </table:table-cell>
          <table:table-cell office:value-type="string" office:value="RadSimPE — a Radiology Workstation Simulator for Perceptual Education">
            <text:p>RadSimPE — a Radiology Workstation Simulator for Perceptual Education</text:p>
          </table:table-cell>
          <table:table-cell office:value-type="string" office:value="10.1007/s10278-021-00489-4">
            <text:p>10.1007/s10278-021-00489-4</text:p>
          </table:table-cell>
          <table:table-cell office:value-type="string" office:value="Recent studies have demonstrated the effectiveness of simulation in radiology perceptual education. While current software exists for perceptual research, these software packages are not optimized for inclusion of educational materials and do not have full integration for presentation of educational materials. To address this need, we created a user-friendly software application, RadSimPE. RadSimPE simulates a radiology workstation, displays radiology cases for quantitative assessment, and incorporates educational materials in one seamless software package. RadSimPE provides simple customizability for a variety of educational scenarios and saves results to quantitatively document changes in performance. We performed two perceptual education studies involving evaluation of central venous catheters: one using RadSimPE and the second using conventional software. Subjects in each study were divided into control and experimental groups. Performance before and after perceptual education was compared. Improved ability to classify a catheter as adequately positioned was demonstrated only in the RadSimPE experimental group. Additional quantitative performance metrics were similar for both the group using conventional software and the group using RadSimPE. The study proctors felt that it was qualitatively easier to run the RadSimPE session due to integration of educational material into the simulation software. In summary, we created a user-friendly and customizable simulated radiology workstation software package for perceptual education. Our pilot test using the software for central venous catheter assessment was a success and demonstrated effectiveness of our software in improving trainee performance. © 2021, Society for Imaging Informatics in Medicine.">
            <text:p>Recent studies have demonstrated the effectiveness of simulation in radiology perceptual education. While current software exists for perceptual research, these software packages are not optimized for inclusion of educational materials and do not have full integration for presentation of educational materials. To address this need, we created a user-friendly software application, RadSimPE. RadSimPE simulates a radiology workstation, displays radiology cases for quantitative assessment, and incorporates educational materials in one seamless software package. RadSimPE provides simple customizability for a variety of educational scenarios and saves results to quantitatively document changes in performance. We performed two perceptual education studies involving evaluation of central venous catheters: one using RadSimPE and the second using conventional software. Subjects in each study were divided into control and experimental groups. Performance before and after perceptual education was compared. Improved ability to classify a catheter as adequately positioned was demonstrated only in the RadSimPE experimental group. Additional quantitative performance metrics were similar for both the group using conventional software and the group using RadSimPE. The study proctors felt that it was qualitatively easier to run the RadSimPE session due to integration of educational material into the simulation software. In summary, we created a user-friendly and customizable simulated radiology workstation software package for perceptual education. Our pilot test using the software for central venous catheter assessment was a success and demonstrated effectiveness of our software in improving trainee performance. © 2021, Society for Imaging Informatics in Medicin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R4INDTE9">
            <text:p>R4INDTE9</text:p>
          </table:table-cell>
          <table:table-cell office:value-type="string" office:value="Maintaining an effective and efficient control system for the electromagnetic calorimeter of the compact muon solenoid experiment during long-term operations of cern's large hadron collider">
            <text:p>Maintaining an effective and efficient control system for the electromagnetic calorimeter of the compact muon solenoid experiment during long-term operations of cern's large hadron collider</text:p>
          </table:table-cell>
          <table:table-cell office:value-type="string" office:value="">
            <text:p/>
          </table:table-cell>
          <table:table-cell office:value-type="string" office:value="The sub-detectors of the Compact Muon Solenoid (CMS) multi-purpose particle detector at the CERN Large Hadron Collider (LHC) have been collecting physics data from particle collisions for almost three years. During this period, the CMS Electromagnetic Calorimeter (ECAL) Detector Control System (DCS) has contributed to the high level of availability of the experiment. This paper presents the current architecture of this distributed and heterogeneous control system alongside plans and developments for future improvements. To ensure that the system can efficiently operate and adapt to changes throughout the required operation lifetime of more than a decade, the potential legacy aspects of this kind of control system must be carefully managed. Such issues include evolving system requirements, turnover of staff members, potential benefits from new technologies and the need to follow release schedules of external software dependencies. The techniques and results of the work to continually maintain, improve and streamline the control system are presented, including the use of metrics to evaluate the impact of this effort. © 2012 by the respective authors.">
            <text:p>The sub-detectors of the Compact Muon Solenoid (CMS) multi-purpose particle detector at the CERN Large Hadron Collider (LHC) have been collecting physics data from particle collisions for almost three years. During this period, the CMS Electromagnetic Calorimeter (ECAL) Detector Control System (DCS) has contributed to the high level of availability of the experiment. This paper presents the current architecture of this distributed and heterogeneous control system alongside plans and developments for future improvements. To ensure that the system can efficiently operate and adapt to changes throughout the required operation lifetime of more than a decade, the potential legacy aspects of this kind of control system must be carefully managed. Such issues include evolving system requirements, turnover of staff members, potential benefits from new technologies and the need to follow release schedules of external software dependencies. The techniques and results of the work to continually maintain, improve and streamline the control system are presented, including the use of metrics to evaluate the impact of this effort. © 2012 by the respective autho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YDP7EPA8">
            <text:p>YDP7EPA8</text:p>
          </table:table-cell>
          <table:table-cell office:value-type="string" office:value="GeneTools - Application for functional annotation and statistical hypothesis testing">
            <text:p>GeneTools - Application for functional annotation and statistical hypothesis testing</text:p>
          </table:table-cell>
          <table:table-cell office:value-type="string" office:value="10.1186/1471-2105-7-470">
            <text:p>10.1186/1471-2105-7-470</text:p>
          </table:table-cell>
          <table:table-cell office:value-type="string" office:value="Background: Modern biology has shifted from &quot;one gene&quot; approaches to methods for genomic-scale analysis like microarray technology, which allow simultaneous measurement of thousands of genes. This has created a need for tools facilitating interpretation of biological data in &quot;batch&quot; mode. However, such tools often leave the investigator with large volumes of apparently unorganized information. To meet this interpretation challenge, gene-set, or cluster testing has become a popular analytical tool. Many gene-set testing methods and software packages are now available, most of which use a variety of statistical tests to assess the genes in a set for biological information. However, the field is still evolving, and there is a great need for &quot;Integrated&quot; solutions. Results: GeneTools is a web-service providing access to a database that brings together information from a broad range of resources. The annotation data are updated weekly, guaranteeing that users get data most recently available. Data submitted by the user are stored in the database, where it can easily be updated, shared between users and exported in various formats. GeneTools provides three different tools: i) NMC Annotation Tool, which offers annotations from several databases like UniGene, Entrez Gene, SwissProt and GeneOntology, in both single- and batch search mode. ii) GO Annotator Tool, where users can add new gene ontology (GO) annotations to genes of interest. These user defined GO annotations can be used in further analysis or exported for public distribution. iii) eGOn, a tool for visualization and statistical hypothesis testing of GO category representation. As the first GO tool, eGOn supports hypothesis testing for three different situations (master-target situation, mutually exclusive target-target situation and intersecting target-target situation). An important additional function is an evidence-code filter that allows users, to select the GO annotations for the analysis. Conclusion: GeneTools is the first &quot;all in one&quot; annotation tool, providing users with a rapid extraction of highly relevant gene annotation data for e.g. thousands of genes or clones at once. It allows a user to define and archive new GO annotations and it supports hypothesis testing related to GO category representations. GeneTools is freely available through www.genetools.no. © 2006 Beisvag et al; licensee BioMed Central Ltd.">
            <text:p>Background: Modern biology has shifted from "one gene" approaches to methods for genomic-scale analysis like microarray technology, which allow simultaneous measurement of thousands of genes. This has created a need for tools facilitating interpretation of biological data in "batch" mode. However, such tools often leave the investigator with large volumes of apparently unorganized information. To meet this interpretation challenge, gene-set, or cluster testing has become a popular analytical tool. Many gene-set testing methods and software packages are now available, most of which use a variety of statistical tests to assess the genes in a set for biological information. However, the field is still evolving, and there is a great need for "Integrated" solutions. Results: GeneTools is a web-service providing access to a database that brings together information from a broad range of resources. The annotation data are updated weekly, guaranteeing that users get data most recently available. Data submitted by the user are stored in the database, where it can easily be updated, shared between users and exported in various formats. GeneTools provides three different tools: i) NMC Annotation Tool, which offers annotations from several databases like UniGene, Entrez Gene, SwissProt and GeneOntology, in both single- and batch search mode. ii) GO Annotator Tool, where users can add new gene ontology (GO) annotations to genes of interest. These user defined GO annotations can be used in further analysis or exported for public distribution. iii) eGOn, a tool for visualization and statistical hypothesis testing of GO category representation. As the first GO tool, eGOn supports hypothesis testing for three different situations (master-target situation, mutually exclusive target-target situation and intersecting target-target situation). An important additional function is an evidence-code filter that allows users, to select the GO annotations for the analysis. Conclusion: GeneTools is the first "all in one" annotation tool, providing users with a rapid extraction of highly relevant gene annotation data for e.g. thousands of genes or clones at once. It allows a user to define and archive new GO annotations and it supports hypothesis testing related to GO category representations. GeneTools is freely available through www.genetools.no. © 2006 Beisvag et al; licensee BioMed Central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JQ46FL2">
            <text:p>LJQ46FL2</text:p>
          </table:table-cell>
          <table:table-cell office:value-type="string" office:value="Using software dependencies and churn metrics to predict field failures: An empirical case study">
            <text:p>Using software dependencies and churn metrics to predict field failures: An empirical case study</text:p>
          </table:table-cell>
          <table:table-cell office:value-type="string" office:value="10.1109/ESEM.2007.87">
            <text:p>10.1109/ESEM.2007.87</text:p>
          </table:table-cell>
          <table:table-cell office:value-type="string" office:value="Commercial software development is a complex task that requires a thorough understanding of the architecture of the software system. We analyze the Windows Server 2003 operating system in order to assess the relationship between its software dependencies, churn measures and post-release failures. Our analysis indicates the ability of software dependencies and churn measures to be efficient predictors of post-release failures. Further, we investigate the relationship between the software dependencies and churn measures and their ability to assess failure-proneness probabilities at statistically significant levels. © 2007 IEEE.">
            <text:p>Commercial software development is a complex task that requires a thorough understanding of the architecture of the software system. We analyze the Windows Server 2003 operating system in order to assess the relationship between its software dependencies, churn measures and post-release failures. Our analysis indicates the ability of software dependencies and churn measures to be efficient predictors of post-release failures. Further, we investigate the relationship between the software dependencies and churn measures and their ability to assess failure-proneness probabilities at statistically significant levels. © 2007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EB3MHF4">
            <text:p>IEB3MHF4</text:p>
          </table:table-cell>
          <table:table-cell office:value-type="string" office:value="A java-based fMRI processing pipeline evaluation system for assessment of univariate general linear model and multivariate canonical variate analysis-based pipelines">
            <text:p>A java-based fMRI processing pipeline evaluation system for assessment of univariate general linear model and multivariate canonical variate analysis-based pipelines</text:p>
          </table:table-cell>
          <table:table-cell office:value-type="string" office:value="10.1007/s12021-008-9014-1">
            <text:p>10.1007/s12021-008-9014-1</text:p>
          </table:table-cell>
          <table:table-cell office:value-type="string" office:value="As functional magnetic resonance imaging (fMRI) becomes widely used, the demands for evaluation of fMRI processing pipelines and validation of fMRI analysis results is increasing rapidly. The current NPAIRS package, an IDL-based fMRI processing pipeline evaluation framework, lacks system interoperability and the ability to evaluate general linear model (GLM)-based pipelines using prediction metrics. Thus, it can not fully evaluate fMRI analytical software modules such as FSL.FEAT and NPAIRS.GLM. In order to overcome these limitations, a Java-based fMRI processing pipeline evaluation system was developed. It integrated YALE (a machine learning environment) into Fiswidgets (a fMRI software environment) to obtain system interoperability and applied an algorithm to measure GLM prediction accuracy. The results demonstrated that the system can evaluate fMRI processing pipelines with univariate GLM and multivariate canonical variates analysis (CVA)-based models on real fMRI data based on prediction accuracy (classification accuracy) and statistical parametric image (SPI) reproducibility. In addition, a preliminary study was performed where four fMRI processing pipelines with GLM and CVA modules such as FSL.FEAT and NPAIRS.CVA were evaluated with the system. The results indicated that (1) the system can compare different fMRI processing pipelines with heterogeneous models (NPAIRS.GLM, NPAIRS.CVA and FSL.FEAT) and rank their performance by automatic performance scoring, and (2) the rank of pipeline performance is highly dependent on the preprocessing operations. These results suggest that the system will be of value for the comparison, validation, standardization and optimization of functional neuroimaging software packages and fMRI processing pipelines. © 2008 Humana Press.">
            <text:p>As functional magnetic resonance imaging (fMRI) becomes widely used, the demands for evaluation of fMRI processing pipelines and validation of fMRI analysis results is increasing rapidly. The current NPAIRS package, an IDL-based fMRI processing pipeline evaluation framework, lacks system interoperability and the ability to evaluate general linear model (GLM)-based pipelines using prediction metrics. Thus, it can not fully evaluate fMRI analytical software modules such as FSL.FEAT and NPAIRS.GLM. In order to overcome these limitations, a Java-based fMRI processing pipeline evaluation system was developed. It integrated YALE (a machine learning environment) into Fiswidgets (a fMRI software environment) to obtain system interoperability and applied an algorithm to measure GLM prediction accuracy. The results demonstrated that the system can evaluate fMRI processing pipelines with univariate GLM and multivariate canonical variates analysis (CVA)-based models on real fMRI data based on prediction accuracy (classification accuracy) and statistical parametric image (SPI) reproducibility. In addition, a preliminary study was performed where four fMRI processing pipelines with GLM and CVA modules such as FSL.FEAT and NPAIRS.CVA were evaluated with the system. The results indicated that (1) the system can compare different fMRI processing pipelines with heterogeneous models (NPAIRS.GLM, NPAIRS.CVA and FSL.FEAT) and rank their performance by automatic performance scoring, and (2) the rank of pipeline performance is highly dependent on the preprocessing operations. These results suggest that the system will be of value for the comparison, validation, standardization and optimization of functional neuroimaging software packages and fMRI processing pipelines. © 2008 Humana Pres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NNHM9SM5">
            <text:p>NNHM9SM5</text:p>
          </table:table-cell>
          <table:table-cell office:value-type="string" office:value="Sensitivity analysis of modular dynamic fault trees">
            <text:p>Sensitivity analysis of modular dynamic fault trees</text:p>
          </table:table-cell>
          <table:table-cell office:value-type="string" office:value="">
            <text:p/>
          </table:table-cell>
          <table:table-cell office:value-type="string" office:value="Dynamic fault tree analysis, as currently supported by the Galileo software package, provides an effective means for assessing the reliability of embedded computer-based systems. Dynamic fault trees extend traditional fault trees by defining special gates to capture sequential and functional dependency characteristics. A modular approach to the solution of dynamic fault trees effectively applies Binary Decision Diagram (BDD) and Markov model solution techniques to different parts of the dynamic fault tree model. Reliability analysis of a computer-based system tells only part of the story, however. Follow-up questions such as 'Where are the weak links in the system?', 'How do the results change if my input parameters change?' and 'What is the most cost effective way to improve reliability?' require a sensitivity analysis of the reliability analysis. Sensitivity analysis (often called Importance Analysis) is not a new concept, but the calculation of sensitivity measures within the modular solution methodology for dynamic and static fault trees raises some interesting issues. In this paper we address several of these issues, and present a modular technique for evaluating sensitivity, a single traversal solution to sensitivity analysis for BDD, a simplified methodology for estimating sensitivity for Markov models, and a discussion of the use of sensitivity measures in system design. The sensitivity measures for both the Binary Decision Diagram and Markov approach presented in this paper will be implemented in Galileo, a software package for reliability analysis of complex computer-based systems.">
            <text:p>Dynamic fault tree analysis, as currently supported by the Galileo software package, provides an effective means for assessing the reliability of embedded computer-based systems. Dynamic fault trees extend traditional fault trees by defining special gates to capture sequential and functional dependency characteristics. A modular approach to the solution of dynamic fault trees effectively applies Binary Decision Diagram (BDD) and Markov model solution techniques to different parts of the dynamic fault tree model. Reliability analysis of a computer-based system tells only part of the story, however. Follow-up questions such as 'Where are the weak links in the system?', 'How do the results change if my input parameters change?' and 'What is the most cost effective way to improve reliability?' require a sensitivity analysis of the reliability analysis. Sensitivity analysis (often called Importance Analysis) is not a new concept, but the calculation of sensitivity measures within the modular solution methodology for dynamic and static fault trees raises some interesting issues. In this paper we address several of these issues, and present a modular technique for evaluating sensitivity, a single traversal solution to sensitivity analysis for BDD, a simplified methodology for estimating sensitivity for Markov models, and a discussion of the use of sensitivity measures in system design. The sensitivity measures for both the Binary Decision Diagram and Markov approach presented in this paper will be implemented in Galileo, a software package for reliability analysis of complex computer-based system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83Y6ADM">
            <text:p>F83Y6ADM</text:p>
          </table:table-cell>
          <table:table-cell office:value-type="string" office:value="Fully automated system for three-dimensional bronchial morphology analysis using volumetric multidetector computed tomography of the chest">
            <text:p>Fully automated system for three-dimensional bronchial morphology analysis using volumetric multidetector computed tomography of the chest</text:p>
          </table:table-cell>
          <table:table-cell office:value-type="string" office:value="10.1007/s10278-005-9240-0">
            <text:p>10.1007/s10278-005-9240-0</text:p>
          </table:table-cell>
          <table:table-cell office:value-type="string" office:value="Recent advancements in computed tomography (CT) have enabled quantitative assessment of severity and progression of large airway damage in chronic pulmonary disease. The advent of fast multidetector computed tomography scanning has allowed the acquisition of rapid, low-dose 3D volumetric pulmonary scans that depict the bronchial tree in great detail. Volumetric CT allows quantitative indices of bronchial airway morphology to be calculated, including airway diameters, wall thicknesses, wall area, airway segment lengths, airway taper indices, and airway branching patterns. However, the complexity and size of the bronchial tree render manual measurement methods impractical and inaccurate. We have developed an integrated software package utilizing a new measurement algorithm termed mirror-image Gaussian fit that enables the user to perform automated bronchial segmentation, measurement, and database archiving of the bronchial morphology in high resolution and volumetric CT scans and also allows 3D localization, visualization, and registration. Copyright © 2006 by SCAR (Society for Computer Applications in Radiology).">
            <text:p>Recent advancements in computed tomography (CT) have enabled quantitative assessment of severity and progression of large airway damage in chronic pulmonary disease. The advent of fast multidetector computed tomography scanning has allowed the acquisition of rapid, low-dose 3D volumetric pulmonary scans that depict the bronchial tree in great detail. Volumetric CT allows quantitative indices of bronchial airway morphology to be calculated, including airway diameters, wall thicknesses, wall area, airway segment lengths, airway taper indices, and airway branching patterns. However, the complexity and size of the bronchial tree render manual measurement methods impractical and inaccurate. We have developed an integrated software package utilizing a new measurement algorithm termed mirror-image Gaussian fit that enables the user to perform automated bronchial segmentation, measurement, and database archiving of the bronchial morphology in high resolution and volumetric CT scans and also allows 3D localization, visualization, and registration. Copyright © 2006 by SCAR (Society for Computer Applications in Radiology).</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ISR6BEY">
            <text:p>GISR6BEY</text:p>
          </table:table-cell>
          <table:table-cell office:value-type="string" office:value="A strobe-based inspection system for drops-in-flight">
            <text:p>A strobe-based inspection system for drops-in-flight</text:p>
          </table:table-cell>
          <table:table-cell office:value-type="string" office:value="10.1117/12.807640">
            <text:p>10.1117/12.807640</text:p>
          </table:table-cell>
          <table:table-cell office:value-type="string" office:value="Imaging and measurement of drops-in-flight often relies on the measurement system's ability to drive the print head directly in order to synchronize the strobe for repeatable image capture. In addition, many systems do not have the necessary combination of strobe control and image analysis for full drop-in-flight evaluation. This paper includes a discussion of an integrated machine-vision based system for visualization and measurement of drops-in-flight that can be used with any frequency-based jetting system. The strobe is linked to the firing frequency of the print head, so while it is synchronized, it is independent of the specific print head being inspected. The imaging system resolves droplets down to 2 picoliters in volume at the highest zoom level. And an open architecture software package allows for image collection and archiving as well as powerful and flexible image analysis. This paper will give an overview of the details of this system as well as show some of the system capabilities through several examples of drop-in-flight analysis. © 2009 SPIE-IS&amp;T.">
            <text:p>Imaging and measurement of drops-in-flight often relies on the measurement system's ability to drive the print head directly in order to synchronize the strobe for repeatable image capture. In addition, many systems do not have the necessary combination of strobe control and image analysis for full drop-in-flight evaluation. This paper includes a discussion of an integrated machine-vision based system for visualization and measurement of drops-in-flight that can be used with any frequency-based jetting system. The strobe is linked to the firing frequency of the print head, so while it is synchronized, it is independent of the specific print head being inspected. The imaging system resolves droplets down to 2 picoliters in volume at the highest zoom level. And an open architecture software package allows for image collection and archiving as well as powerful and flexible image analysis. This paper will give an overview of the details of this system as well as show some of the system capabilities through several examples of drop-in-flight analysis. © 2009 SPIE-IS&amp;T.</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C2KDA83V">
            <text:p>C2KDA83V</text:p>
          </table:table-cell>
          <table:table-cell office:value-type="string" office:value="Analysis of Cartosat-1 images regarding image quality, 3D point measurement and DSM generation">
            <text:p>Analysis of Cartosat-1 images regarding image quality, 3D point measurement and DSM generation</text:p>
          </table:table-cell>
          <table:table-cell office:value-type="string" office:value="10.1111/j.1477-9730.2008.00492.x">
            <text:p>10.1111/j.1477-9730.2008.00492.x</text:p>
          </table:table-cell>
          <table:table-cell office:value-type="string" office:value="The Institute of Geodesy and Photogrammetry (IGP) at ETH Zurich is participating in the Cartosat-1 evaluation programme, a common initiative of ISRO (India) and ISPRS. Within this programme various test sites with reference data have been established and Cartosat-1 images have been acquired over these sites. Here, investigations at the Rome (Italy) and Maussane-les-Alpilles (France) test sites are reported. First, radiometric problems encountered with the images and pre-processing for their improvement are reported. Examples are shown, together with pre-processing methods that can be employed in order to improve image quality, aimed especially at automatic generation of a digital surface model (DSM) with fewer blunders and more matched points. Then, georeferencing is discussed and the 3D point measurement accuracy that can be achieved is introduced, as well as problems encountered with the rational polynomial coefficients (RPCs). The georeferencing results were produced using various options regarding image pre-processing, the mathematical model used for georeferencing, the number and distribution of ground control points (GCPs) and the GCP image mensuration methods. The best results led to a planimetric and height accuracy (RMSE) of about 1·3 m. Use of an affine transformation after the RPCs, with about six well-distributed GCPs transferred with matching to the second image, is suggested. Finally, the results of automatic DSM generation using the SAT-PP program package developed at the IGP are presented. Various DSMs were generated with 10 m grid spacing. The results were checked visually and were also compared to the reference data provided. In the best case, the accuracy achieved is about 2·7 m without any manual editing, in spite of a 3-year difference between the matching and reference DSMs. Although some aspects regarding image quality and RPC generation could be improved, Cartosat-1 is a useful sensor for mapping and especially for the generation of DSMs. However, owing to its poor absolute geolocation accuracy, Cartosat-1 cannot be used for the generation of a global DSM without GCPs. © 2008 The Author. Journal Compilation © 2008 Remote Sensing and Photogrammetry Society and Blackwell Publishing Ltd.">
            <text:p>The Institute of Geodesy and Photogrammetry (IGP) at ETH Zurich is participating in the Cartosat-1 evaluation programme, a common initiative of ISRO (India) and ISPRS. Within this programme various test sites with reference data have been established and Cartosat-1 images have been acquired over these sites. Here, investigations at the Rome (Italy) and Maussane-les-Alpilles (France) test sites are reported. First, radiometric problems encountered with the images and pre-processing for their improvement are reported. Examples are shown, together with pre-processing methods that can be employed in order to improve image quality, aimed especially at automatic generation of a digital surface model (DSM) with fewer blunders and more matched points. Then, georeferencing is discussed and the 3D point measurement accuracy that can be achieved is introduced, as well as problems encountered with the rational polynomial coefficients (RPCs). The georeferencing results were produced using various options regarding image pre-processing, the mathematical model used for georeferencing, the number and distribution of ground control points (GCPs) and the GCP image mensuration methods. The best results led to a planimetric and height accuracy (RMSE) of about 1·3 m. Use of an affine transformation after the RPCs, with about six well-distributed GCPs transferred with matching to the second image, is suggested. Finally, the results of automatic DSM generation using the SAT-PP program package developed at the IGP are presented. Various DSMs were generated with 10 m grid spacing. The results were checked visually and were also compared to the reference data provided. In the best case, the accuracy achieved is about 2·7 m without any manual editing, in spite of a 3-year difference between the matching and reference DSMs. Although some aspects regarding image quality and RPC generation could be improved, Cartosat-1 is a useful sensor for mapping and especially for the generation of DSMs. However, owing to its poor absolute geolocation accuracy, Cartosat-1 cannot be used for the generation of a global DSM without GCPs. © 2008 The Author. Journal Compilation © 2008 Remote Sensing and Photogrammetry Society and Blackwell Publishing Lt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GJ5VIW6">
            <text:p>LGJ5VIW6</text:p>
          </table:table-cell>
          <table:table-cell office:value-type="string" office:value="Modelling and resolution of dynamic reliability problems by the coupling of simulink and the stochastic hybrid fault tree object oriented (SHyFTOO) library">
            <text:p>Modelling and resolution of dynamic reliability problems by the coupling of simulink and the stochastic hybrid fault tree object oriented (SHyFTOO) library</text:p>
          </table:table-cell>
          <table:table-cell office:value-type="string" office:value="10.3390/info10090283">
            <text:p>10.3390/info10090283</text:p>
          </table:table-cell>
          <table:table-cell office:value-type="string" office:value="Dependability assessment is one of the most important activities for the analysis of complex systems. Classical analysis techniques of safety, risk, and dependability, like Fault Tree Analysis or Reliability Block Diagrams, are easy to implement, but they estimate inaccurate dependability results due to their simplified hypotheses that assume the components' malfunctions to be independent from each other and from the system working conditions. Recent contributions within the umbrella of Dynamic Probabilistic Risk Assessment have shown the potential to improve the accuracy of classical dependability analysis methods. Among them, Stochastic Hybrid Fault Tree Automaton (SHyFTA) is a promising methodology because it can combine a Dynamic Fault Tree model with the physics-based deterministic model of a system process, and it can generate dependability metrics along with performance indicators of the physical variables. This paper presents the Stochastic Hybrid Fault Tree Object Oriented (SHyFTOO), a Matlab® software library for the modelling and the resolution of a SHyFTA model. One of the novel features discussed in this contribution is the ease of coupling with a Matlab® Simulink model that facilitates the design of complex system dynamics. To demonstrate the utilization of this software library and the augmented capability of generating further dependability indicators, three different case studies are discussed and solved with a thorough description for the implementation of the corresponding SHyFTA models. © 2019 by the authors.">
            <text:p>Dependability assessment is one of the most important activities for the analysis of complex systems. Classical analysis techniques of safety, risk, and dependability, like Fault Tree Analysis or Reliability Block Diagrams, are easy to implement, but they estimate inaccurate dependability results due to their simplified hypotheses that assume the components' malfunctions to be independent from each other and from the system working conditions. Recent contributions within the umbrella of Dynamic Probabilistic Risk Assessment have shown the potential to improve the accuracy of classical dependability analysis methods. Among them, Stochastic Hybrid Fault Tree Automaton (SHyFTA) is a promising methodology because it can combine a Dynamic Fault Tree model with the physics-based deterministic model of a system process, and it can generate dependability metrics along with performance indicators of the physical variables. This paper presents the Stochastic Hybrid Fault Tree Object Oriented (SHyFTOO), a Matlab® software library for the modelling and the resolution of a SHyFTA model. One of the novel features discussed in this contribution is the ease of coupling with a Matlab® Simulink model that facilitates the design of complex system dynamics. To demonstrate the utilization of this software library and the augmented capability of generating further dependability indicators, three different case studies are discussed and solved with a thorough description for the implementation of the corresponding SHyFTA models. © 2019 by the 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HJMH5PS">
            <text:p>KHJMH5PS</text:p>
          </table:table-cell>
          <table:table-cell office:value-type="string" office:value="Analysis of source code metrics from ns-2 and ns-3 network simulators">
            <text:p>Analysis of source code metrics from ns-2 and ns-3 network simulators</text:p>
          </table:table-cell>
          <table:table-cell office:value-type="string" office:value="10.1016/j.simpat.2011.01.009">
            <text:p>10.1016/j.simpat.2011.01.009</text:p>
          </table:table-cell>
          <table:table-cell office:value-type="string" office:value="Ns-2 and its successor ns-3 are discrete-event simulators which are closely related to each other as they share common background, concepts and similar aims. Ns-3 is still under development, but it offers some interesting characteristics for developers while ns-2 still has a large user base. While other studies have compared different network simulators, focusing on performance measurements, in this paper we adopted a different approach by focusing on technical characteristics and using software metrics to obtain useful conclusions. We chose ns-2 and ns-3 for our case study because of the popularity of the former in research and the increasing use of the latter. This reflects the current situation where ns-3 has emerged as a viable alternative to ns-2 due to its features and design. The paper assesses the current state of both projects and their respective evolution supported by the measurements obtained from a broad set of software metrics. By considering other qualitative characteristics we obtained a summary of technical features of both simulators including, architectural design, software dependencies or documentation policies. © 2011 Elsevier B.V. All rights reserved.">
            <text:p>Ns-2 and its successor ns-3 are discrete-event simulators which are closely related to each other as they share common background, concepts and similar aims. Ns-3 is still under development, but it offers some interesting characteristics for developers while ns-2 still has a large user base. While other studies have compared different network simulators, focusing on performance measurements, in this paper we adopted a different approach by focusing on technical characteristics and using software metrics to obtain useful conclusions. We chose ns-2 and ns-3 for our case study because of the popularity of the former in research and the increasing use of the latter. This reflects the current situation where ns-3 has emerged as a viable alternative to ns-2 due to its features and design. The paper assesses the current state of both projects and their respective evolution supported by the measurements obtained from a broad set of software metrics. By considering other qualitative characteristics we obtained a summary of technical features of both simulators including, architectural design, software dependencies or documentation policies. © 2011 Elsevier B.V. All rights reserve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X2APF6W">
            <text:p>GX2APF6W</text:p>
          </table:table-cell>
          <table:table-cell office:value-type="string" office:value="Software metrics from a user's perspective">
            <text:p>Software metrics from a user's perspective</text:p>
          </table:table-cell>
          <table:table-cell office:value-type="string" office:value="10.1016/0164-1212(90)90116-4">
            <text:p>10.1016/0164-1212(90)90116-4</text:p>
          </table:table-cell>
          <table:table-cell office:value-type="string" office:value="A quantitative approach for evaluating the quality of a software package is proposed. The method is based on the principle that poor quality is closely associated with certain losses and users, consciously or sub-consciously, view these losses as the true software quality metrics. A model is developed that combines all these metrics into a single metric which measures the total loss to a user due to the poor quality of a package. Applications of the model to software development and testing are discussed. © 1990.">
            <text:p>A quantitative approach for evaluating the quality of a software package is proposed. The method is based on the principle that poor quality is closely associated with certain losses and users, consciously or sub-consciously, view these losses as the true software quality metrics. A model is developed that combines all these metrics into a single metric which measures the total loss to a user due to the poor quality of a package. Applications of the model to software development and testing are discussed. © 1990.</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PWHMAUF">
            <text:p>GPWHMAUF</text:p>
          </table:table-cell>
          <table:table-cell office:value-type="string" office:value="Environmental safety standards and WLAN indoor propagation">
            <text:p>Environmental safety standards and WLAN indoor propagation</text:p>
          </table:table-cell>
          <table:table-cell office:value-type="string" office:value="10.1109/℡FOR.2012.6419135">
            <text:p>10.1109/℡FOR.2012.6419135</text:p>
          </table:table-cell>
          <table:table-cell office:value-type="string" office:value="In this paper, the indoor propagation of an Access Point (AP) operating at frequency of 2.4 GHz is studied in the building of the Communication Engineering Department / University of Mosul as a case study for environmental fields. The power density in the corridor of the 2nd floor is measured, simulated and compared with the available electromagnetic safety standards such as ICNIRP, FCC, EUROPEAN, and Salzburg standards. The measurements are carried out using a Laptop with Wifihopper software and the results obtained are compared with simulated results obtained using EFC-400TC software package version (2009) for high frequency. The measurements are carried using an adjustable height of a hand-made trolley carrying the laptop at the center of 30×30cm square. A comparison between the measured and simulated results for this case study is made and evaluated using correlation coefficient factor as a measure of evaluation. All results are compared with the available electromagnetic safety standards such as ICNIRP, FCC, EUROPEAN, and Salzburg standards. © 2012 IEEE.">
            <text:p>In this paper, the indoor propagation of an Access Point (AP) operating at frequency of 2.4 GHz is studied in the building of the Communication Engineering Department / University of Mosul as a case study for environmental fields. The power density in the corridor of the 2nd floor is measured, simulated and compared with the available electromagnetic safety standards such as ICNIRP, FCC, EUROPEAN, and Salzburg standards. The measurements are carried out using a Laptop with Wifihopper software and the results obtained are compared with simulated results obtained using EFC-400TC software package version (2009) for high frequency. The measurements are carried using an adjustable height of a hand-made trolley carrying the laptop at the center of 30×30cm square. A comparison between the measured and simulated results for this case study is made and evaluated using correlation coefficient factor as a measure of evaluation. All results are compared with the available electromagnetic safety standards such as ICNIRP, FCC, EUROPEAN, and Salzburg standards. © 2012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JTXUII4">
            <text:p>5JTXUII4</text:p>
          </table:table-cell>
          <table:table-cell office:value-type="string" office:value="Evaluation and selection of open-source EMR software packages based on integrated AHP and TOPSIS">
            <text:p>Evaluation and selection of open-source EMR software packages based on integrated AHP and TOPSIS</text:p>
          </table:table-cell>
          <table:table-cell office:value-type="string" office:value="10.1016/j.jbi.2014.11.012">
            <text:p>10.1016/j.jbi.2014.11.012</text:p>
          </table:table-cell>
          <table:table-cell office:value-type="string" office:value="Evaluating and selecting software packages that meet the requirements of an organization are difficult aspects of software engineering process. Selecting the wrong open-source EMR software package can be costly and may adversely affect business processes and functioning of the organization. This study aims to evaluate and select open-source EMR software packages based on multi-criteria decision-making. A hands-on study was performed and a set of open-source EMR software packages were implemented locally on separate virtual machines to examine the systems more closely. Several measures as evaluation basis were specified, and the systems were selected based a set of metric outcomes using Integrated Analytic Hierarchy Process (AHP) and TOPSIS. The experimental results showed that GNUmed and OpenEMR software can provide better basis on ranking score records than other open-source EMR software packages. © 2014 Elsevier Inc.">
            <text:p>Evaluating and selecting software packages that meet the requirements of an organization are difficult aspects of software engineering process. Selecting the wrong open-source EMR software package can be costly and may adversely affect business processes and functioning of the organization. This study aims to evaluate and select open-source EMR software packages based on multi-criteria decision-making. A hands-on study was performed and a set of open-source EMR software packages were implemented locally on separate virtual machines to examine the systems more closely. Several measures as evaluation basis were specified, and the systems were selected based a set of metric outcomes using Integrated Analytic Hierarchy Process (AHP) and TOPSIS. The experimental results showed that GNUmed and OpenEMR software can provide better basis on ranking score records than other open-source EMR software packages. © 2014 Elsevier Inc.</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Z4I95P4Q">
            <text:p>Z4I95P4Q</text:p>
          </table:table-cell>
          <table:table-cell office:value-type="string" office:value="A Software Package for Analyzing and Evaluating Children with Autism Spectrum Disorder (ASD) in Sri Lanka">
            <text:p>A Software Package for Analyzing and Evaluating Children with Autism Spectrum Disorder (ASD) in Sri Lanka</text:p>
          </table:table-cell>
          <table:table-cell office:value-type="string" office:value="10.1109/DASA51403.2020.9317181">
            <text:p>10.1109/DASA51403.2020.9317181</text:p>
          </table:table-cell>
          <table:table-cell office:value-type="string" office:value="">
            <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LBVA7B7">
            <text:p>FLBVA7B7</text:p>
          </table:table-cell>
          <table:table-cell office:value-type="string" office:value="Theoretical analysis of optical systems subjected to mechanical stress: An application to ISO star sensor design">
            <text:p>Theoretical analysis of optical systems subjected to mechanical stress: An application to ISO star sensor design</text:p>
          </table:table-cell>
          <table:table-cell office:value-type="string" office:value="10.1117/12.142855">
            <text:p>10.1117/12.142855</text:p>
          </table:table-cell>
          <table:table-cell office:value-type="string" office:value="This work concerns the analysis of errors induced on optical systems by mechanical stresses. These errors are a consequence of deformations induced by mounts, spacers, and similar things in contact with the optical surfaces. This analysis is essential to drive the mechanical design of very accurate optomechanical systems. The authors developed a method based on a finite elements modelling of the optical system and on interferometric measurement of the real surfaces deformation. The mechanical behavior of optomechanical items is evaluated by means of a structural analysis software package (ANSYS). The deformed finite elements model is transformed in a surface representation suitable for optical ray tracing, by means of a Zernike polynomial fitting. The mechanical stresses of real optical elements are measured by an interferometer and the surfaces are represented fitting the reflected or transmitted wavefront with the same method. The complete optical system under stress condition is then analyzed using an optical design program provided by a specialized ray tracing routine, supporting a Zernike polynomial representation of the optical surfaces. An application of this method was done on the optomechanical design of I.O. Star Sensor developed within an ESA program. © (1992) 2017 SPIE.">
            <text:p>This work concerns the analysis of errors induced on optical systems by mechanical stresses. These errors are a consequence of deformations induced by mounts, spacers, and similar things in contact with the optical surfaces. This analysis is essential to drive the mechanical design of very accurate optomechanical systems. The authors developed a method based on a finite elements modelling of the optical system and on interferometric measurement of the real surfaces deformation. The mechanical behavior of optomechanical items is evaluated by means of a structural analysis software package (ANSYS). The deformed finite elements model is transformed in a surface representation suitable for optical ray tracing, by means of a Zernike polynomial fitting. The mechanical stresses of real optical elements are measured by an interferometer and the surfaces are represented fitting the reflected or transmitted wavefront with the same method. The complete optical system under stress condition is then analyzed using an optical design program provided by a specialized ray tracing routine, supporting a Zernike polynomial representation of the optical surfaces. An application of this method was done on the optomechanical design of I.O. Star Sensor developed within an ESA program. © (1992) 2017 SPI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WM4VCZRN">
            <text:p>WM4VCZRN</text:p>
          </table:table-cell>
          <table:table-cell office:value-type="string" office:value="Analysis of significant dimensions of e-service quality in Malaysian universities">
            <text:p>Analysis of significant dimensions of e-service quality in Malaysian universities</text:p>
          </table:table-cell>
          <table:table-cell office:value-type="string" office:value="10.1109/ISMSC.2015.7594049">
            <text:p>10.1109/ISMSC.2015.7594049</text:p>
          </table:table-cell>
          <table:table-cell office:value-type="string" office:value="The measure of e-service quality in higher education is very critical due to their importance in attracting students and retaining tuition-based returns. The literatures show lack of study on e-SQ in Malaysian universities. This gap should be considered because universities suffer from a continuous rivalry to attract students not only to achieve high income, but also to improve the universities ranking. This research aims to fill this gap by defining the significant dimensions for measuring e-service quality in higher education in Malaysia to help universities to enhance their e-services to exceed their competitors and achieve high tuition-based returns. Nine dimensions are proposed for evaluating e-services in Malaysian universities. These dimensions are selected from the common scales of e-service quality as they can affect the students' perceives and expectations towards the services. Moreover, the selected dimensions are covered all the aspects of e-service quality in higher education in terms of their variation and their contents. A pilot study based on structured questionnaire is conducted with the students of five universities to collect the data necessary for the research. EFA analysis is conducted by using SPSS software package to analyze the data and come out with the new e-SQ dimensions. The results revealed that six dimensions are of great importance in evaluating the e-services provided by the Malaysian universities. © 2015 IEEE.">
            <text:p>The measure of e-service quality in higher education is very critical due to their importance in attracting students and retaining tuition-based returns. The literatures show lack of study on e-SQ in Malaysian universities. This gap should be considered because universities suffer from a continuous rivalry to attract students not only to achieve high income, but also to improve the universities ranking. This research aims to fill this gap by defining the significant dimensions for measuring e-service quality in higher education in Malaysia to help universities to enhance their e-services to exceed their competitors and achieve high tuition-based returns. Nine dimensions are proposed for evaluating e-services in Malaysian universities. These dimensions are selected from the common scales of e-service quality as they can affect the students' perceives and expectations towards the services. Moreover, the selected dimensions are covered all the aspects of e-service quality in higher education in terms of their variation and their contents. A pilot study based on structured questionnaire is conducted with the students of five universities to collect the data necessary for the research. EFA analysis is conducted by using SPSS software package to analyze the data and come out with the new e-SQ dimensions. The results revealed that six dimensions are of great importance in evaluating the e-services provided by the Malaysian universities. © 2015 IEE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LAY7RUCN">
            <text:p>LAY7RUCN</text:p>
          </table:table-cell>
          <table:table-cell office:value-type="string" office:value="Neural network-based learning schemes for cognitive radio systems">
            <text:p>Neural network-based learning schemes for cognitive radio systems</text:p>
          </table:table-cell>
          <table:table-cell office:value-type="string" office:value="10.1016/j.comcom.2008.05.040">
            <text:p>10.1016/j.comcom.2008.05.040</text:p>
          </table:table-cell>
          <table:table-cell office:value-type="string" office:value="Intelligence is needed to keep up with the rapid evolution of wireless communications, especially in terms of managing and allocating the scarce, radio spectrum in the highly varying and disparate modern environments. Cognitive radio systems promise to handle this situation by utilizing intelligent software packages that enrich their transceiver with radio-awareness, adaptability and capability to learn. A cognitive radio system participates in a continuous process, the &quot;cognition cycle&quot;, during which it adjusts its operating parameters, observes the results and, eventually takes actions, that is to say, decides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predicting the capabilities (e.g. data rate) that can be achieved by a specific radio configuration. In particular, the focus in this work is placed on obtaining insight on the behavior of the presented, learning schemes, whereas useful, indicative results from the benchmarking work, conducted in order to design and use an appropriate neural network structure, are also presented and discussed. In the near future, such learning schemes are expected to assist a cognitive radio system to compare among the whole of available, candidate radio configurations and finally select the best one to operate in. © 2008 Elsevier B.V. All rights reserved.">
            <text:p>Intelligence is needed to keep up with the rapid evolution of wireless communications, especially in terms of managing and allocating the scarce, radio spectrum in the highly varying and disparate modern environments. Cognitive radio systems promise to handle this situation by utilizing intelligent software packages that enrich their transceiver with radio-awareness, adaptability and capability to learn. A cognitive radio system participates in a continuous process, the "cognition cycle", during which it adjusts its operating parameters, observes the results and, eventually takes actions, that is to say, decides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predicting the capabilities (e.g. data rate) that can be achieved by a specific radio configuration. In particular, the focus in this work is placed on obtaining insight on the behavior of the presented, learning schemes, whereas useful, indicative results from the benchmarking work, conducted in order to design and use an appropriate neural network structure, are also presented and discussed. In the near future, such learning schemes are expected to assist a cognitive radio system to compare among the whole of available, candidate radio configurations and finally select the best one to operate in. © 2008 Elsevier B.V. All rights reserved.</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XAVI6WYS">
            <text:p>XAVI6WYS</text:p>
          </table:table-cell>
          <table:table-cell office:value-type="string" office:value="Optimal approximate sampling from discrete probability distributions">
            <text:p>Optimal approximate sampling from discrete probability distributions</text:p>
          </table:table-cell>
          <table:table-cell office:value-type="string" office:value="10.1145/3371104">
            <text:p>10.1145/3371104</text:p>
          </table:table-cell>
          <table:table-cell office:value-type="string" office:value="This paper addresses a fundamental problem in random variate generation: given access to a random source that emits a stream of independent fair bits, what is the most accurate and entropy-efficient algorithm for sampling from a discrete probability distribution (p1, . . . ,pn), where the probabilities of the output distribution (p'1, . . . ,p'n) of the sampling algorithm must be specified using at most k bits of precision? We present a theoretical framework for formulating this problem and provide new techniques for finding sampling algorithms that are optimal both statistically (in the sense of sampling accuracy) and information-theoretically (in the sense of entropy consumption). We leverage these results to build a system that, for a broad family of measures of statistical accuracy, delivers a sampling algorithm whose expected entropy usage is minimal among those that induce the same distribution (i.e., is &quot;entropy-optimal&quot;) and whose output distribution (p'1, . . . ,p'n) is a closest approximation to the target distribution (p1, . . . ,pn) among all entropy-optimal sampling algorithms that operate within the specified k-bit precision. This optimal approximate sampler is also a closer approximation than any (possibly entropy-suboptimal) sampler that consumes a bounded amount of entropy with the specified precision, a class which includes floating-point implementations of inversion sampling and related methods found in many software libraries. We evaluate the accuracy, entropy consumption, precision requirements, and wall-clock runtime of our optimal approximate sampling algorithms on a broad set of distributions, demonstrating the ways that they are superior to existing approximate samplers and establishing that they often consume significantly fewer resources than are needed by exact samplers. © 2020 Copyright held by the owner/author(s).">
            <text:p>This paper addresses a fundamental problem in random variate generation: given access to a random source that emits a stream of independent fair bits, what is the most accurate and entropy-efficient algorithm for sampling from a discrete probability distribution (p1, . . . ,pn), where the probabilities of the output distribution (p'1, . . . ,p'n) of the sampling algorithm must be specified using at most k bits of precision? We present a theoretical framework for formulating this problem and provide new techniques for finding sampling algorithms that are optimal both statistically (in the sense of sampling accuracy) and information-theoretically (in the sense of entropy consumption). We leverage these results to build a system that, for a broad family of measures of statistical accuracy, delivers a sampling algorithm whose expected entropy usage is minimal among those that induce the same distribution (i.e., is "entropy-optimal") and whose output distribution (p'1, . . . ,p'n) is a closest approximation to the target distribution (p1, . . . ,pn) among all entropy-optimal sampling algorithms that operate within the specified k-bit precision. This optimal approximate sampler is also a closer approximation than any (possibly entropy-suboptimal) sampler that consumes a bounded amount of entropy with the specified precision, a class which includes floating-point implementations of inversion sampling and related methods found in many software libraries. We evaluate the accuracy, entropy consumption, precision requirements, and wall-clock runtime of our optimal approximate sampling algorithms on a broad set of distributions, demonstrating the ways that they are superior to existing approximate samplers and establishing that they often consume significantly fewer resources than are needed by exact samplers. © 2020 Copyright held by the owner/author(s).</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AU93C9Q">
            <text:p>DAU93C9Q</text:p>
          </table:table-cell>
          <table:table-cell office:value-type="string" office:value="Benchmarking workflows to assess performance and suitability of germline variant calling pipelines in clinical diagnostic assays">
            <text:p>Benchmarking workflows to assess performance and suitability of germline variant calling pipelines in clinical diagnostic assays</text:p>
          </table:table-cell>
          <table:table-cell office:value-type="string" office:value="10.1186/s12859-020-03934-3">
            <text:p>10.1186/s12859-020-03934-3</text:p>
          </table:table-cell>
          <table:table-cell office:value-type="string" office:value="Background: Benchmarking the performance of complex analytical pipelines is an essential part of developing Lab Developed Tests (LDT). Reference samples and benchmark calls published by Genome in a Bottle (GIAB) consortium have enabled the evaluation of analytical methods. The performance of such methods is not uniform across the different genomic regions of interest and variant types. Several benchmarking methods such as hap.py, vcfeval, and vcflib are available to assess the analytical performance characteristics of variant calling algorithms. However, assessing the performance characteristics of an overall LDT assay still requires stringing together several such methods and experienced bioinformaticians to interpret the results. In addition, these methods are dependent on the hardware, operating system and other software libraries, making it impossible to reliably repeat the analytical assessment, when any of the underlying dependencies change in the assay. Here we present a scalable and reproducible, cloud-based benchmarking workflow that is independent of the laboratory and the technician executing the workflow, or the underlying compute hardware used to rapidly and continually assess the performance of LDT assays, across their regions of interest and reportable range, using a broad set of benchmarking samples. Results: The benchmarking workflow was used to evaluate the performance characteristics for secondary analysis pipelines commonly used by Clinical Genomics laboratories in their LDT assays such as the GATK HaplotypeCaller v3.7 and the SpeedSeq workflow based on FreeBayes v0.9.10. Five reference sample truth sets generated by Genome in a Bottle (GIAB) consortium, six samples from the Personal Genome Project (PGP) and several samples with validated clinically relevant variants from the Centers for Disease Control were used in this work. The performance characteristics were evaluated and compared for multiple reportable ranges, such as whole exome and the clinical exome. Conclusions: We have implemented a benchmarking workflow for clinical diagnostic laboratories that generates metrics such as specificity, precision and sensitivity for germline SNPs and InDels within a reportable range using whole exome or genome sequencing data. Combining these benchmarking results with validation using known variants of clinical significance in publicly available cell lines, we were able to establish the performance of variant calling pipelines in a clinical setting. © 2021, The Author(s).">
            <text:p>Background: Benchmarking the performance of complex analytical pipelines is an essential part of developing Lab Developed Tests (LDT). Reference samples and benchmark calls published by Genome in a Bottle (GIAB) consortium have enabled the evaluation of analytical methods. The performance of such methods is not uniform across the different genomic regions of interest and variant types. Several benchmarking methods such as hap.py, vcfeval, and vcflib are available to assess the analytical performance characteristics of variant calling algorithms. However, assessing the performance characteristics of an overall LDT assay still requires stringing together several such methods and experienced bioinformaticians to interpret the results. In addition, these methods are dependent on the hardware, operating system and other software libraries, making it impossible to reliably repeat the analytical assessment, when any of the underlying dependencies change in the assay. Here we present a scalable and reproducible, cloud-based benchmarking workflow that is independent of the laboratory and the technician executing the workflow, or the underlying compute hardware used to rapidly and continually assess the performance of LDT assays, across their regions of interest and reportable range, using a broad set of benchmarking samples. Results: The benchmarking workflow was used to evaluate the performance characteristics for secondary analysis pipelines commonly used by Clinical Genomics laboratories in their LDT assays such as the GATK HaplotypeCaller v3.7 and the SpeedSeq workflow based on FreeBayes v0.9.10. Five reference sample truth sets generated by Genome in a Bottle (GIAB) consortium, six samples from the Personal Genome Project (PGP) and several samples with validated clinically relevant variants from the Centers for Disease Control were used in this work. The performance characteristics were evaluated and compared for multiple reportable ranges, such as whole exome and the clinical exome. Conclusions: We have implemented a benchmarking workflow for clinical diagnostic laboratories that generates metrics such as specificity, precision and sensitivity for germline SNPs and InDels within a reportable range using whole exome or genome sequencing data. Combining these benchmarking results with validation using known variants of clinical significance in publicly available cell lines, we were able to establish the performance of variant calling pipelines in a clinical setting. © 2021, The Author(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PX65EQQS">
            <text:p>PX65EQQS</text:p>
          </table:table-cell>
          <table:table-cell office:value-type="string" office:value="A generic methodology for early identification of non-maintainable source code components through analysis of software releases">
            <text:p>A generic methodology for early identification of non-maintainable source code components through analysis of software releases</text:p>
          </table:table-cell>
          <table:table-cell office:value-type="string" office:value="10.1016/j.infsof.2019.106218">
            <text:p>10.1016/j.infsof.2019.106218</text:p>
          </table:table-cell>
          <table:table-cell office:value-type="string" office:value="Context: Contemporary development approaches consider that time-to-market is of utmost importance and assume that software projects are constantly evolving, driven by the continuously changing requirements of end-users. This practically requires an iterative process where software is changing by introducing new or updating existing software/user features, while at the same time continuing to support the stable ones. In order to ensure efficient software evolution, the need to produce maintainable software is evident. Objective: In this work, we argue that non-maintainable software is not the outcome of a single change, but the consequence of a series of changes throughout the development lifecycle. To that end, we define a maintainability evaluation methodology across releases and employ various information residing in software repositories, so as to decide on the maintainability of software. Method: Upon using the dropping of packages as a non-maintainability indicator (accompanied by a series of quality-related criteria), the proposed methodology involves using one-class-classification techniques for evaluating maintainability at a package level, on four different axes each targeting a primary source code property: complexity, cohesion, coupling, and inheritance. Results: Given the qualitative and quantitative evaluation of our methodology, we argue that apart from providing accurate and interpretable maintainability evaluation at package level, we can also identify non-maintainable components at an early stage. This early stage is in many cases around 50% of the software package lifecycle. Conclusion: Based on our findings, we conclude that modeling the trending behavior of certain static analysis metrics enables the effective identification of non-maintainable software components and thus can be a valuable tool for the software engineers. © 2019">
            <text:p>Context: Contemporary development approaches consider that time-to-market is of utmost importance and assume that software projects are constantly evolving, driven by the continuously changing requirements of end-users. This practically requires an iterative process where software is changing by introducing new or updating existing software/user features, while at the same time continuing to support the stable ones. In order to ensure efficient software evolution, the need to produce maintainable software is evident. Objective: In this work, we argue that non-maintainable software is not the outcome of a single change, but the consequence of a series of changes throughout the development lifecycle. To that end, we define a maintainability evaluation methodology across releases and employ various information residing in software repositories, so as to decide on the maintainability of software. Method: Upon using the dropping of packages as a non-maintainability indicator (accompanied by a series of quality-related criteria), the proposed methodology involves using one-class-classification techniques for evaluating maintainability at a package level, on four different axes each targeting a primary source code property: complexity, cohesion, coupling, and inheritance. Results: Given the qualitative and quantitative evaluation of our methodology, we argue that apart from providing accurate and interpretable maintainability evaluation at package level, we can also identify non-maintainable components at an early stage. This early stage is in many cases around 50% of the software package lifecycle. Conclusion: Based on our findings, we conclude that modeling the trending behavior of certain static analysis metrics enables the effective identification of non-maintainable software components and thus can be a valuable tool for the software engineers. © 2019</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AAUYBB6">
            <text:p>FAAUYBB6</text:p>
          </table:table-cell>
          <table:table-cell office:value-type="string" office:value="Assessing change proneness at the architecture level: An empirical validation">
            <text:p>Assessing change proneness at the architecture level: An empirical validation</text:p>
          </table:table-cell>
          <table:table-cell office:value-type="string" office:value="10.1109/APSECW.2017.21">
            <text:p>10.1109/APSECW.2017.21</text:p>
          </table:table-cell>
          <table:table-cell office:value-type="string" office:value="Change proneness is a characteristic of software artifacts that represents their probability to change in future. Change proneness can be assessed at different levels of granularity, ranging from classes to modules. Although change proneness can be successfully assessed at the source code level (i.e., methods and classes), it remains rather unexplored for architectures. Additionally, the methods that have been introduced at the source code level are not directly transferable to the architecture level. In this paper, we propose and empirically validate a method for assessing the change proneness of architectural modules. Assessing change proneness at the level of architectural modules requires information from two sources: (a) the history of changes in the module, as a proxy of how frequently the module itself undergoes changes; and (b) the dependencies with other modules that affect the probability of a change being propagated from one module to the other. To validate the proposed approach, we performed a case study on five open-source projects. Specifically, we compared the accuracy of the proposed approach to the use of software package metrics as assessors of modules change proneness, based on the 1061-1998 IEEE Standard. The results suggest that compared to examined metrics, the proposed method is a better assessor of change proneness. Therefore, we believe that the method and accompanying tool can effectively aid architects during software maintenance and evolution. © 2017 IEEE.">
            <text:p>Change proneness is a characteristic of software artifacts that represents their probability to change in future. Change proneness can be assessed at different levels of granularity, ranging from classes to modules. Although change proneness can be successfully assessed at the source code level (i.e., methods and classes), it remains rather unexplored for architectures. Additionally, the methods that have been introduced at the source code level are not directly transferable to the architecture level. In this paper, we propose and empirically validate a method for assessing the change proneness of architectural modules. Assessing change proneness at the level of architectural modules requires information from two sources: (a) the history of changes in the module, as a proxy of how frequently the module itself undergoes changes; and (b) the dependencies with other modules that affect the probability of a change being propagated from one module to the other. To validate the proposed approach, we performed a case study on five open-source projects. Specifically, we compared the accuracy of the proposed approach to the use of software package metrics as assessors of modules change proneness, based on the 1061-1998 IEEE Standard. The results suggest that compared to examined metrics, the proposed method is a better assessor of change proneness. Therefore, we believe that the method and accompanying tool can effectively aid architects during software maintenance and evolution. © 2017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5TJYSHF8">
            <text:p>5TJYSHF8</text:p>
          </table:table-cell>
          <table:table-cell office:value-type="string" office:value="The biometrical comparison of cardiac imaging methods">
            <text:p>The biometrical comparison of cardiac imaging methods</text:p>
          </table:table-cell>
          <table:table-cell office:value-type="string" office:value="10.1016/S0169-2607(99)00048-6">
            <text:p>10.1016/S0169-2607(99)00048-6</text:p>
          </table:table-cell>
          <table:table-cell office:value-type="string" office:value="Objectives: Biometrical comparison procedures for cardiac imaging methods with continuous outcome are reviewed mainly concentrating on assessment and design adequate comparison of accuracy and precision. Univariate graphical and numerical representation of corresponding deviations is outlined to derive a 'check list' of minimum information necessary to compare the measurement methods. Data: The methods reviewed here are illustrated by the comparison of standard 2DE bidimensional cardial volumetry versus assessment using TDE colour imaging in 28 normal probands. Sources: The paired t-test and the corresponding confidence interval approach are used to assess deviations in location of two imaging methods; the test procedures of Maloney and Rastogi Hahn and Nelson and Grubbs are surveyed as proposals for the comparison of precisions in paired data. The Krippendorff coefficient and the Bradley/Blackwood test are illustrated as surrogate measures for method concordance. Conclusions: Since these methods can be performed by simple modification of standard options available in most statistics software packages, this review intends to enable cardiologists to choose appropriate methods for statistical data analysis and representation on their own. Copyright (C) 2000 Elsevier Science Ireland Ltd.">
            <text:p>Objectives: Biometrical comparison procedures for cardiac imaging methods with continuous outcome are reviewed mainly concentrating on assessment and design adequate comparison of accuracy and precision. Univariate graphical and numerical representation of corresponding deviations is outlined to derive a 'check list' of minimum information necessary to compare the measurement methods. Data: The methods reviewed here are illustrated by the comparison of standard 2DE bidimensional cardial volumetry versus assessment using TDE colour imaging in 28 normal probands. Sources: The paired t-test and the corresponding confidence interval approach are used to assess deviations in location of two imaging methods; the test procedures of Maloney and Rastogi Hahn and Nelson and Grubbs are surveyed as proposals for the comparison of precisions in paired data. The Krippendorff coefficient and the Bradley/Blackwood test are illustrated as surrogate measures for method concordance. Conclusions: Since these methods can be performed by simple modification of standard options available in most statistics software packages, this review intends to enable cardiologists to choose appropriate methods for statistical data analysis and representation on their own. Copyright (C) 2000 Elsevier Science Ireland Ltd.</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ZIZT5YL">
            <text:p>9ZIZT5YL</text:p>
          </table:table-cell>
          <table:table-cell office:value-type="string" office:value="ADD-More: Automated dynamic display of measures of risk and error">
            <text:p>ADD-More: Automated dynamic display of measures of risk and error</text:p>
          </table:table-cell>
          <table:table-cell office:value-type="string" office:value="10.1109/WSC.2016.7822158">
            <text:p>10.1109/WSC.2016.7822158</text:p>
          </table:table-cell>
          <table:table-cell office:value-type="string" office:value="We develop an ExcelR Add-In that automates the evaluation and visualization of measures of risk and error (MORE) for performance measures that change over time. We use an example with a non-stationary arrival process to demonstrate the applicability and importance of a such tool. The tool takes raw simulation output, automatically calculates the pertinent MORE values, and generates side-by-side MORE plots for different time ticks according to a user-specified interval to characterize how the mean and percentiles of a time-dependent statistic and their corresponding confidence intervals change over time. The ADD-MORE tool significantly reduces the burden on the simulation analyst and can potentially have a high impact on simulation practice as there is no easy way to perform such analysis using existing tools. The tool is made available online for free and can potentially be integrated into existing simulation and/or statistical software packages to support output analysis and decision-making. © 2016 IEEE.">
            <text:p>We develop an ExcelR Add-In that automates the evaluation and visualization of measures of risk and error (MORE) for performance measures that change over time. We use an example with a non-stationary arrival process to demonstrate the applicability and importance of a such tool. The tool takes raw simulation output, automatically calculates the pertinent MORE values, and generates side-by-side MORE plots for different time ticks according to a user-specified interval to characterize how the mean and percentiles of a time-dependent statistic and their corresponding confidence intervals change over time. The ADD-MORE tool significantly reduces the burden on the simulation analyst and can potentially have a high impact on simulation practice as there is no easy way to perform such analysis using existing tools. The tool is made available online for free and can potentially be integrated into existing simulation and/or statistical software packages to support output analysis and decision-making. © 2016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4J8A8RR3">
            <text:p>4J8A8RR3</text:p>
          </table:table-cell>
          <table:table-cell office:value-type="string" office:value="Semiautomatic software for quantitative analysis of cardiac positron tomography studies">
            <text:p>Semiautomatic software for quantitative analysis of cardiac positron tomography studies</text:p>
          </table:table-cell>
          <table:table-cell office:value-type="string" office:value="10.1117/12.968661">
            <text:p>10.1117/12.968661</text:p>
          </table:table-cell>
          <table:table-cell office:value-type="string" office:value="In order to derive accurate values for true tissue radiotracers concentrations from gated positron emission tomography (PET) images of the heart, which are critical for quantifying noninvasively regional myocardial blood flow and metabolism, appropriate corrections for partial volume effect (PVE) and contamination from adjacent anatomical structures are required. We therefore developed an integrated software package for quantitative analysis of tomographic images which provides for such corrections. A semiautomatic edge detection technique outlines and partitions the myocardium into sectors. Myocardial wall thickness is measured on the images perpendicularly to the detected edges and used to correct for PVE. The programs automatically correct for radioactive decay, activity calibration and cross contaminations for both static and dynamic studies. Parameters derived with these programs include tracer concentrations and their changes over time. They are used for calculating regional metabolic rates and can be further displayed as color coded parametric images. The approach was validated for PET imaging in 11 dog experiments. 2D echocardiograms (Echo) were recorded simultaneously to validate the edge detection and wall thickness measurement techniques. After correction for PVE using automatic WT measurement, regional tissue tracer concentrations derived from PET images correlated well with true tissue concentrations as determined by well counting (r=0.98). These preliminary studies indicate that the developed automatic image analysis technique allows accurate and convenient evaluation of cardiac PET images for the measurement of both, regional tracer tissue concentrations as well as regional myocardial function. © 1988 SPIE. All rights reserved.">
            <text:p>In order to derive accurate values for true tissue radiotracers concentrations from gated positron emission tomography (PET) images of the heart, which are critical for quantifying noninvasively regional myocardial blood flow and metabolism, appropriate corrections for partial volume effect (PVE) and contamination from adjacent anatomical structures are required. We therefore developed an integrated software package for quantitative analysis of tomographic images which provides for such corrections. A semiautomatic edge detection technique outlines and partitions the myocardium into sectors. Myocardial wall thickness is measured on the images perpendicularly to the detected edges and used to correct for PVE. The programs automatically correct for radioactive decay, activity calibration and cross contaminations for both static and dynamic studies. Parameters derived with these programs include tracer concentrations and their changes over time. They are used for calculating regional metabolic rates and can be further displayed as color coded parametric images. The approach was validated for PET imaging in 11 dog experiments. 2D echocardiograms (Echo) were recorded simultaneously to validate the edge detection and wall thickness measurement techniques. After correction for PVE using automatic WT measurement, regional tissue tracer concentrations derived from PET images correlated well with true tissue concentrations as determined by well counting (r=0.98). These preliminary studies indicate that the developed automatic image analysis technique allows accurate and convenient evaluation of cardiac PET images for the measurement of both, regional tracer tissue concentrations as well as regional myocardial function. © 1988 SPIE. All rights reserve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8TI3U4MK">
            <text:p>8TI3U4MK</text:p>
          </table:table-cell>
          <table:table-cell office:value-type="string" office:value="Design and analysis of a novel concentric rings based crossed lines single negative metamaterial structure">
            <text:p>Design and analysis of a novel concentric rings based crossed lines single negative metamaterial structure</text:p>
          </table:table-cell>
          <table:table-cell office:value-type="string" office:value="10.1016/j.jestch.2016.11.010">
            <text:p>10.1016/j.jestch.2016.11.010</text:p>
          </table:table-cell>
          <table:table-cell office:value-type="string" office:value="This paper presents the design and analysis of a novel single negative metamaterial (MTM) based on concentric rings with crossed lines (CR-CL) to be miniaturized to λ/4 at 15G Hz. The unit cell is structured to behave as a single negative MTM, -ε or -μ, at different frequency bands. The unit cell is consistent of a dielectric substrate, 5 × 5 × 1 mm3, of FR4-Epoxy underneath of a conductive patch designed as 4.4 × 4.4 mm2. A complete analysis in terms of S-parameters, constitutive parameters and refraction index are evaluated for the unit cell using both full wave simulation and circuitry analysis as well. Nevertheless, the unit cell characteristics based circuit equivalent lumped components are retrieved. HFSS software package based on Finite Element Method (FEM) and Advanced Design System (ADS) based on circuit analysis formulations are invoked to perform the simulation study. Later on, the obtained simulation results are compared to their identical measurements based on transmission line technique. Finally, the simulated and measured results are agreed excellently. © 2016 Karabuk University">
            <text:p>This paper presents the design and analysis of a novel single negative metamaterial (MTM) based on concentric rings with crossed lines (CR-CL) to be miniaturized to λ/4 at 15G Hz. The unit cell is structured to behave as a single negative MTM, -ε or -μ, at different frequency bands. The unit cell is consistent of a dielectric substrate, 5 × 5 × 1 mm3, of FR4-Epoxy underneath of a conductive patch designed as 4.4 × 4.4 mm2. A complete analysis in terms of S-parameters, constitutive parameters and refraction index are evaluated for the unit cell using both full wave simulation and circuitry analysis as well. Nevertheless, the unit cell characteristics based circuit equivalent lumped components are retrieved. HFSS software package based on Finite Element Method (FEM) and Advanced Design System (ADS) based on circuit analysis formulations are invoked to perform the simulation study. Later on, the obtained simulation results are compared to their identical measurements based on transmission line technique. Finally, the simulated and measured results are agreed excellently. © 2016 Karabuk University</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DCBH4KEY">
            <text:p>DCBH4KEY</text:p>
          </table:table-cell>
          <table:table-cell office:value-type="string" office:value="Back to the Past - Analysing Backporting Practices in Package Dependency Networks">
            <text:p>Back to the Past - Analysing Backporting Practices in Package Dependency Networks</text:p>
          </table:table-cell>
          <table:table-cell office:value-type="string" office:value="10.1109/TSE.2021.3112204">
            <text:p>10.1109/TSE.2021.3112204</text:p>
          </table:table-cell>
          <table:table-cell office:value-type="string" office:value="The practice of backporting aims to bring the benefits of a bug or vulnerability fix from a higher to a lower release of a software package. When such a package adheres to semantic versioning, backports can be recognised as new releases in a lower major train. This is particularly useful in case a substantial number of software packages continues to depend on that lower major train. In this article, we study the backporting practices in four popular package distributions, namely Cargo, npm, Packagist and RubyGems. We observe that many dependent packages could benefit from backports provided by their dependencies. In particular, we find that a majority of security vulnerabilities affect more than one major train but are only fixed in the highest one, letting thousands of dependent packages exposed to the vulnerability. Despite that, we find that backporting updates is quite infrequent, and mostly practised by long-lived and more active packages for a variety of reasons. © 1976-2012 IEEE.">
            <text:p>The practice of backporting aims to bring the benefits of a bug or vulnerability fix from a higher to a lower release of a software package. When such a package adheres to semantic versioning, backports can be recognised as new releases in a lower major train. This is particularly useful in case a substantial number of software packages continues to depend on that lower major train. In this article, we study the backporting practices in four popular package distributions, namely Cargo, npm, Packagist and RubyGems. We observe that many dependent packages could benefit from backports provided by their dependencies. In particular, we find that a majority of security vulnerabilities affect more than one major train but are only fixed in the highest one, letting thousands of dependent packages exposed to the vulnerability. Despite that, we find that backporting updates is quite infrequent, and mostly practised by long-lived and more active packages for a variety of reasons. © 1976-2012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KQIWW58Y">
            <text:p>KQIWW58Y</text:p>
          </table:table-cell>
          <table:table-cell office:value-type="string" office:value="Efficient implementation techniques for topological predicates on complex spatial objects">
            <text:p>Efficient implementation techniques for topological predicates on complex spatial objects</text:p>
          </table:table-cell>
          <table:table-cell office:value-type="string" office:value="10.1007/s10707-007-0035-y">
            <text:p>10.1007/s10707-007-0035-y</text:p>
          </table:table-cell>
          <table:table-cell office:value-type="string" office:value="Topological relationships like overlap, inside, meet, and disjoint uniquely characterize the relative position between objects in space. For a long time, they have been a focus of interdisciplinary research as in artificial intelligence, cognitive science, linguistics, robotics, and spatial reasoning. Especially as predicates, they support the design of suitable query languages for spatial data retrieval and analysis in spatial database systems and geographical information systems. While, to a large extent, conceptual aspects of topological predicates (like their definition and reasoning with them) as well as strategies for avoiding unnecessary or repetitive predicate executions (like predicate migration and spatial index structures) have been emphasized, the development of robust and efficient implementation techniques for them has been largely neglected. Especially the recent design of topological predicates for all combinations of complex spatial data types has resulted in a large increase of their numbers and stressed the importance of their efficient implementation. The goal of this article is to develop correct and efficient implementation techniques of topological predicates for all combinations of complex spatial data types including two-dimensional point, line, and region objects, as they have been specified by different authors and in different commercial and public domain software packages. Our solution consists of two phases. In the exploration phase, for a given scene of two spatial objects, all topological events like intersection and meeting situations are summarized in two precisely defined topological feature vectors (one for each argument object of a topological predicate) whose specifications are characteristic and unique for each combination of spatial data types. These vectors serve as input for the evaluation phase which analyzes the topological events and determines the Boolean result of a topological predicate (predicate verification) or the kind of topological predicate (predicate determination) by a formally defined method called nine-intersection matrix characterization. Besides this general evaluation method, the article presents an optimized method for predicate verification, called matrix thinning, and an optimized method for predicate determination, called minimum cost decision tree. The methods presented in this article are applicable to all known complete collections of mutually exclusive topological predicates that are formally based on the well known nine-intersection model. © Springer Science+Business Media, LLC 2007.">
            <text:p>Topological relationships like overlap, inside, meet, and disjoint uniquely characterize the relative position between objects in space. For a long time, they have been a focus of interdisciplinary research as in artificial intelligence, cognitive science, linguistics, robotics, and spatial reasoning. Especially as predicates, they support the design of suitable query languages for spatial data retrieval and analysis in spatial database systems and geographical information systems. While, to a large extent, conceptual aspects of topological predicates (like their definition and reasoning with them) as well as strategies for avoiding unnecessary or repetitive predicate executions (like predicate migration and spatial index structures) have been emphasized, the development of robust and efficient implementation techniques for them has been largely neglected. Especially the recent design of topological predicates for all combinations of complex spatial data types has resulted in a large increase of their numbers and stressed the importance of their efficient implementation. The goal of this article is to develop correct and efficient implementation techniques of topological predicates for all combinations of complex spatial data types including two-dimensional point, line, and region objects, as they have been specified by different authors and in different commercial and public domain software packages. Our solution consists of two phases. In the exploration phase, for a given scene of two spatial objects, all topological events like intersection and meeting situations are summarized in two precisely defined topological feature vectors (one for each argument object of a topological predicate) whose specifications are characteristic and unique for each combination of spatial data types. These vectors serve as input for the evaluation phase which analyzes the topological events and determines the Boolean result of a topological predicate (predicate verification) or the kind of topological predicate (predicate determination) by a formally defined method called nine-intersection matrix characterization. Besides this general evaluation method, the article presents an optimized method for predicate verification, called matrix thinning, and an optimized method for predicate determination, called minimum cost decision tree. The methods presented in this article are applicable to all known complete collections of mutually exclusive topological predicates that are formally based on the well known nine-intersection model. © Springer Science+Business Media, LLC 2007.</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2HSABUAV">
            <text:p>2HSABUAV</text:p>
          </table:table-cell>
          <table:table-cell office:value-type="string" office:value="Validation of Non-Rigid Registration Between Functional and Anatomical Magnetic Resonance Brain Images">
            <text:p>Validation of Non-Rigid Registration Between Functional and Anatomical Magnetic Resonance Brain Images</text:p>
          </table:table-cell>
          <table:table-cell office:value-type="string" office:value="10.1109/TBME.2007.912641">
            <text:p>10.1109/TBME.2007.912641</text:p>
          </table:table-cell>
          <table:table-cell office:value-type="string" office:value="">
            <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9CV7D763">
            <text:p>9CV7D763</text:p>
          </table:table-cell>
          <table:table-cell office:value-type="string" office:value="Intelligent test system on the power battery of hybrid electric vehicle">
            <text:p>Intelligent test system on the power battery of hybrid electric vehicle</text:p>
          </table:table-cell>
          <table:table-cell office:value-type="string" office:value="10.1109/ETCS.2010.206">
            <text:p>10.1109/ETCS.2010.206</text:p>
          </table:table-cell>
          <table:table-cell office:value-type="string" office:value="The management system of battery plays an important role in prolong the service time of battery, improve the vehicle driving dynamic economy, reduce the using cost of hybrid electric vehicles and guarantee the safe, reliable operation.This article introduce a system of simulation and experience of based on ABIN company's computer hardware platform and software package . The system using distributed two levels control structure, upper computer is strong process PC, hypogenous computer has microprocessor, logic circuit control unit MC and channel measure unit constitute separate measure control system, PC-MC using 485 bus connect, MC can connect to several channels unit, every channel can measure the voltage and current separate. The additional temperature control component, temperature sensor, measure component and measure unit are make up battery management system's hardware system. The test system can simulate hybrid electric vehicle battery management system and complete dynamic test and battery experiment by program , so as to evaluate the performance of the power battery and battery management of hybrid electric vehicle provides an effective way. © 2010 IEEE.">
            <text:p>The management system of battery plays an important role in prolong the service time of battery, improve the vehicle driving dynamic economy, reduce the using cost of hybrid electric vehicles and guarantee the safe, reliable operation.This article introduce a system of simulation and experience of based on ABIN company's computer hardware platform and software package . The system using distributed two levels control structure, upper computer is strong process PC, hypogenous computer has microprocessor, logic circuit control unit MC and channel measure unit constitute separate measure control system, PC-MC using 485 bus connect, MC can connect to several channels unit, every channel can measure the voltage and current separate. The additional temperature control component, temperature sensor, measure component and measure unit are make up battery management system's hardware system. The test system can simulate hybrid electric vehicle battery management system and complete dynamic test and battery experiment by program , so as to evaluate the performance of the power battery and battery management of hybrid electric vehicle provides an effective way. © 2010 IEEE.</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I6EYIHG9">
            <text:p>I6EYIHG9</text:p>
          </table:table-cell>
          <table:table-cell office:value-type="string" office:value="Advanced enterprise resource management systems for the batch industry. The TicTacToe algorithm">
            <text:p>Advanced enterprise resource management systems for the batch industry. The TicTacToe algorithm</text:p>
          </table:table-cell>
          <table:table-cell office:value-type="string" office:value="10.1016/S0098-1354(01)00632-9">
            <text:p>10.1016/S0098-1354(01)00632-9</text:p>
          </table:table-cell>
          <table:table-cell office:value-type="string" office:value="Since 1997 the authors have prototyped an enterprise resource management (ERM) system recommending essential improvements to the available software packages, which today claim automatic real time performance and an efficient transaction-oriented approach. The ERM system proposed is a decision-making tool for the manufacturing industry, which makes integrated financial/production trade-off planning and optimisation in the supply chain management. The application supports management cycles because during its use are available degrees of freedom to make the system work as a decision-making tool. The enterprises must be aware of its internal problems to be dynamically approachable instead of prematurely evolving to networked enterprises by links in the electronic commerce. ERM systems are capable of managing dynamically realistic and optimal delivery dates with price-time trade-off during the marketing activities. Cost objective functions integrated with system performance measures are developed, including a cost model to evaluate the due date policy economics in real time. The order management system proposed is based on the TicTacToe algorithm, which follows an exact non-combinatorial deterministic approach to time and optimise production sequences in multiproduct plants in very short time using asymmetric travelling salesman problem formulations for the scheduling task. The resulting tool is appropriate to fulfil the requirements of autonomous order entry systems in integrated real time systems. © 2001 Elsevier Science Ltd.">
            <text:p>Since 1997 the authors have prototyped an enterprise resource management (ERM) system recommending essential improvements to the available software packages, which today claim automatic real time performance and an efficient transaction-oriented approach. The ERM system proposed is a decision-making tool for the manufacturing industry, which makes integrated financial/production trade-off planning and optimisation in the supply chain management. The application supports management cycles because during its use are available degrees of freedom to make the system work as a decision-making tool. The enterprises must be aware of its internal problems to be dynamically approachable instead of prematurely evolving to networked enterprises by links in the electronic commerce. ERM systems are capable of managing dynamically realistic and optimal delivery dates with price-time trade-off during the marketing activities. Cost objective functions integrated with system performance measures are developed, including a cost model to evaluate the due date policy economics in real time. The order management system proposed is based on the TicTacToe algorithm, which follows an exact non-combinatorial deterministic approach to time and optimise production sequences in multiproduct plants in very short time using asymmetric travelling salesman problem formulations for the scheduling task. The resulting tool is appropriate to fulfil the requirements of autonomous order entry systems in integrated real time systems. © 2001 Elsevier Science Ltd.</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K7VHE8Y">
            <text:p>7K7VHE8Y</text:p>
          </table:table-cell>
          <table:table-cell office:value-type="string" office:value="WaFER: A tool to derive the focal surface of millimeter wave telescopes and characterize their optical response">
            <text:p>WaFER: A tool to derive the focal surface of millimeter wave telescopes and characterize their optical response</text:p>
          </table:table-cell>
          <table:table-cell office:value-type="string" office:value="10.1117/12.926078">
            <text:p>10.1117/12.926078</text:p>
          </table:table-cell>
          <table:table-cell office:value-type="string" office:value="In the framework of the Italian Space Agency (ASI) Technological Developments aimed at the measurement of the Cosmic Microwave Background (CMB) polarization, a method to define and characterize focal surfaces of millimeter wave telescopes has been implemented in a software package named WaFER (Wave Front Error evaluatoR). The purpose of this tool is to rapidly optimize and characterize wide focal planes providing valuable information to study and optimize high performance telescope configurations. This method is based on the GRASP9 Multi-Reflector GTD for the computation of the weighted wave front error and the software output is the 3D focal surface as the region that minimizes this figure of merit, in terms of feed locations and orientations, for polarization measurements. In addition WaFER provides the main descriptive parameters of the main beams iteratively calculated with the GRASP9 Physical Optics, using the information derived for the evaluated focal surface. The method has been applied at several telescope configurations and WaFER could be used to define the focal surface of any reflector antenna system that can be studied with GRASP9. It can be used to characterize the main beam descriptive parameters also in terms of polarization properties and straylight. Finally, an estimate of the computational time is reported for each computational step (focal surface evaluation, main beam simulations, polarization alignment). © 2012 SPIE.">
            <text:p>In the framework of the Italian Space Agency (ASI) Technological Developments aimed at the measurement of the Cosmic Microwave Background (CMB) polarization, a method to define and characterize focal surfaces of millimeter wave telescopes has been implemented in a software package named WaFER (Wave Front Error evaluatoR). The purpose of this tool is to rapidly optimize and characterize wide focal planes providing valuable information to study and optimize high performance telescope configurations. This method is based on the GRASP9 Multi-Reflector GTD for the computation of the weighted wave front error and the software output is the 3D focal surface as the region that minimizes this figure of merit, in terms of feed locations and orientations, for polarization measurements. In addition WaFER provides the main descriptive parameters of the main beams iteratively calculated with the GRASP9 Physical Optics, using the information derived for the evaluated focal surface. The method has been applied at several telescope configurations and WaFER could be used to define the focal surface of any reflector antenna system that can be studied with GRASP9. It can be used to characterize the main beam descriptive parameters also in terms of polarization properties and straylight. Finally, an estimate of the computational time is reported for each computational step (focal surface evaluation, main beam simulations, polarization alignment). © 2012 SPIE.</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FXBTYQWW">
            <text:p>FXBTYQWW</text:p>
          </table:table-cell>
          <table:table-cell office:value-type="string" office:value="ProMAD: Semiquantitative densitometric measurement of protein microarrays">
            <text:p>ProMAD: Semiquantitative densitometric measurement of protein microarrays</text:p>
          </table:table-cell>
          <table:table-cell office:value-type="string" office:value="10.1186/s12859-020-3402-4">
            <text:p>10.1186/s12859-020-3402-4</text:p>
          </table:table-cell>
          <table:table-cell office:value-type="string" office:value="Background: Protein microarrays are a versatile and widely used tool for analyzing complex protein mixtures. Membrane arrays utilize antibodies which are captured on a membrane to specifically immobilize several proteins of interest at once. Using detection antibodies, the bound protein-Antibody-complex is converted into visual signals, which can be quantified using densitometry. The reliability of such densitometric assessments depends on a variety of factors, not only sample preparation and the choice of acquisition device but also the selected analysis software and the algorithms used for readout and processing data. Currently available software packages use a single image of a membrane at an optimal exposure time selected for that specific experimental framework. This selection is based on a user's best guess and is subject to inter-user variability or the acquisition device algorithm. With modern image acquisition systems proving the capacity to collect signal development over time, this information can be used to improve densitometric measurements. Here we introduce proMAD, a toolkit for protein microarray analysis providing a novel systemic approach for the quantification of membrane arrays based on the kinetics of the analytical reaction. Results: Briefly, our toolkit ensures an exact membrane alignment, utilizing basic computer vision techniques. It also provides a stable method to estimate the background light level. Finally, we model the light production over time, utilizing the knowledge about the reaction kinetics of the underlying horseradish peroxidase-based signal detection method. Conclusion: proMAD incorporates the reaction kinetics of the enzyme to model the signal development over time for each membrane creating an individual, self-referencing concept. Variations of membranes within a given experimental set up can be accounted for, allowing for a better comparison of such. While the open-source library can be implemented in existing workflows and used for highly user-Tailored analytic setups, the web application, on the other hand, provides easy platform-independent access to the core algorithm to a wide range of researchers. proMAD's inherent flexibility has the potential to cover a wide range of use-cases and enables the automation of data analytic tasks. © 2020 The Author(s).">
            <text:p>Background: Protein microarrays are a versatile and widely used tool for analyzing complex protein mixtures. Membrane arrays utilize antibodies which are captured on a membrane to specifically immobilize several proteins of interest at once. Using detection antibodies, the bound protein-Antibody-complex is converted into visual signals, which can be quantified using densitometry. The reliability of such densitometric assessments depends on a variety of factors, not only sample preparation and the choice of acquisition device but also the selected analysis software and the algorithms used for readout and processing data. Currently available software packages use a single image of a membrane at an optimal exposure time selected for that specific experimental framework. This selection is based on a user's best guess and is subject to inter-user variability or the acquisition device algorithm. With modern image acquisition systems proving the capacity to collect signal development over time, this information can be used to improve densitometric measurements. Here we introduce proMAD, a toolkit for protein microarray analysis providing a novel systemic approach for the quantification of membrane arrays based on the kinetics of the analytical reaction. Results: Briefly, our toolkit ensures an exact membrane alignment, utilizing basic computer vision techniques. It also provides a stable method to estimate the background light level. Finally, we model the light production over time, utilizing the knowledge about the reaction kinetics of the underlying horseradish peroxidase-based signal detection method. Conclusion: proMAD incorporates the reaction kinetics of the enzyme to model the signal development over time for each membrane creating an individual, self-referencing concept. Variations of membranes within a given experimental set up can be accounted for, allowing for a better comparison of such. While the open-source library can be implemented in existing workflows and used for highly user-Tailored analytic setups, the web application, on the other hand, provides easy platform-independent access to the core algorithm to a wide range of researchers. proMAD's inherent flexibility has the potential to cover a wide range of use-cases and enables the automation of data analytic tasks. © 2020 The Author(s).</text:p>
          </table:table-cell>
          <table:table-cell office:value-type="string" office:value="REV1">
            <text:p>REV1</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GUA8I5VZ">
            <text:p>GUA8I5VZ</text:p>
          </table:table-cell>
          <table:table-cell office:value-type="string" office:value="An open-source software package to assess similarity measures that compare intuitionistic fuzzy sets">
            <text:p>An open-source software package to assess similarity measures that compare intuitionistic fuzzy sets</text:p>
          </table:table-cell>
          <table:table-cell office:value-type="string" office:value="10.1109/FUZZ-IEEE.2017.8015689">
            <text:p>10.1109/FUZZ-IEEE.2017.8015689</text:p>
          </table:table-cell>
          <table:table-cell office:value-type="string" office:value="Since intuitionistic fuzzy sets (IFSs) have been applied to solve problems in topics like decision-making or pattern recognition, the study of similarity measures aiming to compare this kind of fuzzy sets has become a challenging research subject. When proposed, a similarity measure is usually tested to demonstrate its properties and advantages over the others. However, those tests are occasionally performed using a small number of examples that do not allow a researcher or practitioner to detect potential drawbacks. In this paper, an open-source software package whereby a researcher can empirically assess several (configurations of) similarity measures while comparing IFSs that characterize experience-based evaluations is proposed and presented. By means of the proposed package, one can (1) build a large number of IFSs according to different learning scenarios, (2) compare those IFSs using existing or novel similarity measures, and (3) generate a comprehensive report about how each similarity measure reflects a perceived similarity. Reports generated by the package show that only a few of the existing similarity measures reflect properly a perceived similarity when IFSs resulting from opposite learning scenarios are compared to each other. © 2017 IEEE.">
            <text:p>Since intuitionistic fuzzy sets (IFSs) have been applied to solve problems in topics like decision-making or pattern recognition, the study of similarity measures aiming to compare this kind of fuzzy sets has become a challenging research subject. When proposed, a similarity measure is usually tested to demonstrate its properties and advantages over the others. However, those tests are occasionally performed using a small number of examples that do not allow a researcher or practitioner to detect potential drawbacks. In this paper, an open-source software package whereby a researcher can empirically assess several (configurations of) similarity measures while comparing IFSs that characterize experience-based evaluations is proposed and presented. By means of the proposed package, one can (1) build a large number of IFSs according to different learning scenarios, (2) compare those IFSs using existing or novel similarity measures, and (3) generate a comprehensive report about how each similarity measure reflects a perceived similarity. Reports generated by the package show that only a few of the existing similarity measures reflect properly a perceived similarity when IFSs resulting from opposite learning scenarios are compared to each other. © 2017 IEEE.</text:p>
          </table:table-cell>
          <table:table-cell office:value-type="string" office:value="REV1">
            <text:p>REV1</text:p>
          </table:table-cell>
          <table:table-cell office:value-type="string" office:value="REV2">
            <text:p>REV2</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row>
          <table:table-cell office:value-type="string" office:value="7YDASPDW">
            <text:p>7YDASPDW</text:p>
          </table:table-cell>
          <table:table-cell office:value-type="string" office:value="Close range digital photogrammetry for the measurement of erosion to historic adobe structures">
            <text:p>Close range digital photogrammetry for the measurement of erosion to historic adobe structures</text:p>
          </table:table-cell>
          <table:table-cell office:value-type="string" office:value="">
            <text:p/>
          </table:table-cell>
          <table:table-cell office:value-type="string" office:value="Unbaked earth structures, like adobe structures are found in abundance throughout the world. Like most structures, they are subject to deterioration through time. The preservation of historic adobe structures requires careful attention and evaluation of several factors, but material erosion is the main concern. In order to calculate the amount of erosion, accurate measurement of the structures is required. Any measurement method used to quantify erosion needs a level of accuracy to detect the small changes in the surface of the structures. Digital photograrnrnetry is the measurement of objects by digital image analysis using specialized software packages. Historic preservationists and architects use digital photogrammetry to measure historic structures. The accuracy of the measurement process is crucial, especially when an accuracy of less than 1/8th of an inch is required. Erosion measurements of historic adobe wall ruins at Fort Davis National Historic Site requires this level of accuracy in order to quantify volume differences that are used to calculate erosion rates. An experiment was conducted to investigate how; the combination of photographs taken from different positions; the resolution of digital images and the dimensional control withn the image effects the accuracy of the measurements. The experiment compared measurements from a model eroded adobe wall using digital photogrammetry with measurements obtained using a 3D digitizer, a method whose accuracy is assumed to be perfect. Multiple regression models identified factors affecting accuracy and precision, and magnitude of the effect. The results of the regression models were used to make recommendations for field measurements. An adobe wall ruin at Fort Davis National Historic Site was measured to test the recommendations.">
            <text:p>Unbaked earth structures, like adobe structures are found in abundance throughout the world. Like most structures, they are subject to deterioration through time. The preservation of historic adobe structures requires careful attention and evaluation of several factors, but material erosion is the main concern. In order to calculate the amount of erosion, accurate measurement of the structures is required. Any measurement method used to quantify erosion needs a level of accuracy to detect the small changes in the surface of the structures. Digital photograrnrnetry is the measurement of objects by digital image analysis using specialized software packages. Historic preservationists and architects use digital photogrammetry to measure historic structures. The accuracy of the measurement process is crucial, especially when an accuracy of less than 1/8th of an inch is required. Erosion measurements of historic adobe wall ruins at Fort Davis National Historic Site requires this level of accuracy in order to quantify volume differences that are used to calculate erosion rates. An experiment was conducted to investigate how; the combination of photographs taken from different positions; the resolution of digital images and the dimensional control withn the image effects the accuracy of the measurements. The experiment compared measurements from a model eroded adobe wall using digital photogrammetry with measurements obtained using a 3D digitizer, a method whose accuracy is assumed to be perfect. Multiple regression models identified factors affecting accuracy and precision, and magnitude of the effect. The results of the regression models were used to make recommendations for field measurements. An adobe wall ruin at Fort Davis National Historic Site was measured to test the recommendations.</text:p>
          </table:table-cell>
          <table:table-cell office:value-type="string" office:value="REV2">
            <text:p>REV2</text:p>
          </table:table-cell>
          <table:table-cell office:value-type="string" office:value="REV3">
            <text:p>REV3</text:p>
          </table:table-cell>
          <table:table-cell office:value-type="string" office:value="">
            <text:p/>
          </table:table-cell>
          <table:table-cell office:value-type="string" office:value="">
            <text:p/>
          </table:table-cell>
          <table:table-cell office:value-type="string" office:value="OUI">
            <text:p>OUI</text:p>
          </table:table-cell>
          <table:table-cell office:value-type="string" office:value="">
            <text:p/>
          </table:table-cell>
          <table:table-cell office:value-type="string" office:value="">
            <text:p/>
          </table:table-cell>
          <table:table-cell office:value-type="string" office:value="OUI">
            <text:p>OUI</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s42="urn:org:documentfoundation:names:experimental:calc:xmlns:calcext:1.0" xmlns:of="urn:oasis:names:tc:opendocument:xmlns:of:1.2" xmlns:svg="urn:oasis:names:tc:opendocument:xmlns:svg-compatible:1.0" xmlns:number="urn:oasis:names:tc:opendocument:xmlns:datastyle:1.0" xmlns:form="urn:oasis:names:tc:opendocument:xmlns:form: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s42="urn:org:documentfoundation:names:experimental:calc:xmlns:calcext:1.0" xmlns:of="urn:oasis:names:tc:opendocument:xmlns:of:1.2" xmlns:svg="urn:oasis:names:tc:opendocument:xmlns:svg-compatible:1.0" xmlns:number="urn:oasis:names:tc:opendocument:xmlns:datastyle:1.0" xmlns:form="urn:oasis:names:tc:opendocument:xmlns:form: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